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38.03mm" svg:height="124.56mm" svg:x="67.74mm" svg:y="6.12mm">
            <draw:object draw:notify-on-update-of-ranges="Feuille1.A2:Feuille1.A3166 Feuille1.B2:Feuille1.B31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振幅 - プロット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.125" calcext:value-type="float">
            <text:p>106,125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106.25" calcext:value-type="float">
            <text:p>106,2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05.417" calcext:value-type="float">
            <text:p>105,417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105.729" calcext:value-type="float">
            <text:p>105,729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06.375" calcext:value-type="float">
            <text:p>106,37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05.458" calcext:value-type="float">
            <text:p>105,458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106.354" calcext:value-type="float">
            <text:p>106,354</text:p>
          </table:table-cell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106.687" calcext:value-type="float">
            <text:p>106,687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105.625" calcext:value-type="float">
            <text:p>105,625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106.833" calcext:value-type="float">
            <text:p>106,8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.312" calcext:value-type="float">
            <text:p>106,312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106.458" calcext:value-type="float">
            <text:p>106,458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106.354" calcext:value-type="float">
            <text:p>106,354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105.625" calcext:value-type="float">
            <text:p>105,625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106.354" calcext:value-type="float">
            <text:p>106,354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105.562" calcext:value-type="float">
            <text:p>105,562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06.646" calcext:value-type="float">
            <text:p>106,646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office:value-type="float" office:value="106.062" calcext:value-type="float">
            <text:p>106,062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106.687" calcext:value-type="float">
            <text:p>106,687</text:p>
          </table:table-cell>
        </table:table-row>
        <table:table-row table:style-name="ro2">
          <table:table-cell office:value-type="float" office:value="1.9" calcext:value-type="float">
            <text:p>1,9</text:p>
          </table:table-cell>
          <table:table-cell office:value-type="float" office:value="106.167" calcext:value-type="float">
            <text:p>106,1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5.896" calcext:value-type="float">
            <text:p>105,896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office:value-type="float" office:value="105.771" calcext:value-type="float">
            <text:p>105,771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office:value-type="float" office:value="105.937" calcext:value-type="float">
            <text:p>105,937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office:value-type="float" office:value="106.021" calcext:value-type="float">
            <text:p>106,021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office:value-type="float" office:value="105.667" calcext:value-type="float">
            <text:p>105,667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106.167" calcext:value-type="float">
            <text:p>106,167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office:value-type="float" office:value="106.354" calcext:value-type="float">
            <text:p>106,354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office:value-type="float" office:value="106.292" calcext:value-type="float">
            <text:p>106,292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office:value-type="float" office:value="105.896" calcext:value-type="float">
            <text:p>105,896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office:value-type="float" office:value="106.25" calcext:value-type="float">
            <text:p>106,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6.146" calcext:value-type="float">
            <text:p>106,146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office:value-type="float" office:value="106.271" calcext:value-type="float">
            <text:p>106,271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office:value-type="float" office:value="106.687" calcext:value-type="float">
            <text:p>106,687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office:value-type="float" office:value="105.312" calcext:value-type="float">
            <text:p>105,312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office:value-type="float" office:value="106.187" calcext:value-type="float">
            <text:p>106,187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office:value-type="float" office:value="106.542" calcext:value-type="float">
            <text:p>106,542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office:value-type="float" office:value="106.208" calcext:value-type="float">
            <text:p>106,208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office:value-type="float" office:value="106.042" calcext:value-type="float">
            <text:p>106,042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office:value-type="float" office:value="107.083" calcext:value-type="float">
            <text:p>107,083</text:p>
          </table:table-cell>
        </table:table-row>
        <table:table-row table:style-name="ro2">
          <table:table-cell office:value-type="float" office:value="3.9" calcext:value-type="float">
            <text:p>3,9</text:p>
          </table:table-cell>
          <table:table-cell office:value-type="float" office:value="103.646" calcext:value-type="float">
            <text:p>103,64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5.4792" calcext:value-type="float">
            <text:p>95,4792</text:p>
          </table:table-cell>
        </table:table-row>
        <table:table-row table:style-name="ro2">
          <table:table-cell office:value-type="float" office:value="4.1" calcext:value-type="float">
            <text:p>4,1</text:p>
          </table:table-cell>
          <table:table-cell office:value-type="float" office:value="93.2917" calcext:value-type="float">
            <text:p>93,2917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office:value-type="float" office:value="89.8958" calcext:value-type="float">
            <text:p>89,8958</text:p>
          </table:table-cell>
        </table:table-row>
        <table:table-row table:style-name="ro2">
          <table:table-cell office:value-type="float" office:value="4.3" calcext:value-type="float">
            <text:p>4,3</text:p>
          </table:table-cell>
          <table:table-cell office:value-type="float" office:value="89.5208" calcext:value-type="float">
            <text:p>89,5208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office:value-type="float" office:value="87.3125" calcext:value-type="float">
            <text:p>87,3125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86.6875" calcext:value-type="float">
            <text:p>86,6875</text:p>
          </table:table-cell>
        </table:table-row>
        <table:table-row table:style-name="ro2">
          <table:table-cell office:value-type="float" office:value="4.6" calcext:value-type="float">
            <text:p>4,6</text:p>
          </table:table-cell>
          <table:table-cell office:value-type="float" office:value="85.2708" calcext:value-type="float">
            <text:p>85,2708</text:p>
          </table:table-cell>
        </table:table-row>
        <table:table-row table:style-name="ro2">
          <table:table-cell office:value-type="float" office:value="4.7" calcext:value-type="float">
            <text:p>4,7</text:p>
          </table:table-cell>
          <table:table-cell office:value-type="float" office:value="84.7917" calcext:value-type="float">
            <text:p>84,7917</text:p>
          </table:table-cell>
        </table:table-row>
        <table:table-row table:style-name="ro2">
          <table:table-cell office:value-type="float" office:value="4.8" calcext:value-type="float">
            <text:p>4,8</text:p>
          </table:table-cell>
          <table:table-cell office:value-type="float" office:value="85.1875" calcext:value-type="float">
            <text:p>85,1875</text:p>
          </table:table-cell>
        </table:table-row>
        <table:table-row table:style-name="ro2">
          <table:table-cell office:value-type="float" office:value="4.9" calcext:value-type="float">
            <text:p>4,9</text:p>
          </table:table-cell>
          <table:table-cell office:value-type="float" office:value="84.6042" calcext:value-type="float">
            <text:p>84,60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3.8958" calcext:value-type="float">
            <text:p>83,8958</text:p>
          </table:table-cell>
        </table:table-row>
        <table:table-row table:style-name="ro2">
          <table:table-cell office:value-type="float" office:value="5.1" calcext:value-type="float">
            <text:p>5,1</text:p>
          </table:table-cell>
          <table:table-cell office:value-type="float" office:value="84.3333" calcext:value-type="float">
            <text:p>84,3333</text:p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office:value-type="float" office:value="83.8333" calcext:value-type="float">
            <text:p>83,8333</text:p>
          </table:table-cell>
        </table:table-row>
        <table:table-row table:style-name="ro2">
          <table:table-cell office:value-type="float" office:value="5.3" calcext:value-type="float">
            <text:p>5,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5.4" calcext:value-type="float">
            <text:p>5,4</text:p>
          </table:table-cell>
          <table:table-cell office:value-type="float" office:value="84.0625" calcext:value-type="float">
            <text:p>84,0625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office:value-type="float" office:value="84.7708" calcext:value-type="float">
            <text:p>84,7708</text:p>
          </table:table-cell>
        </table:table-row>
        <table:table-row table:style-name="ro2">
          <table:table-cell office:value-type="float" office:value="5.6" calcext:value-type="float">
            <text:p>5,6</text:p>
          </table:table-cell>
          <table:table-cell office:value-type="float" office:value="83.7083" calcext:value-type="float">
            <text:p>83,7083</text:p>
          </table:table-cell>
        </table:table-row>
        <table:table-row table:style-name="ro2">
          <table:table-cell office:value-type="float" office:value="5.7" calcext:value-type="float">
            <text:p>5,7</text:p>
          </table:table-cell>
          <table:table-cell office:value-type="float" office:value="84.0208" calcext:value-type="float">
            <text:p>84,0208</text:p>
          </table:table-cell>
        </table:table-row>
        <table:table-row table:style-name="ro2">
          <table:table-cell office:value-type="float" office:value="5.8" calcext:value-type="float">
            <text:p>5,8</text:p>
          </table:table-cell>
          <table:table-cell office:value-type="float" office:value="84.0625" calcext:value-type="float">
            <text:p>84,0625</text:p>
          </table:table-cell>
        </table:table-row>
        <table:table-row table:style-name="ro2">
          <table:table-cell office:value-type="float" office:value="5.9" calcext:value-type="float">
            <text:p>5,9</text:p>
          </table:table-cell>
          <table:table-cell office:value-type="float" office:value="83.625" calcext:value-type="float">
            <text:p>83,6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.4792" calcext:value-type="float">
            <text:p>84,4792</text:p>
          </table:table-cell>
        </table:table-row>
        <table:table-row table:style-name="ro2">
          <table:table-cell office:value-type="float" office:value="6.1" calcext:value-type="float">
            <text:p>6,1</text:p>
          </table:table-cell>
          <table:table-cell office:value-type="float" office:value="83.2083" calcext:value-type="float">
            <text:p>83,2083</text:p>
          </table:table-cell>
        </table:table-row>
        <table:table-row table:style-name="ro2">
          <table:table-cell office:value-type="float" office:value="6.2" calcext:value-type="float">
            <text:p>6,2</text:p>
          </table:table-cell>
          <table:table-cell office:value-type="float" office:value="83.375" calcext:value-type="float">
            <text:p>83,375</text:p>
          </table:table-cell>
        </table:table-row>
        <table:table-row table:style-name="ro2">
          <table:table-cell office:value-type="float" office:value="6.3" calcext:value-type="float">
            <text:p>6,3</text:p>
          </table:table-cell>
          <table:table-cell office:value-type="float" office:value="84.1458" calcext:value-type="float">
            <text:p>84,1458</text:p>
          </table:table-cell>
        </table:table-row>
        <table:table-row table:style-name="ro2">
          <table:table-cell office:value-type="float" office:value="6.4" calcext:value-type="float">
            <text:p>6,4</text:p>
          </table:table-cell>
          <table:table-cell office:value-type="float" office:value="83.8542" calcext:value-type="float">
            <text:p>83,8542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office:value-type="float" office:value="83.6875" calcext:value-type="float">
            <text:p>83,6875</text:p>
          </table:table-cell>
        </table:table-row>
        <table:table-row table:style-name="ro2">
          <table:table-cell office:value-type="float" office:value="6.6" calcext:value-type="float">
            <text:p>6,6</text:p>
          </table:table-cell>
          <table:table-cell office:value-type="float" office:value="82.8125" calcext:value-type="float">
            <text:p>82,8125</text:p>
          </table:table-cell>
        </table:table-row>
        <table:table-row table:style-name="ro2">
          <table:table-cell office:value-type="float" office:value="6.7" calcext:value-type="float">
            <text:p>6,7</text:p>
          </table:table-cell>
          <table:table-cell office:value-type="float" office:value="83.4583" calcext:value-type="float">
            <text:p>83,4583</text:p>
          </table:table-cell>
        </table:table-row>
        <table:table-row table:style-name="ro2">
          <table:table-cell office:value-type="float" office:value="6.8" calcext:value-type="float">
            <text:p>6,8</text:p>
          </table:table-cell>
          <table:table-cell office:value-type="float" office:value="82.8958" calcext:value-type="float">
            <text:p>82,8958</text:p>
          </table:table-cell>
        </table:table-row>
        <table:table-row table:style-name="ro2">
          <table:table-cell office:value-type="float" office:value="6.9" calcext:value-type="float">
            <text:p>6,9</text:p>
          </table:table-cell>
          <table:table-cell office:value-type="float" office:value="82.8958" calcext:value-type="float">
            <text:p>82,89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.5417" calcext:value-type="float">
            <text:p>82,5417</text:p>
          </table:table-cell>
        </table:table-row>
        <table:table-row table:style-name="ro2">
          <table:table-cell office:value-type="float" office:value="7.1" calcext:value-type="float">
            <text:p>7,1</text:p>
          </table:table-cell>
          <table:table-cell office:value-type="float" office:value="83.2917" calcext:value-type="float">
            <text:p>83,2917</text:p>
          </table:table-cell>
        </table:table-row>
        <table:table-row table:style-name="ro2">
          <table:table-cell office:value-type="float" office:value="7.2" calcext:value-type="float">
            <text:p>7,2</text:p>
          </table:table-cell>
          <table:table-cell office:value-type="float" office:value="82.5" calcext:value-type="float">
            <text:p>82,5</text:p>
          </table:table-cell>
        </table:table-row>
        <table:table-row table:style-name="ro2">
          <table:table-cell office:value-type="float" office:value="7.3" calcext:value-type="float">
            <text:p>7,3</text:p>
          </table:table-cell>
          <table:table-cell office:value-type="float" office:value="82.6667" calcext:value-type="float">
            <text:p>82,6667</text:p>
          </table:table-cell>
        </table:table-row>
        <table:table-row table:style-name="ro2">
          <table:table-cell office:value-type="float" office:value="7.4" calcext:value-type="float">
            <text:p>7,4</text:p>
          </table:table-cell>
          <table:table-cell office:value-type="float" office:value="82.8542" calcext:value-type="float">
            <text:p>82,8542</text:p>
          </table:table-cell>
        </table:table-row>
        <table:table-row table:style-name="ro2">
          <table:table-cell office:value-type="float" office:value="7.5" calcext:value-type="float">
            <text:p>7,5</text:p>
          </table:table-cell>
          <table:table-cell office:value-type="float" office:value="83.6042" calcext:value-type="float">
            <text:p>83,6042</text:p>
          </table:table-cell>
        </table:table-row>
        <table:table-row table:style-name="ro2">
          <table:table-cell office:value-type="float" office:value="7.6" calcext:value-type="float">
            <text:p>7,6</text:p>
          </table:table-cell>
          <table:table-cell office:value-type="float" office:value="83.2917" calcext:value-type="float">
            <text:p>83,2917</text:p>
          </table:table-cell>
        </table:table-row>
        <table:table-row table:style-name="ro2">
          <table:table-cell office:value-type="float" office:value="7.7" calcext:value-type="float">
            <text:p>7,7</text:p>
          </table:table-cell>
          <table:table-cell office:value-type="float" office:value="82.4167" calcext:value-type="float">
            <text:p>82,4167</text:p>
          </table:table-cell>
        </table:table-row>
        <table:table-row table:style-name="ro2">
          <table:table-cell office:value-type="float" office:value="7.8" calcext:value-type="float">
            <text:p>7,8</text:p>
          </table:table-cell>
          <table:table-cell office:value-type="float" office:value="82.2083" calcext:value-type="float">
            <text:p>82,2083</text:p>
          </table:table-cell>
        </table:table-row>
        <table:table-row table:style-name="ro2">
          <table:table-cell office:value-type="float" office:value="7.9" calcext:value-type="float">
            <text:p>7,9</text:p>
          </table:table-cell>
          <table:table-cell office:value-type="float" office:value="82.7292" calcext:value-type="float">
            <text:p>82,72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2.4167" calcext:value-type="float">
            <text:p>82,4167</text:p>
          </table:table-cell>
        </table:table-row>
        <table:table-row table:style-name="ro2">
          <table:table-cell office:value-type="float" office:value="8.1" calcext:value-type="float">
            <text:p>8,1</text:p>
          </table:table-cell>
          <table:table-cell office:value-type="float" office:value="82.2917" calcext:value-type="float">
            <text:p>82,2917</text:p>
          </table:table-cell>
        </table:table-row>
        <table:table-row table:style-name="ro2">
          <table:table-cell office:value-type="float" office:value="8.2" calcext:value-type="float">
            <text:p>8,2</text:p>
          </table:table-cell>
          <table:table-cell office:value-type="float" office:value="82.7917" calcext:value-type="float">
            <text:p>82,7917</text:p>
          </table:table-cell>
        </table:table-row>
        <table:table-row table:style-name="ro2">
          <table:table-cell office:value-type="float" office:value="8.3" calcext:value-type="float">
            <text:p>8,3</text:p>
          </table:table-cell>
          <table:table-cell office:value-type="float" office:value="82.2708" calcext:value-type="float">
            <text:p>82,2708</text:p>
          </table:table-cell>
        </table:table-row>
        <table:table-row table:style-name="ro2">
          <table:table-cell office:value-type="float" office:value="8.4" calcext:value-type="float">
            <text:p>8,4</text:p>
          </table:table-cell>
          <table:table-cell office:value-type="float" office:value="82.3958" calcext:value-type="float">
            <text:p>82,3958</text:p>
          </table:table-cell>
        </table:table-row>
        <table:table-row table:style-name="ro2">
          <table:table-cell office:value-type="float" office:value="8.5" calcext:value-type="float">
            <text:p>8,5</text:p>
          </table:table-cell>
          <table:table-cell office:value-type="float" office:value="82.5625" calcext:value-type="float">
            <text:p>82,5625</text:p>
          </table:table-cell>
        </table:table-row>
        <table:table-row table:style-name="ro2">
          <table:table-cell office:value-type="float" office:value="8.6" calcext:value-type="float">
            <text:p>8,6</text:p>
          </table:table-cell>
          <table:table-cell office:value-type="float" office:value="82.5417" calcext:value-type="float">
            <text:p>82,5417</text:p>
          </table:table-cell>
        </table:table-row>
        <table:table-row table:style-name="ro2">
          <table:table-cell office:value-type="float" office:value="8.7" calcext:value-type="float">
            <text:p>8,7</text:p>
          </table:table-cell>
          <table:table-cell office:value-type="float" office:value="82.8125" calcext:value-type="float">
            <text:p>82,8125</text:p>
          </table:table-cell>
        </table:table-row>
        <table:table-row table:style-name="ro2">
          <table:table-cell office:value-type="float" office:value="8.8" calcext:value-type="float">
            <text:p>8,8</text:p>
          </table:table-cell>
          <table:table-cell office:value-type="float" office:value="81.5625" calcext:value-type="float">
            <text:p>81,5625</text:p>
          </table:table-cell>
        </table:table-row>
        <table:table-row table:style-name="ro2">
          <table:table-cell office:value-type="float" office:value="8.9" calcext:value-type="float">
            <text:p>8,9</text:p>
          </table:table-cell>
          <table:table-cell office:value-type="float" office:value="82.3333" calcext:value-type="float">
            <text:p>82,33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.2292" calcext:value-type="float">
            <text:p>82,2292</text:p>
          </table:table-cell>
        </table:table-row>
        <table:table-row table:style-name="ro2">
          <table:table-cell office:value-type="float" office:value="9.1" calcext:value-type="float">
            <text:p>9,1</text:p>
          </table:table-cell>
          <table:table-cell office:value-type="float" office:value="82.4375" calcext:value-type="float">
            <text:p>82,4375</text:p>
          </table:table-cell>
        </table:table-row>
        <table:table-row table:style-name="ro2">
          <table:table-cell office:value-type="float" office:value="9.2" calcext:value-type="float">
            <text:p>9,2</text:p>
          </table:table-cell>
          <table:table-cell office:value-type="float" office:value="82.6458" calcext:value-type="float">
            <text:p>82,6458</text:p>
          </table:table-cell>
        </table:table-row>
        <table:table-row table:style-name="ro2">
          <table:table-cell office:value-type="float" office:value="9.3" calcext:value-type="float">
            <text:p>9,3</text:p>
          </table:table-cell>
          <table:table-cell office:value-type="float" office:value="82.5833" calcext:value-type="float">
            <text:p>82,5833</text:p>
          </table:table-cell>
        </table:table-row>
        <table:table-row table:style-name="ro2">
          <table:table-cell office:value-type="float" office:value="9.4" calcext:value-type="float">
            <text:p>9,4</text:p>
          </table:table-cell>
          <table:table-cell office:value-type="float" office:value="82.4792" calcext:value-type="float">
            <text:p>82,4792</text:p>
          </table:table-cell>
        </table:table-row>
        <table:table-row table:style-name="ro2">
          <table:table-cell office:value-type="float" office:value="9.5" calcext:value-type="float">
            <text:p>9,5</text:p>
          </table:table-cell>
          <table:table-cell office:value-type="float" office:value="82.875" calcext:value-type="float">
            <text:p>82,875</text:p>
          </table:table-cell>
        </table:table-row>
        <table:table-row table:style-name="ro2">
          <table:table-cell office:value-type="float" office:value="9.6" calcext:value-type="float">
            <text:p>9,6</text:p>
          </table:table-cell>
          <table:table-cell office:value-type="float" office:value="82.1875" calcext:value-type="float">
            <text:p>82,1875</text:p>
          </table:table-cell>
        </table:table-row>
        <table:table-row table:style-name="ro2">
          <table:table-cell office:value-type="float" office:value="9.7" calcext:value-type="float">
            <text:p>9,7</text:p>
          </table:table-cell>
          <table:table-cell office:value-type="float" office:value="82.75" calcext:value-type="float">
            <text:p>82,75</text:p>
          </table:table-cell>
        </table:table-row>
        <table:table-row table:style-name="ro2">
          <table:table-cell office:value-type="float" office:value="9.8" calcext:value-type="float">
            <text:p>9,8</text:p>
          </table:table-cell>
          <table:table-cell office:value-type="float" office:value="82.7708" calcext:value-type="float">
            <text:p>82,7708</text:p>
          </table:table-cell>
        </table:table-row>
        <table:table-row table:style-name="ro2">
          <table:table-cell office:value-type="float" office:value="9.9" calcext:value-type="float">
            <text:p>9,9</text:p>
          </table:table-cell>
          <table:table-cell office:value-type="float" office:value="82.625" calcext:value-type="float">
            <text:p>82,6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.9167" calcext:value-type="float">
            <text:p>82,9167</text:p>
          </table:table-cell>
        </table:table-row>
        <table:table-row table:style-name="ro2">
          <table:table-cell office:value-type="float" office:value="10.1" calcext:value-type="float">
            <text:p>10,1</text:p>
          </table:table-cell>
          <table:table-cell office:value-type="float" office:value="82.1667" calcext:value-type="float">
            <text:p>82,1667</text:p>
          </table:table-cell>
        </table:table-row>
        <table:table-row table:style-name="ro2">
          <table:table-cell office:value-type="float" office:value="10.2" calcext:value-type="float">
            <text:p>10,2</text:p>
          </table:table-cell>
          <table:table-cell office:value-type="float" office:value="82.8125" calcext:value-type="float">
            <text:p>82,8125</text:p>
          </table:table-cell>
        </table:table-row>
        <table:table-row table:style-name="ro2">
          <table:table-cell office:value-type="float" office:value="10.3" calcext:value-type="float">
            <text:p>10,3</text:p>
          </table:table-cell>
          <table:table-cell office:value-type="float" office:value="82.6458" calcext:value-type="float">
            <text:p>82,6458</text:p>
          </table:table-cell>
        </table:table-row>
        <table:table-row table:style-name="ro2">
          <table:table-cell office:value-type="float" office:value="10.4" calcext:value-type="float">
            <text:p>10,4</text:p>
          </table:table-cell>
          <table:table-cell office:value-type="float" office:value="82.4375" calcext:value-type="float">
            <text:p>82,4375</text:p>
          </table:table-cell>
        </table:table-row>
        <table:table-row table:style-name="ro2">
          <table:table-cell office:value-type="float" office:value="10.5" calcext:value-type="float">
            <text:p>10,5</text:p>
          </table:table-cell>
          <table:table-cell office:value-type="float" office:value="82.625" calcext:value-type="float">
            <text:p>82,625</text:p>
          </table:table-cell>
        </table:table-row>
        <table:table-row table:style-name="ro2">
          <table:table-cell office:value-type="float" office:value="10.6" calcext:value-type="float">
            <text:p>10,6</text:p>
          </table:table-cell>
          <table:table-cell office:value-type="float" office:value="82.7708" calcext:value-type="float">
            <text:p>82,7708</text:p>
          </table:table-cell>
        </table:table-row>
        <table:table-row table:style-name="ro2">
          <table:table-cell office:value-type="float" office:value="10.7" calcext:value-type="float">
            <text:p>10,7</text:p>
          </table:table-cell>
          <table:table-cell office:value-type="float" office:value="82.4167" calcext:value-type="float">
            <text:p>82,4167</text:p>
          </table:table-cell>
        </table:table-row>
        <table:table-row table:style-name="ro2">
          <table:table-cell office:value-type="float" office:value="10.8" calcext:value-type="float">
            <text:p>10,8</text:p>
          </table:table-cell>
          <table:table-cell office:value-type="float" office:value="82.4583" calcext:value-type="float">
            <text:p>82,4583</text:p>
          </table:table-cell>
        </table:table-row>
        <table:table-row table:style-name="ro2">
          <table:table-cell office:value-type="float" office:value="10.9" calcext:value-type="float">
            <text:p>10,9</text:p>
          </table:table-cell>
          <table:table-cell office:value-type="float" office:value="82.7708" calcext:value-type="float">
            <text:p>82,77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2.0208" calcext:value-type="float">
            <text:p>82,0208</text:p>
          </table:table-cell>
        </table:table-row>
        <table:table-row table:style-name="ro2">
          <table:table-cell office:value-type="float" office:value="11.1" calcext:value-type="float">
            <text:p>11,1</text:p>
          </table:table-cell>
          <table:table-cell office:value-type="float" office:value="83.125" calcext:value-type="float">
            <text:p>83,125</text:p>
          </table:table-cell>
        </table:table-row>
        <table:table-row table:style-name="ro2">
          <table:table-cell office:value-type="float" office:value="11.2" calcext:value-type="float">
            <text:p>11,2</text:p>
          </table:table-cell>
          <table:table-cell office:value-type="float" office:value="81.5" calcext:value-type="float">
            <text:p>81,5</text:p>
          </table:table-cell>
        </table:table-row>
        <table:table-row table:style-name="ro2">
          <table:table-cell office:value-type="float" office:value="11.3" calcext:value-type="float">
            <text:p>11,3</text:p>
          </table:table-cell>
          <table:table-cell office:value-type="float" office:value="82.2292" calcext:value-type="float">
            <text:p>82,2292</text:p>
          </table:table-cell>
        </table:table-row>
        <table:table-row table:style-name="ro2">
          <table:table-cell office:value-type="float" office:value="11.4" calcext:value-type="float">
            <text:p>11,4</text:p>
          </table:table-cell>
          <table:table-cell office:value-type="float" office:value="82.2083" calcext:value-type="float">
            <text:p>82,2083</text:p>
          </table:table-cell>
        </table:table-row>
        <table:table-row table:style-name="ro2">
          <table:table-cell office:value-type="float" office:value="11.5" calcext:value-type="float">
            <text:p>11,5</text:p>
          </table:table-cell>
          <table:table-cell office:value-type="float" office:value="82.0208" calcext:value-type="float">
            <text:p>82,0208</text:p>
          </table:table-cell>
        </table:table-row>
        <table:table-row table:style-name="ro2">
          <table:table-cell office:value-type="float" office:value="11.6" calcext:value-type="float">
            <text:p>11,6</text:p>
          </table:table-cell>
          <table:table-cell office:value-type="float" office:value="80.9583" calcext:value-type="float">
            <text:p>80,9583</text:p>
          </table:table-cell>
        </table:table-row>
        <table:table-row table:style-name="ro2">
          <table:table-cell office:value-type="float" office:value="11.7" calcext:value-type="float">
            <text:p>11,7</text:p>
          </table:table-cell>
          <table:table-cell office:value-type="float" office:value="81.5208" calcext:value-type="float">
            <text:p>81,5208</text:p>
          </table:table-cell>
        </table:table-row>
        <table:table-row table:style-name="ro2">
          <table:table-cell office:value-type="float" office:value="11.8" calcext:value-type="float">
            <text:p>11,8</text:p>
          </table:table-cell>
          <table:table-cell office:value-type="float" office:value="80.4792" calcext:value-type="float">
            <text:p>80,4792</text:p>
          </table:table-cell>
        </table:table-row>
        <table:table-row table:style-name="ro2">
          <table:table-cell office:value-type="float" office:value="11.9" calcext:value-type="float">
            <text:p>11,9</text:p>
          </table:table-cell>
          <table:table-cell office:value-type="float" office:value="81.5417" calcext:value-type="float">
            <text:p>81,54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.7292" calcext:value-type="float">
            <text:p>81,7292</text:p>
          </table:table-cell>
        </table:table-row>
        <table:table-row table:style-name="ro2">
          <table:table-cell office:value-type="float" office:value="12.1" calcext:value-type="float">
            <text:p>12,1</text:p>
          </table:table-cell>
          <table:table-cell office:value-type="float" office:value="83.3542" calcext:value-type="float">
            <text:p>83,3542</text:p>
          </table:table-cell>
        </table:table-row>
        <table:table-row table:style-name="ro2">
          <table:table-cell office:value-type="float" office:value="12.2" calcext:value-type="float">
            <text:p>12,2</text:p>
          </table:table-cell>
          <table:table-cell office:value-type="float" office:value="83.9583" calcext:value-type="float">
            <text:p>83,9583</text:p>
          </table:table-cell>
        </table:table-row>
        <table:table-row table:style-name="ro2">
          <table:table-cell office:value-type="float" office:value="12.3" calcext:value-type="float">
            <text:p>12,3</text:p>
          </table:table-cell>
          <table:table-cell office:value-type="float" office:value="84.25" calcext:value-type="float">
            <text:p>84,25</text:p>
          </table:table-cell>
        </table:table-row>
        <table:table-row table:style-name="ro2">
          <table:table-cell office:value-type="float" office:value="12.4" calcext:value-type="float">
            <text:p>12,4</text:p>
          </table:table-cell>
          <table:table-cell office:value-type="float" office:value="84.75" calcext:value-type="float">
            <text:p>84,75</text:p>
          </table:table-cell>
        </table:table-row>
        <table:table-row table:style-name="ro2">
          <table:table-cell office:value-type="float" office:value="12.5" calcext:value-type="float">
            <text:p>12,5</text:p>
          </table:table-cell>
          <table:table-cell office:value-type="float" office:value="84.8958" calcext:value-type="float">
            <text:p>84,8958</text:p>
          </table:table-cell>
        </table:table-row>
        <table:table-row table:style-name="ro2">
          <table:table-cell office:value-type="float" office:value="12.6" calcext:value-type="float">
            <text:p>12,6</text:p>
          </table:table-cell>
          <table:table-cell office:value-type="float" office:value="86.0625" calcext:value-type="float">
            <text:p>86,0625</text:p>
          </table:table-cell>
        </table:table-row>
        <table:table-row table:style-name="ro2">
          <table:table-cell office:value-type="float" office:value="12.7" calcext:value-type="float">
            <text:p>12,7</text:p>
          </table:table-cell>
          <table:table-cell office:value-type="float" office:value="86.4583" calcext:value-type="float">
            <text:p>86,4583</text:p>
          </table:table-cell>
        </table:table-row>
        <table:table-row table:style-name="ro2">
          <table:table-cell office:value-type="float" office:value="12.8" calcext:value-type="float">
            <text:p>12,8</text:p>
          </table:table-cell>
          <table:table-cell office:value-type="float" office:value="86.75" calcext:value-type="float">
            <text:p>86,75</text:p>
          </table:table-cell>
        </table:table-row>
        <table:table-row table:style-name="ro2">
          <table:table-cell office:value-type="float" office:value="12.9" calcext:value-type="float">
            <text:p>12,9</text:p>
          </table:table-cell>
          <table:table-cell office:value-type="float" office:value="86.625" calcext:value-type="float">
            <text:p>86,6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8.0625" calcext:value-type="float">
            <text:p>88,0625</text:p>
          </table:table-cell>
        </table:table-row>
        <table:table-row table:style-name="ro2">
          <table:table-cell office:value-type="float" office:value="13.1" calcext:value-type="float">
            <text:p>13,1</text:p>
          </table:table-cell>
          <table:table-cell office:value-type="float" office:value="87.2708" calcext:value-type="float">
            <text:p>87,2708</text:p>
          </table:table-cell>
        </table:table-row>
        <table:table-row table:style-name="ro2">
          <table:table-cell office:value-type="float" office:value="13.2" calcext:value-type="float">
            <text:p>13,2</text:p>
          </table:table-cell>
          <table:table-cell office:value-type="float" office:value="88.1875" calcext:value-type="float">
            <text:p>88,1875</text:p>
          </table:table-cell>
        </table:table-row>
        <table:table-row table:style-name="ro2">
          <table:table-cell office:value-type="float" office:value="13.3" calcext:value-type="float">
            <text:p>13,3</text:p>
          </table:table-cell>
          <table:table-cell office:value-type="float" office:value="88.0833" calcext:value-type="float">
            <text:p>88,0833</text:p>
          </table:table-cell>
        </table:table-row>
        <table:table-row table:style-name="ro2">
          <table:table-cell office:value-type="float" office:value="13.4" calcext:value-type="float">
            <text:p>13,4</text:p>
          </table:table-cell>
          <table:table-cell office:value-type="float" office:value="88.4583" calcext:value-type="float">
            <text:p>88,4583</text:p>
          </table:table-cell>
        </table:table-row>
        <table:table-row table:style-name="ro2">
          <table:table-cell office:value-type="float" office:value="13.5" calcext:value-type="float">
            <text:p>13,5</text:p>
          </table:table-cell>
          <table:table-cell office:value-type="float" office:value="89.0208" calcext:value-type="float">
            <text:p>89,0208</text:p>
          </table:table-cell>
        </table:table-row>
        <table:table-row table:style-name="ro2">
          <table:table-cell office:value-type="float" office:value="13.6" calcext:value-type="float">
            <text:p>13,6</text:p>
          </table:table-cell>
          <table:table-cell office:value-type="float" office:value="89.1458" calcext:value-type="float">
            <text:p>89,1458</text:p>
          </table:table-cell>
        </table:table-row>
        <table:table-row table:style-name="ro2">
          <table:table-cell office:value-type="float" office:value="13.7" calcext:value-type="float">
            <text:p>13,7</text:p>
          </table:table-cell>
          <table:table-cell office:value-type="float" office:value="88.9167" calcext:value-type="float">
            <text:p>88,9167</text:p>
          </table:table-cell>
        </table:table-row>
        <table:table-row table:style-name="ro2">
          <table:table-cell office:value-type="float" office:value="13.8" calcext:value-type="float">
            <text:p>13,8</text:p>
          </table:table-cell>
          <table:table-cell office:value-type="float" office:value="89.125" calcext:value-type="float">
            <text:p>89,125</text:p>
          </table:table-cell>
        </table:table-row>
        <table:table-row table:style-name="ro2">
          <table:table-cell office:value-type="float" office:value="13.9" calcext:value-type="float">
            <text:p>13,9</text:p>
          </table:table-cell>
          <table:table-cell office:value-type="float" office:value="89.125" calcext:value-type="float">
            <text:p>89,1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0.3958" calcext:value-type="float">
            <text:p>90,3958</text:p>
          </table:table-cell>
        </table:table-row>
        <table:table-row table:style-name="ro2">
          <table:table-cell office:value-type="float" office:value="14.1" calcext:value-type="float">
            <text:p>14,1</text:p>
          </table:table-cell>
          <table:table-cell office:value-type="float" office:value="90.4583" calcext:value-type="float">
            <text:p>90,4583</text:p>
          </table:table-cell>
        </table:table-row>
        <table:table-row table:style-name="ro2">
          <table:table-cell office:value-type="float" office:value="14.2" calcext:value-type="float">
            <text:p>14,2</text:p>
          </table:table-cell>
          <table:table-cell office:value-type="float" office:value="90.625" calcext:value-type="float">
            <text:p>90,625</text:p>
          </table:table-cell>
        </table:table-row>
        <table:table-row table:style-name="ro2">
          <table:table-cell office:value-type="float" office:value="14.3" calcext:value-type="float">
            <text:p>14,3</text:p>
          </table:table-cell>
          <table:table-cell office:value-type="float" office:value="91.4375" calcext:value-type="float">
            <text:p>91,4375</text:p>
          </table:table-cell>
        </table:table-row>
        <table:table-row table:style-name="ro2">
          <table:table-cell office:value-type="float" office:value="14.4" calcext:value-type="float">
            <text:p>14,4</text:p>
          </table:table-cell>
          <table:table-cell office:value-type="float" office:value="91.0417" calcext:value-type="float">
            <text:p>91,0417</text:p>
          </table:table-cell>
        </table:table-row>
        <table:table-row table:style-name="ro2">
          <table:table-cell office:value-type="float" office:value="14.5" calcext:value-type="float">
            <text:p>14,5</text:p>
          </table:table-cell>
          <table:table-cell office:value-type="float" office:value="92.2917" calcext:value-type="float">
            <text:p>92,2917</text:p>
          </table:table-cell>
        </table:table-row>
        <table:table-row table:style-name="ro2">
          <table:table-cell office:value-type="float" office:value="14.6" calcext:value-type="float">
            <text:p>14,6</text:p>
          </table:table-cell>
          <table:table-cell office:value-type="float" office:value="90.8958" calcext:value-type="float">
            <text:p>90,8958</text:p>
          </table:table-cell>
        </table:table-row>
        <table:table-row table:style-name="ro2">
          <table:table-cell office:value-type="float" office:value="14.7" calcext:value-type="float">
            <text:p>14,7</text:p>
          </table:table-cell>
          <table:table-cell office:value-type="float" office:value="91.0833" calcext:value-type="float">
            <text:p>91,0833</text:p>
          </table:table-cell>
        </table:table-row>
        <table:table-row table:style-name="ro2">
          <table:table-cell office:value-type="float" office:value="14.8" calcext:value-type="float">
            <text:p>14,8</text:p>
          </table:table-cell>
          <table:table-cell office:value-type="float" office:value="91.6875" calcext:value-type="float">
            <text:p>91,6875</text:p>
          </table:table-cell>
        </table:table-row>
        <table:table-row table:style-name="ro2">
          <table:table-cell office:value-type="float" office:value="14.9" calcext:value-type="float">
            <text:p>14,9</text:p>
          </table:table-cell>
          <table:table-cell office:value-type="float" office:value="91.875" calcext:value-type="float">
            <text:p>91,87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1.9167" calcext:value-type="float">
            <text:p>91,9167</text:p>
          </table:table-cell>
        </table:table-row>
        <table:table-row table:style-name="ro2">
          <table:table-cell office:value-type="float" office:value="15.1" calcext:value-type="float">
            <text:p>15,1</text:p>
          </table:table-cell>
          <table:table-cell office:value-type="float" office:value="91.1458" calcext:value-type="float">
            <text:p>91,1458</text:p>
          </table:table-cell>
        </table:table-row>
        <table:table-row table:style-name="ro2">
          <table:table-cell office:value-type="float" office:value="15.2" calcext:value-type="float">
            <text:p>15,2</text:p>
          </table:table-cell>
          <table:table-cell office:value-type="float" office:value="90.3125" calcext:value-type="float">
            <text:p>90,3125</text:p>
          </table:table-cell>
        </table:table-row>
        <table:table-row table:style-name="ro2">
          <table:table-cell office:value-type="float" office:value="15.3" calcext:value-type="float">
            <text:p>15,3</text:p>
          </table:table-cell>
          <table:table-cell office:value-type="float" office:value="91.6458" calcext:value-type="float">
            <text:p>91,6458</text:p>
          </table:table-cell>
        </table:table-row>
        <table:table-row table:style-name="ro2">
          <table:table-cell office:value-type="float" office:value="15.4" calcext:value-type="float">
            <text:p>15,4</text:p>
          </table:table-cell>
          <table:table-cell office:value-type="float" office:value="91.3958" calcext:value-type="float">
            <text:p>91,3958</text:p>
          </table:table-cell>
        </table:table-row>
        <table:table-row table:style-name="ro2">
          <table:table-cell office:value-type="float" office:value="15.5" calcext:value-type="float">
            <text:p>15,5</text:p>
          </table:table-cell>
          <table:table-cell office:value-type="float" office:value="92.1667" calcext:value-type="float">
            <text:p>92,1667</text:p>
          </table:table-cell>
        </table:table-row>
        <table:table-row table:style-name="ro2">
          <table:table-cell office:value-type="float" office:value="15.6" calcext:value-type="float">
            <text:p>15,6</text:p>
          </table:table-cell>
          <table:table-cell office:value-type="float" office:value="91.8958" calcext:value-type="float">
            <text:p>91,8958</text:p>
          </table:table-cell>
        </table:table-row>
        <table:table-row table:style-name="ro2">
          <table:table-cell office:value-type="float" office:value="15.7" calcext:value-type="float">
            <text:p>15,7</text:p>
          </table:table-cell>
          <table:table-cell office:value-type="float" office:value="91.9375" calcext:value-type="float">
            <text:p>91,9375</text:p>
          </table:table-cell>
        </table:table-row>
        <table:table-row table:style-name="ro2">
          <table:table-cell office:value-type="float" office:value="15.8" calcext:value-type="float">
            <text:p>15,8</text:p>
          </table:table-cell>
          <table:table-cell office:value-type="float" office:value="92.375" calcext:value-type="float">
            <text:p>92,375</text:p>
          </table:table-cell>
        </table:table-row>
        <table:table-row table:style-name="ro2">
          <table:table-cell office:value-type="float" office:value="15.9" calcext:value-type="float">
            <text:p>15,9</text:p>
          </table:table-cell>
          <table:table-cell office:value-type="float" office:value="104.292" calcext:value-type="float">
            <text:p>104,2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2.896" calcext:value-type="float">
            <text:p>122,896</text:p>
          </table:table-cell>
        </table:table-row>
        <table:table-row table:style-name="ro2">
          <table:table-cell office:value-type="float" office:value="16.1" calcext:value-type="float">
            <text:p>16,1</text:p>
          </table:table-cell>
          <table:table-cell office:value-type="float" office:value="138.792" calcext:value-type="float">
            <text:p>138,792</text:p>
          </table:table-cell>
        </table:table-row>
        <table:table-row table:style-name="ro2">
          <table:table-cell office:value-type="float" office:value="16.2" calcext:value-type="float">
            <text:p>16,2</text:p>
          </table:table-cell>
          <table:table-cell office:value-type="float" office:value="159.562" calcext:value-type="float">
            <text:p>159,562</text:p>
          </table:table-cell>
        </table:table-row>
        <table:table-row table:style-name="ro2">
          <table:table-cell office:value-type="float" office:value="16.3" calcext:value-type="float">
            <text:p>16,3</text:p>
          </table:table-cell>
          <table:table-cell office:value-type="float" office:value="169.208" calcext:value-type="float">
            <text:p>169,208</text:p>
          </table:table-cell>
        </table:table-row>
        <table:table-row table:style-name="ro2">
          <table:table-cell office:value-type="float" office:value="16.4" calcext:value-type="float">
            <text:p>16,4</text:p>
          </table:table-cell>
          <table:table-cell office:value-type="float" office:value="181.042" calcext:value-type="float">
            <text:p>181,042</text:p>
          </table:table-cell>
        </table:table-row>
        <table:table-row table:style-name="ro2">
          <table:table-cell office:value-type="float" office:value="16.5" calcext:value-type="float">
            <text:p>16,5</text:p>
          </table:table-cell>
          <table:table-cell office:value-type="float" office:value="186.646" calcext:value-type="float">
            <text:p>186,646</text:p>
          </table:table-cell>
        </table:table-row>
        <table:table-row table:style-name="ro2">
          <table:table-cell office:value-type="float" office:value="16.6" calcext:value-type="float">
            <text:p>16,6</text:p>
          </table:table-cell>
          <table:table-cell office:value-type="float" office:value="191.062" calcext:value-type="float">
            <text:p>191,062</text:p>
          </table:table-cell>
        </table:table-row>
        <table:table-row table:style-name="ro2">
          <table:table-cell office:value-type="float" office:value="16.7" calcext:value-type="float">
            <text:p>16,7</text:p>
          </table:table-cell>
          <table:table-cell office:value-type="float" office:value="196.896" calcext:value-type="float">
            <text:p>196,896</text:p>
          </table:table-cell>
        </table:table-row>
        <table:table-row table:style-name="ro2">
          <table:table-cell office:value-type="float" office:value="16.8" calcext:value-type="float">
            <text:p>16,8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16.9" calcext:value-type="float">
            <text:p>16,9</text:p>
          </table:table-cell>
          <table:table-cell office:value-type="float" office:value="203.292" calcext:value-type="float">
            <text:p>203,29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7.354" calcext:value-type="float">
            <text:p>207,354</text:p>
          </table:table-cell>
        </table:table-row>
        <table:table-row table:style-name="ro2">
          <table:table-cell office:value-type="float" office:value="17.1" calcext:value-type="float">
            <text:p>17,1</text:p>
          </table:table-cell>
          <table:table-cell office:value-type="float" office:value="207.896" calcext:value-type="float">
            <text:p>207,896</text:p>
          </table:table-cell>
        </table:table-row>
        <table:table-row table:style-name="ro2">
          <table:table-cell office:value-type="float" office:value="17.2" calcext:value-type="float">
            <text:p>17,2</text:p>
          </table:table-cell>
          <table:table-cell office:value-type="float" office:value="210.208" calcext:value-type="float">
            <text:p>210,208</text:p>
          </table:table-cell>
        </table:table-row>
        <table:table-row table:style-name="ro2">
          <table:table-cell office:value-type="float" office:value="17.3" calcext:value-type="float">
            <text:p>17,3</text:p>
          </table:table-cell>
          <table:table-cell office:value-type="float" office:value="211.062" calcext:value-type="float">
            <text:p>211,062</text:p>
          </table:table-cell>
        </table:table-row>
        <table:table-row table:style-name="ro2">
          <table:table-cell office:value-type="float" office:value="17.4" calcext:value-type="float">
            <text:p>17,4</text:p>
          </table:table-cell>
          <table:table-cell office:value-type="float" office:value="211.646" calcext:value-type="float">
            <text:p>211,646</text:p>
          </table:table-cell>
        </table:table-row>
        <table:table-row table:style-name="ro2">
          <table:table-cell office:value-type="float" office:value="17.5" calcext:value-type="float">
            <text:p>17,5</text:p>
          </table:table-cell>
          <table:table-cell office:value-type="float" office:value="213.854" calcext:value-type="float">
            <text:p>213,854</text:p>
          </table:table-cell>
        </table:table-row>
        <table:table-row table:style-name="ro2">
          <table:table-cell office:value-type="float" office:value="17.6" calcext:value-type="float">
            <text:p>17,6</text:p>
          </table:table-cell>
          <table:table-cell office:value-type="float" office:value="213.437" calcext:value-type="float">
            <text:p>213,437</text:p>
          </table:table-cell>
        </table:table-row>
        <table:table-row table:style-name="ro2">
          <table:table-cell office:value-type="float" office:value="17.7" calcext:value-type="float">
            <text:p>17,7</text:p>
          </table:table-cell>
          <table:table-cell office:value-type="float" office:value="214.437" calcext:value-type="float">
            <text:p>214,437</text:p>
          </table:table-cell>
        </table:table-row>
        <table:table-row table:style-name="ro2">
          <table:table-cell office:value-type="float" office:value="17.8" calcext:value-type="float">
            <text:p>17,8</text:p>
          </table:table-cell>
          <table:table-cell office:value-type="float" office:value="215.333" calcext:value-type="float">
            <text:p>215,333</text:p>
          </table:table-cell>
        </table:table-row>
        <table:table-row table:style-name="ro2">
          <table:table-cell office:value-type="float" office:value="17.9" calcext:value-type="float">
            <text:p>17,9</text:p>
          </table:table-cell>
          <table:table-cell office:value-type="float" office:value="215.583" calcext:value-type="float">
            <text:p>215,58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5.354" calcext:value-type="float">
            <text:p>215,354</text:p>
          </table:table-cell>
        </table:table-row>
        <table:table-row table:style-name="ro2">
          <table:table-cell office:value-type="float" office:value="18.1" calcext:value-type="float">
            <text:p>18,1</text:p>
          </table:table-cell>
          <table:table-cell office:value-type="float" office:value="216.562" calcext:value-type="float">
            <text:p>216,562</text:p>
          </table:table-cell>
        </table:table-row>
        <table:table-row table:style-name="ro2">
          <table:table-cell office:value-type="float" office:value="18.2" calcext:value-type="float">
            <text:p>18,2</text:p>
          </table:table-cell>
          <table:table-cell office:value-type="float" office:value="217.646" calcext:value-type="float">
            <text:p>217,646</text:p>
          </table:table-cell>
        </table:table-row>
        <table:table-row table:style-name="ro2">
          <table:table-cell office:value-type="float" office:value="18.3" calcext:value-type="float">
            <text:p>18,3</text:p>
          </table:table-cell>
          <table:table-cell office:value-type="float" office:value="217.187" calcext:value-type="float">
            <text:p>217,187</text:p>
          </table:table-cell>
        </table:table-row>
        <table:table-row table:style-name="ro2">
          <table:table-cell office:value-type="float" office:value="18.4" calcext:value-type="float">
            <text:p>18,4</text:p>
          </table:table-cell>
          <table:table-cell office:value-type="float" office:value="217.146" calcext:value-type="float">
            <text:p>217,146</text:p>
          </table:table-cell>
        </table:table-row>
        <table:table-row table:style-name="ro2">
          <table:table-cell office:value-type="float" office:value="18.5" calcext:value-type="float">
            <text:p>18,5</text:p>
          </table:table-cell>
          <table:table-cell office:value-type="float" office:value="217.979" calcext:value-type="float">
            <text:p>217,979</text:p>
          </table:table-cell>
        </table:table-row>
        <table:table-row table:style-name="ro2">
          <table:table-cell office:value-type="float" office:value="18.6" calcext:value-type="float">
            <text:p>18,6</text:p>
          </table:table-cell>
          <table:table-cell office:value-type="float" office:value="218.146" calcext:value-type="float">
            <text:p>218,146</text:p>
          </table:table-cell>
        </table:table-row>
        <table:table-row table:style-name="ro2">
          <table:table-cell office:value-type="float" office:value="18.7" calcext:value-type="float">
            <text:p>18,7</text:p>
          </table:table-cell>
          <table:table-cell office:value-type="float" office:value="217.958" calcext:value-type="float">
            <text:p>217,958</text:p>
          </table:table-cell>
        </table:table-row>
        <table:table-row table:style-name="ro2">
          <table:table-cell office:value-type="float" office:value="18.8" calcext:value-type="float">
            <text:p>18,8</text:p>
          </table:table-cell>
          <table:table-cell office:value-type="float" office:value="217.5" calcext:value-type="float">
            <text:p>217,5</text:p>
          </table:table-cell>
        </table:table-row>
        <table:table-row table:style-name="ro2">
          <table:table-cell office:value-type="float" office:value="18.9" calcext:value-type="float">
            <text:p>18,9</text:p>
          </table:table-cell>
          <table:table-cell office:value-type="float" office:value="218.875" calcext:value-type="float">
            <text:p>218,87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7.958" calcext:value-type="float">
            <text:p>217,958</text:p>
          </table:table-cell>
        </table:table-row>
        <table:table-row table:style-name="ro2">
          <table:table-cell office:value-type="float" office:value="19.1" calcext:value-type="float">
            <text:p>19,1</text:p>
          </table:table-cell>
          <table:table-cell office:value-type="float" office:value="217.896" calcext:value-type="float">
            <text:p>217,896</text:p>
          </table:table-cell>
        </table:table-row>
        <table:table-row table:style-name="ro2">
          <table:table-cell office:value-type="float" office:value="19.2" calcext:value-type="float">
            <text:p>19,2</text:p>
          </table:table-cell>
          <table:table-cell office:value-type="float" office:value="219.021" calcext:value-type="float">
            <text:p>219,021</text:p>
          </table:table-cell>
        </table:table-row>
        <table:table-row table:style-name="ro2">
          <table:table-cell office:value-type="float" office:value="19.3" calcext:value-type="float">
            <text:p>19,3</text:p>
          </table:table-cell>
          <table:table-cell office:value-type="float" office:value="218.562" calcext:value-type="float">
            <text:p>218,562</text:p>
          </table:table-cell>
        </table:table-row>
        <table:table-row table:style-name="ro2">
          <table:table-cell office:value-type="float" office:value="19.4" calcext:value-type="float">
            <text:p>19,4</text:p>
          </table:table-cell>
          <table:table-cell office:value-type="float" office:value="218.979" calcext:value-type="float">
            <text:p>218,979</text:p>
          </table:table-cell>
        </table:table-row>
        <table:table-row table:style-name="ro2">
          <table:table-cell office:value-type="float" office:value="19.5" calcext:value-type="float">
            <text:p>19,5</text:p>
          </table:table-cell>
          <table:table-cell office:value-type="float" office:value="218.812" calcext:value-type="float">
            <text:p>218,812</text:p>
          </table:table-cell>
        </table:table-row>
        <table:table-row table:style-name="ro2">
          <table:table-cell office:value-type="float" office:value="19.6" calcext:value-type="float">
            <text:p>19,6</text:p>
          </table:table-cell>
          <table:table-cell office:value-type="float" office:value="219.333" calcext:value-type="float">
            <text:p>219,333</text:p>
          </table:table-cell>
        </table:table-row>
        <table:table-row table:style-name="ro2">
          <table:table-cell office:value-type="float" office:value="19.7" calcext:value-type="float">
            <text:p>19,7</text:p>
          </table:table-cell>
          <table:table-cell office:value-type="float" office:value="218.896" calcext:value-type="float">
            <text:p>218,896</text:p>
          </table:table-cell>
        </table:table-row>
        <table:table-row table:style-name="ro2">
          <table:table-cell office:value-type="float" office:value="19.8" calcext:value-type="float">
            <text:p>19,8</text:p>
          </table:table-cell>
          <table:table-cell office:value-type="float" office:value="219.521" calcext:value-type="float">
            <text:p>219,521</text:p>
          </table:table-cell>
        </table:table-row>
        <table:table-row table:style-name="ro2">
          <table:table-cell office:value-type="float" office:value="19.9" calcext:value-type="float">
            <text:p>19,9</text:p>
          </table:table-cell>
          <table:table-cell office:value-type="float" office:value="219.167" calcext:value-type="float">
            <text:p>219,1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8.417" calcext:value-type="float">
            <text:p>218,417</text:p>
          </table:table-cell>
        </table:table-row>
        <table:table-row table:style-name="ro2">
          <table:table-cell office:value-type="float" office:value="20.1" calcext:value-type="float">
            <text:p>20,1</text:p>
          </table:table-cell>
          <table:table-cell office:value-type="float" office:value="219.104" calcext:value-type="float">
            <text:p>219,104</text:p>
          </table:table-cell>
        </table:table-row>
        <table:table-row table:style-name="ro2">
          <table:table-cell office:value-type="float" office:value="20.2" calcext:value-type="float">
            <text:p>20,2</text:p>
          </table:table-cell>
          <table:table-cell office:value-type="float" office:value="219.562" calcext:value-type="float">
            <text:p>219,562</text:p>
          </table:table-cell>
        </table:table-row>
        <table:table-row table:style-name="ro2">
          <table:table-cell office:value-type="float" office:value="20.3" calcext:value-type="float">
            <text:p>20,3</text:p>
          </table:table-cell>
          <table:table-cell office:value-type="float" office:value="219.958" calcext:value-type="float">
            <text:p>219,958</text:p>
          </table:table-cell>
        </table:table-row>
        <table:table-row table:style-name="ro2">
          <table:table-cell office:value-type="float" office:value="20.4" calcext:value-type="float">
            <text:p>20,4</text:p>
          </table:table-cell>
          <table:table-cell office:value-type="float" office:value="219.146" calcext:value-type="float">
            <text:p>219,146</text:p>
          </table:table-cell>
        </table:table-row>
        <table:table-row table:style-name="ro2">
          <table:table-cell office:value-type="float" office:value="20.5" calcext:value-type="float">
            <text:p>20,5</text:p>
          </table:table-cell>
          <table:table-cell office:value-type="float" office:value="219.333" calcext:value-type="float">
            <text:p>219,333</text:p>
          </table:table-cell>
        </table:table-row>
        <table:table-row table:style-name="ro2">
          <table:table-cell office:value-type="float" office:value="20.6" calcext:value-type="float">
            <text:p>20,6</text:p>
          </table:table-cell>
          <table:table-cell office:value-type="float" office:value="219.5" calcext:value-type="float">
            <text:p>219,5</text:p>
          </table:table-cell>
        </table:table-row>
        <table:table-row table:style-name="ro2">
          <table:table-cell office:value-type="float" office:value="20.7" calcext:value-type="float">
            <text:p>20,7</text:p>
          </table:table-cell>
          <table:table-cell office:value-type="float" office:value="218.458" calcext:value-type="float">
            <text:p>218,458</text:p>
          </table:table-cell>
        </table:table-row>
        <table:table-row table:style-name="ro2">
          <table:table-cell office:value-type="float" office:value="20.8" calcext:value-type="float">
            <text:p>20,8</text:p>
          </table:table-cell>
          <table:table-cell office:value-type="float" office:value="216.146" calcext:value-type="float">
            <text:p>216,146</text:p>
          </table:table-cell>
        </table:table-row>
        <table:table-row table:style-name="ro2">
          <table:table-cell office:value-type="float" office:value="20.9" calcext:value-type="float">
            <text:p>20,9</text:p>
          </table:table-cell>
          <table:table-cell office:value-type="float" office:value="215.229" calcext:value-type="float">
            <text:p>215,22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16.437" calcext:value-type="float">
            <text:p>216,437</text:p>
          </table:table-cell>
        </table:table-row>
        <table:table-row table:style-name="ro2">
          <table:table-cell office:value-type="float" office:value="21.1" calcext:value-type="float">
            <text:p>21,1</text:p>
          </table:table-cell>
          <table:table-cell office:value-type="float" office:value="216.417" calcext:value-type="float">
            <text:p>216,417</text:p>
          </table:table-cell>
        </table:table-row>
        <table:table-row table:style-name="ro2">
          <table:table-cell office:value-type="float" office:value="21.2" calcext:value-type="float">
            <text:p>21,2</text:p>
          </table:table-cell>
          <table:table-cell office:value-type="float" office:value="216.396" calcext:value-type="float">
            <text:p>216,396</text:p>
          </table:table-cell>
        </table:table-row>
        <table:table-row table:style-name="ro2">
          <table:table-cell office:value-type="float" office:value="21.3" calcext:value-type="float">
            <text:p>21,3</text:p>
          </table:table-cell>
          <table:table-cell office:value-type="float" office:value="216.146" calcext:value-type="float">
            <text:p>216,146</text:p>
          </table:table-cell>
        </table:table-row>
        <table:table-row table:style-name="ro2">
          <table:table-cell office:value-type="float" office:value="21.4" calcext:value-type="float">
            <text:p>21,4</text:p>
          </table:table-cell>
          <table:table-cell office:value-type="float" office:value="217.292" calcext:value-type="float">
            <text:p>217,292</text:p>
          </table:table-cell>
        </table:table-row>
        <table:table-row table:style-name="ro2">
          <table:table-cell office:value-type="float" office:value="21.5" calcext:value-type="float">
            <text:p>21,5</text:p>
          </table:table-cell>
          <table:table-cell office:value-type="float" office:value="217.729" calcext:value-type="float">
            <text:p>217,729</text:p>
          </table:table-cell>
        </table:table-row>
        <table:table-row table:style-name="ro2">
          <table:table-cell office:value-type="float" office:value="21.6" calcext:value-type="float">
            <text:p>21,6</text:p>
          </table:table-cell>
          <table:table-cell office:value-type="float" office:value="217.729" calcext:value-type="float">
            <text:p>217,729</text:p>
          </table:table-cell>
        </table:table-row>
        <table:table-row table:style-name="ro2">
          <table:table-cell office:value-type="float" office:value="21.7" calcext:value-type="float">
            <text:p>21,7</text:p>
          </table:table-cell>
          <table:table-cell office:value-type="float" office:value="218.833" calcext:value-type="float">
            <text:p>218,833</text:p>
          </table:table-cell>
        </table:table-row>
        <table:table-row table:style-name="ro2">
          <table:table-cell office:value-type="float" office:value="21.8" calcext:value-type="float">
            <text:p>21,8</text:p>
          </table:table-cell>
          <table:table-cell office:value-type="float" office:value="218.687" calcext:value-type="float">
            <text:p>218,687</text:p>
          </table:table-cell>
        </table:table-row>
        <table:table-row table:style-name="ro2">
          <table:table-cell office:value-type="float" office:value="21.9" calcext:value-type="float">
            <text:p>21,9</text:p>
          </table:table-cell>
          <table:table-cell office:value-type="float" office:value="219.167" calcext:value-type="float">
            <text:p>219,16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18.625" calcext:value-type="float">
            <text:p>218,625</text:p>
          </table:table-cell>
        </table:table-row>
        <table:table-row table:style-name="ro2">
          <table:table-cell office:value-type="float" office:value="22.1" calcext:value-type="float">
            <text:p>22,1</text:p>
          </table:table-cell>
          <table:table-cell office:value-type="float" office:value="219.292" calcext:value-type="float">
            <text:p>219,292</text:p>
          </table:table-cell>
        </table:table-row>
        <table:table-row table:style-name="ro2">
          <table:table-cell office:value-type="float" office:value="22.2" calcext:value-type="float">
            <text:p>22,2</text:p>
          </table:table-cell>
          <table:table-cell office:value-type="float" office:value="219.479" calcext:value-type="float">
            <text:p>219,479</text:p>
          </table:table-cell>
        </table:table-row>
        <table:table-row table:style-name="ro2">
          <table:table-cell office:value-type="float" office:value="22.3" calcext:value-type="float">
            <text:p>22,3</text:p>
          </table:table-cell>
          <table:table-cell office:value-type="float" office:value="219.521" calcext:value-type="float">
            <text:p>219,521</text:p>
          </table:table-cell>
        </table:table-row>
        <table:table-row table:style-name="ro2">
          <table:table-cell office:value-type="float" office:value="22.4" calcext:value-type="float">
            <text:p>22,4</text:p>
          </table:table-cell>
          <table:table-cell office:value-type="float" office:value="219.667" calcext:value-type="float">
            <text:p>219,667</text:p>
          </table:table-cell>
        </table:table-row>
        <table:table-row table:style-name="ro2">
          <table:table-cell office:value-type="float" office:value="22.5" calcext:value-type="float">
            <text:p>22,5</text:p>
          </table:table-cell>
          <table:table-cell office:value-type="float" office:value="219.625" calcext:value-type="float">
            <text:p>219,625</text:p>
          </table:table-cell>
        </table:table-row>
        <table:table-row table:style-name="ro2">
          <table:table-cell office:value-type="float" office:value="22.6" calcext:value-type="float">
            <text:p>22,6</text:p>
          </table:table-cell>
          <table:table-cell office:value-type="float" office:value="220.437" calcext:value-type="float">
            <text:p>220,437</text:p>
          </table:table-cell>
        </table:table-row>
        <table:table-row table:style-name="ro2">
          <table:table-cell office:value-type="float" office:value="22.7" calcext:value-type="float">
            <text:p>22,7</text:p>
          </table:table-cell>
          <table:table-cell office:value-type="float" office:value="220.167" calcext:value-type="float">
            <text:p>220,167</text:p>
          </table:table-cell>
        </table:table-row>
        <table:table-row table:style-name="ro2">
          <table:table-cell office:value-type="float" office:value="22.8" calcext:value-type="float">
            <text:p>22,8</text:p>
          </table:table-cell>
          <table:table-cell office:value-type="float" office:value="219.396" calcext:value-type="float">
            <text:p>219,396</text:p>
          </table:table-cell>
        </table:table-row>
        <table:table-row table:style-name="ro2">
          <table:table-cell office:value-type="float" office:value="22.9" calcext:value-type="float">
            <text:p>22,9</text:p>
          </table:table-cell>
          <table:table-cell office:value-type="float" office:value="220.125" calcext:value-type="float">
            <text:p>220,1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0.125" calcext:value-type="float">
            <text:p>220,125</text:p>
          </table:table-cell>
        </table:table-row>
        <table:table-row table:style-name="ro2">
          <table:table-cell office:value-type="float" office:value="23.1" calcext:value-type="float">
            <text:p>23,1</text:p>
          </table:table-cell>
          <table:table-cell office:value-type="float" office:value="219.958" calcext:value-type="float">
            <text:p>219,958</text:p>
          </table:table-cell>
        </table:table-row>
        <table:table-row table:style-name="ro2">
          <table:table-cell office:value-type="float" office:value="23.2" calcext:value-type="float">
            <text:p>23,2</text:p>
          </table:table-cell>
          <table:table-cell office:value-type="float" office:value="220.458" calcext:value-type="float">
            <text:p>220,458</text:p>
          </table:table-cell>
        </table:table-row>
        <table:table-row table:style-name="ro2">
          <table:table-cell office:value-type="float" office:value="23.3" calcext:value-type="float">
            <text:p>23,3</text:p>
          </table:table-cell>
          <table:table-cell office:value-type="float" office:value="220.937" calcext:value-type="float">
            <text:p>220,937</text:p>
          </table:table-cell>
        </table:table-row>
        <table:table-row table:style-name="ro2">
          <table:table-cell office:value-type="float" office:value="23.4" calcext:value-type="float">
            <text:p>23,4</text:p>
          </table:table-cell>
          <table:table-cell office:value-type="float" office:value="220.687" calcext:value-type="float">
            <text:p>220,687</text:p>
          </table:table-cell>
        </table:table-row>
        <table:table-row table:style-name="ro2">
          <table:table-cell office:value-type="float" office:value="23.5" calcext:value-type="float">
            <text:p>23,5</text:p>
          </table:table-cell>
          <table:table-cell office:value-type="float" office:value="221.417" calcext:value-type="float">
            <text:p>221,417</text:p>
          </table:table-cell>
        </table:table-row>
        <table:table-row table:style-name="ro2">
          <table:table-cell office:value-type="float" office:value="23.6" calcext:value-type="float">
            <text:p>23,6</text:p>
          </table:table-cell>
          <table:table-cell office:value-type="float" office:value="221.167" calcext:value-type="float">
            <text:p>221,167</text:p>
          </table:table-cell>
        </table:table-row>
        <table:table-row table:style-name="ro2">
          <table:table-cell office:value-type="float" office:value="23.7" calcext:value-type="float">
            <text:p>23,7</text:p>
          </table:table-cell>
          <table:table-cell office:value-type="float" office:value="220.812" calcext:value-type="float">
            <text:p>220,812</text:p>
          </table:table-cell>
        </table:table-row>
        <table:table-row table:style-name="ro2">
          <table:table-cell office:value-type="float" office:value="23.8" calcext:value-type="float">
            <text:p>23,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.9" calcext:value-type="float">
            <text:p>23,9</text:p>
          </table:table-cell>
          <table:table-cell office:value-type="float" office:value="221.062" calcext:value-type="float">
            <text:p>221,06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1.125" calcext:value-type="float">
            <text:p>221,125</text:p>
          </table:table-cell>
        </table:table-row>
        <table:table-row table:style-name="ro2">
          <table:table-cell office:value-type="float" office:value="24.1" calcext:value-type="float">
            <text:p>24,1</text:p>
          </table:table-cell>
          <table:table-cell office:value-type="float" office:value="221.271" calcext:value-type="float">
            <text:p>221,271</text:p>
          </table:table-cell>
        </table:table-row>
        <table:table-row table:style-name="ro2">
          <table:table-cell office:value-type="float" office:value="24.2" calcext:value-type="float">
            <text:p>24,2</text:p>
          </table:table-cell>
          <table:table-cell office:value-type="float" office:value="220.312" calcext:value-type="float">
            <text:p>220,312</text:p>
          </table:table-cell>
        </table:table-row>
        <table:table-row table:style-name="ro2">
          <table:table-cell office:value-type="float" office:value="24.3" calcext:value-type="float">
            <text:p>24,3</text:p>
          </table:table-cell>
          <table:table-cell office:value-type="float" office:value="220.437" calcext:value-type="float">
            <text:p>220,437</text:p>
          </table:table-cell>
        </table:table-row>
        <table:table-row table:style-name="ro2">
          <table:table-cell office:value-type="float" office:value="24.4" calcext:value-type="float">
            <text:p>24,4</text:p>
          </table:table-cell>
          <table:table-cell office:value-type="float" office:value="219.042" calcext:value-type="float">
            <text:p>219,042</text:p>
          </table:table-cell>
        </table:table-row>
        <table:table-row table:style-name="ro2">
          <table:table-cell office:value-type="float" office:value="24.5" calcext:value-type="float">
            <text:p>24,5</text:p>
          </table:table-cell>
          <table:table-cell office:value-type="float" office:value="219.5" calcext:value-type="float">
            <text:p>219,5</text:p>
          </table:table-cell>
        </table:table-row>
        <table:table-row table:style-name="ro2">
          <table:table-cell office:value-type="float" office:value="24.6" calcext:value-type="float">
            <text:p>24,6</text:p>
          </table:table-cell>
          <table:table-cell office:value-type="float" office:value="219.312" calcext:value-type="float">
            <text:p>219,312</text:p>
          </table:table-cell>
        </table:table-row>
        <table:table-row table:style-name="ro2">
          <table:table-cell office:value-type="float" office:value="24.7" calcext:value-type="float">
            <text:p>24,7</text:p>
          </table:table-cell>
          <table:table-cell office:value-type="float" office:value="219.396" calcext:value-type="float">
            <text:p>219,396</text:p>
          </table:table-cell>
        </table:table-row>
        <table:table-row table:style-name="ro2">
          <table:table-cell office:value-type="float" office:value="24.8" calcext:value-type="float">
            <text:p>24,8</text:p>
          </table:table-cell>
          <table:table-cell office:value-type="float" office:value="218.146" calcext:value-type="float">
            <text:p>218,146</text:p>
          </table:table-cell>
        </table:table-row>
        <table:table-row table:style-name="ro2">
          <table:table-cell office:value-type="float" office:value="24.9" calcext:value-type="float">
            <text:p>24,9</text:p>
          </table:table-cell>
          <table:table-cell office:value-type="float" office:value="218.875" calcext:value-type="float">
            <text:p>218,8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8.521" calcext:value-type="float">
            <text:p>218,521</text:p>
          </table:table-cell>
        </table:table-row>
        <table:table-row table:style-name="ro2">
          <table:table-cell office:value-type="float" office:value="25.1" calcext:value-type="float">
            <text:p>25,1</text:p>
          </table:table-cell>
          <table:table-cell office:value-type="float" office:value="218.146" calcext:value-type="float">
            <text:p>218,146</text:p>
          </table:table-cell>
        </table:table-row>
        <table:table-row table:style-name="ro2">
          <table:table-cell office:value-type="float" office:value="25.2" calcext:value-type="float">
            <text:p>25,2</text:p>
          </table:table-cell>
          <table:table-cell office:value-type="float" office:value="218.479" calcext:value-type="float">
            <text:p>218,479</text:p>
          </table:table-cell>
        </table:table-row>
        <table:table-row table:style-name="ro2">
          <table:table-cell office:value-type="float" office:value="25.3" calcext:value-type="float">
            <text:p>25,3</text:p>
          </table:table-cell>
          <table:table-cell office:value-type="float" office:value="218.208" calcext:value-type="float">
            <text:p>218,208</text:p>
          </table:table-cell>
        </table:table-row>
        <table:table-row table:style-name="ro2">
          <table:table-cell office:value-type="float" office:value="25.4" calcext:value-type="float">
            <text:p>25,4</text:p>
          </table:table-cell>
          <table:table-cell office:value-type="float" office:value="217.375" calcext:value-type="float">
            <text:p>217,375</text:p>
          </table:table-cell>
        </table:table-row>
        <table:table-row table:style-name="ro2">
          <table:table-cell office:value-type="float" office:value="25.5" calcext:value-type="float">
            <text:p>25,5</text:p>
          </table:table-cell>
          <table:table-cell office:value-type="float" office:value="218.521" calcext:value-type="float">
            <text:p>218,521</text:p>
          </table:table-cell>
        </table:table-row>
        <table:table-row table:style-name="ro2">
          <table:table-cell office:value-type="float" office:value="25.6" calcext:value-type="float">
            <text:p>25,6</text:p>
          </table:table-cell>
          <table:table-cell office:value-type="float" office:value="217.542" calcext:value-type="float">
            <text:p>217,542</text:p>
          </table:table-cell>
        </table:table-row>
        <table:table-row table:style-name="ro2">
          <table:table-cell office:value-type="float" office:value="25.7" calcext:value-type="float">
            <text:p>25,7</text:p>
          </table:table-cell>
          <table:table-cell office:value-type="float" office:value="216.75" calcext:value-type="float">
            <text:p>216,75</text:p>
          </table:table-cell>
        </table:table-row>
        <table:table-row table:style-name="ro2">
          <table:table-cell office:value-type="float" office:value="25.8" calcext:value-type="float">
            <text:p>25,8</text:p>
          </table:table-cell>
          <table:table-cell office:value-type="float" office:value="217.396" calcext:value-type="float">
            <text:p>217,396</text:p>
          </table:table-cell>
        </table:table-row>
        <table:table-row table:style-name="ro2">
          <table:table-cell office:value-type="float" office:value="25.9" calcext:value-type="float">
            <text:p>25,9</text:p>
          </table:table-cell>
          <table:table-cell office:value-type="float" office:value="216.979" calcext:value-type="float">
            <text:p>216,97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7.083" calcext:value-type="float">
            <text:p>217,083</text:p>
          </table:table-cell>
        </table:table-row>
        <table:table-row table:style-name="ro2">
          <table:table-cell office:value-type="float" office:value="26.1" calcext:value-type="float">
            <text:p>26,1</text:p>
          </table:table-cell>
          <table:table-cell office:value-type="float" office:value="217.062" calcext:value-type="float">
            <text:p>217,062</text:p>
          </table:table-cell>
        </table:table-row>
        <table:table-row table:style-name="ro2">
          <table:table-cell office:value-type="float" office:value="26.2" calcext:value-type="float">
            <text:p>26,2</text:p>
          </table:table-cell>
          <table:table-cell office:value-type="float" office:value="217.667" calcext:value-type="float">
            <text:p>217,667</text:p>
          </table:table-cell>
        </table:table-row>
        <table:table-row table:style-name="ro2">
          <table:table-cell office:value-type="float" office:value="26.3" calcext:value-type="float">
            <text:p>26,3</text:p>
          </table:table-cell>
          <table:table-cell office:value-type="float" office:value="216.625" calcext:value-type="float">
            <text:p>216,625</text:p>
          </table:table-cell>
        </table:table-row>
        <table:table-row table:style-name="ro2">
          <table:table-cell office:value-type="float" office:value="26.4" calcext:value-type="float">
            <text:p>26,4</text:p>
          </table:table-cell>
          <table:table-cell office:value-type="float" office:value="216.708" calcext:value-type="float">
            <text:p>216,708</text:p>
          </table:table-cell>
        </table:table-row>
        <table:table-row table:style-name="ro2">
          <table:table-cell office:value-type="float" office:value="26.5" calcext:value-type="float">
            <text:p>26,5</text:p>
          </table:table-cell>
          <table:table-cell office:value-type="float" office:value="216.312" calcext:value-type="float">
            <text:p>216,312</text:p>
          </table:table-cell>
        </table:table-row>
        <table:table-row table:style-name="ro2">
          <table:table-cell office:value-type="float" office:value="26.6" calcext:value-type="float">
            <text:p>26,6</text:p>
          </table:table-cell>
          <table:table-cell office:value-type="float" office:value="216.708" calcext:value-type="float">
            <text:p>216,708</text:p>
          </table:table-cell>
        </table:table-row>
        <table:table-row table:style-name="ro2">
          <table:table-cell office:value-type="float" office:value="26.7" calcext:value-type="float">
            <text:p>26,7</text:p>
          </table:table-cell>
          <table:table-cell office:value-type="float" office:value="216.771" calcext:value-type="float">
            <text:p>216,771</text:p>
          </table:table-cell>
        </table:table-row>
        <table:table-row table:style-name="ro2">
          <table:table-cell office:value-type="float" office:value="26.8" calcext:value-type="float">
            <text:p>26,8</text:p>
          </table:table-cell>
          <table:table-cell office:value-type="float" office:value="216.687" calcext:value-type="float">
            <text:p>216,687</text:p>
          </table:table-cell>
        </table:table-row>
        <table:table-row table:style-name="ro2">
          <table:table-cell office:value-type="float" office:value="26.9" calcext:value-type="float">
            <text:p>26,9</text:p>
          </table:table-cell>
          <table:table-cell office:value-type="float" office:value="216.312" calcext:value-type="float">
            <text:p>216,31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5.792" calcext:value-type="float">
            <text:p>215,792</text:p>
          </table:table-cell>
        </table:table-row>
        <table:table-row table:style-name="ro2">
          <table:table-cell office:value-type="float" office:value="27.1" calcext:value-type="float">
            <text:p>27,1</text:p>
          </table:table-cell>
          <table:table-cell office:value-type="float" office:value="216.083" calcext:value-type="float">
            <text:p>216,083</text:p>
          </table:table-cell>
        </table:table-row>
        <table:table-row table:style-name="ro2">
          <table:table-cell office:value-type="float" office:value="27.2" calcext:value-type="float">
            <text:p>27,2</text:p>
          </table:table-cell>
          <table:table-cell office:value-type="float" office:value="216.125" calcext:value-type="float">
            <text:p>216,125</text:p>
          </table:table-cell>
        </table:table-row>
        <table:table-row table:style-name="ro2">
          <table:table-cell office:value-type="float" office:value="27.3" calcext:value-type="float">
            <text:p>27,3</text:p>
          </table:table-cell>
          <table:table-cell office:value-type="float" office:value="215.25" calcext:value-type="float">
            <text:p>215,25</text:p>
          </table:table-cell>
        </table:table-row>
        <table:table-row table:style-name="ro2">
          <table:table-cell office:value-type="float" office:value="27.4" calcext:value-type="float">
            <text:p>27,4</text:p>
          </table:table-cell>
          <table:table-cell office:value-type="float" office:value="216.354" calcext:value-type="float">
            <text:p>216,354</text:p>
          </table:table-cell>
        </table:table-row>
        <table:table-row table:style-name="ro2">
          <table:table-cell office:value-type="float" office:value="27.5" calcext:value-type="float">
            <text:p>27,5</text:p>
          </table:table-cell>
          <table:table-cell office:value-type="float" office:value="215.167" calcext:value-type="float">
            <text:p>215,167</text:p>
          </table:table-cell>
        </table:table-row>
        <table:table-row table:style-name="ro2">
          <table:table-cell office:value-type="float" office:value="27.6" calcext:value-type="float">
            <text:p>27,6</text:p>
          </table:table-cell>
          <table:table-cell office:value-type="float" office:value="215.979" calcext:value-type="float">
            <text:p>215,979</text:p>
          </table:table-cell>
        </table:table-row>
        <table:table-row table:style-name="ro2">
          <table:table-cell office:value-type="float" office:value="27.7" calcext:value-type="float">
            <text:p>27,7</text:p>
          </table:table-cell>
          <table:table-cell office:value-type="float" office:value="216.771" calcext:value-type="float">
            <text:p>216,771</text:p>
          </table:table-cell>
        </table:table-row>
        <table:table-row table:style-name="ro2">
          <table:table-cell office:value-type="float" office:value="27.8" calcext:value-type="float">
            <text:p>27,8</text:p>
          </table:table-cell>
          <table:table-cell office:value-type="float" office:value="214.792" calcext:value-type="float">
            <text:p>214,792</text:p>
          </table:table-cell>
        </table:table-row>
        <table:table-row table:style-name="ro2">
          <table:table-cell office:value-type="float" office:value="27.9" calcext:value-type="float">
            <text:p>27,9</text:p>
          </table:table-cell>
          <table:table-cell office:value-type="float" office:value="195.021" calcext:value-type="float">
            <text:p>195,02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79.937" calcext:value-type="float">
            <text:p>179,937</text:p>
          </table:table-cell>
        </table:table-row>
        <table:table-row table:style-name="ro2">
          <table:table-cell office:value-type="float" office:value="28.1" calcext:value-type="float">
            <text:p>28,1</text:p>
          </table:table-cell>
          <table:table-cell office:value-type="float" office:value="158.208" calcext:value-type="float">
            <text:p>158,208</text:p>
          </table:table-cell>
        </table:table-row>
        <table:table-row table:style-name="ro2">
          <table:table-cell office:value-type="float" office:value="28.2" calcext:value-type="float">
            <text:p>28,2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28.3" calcext:value-type="float">
            <text:p>28,3</text:p>
          </table:table-cell>
          <table:table-cell office:value-type="float" office:value="128.667" calcext:value-type="float">
            <text:p>128,667</text:p>
          </table:table-cell>
        </table:table-row>
        <table:table-row table:style-name="ro2">
          <table:table-cell office:value-type="float" office:value="28.4" calcext:value-type="float">
            <text:p>28,4</text:p>
          </table:table-cell>
          <table:table-cell office:value-type="float" office:value="108.812" calcext:value-type="float">
            <text:p>108,812</text:p>
          </table:table-cell>
        </table:table-row>
        <table:table-row table:style-name="ro2">
          <table:table-cell office:value-type="float" office:value="28.5" calcext:value-type="float">
            <text:p>28,5</text:p>
          </table:table-cell>
          <table:table-cell office:value-type="float" office:value="98.2708" calcext:value-type="float">
            <text:p>98,2708</text:p>
          </table:table-cell>
        </table:table-row>
        <table:table-row table:style-name="ro2">
          <table:table-cell office:value-type="float" office:value="28.6" calcext:value-type="float">
            <text:p>28,6</text:p>
          </table:table-cell>
          <table:table-cell office:value-type="float" office:value="85.7917" calcext:value-type="float">
            <text:p>85,7917</text:p>
          </table:table-cell>
        </table:table-row>
        <table:table-row table:style-name="ro2">
          <table:table-cell office:value-type="float" office:value="28.7" calcext:value-type="float">
            <text:p>28,7</text:p>
          </table:table-cell>
          <table:table-cell office:value-type="float" office:value="80.8542" calcext:value-type="float">
            <text:p>80,8542</text:p>
          </table:table-cell>
        </table:table-row>
        <table:table-row table:style-name="ro2">
          <table:table-cell office:value-type="float" office:value="28.8" calcext:value-type="float">
            <text:p>28,8</text:p>
          </table:table-cell>
          <table:table-cell office:value-type="float" office:value="77.6458" calcext:value-type="float">
            <text:p>77,6458</text:p>
          </table:table-cell>
        </table:table-row>
        <table:table-row table:style-name="ro2">
          <table:table-cell office:value-type="float" office:value="28.9" calcext:value-type="float">
            <text:p>28,9</text:p>
          </table:table-cell>
          <table:table-cell office:value-type="float" office:value="75.5" calcext:value-type="float">
            <text:p>75,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5.3333" calcext:value-type="float">
            <text:p>75,3333</text:p>
          </table:table-cell>
        </table:table-row>
        <table:table-row table:style-name="ro2">
          <table:table-cell office:value-type="float" office:value="29.1" calcext:value-type="float">
            <text:p>29,1</text:p>
          </table:table-cell>
          <table:table-cell office:value-type="float" office:value="74.75" calcext:value-type="float">
            <text:p>74,75</text:p>
          </table:table-cell>
        </table:table-row>
        <table:table-row table:style-name="ro2">
          <table:table-cell office:value-type="float" office:value="29.2" calcext:value-type="float">
            <text:p>29,2</text:p>
          </table:table-cell>
          <table:table-cell office:value-type="float" office:value="74.0208" calcext:value-type="float">
            <text:p>74,0208</text:p>
          </table:table-cell>
        </table:table-row>
        <table:table-row table:style-name="ro2">
          <table:table-cell office:value-type="float" office:value="29.3" calcext:value-type="float">
            <text:p>29,3</text:p>
          </table:table-cell>
          <table:table-cell office:value-type="float" office:value="73.9167" calcext:value-type="float">
            <text:p>73,9167</text:p>
          </table:table-cell>
        </table:table-row>
        <table:table-row table:style-name="ro2">
          <table:table-cell office:value-type="float" office:value="29.4" calcext:value-type="float">
            <text:p>29,4</text:p>
          </table:table-cell>
          <table:table-cell office:value-type="float" office:value="73.9375" calcext:value-type="float">
            <text:p>73,9375</text:p>
          </table:table-cell>
        </table:table-row>
        <table:table-row table:style-name="ro2">
          <table:table-cell office:value-type="float" office:value="29.5" calcext:value-type="float">
            <text:p>29,5</text:p>
          </table:table-cell>
          <table:table-cell office:value-type="float" office:value="73.8333" calcext:value-type="float">
            <text:p>73,8333</text:p>
          </table:table-cell>
        </table:table-row>
        <table:table-row table:style-name="ro2">
          <table:table-cell office:value-type="float" office:value="29.6" calcext:value-type="float">
            <text:p>29,6</text:p>
          </table:table-cell>
          <table:table-cell office:value-type="float" office:value="73.75" calcext:value-type="float">
            <text:p>73,75</text:p>
          </table:table-cell>
        </table:table-row>
        <table:table-row table:style-name="ro2">
          <table:table-cell office:value-type="float" office:value="29.7" calcext:value-type="float">
            <text:p>29,7</text:p>
          </table:table-cell>
          <table:table-cell office:value-type="float" office:value="74.6458" calcext:value-type="float">
            <text:p>74,6458</text:p>
          </table:table-cell>
        </table:table-row>
        <table:table-row table:style-name="ro2">
          <table:table-cell office:value-type="float" office:value="29.8" calcext:value-type="float">
            <text:p>29,8</text:p>
          </table:table-cell>
          <table:table-cell office:value-type="float" office:value="74.1458" calcext:value-type="float">
            <text:p>74,1458</text:p>
          </table:table-cell>
        </table:table-row>
        <table:table-row table:style-name="ro2">
          <table:table-cell office:value-type="float" office:value="29.9" calcext:value-type="float">
            <text:p>29,9</text:p>
          </table:table-cell>
          <table:table-cell office:value-type="float" office:value="74.3333" calcext:value-type="float">
            <text:p>74,333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3.9375" calcext:value-type="float">
            <text:p>73,9375</text:p>
          </table:table-cell>
        </table:table-row>
        <table:table-row table:style-name="ro2">
          <table:table-cell office:value-type="float" office:value="30.1" calcext:value-type="float">
            <text:p>30,1</text:p>
          </table:table-cell>
          <table:table-cell office:value-type="float" office:value="74.5208" calcext:value-type="float">
            <text:p>74,5208</text:p>
          </table:table-cell>
        </table:table-row>
        <table:table-row table:style-name="ro2">
          <table:table-cell office:value-type="float" office:value="30.2" calcext:value-type="float">
            <text:p>30,2</text:p>
          </table:table-cell>
          <table:table-cell office:value-type="float" office:value="73.1458" calcext:value-type="float">
            <text:p>73,1458</text:p>
          </table:table-cell>
        </table:table-row>
        <table:table-row table:style-name="ro2">
          <table:table-cell office:value-type="float" office:value="30.3" calcext:value-type="float">
            <text:p>30,3</text:p>
          </table:table-cell>
          <table:table-cell office:value-type="float" office:value="73.4375" calcext:value-type="float">
            <text:p>73,4375</text:p>
          </table:table-cell>
        </table:table-row>
        <table:table-row table:style-name="ro2">
          <table:table-cell office:value-type="float" office:value="30.4" calcext:value-type="float">
            <text:p>30,4</text:p>
          </table:table-cell>
          <table:table-cell office:value-type="float" office:value="74.0625" calcext:value-type="float">
            <text:p>74,0625</text:p>
          </table:table-cell>
        </table:table-row>
        <table:table-row table:style-name="ro2">
          <table:table-cell office:value-type="float" office:value="30.5" calcext:value-type="float">
            <text:p>30,5</text:p>
          </table:table-cell>
          <table:table-cell office:value-type="float" office:value="74.8958" calcext:value-type="float">
            <text:p>74,8958</text:p>
          </table:table-cell>
        </table:table-row>
        <table:table-row table:style-name="ro2">
          <table:table-cell office:value-type="float" office:value="30.6" calcext:value-type="float">
            <text:p>30,6</text:p>
          </table:table-cell>
          <table:table-cell office:value-type="float" office:value="74.3333" calcext:value-type="float">
            <text:p>74,3333</text:p>
          </table:table-cell>
        </table:table-row>
        <table:table-row table:style-name="ro2">
          <table:table-cell office:value-type="float" office:value="30.7" calcext:value-type="float">
            <text:p>30,7</text:p>
          </table:table-cell>
          <table:table-cell office:value-type="float" office:value="74.3542" calcext:value-type="float">
            <text:p>74,3542</text:p>
          </table:table-cell>
        </table:table-row>
        <table:table-row table:style-name="ro2">
          <table:table-cell office:value-type="float" office:value="30.8" calcext:value-type="float">
            <text:p>30,8</text:p>
          </table:table-cell>
          <table:table-cell office:value-type="float" office:value="74.8542" calcext:value-type="float">
            <text:p>74,8542</text:p>
          </table:table-cell>
        </table:table-row>
        <table:table-row table:style-name="ro2">
          <table:table-cell office:value-type="float" office:value="30.9" calcext:value-type="float">
            <text:p>30,9</text:p>
          </table:table-cell>
          <table:table-cell office:value-type="float" office:value="73.8958" calcext:value-type="float">
            <text:p>73,895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3.1875" calcext:value-type="float">
            <text:p>73,1875</text:p>
          </table:table-cell>
        </table:table-row>
        <table:table-row table:style-name="ro2">
          <table:table-cell office:value-type="float" office:value="31.1" calcext:value-type="float">
            <text:p>31,1</text:p>
          </table:table-cell>
          <table:table-cell office:value-type="float" office:value="73.1042" calcext:value-type="float">
            <text:p>73,1042</text:p>
          </table:table-cell>
        </table:table-row>
        <table:table-row table:style-name="ro2">
          <table:table-cell office:value-type="float" office:value="31.2" calcext:value-type="float">
            <text:p>31,2</text:p>
          </table:table-cell>
          <table:table-cell office:value-type="float" office:value="73.8542" calcext:value-type="float">
            <text:p>73,8542</text:p>
          </table:table-cell>
        </table:table-row>
        <table:table-row table:style-name="ro2">
          <table:table-cell office:value-type="float" office:value="31.3" calcext:value-type="float">
            <text:p>31,3</text:p>
          </table:table-cell>
          <table:table-cell office:value-type="float" office:value="73.1875" calcext:value-type="float">
            <text:p>73,1875</text:p>
          </table:table-cell>
        </table:table-row>
        <table:table-row table:style-name="ro2">
          <table:table-cell office:value-type="float" office:value="31.4" calcext:value-type="float">
            <text:p>31,4</text:p>
          </table:table-cell>
          <table:table-cell office:value-type="float" office:value="73.375" calcext:value-type="float">
            <text:p>73,375</text:p>
          </table:table-cell>
        </table:table-row>
        <table:table-row table:style-name="ro2">
          <table:table-cell office:value-type="float" office:value="31.5" calcext:value-type="float">
            <text:p>31,5</text:p>
          </table:table-cell>
          <table:table-cell office:value-type="float" office:value="74.5417" calcext:value-type="float">
            <text:p>74,5417</text:p>
          </table:table-cell>
        </table:table-row>
        <table:table-row table:style-name="ro2">
          <table:table-cell office:value-type="float" office:value="31.6" calcext:value-type="float">
            <text:p>31,6</text:p>
          </table:table-cell>
          <table:table-cell office:value-type="float" office:value="73.7917" calcext:value-type="float">
            <text:p>73,7917</text:p>
          </table:table-cell>
        </table:table-row>
        <table:table-row table:style-name="ro2">
          <table:table-cell office:value-type="float" office:value="31.7" calcext:value-type="float">
            <text:p>31,7</text:p>
          </table:table-cell>
          <table:table-cell office:value-type="float" office:value="74.0833" calcext:value-type="float">
            <text:p>74,0833</text:p>
          </table:table-cell>
        </table:table-row>
        <table:table-row table:style-name="ro2">
          <table:table-cell office:value-type="float" office:value="31.8" calcext:value-type="float">
            <text:p>31,8</text:p>
          </table:table-cell>
          <table:table-cell office:value-type="float" office:value="73.75" calcext:value-type="float">
            <text:p>73,75</text:p>
          </table:table-cell>
        </table:table-row>
        <table:table-row table:style-name="ro2">
          <table:table-cell office:value-type="float" office:value="31.9" calcext:value-type="float">
            <text:p>31,9</text:p>
          </table:table-cell>
          <table:table-cell office:value-type="float" office:value="74.0208" calcext:value-type="float">
            <text:p>74,020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3.75" calcext:value-type="float">
            <text:p>73,75</text:p>
          </table:table-cell>
        </table:table-row>
        <table:table-row table:style-name="ro2">
          <table:table-cell office:value-type="float" office:value="32.1" calcext:value-type="float">
            <text:p>32,1</text:p>
          </table:table-cell>
          <table:table-cell office:value-type="float" office:value="73.8958" calcext:value-type="float">
            <text:p>73,8958</text:p>
          </table:table-cell>
        </table:table-row>
        <table:table-row table:style-name="ro2">
          <table:table-cell office:value-type="float" office:value="32.2" calcext:value-type="float">
            <text:p>32,2</text:p>
          </table:table-cell>
          <table:table-cell office:value-type="float" office:value="74.1458" calcext:value-type="float">
            <text:p>74,1458</text:p>
          </table:table-cell>
        </table:table-row>
        <table:table-row table:style-name="ro2">
          <table:table-cell office:value-type="float" office:value="32.3" calcext:value-type="float">
            <text:p>32,3</text:p>
          </table:table-cell>
          <table:table-cell office:value-type="float" office:value="73.6042" calcext:value-type="float">
            <text:p>73,6042</text:p>
          </table:table-cell>
        </table:table-row>
        <table:table-row table:style-name="ro2">
          <table:table-cell office:value-type="float" office:value="32.4" calcext:value-type="float">
            <text:p>32,4</text:p>
          </table:table-cell>
          <table:table-cell office:value-type="float" office:value="73.8125" calcext:value-type="float">
            <text:p>73,8125</text:p>
          </table:table-cell>
        </table:table-row>
        <table:table-row table:style-name="ro2">
          <table:table-cell office:value-type="float" office:value="32.5" calcext:value-type="float">
            <text:p>32,5</text:p>
          </table:table-cell>
          <table:table-cell office:value-type="float" office:value="73.6458" calcext:value-type="float">
            <text:p>73,6458</text:p>
          </table:table-cell>
        </table:table-row>
        <table:table-row table:style-name="ro2">
          <table:table-cell office:value-type="float" office:value="32.6" calcext:value-type="float">
            <text:p>32,6</text:p>
          </table:table-cell>
          <table:table-cell office:value-type="float" office:value="74.375" calcext:value-type="float">
            <text:p>74,375</text:p>
          </table:table-cell>
        </table:table-row>
        <table:table-row table:style-name="ro2">
          <table:table-cell office:value-type="float" office:value="32.7" calcext:value-type="float">
            <text:p>32,7</text:p>
          </table:table-cell>
          <table:table-cell office:value-type="float" office:value="73.9792" calcext:value-type="float">
            <text:p>73,9792</text:p>
          </table:table-cell>
        </table:table-row>
        <table:table-row table:style-name="ro2">
          <table:table-cell office:value-type="float" office:value="32.8" calcext:value-type="float">
            <text:p>32,8</text:p>
          </table:table-cell>
          <table:table-cell office:value-type="float" office:value="74.0208" calcext:value-type="float">
            <text:p>74,0208</text:p>
          </table:table-cell>
        </table:table-row>
        <table:table-row table:style-name="ro2">
          <table:table-cell office:value-type="float" office:value="32.9" calcext:value-type="float">
            <text:p>32,9</text:p>
          </table:table-cell>
          <table:table-cell office:value-type="float" office:value="74.8125" calcext:value-type="float">
            <text:p>74,812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4.25" calcext:value-type="float">
            <text:p>74,25</text:p>
          </table:table-cell>
        </table:table-row>
        <table:table-row table:style-name="ro2">
          <table:table-cell office:value-type="float" office:value="33.1" calcext:value-type="float">
            <text:p>33,1</text:p>
          </table:table-cell>
          <table:table-cell office:value-type="float" office:value="73.4167" calcext:value-type="float">
            <text:p>73,4167</text:p>
          </table:table-cell>
        </table:table-row>
        <table:table-row table:style-name="ro2">
          <table:table-cell office:value-type="float" office:value="33.2" calcext:value-type="float">
            <text:p>33,2</text:p>
          </table:table-cell>
          <table:table-cell office:value-type="float" office:value="74.1042" calcext:value-type="float">
            <text:p>74,1042</text:p>
          </table:table-cell>
        </table:table-row>
        <table:table-row table:style-name="ro2">
          <table:table-cell office:value-type="float" office:value="33.3" calcext:value-type="float">
            <text:p>33,3</text:p>
          </table:table-cell>
          <table:table-cell office:value-type="float" office:value="75.0417" calcext:value-type="float">
            <text:p>75,0417</text:p>
          </table:table-cell>
        </table:table-row>
        <table:table-row table:style-name="ro2">
          <table:table-cell office:value-type="float" office:value="33.4" calcext:value-type="float">
            <text:p>33,4</text:p>
          </table:table-cell>
          <table:table-cell office:value-type="float" office:value="73.8125" calcext:value-type="float">
            <text:p>73,8125</text:p>
          </table:table-cell>
        </table:table-row>
        <table:table-row table:style-name="ro2">
          <table:table-cell office:value-type="float" office:value="33.5" calcext:value-type="float">
            <text:p>33,5</text:p>
          </table:table-cell>
          <table:table-cell office:value-type="float" office:value="73.7083" calcext:value-type="float">
            <text:p>73,7083</text:p>
          </table:table-cell>
        </table:table-row>
        <table:table-row table:style-name="ro2">
          <table:table-cell office:value-type="float" office:value="33.6" calcext:value-type="float">
            <text:p>33,6</text:p>
          </table:table-cell>
          <table:table-cell office:value-type="float" office:value="74.3958" calcext:value-type="float">
            <text:p>74,3958</text:p>
          </table:table-cell>
        </table:table-row>
        <table:table-row table:style-name="ro2">
          <table:table-cell office:value-type="float" office:value="33.7" calcext:value-type="float">
            <text:p>33,7</text:p>
          </table:table-cell>
          <table:table-cell office:value-type="float" office:value="74.3333" calcext:value-type="float">
            <text:p>74,3333</text:p>
          </table:table-cell>
        </table:table-row>
        <table:table-row table:style-name="ro2">
          <table:table-cell office:value-type="float" office:value="33.8" calcext:value-type="float">
            <text:p>33,8</text:p>
          </table:table-cell>
          <table:table-cell office:value-type="float" office:value="74.5208" calcext:value-type="float">
            <text:p>74,5208</text:p>
          </table:table-cell>
        </table:table-row>
        <table:table-row table:style-name="ro2">
          <table:table-cell office:value-type="float" office:value="33.9" calcext:value-type="float">
            <text:p>33,9</text:p>
          </table:table-cell>
          <table:table-cell office:value-type="float" office:value="74.4792" calcext:value-type="float">
            <text:p>74,479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4.1875" calcext:value-type="float">
            <text:p>74,1875</text:p>
          </table:table-cell>
        </table:table-row>
        <table:table-row table:style-name="ro2">
          <table:table-cell office:value-type="float" office:value="34.1" calcext:value-type="float">
            <text:p>34,1</text:p>
          </table:table-cell>
          <table:table-cell office:value-type="float" office:value="74.0833" calcext:value-type="float">
            <text:p>74,0833</text:p>
          </table:table-cell>
        </table:table-row>
        <table:table-row table:style-name="ro2">
          <table:table-cell office:value-type="float" office:value="34.2" calcext:value-type="float">
            <text:p>34,2</text:p>
          </table:table-cell>
          <table:table-cell office:value-type="float" office:value="74.5208" calcext:value-type="float">
            <text:p>74,5208</text:p>
          </table:table-cell>
        </table:table-row>
        <table:table-row table:style-name="ro2">
          <table:table-cell office:value-type="float" office:value="34.3" calcext:value-type="float">
            <text:p>34,3</text:p>
          </table:table-cell>
          <table:table-cell office:value-type="float" office:value="74.2917" calcext:value-type="float">
            <text:p>74,2917</text:p>
          </table:table-cell>
        </table:table-row>
        <table:table-row table:style-name="ro2">
          <table:table-cell office:value-type="float" office:value="34.4" calcext:value-type="float">
            <text:p>34,4</text:p>
          </table:table-cell>
          <table:table-cell office:value-type="float" office:value="74.7292" calcext:value-type="float">
            <text:p>74,7292</text:p>
          </table:table-cell>
        </table:table-row>
        <table:table-row table:style-name="ro2">
          <table:table-cell office:value-type="float" office:value="34.5" calcext:value-type="float">
            <text:p>34,5</text:p>
          </table:table-cell>
          <table:table-cell office:value-type="float" office:value="74.375" calcext:value-type="float">
            <text:p>74,375</text:p>
          </table:table-cell>
        </table:table-row>
        <table:table-row table:style-name="ro2">
          <table:table-cell office:value-type="float" office:value="34.6" calcext:value-type="float">
            <text:p>34,6</text:p>
          </table:table-cell>
          <table:table-cell office:value-type="float" office:value="74.6875" calcext:value-type="float">
            <text:p>74,6875</text:p>
          </table:table-cell>
        </table:table-row>
        <table:table-row table:style-name="ro2">
          <table:table-cell office:value-type="float" office:value="34.7" calcext:value-type="float">
            <text:p>34,7</text:p>
          </table:table-cell>
          <table:table-cell office:value-type="float" office:value="74.5625" calcext:value-type="float">
            <text:p>74,5625</text:p>
          </table:table-cell>
        </table:table-row>
        <table:table-row table:style-name="ro2">
          <table:table-cell office:value-type="float" office:value="34.8" calcext:value-type="float">
            <text:p>34,8</text:p>
          </table:table-cell>
          <table:table-cell office:value-type="float" office:value="74.6042" calcext:value-type="float">
            <text:p>74,6042</text:p>
          </table:table-cell>
        </table:table-row>
        <table:table-row table:style-name="ro2">
          <table:table-cell office:value-type="float" office:value="34.9" calcext:value-type="float">
            <text:p>34,9</text:p>
          </table:table-cell>
          <table:table-cell office:value-type="float" office:value="74.4167" calcext:value-type="float">
            <text:p>74,416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4.9375" calcext:value-type="float">
            <text:p>74,9375</text:p>
          </table:table-cell>
        </table:table-row>
        <table:table-row table:style-name="ro2">
          <table:table-cell office:value-type="float" office:value="35.1" calcext:value-type="float">
            <text:p>35,1</text:p>
          </table:table-cell>
          <table:table-cell office:value-type="float" office:value="74.9375" calcext:value-type="float">
            <text:p>74,9375</text:p>
          </table:table-cell>
        </table:table-row>
        <table:table-row table:style-name="ro2">
          <table:table-cell office:value-type="float" office:value="35.2" calcext:value-type="float">
            <text:p>35,2</text:p>
          </table:table-cell>
          <table:table-cell office:value-type="float" office:value="75.0208" calcext:value-type="float">
            <text:p>75,0208</text:p>
          </table:table-cell>
        </table:table-row>
        <table:table-row table:style-name="ro2">
          <table:table-cell office:value-type="float" office:value="35.3" calcext:value-type="float">
            <text:p>35,3</text:p>
          </table:table-cell>
          <table:table-cell office:value-type="float" office:value="75.5625" calcext:value-type="float">
            <text:p>75,5625</text:p>
          </table:table-cell>
        </table:table-row>
        <table:table-row table:style-name="ro2">
          <table:table-cell office:value-type="float" office:value="35.4" calcext:value-type="float">
            <text:p>35,4</text:p>
          </table:table-cell>
          <table:table-cell office:value-type="float" office:value="74.1875" calcext:value-type="float">
            <text:p>74,1875</text:p>
          </table:table-cell>
        </table:table-row>
        <table:table-row table:style-name="ro2">
          <table:table-cell office:value-type="float" office:value="35.5" calcext:value-type="float">
            <text:p>35,5</text:p>
          </table:table-cell>
          <table:table-cell office:value-type="float" office:value="74.6667" calcext:value-type="float">
            <text:p>74,6667</text:p>
          </table:table-cell>
        </table:table-row>
        <table:table-row table:style-name="ro2">
          <table:table-cell office:value-type="float" office:value="35.6" calcext:value-type="float">
            <text:p>35,6</text:p>
          </table:table-cell>
          <table:table-cell office:value-type="float" office:value="73.8958" calcext:value-type="float">
            <text:p>73,8958</text:p>
          </table:table-cell>
        </table:table-row>
        <table:table-row table:style-name="ro2">
          <table:table-cell office:value-type="float" office:value="35.7" calcext:value-type="float">
            <text:p>35,7</text:p>
          </table:table-cell>
          <table:table-cell office:value-type="float" office:value="73.3333" calcext:value-type="float">
            <text:p>73,3333</text:p>
          </table:table-cell>
        </table:table-row>
        <table:table-row table:style-name="ro2">
          <table:table-cell office:value-type="float" office:value="35.8" calcext:value-type="float">
            <text:p>35,8</text:p>
          </table:table-cell>
          <table:table-cell office:value-type="float" office:value="73.0833" calcext:value-type="float">
            <text:p>73,0833</text:p>
          </table:table-cell>
        </table:table-row>
        <table:table-row table:style-name="ro2">
          <table:table-cell office:value-type="float" office:value="35.9" calcext:value-type="float">
            <text:p>35,9</text:p>
          </table:table-cell>
          <table:table-cell office:value-type="float" office:value="73.3333" calcext:value-type="float">
            <text:p>73,333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3.8542" calcext:value-type="float">
            <text:p>73,8542</text:p>
          </table:table-cell>
        </table:table-row>
        <table:table-row table:style-name="ro2">
          <table:table-cell office:value-type="float" office:value="36.1" calcext:value-type="float">
            <text:p>36,1</text:p>
          </table:table-cell>
          <table:table-cell office:value-type="float" office:value="74.8958" calcext:value-type="float">
            <text:p>74,8958</text:p>
          </table:table-cell>
        </table:table-row>
        <table:table-row table:style-name="ro2">
          <table:table-cell office:value-type="float" office:value="36.2" calcext:value-type="float">
            <text:p>36,2</text:p>
          </table:table-cell>
          <table:table-cell office:value-type="float" office:value="74.8958" calcext:value-type="float">
            <text:p>74,8958</text:p>
          </table:table-cell>
        </table:table-row>
        <table:table-row table:style-name="ro2">
          <table:table-cell office:value-type="float" office:value="36.3" calcext:value-type="float">
            <text:p>36,3</text:p>
          </table:table-cell>
          <table:table-cell office:value-type="float" office:value="75.4583" calcext:value-type="float">
            <text:p>75,4583</text:p>
          </table:table-cell>
        </table:table-row>
        <table:table-row table:style-name="ro2">
          <table:table-cell office:value-type="float" office:value="36.4" calcext:value-type="float">
            <text:p>36,4</text:p>
          </table:table-cell>
          <table:table-cell office:value-type="float" office:value="76.7292" calcext:value-type="float">
            <text:p>76,7292</text:p>
          </table:table-cell>
        </table:table-row>
        <table:table-row table:style-name="ro2">
          <table:table-cell office:value-type="float" office:value="36.5" calcext:value-type="float">
            <text:p>36,5</text:p>
          </table:table-cell>
          <table:table-cell office:value-type="float" office:value="76.3958" calcext:value-type="float">
            <text:p>76,3958</text:p>
          </table:table-cell>
        </table:table-row>
        <table:table-row table:style-name="ro2">
          <table:table-cell office:value-type="float" office:value="36.6" calcext:value-type="float">
            <text:p>36,6</text:p>
          </table:table-cell>
          <table:table-cell office:value-type="float" office:value="76.7292" calcext:value-type="float">
            <text:p>76,7292</text:p>
          </table:table-cell>
        </table:table-row>
        <table:table-row table:style-name="ro2">
          <table:table-cell office:value-type="float" office:value="36.7" calcext:value-type="float">
            <text:p>36,7</text:p>
          </table:table-cell>
          <table:table-cell office:value-type="float" office:value="77.1875" calcext:value-type="float">
            <text:p>77,1875</text:p>
          </table:table-cell>
        </table:table-row>
        <table:table-row table:style-name="ro2">
          <table:table-cell office:value-type="float" office:value="36.8" calcext:value-type="float">
            <text:p>36,8</text:p>
          </table:table-cell>
          <table:table-cell office:value-type="float" office:value="77.5417" calcext:value-type="float">
            <text:p>77,5417</text:p>
          </table:table-cell>
        </table:table-row>
        <table:table-row table:style-name="ro2">
          <table:table-cell office:value-type="float" office:value="36.9" calcext:value-type="float">
            <text:p>36,9</text:p>
          </table:table-cell>
          <table:table-cell office:value-type="float" office:value="77.6458" calcext:value-type="float">
            <text:p>77,645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7.8333" calcext:value-type="float">
            <text:p>77,8333</text:p>
          </table:table-cell>
        </table:table-row>
        <table:table-row table:style-name="ro2">
          <table:table-cell office:value-type="float" office:value="37.1" calcext:value-type="float">
            <text:p>37,1</text:p>
          </table:table-cell>
          <table:table-cell office:value-type="float" office:value="78.4792" calcext:value-type="float">
            <text:p>78,4792</text:p>
          </table:table-cell>
        </table:table-row>
        <table:table-row table:style-name="ro2">
          <table:table-cell office:value-type="float" office:value="37.2" calcext:value-type="float">
            <text:p>37,2</text:p>
          </table:table-cell>
          <table:table-cell office:value-type="float" office:value="79.0208" calcext:value-type="float">
            <text:p>79,0208</text:p>
          </table:table-cell>
        </table:table-row>
        <table:table-row table:style-name="ro2">
          <table:table-cell office:value-type="float" office:value="37.3" calcext:value-type="float">
            <text:p>37,3</text:p>
          </table:table-cell>
          <table:table-cell office:value-type="float" office:value="79.1875" calcext:value-type="float">
            <text:p>79,1875</text:p>
          </table:table-cell>
        </table:table-row>
        <table:table-row table:style-name="ro2">
          <table:table-cell office:value-type="float" office:value="37.4" calcext:value-type="float">
            <text:p>37,4</text:p>
          </table:table-cell>
          <table:table-cell office:value-type="float" office:value="79.4375" calcext:value-type="float">
            <text:p>79,4375</text:p>
          </table:table-cell>
        </table:table-row>
        <table:table-row table:style-name="ro2">
          <table:table-cell office:value-type="float" office:value="37.5" calcext:value-type="float">
            <text:p>37,5</text:p>
          </table:table-cell>
          <table:table-cell office:value-type="float" office:value="80.1042" calcext:value-type="float">
            <text:p>80,1042</text:p>
          </table:table-cell>
        </table:table-row>
        <table:table-row table:style-name="ro2">
          <table:table-cell office:value-type="float" office:value="37.6" calcext:value-type="float">
            <text:p>37,6</text:p>
          </table:table-cell>
          <table:table-cell office:value-type="float" office:value="80.7708" calcext:value-type="float">
            <text:p>80,7708</text:p>
          </table:table-cell>
        </table:table-row>
        <table:table-row table:style-name="ro2">
          <table:table-cell office:value-type="float" office:value="37.7" calcext:value-type="float">
            <text:p>37,7</text:p>
          </table:table-cell>
          <table:table-cell office:value-type="float" office:value="80.2292" calcext:value-type="float">
            <text:p>80,2292</text:p>
          </table:table-cell>
        </table:table-row>
        <table:table-row table:style-name="ro2">
          <table:table-cell office:value-type="float" office:value="37.8" calcext:value-type="float">
            <text:p>37,8</text:p>
          </table:table-cell>
          <table:table-cell office:value-type="float" office:value="81.0208" calcext:value-type="float">
            <text:p>81,0208</text:p>
          </table:table-cell>
        </table:table-row>
        <table:table-row table:style-name="ro2">
          <table:table-cell office:value-type="float" office:value="37.9" calcext:value-type="float">
            <text:p>37,9</text:p>
          </table:table-cell>
          <table:table-cell office:value-type="float" office:value="81.2292" calcext:value-type="float">
            <text:p>81,229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38.1" calcext:value-type="float">
            <text:p>38,1</text:p>
          </table:table-cell>
          <table:table-cell office:value-type="float" office:value="82.25" calcext:value-type="float">
            <text:p>82,25</text:p>
          </table:table-cell>
        </table:table-row>
        <table:table-row table:style-name="ro2">
          <table:table-cell office:value-type="float" office:value="38.2" calcext:value-type="float">
            <text:p>38,2</text:p>
          </table:table-cell>
          <table:table-cell office:value-type="float" office:value="82.7292" calcext:value-type="float">
            <text:p>82,7292</text:p>
          </table:table-cell>
        </table:table-row>
        <table:table-row table:style-name="ro2">
          <table:table-cell office:value-type="float" office:value="38.3" calcext:value-type="float">
            <text:p>38,3</text:p>
          </table:table-cell>
          <table:table-cell office:value-type="float" office:value="82.1875" calcext:value-type="float">
            <text:p>82,1875</text:p>
          </table:table-cell>
        </table:table-row>
        <table:table-row table:style-name="ro2">
          <table:table-cell office:value-type="float" office:value="38.4" calcext:value-type="float">
            <text:p>38,4</text:p>
          </table:table-cell>
          <table:table-cell office:value-type="float" office:value="83.0625" calcext:value-type="float">
            <text:p>83,0625</text:p>
          </table:table-cell>
        </table:table-row>
        <table:table-row table:style-name="ro2">
          <table:table-cell office:value-type="float" office:value="38.5" calcext:value-type="float">
            <text:p>38,5</text:p>
          </table:table-cell>
          <table:table-cell office:value-type="float" office:value="83.0208" calcext:value-type="float">
            <text:p>83,0208</text:p>
          </table:table-cell>
        </table:table-row>
        <table:table-row table:style-name="ro2">
          <table:table-cell office:value-type="float" office:value="38.6" calcext:value-type="float">
            <text:p>38,6</text:p>
          </table:table-cell>
          <table:table-cell office:value-type="float" office:value="83.3542" calcext:value-type="float">
            <text:p>83,3542</text:p>
          </table:table-cell>
        </table:table-row>
        <table:table-row table:style-name="ro2">
          <table:table-cell office:value-type="float" office:value="38.7" calcext:value-type="float">
            <text:p>38,7</text:p>
          </table:table-cell>
          <table:table-cell office:value-type="float" office:value="83.875" calcext:value-type="float">
            <text:p>83,875</text:p>
          </table:table-cell>
        </table:table-row>
        <table:table-row table:style-name="ro2">
          <table:table-cell office:value-type="float" office:value="38.8" calcext:value-type="float">
            <text:p>38,8</text:p>
          </table:table-cell>
          <table:table-cell office:value-type="float" office:value="83.7917" calcext:value-type="float">
            <text:p>83,7917</text:p>
          </table:table-cell>
        </table:table-row>
        <table:table-row table:style-name="ro2">
          <table:table-cell office:value-type="float" office:value="38.9" calcext:value-type="float">
            <text:p>38,9</text:p>
          </table:table-cell>
          <table:table-cell office:value-type="float" office:value="84.6042" calcext:value-type="float">
            <text:p>84,604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5.125" calcext:value-type="float">
            <text:p>85,125</text:p>
          </table:table-cell>
        </table:table-row>
        <table:table-row table:style-name="ro2">
          <table:table-cell office:value-type="float" office:value="39.1" calcext:value-type="float">
            <text:p>39,1</text:p>
          </table:table-cell>
          <table:table-cell office:value-type="float" office:value="84.625" calcext:value-type="float">
            <text:p>84,625</text:p>
          </table:table-cell>
        </table:table-row>
        <table:table-row table:style-name="ro2">
          <table:table-cell office:value-type="float" office:value="39.2" calcext:value-type="float">
            <text:p>39,2</text:p>
          </table:table-cell>
          <table:table-cell office:value-type="float" office:value="85.0417" calcext:value-type="float">
            <text:p>85,0417</text:p>
          </table:table-cell>
        </table:table-row>
        <table:table-row table:style-name="ro2">
          <table:table-cell office:value-type="float" office:value="39.3" calcext:value-type="float">
            <text:p>39,3</text:p>
          </table:table-cell>
          <table:table-cell office:value-type="float" office:value="85.8542" calcext:value-type="float">
            <text:p>85,8542</text:p>
          </table:table-cell>
        </table:table-row>
        <table:table-row table:style-name="ro2">
          <table:table-cell office:value-type="float" office:value="39.4" calcext:value-type="float">
            <text:p>39,4</text:p>
          </table:table-cell>
          <table:table-cell office:value-type="float" office:value="85.7083" calcext:value-type="float">
            <text:p>85,7083</text:p>
          </table:table-cell>
        </table:table-row>
        <table:table-row table:style-name="ro2">
          <table:table-cell office:value-type="float" office:value="39.5" calcext:value-type="float">
            <text:p>39,5</text:p>
          </table:table-cell>
          <table:table-cell office:value-type="float" office:value="85.9583" calcext:value-type="float">
            <text:p>85,9583</text:p>
          </table:table-cell>
        </table:table-row>
        <table:table-row table:style-name="ro2">
          <table:table-cell office:value-type="float" office:value="39.6" calcext:value-type="float">
            <text:p>39,6</text:p>
          </table:table-cell>
          <table:table-cell office:value-type="float" office:value="86.875" calcext:value-type="float">
            <text:p>86,875</text:p>
          </table:table-cell>
        </table:table-row>
        <table:table-row table:style-name="ro2">
          <table:table-cell office:value-type="float" office:value="39.7" calcext:value-type="float">
            <text:p>39,7</text:p>
          </table:table-cell>
          <table:table-cell office:value-type="float" office:value="87.0208" calcext:value-type="float">
            <text:p>87,0208</text:p>
          </table:table-cell>
        </table:table-row>
        <table:table-row table:style-name="ro2">
          <table:table-cell office:value-type="float" office:value="39.8" calcext:value-type="float">
            <text:p>39,8</text:p>
          </table:table-cell>
          <table:table-cell office:value-type="float" office:value="87.3958" calcext:value-type="float">
            <text:p>87,3958</text:p>
          </table:table-cell>
        </table:table-row>
        <table:table-row table:style-name="ro2">
          <table:table-cell office:value-type="float" office:value="39.9" calcext:value-type="float">
            <text:p>39,9</text:p>
          </table:table-cell>
          <table:table-cell office:value-type="float" office:value="93.3958" calcext:value-type="float">
            <text:p>93,395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2.625" calcext:value-type="float">
            <text:p>102,625</text:p>
          </table:table-cell>
        </table:table-row>
        <table:table-row table:style-name="ro2">
          <table:table-cell office:value-type="float" office:value="40.1" calcext:value-type="float">
            <text:p>40,1</text:p>
          </table:table-cell>
          <table:table-cell office:value-type="float" office:value="119.917" calcext:value-type="float">
            <text:p>119,917</text:p>
          </table:table-cell>
        </table:table-row>
        <table:table-row table:style-name="ro2">
          <table:table-cell office:value-type="float" office:value="40.2" calcext:value-type="float">
            <text:p>40,2</text:p>
          </table:table-cell>
          <table:table-cell office:value-type="float" office:value="127.354" calcext:value-type="float">
            <text:p>127,354</text:p>
          </table:table-cell>
        </table:table-row>
        <table:table-row table:style-name="ro2">
          <table:table-cell office:value-type="float" office:value="40.3" calcext:value-type="float">
            <text:p>40,3</text:p>
          </table:table-cell>
          <table:table-cell office:value-type="float" office:value="139.521" calcext:value-type="float">
            <text:p>139,521</text:p>
          </table:table-cell>
        </table:table-row>
        <table:table-row table:style-name="ro2">
          <table:table-cell office:value-type="float" office:value="40.4" calcext:value-type="float">
            <text:p>40,4</text:p>
          </table:table-cell>
          <table:table-cell office:value-type="float" office:value="143.854" calcext:value-type="float">
            <text:p>143,854</text:p>
          </table:table-cell>
        </table:table-row>
        <table:table-row table:style-name="ro2">
          <table:table-cell office:value-type="float" office:value="40.5" calcext:value-type="float">
            <text:p>40,5</text:p>
          </table:table-cell>
          <table:table-cell office:value-type="float" office:value="149.667" calcext:value-type="float">
            <text:p>149,667</text:p>
          </table:table-cell>
        </table:table-row>
        <table:table-row table:style-name="ro2">
          <table:table-cell office:value-type="float" office:value="40.6" calcext:value-type="float">
            <text:p>40,6</text:p>
          </table:table-cell>
          <table:table-cell office:value-type="float" office:value="156.167" calcext:value-type="float">
            <text:p>156,167</text:p>
          </table:table-cell>
        </table:table-row>
        <table:table-row table:style-name="ro2">
          <table:table-cell office:value-type="float" office:value="40.7" calcext:value-type="float">
            <text:p>40,7</text:p>
          </table:table-cell>
          <table:table-cell office:value-type="float" office:value="158.729" calcext:value-type="float">
            <text:p>158,729</text:p>
          </table:table-cell>
        </table:table-row>
        <table:table-row table:style-name="ro2">
          <table:table-cell office:value-type="float" office:value="40.8" calcext:value-type="float">
            <text:p>40,8</text:p>
          </table:table-cell>
          <table:table-cell office:value-type="float" office:value="161.062" calcext:value-type="float">
            <text:p>161,062</text:p>
          </table:table-cell>
        </table:table-row>
        <table:table-row table:style-name="ro2">
          <table:table-cell office:value-type="float" office:value="40.9" calcext:value-type="float">
            <text:p>40,9</text:p>
          </table:table-cell>
          <table:table-cell office:value-type="float" office:value="162.646" calcext:value-type="float">
            <text:p>162,64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3.437" calcext:value-type="float">
            <text:p>163,437</text:p>
          </table:table-cell>
        </table:table-row>
        <table:table-row table:style-name="ro2">
          <table:table-cell office:value-type="float" office:value="41.1" calcext:value-type="float">
            <text:p>41,1</text:p>
          </table:table-cell>
          <table:table-cell office:value-type="float" office:value="162.562" calcext:value-type="float">
            <text:p>162,562</text:p>
          </table:table-cell>
        </table:table-row>
        <table:table-row table:style-name="ro2">
          <table:table-cell office:value-type="float" office:value="41.2" calcext:value-type="float">
            <text:p>41,2</text:p>
          </table:table-cell>
          <table:table-cell office:value-type="float" office:value="162.354" calcext:value-type="float">
            <text:p>162,354</text:p>
          </table:table-cell>
        </table:table-row>
        <table:table-row table:style-name="ro2">
          <table:table-cell office:value-type="float" office:value="41.3" calcext:value-type="float">
            <text:p>41,3</text:p>
          </table:table-cell>
          <table:table-cell office:value-type="float" office:value="163.208" calcext:value-type="float">
            <text:p>163,208</text:p>
          </table:table-cell>
        </table:table-row>
        <table:table-row table:style-name="ro2">
          <table:table-cell office:value-type="float" office:value="41.4" calcext:value-type="float">
            <text:p>41,4</text:p>
          </table:table-cell>
          <table:table-cell office:value-type="float" office:value="161.917" calcext:value-type="float">
            <text:p>161,917</text:p>
          </table:table-cell>
        </table:table-row>
        <table:table-row table:style-name="ro2">
          <table:table-cell office:value-type="float" office:value="41.5" calcext:value-type="float">
            <text:p>41,5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2">
          <table:table-cell office:value-type="float" office:value="41.6" calcext:value-type="float">
            <text:p>41,6</text:p>
          </table:table-cell>
          <table:table-cell office:value-type="float" office:value="162.146" calcext:value-type="float">
            <text:p>162,146</text:p>
          </table:table-cell>
        </table:table-row>
        <table:table-row table:style-name="ro2">
          <table:table-cell office:value-type="float" office:value="41.7" calcext:value-type="float">
            <text:p>41,7</text:p>
          </table:table-cell>
          <table:table-cell office:value-type="float" office:value="162.437" calcext:value-type="float">
            <text:p>162,437</text:p>
          </table:table-cell>
        </table:table-row>
        <table:table-row table:style-name="ro2">
          <table:table-cell office:value-type="float" office:value="41.8" calcext:value-type="float">
            <text:p>41,8</text:p>
          </table:table-cell>
          <table:table-cell office:value-type="float" office:value="163.021" calcext:value-type="float">
            <text:p>163,021</text:p>
          </table:table-cell>
        </table:table-row>
        <table:table-row table:style-name="ro2">
          <table:table-cell office:value-type="float" office:value="41.9" calcext:value-type="float">
            <text:p>41,9</text:p>
          </table:table-cell>
          <table:table-cell office:value-type="float" office:value="161.521" calcext:value-type="float">
            <text:p>161,52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0.979" calcext:value-type="float">
            <text:p>160,979</text:p>
          </table:table-cell>
        </table:table-row>
        <table:table-row table:style-name="ro2">
          <table:table-cell office:value-type="float" office:value="42.1" calcext:value-type="float">
            <text:p>42,1</text:p>
          </table:table-cell>
          <table:table-cell office:value-type="float" office:value="161.604" calcext:value-type="float">
            <text:p>161,604</text:p>
          </table:table-cell>
        </table:table-row>
        <table:table-row table:style-name="ro2">
          <table:table-cell office:value-type="float" office:value="42.2" calcext:value-type="float">
            <text:p>42,2</text:p>
          </table:table-cell>
          <table:table-cell office:value-type="float" office:value="161.667" calcext:value-type="float">
            <text:p>161,667</text:p>
          </table:table-cell>
        </table:table-row>
        <table:table-row table:style-name="ro2">
          <table:table-cell office:value-type="float" office:value="42.3" calcext:value-type="float">
            <text:p>42,3</text:p>
          </table:table-cell>
          <table:table-cell office:value-type="float" office:value="160.646" calcext:value-type="float">
            <text:p>160,646</text:p>
          </table:table-cell>
        </table:table-row>
        <table:table-row table:style-name="ro2">
          <table:table-cell office:value-type="float" office:value="42.4" calcext:value-type="float">
            <text:p>42,4</text:p>
          </table:table-cell>
          <table:table-cell office:value-type="float" office:value="160.75" calcext:value-type="float">
            <text:p>160,75</text:p>
          </table:table-cell>
        </table:table-row>
        <table:table-row table:style-name="ro2">
          <table:table-cell office:value-type="float" office:value="42.5" calcext:value-type="float">
            <text:p>42,5</text:p>
          </table:table-cell>
          <table:table-cell office:value-type="float" office:value="162.021" calcext:value-type="float">
            <text:p>162,021</text:p>
          </table:table-cell>
        </table:table-row>
        <table:table-row table:style-name="ro2">
          <table:table-cell office:value-type="float" office:value="42.6" calcext:value-type="float">
            <text:p>42,6</text:p>
          </table:table-cell>
          <table:table-cell office:value-type="float" office:value="160.771" calcext:value-type="float">
            <text:p>160,771</text:p>
          </table:table-cell>
        </table:table-row>
        <table:table-row table:style-name="ro2">
          <table:table-cell office:value-type="float" office:value="42.7" calcext:value-type="float">
            <text:p>42,7</text:p>
          </table:table-cell>
          <table:table-cell office:value-type="float" office:value="161.687" calcext:value-type="float">
            <text:p>161,687</text:p>
          </table:table-cell>
        </table:table-row>
        <table:table-row table:style-name="ro2">
          <table:table-cell office:value-type="float" office:value="42.8" calcext:value-type="float">
            <text:p>42,8</text:p>
          </table:table-cell>
          <table:table-cell office:value-type="float" office:value="160.062" calcext:value-type="float">
            <text:p>160,062</text:p>
          </table:table-cell>
        </table:table-row>
        <table:table-row table:style-name="ro2">
          <table:table-cell office:value-type="float" office:value="42.9" calcext:value-type="float">
            <text:p>42,9</text:p>
          </table:table-cell>
          <table:table-cell office:value-type="float" office:value="160.792" calcext:value-type="float">
            <text:p>160,79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61.375" calcext:value-type="float">
            <text:p>161,375</text:p>
          </table:table-cell>
        </table:table-row>
        <table:table-row table:style-name="ro2">
          <table:table-cell office:value-type="float" office:value="43.1" calcext:value-type="float">
            <text:p>43,1</text:p>
          </table:table-cell>
          <table:table-cell office:value-type="float" office:value="160.833" calcext:value-type="float">
            <text:p>160,833</text:p>
          </table:table-cell>
        </table:table-row>
        <table:table-row table:style-name="ro2">
          <table:table-cell office:value-type="float" office:value="43.2" calcext:value-type="float">
            <text:p>43,2</text:p>
          </table:table-cell>
          <table:table-cell office:value-type="float" office:value="159.542" calcext:value-type="float">
            <text:p>159,542</text:p>
          </table:table-cell>
        </table:table-row>
        <table:table-row table:style-name="ro2">
          <table:table-cell office:value-type="float" office:value="43.3" calcext:value-type="float">
            <text:p>43,3</text:p>
          </table:table-cell>
          <table:table-cell office:value-type="float" office:value="160.062" calcext:value-type="float">
            <text:p>160,062</text:p>
          </table:table-cell>
        </table:table-row>
        <table:table-row table:style-name="ro2">
          <table:table-cell office:value-type="float" office:value="43.4" calcext:value-type="float">
            <text:p>43,4</text:p>
          </table:table-cell>
          <table:table-cell office:value-type="float" office:value="160.604" calcext:value-type="float">
            <text:p>160,604</text:p>
          </table:table-cell>
        </table:table-row>
        <table:table-row table:style-name="ro2">
          <table:table-cell office:value-type="float" office:value="43.5" calcext:value-type="float">
            <text:p>43,5</text:p>
          </table:table-cell>
          <table:table-cell office:value-type="float" office:value="159.167" calcext:value-type="float">
            <text:p>159,167</text:p>
          </table:table-cell>
        </table:table-row>
        <table:table-row table:style-name="ro2">
          <table:table-cell office:value-type="float" office:value="43.6" calcext:value-type="float">
            <text:p>43,6</text:p>
          </table:table-cell>
          <table:table-cell office:value-type="float" office:value="160.229" calcext:value-type="float">
            <text:p>160,229</text:p>
          </table:table-cell>
        </table:table-row>
        <table:table-row table:style-name="ro2">
          <table:table-cell office:value-type="float" office:value="43.7" calcext:value-type="float">
            <text:p>43,7</text:p>
          </table:table-cell>
          <table:table-cell office:value-type="float" office:value="159.917" calcext:value-type="float">
            <text:p>159,917</text:p>
          </table:table-cell>
        </table:table-row>
        <table:table-row table:style-name="ro2">
          <table:table-cell office:value-type="float" office:value="43.8" calcext:value-type="float">
            <text:p>43,8</text:p>
          </table:table-cell>
          <table:table-cell office:value-type="float" office:value="160.771" calcext:value-type="float">
            <text:p>160,771</text:p>
          </table:table-cell>
        </table:table-row>
        <table:table-row table:style-name="ro2">
          <table:table-cell office:value-type="float" office:value="43.9" calcext:value-type="float">
            <text:p>43,9</text:p>
          </table:table-cell>
          <table:table-cell office:value-type="float" office:value="159.542" calcext:value-type="float">
            <text:p>159,54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9.521" calcext:value-type="float">
            <text:p>159,521</text:p>
          </table:table-cell>
        </table:table-row>
        <table:table-row table:style-name="ro2">
          <table:table-cell office:value-type="float" office:value="44.1" calcext:value-type="float">
            <text:p>44,1</text:p>
          </table:table-cell>
          <table:table-cell office:value-type="float" office:value="160.229" calcext:value-type="float">
            <text:p>160,229</text:p>
          </table:table-cell>
        </table:table-row>
        <table:table-row table:style-name="ro2">
          <table:table-cell office:value-type="float" office:value="44.2" calcext:value-type="float">
            <text:p>44,2</text:p>
          </table:table-cell>
          <table:table-cell office:value-type="float" office:value="160.312" calcext:value-type="float">
            <text:p>160,312</text:p>
          </table:table-cell>
        </table:table-row>
        <table:table-row table:style-name="ro2">
          <table:table-cell office:value-type="float" office:value="44.3" calcext:value-type="float">
            <text:p>44,3</text:p>
          </table:table-cell>
          <table:table-cell office:value-type="float" office:value="159.333" calcext:value-type="float">
            <text:p>159,333</text:p>
          </table:table-cell>
        </table:table-row>
        <table:table-row table:style-name="ro2">
          <table:table-cell office:value-type="float" office:value="44.4" calcext:value-type="float">
            <text:p>44,4</text:p>
          </table:table-cell>
          <table:table-cell office:value-type="float" office:value="159.25" calcext:value-type="float">
            <text:p>159,25</text:p>
          </table:table-cell>
        </table:table-row>
        <table:table-row table:style-name="ro2">
          <table:table-cell office:value-type="float" office:value="44.5" calcext:value-type="float">
            <text:p>44,5</text:p>
          </table:table-cell>
          <table:table-cell office:value-type="float" office:value="159.625" calcext:value-type="float">
            <text:p>159,625</text:p>
          </table:table-cell>
        </table:table-row>
        <table:table-row table:style-name="ro2">
          <table:table-cell office:value-type="float" office:value="44.6" calcext:value-type="float">
            <text:p>44,6</text:p>
          </table:table-cell>
          <table:table-cell office:value-type="float" office:value="159.271" calcext:value-type="float">
            <text:p>159,271</text:p>
          </table:table-cell>
        </table:table-row>
        <table:table-row table:style-name="ro2">
          <table:table-cell office:value-type="float" office:value="44.7" calcext:value-type="float">
            <text:p>44,7</text:p>
          </table:table-cell>
          <table:table-cell office:value-type="float" office:value="159.75" calcext:value-type="float">
            <text:p>159,75</text:p>
          </table:table-cell>
        </table:table-row>
        <table:table-row table:style-name="ro2">
          <table:table-cell office:value-type="float" office:value="44.8" calcext:value-type="float">
            <text:p>44,8</text:p>
          </table:table-cell>
          <table:table-cell office:value-type="float" office:value="158.375" calcext:value-type="float">
            <text:p>158,375</text:p>
          </table:table-cell>
        </table:table-row>
        <table:table-row table:style-name="ro2">
          <table:table-cell office:value-type="float" office:value="44.9" calcext:value-type="float">
            <text:p>44,9</text:p>
          </table:table-cell>
          <table:table-cell office:value-type="float" office:value="158.729" calcext:value-type="float">
            <text:p>158,72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58.917" calcext:value-type="float">
            <text:p>158,917</text:p>
          </table:table-cell>
        </table:table-row>
        <table:table-row table:style-name="ro2">
          <table:table-cell office:value-type="float" office:value="45.1" calcext:value-type="float">
            <text:p>45,1</text:p>
          </table:table-cell>
          <table:table-cell office:value-type="float" office:value="158.208" calcext:value-type="float">
            <text:p>158,208</text:p>
          </table:table-cell>
        </table:table-row>
        <table:table-row table:style-name="ro2">
          <table:table-cell office:value-type="float" office:value="45.2" calcext:value-type="float">
            <text:p>45,2</text:p>
          </table:table-cell>
          <table:table-cell office:value-type="float" office:value="158.437" calcext:value-type="float">
            <text:p>158,437</text:p>
          </table:table-cell>
        </table:table-row>
        <table:table-row table:style-name="ro2">
          <table:table-cell office:value-type="float" office:value="45.3" calcext:value-type="float">
            <text:p>45,3</text:p>
          </table:table-cell>
          <table:table-cell office:value-type="float" office:value="158.625" calcext:value-type="float">
            <text:p>158,625</text:p>
          </table:table-cell>
        </table:table-row>
        <table:table-row table:style-name="ro2">
          <table:table-cell office:value-type="float" office:value="45.4" calcext:value-type="float">
            <text:p>45,4</text:p>
          </table:table-cell>
          <table:table-cell office:value-type="float" office:value="158.854" calcext:value-type="float">
            <text:p>158,854</text:p>
          </table:table-cell>
        </table:table-row>
        <table:table-row table:style-name="ro2">
          <table:table-cell office:value-type="float" office:value="45.5" calcext:value-type="float">
            <text:p>45,5</text:p>
          </table:table-cell>
          <table:table-cell office:value-type="float" office:value="158.292" calcext:value-type="float">
            <text:p>158,292</text:p>
          </table:table-cell>
        </table:table-row>
        <table:table-row table:style-name="ro2">
          <table:table-cell office:value-type="float" office:value="45.6" calcext:value-type="float">
            <text:p>45,6</text:p>
          </table:table-cell>
          <table:table-cell office:value-type="float" office:value="158.042" calcext:value-type="float">
            <text:p>158,042</text:p>
          </table:table-cell>
        </table:table-row>
        <table:table-row table:style-name="ro2">
          <table:table-cell office:value-type="float" office:value="45.7" calcext:value-type="float">
            <text:p>45,7</text:p>
          </table:table-cell>
          <table:table-cell office:value-type="float" office:value="157.917" calcext:value-type="float">
            <text:p>157,917</text:p>
          </table:table-cell>
        </table:table-row>
        <table:table-row table:style-name="ro2">
          <table:table-cell office:value-type="float" office:value="45.8" calcext:value-type="float">
            <text:p>45,8</text:p>
          </table:table-cell>
          <table:table-cell office:value-type="float" office:value="158.167" calcext:value-type="float">
            <text:p>158,167</text:p>
          </table:table-cell>
        </table:table-row>
        <table:table-row table:style-name="ro2">
          <table:table-cell office:value-type="float" office:value="45.9" calcext:value-type="float">
            <text:p>45,9</text:p>
          </table:table-cell>
          <table:table-cell office:value-type="float" office:value="157.271" calcext:value-type="float">
            <text:p>157,27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7.417" calcext:value-type="float">
            <text:p>157,417</text:p>
          </table:table-cell>
        </table:table-row>
        <table:table-row table:style-name="ro2">
          <table:table-cell office:value-type="float" office:value="46.1" calcext:value-type="float">
            <text:p>46,1</text:p>
          </table:table-cell>
          <table:table-cell office:value-type="float" office:value="157.854" calcext:value-type="float">
            <text:p>157,854</text:p>
          </table:table-cell>
        </table:table-row>
        <table:table-row table:style-name="ro2">
          <table:table-cell office:value-type="float" office:value="46.2" calcext:value-type="float">
            <text:p>46,2</text:p>
          </table:table-cell>
          <table:table-cell office:value-type="float" office:value="158.271" calcext:value-type="float">
            <text:p>158,271</text:p>
          </table:table-cell>
        </table:table-row>
        <table:table-row table:style-name="ro2">
          <table:table-cell office:value-type="float" office:value="46.3" calcext:value-type="float">
            <text:p>46,3</text:p>
          </table:table-cell>
          <table:table-cell office:value-type="float" office:value="156.875" calcext:value-type="float">
            <text:p>156,875</text:p>
          </table:table-cell>
        </table:table-row>
        <table:table-row table:style-name="ro2">
          <table:table-cell office:value-type="float" office:value="46.4" calcext:value-type="float">
            <text:p>46,4</text:p>
          </table:table-cell>
          <table:table-cell office:value-type="float" office:value="157.708" calcext:value-type="float">
            <text:p>157,708</text:p>
          </table:table-cell>
        </table:table-row>
        <table:table-row table:style-name="ro2">
          <table:table-cell office:value-type="float" office:value="46.5" calcext:value-type="float">
            <text:p>46,5</text:p>
          </table:table-cell>
          <table:table-cell office:value-type="float" office:value="157.75" calcext:value-type="float">
            <text:p>157,75</text:p>
          </table:table-cell>
        </table:table-row>
        <table:table-row table:style-name="ro2">
          <table:table-cell office:value-type="float" office:value="46.6" calcext:value-type="float">
            <text:p>46,6</text:p>
          </table:table-cell>
          <table:table-cell office:value-type="float" office:value="157.021" calcext:value-type="float">
            <text:p>157,021</text:p>
          </table:table-cell>
        </table:table-row>
        <table:table-row table:style-name="ro2">
          <table:table-cell office:value-type="float" office:value="46.7" calcext:value-type="float">
            <text:p>46,7</text:p>
          </table:table-cell>
          <table:table-cell office:value-type="float" office:value="157.792" calcext:value-type="float">
            <text:p>157,792</text:p>
          </table:table-cell>
        </table:table-row>
        <table:table-row table:style-name="ro2">
          <table:table-cell office:value-type="float" office:value="46.8" calcext:value-type="float">
            <text:p>46,8</text:p>
          </table:table-cell>
          <table:table-cell office:value-type="float" office:value="156.729" calcext:value-type="float">
            <text:p>156,729</text:p>
          </table:table-cell>
        </table:table-row>
        <table:table-row table:style-name="ro2">
          <table:table-cell office:value-type="float" office:value="46.9" calcext:value-type="float">
            <text:p>46,9</text:p>
          </table:table-cell>
          <table:table-cell office:value-type="float" office:value="157.875" calcext:value-type="float">
            <text:p>157,8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7.062" calcext:value-type="float">
            <text:p>157,062</text:p>
          </table:table-cell>
        </table:table-row>
        <table:table-row table:style-name="ro2">
          <table:table-cell office:value-type="float" office:value="47.1" calcext:value-type="float">
            <text:p>47,1</text:p>
          </table:table-cell>
          <table:table-cell office:value-type="float" office:value="155.771" calcext:value-type="float">
            <text:p>155,771</text:p>
          </table:table-cell>
        </table:table-row>
        <table:table-row table:style-name="ro2">
          <table:table-cell office:value-type="float" office:value="47.2" calcext:value-type="float">
            <text:p>47,2</text:p>
          </table:table-cell>
          <table:table-cell office:value-type="float" office:value="155.75" calcext:value-type="float">
            <text:p>155,75</text:p>
          </table:table-cell>
        </table:table-row>
        <table:table-row table:style-name="ro2">
          <table:table-cell office:value-type="float" office:value="47.3" calcext:value-type="float">
            <text:p>47,3</text:p>
          </table:table-cell>
          <table:table-cell office:value-type="float" office:value="155.625" calcext:value-type="float">
            <text:p>155,625</text:p>
          </table:table-cell>
        </table:table-row>
        <table:table-row table:style-name="ro2">
          <table:table-cell office:value-type="float" office:value="47.4" calcext:value-type="float">
            <text:p>47,4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47.5" calcext:value-type="float">
            <text:p>47,5</text:p>
          </table:table-cell>
          <table:table-cell office:value-type="float" office:value="156.896" calcext:value-type="float">
            <text:p>156,896</text:p>
          </table:table-cell>
        </table:table-row>
        <table:table-row table:style-name="ro2">
          <table:table-cell office:value-type="float" office:value="47.6" calcext:value-type="float">
            <text:p>47,6</text:p>
          </table:table-cell>
          <table:table-cell office:value-type="float" office:value="156.125" calcext:value-type="float">
            <text:p>156,125</text:p>
          </table:table-cell>
        </table:table-row>
        <table:table-row table:style-name="ro2">
          <table:table-cell office:value-type="float" office:value="47.7" calcext:value-type="float">
            <text:p>47,7</text:p>
          </table:table-cell>
          <table:table-cell office:value-type="float" office:value="156.292" calcext:value-type="float">
            <text:p>156,292</text:p>
          </table:table-cell>
        </table:table-row>
        <table:table-row table:style-name="ro2">
          <table:table-cell office:value-type="float" office:value="47.8" calcext:value-type="float">
            <text:p>47,8</text:p>
          </table:table-cell>
          <table:table-cell office:value-type="float" office:value="156.708" calcext:value-type="float">
            <text:p>156,708</text:p>
          </table:table-cell>
        </table:table-row>
        <table:table-row table:style-name="ro2">
          <table:table-cell office:value-type="float" office:value="47.9" calcext:value-type="float">
            <text:p>47,9</text:p>
          </table:table-cell>
          <table:table-cell office:value-type="float" office:value="155.958" calcext:value-type="float">
            <text:p>155,95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5.583" calcext:value-type="float">
            <text:p>155,583</text:p>
          </table:table-cell>
        </table:table-row>
        <table:table-row table:style-name="ro2">
          <table:table-cell office:value-type="float" office:value="48.1" calcext:value-type="float">
            <text:p>48,1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48.2" calcext:value-type="float">
            <text:p>48,2</text:p>
          </table:table-cell>
          <table:table-cell office:value-type="float" office:value="155.625" calcext:value-type="float">
            <text:p>155,625</text:p>
          </table:table-cell>
        </table:table-row>
        <table:table-row table:style-name="ro2">
          <table:table-cell office:value-type="float" office:value="48.3" calcext:value-type="float">
            <text:p>48,3</text:p>
          </table:table-cell>
          <table:table-cell office:value-type="float" office:value="152.083" calcext:value-type="float">
            <text:p>152,083</text:p>
          </table:table-cell>
        </table:table-row>
        <table:table-row table:style-name="ro2">
          <table:table-cell office:value-type="float" office:value="48.4" calcext:value-type="float">
            <text:p>48,4</text:p>
          </table:table-cell>
          <table:table-cell office:value-type="float" office:value="152.167" calcext:value-type="float">
            <text:p>152,167</text:p>
          </table:table-cell>
        </table:table-row>
        <table:table-row table:style-name="ro2">
          <table:table-cell office:value-type="float" office:value="48.5" calcext:value-type="float">
            <text:p>48,5</text:p>
          </table:table-cell>
          <table:table-cell office:value-type="float" office:value="151.146" calcext:value-type="float">
            <text:p>151,146</text:p>
          </table:table-cell>
        </table:table-row>
        <table:table-row table:style-name="ro2">
          <table:table-cell office:value-type="float" office:value="48.6" calcext:value-type="float">
            <text:p>48,6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48.7" calcext:value-type="float">
            <text:p>48,7</text:p>
          </table:table-cell>
          <table:table-cell office:value-type="float" office:value="150.271" calcext:value-type="float">
            <text:p>150,271</text:p>
          </table:table-cell>
        </table:table-row>
        <table:table-row table:style-name="ro2">
          <table:table-cell office:value-type="float" office:value="48.8" calcext:value-type="float">
            <text:p>48,8</text:p>
          </table:table-cell>
          <table:table-cell office:value-type="float" office:value="149.125" calcext:value-type="float">
            <text:p>149,125</text:p>
          </table:table-cell>
        </table:table-row>
        <table:table-row table:style-name="ro2">
          <table:table-cell office:value-type="float" office:value="48.9" calcext:value-type="float">
            <text:p>48,9</text:p>
          </table:table-cell>
          <table:table-cell office:value-type="float" office:value="150.021" calcext:value-type="float">
            <text:p>150,02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49.562" calcext:value-type="float">
            <text:p>149,562</text:p>
          </table:table-cell>
        </table:table-row>
        <table:table-row table:style-name="ro2">
          <table:table-cell office:value-type="float" office:value="49.1" calcext:value-type="float">
            <text:p>49,1</text:p>
          </table:table-cell>
          <table:table-cell office:value-type="float" office:value="148.812" calcext:value-type="float">
            <text:p>148,812</text:p>
          </table:table-cell>
        </table:table-row>
        <table:table-row table:style-name="ro2">
          <table:table-cell office:value-type="float" office:value="49.2" calcext:value-type="float">
            <text:p>49,2</text:p>
          </table:table-cell>
          <table:table-cell office:value-type="float" office:value="148.833" calcext:value-type="float">
            <text:p>148,833</text:p>
          </table:table-cell>
        </table:table-row>
        <table:table-row table:style-name="ro2">
          <table:table-cell office:value-type="float" office:value="49.3" calcext:value-type="float">
            <text:p>49,3</text:p>
          </table:table-cell>
          <table:table-cell office:value-type="float" office:value="148.667" calcext:value-type="float">
            <text:p>148,667</text:p>
          </table:table-cell>
        </table:table-row>
        <table:table-row table:style-name="ro2">
          <table:table-cell office:value-type="float" office:value="49.4" calcext:value-type="float">
            <text:p>49,4</text:p>
          </table:table-cell>
          <table:table-cell office:value-type="float" office:value="148.771" calcext:value-type="float">
            <text:p>148,771</text:p>
          </table:table-cell>
        </table:table-row>
        <table:table-row table:style-name="ro2">
          <table:table-cell office:value-type="float" office:value="49.5" calcext:value-type="float">
            <text:p>49,5</text:p>
          </table:table-cell>
          <table:table-cell office:value-type="float" office:value="148.146" calcext:value-type="float">
            <text:p>148,146</text:p>
          </table:table-cell>
        </table:table-row>
        <table:table-row table:style-name="ro2">
          <table:table-cell office:value-type="float" office:value="49.6" calcext:value-type="float">
            <text:p>49,6</text:p>
          </table:table-cell>
          <table:table-cell office:value-type="float" office:value="148.104" calcext:value-type="float">
            <text:p>148,104</text:p>
          </table:table-cell>
        </table:table-row>
        <table:table-row table:style-name="ro2">
          <table:table-cell office:value-type="float" office:value="49.7" calcext:value-type="float">
            <text:p>49,7</text:p>
          </table:table-cell>
          <table:table-cell office:value-type="float" office:value="148.458" calcext:value-type="float">
            <text:p>148,458</text:p>
          </table:table-cell>
        </table:table-row>
        <table:table-row table:style-name="ro2">
          <table:table-cell office:value-type="float" office:value="49.8" calcext:value-type="float">
            <text:p>49,8</text:p>
          </table:table-cell>
          <table:table-cell office:value-type="float" office:value="147.729" calcext:value-type="float">
            <text:p>147,729</text:p>
          </table:table-cell>
        </table:table-row>
        <table:table-row table:style-name="ro2">
          <table:table-cell office:value-type="float" office:value="49.9" calcext:value-type="float">
            <text:p>49,9</text:p>
          </table:table-cell>
          <table:table-cell office:value-type="float" office:value="147.396" calcext:value-type="float">
            <text:p>147,39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7.062" calcext:value-type="float">
            <text:p>147,062</text:p>
          </table:table-cell>
        </table:table-row>
        <table:table-row table:style-name="ro2">
          <table:table-cell office:value-type="float" office:value="50.1" calcext:value-type="float">
            <text:p>50,1</text:p>
          </table:table-cell>
          <table:table-cell office:value-type="float" office:value="147.437" calcext:value-type="float">
            <text:p>147,437</text:p>
          </table:table-cell>
        </table:table-row>
        <table:table-row table:style-name="ro2">
          <table:table-cell office:value-type="float" office:value="50.2" calcext:value-type="float">
            <text:p>50,2</text:p>
          </table:table-cell>
          <table:table-cell office:value-type="float" office:value="147.437" calcext:value-type="float">
            <text:p>147,437</text:p>
          </table:table-cell>
        </table:table-row>
        <table:table-row table:style-name="ro2">
          <table:table-cell office:value-type="float" office:value="50.3" calcext:value-type="float">
            <text:p>50,3</text:p>
          </table:table-cell>
          <table:table-cell office:value-type="float" office:value="146.625" calcext:value-type="float">
            <text:p>146,625</text:p>
          </table:table-cell>
        </table:table-row>
        <table:table-row table:style-name="ro2">
          <table:table-cell office:value-type="float" office:value="50.4" calcext:value-type="float">
            <text:p>50,4</text:p>
          </table:table-cell>
          <table:table-cell office:value-type="float" office:value="145.979" calcext:value-type="float">
            <text:p>145,979</text:p>
          </table:table-cell>
        </table:table-row>
        <table:table-row table:style-name="ro2">
          <table:table-cell office:value-type="float" office:value="50.5" calcext:value-type="float">
            <text:p>50,5</text:p>
          </table:table-cell>
          <table:table-cell office:value-type="float" office:value="145.917" calcext:value-type="float">
            <text:p>145,917</text:p>
          </table:table-cell>
        </table:table-row>
        <table:table-row table:style-name="ro2">
          <table:table-cell office:value-type="float" office:value="50.6" calcext:value-type="float">
            <text:p>50,6</text:p>
          </table:table-cell>
          <table:table-cell office:value-type="float" office:value="146.979" calcext:value-type="float">
            <text:p>146,979</text:p>
          </table:table-cell>
        </table:table-row>
        <table:table-row table:style-name="ro2">
          <table:table-cell office:value-type="float" office:value="50.7" calcext:value-type="float">
            <text:p>50,7</text:p>
          </table:table-cell>
          <table:table-cell office:value-type="float" office:value="145.896" calcext:value-type="float">
            <text:p>145,896</text:p>
          </table:table-cell>
        </table:table-row>
        <table:table-row table:style-name="ro2">
          <table:table-cell office:value-type="float" office:value="50.8" calcext:value-type="float">
            <text:p>50,8</text:p>
          </table:table-cell>
          <table:table-cell office:value-type="float" office:value="146.437" calcext:value-type="float">
            <text:p>146,437</text:p>
          </table:table-cell>
        </table:table-row>
        <table:table-row table:style-name="ro2">
          <table:table-cell office:value-type="float" office:value="50.9" calcext:value-type="float">
            <text:p>50,9</text:p>
          </table:table-cell>
          <table:table-cell office:value-type="float" office:value="145.917" calcext:value-type="float">
            <text:p>145,91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5.875" calcext:value-type="float">
            <text:p>145,875</text:p>
          </table:table-cell>
        </table:table-row>
        <table:table-row table:style-name="ro2">
          <table:table-cell office:value-type="float" office:value="51.1" calcext:value-type="float">
            <text:p>51,1</text:p>
          </table:table-cell>
          <table:table-cell office:value-type="float" office:value="145.792" calcext:value-type="float">
            <text:p>145,792</text:p>
          </table:table-cell>
        </table:table-row>
        <table:table-row table:style-name="ro2">
          <table:table-cell office:value-type="float" office:value="51.2" calcext:value-type="float">
            <text:p>51,2</text:p>
          </table:table-cell>
          <table:table-cell office:value-type="float" office:value="145.771" calcext:value-type="float">
            <text:p>145,771</text:p>
          </table:table-cell>
        </table:table-row>
        <table:table-row table:style-name="ro2">
          <table:table-cell office:value-type="float" office:value="51.3" calcext:value-type="float">
            <text:p>51,3</text:p>
          </table:table-cell>
          <table:table-cell office:value-type="float" office:value="145.208" calcext:value-type="float">
            <text:p>145,208</text:p>
          </table:table-cell>
        </table:table-row>
        <table:table-row table:style-name="ro2">
          <table:table-cell office:value-type="float" office:value="51.4" calcext:value-type="float">
            <text:p>51,4</text:p>
          </table:table-cell>
          <table:table-cell office:value-type="float" office:value="145.729" calcext:value-type="float">
            <text:p>145,729</text:p>
          </table:table-cell>
        </table:table-row>
        <table:table-row table:style-name="ro2">
          <table:table-cell office:value-type="float" office:value="51.5" calcext:value-type="float">
            <text:p>51,5</text:p>
          </table:table-cell>
          <table:table-cell office:value-type="float" office:value="145.437" calcext:value-type="float">
            <text:p>145,437</text:p>
          </table:table-cell>
        </table:table-row>
        <table:table-row table:style-name="ro2">
          <table:table-cell office:value-type="float" office:value="51.6" calcext:value-type="float">
            <text:p>51,6</text:p>
          </table:table-cell>
          <table:table-cell office:value-type="float" office:value="146.125" calcext:value-type="float">
            <text:p>146,125</text:p>
          </table:table-cell>
        </table:table-row>
        <table:table-row table:style-name="ro2">
          <table:table-cell office:value-type="float" office:value="51.7" calcext:value-type="float">
            <text:p>51,7</text:p>
          </table:table-cell>
          <table:table-cell office:value-type="float" office:value="144.479" calcext:value-type="float">
            <text:p>144,479</text:p>
          </table:table-cell>
        </table:table-row>
        <table:table-row table:style-name="ro2">
          <table:table-cell office:value-type="float" office:value="51.8" calcext:value-type="float">
            <text:p>51,8</text:p>
          </table:table-cell>
          <table:table-cell office:value-type="float" office:value="140.562" calcext:value-type="float">
            <text:p>140,562</text:p>
          </table:table-cell>
        </table:table-row>
        <table:table-row table:style-name="ro2">
          <table:table-cell office:value-type="float" office:value="51.9" calcext:value-type="float">
            <text:p>51,9</text:p>
          </table:table-cell>
          <table:table-cell office:value-type="float" office:value="120.229" calcext:value-type="float">
            <text:p>120,2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2.5625" calcext:value-type="float">
            <text:p>92,5625</text:p>
          </table:table-cell>
        </table:table-row>
        <table:table-row table:style-name="ro2">
          <table:table-cell office:value-type="float" office:value="52.1" calcext:value-type="float">
            <text:p>52,1</text:p>
          </table:table-cell>
          <table:table-cell office:value-type="float" office:value="76.9583" calcext:value-type="float">
            <text:p>76,9583</text:p>
          </table:table-cell>
        </table:table-row>
        <table:table-row table:style-name="ro2">
          <table:table-cell office:value-type="float" office:value="52.2" calcext:value-type="float">
            <text:p>52,2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52.3" calcext:value-type="float">
            <text:p>52,3</text:p>
          </table:table-cell>
          <table:table-cell office:value-type="float" office:value="51.9792" calcext:value-type="float">
            <text:p>51,9792</text:p>
          </table:table-cell>
        </table:table-row>
        <table:table-row table:style-name="ro2">
          <table:table-cell office:value-type="float" office:value="52.4" calcext:value-type="float">
            <text:p>52,4</text:p>
          </table:table-cell>
          <table:table-cell office:value-type="float" office:value="47.0625" calcext:value-type="float">
            <text:p>47,0625</text:p>
          </table:table-cell>
        </table:table-row>
        <table:table-row table:style-name="ro2">
          <table:table-cell office:value-type="float" office:value="52.5" calcext:value-type="float">
            <text:p>52,5</text:p>
          </table:table-cell>
          <table:table-cell office:value-type="float" office:value="42.9375" calcext:value-type="float">
            <text:p>42,9375</text:p>
          </table:table-cell>
        </table:table-row>
        <table:table-row table:style-name="ro2">
          <table:table-cell office:value-type="float" office:value="52.6" calcext:value-type="float">
            <text:p>52,6</text:p>
          </table:table-cell>
          <table:table-cell office:value-type="float" office:value="42.8958" calcext:value-type="float">
            <text:p>42,8958</text:p>
          </table:table-cell>
        </table:table-row>
        <table:table-row table:style-name="ro2">
          <table:table-cell office:value-type="float" office:value="52.7" calcext:value-type="float">
            <text:p>52,7</text:p>
          </table:table-cell>
          <table:table-cell office:value-type="float" office:value="43.6042" calcext:value-type="float">
            <text:p>43,6042</text:p>
          </table:table-cell>
        </table:table-row>
        <table:table-row table:style-name="ro2">
          <table:table-cell office:value-type="float" office:value="52.8" calcext:value-type="float">
            <text:p>52,8</text:p>
          </table:table-cell>
          <table:table-cell office:value-type="float" office:value="44.7083" calcext:value-type="float">
            <text:p>44,7083</text:p>
          </table:table-cell>
        </table:table-row>
        <table:table-row table:style-name="ro2">
          <table:table-cell office:value-type="float" office:value="52.9" calcext:value-type="float">
            <text:p>52,9</text:p>
          </table:table-cell>
          <table:table-cell office:value-type="float" office:value="45.375" calcext:value-type="float">
            <text:p>45,37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5.2917" calcext:value-type="float">
            <text:p>45,2917</text:p>
          </table:table-cell>
        </table:table-row>
        <table:table-row table:style-name="ro2">
          <table:table-cell office:value-type="float" office:value="53.1" calcext:value-type="float">
            <text:p>53,1</text:p>
          </table:table-cell>
          <table:table-cell office:value-type="float" office:value="45.3125" calcext:value-type="float">
            <text:p>45,3125</text:p>
          </table:table-cell>
        </table:table-row>
        <table:table-row table:style-name="ro2">
          <table:table-cell office:value-type="float" office:value="53.2" calcext:value-type="float">
            <text:p>53,2</text:p>
          </table:table-cell>
          <table:table-cell office:value-type="float" office:value="44.7292" calcext:value-type="float">
            <text:p>44,7292</text:p>
          </table:table-cell>
        </table:table-row>
        <table:table-row table:style-name="ro2">
          <table:table-cell office:value-type="float" office:value="53.3" calcext:value-type="float">
            <text:p>53,3</text:p>
          </table:table-cell>
          <table:table-cell office:value-type="float" office:value="44.75" calcext:value-type="float">
            <text:p>44,75</text:p>
          </table:table-cell>
        </table:table-row>
        <table:table-row table:style-name="ro2">
          <table:table-cell office:value-type="float" office:value="53.4" calcext:value-type="float">
            <text:p>53,4</text:p>
          </table:table-cell>
          <table:table-cell office:value-type="float" office:value="44.9792" calcext:value-type="float">
            <text:p>44,9792</text:p>
          </table:table-cell>
        </table:table-row>
        <table:table-row table:style-name="ro2">
          <table:table-cell office:value-type="float" office:value="53.5" calcext:value-type="float">
            <text:p>53,5</text:p>
          </table:table-cell>
          <table:table-cell office:value-type="float" office:value="45.0208" calcext:value-type="float">
            <text:p>45,0208</text:p>
          </table:table-cell>
        </table:table-row>
        <table:table-row table:style-name="ro2">
          <table:table-cell office:value-type="float" office:value="53.6" calcext:value-type="float">
            <text:p>53,6</text:p>
          </table:table-cell>
          <table:table-cell office:value-type="float" office:value="45.1667" calcext:value-type="float">
            <text:p>45,1667</text:p>
          </table:table-cell>
        </table:table-row>
        <table:table-row table:style-name="ro2">
          <table:table-cell office:value-type="float" office:value="53.7" calcext:value-type="float">
            <text:p>53,7</text:p>
          </table:table-cell>
          <table:table-cell office:value-type="float" office:value="44.8958" calcext:value-type="float">
            <text:p>44,8958</text:p>
          </table:table-cell>
        </table:table-row>
        <table:table-row table:style-name="ro2">
          <table:table-cell office:value-type="float" office:value="53.8" calcext:value-type="float">
            <text:p>53,8</text:p>
          </table:table-cell>
          <table:table-cell office:value-type="float" office:value="45.1875" calcext:value-type="float">
            <text:p>45,1875</text:p>
          </table:table-cell>
        </table:table-row>
        <table:table-row table:style-name="ro2">
          <table:table-cell office:value-type="float" office:value="53.9" calcext:value-type="float">
            <text:p>53,9</text:p>
          </table:table-cell>
          <table:table-cell office:value-type="float" office:value="45.2917" calcext:value-type="float">
            <text:p>45,291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5.2083" calcext:value-type="float">
            <text:p>45,2083</text:p>
          </table:table-cell>
        </table:table-row>
        <table:table-row table:style-name="ro2">
          <table:table-cell office:value-type="float" office:value="54.1" calcext:value-type="float">
            <text:p>54,1</text:p>
          </table:table-cell>
          <table:table-cell office:value-type="float" office:value="45.6042" calcext:value-type="float">
            <text:p>45,6042</text:p>
          </table:table-cell>
        </table:table-row>
        <table:table-row table:style-name="ro2">
          <table:table-cell office:value-type="float" office:value="54.2" calcext:value-type="float">
            <text:p>54,2</text:p>
          </table:table-cell>
          <table:table-cell office:value-type="float" office:value="45.9583" calcext:value-type="float">
            <text:p>45,9583</text:p>
          </table:table-cell>
        </table:table-row>
        <table:table-row table:style-name="ro2">
          <table:table-cell office:value-type="float" office:value="54.3" calcext:value-type="float">
            <text:p>54,3</text:p>
          </table:table-cell>
          <table:table-cell office:value-type="float" office:value="45.2917" calcext:value-type="float">
            <text:p>45,2917</text:p>
          </table:table-cell>
        </table:table-row>
        <table:table-row table:style-name="ro2">
          <table:table-cell office:value-type="float" office:value="54.4" calcext:value-type="float">
            <text:p>54,4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54.5" calcext:value-type="float">
            <text:p>54,5</text:p>
          </table:table-cell>
          <table:table-cell office:value-type="float" office:value="45.4375" calcext:value-type="float">
            <text:p>45,4375</text:p>
          </table:table-cell>
        </table:table-row>
        <table:table-row table:style-name="ro2">
          <table:table-cell office:value-type="float" office:value="54.6" calcext:value-type="float">
            <text:p>54,6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54.7" calcext:value-type="float">
            <text:p>54,7</text:p>
          </table:table-cell>
          <table:table-cell office:value-type="float" office:value="45.9792" calcext:value-type="float">
            <text:p>45,9792</text:p>
          </table:table-cell>
        </table:table-row>
        <table:table-row table:style-name="ro2">
          <table:table-cell office:value-type="float" office:value="54.8" calcext:value-type="float">
            <text:p>54,8</text:p>
          </table:table-cell>
          <table:table-cell office:value-type="float" office:value="45.6042" calcext:value-type="float">
            <text:p>45,6042</text:p>
          </table:table-cell>
        </table:table-row>
        <table:table-row table:style-name="ro2">
          <table:table-cell office:value-type="float" office:value="54.9" calcext:value-type="float">
            <text:p>54,9</text:p>
          </table:table-cell>
          <table:table-cell office:value-type="float" office:value="46.2083" calcext:value-type="float">
            <text:p>46,208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55.1" calcext:value-type="float">
            <text:p>55,1</text:p>
          </table:table-cell>
          <table:table-cell office:value-type="float" office:value="45.2708" calcext:value-type="float">
            <text:p>45,2708</text:p>
          </table:table-cell>
        </table:table-row>
        <table:table-row table:style-name="ro2">
          <table:table-cell office:value-type="float" office:value="55.2" calcext:value-type="float">
            <text:p>55,2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55.3" calcext:value-type="float">
            <text:p>55,3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55.4" calcext:value-type="float">
            <text:p>55,4</text:p>
          </table:table-cell>
          <table:table-cell office:value-type="float" office:value="46.2292" calcext:value-type="float">
            <text:p>46,2292</text:p>
          </table:table-cell>
        </table:table-row>
        <table:table-row table:style-name="ro2">
          <table:table-cell office:value-type="float" office:value="55.5" calcext:value-type="float">
            <text:p>55,5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55.6" calcext:value-type="float">
            <text:p>55,6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55.7" calcext:value-type="float">
            <text:p>55,7</text:p>
          </table:table-cell>
          <table:table-cell office:value-type="float" office:value="46.375" calcext:value-type="float">
            <text:p>46,375</text:p>
          </table:table-cell>
        </table:table-row>
        <table:table-row table:style-name="ro2">
          <table:table-cell office:value-type="float" office:value="55.8" calcext:value-type="float">
            <text:p>55,8</text:p>
          </table:table-cell>
          <table:table-cell office:value-type="float" office:value="46.2292" calcext:value-type="float">
            <text:p>46,2292</text:p>
          </table:table-cell>
        </table:table-row>
        <table:table-row table:style-name="ro2">
          <table:table-cell office:value-type="float" office:value="55.9" calcext:value-type="float">
            <text:p>55,9</text:p>
          </table:table-cell>
          <table:table-cell office:value-type="float" office:value="46.2292" calcext:value-type="float">
            <text:p>46,229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5.8125" calcext:value-type="float">
            <text:p>45,8125</text:p>
          </table:table-cell>
        </table:table-row>
        <table:table-row table:style-name="ro2">
          <table:table-cell office:value-type="float" office:value="56.1" calcext:value-type="float">
            <text:p>56,1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56.2" calcext:value-type="float">
            <text:p>56,2</text:p>
          </table:table-cell>
          <table:table-cell office:value-type="float" office:value="46.2917" calcext:value-type="float">
            <text:p>46,2917</text:p>
          </table:table-cell>
        </table:table-row>
        <table:table-row table:style-name="ro2">
          <table:table-cell office:value-type="float" office:value="56.3" calcext:value-type="float">
            <text:p>56,3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56.4" calcext:value-type="float">
            <text:p>56,4</text:p>
          </table:table-cell>
          <table:table-cell office:value-type="float" office:value="45.7708" calcext:value-type="float">
            <text:p>45,7708</text:p>
          </table:table-cell>
        </table:table-row>
        <table:table-row table:style-name="ro2">
          <table:table-cell office:value-type="float" office:value="56.5" calcext:value-type="float">
            <text:p>56,5</text:p>
          </table:table-cell>
          <table:table-cell office:value-type="float" office:value="45.7292" calcext:value-type="float">
            <text:p>45,7292</text:p>
          </table:table-cell>
        </table:table-row>
        <table:table-row table:style-name="ro2">
          <table:table-cell office:value-type="float" office:value="56.6" calcext:value-type="float">
            <text:p>56,6</text:p>
          </table:table-cell>
          <table:table-cell office:value-type="float" office:value="46.4375" calcext:value-type="float">
            <text:p>46,4375</text:p>
          </table:table-cell>
        </table:table-row>
        <table:table-row table:style-name="ro2">
          <table:table-cell office:value-type="float" office:value="56.7" calcext:value-type="float">
            <text:p>56,7</text:p>
          </table:table-cell>
          <table:table-cell office:value-type="float" office:value="46.125" calcext:value-type="float">
            <text:p>46,125</text:p>
          </table:table-cell>
        </table:table-row>
        <table:table-row table:style-name="ro2">
          <table:table-cell office:value-type="float" office:value="56.8" calcext:value-type="float">
            <text:p>56,8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56.9" calcext:value-type="float">
            <text:p>56,9</text:p>
          </table:table-cell>
          <table:table-cell office:value-type="float" office:value="45.7083" calcext:value-type="float">
            <text:p>45,708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57.1" calcext:value-type="float">
            <text:p>57,1</text:p>
          </table:table-cell>
          <table:table-cell office:value-type="float" office:value="45.6667" calcext:value-type="float">
            <text:p>45,6667</text:p>
          </table:table-cell>
        </table:table-row>
        <table:table-row table:style-name="ro2">
          <table:table-cell office:value-type="float" office:value="57.2" calcext:value-type="float">
            <text:p>57,2</text:p>
          </table:table-cell>
          <table:table-cell office:value-type="float" office:value="45.9792" calcext:value-type="float">
            <text:p>45,9792</text:p>
          </table:table-cell>
        </table:table-row>
        <table:table-row table:style-name="ro2">
          <table:table-cell office:value-type="float" office:value="57.3" calcext:value-type="float">
            <text:p>57,3</text:p>
          </table:table-cell>
          <table:table-cell office:value-type="float" office:value="45.5417" calcext:value-type="float">
            <text:p>45,5417</text:p>
          </table:table-cell>
        </table:table-row>
        <table:table-row table:style-name="ro2">
          <table:table-cell office:value-type="float" office:value="57.4" calcext:value-type="float">
            <text:p>57,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57.5" calcext:value-type="float">
            <text:p>57,5</text:p>
          </table:table-cell>
          <table:table-cell office:value-type="float" office:value="45.5208" calcext:value-type="float">
            <text:p>45,5208</text:p>
          </table:table-cell>
        </table:table-row>
        <table:table-row table:style-name="ro2">
          <table:table-cell office:value-type="float" office:value="57.6" calcext:value-type="float">
            <text:p>57,6</text:p>
          </table:table-cell>
          <table:table-cell office:value-type="float" office:value="45.9583" calcext:value-type="float">
            <text:p>45,9583</text:p>
          </table:table-cell>
        </table:table-row>
        <table:table-row table:style-name="ro2">
          <table:table-cell office:value-type="float" office:value="57.7" calcext:value-type="float">
            <text:p>57,7</text:p>
          </table:table-cell>
          <table:table-cell office:value-type="float" office:value="45.9792" calcext:value-type="float">
            <text:p>45,9792</text:p>
          </table:table-cell>
        </table:table-row>
        <table:table-row table:style-name="ro2">
          <table:table-cell office:value-type="float" office:value="57.8" calcext:value-type="float">
            <text:p>57,8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57.9" calcext:value-type="float">
            <text:p>57,9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6.2917" calcext:value-type="float">
            <text:p>46,2917</text:p>
          </table:table-cell>
        </table:table-row>
        <table:table-row table:style-name="ro2">
          <table:table-cell office:value-type="float" office:value="58.1" calcext:value-type="float">
            <text:p>58,1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58.2" calcext:value-type="float">
            <text:p>58,2</text:p>
          </table:table-cell>
          <table:table-cell office:value-type="float" office:value="45.9583" calcext:value-type="float">
            <text:p>45,9583</text:p>
          </table:table-cell>
        </table:table-row>
        <table:table-row table:style-name="ro2">
          <table:table-cell office:value-type="float" office:value="58.3" calcext:value-type="float">
            <text:p>58,3</text:p>
          </table:table-cell>
          <table:table-cell office:value-type="float" office:value="45.7708" calcext:value-type="float">
            <text:p>45,7708</text:p>
          </table:table-cell>
        </table:table-row>
        <table:table-row table:style-name="ro2">
          <table:table-cell office:value-type="float" office:value="58.4" calcext:value-type="float">
            <text:p>58,4</text:p>
          </table:table-cell>
          <table:table-cell office:value-type="float" office:value="45.2292" calcext:value-type="float">
            <text:p>45,2292</text:p>
          </table:table-cell>
        </table:table-row>
        <table:table-row table:style-name="ro2">
          <table:table-cell office:value-type="float" office:value="58.5" calcext:value-type="float">
            <text:p>58,5</text:p>
          </table:table-cell>
          <table:table-cell office:value-type="float" office:value="45.7917" calcext:value-type="float">
            <text:p>45,7917</text:p>
          </table:table-cell>
        </table:table-row>
        <table:table-row table:style-name="ro2">
          <table:table-cell office:value-type="float" office:value="58.6" calcext:value-type="float">
            <text:p>58,6</text:p>
          </table:table-cell>
          <table:table-cell office:value-type="float" office:value="46.1042" calcext:value-type="float">
            <text:p>46,1042</text:p>
          </table:table-cell>
        </table:table-row>
        <table:table-row table:style-name="ro2">
          <table:table-cell office:value-type="float" office:value="58.7" calcext:value-type="float">
            <text:p>58,7</text:p>
          </table:table-cell>
          <table:table-cell office:value-type="float" office:value="45.9792" calcext:value-type="float">
            <text:p>45,9792</text:p>
          </table:table-cell>
        </table:table-row>
        <table:table-row table:style-name="ro2">
          <table:table-cell office:value-type="float" office:value="58.8" calcext:value-type="float">
            <text:p>58,8</text:p>
          </table:table-cell>
          <table:table-cell office:value-type="float" office:value="45.7292" calcext:value-type="float">
            <text:p>45,7292</text:p>
          </table:table-cell>
        </table:table-row>
        <table:table-row table:style-name="ro2">
          <table:table-cell office:value-type="float" office:value="58.9" calcext:value-type="float">
            <text:p>58,9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5.5" calcext:value-type="float">
            <text:p>45,5</text:p>
          </table:table-cell>
        </table:table-row>
        <table:table-row table:style-name="ro2">
          <table:table-cell office:value-type="float" office:value="59.1" calcext:value-type="float">
            <text:p>59,1</text:p>
          </table:table-cell>
          <table:table-cell office:value-type="float" office:value="45.9375" calcext:value-type="float">
            <text:p>45,9375</text:p>
          </table:table-cell>
        </table:table-row>
        <table:table-row table:style-name="ro2">
          <table:table-cell office:value-type="float" office:value="59.2" calcext:value-type="float">
            <text:p>59,2</text:p>
          </table:table-cell>
          <table:table-cell office:value-type="float" office:value="46.125" calcext:value-type="float">
            <text:p>46,125</text:p>
          </table:table-cell>
        </table:table-row>
        <table:table-row table:style-name="ro2">
          <table:table-cell office:value-type="float" office:value="59.3" calcext:value-type="float">
            <text:p>59,3</text:p>
          </table:table-cell>
          <table:table-cell office:value-type="float" office:value="45.4583" calcext:value-type="float">
            <text:p>45,4583</text:p>
          </table:table-cell>
        </table:table-row>
        <table:table-row table:style-name="ro2">
          <table:table-cell office:value-type="float" office:value="59.4" calcext:value-type="float">
            <text:p>59,4</text:p>
          </table:table-cell>
          <table:table-cell office:value-type="float" office:value="46.5208" calcext:value-type="float">
            <text:p>46,5208</text:p>
          </table:table-cell>
        </table:table-row>
        <table:table-row table:style-name="ro2">
          <table:table-cell office:value-type="float" office:value="59.5" calcext:value-type="float">
            <text:p>59,5</text:p>
          </table:table-cell>
          <table:table-cell office:value-type="float" office:value="45.5417" calcext:value-type="float">
            <text:p>45,5417</text:p>
          </table:table-cell>
        </table:table-row>
        <table:table-row table:style-name="ro2">
          <table:table-cell office:value-type="float" office:value="59.6" calcext:value-type="float">
            <text:p>59,6</text:p>
          </table:table-cell>
          <table:table-cell office:value-type="float" office:value="45.2917" calcext:value-type="float">
            <text:p>45,2917</text:p>
          </table:table-cell>
        </table:table-row>
        <table:table-row table:style-name="ro2">
          <table:table-cell office:value-type="float" office:value="59.7" calcext:value-type="float">
            <text:p>59,7</text:p>
          </table:table-cell>
          <table:table-cell office:value-type="float" office:value="45.7917" calcext:value-type="float">
            <text:p>45,7917</text:p>
          </table:table-cell>
        </table:table-row>
        <table:table-row table:style-name="ro2">
          <table:table-cell office:value-type="float" office:value="59.8" calcext:value-type="float">
            <text:p>59,8</text:p>
          </table:table-cell>
          <table:table-cell office:value-type="float" office:value="45.6875" calcext:value-type="float">
            <text:p>45,6875</text:p>
          </table:table-cell>
        </table:table-row>
        <table:table-row table:style-name="ro2">
          <table:table-cell office:value-type="float" office:value="59.9" calcext:value-type="float">
            <text:p>59,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60.1" calcext:value-type="float">
            <text:p>60,1</text:p>
          </table:table-cell>
          <table:table-cell office:value-type="float" office:value="45.8333" calcext:value-type="float">
            <text:p>45,8333</text:p>
          </table:table-cell>
        </table:table-row>
        <table:table-row table:style-name="ro2">
          <table:table-cell office:value-type="float" office:value="60.2" calcext:value-type="float">
            <text:p>60,2</text:p>
          </table:table-cell>
          <table:table-cell office:value-type="float" office:value="45.9375" calcext:value-type="float">
            <text:p>45,9375</text:p>
          </table:table-cell>
        </table:table-row>
        <table:table-row table:style-name="ro2">
          <table:table-cell office:value-type="float" office:value="60.3" calcext:value-type="float">
            <text:p>60,3</text:p>
          </table:table-cell>
          <table:table-cell office:value-type="float" office:value="45.6458" calcext:value-type="float">
            <text:p>45,6458</text:p>
          </table:table-cell>
        </table:table-row>
        <table:table-row table:style-name="ro2">
          <table:table-cell office:value-type="float" office:value="60.4" calcext:value-type="float">
            <text:p>60,4</text:p>
          </table:table-cell>
          <table:table-cell office:value-type="float" office:value="45.2708" calcext:value-type="float">
            <text:p>45,2708</text:p>
          </table:table-cell>
        </table:table-row>
        <table:table-row table:style-name="ro2">
          <table:table-cell office:value-type="float" office:value="60.5" calcext:value-type="float">
            <text:p>60,5</text:p>
          </table:table-cell>
          <table:table-cell office:value-type="float" office:value="44.5417" calcext:value-type="float">
            <text:p>44,5417</text:p>
          </table:table-cell>
        </table:table-row>
        <table:table-row table:style-name="ro2">
          <table:table-cell office:value-type="float" office:value="60.6" calcext:value-type="float">
            <text:p>60,6</text:p>
          </table:table-cell>
          <table:table-cell office:value-type="float" office:value="44.9167" calcext:value-type="float">
            <text:p>44,9167</text:p>
          </table:table-cell>
        </table:table-row>
        <table:table-row table:style-name="ro2">
          <table:table-cell office:value-type="float" office:value="60.7" calcext:value-type="float">
            <text:p>60,7</text:p>
          </table:table-cell>
          <table:table-cell office:value-type="float" office:value="44.9167" calcext:value-type="float">
            <text:p>44,9167</text:p>
          </table:table-cell>
        </table:table-row>
        <table:table-row table:style-name="ro2">
          <table:table-cell office:value-type="float" office:value="60.8" calcext:value-type="float">
            <text:p>60,8</text:p>
          </table:table-cell>
          <table:table-cell office:value-type="float" office:value="45.3333" calcext:value-type="float">
            <text:p>45,3333</text:p>
          </table:table-cell>
        </table:table-row>
        <table:table-row table:style-name="ro2">
          <table:table-cell office:value-type="float" office:value="60.9" calcext:value-type="float">
            <text:p>60,9</text:p>
          </table:table-cell>
          <table:table-cell office:value-type="float" office:value="45.5833" calcext:value-type="float">
            <text:p>45,583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5.2083" calcext:value-type="float">
            <text:p>45,2083</text:p>
          </table:table-cell>
        </table:table-row>
        <table:table-row table:style-name="ro2">
          <table:table-cell office:value-type="float" office:value="61.1" calcext:value-type="float">
            <text:p>61,1</text:p>
          </table:table-cell>
          <table:table-cell office:value-type="float" office:value="45.3958" calcext:value-type="float">
            <text:p>45,3958</text:p>
          </table:table-cell>
        </table:table-row>
        <table:table-row table:style-name="ro2">
          <table:table-cell office:value-type="float" office:value="61.2" calcext:value-type="float">
            <text:p>61,2</text:p>
          </table:table-cell>
          <table:table-cell office:value-type="float" office:value="45.8333" calcext:value-type="float">
            <text:p>45,8333</text:p>
          </table:table-cell>
        </table:table-row>
        <table:table-row table:style-name="ro2">
          <table:table-cell office:value-type="float" office:value="61.3" calcext:value-type="float">
            <text:p>61,3</text:p>
          </table:table-cell>
          <table:table-cell office:value-type="float" office:value="45.5833" calcext:value-type="float">
            <text:p>45,5833</text:p>
          </table:table-cell>
        </table:table-row>
        <table:table-row table:style-name="ro2">
          <table:table-cell office:value-type="float" office:value="61.4" calcext:value-type="float">
            <text:p>61,4</text:p>
          </table:table-cell>
          <table:table-cell office:value-type="float" office:value="45.9375" calcext:value-type="float">
            <text:p>45,9375</text:p>
          </table:table-cell>
        </table:table-row>
        <table:table-row table:style-name="ro2">
          <table:table-cell office:value-type="float" office:value="61.5" calcext:value-type="float">
            <text:p>61,5</text:p>
          </table:table-cell>
          <table:table-cell office:value-type="float" office:value="45.875" calcext:value-type="float">
            <text:p>45,875</text:p>
          </table:table-cell>
        </table:table-row>
        <table:table-row table:style-name="ro2">
          <table:table-cell office:value-type="float" office:value="61.6" calcext:value-type="float">
            <text:p>61,6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61.7" calcext:value-type="float">
            <text:p>61,7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2">
          <table:table-cell office:value-type="float" office:value="61.8" calcext:value-type="float">
            <text:p>61,8</text:p>
          </table:table-cell>
          <table:table-cell office:value-type="float" office:value="46.5833" calcext:value-type="float">
            <text:p>46,5833</text:p>
          </table:table-cell>
        </table:table-row>
        <table:table-row table:style-name="ro2">
          <table:table-cell office:value-type="float" office:value="61.9" calcext:value-type="float">
            <text:p>61,9</text:p>
          </table:table-cell>
          <table:table-cell office:value-type="float" office:value="46.2917" calcext:value-type="float">
            <text:p>46,291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.3958" calcext:value-type="float">
            <text:p>45,3958</text:p>
          </table:table-cell>
        </table:table-row>
        <table:table-row table:style-name="ro2">
          <table:table-cell office:value-type="float" office:value="62.1" calcext:value-type="float">
            <text:p>62,1</text:p>
          </table:table-cell>
          <table:table-cell office:value-type="float" office:value="45.125" calcext:value-type="float">
            <text:p>45,125</text:p>
          </table:table-cell>
        </table:table-row>
        <table:table-row table:style-name="ro2">
          <table:table-cell office:value-type="float" office:value="62.2" calcext:value-type="float">
            <text:p>62,2</text:p>
          </table:table-cell>
          <table:table-cell office:value-type="float" office:value="45.2917" calcext:value-type="float">
            <text:p>45,2917</text:p>
          </table:table-cell>
        </table:table-row>
        <table:table-row table:style-name="ro2">
          <table:table-cell office:value-type="float" office:value="62.3" calcext:value-type="float">
            <text:p>62,3</text:p>
          </table:table-cell>
          <table:table-cell office:value-type="float" office:value="45.0417" calcext:value-type="float">
            <text:p>45,0417</text:p>
          </table:table-cell>
        </table:table-row>
        <table:table-row table:style-name="ro2">
          <table:table-cell office:value-type="float" office:value="62.4" calcext:value-type="float">
            <text:p>62,4</text:p>
          </table:table-cell>
          <table:table-cell office:value-type="float" office:value="45.75" calcext:value-type="float">
            <text:p>45,75</text:p>
          </table:table-cell>
        </table:table-row>
        <table:table-row table:style-name="ro2">
          <table:table-cell office:value-type="float" office:value="62.5" calcext:value-type="float">
            <text:p>62,5</text:p>
          </table:table-cell>
          <table:table-cell office:value-type="float" office:value="45.2708" calcext:value-type="float">
            <text:p>45,2708</text:p>
          </table:table-cell>
        </table:table-row>
        <table:table-row table:style-name="ro2">
          <table:table-cell office:value-type="float" office:value="62.6" calcext:value-type="float">
            <text:p>62,6</text:p>
          </table:table-cell>
          <table:table-cell office:value-type="float" office:value="45.5" calcext:value-type="float">
            <text:p>45,5</text:p>
          </table:table-cell>
        </table:table-row>
        <table:table-row table:style-name="ro2">
          <table:table-cell office:value-type="float" office:value="62.7" calcext:value-type="float">
            <text:p>62,7</text:p>
          </table:table-cell>
          <table:table-cell office:value-type="float" office:value="45.7917" calcext:value-type="float">
            <text:p>45,7917</text:p>
          </table:table-cell>
        </table:table-row>
        <table:table-row table:style-name="ro2">
          <table:table-cell office:value-type="float" office:value="62.8" calcext:value-type="float">
            <text:p>62,8</text:p>
          </table:table-cell>
          <table:table-cell office:value-type="float" office:value="45.625" calcext:value-type="float">
            <text:p>45,625</text:p>
          </table:table-cell>
        </table:table-row>
        <table:table-row table:style-name="ro2">
          <table:table-cell office:value-type="float" office:value="62.9" calcext:value-type="float">
            <text:p>62,9</text:p>
          </table:table-cell>
          <table:table-cell office:value-type="float" office:value="46.3333" calcext:value-type="float">
            <text:p>46,333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63.1" calcext:value-type="float">
            <text:p>63,1</text:p>
          </table:table-cell>
          <table:table-cell office:value-type="float" office:value="46.9167" calcext:value-type="float">
            <text:p>46,9167</text:p>
          </table:table-cell>
        </table:table-row>
        <table:table-row table:style-name="ro2">
          <table:table-cell office:value-type="float" office:value="63.2" calcext:value-type="float">
            <text:p>63,2</text:p>
          </table:table-cell>
          <table:table-cell office:value-type="float" office:value="46.8125" calcext:value-type="float">
            <text:p>46,8125</text:p>
          </table:table-cell>
        </table:table-row>
        <table:table-row table:style-name="ro2">
          <table:table-cell office:value-type="float" office:value="63.3" calcext:value-type="float">
            <text:p>63,3</text:p>
          </table:table-cell>
          <table:table-cell office:value-type="float" office:value="46.8333" calcext:value-type="float">
            <text:p>46,8333</text:p>
          </table:table-cell>
        </table:table-row>
        <table:table-row table:style-name="ro2">
          <table:table-cell office:value-type="float" office:value="63.4" calcext:value-type="float">
            <text:p>63,4</text:p>
          </table:table-cell>
          <table:table-cell office:value-type="float" office:value="46.5625" calcext:value-type="float">
            <text:p>46,5625</text:p>
          </table:table-cell>
        </table:table-row>
        <table:table-row table:style-name="ro2">
          <table:table-cell office:value-type="float" office:value="63.5" calcext:value-type="float">
            <text:p>63,5</text:p>
          </table:table-cell>
          <table:table-cell office:value-type="float" office:value="46.9583" calcext:value-type="float">
            <text:p>46,9583</text:p>
          </table:table-cell>
        </table:table-row>
        <table:table-row table:style-name="ro2">
          <table:table-cell office:value-type="float" office:value="63.6" calcext:value-type="float">
            <text:p>63,6</text:p>
          </table:table-cell>
          <table:table-cell office:value-type="float" office:value="47.0208" calcext:value-type="float">
            <text:p>47,0208</text:p>
          </table:table-cell>
        </table:table-row>
        <table:table-row table:style-name="ro2">
          <table:table-cell office:value-type="float" office:value="63.7" calcext:value-type="float">
            <text:p>63,7</text:p>
          </table:table-cell>
          <table:table-cell office:value-type="float" office:value="45.4792" calcext:value-type="float">
            <text:p>45,4792</text:p>
          </table:table-cell>
        </table:table-row>
        <table:table-row table:style-name="ro2">
          <table:table-cell office:value-type="float" office:value="63.8" calcext:value-type="float">
            <text:p>63,8</text:p>
          </table:table-cell>
          <table:table-cell office:value-type="float" office:value="46.0625" calcext:value-type="float">
            <text:p>46,0625</text:p>
          </table:table-cell>
        </table:table-row>
        <table:table-row table:style-name="ro2">
          <table:table-cell office:value-type="float" office:value="63.9" calcext:value-type="float">
            <text:p>63,9</text:p>
          </table:table-cell>
          <table:table-cell office:value-type="float" office:value="46.9167" calcext:value-type="float">
            <text:p>46,91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.2917" calcext:value-type="float">
            <text:p>48,2917</text:p>
          </table:table-cell>
        </table:table-row>
        <table:table-row table:style-name="ro2">
          <table:table-cell office:value-type="float" office:value="64.1" calcext:value-type="float">
            <text:p>64,1</text:p>
          </table:table-cell>
          <table:table-cell office:value-type="float" office:value="51.5625" calcext:value-type="float">
            <text:p>51,5625</text:p>
          </table:table-cell>
        </table:table-row>
        <table:table-row table:style-name="ro2">
          <table:table-cell office:value-type="float" office:value="64.2" calcext:value-type="float">
            <text:p>64,2</text:p>
          </table:table-cell>
          <table:table-cell office:value-type="float" office:value="59.7917" calcext:value-type="float">
            <text:p>59,7917</text:p>
          </table:table-cell>
        </table:table-row>
        <table:table-row table:style-name="ro2">
          <table:table-cell office:value-type="float" office:value="64.3" calcext:value-type="float">
            <text:p>64,3</text:p>
          </table:table-cell>
          <table:table-cell office:value-type="float" office:value="66.7292" calcext:value-type="float">
            <text:p>66,7292</text:p>
          </table:table-cell>
        </table:table-row>
        <table:table-row table:style-name="ro2">
          <table:table-cell office:value-type="float" office:value="64.4" calcext:value-type="float">
            <text:p>64,4</text:p>
          </table:table-cell>
          <table:table-cell office:value-type="float" office:value="74.0417" calcext:value-type="float">
            <text:p>74,0417</text:p>
          </table:table-cell>
        </table:table-row>
        <table:table-row table:style-name="ro2">
          <table:table-cell office:value-type="float" office:value="64.5" calcext:value-type="float">
            <text:p>64,5</text:p>
          </table:table-cell>
          <table:table-cell office:value-type="float" office:value="85.8542" calcext:value-type="float">
            <text:p>85,8542</text:p>
          </table:table-cell>
        </table:table-row>
        <table:table-row table:style-name="ro2">
          <table:table-cell office:value-type="float" office:value="64.6" calcext:value-type="float">
            <text:p>64,6</text:p>
          </table:table-cell>
          <table:table-cell office:value-type="float" office:value="94.5" calcext:value-type="float">
            <text:p>94,5</text:p>
          </table:table-cell>
        </table:table-row>
        <table:table-row table:style-name="ro2">
          <table:table-cell office:value-type="float" office:value="64.7" calcext:value-type="float">
            <text:p>64,7</text:p>
          </table:table-cell>
          <table:table-cell office:value-type="float" office:value="105.292" calcext:value-type="float">
            <text:p>105,292</text:p>
          </table:table-cell>
        </table:table-row>
        <table:table-row table:style-name="ro2">
          <table:table-cell office:value-type="float" office:value="64.8" calcext:value-type="float">
            <text:p>64,8</text:p>
          </table:table-cell>
          <table:table-cell office:value-type="float" office:value="110.792" calcext:value-type="float">
            <text:p>110,792</text:p>
          </table:table-cell>
        </table:table-row>
        <table:table-row table:style-name="ro2">
          <table:table-cell office:value-type="float" office:value="64.9" calcext:value-type="float">
            <text:p>64,9</text:p>
          </table:table-cell>
          <table:table-cell office:value-type="float" office:value="115.479" calcext:value-type="float">
            <text:p>115,4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20.333" calcext:value-type="float">
            <text:p>120,333</text:p>
          </table:table-cell>
        </table:table-row>
        <table:table-row table:style-name="ro2">
          <table:table-cell office:value-type="float" office:value="65.1" calcext:value-type="float">
            <text:p>65,1</text:p>
          </table:table-cell>
          <table:table-cell office:value-type="float" office:value="122.125" calcext:value-type="float">
            <text:p>122,125</text:p>
          </table:table-cell>
        </table:table-row>
        <table:table-row table:style-name="ro2">
          <table:table-cell office:value-type="float" office:value="65.2" calcext:value-type="float">
            <text:p>65,2</text:p>
          </table:table-cell>
          <table:table-cell office:value-type="float" office:value="125.042" calcext:value-type="float">
            <text:p>125,042</text:p>
          </table:table-cell>
        </table:table-row>
        <table:table-row table:style-name="ro2">
          <table:table-cell office:value-type="float" office:value="65.3" calcext:value-type="float">
            <text:p>65,3</text:p>
          </table:table-cell>
          <table:table-cell office:value-type="float" office:value="126.708" calcext:value-type="float">
            <text:p>126,708</text:p>
          </table:table-cell>
        </table:table-row>
        <table:table-row table:style-name="ro2">
          <table:table-cell office:value-type="float" office:value="65.4" calcext:value-type="float">
            <text:p>65,4</text:p>
          </table:table-cell>
          <table:table-cell office:value-type="float" office:value="127.271" calcext:value-type="float">
            <text:p>127,271</text:p>
          </table:table-cell>
        </table:table-row>
        <table:table-row table:style-name="ro2">
          <table:table-cell office:value-type="float" office:value="65.5" calcext:value-type="float">
            <text:p>65,5</text:p>
          </table:table-cell>
          <table:table-cell office:value-type="float" office:value="129.062" calcext:value-type="float">
            <text:p>129,062</text:p>
          </table:table-cell>
        </table:table-row>
        <table:table-row table:style-name="ro2">
          <table:table-cell office:value-type="float" office:value="65.6" calcext:value-type="float">
            <text:p>65,6</text:p>
          </table:table-cell>
          <table:table-cell office:value-type="float" office:value="129.646" calcext:value-type="float">
            <text:p>129,646</text:p>
          </table:table-cell>
        </table:table-row>
        <table:table-row table:style-name="ro2">
          <table:table-cell office:value-type="float" office:value="65.7" calcext:value-type="float">
            <text:p>65,7</text:p>
          </table:table-cell>
          <table:table-cell office:value-type="float" office:value="130.937" calcext:value-type="float">
            <text:p>130,937</text:p>
          </table:table-cell>
        </table:table-row>
        <table:table-row table:style-name="ro2">
          <table:table-cell office:value-type="float" office:value="65.8" calcext:value-type="float">
            <text:p>65,8</text:p>
          </table:table-cell>
          <table:table-cell office:value-type="float" office:value="132.021" calcext:value-type="float">
            <text:p>132,021</text:p>
          </table:table-cell>
        </table:table-row>
        <table:table-row table:style-name="ro2">
          <table:table-cell office:value-type="float" office:value="65.9" calcext:value-type="float">
            <text:p>65,9</text:p>
          </table:table-cell>
          <table:table-cell office:value-type="float" office:value="132.687" calcext:value-type="float">
            <text:p>132,68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32.562" calcext:value-type="float">
            <text:p>132,562</text:p>
          </table:table-cell>
        </table:table-row>
        <table:table-row table:style-name="ro2">
          <table:table-cell office:value-type="float" office:value="66.1" calcext:value-type="float">
            <text:p>66,1</text:p>
          </table:table-cell>
          <table:table-cell office:value-type="float" office:value="133.958" calcext:value-type="float">
            <text:p>133,958</text:p>
          </table:table-cell>
        </table:table-row>
        <table:table-row table:style-name="ro2">
          <table:table-cell office:value-type="float" office:value="66.2" calcext:value-type="float">
            <text:p>66,2</text:p>
          </table:table-cell>
          <table:table-cell office:value-type="float" office:value="134.333" calcext:value-type="float">
            <text:p>134,333</text:p>
          </table:table-cell>
        </table:table-row>
        <table:table-row table:style-name="ro2">
          <table:table-cell office:value-type="float" office:value="66.3" calcext:value-type="float">
            <text:p>66,3</text:p>
          </table:table-cell>
          <table:table-cell office:value-type="float" office:value="136.437" calcext:value-type="float">
            <text:p>136,437</text:p>
          </table:table-cell>
        </table:table-row>
        <table:table-row table:style-name="ro2">
          <table:table-cell office:value-type="float" office:value="66.4" calcext:value-type="float">
            <text:p>66,4</text:p>
          </table:table-cell>
          <table:table-cell office:value-type="float" office:value="135.812" calcext:value-type="float">
            <text:p>135,812</text:p>
          </table:table-cell>
        </table:table-row>
        <table:table-row table:style-name="ro2">
          <table:table-cell office:value-type="float" office:value="66.5" calcext:value-type="float">
            <text:p>66,5</text:p>
          </table:table-cell>
          <table:table-cell office:value-type="float" office:value="136.083" calcext:value-type="float">
            <text:p>136,083</text:p>
          </table:table-cell>
        </table:table-row>
        <table:table-row table:style-name="ro2">
          <table:table-cell office:value-type="float" office:value="66.6" calcext:value-type="float">
            <text:p>66,6</text:p>
          </table:table-cell>
          <table:table-cell office:value-type="float" office:value="136.104" calcext:value-type="float">
            <text:p>136,104</text:p>
          </table:table-cell>
        </table:table-row>
        <table:table-row table:style-name="ro2">
          <table:table-cell office:value-type="float" office:value="66.7" calcext:value-type="float">
            <text:p>66,7</text:p>
          </table:table-cell>
          <table:table-cell office:value-type="float" office:value="136.729" calcext:value-type="float">
            <text:p>136,729</text:p>
          </table:table-cell>
        </table:table-row>
        <table:table-row table:style-name="ro2">
          <table:table-cell office:value-type="float" office:value="66.8" calcext:value-type="float">
            <text:p>66,8</text:p>
          </table:table-cell>
          <table:table-cell office:value-type="float" office:value="137.479" calcext:value-type="float">
            <text:p>137,479</text:p>
          </table:table-cell>
        </table:table-row>
        <table:table-row table:style-name="ro2">
          <table:table-cell office:value-type="float" office:value="66.9" calcext:value-type="float">
            <text:p>66,9</text:p>
          </table:table-cell>
          <table:table-cell office:value-type="float" office:value="137.479" calcext:value-type="float">
            <text:p>137,47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37.771" calcext:value-type="float">
            <text:p>137,771</text:p>
          </table:table-cell>
        </table:table-row>
        <table:table-row table:style-name="ro2">
          <table:table-cell office:value-type="float" office:value="67.1" calcext:value-type="float">
            <text:p>67,1</text:p>
          </table:table-cell>
          <table:table-cell office:value-type="float" office:value="138.521" calcext:value-type="float">
            <text:p>138,521</text:p>
          </table:table-cell>
        </table:table-row>
        <table:table-row table:style-name="ro2">
          <table:table-cell office:value-type="float" office:value="67.2" calcext:value-type="float">
            <text:p>67,2</text:p>
          </table:table-cell>
          <table:table-cell office:value-type="float" office:value="138.75" calcext:value-type="float">
            <text:p>138,75</text:p>
          </table:table-cell>
        </table:table-row>
        <table:table-row table:style-name="ro2">
          <table:table-cell office:value-type="float" office:value="67.3" calcext:value-type="float">
            <text:p>67,3</text:p>
          </table:table-cell>
          <table:table-cell office:value-type="float" office:value="138.667" calcext:value-type="float">
            <text:p>138,667</text:p>
          </table:table-cell>
        </table:table-row>
        <table:table-row table:style-name="ro2">
          <table:table-cell office:value-type="float" office:value="67.4" calcext:value-type="float">
            <text:p>67,4</text:p>
          </table:table-cell>
          <table:table-cell office:value-type="float" office:value="138.604" calcext:value-type="float">
            <text:p>138,604</text:p>
          </table:table-cell>
        </table:table-row>
        <table:table-row table:style-name="ro2">
          <table:table-cell office:value-type="float" office:value="67.5" calcext:value-type="float">
            <text:p>67,5</text:p>
          </table:table-cell>
          <table:table-cell office:value-type="float" office:value="139.687" calcext:value-type="float">
            <text:p>139,687</text:p>
          </table:table-cell>
        </table:table-row>
        <table:table-row table:style-name="ro2">
          <table:table-cell office:value-type="float" office:value="67.6" calcext:value-type="float">
            <text:p>67,6</text:p>
          </table:table-cell>
          <table:table-cell office:value-type="float" office:value="139.062" calcext:value-type="float">
            <text:p>139,062</text:p>
          </table:table-cell>
        </table:table-row>
        <table:table-row table:style-name="ro2">
          <table:table-cell office:value-type="float" office:value="67.7" calcext:value-type="float">
            <text:p>67,7</text:p>
          </table:table-cell>
          <table:table-cell office:value-type="float" office:value="140.521" calcext:value-type="float">
            <text:p>140,521</text:p>
          </table:table-cell>
        </table:table-row>
        <table:table-row table:style-name="ro2">
          <table:table-cell office:value-type="float" office:value="67.8" calcext:value-type="float">
            <text:p>67,8</text:p>
          </table:table-cell>
          <table:table-cell office:value-type="float" office:value="140.646" calcext:value-type="float">
            <text:p>140,646</text:p>
          </table:table-cell>
        </table:table-row>
        <table:table-row table:style-name="ro2">
          <table:table-cell office:value-type="float" office:value="67.9" calcext:value-type="float">
            <text:p>67,9</text:p>
          </table:table-cell>
          <table:table-cell office:value-type="float" office:value="141.687" calcext:value-type="float">
            <text:p>141,68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40.625" calcext:value-type="float">
            <text:p>140,625</text:p>
          </table:table-cell>
        </table:table-row>
        <table:table-row table:style-name="ro2">
          <table:table-cell office:value-type="float" office:value="68.1" calcext:value-type="float">
            <text:p>68,1</text:p>
          </table:table-cell>
          <table:table-cell office:value-type="float" office:value="141.312" calcext:value-type="float">
            <text:p>141,312</text:p>
          </table:table-cell>
        </table:table-row>
        <table:table-row table:style-name="ro2">
          <table:table-cell office:value-type="float" office:value="68.2" calcext:value-type="float">
            <text:p>68,2</text:p>
          </table:table-cell>
          <table:table-cell office:value-type="float" office:value="141.167" calcext:value-type="float">
            <text:p>141,167</text:p>
          </table:table-cell>
        </table:table-row>
        <table:table-row table:style-name="ro2">
          <table:table-cell office:value-type="float" office:value="68.3" calcext:value-type="float">
            <text:p>68,3</text:p>
          </table:table-cell>
          <table:table-cell office:value-type="float" office:value="141.375" calcext:value-type="float">
            <text:p>141,375</text:p>
          </table:table-cell>
        </table:table-row>
        <table:table-row table:style-name="ro2">
          <table:table-cell office:value-type="float" office:value="68.4" calcext:value-type="float">
            <text:p>68,4</text:p>
          </table:table-cell>
          <table:table-cell office:value-type="float" office:value="141.979" calcext:value-type="float">
            <text:p>141,979</text:p>
          </table:table-cell>
        </table:table-row>
        <table:table-row table:style-name="ro2">
          <table:table-cell office:value-type="float" office:value="68.5" calcext:value-type="float">
            <text:p>68,5</text:p>
          </table:table-cell>
          <table:table-cell office:value-type="float" office:value="141.896" calcext:value-type="float">
            <text:p>141,896</text:p>
          </table:table-cell>
        </table:table-row>
        <table:table-row table:style-name="ro2">
          <table:table-cell office:value-type="float" office:value="68.6" calcext:value-type="float">
            <text:p>68,6</text:p>
          </table:table-cell>
          <table:table-cell office:value-type="float" office:value="142.521" calcext:value-type="float">
            <text:p>142,521</text:p>
          </table:table-cell>
        </table:table-row>
        <table:table-row table:style-name="ro2">
          <table:table-cell office:value-type="float" office:value="68.7" calcext:value-type="float">
            <text:p>68,7</text:p>
          </table:table-cell>
          <table:table-cell office:value-type="float" office:value="142.271" calcext:value-type="float">
            <text:p>142,271</text:p>
          </table:table-cell>
        </table:table-row>
        <table:table-row table:style-name="ro2">
          <table:table-cell office:value-type="float" office:value="68.8" calcext:value-type="float">
            <text:p>68,8</text:p>
          </table:table-cell>
          <table:table-cell office:value-type="float" office:value="142.771" calcext:value-type="float">
            <text:p>142,771</text:p>
          </table:table-cell>
        </table:table-row>
        <table:table-row table:style-name="ro2">
          <table:table-cell office:value-type="float" office:value="68.9" calcext:value-type="float">
            <text:p>68,9</text:p>
          </table:table-cell>
          <table:table-cell office:value-type="float" office:value="142.958" calcext:value-type="float">
            <text:p>142,95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44.542" calcext:value-type="float">
            <text:p>144,542</text:p>
          </table:table-cell>
        </table:table-row>
        <table:table-row table:style-name="ro2">
          <table:table-cell office:value-type="float" office:value="69.1" calcext:value-type="float">
            <text:p>69,1</text:p>
          </table:table-cell>
          <table:table-cell office:value-type="float" office:value="144.396" calcext:value-type="float">
            <text:p>144,396</text:p>
          </table:table-cell>
        </table:table-row>
        <table:table-row table:style-name="ro2">
          <table:table-cell office:value-type="float" office:value="69.2" calcext:value-type="float">
            <text:p>69,2</text:p>
          </table:table-cell>
          <table:table-cell office:value-type="float" office:value="144.125" calcext:value-type="float">
            <text:p>144,125</text:p>
          </table:table-cell>
        </table:table-row>
        <table:table-row table:style-name="ro2">
          <table:table-cell office:value-type="float" office:value="69.3" calcext:value-type="float">
            <text:p>69,3</text:p>
          </table:table-cell>
          <table:table-cell office:value-type="float" office:value="143.792" calcext:value-type="float">
            <text:p>143,792</text:p>
          </table:table-cell>
        </table:table-row>
        <table:table-row table:style-name="ro2">
          <table:table-cell office:value-type="float" office:value="69.4" calcext:value-type="float">
            <text:p>69,4</text:p>
          </table:table-cell>
          <table:table-cell office:value-type="float" office:value="144.271" calcext:value-type="float">
            <text:p>144,271</text:p>
          </table:table-cell>
        </table:table-row>
        <table:table-row table:style-name="ro2">
          <table:table-cell office:value-type="float" office:value="69.5" calcext:value-type="float">
            <text:p>69,5</text:p>
          </table:table-cell>
          <table:table-cell office:value-type="float" office:value="145.208" calcext:value-type="float">
            <text:p>145,208</text:p>
          </table:table-cell>
        </table:table-row>
        <table:table-row table:style-name="ro2">
          <table:table-cell office:value-type="float" office:value="69.6" calcext:value-type="float">
            <text:p>69,6</text:p>
          </table:table-cell>
          <table:table-cell office:value-type="float" office:value="144.542" calcext:value-type="float">
            <text:p>144,542</text:p>
          </table:table-cell>
        </table:table-row>
        <table:table-row table:style-name="ro2">
          <table:table-cell office:value-type="float" office:value="69.7" calcext:value-type="float">
            <text:p>69,7</text:p>
          </table:table-cell>
          <table:table-cell office:value-type="float" office:value="145.646" calcext:value-type="float">
            <text:p>145,646</text:p>
          </table:table-cell>
        </table:table-row>
        <table:table-row table:style-name="ro2">
          <table:table-cell office:value-type="float" office:value="69.8" calcext:value-type="float">
            <text:p>69,8</text:p>
          </table:table-cell>
          <table:table-cell office:value-type="float" office:value="145.292" calcext:value-type="float">
            <text:p>145,292</text:p>
          </table:table-cell>
        </table:table-row>
        <table:table-row table:style-name="ro2">
          <table:table-cell office:value-type="float" office:value="69.9" calcext:value-type="float">
            <text:p>69,9</text:p>
          </table:table-cell>
          <table:table-cell office:value-type="float" office:value="145.896" calcext:value-type="float">
            <text:p>145,89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5.333" calcext:value-type="float">
            <text:p>145,333</text:p>
          </table:table-cell>
        </table:table-row>
        <table:table-row table:style-name="ro2">
          <table:table-cell office:value-type="float" office:value="70.1" calcext:value-type="float">
            <text:p>70,1</text:p>
          </table:table-cell>
          <table:table-cell office:value-type="float" office:value="145.333" calcext:value-type="float">
            <text:p>145,333</text:p>
          </table:table-cell>
        </table:table-row>
        <table:table-row table:style-name="ro2">
          <table:table-cell office:value-type="float" office:value="70.2" calcext:value-type="float">
            <text:p>70,2</text:p>
          </table:table-cell>
          <table:table-cell office:value-type="float" office:value="146.062" calcext:value-type="float">
            <text:p>146,062</text:p>
          </table:table-cell>
        </table:table-row>
        <table:table-row table:style-name="ro2">
          <table:table-cell office:value-type="float" office:value="70.3" calcext:value-type="float">
            <text:p>70,3</text:p>
          </table:table-cell>
          <table:table-cell office:value-type="float" office:value="146.167" calcext:value-type="float">
            <text:p>146,167</text:p>
          </table:table-cell>
        </table:table-row>
        <table:table-row table:style-name="ro2">
          <table:table-cell office:value-type="float" office:value="70.4" calcext:value-type="float">
            <text:p>70,4</text:p>
          </table:table-cell>
          <table:table-cell office:value-type="float" office:value="145.875" calcext:value-type="float">
            <text:p>145,875</text:p>
          </table:table-cell>
        </table:table-row>
        <table:table-row table:style-name="ro2">
          <table:table-cell office:value-type="float" office:value="70.5" calcext:value-type="float">
            <text:p>70,5</text:p>
          </table:table-cell>
          <table:table-cell office:value-type="float" office:value="146.5" calcext:value-type="float">
            <text:p>146,5</text:p>
          </table:table-cell>
        </table:table-row>
        <table:table-row table:style-name="ro2">
          <table:table-cell office:value-type="float" office:value="70.6" calcext:value-type="float">
            <text:p>70,6</text:p>
          </table:table-cell>
          <table:table-cell office:value-type="float" office:value="146.417" calcext:value-type="float">
            <text:p>146,417</text:p>
          </table:table-cell>
        </table:table-row>
        <table:table-row table:style-name="ro2">
          <table:table-cell office:value-type="float" office:value="70.7" calcext:value-type="float">
            <text:p>70,7</text:p>
          </table:table-cell>
          <table:table-cell office:value-type="float" office:value="146.896" calcext:value-type="float">
            <text:p>146,896</text:p>
          </table:table-cell>
        </table:table-row>
        <table:table-row table:style-name="ro2">
          <table:table-cell office:value-type="float" office:value="70.8" calcext:value-type="float">
            <text:p>70,8</text:p>
          </table:table-cell>
          <table:table-cell office:value-type="float" office:value="146.083" calcext:value-type="float">
            <text:p>146,083</text:p>
          </table:table-cell>
        </table:table-row>
        <table:table-row table:style-name="ro2">
          <table:table-cell office:value-type="float" office:value="70.9" calcext:value-type="float">
            <text:p>70,9</text:p>
          </table:table-cell>
          <table:table-cell office:value-type="float" office:value="146.812" calcext:value-type="float">
            <text:p>146,81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46.958" calcext:value-type="float">
            <text:p>146,958</text:p>
          </table:table-cell>
        </table:table-row>
        <table:table-row table:style-name="ro2">
          <table:table-cell office:value-type="float" office:value="71.1" calcext:value-type="float">
            <text:p>71,1</text:p>
          </table:table-cell>
          <table:table-cell office:value-type="float" office:value="148.021" calcext:value-type="float">
            <text:p>148,021</text:p>
          </table:table-cell>
        </table:table-row>
        <table:table-row table:style-name="ro2">
          <table:table-cell office:value-type="float" office:value="71.2" calcext:value-type="float">
            <text:p>71,2</text:p>
          </table:table-cell>
          <table:table-cell office:value-type="float" office:value="147.208" calcext:value-type="float">
            <text:p>147,208</text:p>
          </table:table-cell>
        </table:table-row>
        <table:table-row table:style-name="ro2">
          <table:table-cell office:value-type="float" office:value="71.3" calcext:value-type="float">
            <text:p>71,3</text:p>
          </table:table-cell>
          <table:table-cell office:value-type="float" office:value="147.042" calcext:value-type="float">
            <text:p>147,042</text:p>
          </table:table-cell>
        </table:table-row>
        <table:table-row table:style-name="ro2">
          <table:table-cell office:value-type="float" office:value="71.4" calcext:value-type="float">
            <text:p>71,4</text:p>
          </table:table-cell>
          <table:table-cell office:value-type="float" office:value="147.062" calcext:value-type="float">
            <text:p>147,062</text:p>
          </table:table-cell>
        </table:table-row>
        <table:table-row table:style-name="ro2">
          <table:table-cell office:value-type="float" office:value="71.5" calcext:value-type="float">
            <text:p>71,5</text:p>
          </table:table-cell>
          <table:table-cell office:value-type="float" office:value="147.021" calcext:value-type="float">
            <text:p>147,021</text:p>
          </table:table-cell>
        </table:table-row>
        <table:table-row table:style-name="ro2">
          <table:table-cell office:value-type="float" office:value="71.6" calcext:value-type="float">
            <text:p>71,6</text:p>
          </table:table-cell>
          <table:table-cell office:value-type="float" office:value="146.75" calcext:value-type="float">
            <text:p>146,75</text:p>
          </table:table-cell>
        </table:table-row>
        <table:table-row table:style-name="ro2">
          <table:table-cell office:value-type="float" office:value="71.7" calcext:value-type="float">
            <text:p>71,7</text:p>
          </table:table-cell>
          <table:table-cell office:value-type="float" office:value="146.958" calcext:value-type="float">
            <text:p>146,958</text:p>
          </table:table-cell>
        </table:table-row>
        <table:table-row table:style-name="ro2">
          <table:table-cell office:value-type="float" office:value="71.8" calcext:value-type="float">
            <text:p>71,8</text:p>
          </table:table-cell>
          <table:table-cell office:value-type="float" office:value="147.083" calcext:value-type="float">
            <text:p>147,083</text:p>
          </table:table-cell>
        </table:table-row>
        <table:table-row table:style-name="ro2">
          <table:table-cell office:value-type="float" office:value="71.9" calcext:value-type="float">
            <text:p>71,9</text:p>
          </table:table-cell>
          <table:table-cell office:value-type="float" office:value="147.979" calcext:value-type="float">
            <text:p>147,97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47.521" calcext:value-type="float">
            <text:p>147,521</text:p>
          </table:table-cell>
        </table:table-row>
        <table:table-row table:style-name="ro2">
          <table:table-cell office:value-type="float" office:value="72.1" calcext:value-type="float">
            <text:p>72,1</text:p>
          </table:table-cell>
          <table:table-cell office:value-type="float" office:value="147.521" calcext:value-type="float">
            <text:p>147,521</text:p>
          </table:table-cell>
        </table:table-row>
        <table:table-row table:style-name="ro2">
          <table:table-cell office:value-type="float" office:value="72.2" calcext:value-type="float">
            <text:p>72,2</text:p>
          </table:table-cell>
          <table:table-cell office:value-type="float" office:value="148.25" calcext:value-type="float">
            <text:p>148,25</text:p>
          </table:table-cell>
        </table:table-row>
        <table:table-row table:style-name="ro2">
          <table:table-cell office:value-type="float" office:value="72.3" calcext:value-type="float">
            <text:p>72,3</text:p>
          </table:table-cell>
          <table:table-cell office:value-type="float" office:value="146.333" calcext:value-type="float">
            <text:p>146,333</text:p>
          </table:table-cell>
        </table:table-row>
        <table:table-row table:style-name="ro2">
          <table:table-cell office:value-type="float" office:value="72.4" calcext:value-type="float">
            <text:p>72,4</text:p>
          </table:table-cell>
          <table:table-cell office:value-type="float" office:value="142.271" calcext:value-type="float">
            <text:p>142,271</text:p>
          </table:table-cell>
        </table:table-row>
        <table:table-row table:style-name="ro2">
          <table:table-cell office:value-type="float" office:value="72.5" calcext:value-type="float">
            <text:p>72,5</text:p>
          </table:table-cell>
          <table:table-cell office:value-type="float" office:value="141.271" calcext:value-type="float">
            <text:p>141,271</text:p>
          </table:table-cell>
        </table:table-row>
        <table:table-row table:style-name="ro2">
          <table:table-cell office:value-type="float" office:value="72.6" calcext:value-type="float">
            <text:p>72,6</text:p>
          </table:table-cell>
          <table:table-cell office:value-type="float" office:value="139.271" calcext:value-type="float">
            <text:p>139,271</text:p>
          </table:table-cell>
        </table:table-row>
        <table:table-row table:style-name="ro2">
          <table:table-cell office:value-type="float" office:value="72.7" calcext:value-type="float">
            <text:p>72,7</text:p>
          </table:table-cell>
          <table:table-cell office:value-type="float" office:value="137.5" calcext:value-type="float">
            <text:p>137,5</text:p>
          </table:table-cell>
        </table:table-row>
        <table:table-row table:style-name="ro2">
          <table:table-cell office:value-type="float" office:value="72.8" calcext:value-type="float">
            <text:p>72,8</text:p>
          </table:table-cell>
          <table:table-cell office:value-type="float" office:value="136.708" calcext:value-type="float">
            <text:p>136,708</text:p>
          </table:table-cell>
        </table:table-row>
        <table:table-row table:style-name="ro2">
          <table:table-cell office:value-type="float" office:value="72.9" calcext:value-type="float">
            <text:p>72,9</text:p>
          </table:table-cell>
          <table:table-cell office:value-type="float" office:value="136.958" calcext:value-type="float">
            <text:p>136,95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5.646" calcext:value-type="float">
            <text:p>135,646</text:p>
          </table:table-cell>
        </table:table-row>
        <table:table-row table:style-name="ro2">
          <table:table-cell office:value-type="float" office:value="73.1" calcext:value-type="float">
            <text:p>73,1</text:p>
          </table:table-cell>
          <table:table-cell office:value-type="float" office:value="135.437" calcext:value-type="float">
            <text:p>135,437</text:p>
          </table:table-cell>
        </table:table-row>
        <table:table-row table:style-name="ro2">
          <table:table-cell office:value-type="float" office:value="73.2" calcext:value-type="float">
            <text:p>73,2</text:p>
          </table:table-cell>
          <table:table-cell office:value-type="float" office:value="135.375" calcext:value-type="float">
            <text:p>135,375</text:p>
          </table:table-cell>
        </table:table-row>
        <table:table-row table:style-name="ro2">
          <table:table-cell office:value-type="float" office:value="73.3" calcext:value-type="float">
            <text:p>73,3</text:p>
          </table:table-cell>
          <table:table-cell office:value-type="float" office:value="133.479" calcext:value-type="float">
            <text:p>133,479</text:p>
          </table:table-cell>
        </table:table-row>
        <table:table-row table:style-name="ro2">
          <table:table-cell office:value-type="float" office:value="73.4" calcext:value-type="float">
            <text:p>73,4</text:p>
          </table:table-cell>
          <table:table-cell office:value-type="float" office:value="133.562" calcext:value-type="float">
            <text:p>133,562</text:p>
          </table:table-cell>
        </table:table-row>
        <table:table-row table:style-name="ro2">
          <table:table-cell office:value-type="float" office:value="73.5" calcext:value-type="float">
            <text:p>73,5</text:p>
          </table:table-cell>
          <table:table-cell office:value-type="float" office:value="133.208" calcext:value-type="float">
            <text:p>133,208</text:p>
          </table:table-cell>
        </table:table-row>
        <table:table-row table:style-name="ro2">
          <table:table-cell office:value-type="float" office:value="73.6" calcext:value-type="float">
            <text:p>73,6</text:p>
          </table:table-cell>
          <table:table-cell office:value-type="float" office:value="134.437" calcext:value-type="float">
            <text:p>134,437</text:p>
          </table:table-cell>
        </table:table-row>
        <table:table-row table:style-name="ro2">
          <table:table-cell office:value-type="float" office:value="73.7" calcext:value-type="float">
            <text:p>73,7</text:p>
          </table:table-cell>
          <table:table-cell office:value-type="float" office:value="133.021" calcext:value-type="float">
            <text:p>133,021</text:p>
          </table:table-cell>
        </table:table-row>
        <table:table-row table:style-name="ro2">
          <table:table-cell office:value-type="float" office:value="73.8" calcext:value-type="float">
            <text:p>73,8</text:p>
          </table:table-cell>
          <table:table-cell office:value-type="float" office:value="132.354" calcext:value-type="float">
            <text:p>132,354</text:p>
          </table:table-cell>
        </table:table-row>
        <table:table-row table:style-name="ro2">
          <table:table-cell office:value-type="float" office:value="73.9" calcext:value-type="float">
            <text:p>73,9</text:p>
          </table:table-cell>
          <table:table-cell office:value-type="float" office:value="132.042" calcext:value-type="float">
            <text:p>132,04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32.271" calcext:value-type="float">
            <text:p>132,271</text:p>
          </table:table-cell>
        </table:table-row>
        <table:table-row table:style-name="ro2">
          <table:table-cell office:value-type="float" office:value="74.1" calcext:value-type="float">
            <text:p>74,1</text:p>
          </table:table-cell>
          <table:table-cell office:value-type="float" office:value="131.5" calcext:value-type="float">
            <text:p>131,5</text:p>
          </table:table-cell>
        </table:table-row>
        <table:table-row table:style-name="ro2">
          <table:table-cell office:value-type="float" office:value="74.2" calcext:value-type="float">
            <text:p>74,2</text:p>
          </table:table-cell>
          <table:table-cell office:value-type="float" office:value="132.5" calcext:value-type="float">
            <text:p>132,5</text:p>
          </table:table-cell>
        </table:table-row>
        <table:table-row table:style-name="ro2">
          <table:table-cell office:value-type="float" office:value="74.3" calcext:value-type="float">
            <text:p>74,3</text:p>
          </table:table-cell>
          <table:table-cell office:value-type="float" office:value="131.729" calcext:value-type="float">
            <text:p>131,729</text:p>
          </table:table-cell>
        </table:table-row>
        <table:table-row table:style-name="ro2">
          <table:table-cell office:value-type="float" office:value="74.4" calcext:value-type="float">
            <text:p>74,4</text:p>
          </table:table-cell>
          <table:table-cell office:value-type="float" office:value="132.062" calcext:value-type="float">
            <text:p>132,062</text:p>
          </table:table-cell>
        </table:table-row>
        <table:table-row table:style-name="ro2">
          <table:table-cell office:value-type="float" office:value="74.5" calcext:value-type="float">
            <text:p>74,5</text:p>
          </table:table-cell>
          <table:table-cell office:value-type="float" office:value="131.687" calcext:value-type="float">
            <text:p>131,687</text:p>
          </table:table-cell>
        </table:table-row>
        <table:table-row table:style-name="ro2">
          <table:table-cell office:value-type="float" office:value="74.6" calcext:value-type="float">
            <text:p>74,6</text:p>
          </table:table-cell>
          <table:table-cell office:value-type="float" office:value="132.146" calcext:value-type="float">
            <text:p>132,146</text:p>
          </table:table-cell>
        </table:table-row>
        <table:table-row table:style-name="ro2">
          <table:table-cell office:value-type="float" office:value="74.7" calcext:value-type="float">
            <text:p>74,7</text:p>
          </table:table-cell>
          <table:table-cell office:value-type="float" office:value="131.646" calcext:value-type="float">
            <text:p>131,646</text:p>
          </table:table-cell>
        </table:table-row>
        <table:table-row table:style-name="ro2">
          <table:table-cell office:value-type="float" office:value="74.8" calcext:value-type="float">
            <text:p>74,8</text:p>
          </table:table-cell>
          <table:table-cell office:value-type="float" office:value="131.229" calcext:value-type="float">
            <text:p>131,229</text:p>
          </table:table-cell>
        </table:table-row>
        <table:table-row table:style-name="ro2">
          <table:table-cell office:value-type="float" office:value="74.9" calcext:value-type="float">
            <text:p>74,9</text:p>
          </table:table-cell>
          <table:table-cell office:value-type="float" office:value="131.625" calcext:value-type="float">
            <text:p>131,62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0.604" calcext:value-type="float">
            <text:p>130,604</text:p>
          </table:table-cell>
        </table:table-row>
        <table:table-row table:style-name="ro2">
          <table:table-cell office:value-type="float" office:value="75.1" calcext:value-type="float">
            <text:p>75,1</text:p>
          </table:table-cell>
          <table:table-cell office:value-type="float" office:value="132.062" calcext:value-type="float">
            <text:p>132,062</text:p>
          </table:table-cell>
        </table:table-row>
        <table:table-row table:style-name="ro2">
          <table:table-cell office:value-type="float" office:value="75.2" calcext:value-type="float">
            <text:p>75,2</text:p>
          </table:table-cell>
          <table:table-cell office:value-type="float" office:value="130.812" calcext:value-type="float">
            <text:p>130,812</text:p>
          </table:table-cell>
        </table:table-row>
        <table:table-row table:style-name="ro2">
          <table:table-cell office:value-type="float" office:value="75.3" calcext:value-type="float">
            <text:p>75,3</text:p>
          </table:table-cell>
          <table:table-cell office:value-type="float" office:value="131.083" calcext:value-type="float">
            <text:p>131,083</text:p>
          </table:table-cell>
        </table:table-row>
        <table:table-row table:style-name="ro2">
          <table:table-cell office:value-type="float" office:value="75.4" calcext:value-type="float">
            <text:p>75,4</text:p>
          </table:table-cell>
          <table:table-cell office:value-type="float" office:value="130.146" calcext:value-type="float">
            <text:p>130,146</text:p>
          </table:table-cell>
        </table:table-row>
        <table:table-row table:style-name="ro2">
          <table:table-cell office:value-type="float" office:value="75.5" calcext:value-type="float">
            <text:p>75,5</text:p>
          </table:table-cell>
          <table:table-cell office:value-type="float" office:value="130.229" calcext:value-type="float">
            <text:p>130,229</text:p>
          </table:table-cell>
        </table:table-row>
        <table:table-row table:style-name="ro2">
          <table:table-cell office:value-type="float" office:value="75.6" calcext:value-type="float">
            <text:p>75,6</text:p>
          </table:table-cell>
          <table:table-cell office:value-type="float" office:value="130.687" calcext:value-type="float">
            <text:p>130,687</text:p>
          </table:table-cell>
        </table:table-row>
        <table:table-row table:style-name="ro2">
          <table:table-cell office:value-type="float" office:value="75.7" calcext:value-type="float">
            <text:p>75,7</text:p>
          </table:table-cell>
          <table:table-cell office:value-type="float" office:value="129.979" calcext:value-type="float">
            <text:p>129,979</text:p>
          </table:table-cell>
        </table:table-row>
        <table:table-row table:style-name="ro2">
          <table:table-cell office:value-type="float" office:value="75.8" calcext:value-type="float">
            <text:p>75,8</text:p>
          </table:table-cell>
          <table:table-cell office:value-type="float" office:value="129.229" calcext:value-type="float">
            <text:p>129,229</text:p>
          </table:table-cell>
        </table:table-row>
        <table:table-row table:style-name="ro2">
          <table:table-cell office:value-type="float" office:value="75.9" calcext:value-type="float">
            <text:p>75,9</text:p>
          </table:table-cell>
          <table:table-cell office:value-type="float" office:value="107.146" calcext:value-type="float">
            <text:p>107,14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95.0417" calcext:value-type="float">
            <text:p>95,0417</text:p>
          </table:table-cell>
        </table:table-row>
        <table:table-row table:style-name="ro2">
          <table:table-cell office:value-type="float" office:value="76.1" calcext:value-type="float">
            <text:p>76,1</text:p>
          </table:table-cell>
          <table:table-cell office:value-type="float" office:value="85.6042" calcext:value-type="float">
            <text:p>85,6042</text:p>
          </table:table-cell>
        </table:table-row>
        <table:table-row table:style-name="ro2">
          <table:table-cell office:value-type="float" office:value="76.2" calcext:value-type="float">
            <text:p>76,2</text:p>
          </table:table-cell>
          <table:table-cell office:value-type="float" office:value="74.625" calcext:value-type="float">
            <text:p>74,625</text:p>
          </table:table-cell>
        </table:table-row>
        <table:table-row table:style-name="ro2">
          <table:table-cell office:value-type="float" office:value="76.3" calcext:value-type="float">
            <text:p>76,3</text:p>
          </table:table-cell>
          <table:table-cell office:value-type="float" office:value="70.7292" calcext:value-type="float">
            <text:p>70,7292</text:p>
          </table:table-cell>
        </table:table-row>
        <table:table-row table:style-name="ro2">
          <table:table-cell office:value-type="float" office:value="76.4" calcext:value-type="float">
            <text:p>76,4</text:p>
          </table:table-cell>
          <table:table-cell office:value-type="float" office:value="67.75" calcext:value-type="float">
            <text:p>67,75</text:p>
          </table:table-cell>
        </table:table-row>
        <table:table-row table:style-name="ro2">
          <table:table-cell office:value-type="float" office:value="76.5" calcext:value-type="float">
            <text:p>76,5</text:p>
          </table:table-cell>
          <table:table-cell office:value-type="float" office:value="68.1667" calcext:value-type="float">
            <text:p>68,1667</text:p>
          </table:table-cell>
        </table:table-row>
        <table:table-row table:style-name="ro2">
          <table:table-cell office:value-type="float" office:value="76.6" calcext:value-type="float">
            <text:p>76,6</text:p>
          </table:table-cell>
          <table:table-cell office:value-type="float" office:value="69.1875" calcext:value-type="float">
            <text:p>69,1875</text:p>
          </table:table-cell>
        </table:table-row>
        <table:table-row table:style-name="ro2">
          <table:table-cell office:value-type="float" office:value="76.7" calcext:value-type="float">
            <text:p>76,7</text:p>
          </table:table-cell>
          <table:table-cell office:value-type="float" office:value="71.5417" calcext:value-type="float">
            <text:p>71,5417</text:p>
          </table:table-cell>
        </table:table-row>
        <table:table-row table:style-name="ro2">
          <table:table-cell office:value-type="float" office:value="76.8" calcext:value-type="float">
            <text:p>76,8</text:p>
          </table:table-cell>
          <table:table-cell office:value-type="float" office:value="71.6458" calcext:value-type="float">
            <text:p>71,6458</text:p>
          </table:table-cell>
        </table:table-row>
        <table:table-row table:style-name="ro2">
          <table:table-cell office:value-type="float" office:value="76.9" calcext:value-type="float">
            <text:p>76,9</text:p>
          </table:table-cell>
          <table:table-cell office:value-type="float" office:value="71.6667" calcext:value-type="float">
            <text:p>71,666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7.1" calcext:value-type="float">
            <text:p>77,1</text:p>
          </table:table-cell>
          <table:table-cell office:value-type="float" office:value="71.2083" calcext:value-type="float">
            <text:p>71,2083</text:p>
          </table:table-cell>
        </table:table-row>
        <table:table-row table:style-name="ro2">
          <table:table-cell office:value-type="float" office:value="77.2" calcext:value-type="float">
            <text:p>77,2</text:p>
          </table:table-cell>
          <table:table-cell office:value-type="float" office:value="70.9792" calcext:value-type="float">
            <text:p>70,9792</text:p>
          </table:table-cell>
        </table:table-row>
        <table:table-row table:style-name="ro2">
          <table:table-cell office:value-type="float" office:value="77.3" calcext:value-type="float">
            <text:p>77,3</text:p>
          </table:table-cell>
          <table:table-cell office:value-type="float" office:value="71.0417" calcext:value-type="float">
            <text:p>71,0417</text:p>
          </table:table-cell>
        </table:table-row>
        <table:table-row table:style-name="ro2">
          <table:table-cell office:value-type="float" office:value="77.4" calcext:value-type="float">
            <text:p>77,4</text:p>
          </table:table-cell>
          <table:table-cell office:value-type="float" office:value="70.5208" calcext:value-type="float">
            <text:p>70,5208</text:p>
          </table:table-cell>
        </table:table-row>
        <table:table-row table:style-name="ro2">
          <table:table-cell office:value-type="float" office:value="77.5" calcext:value-type="float">
            <text:p>77,5</text:p>
          </table:table-cell>
          <table:table-cell office:value-type="float" office:value="70.625" calcext:value-type="float">
            <text:p>70,625</text:p>
          </table:table-cell>
        </table:table-row>
        <table:table-row table:style-name="ro2">
          <table:table-cell office:value-type="float" office:value="77.6" calcext:value-type="float">
            <text:p>77,6</text:p>
          </table:table-cell>
          <table:table-cell office:value-type="float" office:value="70.4375" calcext:value-type="float">
            <text:p>70,4375</text:p>
          </table:table-cell>
        </table:table-row>
        <table:table-row table:style-name="ro2">
          <table:table-cell office:value-type="float" office:value="77.7" calcext:value-type="float">
            <text:p>77,7</text:p>
          </table:table-cell>
          <table:table-cell office:value-type="float" office:value="70.8333" calcext:value-type="float">
            <text:p>70,8333</text:p>
          </table:table-cell>
        </table:table-row>
        <table:table-row table:style-name="ro2">
          <table:table-cell office:value-type="float" office:value="77.8" calcext:value-type="float">
            <text:p>77,8</text:p>
          </table:table-cell>
          <table:table-cell office:value-type="float" office:value="70.1667" calcext:value-type="float">
            <text:p>70,1667</text:p>
          </table:table-cell>
        </table:table-row>
        <table:table-row table:style-name="ro2">
          <table:table-cell office:value-type="float" office:value="77.9" calcext:value-type="float">
            <text:p>77,9</text:p>
          </table:table-cell>
          <table:table-cell office:value-type="float" office:value="70.9583" calcext:value-type="float">
            <text:p>70,958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0.9792" calcext:value-type="float">
            <text:p>70,9792</text:p>
          </table:table-cell>
        </table:table-row>
        <table:table-row table:style-name="ro2">
          <table:table-cell office:value-type="float" office:value="78.1" calcext:value-type="float">
            <text:p>78,1</text:p>
          </table:table-cell>
          <table:table-cell office:value-type="float" office:value="70.5" calcext:value-type="float">
            <text:p>70,5</text:p>
          </table:table-cell>
        </table:table-row>
        <table:table-row table:style-name="ro2">
          <table:table-cell office:value-type="float" office:value="78.2" calcext:value-type="float">
            <text:p>78,2</text:p>
          </table:table-cell>
          <table:table-cell office:value-type="float" office:value="70.9792" calcext:value-type="float">
            <text:p>70,9792</text:p>
          </table:table-cell>
        </table:table-row>
        <table:table-row table:style-name="ro2">
          <table:table-cell office:value-type="float" office:value="78.3" calcext:value-type="float">
            <text:p>78,3</text:p>
          </table:table-cell>
          <table:table-cell office:value-type="float" office:value="70.4792" calcext:value-type="float">
            <text:p>70,4792</text:p>
          </table:table-cell>
        </table:table-row>
        <table:table-row table:style-name="ro2">
          <table:table-cell office:value-type="float" office:value="78.4" calcext:value-type="float">
            <text:p>78,4</text:p>
          </table:table-cell>
          <table:table-cell office:value-type="float" office:value="70.9583" calcext:value-type="float">
            <text:p>70,9583</text:p>
          </table:table-cell>
        </table:table-row>
        <table:table-row table:style-name="ro2">
          <table:table-cell office:value-type="float" office:value="78.5" calcext:value-type="float">
            <text:p>78,5</text:p>
          </table:table-cell>
          <table:table-cell office:value-type="float" office:value="70.5" calcext:value-type="float">
            <text:p>70,5</text:p>
          </table:table-cell>
        </table:table-row>
        <table:table-row table:style-name="ro2">
          <table:table-cell office:value-type="float" office:value="78.6" calcext:value-type="float">
            <text:p>78,6</text:p>
          </table:table-cell>
          <table:table-cell office:value-type="float" office:value="70.1875" calcext:value-type="float">
            <text:p>70,1875</text:p>
          </table:table-cell>
        </table:table-row>
        <table:table-row table:style-name="ro2">
          <table:table-cell office:value-type="float" office:value="78.7" calcext:value-type="float">
            <text:p>78,7</text:p>
          </table:table-cell>
          <table:table-cell office:value-type="float" office:value="71.5625" calcext:value-type="float">
            <text:p>71,5625</text:p>
          </table:table-cell>
        </table:table-row>
        <table:table-row table:style-name="ro2">
          <table:table-cell office:value-type="float" office:value="78.8" calcext:value-type="float">
            <text:p>78,8</text:p>
          </table:table-cell>
          <table:table-cell office:value-type="float" office:value="70.7083" calcext:value-type="float">
            <text:p>70,7083</text:p>
          </table:table-cell>
        </table:table-row>
        <table:table-row table:style-name="ro2">
          <table:table-cell office:value-type="float" office:value="78.9" calcext:value-type="float">
            <text:p>78,9</text:p>
          </table:table-cell>
          <table:table-cell office:value-type="float" office:value="70.2917" calcext:value-type="float">
            <text:p>70,291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0.7292" calcext:value-type="float">
            <text:p>70,7292</text:p>
          </table:table-cell>
        </table:table-row>
        <table:table-row table:style-name="ro2">
          <table:table-cell office:value-type="float" office:value="79.1" calcext:value-type="float">
            <text:p>79,1</text:p>
          </table:table-cell>
          <table:table-cell office:value-type="float" office:value="70.5833" calcext:value-type="float">
            <text:p>70,5833</text:p>
          </table:table-cell>
        </table:table-row>
        <table:table-row table:style-name="ro2">
          <table:table-cell office:value-type="float" office:value="79.2" calcext:value-type="float">
            <text:p>79,2</text:p>
          </table:table-cell>
          <table:table-cell office:value-type="float" office:value="70.8125" calcext:value-type="float">
            <text:p>70,8125</text:p>
          </table:table-cell>
        </table:table-row>
        <table:table-row table:style-name="ro2">
          <table:table-cell office:value-type="float" office:value="79.3" calcext:value-type="float">
            <text:p>79,3</text:p>
          </table:table-cell>
          <table:table-cell office:value-type="float" office:value="70.8958" calcext:value-type="float">
            <text:p>70,8958</text:p>
          </table:table-cell>
        </table:table-row>
        <table:table-row table:style-name="ro2">
          <table:table-cell office:value-type="float" office:value="79.4" calcext:value-type="float">
            <text:p>79,4</text:p>
          </table:table-cell>
          <table:table-cell office:value-type="float" office:value="71.4375" calcext:value-type="float">
            <text:p>71,4375</text:p>
          </table:table-cell>
        </table:table-row>
        <table:table-row table:style-name="ro2">
          <table:table-cell office:value-type="float" office:value="79.5" calcext:value-type="float">
            <text:p>79,5</text:p>
          </table:table-cell>
          <table:table-cell office:value-type="float" office:value="70.5833" calcext:value-type="float">
            <text:p>70,5833</text:p>
          </table:table-cell>
        </table:table-row>
        <table:table-row table:style-name="ro2">
          <table:table-cell office:value-type="float" office:value="79.6" calcext:value-type="float">
            <text:p>79,6</text:p>
          </table:table-cell>
          <table:table-cell office:value-type="float" office:value="71.4792" calcext:value-type="float">
            <text:p>71,4792</text:p>
          </table:table-cell>
        </table:table-row>
        <table:table-row table:style-name="ro2">
          <table:table-cell office:value-type="float" office:value="79.7" calcext:value-type="float">
            <text:p>79,7</text:p>
          </table:table-cell>
          <table:table-cell office:value-type="float" office:value="71.3542" calcext:value-type="float">
            <text:p>71,3542</text:p>
          </table:table-cell>
        </table:table-row>
        <table:table-row table:style-name="ro2">
          <table:table-cell office:value-type="float" office:value="79.8" calcext:value-type="float">
            <text:p>79,8</text:p>
          </table:table-cell>
          <table:table-cell office:value-type="float" office:value="71.1875" calcext:value-type="float">
            <text:p>71,1875</text:p>
          </table:table-cell>
        </table:table-row>
        <table:table-row table:style-name="ro2">
          <table:table-cell office:value-type="float" office:value="79.9" calcext:value-type="float">
            <text:p>79,9</text:p>
          </table:table-cell>
          <table:table-cell office:value-type="float" office:value="70.7708" calcext:value-type="float">
            <text:p>70,770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1.875" calcext:value-type="float">
            <text:p>71,875</text:p>
          </table:table-cell>
        </table:table-row>
        <table:table-row table:style-name="ro2">
          <table:table-cell office:value-type="float" office:value="80.1" calcext:value-type="float">
            <text:p>80,1</text:p>
          </table:table-cell>
          <table:table-cell office:value-type="float" office:value="71.0208" calcext:value-type="float">
            <text:p>71,0208</text:p>
          </table:table-cell>
        </table:table-row>
        <table:table-row table:style-name="ro2">
          <table:table-cell office:value-type="float" office:value="80.2" calcext:value-type="float">
            <text:p>80,2</text:p>
          </table:table-cell>
          <table:table-cell office:value-type="float" office:value="71.5" calcext:value-type="float">
            <text:p>71,5</text:p>
          </table:table-cell>
        </table:table-row>
        <table:table-row table:style-name="ro2">
          <table:table-cell office:value-type="float" office:value="80.3" calcext:value-type="float">
            <text:p>80,3</text:p>
          </table:table-cell>
          <table:table-cell office:value-type="float" office:value="71.1875" calcext:value-type="float">
            <text:p>71,1875</text:p>
          </table:table-cell>
        </table:table-row>
        <table:table-row table:style-name="ro2">
          <table:table-cell office:value-type="float" office:value="80.4" calcext:value-type="float">
            <text:p>80,4</text:p>
          </table:table-cell>
          <table:table-cell office:value-type="float" office:value="70.9375" calcext:value-type="float">
            <text:p>70,9375</text:p>
          </table:table-cell>
        </table:table-row>
        <table:table-row table:style-name="ro2">
          <table:table-cell office:value-type="float" office:value="80.5" calcext:value-type="float">
            <text:p>80,5</text:p>
          </table:table-cell>
          <table:table-cell office:value-type="float" office:value="71.4792" calcext:value-type="float">
            <text:p>71,4792</text:p>
          </table:table-cell>
        </table:table-row>
        <table:table-row table:style-name="ro2">
          <table:table-cell office:value-type="float" office:value="80.6" calcext:value-type="float">
            <text:p>80,6</text:p>
          </table:table-cell>
          <table:table-cell office:value-type="float" office:value="71.2708" calcext:value-type="float">
            <text:p>71,2708</text:p>
          </table:table-cell>
        </table:table-row>
        <table:table-row table:style-name="ro2">
          <table:table-cell office:value-type="float" office:value="80.7" calcext:value-type="float">
            <text:p>80,7</text:p>
          </table:table-cell>
          <table:table-cell office:value-type="float" office:value="71.3542" calcext:value-type="float">
            <text:p>71,3542</text:p>
          </table:table-cell>
        </table:table-row>
        <table:table-row table:style-name="ro2">
          <table:table-cell office:value-type="float" office:value="80.8" calcext:value-type="float">
            <text:p>80,8</text:p>
          </table:table-cell>
          <table:table-cell office:value-type="float" office:value="72.0208" calcext:value-type="float">
            <text:p>72,0208</text:p>
          </table:table-cell>
        </table:table-row>
        <table:table-row table:style-name="ro2">
          <table:table-cell office:value-type="float" office:value="80.9" calcext:value-type="float">
            <text:p>80,9</text:p>
          </table:table-cell>
          <table:table-cell office:value-type="float" office:value="71.8542" calcext:value-type="float">
            <text:p>71,854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1.5208" calcext:value-type="float">
            <text:p>71,5208</text:p>
          </table:table-cell>
        </table:table-row>
        <table:table-row table:style-name="ro2">
          <table:table-cell office:value-type="float" office:value="81.1" calcext:value-type="float">
            <text:p>81,1</text:p>
          </table:table-cell>
          <table:table-cell office:value-type="float" office:value="71.4583" calcext:value-type="float">
            <text:p>71,4583</text:p>
          </table:table-cell>
        </table:table-row>
        <table:table-row table:style-name="ro2">
          <table:table-cell office:value-type="float" office:value="81.2" calcext:value-type="float">
            <text:p>81,2</text:p>
          </table:table-cell>
          <table:table-cell office:value-type="float" office:value="71.6667" calcext:value-type="float">
            <text:p>71,6667</text:p>
          </table:table-cell>
        </table:table-row>
        <table:table-row table:style-name="ro2">
          <table:table-cell office:value-type="float" office:value="81.3" calcext:value-type="float">
            <text:p>81,3</text:p>
          </table:table-cell>
          <table:table-cell office:value-type="float" office:value="71.6458" calcext:value-type="float">
            <text:p>71,6458</text:p>
          </table:table-cell>
        </table:table-row>
        <table:table-row table:style-name="ro2">
          <table:table-cell office:value-type="float" office:value="81.4" calcext:value-type="float">
            <text:p>81,4</text:p>
          </table:table-cell>
          <table:table-cell office:value-type="float" office:value="71.25" calcext:value-type="float">
            <text:p>71,25</text:p>
          </table:table-cell>
        </table:table-row>
        <table:table-row table:style-name="ro2">
          <table:table-cell office:value-type="float" office:value="81.5" calcext:value-type="float">
            <text:p>81,5</text:p>
          </table:table-cell>
          <table:table-cell office:value-type="float" office:value="71.4375" calcext:value-type="float">
            <text:p>71,4375</text:p>
          </table:table-cell>
        </table:table-row>
        <table:table-row table:style-name="ro2">
          <table:table-cell office:value-type="float" office:value="81.6" calcext:value-type="float">
            <text:p>81,6</text:p>
          </table:table-cell>
          <table:table-cell office:value-type="float" office:value="71.8333" calcext:value-type="float">
            <text:p>71,8333</text:p>
          </table:table-cell>
        </table:table-row>
        <table:table-row table:style-name="ro2">
          <table:table-cell office:value-type="float" office:value="81.7" calcext:value-type="float">
            <text:p>81,7</text:p>
          </table:table-cell>
          <table:table-cell office:value-type="float" office:value="71.8958" calcext:value-type="float">
            <text:p>71,8958</text:p>
          </table:table-cell>
        </table:table-row>
        <table:table-row table:style-name="ro2">
          <table:table-cell office:value-type="float" office:value="81.8" calcext:value-type="float">
            <text:p>81,8</text:p>
          </table:table-cell>
          <table:table-cell office:value-type="float" office:value="71.9375" calcext:value-type="float">
            <text:p>71,9375</text:p>
          </table:table-cell>
        </table:table-row>
        <table:table-row table:style-name="ro2">
          <table:table-cell office:value-type="float" office:value="81.9" calcext:value-type="float">
            <text:p>81,9</text:p>
          </table:table-cell>
          <table:table-cell office:value-type="float" office:value="71.7292" calcext:value-type="float">
            <text:p>71,729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1.5417" calcext:value-type="float">
            <text:p>71,5417</text:p>
          </table:table-cell>
        </table:table-row>
        <table:table-row table:style-name="ro2">
          <table:table-cell office:value-type="float" office:value="82.1" calcext:value-type="float">
            <text:p>82,1</text:p>
          </table:table-cell>
          <table:table-cell office:value-type="float" office:value="71.375" calcext:value-type="float">
            <text:p>71,375</text:p>
          </table:table-cell>
        </table:table-row>
        <table:table-row table:style-name="ro2">
          <table:table-cell office:value-type="float" office:value="82.2" calcext:value-type="float">
            <text:p>82,2</text:p>
          </table:table-cell>
          <table:table-cell office:value-type="float" office:value="71.4167" calcext:value-type="float">
            <text:p>71,4167</text:p>
          </table:table-cell>
        </table:table-row>
        <table:table-row table:style-name="ro2">
          <table:table-cell office:value-type="float" office:value="82.3" calcext:value-type="float">
            <text:p>82,3</text:p>
          </table:table-cell>
          <table:table-cell office:value-type="float" office:value="71.5208" calcext:value-type="float">
            <text:p>71,5208</text:p>
          </table:table-cell>
        </table:table-row>
        <table:table-row table:style-name="ro2">
          <table:table-cell office:value-type="float" office:value="82.4" calcext:value-type="float">
            <text:p>82,4</text:p>
          </table:table-cell>
          <table:table-cell office:value-type="float" office:value="71.8542" calcext:value-type="float">
            <text:p>71,8542</text:p>
          </table:table-cell>
        </table:table-row>
        <table:table-row table:style-name="ro2">
          <table:table-cell office:value-type="float" office:value="82.5" calcext:value-type="float">
            <text:p>82,5</text:p>
          </table:table-cell>
          <table:table-cell office:value-type="float" office:value="71.5" calcext:value-type="float">
            <text:p>71,5</text:p>
          </table:table-cell>
        </table:table-row>
        <table:table-row table:style-name="ro2">
          <table:table-cell office:value-type="float" office:value="82.6" calcext:value-type="float">
            <text:p>82,6</text:p>
          </table:table-cell>
          <table:table-cell office:value-type="float" office:value="71.7083" calcext:value-type="float">
            <text:p>71,7083</text:p>
          </table:table-cell>
        </table:table-row>
        <table:table-row table:style-name="ro2">
          <table:table-cell office:value-type="float" office:value="82.7" calcext:value-type="float">
            <text:p>82,7</text:p>
          </table:table-cell>
          <table:table-cell office:value-type="float" office:value="71.8333" calcext:value-type="float">
            <text:p>71,8333</text:p>
          </table:table-cell>
        </table:table-row>
        <table:table-row table:style-name="ro2">
          <table:table-cell office:value-type="float" office:value="82.8" calcext:value-type="float">
            <text:p>82,8</text:p>
          </table:table-cell>
          <table:table-cell office:value-type="float" office:value="71.9375" calcext:value-type="float">
            <text:p>71,9375</text:p>
          </table:table-cell>
        </table:table-row>
        <table:table-row table:style-name="ro2">
          <table:table-cell office:value-type="float" office:value="82.9" calcext:value-type="float">
            <text:p>82,9</text:p>
          </table:table-cell>
          <table:table-cell office:value-type="float" office:value="72.1875" calcext:value-type="float">
            <text:p>72,187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1.75" calcext:value-type="float">
            <text:p>71,75</text:p>
          </table:table-cell>
        </table:table-row>
        <table:table-row table:style-name="ro2">
          <table:table-cell office:value-type="float" office:value="83.1" calcext:value-type="float">
            <text:p>83,1</text:p>
          </table:table-cell>
          <table:table-cell office:value-type="float" office:value="71.7292" calcext:value-type="float">
            <text:p>71,7292</text:p>
          </table:table-cell>
        </table:table-row>
        <table:table-row table:style-name="ro2">
          <table:table-cell office:value-type="float" office:value="83.2" calcext:value-type="float">
            <text:p>83,2</text:p>
          </table:table-cell>
          <table:table-cell office:value-type="float" office:value="71.6042" calcext:value-type="float">
            <text:p>71,6042</text:p>
          </table:table-cell>
        </table:table-row>
        <table:table-row table:style-name="ro2">
          <table:table-cell office:value-type="float" office:value="83.3" calcext:value-type="float">
            <text:p>83,3</text:p>
          </table:table-cell>
          <table:table-cell office:value-type="float" office:value="71.9583" calcext:value-type="float">
            <text:p>71,9583</text:p>
          </table:table-cell>
        </table:table-row>
        <table:table-row table:style-name="ro2">
          <table:table-cell office:value-type="float" office:value="83.4" calcext:value-type="float">
            <text:p>83,4</text:p>
          </table:table-cell>
          <table:table-cell office:value-type="float" office:value="71.3542" calcext:value-type="float">
            <text:p>71,3542</text:p>
          </table:table-cell>
        </table:table-row>
        <table:table-row table:style-name="ro2">
          <table:table-cell office:value-type="float" office:value="83.5" calcext:value-type="float">
            <text:p>83,5</text:p>
          </table:table-cell>
          <table:table-cell office:value-type="float" office:value="70.875" calcext:value-type="float">
            <text:p>70,875</text:p>
          </table:table-cell>
        </table:table-row>
        <table:table-row table:style-name="ro2">
          <table:table-cell office:value-type="float" office:value="83.6" calcext:value-type="float">
            <text:p>83,6</text:p>
          </table:table-cell>
          <table:table-cell office:value-type="float" office:value="69.5208" calcext:value-type="float">
            <text:p>69,5208</text:p>
          </table:table-cell>
        </table:table-row>
        <table:table-row table:style-name="ro2">
          <table:table-cell office:value-type="float" office:value="83.7" calcext:value-type="float">
            <text:p>83,7</text:p>
          </table:table-cell>
          <table:table-cell office:value-type="float" office:value="70.75" calcext:value-type="float">
            <text:p>70,75</text:p>
          </table:table-cell>
        </table:table-row>
        <table:table-row table:style-name="ro2">
          <table:table-cell office:value-type="float" office:value="83.8" calcext:value-type="float">
            <text:p>83,8</text:p>
          </table:table-cell>
          <table:table-cell office:value-type="float" office:value="70.2708" calcext:value-type="float">
            <text:p>70,2708</text:p>
          </table:table-cell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69.7083" calcext:value-type="float">
            <text:p>69,708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9.7917" calcext:value-type="float">
            <text:p>69,7917</text:p>
          </table:table-cell>
        </table:table-row>
        <table:table-row table:style-name="ro2">
          <table:table-cell office:value-type="float" office:value="84.1" calcext:value-type="float">
            <text:p>84,1</text:p>
          </table:table-cell>
          <table:table-cell office:value-type="float" office:value="70.25" calcext:value-type="float">
            <text:p>70,25</text:p>
          </table:table-cell>
        </table:table-row>
        <table:table-row table:style-name="ro2">
          <table:table-cell office:value-type="float" office:value="84.2" calcext:value-type="float">
            <text:p>84,2</text:p>
          </table:table-cell>
          <table:table-cell office:value-type="float" office:value="70.0417" calcext:value-type="float">
            <text:p>70,0417</text:p>
          </table:table-cell>
        </table:table-row>
        <table:table-row table:style-name="ro2">
          <table:table-cell office:value-type="float" office:value="84.3" calcext:value-type="float">
            <text:p>84,3</text:p>
          </table:table-cell>
          <table:table-cell office:value-type="float" office:value="69.6042" calcext:value-type="float">
            <text:p>69,6042</text:p>
          </table:table-cell>
        </table:table-row>
        <table:table-row table:style-name="ro2">
          <table:table-cell office:value-type="float" office:value="84.4" calcext:value-type="float">
            <text:p>84,4</text:p>
          </table:table-cell>
          <table:table-cell office:value-type="float" office:value="69.3958" calcext:value-type="float">
            <text:p>69,3958</text:p>
          </table:table-cell>
        </table:table-row>
        <table:table-row table:style-name="ro2">
          <table:table-cell office:value-type="float" office:value="84.5" calcext:value-type="float">
            <text:p>84,5</text:p>
          </table:table-cell>
          <table:table-cell office:value-type="float" office:value="69.9792" calcext:value-type="float">
            <text:p>69,9792</text:p>
          </table:table-cell>
        </table:table-row>
        <table:table-row table:style-name="ro2">
          <table:table-cell office:value-type="float" office:value="84.6" calcext:value-type="float">
            <text:p>84,6</text:p>
          </table:table-cell>
          <table:table-cell office:value-type="float" office:value="70.75" calcext:value-type="float">
            <text:p>70,75</text:p>
          </table:table-cell>
        </table:table-row>
        <table:table-row table:style-name="ro2">
          <table:table-cell office:value-type="float" office:value="84.7" calcext:value-type="float">
            <text:p>84,7</text:p>
          </table:table-cell>
          <table:table-cell office:value-type="float" office:value="70.0417" calcext:value-type="float">
            <text:p>70,0417</text:p>
          </table:table-cell>
        </table:table-row>
        <table:table-row table:style-name="ro2">
          <table:table-cell office:value-type="float" office:value="84.8" calcext:value-type="float">
            <text:p>84,8</text:p>
          </table:table-cell>
          <table:table-cell office:value-type="float" office:value="70.7292" calcext:value-type="float">
            <text:p>70,7292</text:p>
          </table:table-cell>
        </table:table-row>
        <table:table-row table:style-name="ro2">
          <table:table-cell office:value-type="float" office:value="84.9" calcext:value-type="float">
            <text:p>84,9</text:p>
          </table:table-cell>
          <table:table-cell office:value-type="float" office:value="70.9375" calcext:value-type="float">
            <text:p>70,937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71.0833" calcext:value-type="float">
            <text:p>71,0833</text:p>
          </table:table-cell>
        </table:table-row>
        <table:table-row table:style-name="ro2">
          <table:table-cell office:value-type="float" office:value="85.1" calcext:value-type="float">
            <text:p>85,1</text:p>
          </table:table-cell>
          <table:table-cell office:value-type="float" office:value="70.8333" calcext:value-type="float">
            <text:p>70,8333</text:p>
          </table:table-cell>
        </table:table-row>
        <table:table-row table:style-name="ro2">
          <table:table-cell office:value-type="float" office:value="85.2" calcext:value-type="float">
            <text:p>85,2</text:p>
          </table:table-cell>
          <table:table-cell office:value-type="float" office:value="71.6458" calcext:value-type="float">
            <text:p>71,6458</text:p>
          </table:table-cell>
        </table:table-row>
        <table:table-row table:style-name="ro2">
          <table:table-cell office:value-type="float" office:value="85.3" calcext:value-type="float">
            <text:p>85,3</text:p>
          </table:table-cell>
          <table:table-cell office:value-type="float" office:value="71.5625" calcext:value-type="float">
            <text:p>71,5625</text:p>
          </table:table-cell>
        </table:table-row>
        <table:table-row table:style-name="ro2">
          <table:table-cell office:value-type="float" office:value="85.4" calcext:value-type="float">
            <text:p>85,4</text:p>
          </table:table-cell>
          <table:table-cell office:value-type="float" office:value="71.8125" calcext:value-type="float">
            <text:p>71,8125</text:p>
          </table:table-cell>
        </table:table-row>
        <table:table-row table:style-name="ro2">
          <table:table-cell office:value-type="float" office:value="85.5" calcext:value-type="float">
            <text:p>85,5</text:p>
          </table:table-cell>
          <table:table-cell office:value-type="float" office:value="71.6458" calcext:value-type="float">
            <text:p>71,6458</text:p>
          </table:table-cell>
        </table:table-row>
        <table:table-row table:style-name="ro2">
          <table:table-cell office:value-type="float" office:value="85.6" calcext:value-type="float">
            <text:p>85,6</text:p>
          </table:table-cell>
          <table:table-cell office:value-type="float" office:value="71.9375" calcext:value-type="float">
            <text:p>71,9375</text:p>
          </table:table-cell>
        </table:table-row>
        <table:table-row table:style-name="ro2">
          <table:table-cell office:value-type="float" office:value="85.7" calcext:value-type="float">
            <text:p>85,7</text:p>
          </table:table-cell>
          <table:table-cell office:value-type="float" office:value="72.3958" calcext:value-type="float">
            <text:p>72,3958</text:p>
          </table:table-cell>
        </table:table-row>
        <table:table-row table:style-name="ro2">
          <table:table-cell office:value-type="float" office:value="85.8" calcext:value-type="float">
            <text:p>85,8</text:p>
          </table:table-cell>
          <table:table-cell office:value-type="float" office:value="72.0833" calcext:value-type="float">
            <text:p>72,0833</text:p>
          </table:table-cell>
        </table:table-row>
        <table:table-row table:style-name="ro2">
          <table:table-cell office:value-type="float" office:value="85.9" calcext:value-type="float">
            <text:p>85,9</text:p>
          </table:table-cell>
          <table:table-cell office:value-type="float" office:value="72.0833" calcext:value-type="float">
            <text:p>72,083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2.625" calcext:value-type="float">
            <text:p>72,625</text:p>
          </table:table-cell>
        </table:table-row>
        <table:table-row table:style-name="ro2">
          <table:table-cell office:value-type="float" office:value="86.1" calcext:value-type="float">
            <text:p>86,1</text:p>
          </table:table-cell>
          <table:table-cell office:value-type="float" office:value="72.7292" calcext:value-type="float">
            <text:p>72,7292</text:p>
          </table:table-cell>
        </table:table-row>
        <table:table-row table:style-name="ro2">
          <table:table-cell office:value-type="float" office:value="86.2" calcext:value-type="float">
            <text:p>86,2</text:p>
          </table:table-cell>
          <table:table-cell office:value-type="float" office:value="72.5833" calcext:value-type="float">
            <text:p>72,5833</text:p>
          </table:table-cell>
        </table:table-row>
        <table:table-row table:style-name="ro2">
          <table:table-cell office:value-type="float" office:value="86.3" calcext:value-type="float">
            <text:p>86,3</text:p>
          </table:table-cell>
          <table:table-cell office:value-type="float" office:value="72.6667" calcext:value-type="float">
            <text:p>72,6667</text:p>
          </table:table-cell>
        </table:table-row>
        <table:table-row table:style-name="ro2">
          <table:table-cell office:value-type="float" office:value="86.4" calcext:value-type="float">
            <text:p>86,4</text:p>
          </table:table-cell>
          <table:table-cell office:value-type="float" office:value="72.875" calcext:value-type="float">
            <text:p>72,875</text:p>
          </table:table-cell>
        </table:table-row>
        <table:table-row table:style-name="ro2">
          <table:table-cell office:value-type="float" office:value="86.5" calcext:value-type="float">
            <text:p>86,5</text:p>
          </table:table-cell>
          <table:table-cell office:value-type="float" office:value="72.6667" calcext:value-type="float">
            <text:p>72,6667</text:p>
          </table:table-cell>
        </table:table-row>
        <table:table-row table:style-name="ro2">
          <table:table-cell office:value-type="float" office:value="86.6" calcext:value-type="float">
            <text:p>86,6</text:p>
          </table:table-cell>
          <table:table-cell office:value-type="float" office:value="72.9167" calcext:value-type="float">
            <text:p>72,9167</text:p>
          </table:table-cell>
        </table:table-row>
        <table:table-row table:style-name="ro2">
          <table:table-cell office:value-type="float" office:value="86.7" calcext:value-type="float">
            <text:p>86,7</text:p>
          </table:table-cell>
          <table:table-cell office:value-type="float" office:value="73.8958" calcext:value-type="float">
            <text:p>73,8958</text:p>
          </table:table-cell>
        </table:table-row>
        <table:table-row table:style-name="ro2">
          <table:table-cell office:value-type="float" office:value="86.8" calcext:value-type="float">
            <text:p>86,8</text:p>
          </table:table-cell>
          <table:table-cell office:value-type="float" office:value="74.2708" calcext:value-type="float">
            <text:p>74,2708</text:p>
          </table:table-cell>
        </table:table-row>
        <table:table-row table:style-name="ro2">
          <table:table-cell office:value-type="float" office:value="86.9" calcext:value-type="float">
            <text:p>86,9</text:p>
          </table:table-cell>
          <table:table-cell office:value-type="float" office:value="73.8542" calcext:value-type="float">
            <text:p>73,854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2.9792" calcext:value-type="float">
            <text:p>72,9792</text:p>
          </table:table-cell>
        </table:table-row>
        <table:table-row table:style-name="ro2">
          <table:table-cell office:value-type="float" office:value="87.1" calcext:value-type="float">
            <text:p>87,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87.2" calcext:value-type="float">
            <text:p>87,2</text:p>
          </table:table-cell>
          <table:table-cell office:value-type="float" office:value="72.75" calcext:value-type="float">
            <text:p>72,75</text:p>
          </table:table-cell>
        </table:table-row>
        <table:table-row table:style-name="ro2">
          <table:table-cell office:value-type="float" office:value="87.3" calcext:value-type="float">
            <text:p>87,3</text:p>
          </table:table-cell>
          <table:table-cell office:value-type="float" office:value="72.9792" calcext:value-type="float">
            <text:p>72,9792</text:p>
          </table:table-cell>
        </table:table-row>
        <table:table-row table:style-name="ro2">
          <table:table-cell office:value-type="float" office:value="87.4" calcext:value-type="float">
            <text:p>87,4</text:p>
          </table:table-cell>
          <table:table-cell office:value-type="float" office:value="73.9167" calcext:value-type="float">
            <text:p>73,9167</text:p>
          </table:table-cell>
        </table:table-row>
        <table:table-row table:style-name="ro2">
          <table:table-cell office:value-type="float" office:value="87.5" calcext:value-type="float">
            <text:p>87,5</text:p>
          </table:table-cell>
          <table:table-cell office:value-type="float" office:value="74.5833" calcext:value-type="float">
            <text:p>74,5833</text:p>
          </table:table-cell>
        </table:table-row>
        <table:table-row table:style-name="ro2">
          <table:table-cell office:value-type="float" office:value="87.6" calcext:value-type="float">
            <text:p>87,6</text:p>
          </table:table-cell>
          <table:table-cell office:value-type="float" office:value="74.125" calcext:value-type="float">
            <text:p>74,125</text:p>
          </table:table-cell>
        </table:table-row>
        <table:table-row table:style-name="ro2">
          <table:table-cell office:value-type="float" office:value="87.7" calcext:value-type="float">
            <text:p>87,7</text:p>
          </table:table-cell>
          <table:table-cell office:value-type="float" office:value="74.6667" calcext:value-type="float">
            <text:p>74,6667</text:p>
          </table:table-cell>
        </table:table-row>
        <table:table-row table:style-name="ro2">
          <table:table-cell office:value-type="float" office:value="87.8" calcext:value-type="float">
            <text:p>87,8</text:p>
          </table:table-cell>
          <table:table-cell office:value-type="float" office:value="73.9792" calcext:value-type="float">
            <text:p>73,9792</text:p>
          </table:table-cell>
        </table:table-row>
        <table:table-row table:style-name="ro2">
          <table:table-cell office:value-type="float" office:value="87.9" calcext:value-type="float">
            <text:p>87,9</text:p>
          </table:table-cell>
          <table:table-cell office:value-type="float" office:value="75.2292" calcext:value-type="float">
            <text:p>75,229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78.3125" calcext:value-type="float">
            <text:p>78,3125</text:p>
          </table:table-cell>
        </table:table-row>
        <table:table-row table:style-name="ro2">
          <table:table-cell office:value-type="float" office:value="88.1" calcext:value-type="float">
            <text:p>88,1</text:p>
          </table:table-cell>
          <table:table-cell office:value-type="float" office:value="84.5" calcext:value-type="float">
            <text:p>84,5</text:p>
          </table:table-cell>
        </table:table-row>
        <table:table-row table:style-name="ro2">
          <table:table-cell office:value-type="float" office:value="88.2" calcext:value-type="float">
            <text:p>88,2</text:p>
          </table:table-cell>
          <table:table-cell office:value-type="float" office:value="89.5417" calcext:value-type="float">
            <text:p>89,5417</text:p>
          </table:table-cell>
        </table:table-row>
        <table:table-row table:style-name="ro2">
          <table:table-cell office:value-type="float" office:value="88.3" calcext:value-type="float">
            <text:p>88,3</text:p>
          </table:table-cell>
          <table:table-cell office:value-type="float" office:value="94.5417" calcext:value-type="float">
            <text:p>94,5417</text:p>
          </table:table-cell>
        </table:table-row>
        <table:table-row table:style-name="ro2">
          <table:table-cell office:value-type="float" office:value="88.4" calcext:value-type="float">
            <text:p>88,4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88.5" calcext:value-type="float">
            <text:p>88,5</text:p>
          </table:table-cell>
          <table:table-cell office:value-type="float" office:value="108.792" calcext:value-type="float">
            <text:p>108,792</text:p>
          </table:table-cell>
        </table:table-row>
        <table:table-row table:style-name="ro2">
          <table:table-cell office:value-type="float" office:value="88.6" calcext:value-type="float">
            <text:p>88,6</text:p>
          </table:table-cell>
          <table:table-cell office:value-type="float" office:value="116.687" calcext:value-type="float">
            <text:p>116,687</text:p>
          </table:table-cell>
        </table:table-row>
        <table:table-row table:style-name="ro2">
          <table:table-cell office:value-type="float" office:value="88.7" calcext:value-type="float">
            <text:p>88,7</text:p>
          </table:table-cell>
          <table:table-cell office:value-type="float" office:value="118.458" calcext:value-type="float">
            <text:p>118,458</text:p>
          </table:table-cell>
        </table:table-row>
        <table:table-row table:style-name="ro2">
          <table:table-cell office:value-type="float" office:value="88.8" calcext:value-type="float">
            <text:p>88,8</text:p>
          </table:table-cell>
          <table:table-cell office:value-type="float" office:value="120.479" calcext:value-type="float">
            <text:p>120,479</text:p>
          </table:table-cell>
        </table:table-row>
        <table:table-row table:style-name="ro2">
          <table:table-cell office:value-type="float" office:value="88.9" calcext:value-type="float">
            <text:p>88,9</text:p>
          </table:table-cell>
          <table:table-cell office:value-type="float" office:value="121.937" calcext:value-type="float">
            <text:p>121,93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2.646" calcext:value-type="float">
            <text:p>122,646</text:p>
          </table:table-cell>
        </table:table-row>
        <table:table-row table:style-name="ro2">
          <table:table-cell office:value-type="float" office:value="89.1" calcext:value-type="float">
            <text:p>89,1</text:p>
          </table:table-cell>
          <table:table-cell office:value-type="float" office:value="122.271" calcext:value-type="float">
            <text:p>122,271</text:p>
          </table:table-cell>
        </table:table-row>
        <table:table-row table:style-name="ro2">
          <table:table-cell office:value-type="float" office:value="89.2" calcext:value-type="float">
            <text:p>89,2</text:p>
          </table:table-cell>
          <table:table-cell office:value-type="float" office:value="123.479" calcext:value-type="float">
            <text:p>123,479</text:p>
          </table:table-cell>
        </table:table-row>
        <table:table-row table:style-name="ro2">
          <table:table-cell office:value-type="float" office:value="89.3" calcext:value-type="float">
            <text:p>89,3</text:p>
          </table:table-cell>
          <table:table-cell office:value-type="float" office:value="123.208" calcext:value-type="float">
            <text:p>123,208</text:p>
          </table:table-cell>
        </table:table-row>
        <table:table-row table:style-name="ro2">
          <table:table-cell office:value-type="float" office:value="89.4" calcext:value-type="float">
            <text:p>89,4</text:p>
          </table:table-cell>
          <table:table-cell office:value-type="float" office:value="123.104" calcext:value-type="float">
            <text:p>123,104</text:p>
          </table:table-cell>
        </table:table-row>
        <table:table-row table:style-name="ro2">
          <table:table-cell office:value-type="float" office:value="89.5" calcext:value-type="float">
            <text:p>89,5</text:p>
          </table:table-cell>
          <table:table-cell office:value-type="float" office:value="123.458" calcext:value-type="float">
            <text:p>123,458</text:p>
          </table:table-cell>
        </table:table-row>
        <table:table-row table:style-name="ro2">
          <table:table-cell office:value-type="float" office:value="89.6" calcext:value-type="float">
            <text:p>89,6</text:p>
          </table:table-cell>
          <table:table-cell office:value-type="float" office:value="123.458" calcext:value-type="float">
            <text:p>123,458</text:p>
          </table:table-cell>
        </table:table-row>
        <table:table-row table:style-name="ro2">
          <table:table-cell office:value-type="float" office:value="89.7" calcext:value-type="float">
            <text:p>89,7</text:p>
          </table:table-cell>
          <table:table-cell office:value-type="float" office:value="123.396" calcext:value-type="float">
            <text:p>123,396</text:p>
          </table:table-cell>
        </table:table-row>
        <table:table-row table:style-name="ro2">
          <table:table-cell office:value-type="float" office:value="89.8" calcext:value-type="float">
            <text:p>89,8</text:p>
          </table:table-cell>
          <table:table-cell office:value-type="float" office:value="124.021" calcext:value-type="float">
            <text:p>124,021</text:p>
          </table:table-cell>
        </table:table-row>
        <table:table-row table:style-name="ro2">
          <table:table-cell office:value-type="float" office:value="89.9" calcext:value-type="float">
            <text:p>89,9</text:p>
          </table:table-cell>
          <table:table-cell office:value-type="float" office:value="123.396" calcext:value-type="float">
            <text:p>123,39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3.854" calcext:value-type="float">
            <text:p>123,854</text:p>
          </table:table-cell>
        </table:table-row>
        <table:table-row table:style-name="ro2">
          <table:table-cell office:value-type="float" office:value="90.1" calcext:value-type="float">
            <text:p>90,1</text:p>
          </table:table-cell>
          <table:table-cell office:value-type="float" office:value="123.646" calcext:value-type="float">
            <text:p>123,646</text:p>
          </table:table-cell>
        </table:table-row>
        <table:table-row table:style-name="ro2">
          <table:table-cell office:value-type="float" office:value="90.2" calcext:value-type="float">
            <text:p>90,2</text:p>
          </table:table-cell>
          <table:table-cell office:value-type="float" office:value="124.458" calcext:value-type="float">
            <text:p>124,458</text:p>
          </table:table-cell>
        </table:table-row>
        <table:table-row table:style-name="ro2">
          <table:table-cell office:value-type="float" office:value="90.3" calcext:value-type="float">
            <text:p>90,3</text:p>
          </table:table-cell>
          <table:table-cell office:value-type="float" office:value="124.229" calcext:value-type="float">
            <text:p>124,229</text:p>
          </table:table-cell>
        </table:table-row>
        <table:table-row table:style-name="ro2">
          <table:table-cell office:value-type="float" office:value="90.4" calcext:value-type="float">
            <text:p>90,4</text:p>
          </table:table-cell>
          <table:table-cell office:value-type="float" office:value="124.854" calcext:value-type="float">
            <text:p>124,854</text:p>
          </table:table-cell>
        </table:table-row>
        <table:table-row table:style-name="ro2">
          <table:table-cell office:value-type="float" office:value="90.5" calcext:value-type="float">
            <text:p>90,5</text:p>
          </table:table-cell>
          <table:table-cell office:value-type="float" office:value="124.062" calcext:value-type="float">
            <text:p>124,062</text:p>
          </table:table-cell>
        </table:table-row>
        <table:table-row table:style-name="ro2">
          <table:table-cell office:value-type="float" office:value="90.6" calcext:value-type="float">
            <text:p>90,6</text:p>
          </table:table-cell>
          <table:table-cell office:value-type="float" office:value="123.729" calcext:value-type="float">
            <text:p>123,729</text:p>
          </table:table-cell>
        </table:table-row>
        <table:table-row table:style-name="ro2">
          <table:table-cell office:value-type="float" office:value="90.7" calcext:value-type="float">
            <text:p>90,7</text:p>
          </table:table-cell>
          <table:table-cell office:value-type="float" office:value="123.812" calcext:value-type="float">
            <text:p>123,812</text:p>
          </table:table-cell>
        </table:table-row>
        <table:table-row table:style-name="ro2">
          <table:table-cell office:value-type="float" office:value="90.8" calcext:value-type="float">
            <text:p>90,8</text:p>
          </table:table-cell>
          <table:table-cell office:value-type="float" office:value="123.583" calcext:value-type="float">
            <text:p>123,583</text:p>
          </table:table-cell>
        </table:table-row>
        <table:table-row table:style-name="ro2">
          <table:table-cell office:value-type="float" office:value="90.9" calcext:value-type="float">
            <text:p>90,9</text:p>
          </table:table-cell>
          <table:table-cell office:value-type="float" office:value="123.604" calcext:value-type="float">
            <text:p>123,60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4.396" calcext:value-type="float">
            <text:p>124,396</text:p>
          </table:table-cell>
        </table:table-row>
        <table:table-row table:style-name="ro2">
          <table:table-cell office:value-type="float" office:value="91.1" calcext:value-type="float">
            <text:p>91,1</text:p>
          </table:table-cell>
          <table:table-cell office:value-type="float" office:value="124.458" calcext:value-type="float">
            <text:p>124,458</text:p>
          </table:table-cell>
        </table:table-row>
        <table:table-row table:style-name="ro2">
          <table:table-cell office:value-type="float" office:value="91.2" calcext:value-type="float">
            <text:p>91,2</text:p>
          </table:table-cell>
          <table:table-cell office:value-type="float" office:value="124.021" calcext:value-type="float">
            <text:p>124,021</text:p>
          </table:table-cell>
        </table:table-row>
        <table:table-row table:style-name="ro2">
          <table:table-cell office:value-type="float" office:value="91.3" calcext:value-type="float">
            <text:p>91,3</text:p>
          </table:table-cell>
          <table:table-cell office:value-type="float" office:value="125.104" calcext:value-type="float">
            <text:p>125,104</text:p>
          </table:table-cell>
        </table:table-row>
        <table:table-row table:style-name="ro2">
          <table:table-cell office:value-type="float" office:value="91.4" calcext:value-type="float">
            <text:p>91,4</text:p>
          </table:table-cell>
          <table:table-cell office:value-type="float" office:value="124.25" calcext:value-type="float">
            <text:p>124,25</text:p>
          </table:table-cell>
        </table:table-row>
        <table:table-row table:style-name="ro2">
          <table:table-cell office:value-type="float" office:value="91.5" calcext:value-type="float">
            <text:p>91,5</text:p>
          </table:table-cell>
          <table:table-cell office:value-type="float" office:value="124.437" calcext:value-type="float">
            <text:p>124,437</text:p>
          </table:table-cell>
        </table:table-row>
        <table:table-row table:style-name="ro2">
          <table:table-cell office:value-type="float" office:value="91.6" calcext:value-type="float">
            <text:p>91,6</text:p>
          </table:table-cell>
          <table:table-cell office:value-type="float" office:value="123.896" calcext:value-type="float">
            <text:p>123,896</text:p>
          </table:table-cell>
        </table:table-row>
        <table:table-row table:style-name="ro2">
          <table:table-cell office:value-type="float" office:value="91.7" calcext:value-type="float">
            <text:p>91,7</text:p>
          </table:table-cell>
          <table:table-cell office:value-type="float" office:value="124.833" calcext:value-type="float">
            <text:p>124,833</text:p>
          </table:table-cell>
        </table:table-row>
        <table:table-row table:style-name="ro2">
          <table:table-cell office:value-type="float" office:value="91.8" calcext:value-type="float">
            <text:p>91,8</text:p>
          </table:table-cell>
          <table:table-cell office:value-type="float" office:value="124.583" calcext:value-type="float">
            <text:p>124,583</text:p>
          </table:table-cell>
        </table:table-row>
        <table:table-row table:style-name="ro2">
          <table:table-cell office:value-type="float" office:value="91.9" calcext:value-type="float">
            <text:p>91,9</text:p>
          </table:table-cell>
          <table:table-cell office:value-type="float" office:value="124.521" calcext:value-type="float">
            <text:p>124,52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4.604" calcext:value-type="float">
            <text:p>124,604</text:p>
          </table:table-cell>
        </table:table-row>
        <table:table-row table:style-name="ro2">
          <table:table-cell office:value-type="float" office:value="92.1" calcext:value-type="float">
            <text:p>92,1</text:p>
          </table:table-cell>
          <table:table-cell office:value-type="float" office:value="124.562" calcext:value-type="float">
            <text:p>124,562</text:p>
          </table:table-cell>
        </table:table-row>
        <table:table-row table:style-name="ro2">
          <table:table-cell office:value-type="float" office:value="92.2" calcext:value-type="float">
            <text:p>92,2</text:p>
          </table:table-cell>
          <table:table-cell office:value-type="float" office:value="124.354" calcext:value-type="float">
            <text:p>124,354</text:p>
          </table:table-cell>
        </table:table-row>
        <table:table-row table:style-name="ro2">
          <table:table-cell office:value-type="float" office:value="92.3" calcext:value-type="float">
            <text:p>92,3</text:p>
          </table:table-cell>
          <table:table-cell office:value-type="float" office:value="123.958" calcext:value-type="float">
            <text:p>123,958</text:p>
          </table:table-cell>
        </table:table-row>
        <table:table-row table:style-name="ro2">
          <table:table-cell office:value-type="float" office:value="92.4" calcext:value-type="float">
            <text:p>92,4</text:p>
          </table:table-cell>
          <table:table-cell office:value-type="float" office:value="124.354" calcext:value-type="float">
            <text:p>124,354</text:p>
          </table:table-cell>
        </table:table-row>
        <table:table-row table:style-name="ro2">
          <table:table-cell office:value-type="float" office:value="92.5" calcext:value-type="float">
            <text:p>92,5</text:p>
          </table:table-cell>
          <table:table-cell office:value-type="float" office:value="124.292" calcext:value-type="float">
            <text:p>124,292</text:p>
          </table:table-cell>
        </table:table-row>
        <table:table-row table:style-name="ro2">
          <table:table-cell office:value-type="float" office:value="92.6" calcext:value-type="float">
            <text:p>92,6</text:p>
          </table:table-cell>
          <table:table-cell office:value-type="float" office:value="125.042" calcext:value-type="float">
            <text:p>125,042</text:p>
          </table:table-cell>
        </table:table-row>
        <table:table-row table:style-name="ro2">
          <table:table-cell office:value-type="float" office:value="92.7" calcext:value-type="float">
            <text:p>92,7</text:p>
          </table:table-cell>
          <table:table-cell office:value-type="float" office:value="124.125" calcext:value-type="float">
            <text:p>124,125</text:p>
          </table:table-cell>
        </table:table-row>
        <table:table-row table:style-name="ro2">
          <table:table-cell office:value-type="float" office:value="92.8" calcext:value-type="float">
            <text:p>92,8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92.9" calcext:value-type="float">
            <text:p>92,9</text:p>
          </table:table-cell>
          <table:table-cell office:value-type="float" office:value="124.458" calcext:value-type="float">
            <text:p>124,45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4.646" calcext:value-type="float">
            <text:p>124,646</text:p>
          </table:table-cell>
        </table:table-row>
        <table:table-row table:style-name="ro2">
          <table:table-cell office:value-type="float" office:value="93.1" calcext:value-type="float">
            <text:p>93,1</text:p>
          </table:table-cell>
          <table:table-cell office:value-type="float" office:value="123.729" calcext:value-type="float">
            <text:p>123,729</text:p>
          </table:table-cell>
        </table:table-row>
        <table:table-row table:style-name="ro2">
          <table:table-cell office:value-type="float" office:value="93.2" calcext:value-type="float">
            <text:p>93,2</text:p>
          </table:table-cell>
          <table:table-cell office:value-type="float" office:value="124.458" calcext:value-type="float">
            <text:p>124,458</text:p>
          </table:table-cell>
        </table:table-row>
        <table:table-row table:style-name="ro2">
          <table:table-cell office:value-type="float" office:value="93.3" calcext:value-type="float">
            <text:p>93,3</text:p>
          </table:table-cell>
          <table:table-cell office:value-type="float" office:value="124.271" calcext:value-type="float">
            <text:p>124,271</text:p>
          </table:table-cell>
        </table:table-row>
        <table:table-row table:style-name="ro2">
          <table:table-cell office:value-type="float" office:value="93.4" calcext:value-type="float">
            <text:p>93,4</text:p>
          </table:table-cell>
          <table:table-cell office:value-type="float" office:value="122.937" calcext:value-type="float">
            <text:p>122,937</text:p>
          </table:table-cell>
        </table:table-row>
        <table:table-row table:style-name="ro2">
          <table:table-cell office:value-type="float" office:value="93.5" calcext:value-type="float">
            <text:p>93,5</text:p>
          </table:table-cell>
          <table:table-cell office:value-type="float" office:value="123.625" calcext:value-type="float">
            <text:p>123,625</text:p>
          </table:table-cell>
        </table:table-row>
        <table:table-row table:style-name="ro2">
          <table:table-cell office:value-type="float" office:value="93.6" calcext:value-type="float">
            <text:p>93,6</text:p>
          </table:table-cell>
          <table:table-cell office:value-type="float" office:value="123.917" calcext:value-type="float">
            <text:p>123,917</text:p>
          </table:table-cell>
        </table:table-row>
        <table:table-row table:style-name="ro2">
          <table:table-cell office:value-type="float" office:value="93.7" calcext:value-type="float">
            <text:p>93,7</text:p>
          </table:table-cell>
          <table:table-cell office:value-type="float" office:value="124.542" calcext:value-type="float">
            <text:p>124,542</text:p>
          </table:table-cell>
        </table:table-row>
        <table:table-row table:style-name="ro2">
          <table:table-cell office:value-type="float" office:value="93.8" calcext:value-type="float">
            <text:p>93,8</text:p>
          </table:table-cell>
          <table:table-cell office:value-type="float" office:value="124.167" calcext:value-type="float">
            <text:p>124,167</text:p>
          </table:table-cell>
        </table:table-row>
        <table:table-row table:style-name="ro2">
          <table:table-cell office:value-type="float" office:value="93.9" calcext:value-type="float">
            <text:p>93,9</text:p>
          </table:table-cell>
          <table:table-cell office:value-type="float" office:value="123.917" calcext:value-type="float">
            <text:p>123,91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94.1" calcext:value-type="float">
            <text:p>94,1</text:p>
          </table:table-cell>
          <table:table-cell office:value-type="float" office:value="124.604" calcext:value-type="float">
            <text:p>124,604</text:p>
          </table:table-cell>
        </table:table-row>
        <table:table-row table:style-name="ro2">
          <table:table-cell office:value-type="float" office:value="94.2" calcext:value-type="float">
            <text:p>94,2</text:p>
          </table:table-cell>
          <table:table-cell office:value-type="float" office:value="124.729" calcext:value-type="float">
            <text:p>124,729</text:p>
          </table:table-cell>
        </table:table-row>
        <table:table-row table:style-name="ro2">
          <table:table-cell office:value-type="float" office:value="94.3" calcext:value-type="float">
            <text:p>94,3</text:p>
          </table:table-cell>
          <table:table-cell office:value-type="float" office:value="124.375" calcext:value-type="float">
            <text:p>124,375</text:p>
          </table:table-cell>
        </table:table-row>
        <table:table-row table:style-name="ro2">
          <table:table-cell office:value-type="float" office:value="94.4" calcext:value-type="float">
            <text:p>94,4</text:p>
          </table:table-cell>
          <table:table-cell office:value-type="float" office:value="124.167" calcext:value-type="float">
            <text:p>124,167</text:p>
          </table:table-cell>
        </table:table-row>
        <table:table-row table:style-name="ro2">
          <table:table-cell office:value-type="float" office:value="94.5" calcext:value-type="float">
            <text:p>94,5</text:p>
          </table:table-cell>
          <table:table-cell office:value-type="float" office:value="123.729" calcext:value-type="float">
            <text:p>123,729</text:p>
          </table:table-cell>
        </table:table-row>
        <table:table-row table:style-name="ro2">
          <table:table-cell office:value-type="float" office:value="94.6" calcext:value-type="float">
            <text:p>94,6</text:p>
          </table:table-cell>
          <table:table-cell office:value-type="float" office:value="124.25" calcext:value-type="float">
            <text:p>124,25</text:p>
          </table:table-cell>
        </table:table-row>
        <table:table-row table:style-name="ro2">
          <table:table-cell office:value-type="float" office:value="94.7" calcext:value-type="float">
            <text:p>94,7</text:p>
          </table:table-cell>
          <table:table-cell office:value-type="float" office:value="124.458" calcext:value-type="float">
            <text:p>124,458</text:p>
          </table:table-cell>
        </table:table-row>
        <table:table-row table:style-name="ro2">
          <table:table-cell office:value-type="float" office:value="94.8" calcext:value-type="float">
            <text:p>94,8</text:p>
          </table:table-cell>
          <table:table-cell office:value-type="float" office:value="124.312" calcext:value-type="float">
            <text:p>124,312</text:p>
          </table:table-cell>
        </table:table-row>
        <table:table-row table:style-name="ro2">
          <table:table-cell office:value-type="float" office:value="94.9" calcext:value-type="float">
            <text:p>94,9</text:p>
          </table:table-cell>
          <table:table-cell office:value-type="float" office:value="124.521" calcext:value-type="float">
            <text:p>124,52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24.125" calcext:value-type="float">
            <text:p>124,125</text:p>
          </table:table-cell>
        </table:table-row>
        <table:table-row table:style-name="ro2">
          <table:table-cell office:value-type="float" office:value="95.1" calcext:value-type="float">
            <text:p>95,1</text:p>
          </table:table-cell>
          <table:table-cell office:value-type="float" office:value="124.229" calcext:value-type="float">
            <text:p>124,229</text:p>
          </table:table-cell>
        </table:table-row>
        <table:table-row table:style-name="ro2">
          <table:table-cell office:value-type="float" office:value="95.2" calcext:value-type="float">
            <text:p>95,2</text:p>
          </table:table-cell>
          <table:table-cell office:value-type="float" office:value="123.833" calcext:value-type="float">
            <text:p>123,833</text:p>
          </table:table-cell>
        </table:table-row>
        <table:table-row table:style-name="ro2">
          <table:table-cell office:value-type="float" office:value="95.3" calcext:value-type="float">
            <text:p>95,3</text:p>
          </table:table-cell>
          <table:table-cell office:value-type="float" office:value="123.979" calcext:value-type="float">
            <text:p>123,979</text:p>
          </table:table-cell>
        </table:table-row>
        <table:table-row table:style-name="ro2">
          <table:table-cell office:value-type="float" office:value="95.4" calcext:value-type="float">
            <text:p>95,4</text:p>
          </table:table-cell>
          <table:table-cell office:value-type="float" office:value="123.896" calcext:value-type="float">
            <text:p>123,896</text:p>
          </table:table-cell>
        </table:table-row>
        <table:table-row table:style-name="ro2">
          <table:table-cell office:value-type="float" office:value="95.5" calcext:value-type="float">
            <text:p>95,5</text:p>
          </table:table-cell>
          <table:table-cell office:value-type="float" office:value="123.104" calcext:value-type="float">
            <text:p>123,104</text:p>
          </table:table-cell>
        </table:table-row>
        <table:table-row table:style-name="ro2">
          <table:table-cell office:value-type="float" office:value="95.6" calcext:value-type="float">
            <text:p>95,6</text:p>
          </table:table-cell>
          <table:table-cell office:value-type="float" office:value="123.104" calcext:value-type="float">
            <text:p>123,104</text:p>
          </table:table-cell>
        </table:table-row>
        <table:table-row table:style-name="ro2">
          <table:table-cell office:value-type="float" office:value="95.7" calcext:value-type="float">
            <text:p>95,7</text:p>
          </table:table-cell>
          <table:table-cell office:value-type="float" office:value="123.708" calcext:value-type="float">
            <text:p>123,708</text:p>
          </table:table-cell>
        </table:table-row>
        <table:table-row table:style-name="ro2">
          <table:table-cell office:value-type="float" office:value="95.8" calcext:value-type="float">
            <text:p>95,8</text:p>
          </table:table-cell>
          <table:table-cell office:value-type="float" office:value="123.937" calcext:value-type="float">
            <text:p>123,937</text:p>
          </table:table-cell>
        </table:table-row>
        <table:table-row table:style-name="ro2">
          <table:table-cell office:value-type="float" office:value="95.9" calcext:value-type="float">
            <text:p>95,9</text:p>
          </table:table-cell>
          <table:table-cell office:value-type="float" office:value="123.75" calcext:value-type="float">
            <text:p>123,7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3.667" calcext:value-type="float">
            <text:p>123,667</text:p>
          </table:table-cell>
        </table:table-row>
        <table:table-row table:style-name="ro2">
          <table:table-cell office:value-type="float" office:value="96.1" calcext:value-type="float">
            <text:p>96,1</text:p>
          </table:table-cell>
          <table:table-cell office:value-type="float" office:value="123.646" calcext:value-type="float">
            <text:p>123,646</text:p>
          </table:table-cell>
        </table:table-row>
        <table:table-row table:style-name="ro2">
          <table:table-cell office:value-type="float" office:value="96.2" calcext:value-type="float">
            <text:p>96,2</text:p>
          </table:table-cell>
          <table:table-cell office:value-type="float" office:value="123.896" calcext:value-type="float">
            <text:p>123,896</text:p>
          </table:table-cell>
        </table:table-row>
        <table:table-row table:style-name="ro2">
          <table:table-cell office:value-type="float" office:value="96.3" calcext:value-type="float">
            <text:p>96,3</text:p>
          </table:table-cell>
          <table:table-cell office:value-type="float" office:value="122.042" calcext:value-type="float">
            <text:p>122,042</text:p>
          </table:table-cell>
        </table:table-row>
        <table:table-row table:style-name="ro2">
          <table:table-cell office:value-type="float" office:value="96.4" calcext:value-type="float">
            <text:p>96,4</text:p>
          </table:table-cell>
          <table:table-cell office:value-type="float" office:value="120.771" calcext:value-type="float">
            <text:p>120,771</text:p>
          </table:table-cell>
        </table:table-row>
        <table:table-row table:style-name="ro2">
          <table:table-cell office:value-type="float" office:value="96.5" calcext:value-type="float">
            <text:p>96,5</text:p>
          </table:table-cell>
          <table:table-cell office:value-type="float" office:value="120.687" calcext:value-type="float">
            <text:p>120,687</text:p>
          </table:table-cell>
        </table:table-row>
        <table:table-row table:style-name="ro2">
          <table:table-cell office:value-type="float" office:value="96.6" calcext:value-type="float">
            <text:p>96,6</text:p>
          </table:table-cell>
          <table:table-cell office:value-type="float" office:value="119.396" calcext:value-type="float">
            <text:p>119,396</text:p>
          </table:table-cell>
        </table:table-row>
        <table:table-row table:style-name="ro2">
          <table:table-cell office:value-type="float" office:value="96.7" calcext:value-type="float">
            <text:p>96,7</text:p>
          </table:table-cell>
          <table:table-cell office:value-type="float" office:value="119.604" calcext:value-type="float">
            <text:p>119,604</text:p>
          </table:table-cell>
        </table:table-row>
        <table:table-row table:style-name="ro2">
          <table:table-cell office:value-type="float" office:value="96.8" calcext:value-type="float">
            <text:p>96,8</text:p>
          </table:table-cell>
          <table:table-cell office:value-type="float" office:value="118.583" calcext:value-type="float">
            <text:p>118,583</text:p>
          </table:table-cell>
        </table:table-row>
        <table:table-row table:style-name="ro2">
          <table:table-cell office:value-type="float" office:value="96.9" calcext:value-type="float">
            <text:p>96,9</text:p>
          </table:table-cell>
          <table:table-cell office:value-type="float" office:value="117.646" calcext:value-type="float">
            <text:p>117,64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17.854" calcext:value-type="float">
            <text:p>117,854</text:p>
          </table:table-cell>
        </table:table-row>
        <table:table-row table:style-name="ro2">
          <table:table-cell office:value-type="float" office:value="97.1" calcext:value-type="float">
            <text:p>97,1</text:p>
          </table:table-cell>
          <table:table-cell office:value-type="float" office:value="117.396" calcext:value-type="float">
            <text:p>117,396</text:p>
          </table:table-cell>
        </table:table-row>
        <table:table-row table:style-name="ro2">
          <table:table-cell office:value-type="float" office:value="97.2" calcext:value-type="float">
            <text:p>97,2</text:p>
          </table:table-cell>
          <table:table-cell office:value-type="float" office:value="118.062" calcext:value-type="float">
            <text:p>118,062</text:p>
          </table:table-cell>
        </table:table-row>
        <table:table-row table:style-name="ro2">
          <table:table-cell office:value-type="float" office:value="97.3" calcext:value-type="float">
            <text:p>97,3</text:p>
          </table:table-cell>
          <table:table-cell office:value-type="float" office:value="117.562" calcext:value-type="float">
            <text:p>117,562</text:p>
          </table:table-cell>
        </table:table-row>
        <table:table-row table:style-name="ro2">
          <table:table-cell office:value-type="float" office:value="97.4" calcext:value-type="float">
            <text:p>97,4</text:p>
          </table:table-cell>
          <table:table-cell office:value-type="float" office:value="116.5" calcext:value-type="float">
            <text:p>116,5</text:p>
          </table:table-cell>
        </table:table-row>
        <table:table-row table:style-name="ro2">
          <table:table-cell office:value-type="float" office:value="97.5" calcext:value-type="float">
            <text:p>97,5</text:p>
          </table:table-cell>
          <table:table-cell office:value-type="float" office:value="116.729" calcext:value-type="float">
            <text:p>116,729</text:p>
          </table:table-cell>
        </table:table-row>
        <table:table-row table:style-name="ro2">
          <table:table-cell office:value-type="float" office:value="97.6" calcext:value-type="float">
            <text:p>97,6</text:p>
          </table:table-cell>
          <table:table-cell office:value-type="float" office:value="116.917" calcext:value-type="float">
            <text:p>116,917</text:p>
          </table:table-cell>
        </table:table-row>
        <table:table-row table:style-name="ro2">
          <table:table-cell office:value-type="float" office:value="97.7" calcext:value-type="float">
            <text:p>97,7</text:p>
          </table:table-cell>
          <table:table-cell office:value-type="float" office:value="117.708" calcext:value-type="float">
            <text:p>117,708</text:p>
          </table:table-cell>
        </table:table-row>
        <table:table-row table:style-name="ro2">
          <table:table-cell office:value-type="float" office:value="97.8" calcext:value-type="float">
            <text:p>97,8</text:p>
          </table:table-cell>
          <table:table-cell office:value-type="float" office:value="116.896" calcext:value-type="float">
            <text:p>116,896</text:p>
          </table:table-cell>
        </table:table-row>
        <table:table-row table:style-name="ro2">
          <table:table-cell office:value-type="float" office:value="97.9" calcext:value-type="float">
            <text:p>97,9</text:p>
          </table:table-cell>
          <table:table-cell office:value-type="float" office:value="116.167" calcext:value-type="float">
            <text:p>116,16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16.312" calcext:value-type="float">
            <text:p>116,312</text:p>
          </table:table-cell>
        </table:table-row>
        <table:table-row table:style-name="ro2">
          <table:table-cell office:value-type="float" office:value="98.1" calcext:value-type="float">
            <text:p>98,1</text:p>
          </table:table-cell>
          <table:table-cell office:value-type="float" office:value="115.917" calcext:value-type="float">
            <text:p>115,917</text:p>
          </table:table-cell>
        </table:table-row>
        <table:table-row table:style-name="ro2">
          <table:table-cell office:value-type="float" office:value="98.2" calcext:value-type="float">
            <text:p>98,2</text:p>
          </table:table-cell>
          <table:table-cell office:value-type="float" office:value="116.042" calcext:value-type="float">
            <text:p>116,042</text:p>
          </table:table-cell>
        </table:table-row>
        <table:table-row table:style-name="ro2">
          <table:table-cell office:value-type="float" office:value="98.3" calcext:value-type="float">
            <text:p>98,3</text:p>
          </table:table-cell>
          <table:table-cell office:value-type="float" office:value="116.062" calcext:value-type="float">
            <text:p>116,062</text:p>
          </table:table-cell>
        </table:table-row>
        <table:table-row table:style-name="ro2">
          <table:table-cell office:value-type="float" office:value="98.4" calcext:value-type="float">
            <text:p>98,4</text:p>
          </table:table-cell>
          <table:table-cell office:value-type="float" office:value="115.625" calcext:value-type="float">
            <text:p>115,625</text:p>
          </table:table-cell>
        </table:table-row>
        <table:table-row table:style-name="ro2">
          <table:table-cell office:value-type="float" office:value="98.5" calcext:value-type="float">
            <text:p>98,5</text:p>
          </table:table-cell>
          <table:table-cell office:value-type="float" office:value="115.958" calcext:value-type="float">
            <text:p>115,958</text:p>
          </table:table-cell>
        </table:table-row>
        <table:table-row table:style-name="ro2">
          <table:table-cell office:value-type="float" office:value="98.6" calcext:value-type="float">
            <text:p>98,6</text:p>
          </table:table-cell>
          <table:table-cell office:value-type="float" office:value="114.896" calcext:value-type="float">
            <text:p>114,896</text:p>
          </table:table-cell>
        </table:table-row>
        <table:table-row table:style-name="ro2">
          <table:table-cell office:value-type="float" office:value="98.7" calcext:value-type="float">
            <text:p>98,7</text:p>
          </table:table-cell>
          <table:table-cell office:value-type="float" office:value="115.896" calcext:value-type="float">
            <text:p>115,896</text:p>
          </table:table-cell>
        </table:table-row>
        <table:table-row table:style-name="ro2">
          <table:table-cell office:value-type="float" office:value="98.8" calcext:value-type="float">
            <text:p>98,8</text:p>
          </table:table-cell>
          <table:table-cell office:value-type="float" office:value="114.625" calcext:value-type="float">
            <text:p>114,625</text:p>
          </table:table-cell>
        </table:table-row>
        <table:table-row table:style-name="ro2">
          <table:table-cell office:value-type="float" office:value="98.9" calcext:value-type="float">
            <text:p>98,9</text:p>
          </table:table-cell>
          <table:table-cell office:value-type="float" office:value="113.854" calcext:value-type="float">
            <text:p>113,85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3.812" calcext:value-type="float">
            <text:p>113,812</text:p>
          </table:table-cell>
        </table:table-row>
        <table:table-row table:style-name="ro2">
          <table:table-cell office:value-type="float" office:value="99.1" calcext:value-type="float">
            <text:p>99,1</text:p>
          </table:table-cell>
          <table:table-cell office:value-type="float" office:value="113.229" calcext:value-type="float">
            <text:p>113,229</text:p>
          </table:table-cell>
        </table:table-row>
        <table:table-row table:style-name="ro2">
          <table:table-cell office:value-type="float" office:value="99.2" calcext:value-type="float">
            <text:p>99,2</text:p>
          </table:table-cell>
          <table:table-cell office:value-type="float" office:value="112.25" calcext:value-type="float">
            <text:p>112,25</text:p>
          </table:table-cell>
        </table:table-row>
        <table:table-row table:style-name="ro2">
          <table:table-cell office:value-type="float" office:value="99.3" calcext:value-type="float">
            <text:p>99,3</text:p>
          </table:table-cell>
          <table:table-cell office:value-type="float" office:value="112.937" calcext:value-type="float">
            <text:p>112,937</text:p>
          </table:table-cell>
        </table:table-row>
        <table:table-row table:style-name="ro2">
          <table:table-cell office:value-type="float" office:value="99.4" calcext:value-type="float">
            <text:p>99,4</text:p>
          </table:table-cell>
          <table:table-cell office:value-type="float" office:value="112.729" calcext:value-type="float">
            <text:p>112,729</text:p>
          </table:table-cell>
        </table:table-row>
        <table:table-row table:style-name="ro2">
          <table:table-cell office:value-type="float" office:value="99.5" calcext:value-type="float">
            <text:p>99,5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99.6" calcext:value-type="float">
            <text:p>99,6</text:p>
          </table:table-cell>
          <table:table-cell office:value-type="float" office:value="113.667" calcext:value-type="float">
            <text:p>113,667</text:p>
          </table:table-cell>
        </table:table-row>
        <table:table-row table:style-name="ro2">
          <table:table-cell office:value-type="float" office:value="99.7" calcext:value-type="float">
            <text:p>99,7</text:p>
          </table:table-cell>
          <table:table-cell office:value-type="float" office:value="113.062" calcext:value-type="float">
            <text:p>113,062</text:p>
          </table:table-cell>
        </table:table-row>
        <table:table-row table:style-name="ro2">
          <table:table-cell office:value-type="float" office:value="99.8" calcext:value-type="float">
            <text:p>99,8</text:p>
          </table:table-cell>
          <table:table-cell office:value-type="float" office:value="109.312" calcext:value-type="float">
            <text:p>109,312</text:p>
          </table:table-cell>
        </table:table-row>
        <table:table-row table:style-name="ro2">
          <table:table-cell office:value-type="float" office:value="99.9" calcext:value-type="float">
            <text:p>99,9</text:p>
          </table:table-cell>
          <table:table-cell office:value-type="float" office:value="90.3958" calcext:value-type="float">
            <text:p>90,39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9.875" calcext:value-type="float">
            <text:p>69,875</text:p>
          </table:table-cell>
        </table:table-row>
        <table:table-row table:style-name="ro2">
          <table:table-cell office:value-type="float" office:value="100.1" calcext:value-type="float">
            <text:p>100,1</text:p>
          </table:table-cell>
          <table:table-cell office:value-type="float" office:value="59.0625" calcext:value-type="float">
            <text:p>59,0625</text:p>
          </table:table-cell>
        </table:table-row>
        <table:table-row table:style-name="ro2">
          <table:table-cell office:value-type="float" office:value="100.2" calcext:value-type="float">
            <text:p>100,2</text:p>
          </table:table-cell>
          <table:table-cell office:value-type="float" office:value="50.9583" calcext:value-type="float">
            <text:p>50,9583</text:p>
          </table:table-cell>
        </table:table-row>
        <table:table-row table:style-name="ro2">
          <table:table-cell office:value-type="float" office:value="100.3" calcext:value-type="float">
            <text:p>100,3</text:p>
          </table:table-cell>
          <table:table-cell office:value-type="float" office:value="44.75" calcext:value-type="float">
            <text:p>44,75</text:p>
          </table:table-cell>
        </table:table-row>
        <table:table-row table:style-name="ro2">
          <table:table-cell office:value-type="float" office:value="100.4" calcext:value-type="float">
            <text:p>100,4</text:p>
          </table:table-cell>
          <table:table-cell office:value-type="float" office:value="44.0625" calcext:value-type="float">
            <text:p>44,0625</text:p>
          </table:table-cell>
        </table:table-row>
        <table:table-row table:style-name="ro2">
          <table:table-cell office:value-type="float" office:value="100.5" calcext:value-type="float">
            <text:p>100,5</text:p>
          </table:table-cell>
          <table:table-cell office:value-type="float" office:value="44.5417" calcext:value-type="float">
            <text:p>44,5417</text:p>
          </table:table-cell>
        </table:table-row>
        <table:table-row table:style-name="ro2">
          <table:table-cell office:value-type="float" office:value="100.6" calcext:value-type="float">
            <text:p>100,6</text:p>
          </table:table-cell>
          <table:table-cell office:value-type="float" office:value="44.6667" calcext:value-type="float">
            <text:p>44,6667</text:p>
          </table:table-cell>
        </table:table-row>
        <table:table-row table:style-name="ro2">
          <table:table-cell office:value-type="float" office:value="100.7" calcext:value-type="float">
            <text:p>100,7</text:p>
          </table:table-cell>
          <table:table-cell office:value-type="float" office:value="45.3125" calcext:value-type="float">
            <text:p>45,3125</text:p>
          </table:table-cell>
        </table:table-row>
        <table:table-row table:style-name="ro2">
          <table:table-cell office:value-type="float" office:value="100.8" calcext:value-type="float">
            <text:p>100,8</text:p>
          </table:table-cell>
          <table:table-cell office:value-type="float" office:value="45.4583" calcext:value-type="float">
            <text:p>45,4583</text:p>
          </table:table-cell>
        </table:table-row>
        <table:table-row table:style-name="ro2">
          <table:table-cell office:value-type="float" office:value="100.9" calcext:value-type="float">
            <text:p>100,9</text:p>
          </table:table-cell>
          <table:table-cell office:value-type="float" office:value="45.8333" calcext:value-type="float">
            <text:p>45,833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5.6042" calcext:value-type="float">
            <text:p>45,6042</text:p>
          </table:table-cell>
        </table:table-row>
        <table:table-row table:style-name="ro2">
          <table:table-cell office:value-type="float" office:value="101.1" calcext:value-type="float">
            <text:p>101,1</text:p>
          </table:table-cell>
          <table:table-cell office:value-type="float" office:value="45.5625" calcext:value-type="float">
            <text:p>45,5625</text:p>
          </table:table-cell>
        </table:table-row>
        <table:table-row table:style-name="ro2">
          <table:table-cell office:value-type="float" office:value="101.2" calcext:value-type="float">
            <text:p>101,2</text:p>
          </table:table-cell>
          <table:table-cell office:value-type="float" office:value="45.7083" calcext:value-type="float">
            <text:p>45,7083</text:p>
          </table:table-cell>
        </table:table-row>
        <table:table-row table:style-name="ro2">
          <table:table-cell office:value-type="float" office:value="101.3" calcext:value-type="float">
            <text:p>101,3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01.4" calcext:value-type="float">
            <text:p>101,4</text:p>
          </table:table-cell>
          <table:table-cell office:value-type="float" office:value="46.4792" calcext:value-type="float">
            <text:p>46,4792</text:p>
          </table:table-cell>
        </table:table-row>
        <table:table-row table:style-name="ro2">
          <table:table-cell office:value-type="float" office:value="101.5" calcext:value-type="float">
            <text:p>101,5</text:p>
          </table:table-cell>
          <table:table-cell office:value-type="float" office:value="46.4167" calcext:value-type="float">
            <text:p>46,4167</text:p>
          </table:table-cell>
        </table:table-row>
        <table:table-row table:style-name="ro2">
          <table:table-cell office:value-type="float" office:value="101.6" calcext:value-type="float">
            <text:p>101,6</text:p>
          </table:table-cell>
          <table:table-cell office:value-type="float" office:value="46.5" calcext:value-type="float">
            <text:p>46,5</text:p>
          </table:table-cell>
        </table:table-row>
        <table:table-row table:style-name="ro2">
          <table:table-cell office:value-type="float" office:value="101.7" calcext:value-type="float">
            <text:p>101,7</text:p>
          </table:table-cell>
          <table:table-cell office:value-type="float" office:value="46.0625" calcext:value-type="float">
            <text:p>46,0625</text:p>
          </table:table-cell>
        </table:table-row>
        <table:table-row table:style-name="ro2">
          <table:table-cell office:value-type="float" office:value="101.8" calcext:value-type="float">
            <text:p>101,8</text:p>
          </table:table-cell>
          <table:table-cell office:value-type="float" office:value="46.7083" calcext:value-type="float">
            <text:p>46,7083</text:p>
          </table:table-cell>
        </table:table-row>
        <table:table-row table:style-name="ro2">
          <table:table-cell office:value-type="float" office:value="101.9" calcext:value-type="float">
            <text:p>101,9</text:p>
          </table:table-cell>
          <table:table-cell office:value-type="float" office:value="46.4375" calcext:value-type="float">
            <text:p>46,437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102.1" calcext:value-type="float">
            <text:p>102,1</text:p>
          </table:table-cell>
          <table:table-cell office:value-type="float" office:value="46.5208" calcext:value-type="float">
            <text:p>46,5208</text:p>
          </table:table-cell>
        </table:table-row>
        <table:table-row table:style-name="ro2">
          <table:table-cell office:value-type="float" office:value="102.2" calcext:value-type="float">
            <text:p>102,2</text:p>
          </table:table-cell>
          <table:table-cell office:value-type="float" office:value="46.4167" calcext:value-type="float">
            <text:p>46,4167</text:p>
          </table:table-cell>
        </table:table-row>
        <table:table-row table:style-name="ro2">
          <table:table-cell office:value-type="float" office:value="102.3" calcext:value-type="float">
            <text:p>102,3</text:p>
          </table:table-cell>
          <table:table-cell office:value-type="float" office:value="46.5208" calcext:value-type="float">
            <text:p>46,5208</text:p>
          </table:table-cell>
        </table:table-row>
        <table:table-row table:style-name="ro2">
          <table:table-cell office:value-type="float" office:value="102.4" calcext:value-type="float">
            <text:p>102,4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102.5" calcext:value-type="float">
            <text:p>102,5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102.6" calcext:value-type="float">
            <text:p>102,6</text:p>
          </table:table-cell>
          <table:table-cell office:value-type="float" office:value="45.2708" calcext:value-type="float">
            <text:p>45,2708</text:p>
          </table:table-cell>
        </table:table-row>
        <table:table-row table:style-name="ro2">
          <table:table-cell office:value-type="float" office:value="102.7" calcext:value-type="float">
            <text:p>102,7</text:p>
          </table:table-cell>
          <table:table-cell office:value-type="float" office:value="45.6458" calcext:value-type="float">
            <text:p>45,6458</text:p>
          </table:table-cell>
        </table:table-row>
        <table:table-row table:style-name="ro2">
          <table:table-cell office:value-type="float" office:value="102.8" calcext:value-type="float">
            <text:p>102,8</text:p>
          </table:table-cell>
          <table:table-cell office:value-type="float" office:value="45.7292" calcext:value-type="float">
            <text:p>45,7292</text:p>
          </table:table-cell>
        </table:table-row>
        <table:table-row table:style-name="ro2">
          <table:table-cell office:value-type="float" office:value="102.9" calcext:value-type="float">
            <text:p>102,9</text:p>
          </table:table-cell>
          <table:table-cell office:value-type="float" office:value="45.2917" calcext:value-type="float">
            <text:p>45,2917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5.4167" calcext:value-type="float">
            <text:p>45,4167</text:p>
          </table:table-cell>
        </table:table-row>
        <table:table-row table:style-name="ro2">
          <table:table-cell office:value-type="float" office:value="103.1" calcext:value-type="float">
            <text:p>103,1</text:p>
          </table:table-cell>
          <table:table-cell office:value-type="float" office:value="45.7708" calcext:value-type="float">
            <text:p>45,7708</text:p>
          </table:table-cell>
        </table:table-row>
        <table:table-row table:style-name="ro2">
          <table:table-cell office:value-type="float" office:value="103.2" calcext:value-type="float">
            <text:p>103,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03.3" calcext:value-type="float">
            <text:p>103,3</text:p>
          </table:table-cell>
          <table:table-cell office:value-type="float" office:value="45.5208" calcext:value-type="float">
            <text:p>45,5208</text:p>
          </table:table-cell>
        </table:table-row>
        <table:table-row table:style-name="ro2">
          <table:table-cell office:value-type="float" office:value="103.4" calcext:value-type="float">
            <text:p>103,4</text:p>
          </table:table-cell>
          <table:table-cell office:value-type="float" office:value="45.5625" calcext:value-type="float">
            <text:p>45,5625</text:p>
          </table:table-cell>
        </table:table-row>
        <table:table-row table:style-name="ro2">
          <table:table-cell office:value-type="float" office:value="103.5" calcext:value-type="float">
            <text:p>103,5</text:p>
          </table:table-cell>
          <table:table-cell office:value-type="float" office:value="46.0417" calcext:value-type="float">
            <text:p>46,0417</text:p>
          </table:table-cell>
        </table:table-row>
        <table:table-row table:style-name="ro2">
          <table:table-cell office:value-type="float" office:value="103.6" calcext:value-type="float">
            <text:p>103,6</text:p>
          </table:table-cell>
          <table:table-cell office:value-type="float" office:value="46.2708" calcext:value-type="float">
            <text:p>46,2708</text:p>
          </table:table-cell>
        </table:table-row>
        <table:table-row table:style-name="ro2">
          <table:table-cell office:value-type="float" office:value="103.7" calcext:value-type="float">
            <text:p>103,7</text:p>
          </table:table-cell>
          <table:table-cell office:value-type="float" office:value="45.4792" calcext:value-type="float">
            <text:p>45,4792</text:p>
          </table:table-cell>
        </table:table-row>
        <table:table-row table:style-name="ro2">
          <table:table-cell office:value-type="float" office:value="103.8" calcext:value-type="float">
            <text:p>103,8</text:p>
          </table:table-cell>
          <table:table-cell office:value-type="float" office:value="45.8333" calcext:value-type="float">
            <text:p>45,8333</text:p>
          </table:table-cell>
        </table:table-row>
        <table:table-row table:style-name="ro2">
          <table:table-cell office:value-type="float" office:value="103.9" calcext:value-type="float">
            <text:p>103,9</text:p>
          </table:table-cell>
          <table:table-cell office:value-type="float" office:value="45.8125" calcext:value-type="float">
            <text:p>45,812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5.5" calcext:value-type="float">
            <text:p>45,5</text:p>
          </table:table-cell>
        </table:table-row>
        <table:table-row table:style-name="ro2">
          <table:table-cell office:value-type="float" office:value="104.1" calcext:value-type="float">
            <text:p>104,1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104.2" calcext:value-type="float">
            <text:p>104,2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104.3" calcext:value-type="float">
            <text:p>104,3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104.4" calcext:value-type="float">
            <text:p>104,4</text:p>
          </table:table-cell>
          <table:table-cell office:value-type="float" office:value="45.9792" calcext:value-type="float">
            <text:p>45,9792</text:p>
          </table:table-cell>
        </table:table-row>
        <table:table-row table:style-name="ro2">
          <table:table-cell office:value-type="float" office:value="104.5" calcext:value-type="float">
            <text:p>104,5</text:p>
          </table:table-cell>
          <table:table-cell office:value-type="float" office:value="45.9375" calcext:value-type="float">
            <text:p>45,9375</text:p>
          </table:table-cell>
        </table:table-row>
        <table:table-row table:style-name="ro2">
          <table:table-cell office:value-type="float" office:value="104.6" calcext:value-type="float">
            <text:p>104,6</text:p>
          </table:table-cell>
          <table:table-cell office:value-type="float" office:value="45.8125" calcext:value-type="float">
            <text:p>45,8125</text:p>
          </table:table-cell>
        </table:table-row>
        <table:table-row table:style-name="ro2">
          <table:table-cell office:value-type="float" office:value="104.7" calcext:value-type="float">
            <text:p>104,7</text:p>
          </table:table-cell>
          <table:table-cell office:value-type="float" office:value="46.3333" calcext:value-type="float">
            <text:p>46,3333</text:p>
          </table:table-cell>
        </table:table-row>
        <table:table-row table:style-name="ro2">
          <table:table-cell office:value-type="float" office:value="104.8" calcext:value-type="float">
            <text:p>104,8</text:p>
          </table:table-cell>
          <table:table-cell office:value-type="float" office:value="46.8542" calcext:value-type="float">
            <text:p>46,8542</text:p>
          </table:table-cell>
        </table:table-row>
        <table:table-row table:style-name="ro2">
          <table:table-cell office:value-type="float" office:value="104.9" calcext:value-type="float">
            <text:p>104,9</text:p>
          </table:table-cell>
          <table:table-cell office:value-type="float" office:value="46.1042" calcext:value-type="float">
            <text:p>46,104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6.2292" calcext:value-type="float">
            <text:p>46,2292</text:p>
          </table:table-cell>
        </table:table-row>
        <table:table-row table:style-name="ro2">
          <table:table-cell office:value-type="float" office:value="105.1" calcext:value-type="float">
            <text:p>105,1</text:p>
          </table:table-cell>
          <table:table-cell office:value-type="float" office:value="45.7292" calcext:value-type="float">
            <text:p>45,7292</text:p>
          </table:table-cell>
        </table:table-row>
        <table:table-row table:style-name="ro2">
          <table:table-cell office:value-type="float" office:value="105.2" calcext:value-type="float">
            <text:p>105,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05.3" calcext:value-type="float">
            <text:p>105,3</text:p>
          </table:table-cell>
          <table:table-cell office:value-type="float" office:value="46.1875" calcext:value-type="float">
            <text:p>46,1875</text:p>
          </table:table-cell>
        </table:table-row>
        <table:table-row table:style-name="ro2">
          <table:table-cell office:value-type="float" office:value="105.4" calcext:value-type="float">
            <text:p>105,4</text:p>
          </table:table-cell>
          <table:table-cell office:value-type="float" office:value="45.875" calcext:value-type="float">
            <text:p>45,875</text:p>
          </table:table-cell>
        </table:table-row>
        <table:table-row table:style-name="ro2">
          <table:table-cell office:value-type="float" office:value="105.5" calcext:value-type="float">
            <text:p>105,5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05.6" calcext:value-type="float">
            <text:p>105,6</text:p>
          </table:table-cell>
          <table:table-cell office:value-type="float" office:value="46.5" calcext:value-type="float">
            <text:p>46,5</text:p>
          </table:table-cell>
        </table:table-row>
        <table:table-row table:style-name="ro2">
          <table:table-cell office:value-type="float" office:value="105.7" calcext:value-type="float">
            <text:p>105,7</text:p>
          </table:table-cell>
          <table:table-cell office:value-type="float" office:value="46.9792" calcext:value-type="float">
            <text:p>46,9792</text:p>
          </table:table-cell>
        </table:table-row>
        <table:table-row table:style-name="ro2">
          <table:table-cell office:value-type="float" office:value="105.8" calcext:value-type="float">
            <text:p>105,8</text:p>
          </table:table-cell>
          <table:table-cell office:value-type="float" office:value="47.1667" calcext:value-type="float">
            <text:p>47,1667</text:p>
          </table:table-cell>
        </table:table-row>
        <table:table-row table:style-name="ro2">
          <table:table-cell office:value-type="float" office:value="105.9" calcext:value-type="float">
            <text:p>105,9</text:p>
          </table:table-cell>
          <table:table-cell office:value-type="float" office:value="46.875" calcext:value-type="float">
            <text:p>46,87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7.6667" calcext:value-type="float">
            <text:p>47,6667</text:p>
          </table:table-cell>
        </table:table-row>
        <table:table-row table:style-name="ro2">
          <table:table-cell office:value-type="float" office:value="106.1" calcext:value-type="float">
            <text:p>106,1</text:p>
          </table:table-cell>
          <table:table-cell office:value-type="float" office:value="46.6875" calcext:value-type="float">
            <text:p>46,6875</text:p>
          </table:table-cell>
        </table:table-row>
        <table:table-row table:style-name="ro2">
          <table:table-cell office:value-type="float" office:value="106.2" calcext:value-type="float">
            <text:p>106,2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06.3" calcext:value-type="float">
            <text:p>106,3</text:p>
          </table:table-cell>
          <table:table-cell office:value-type="float" office:value="47.0417" calcext:value-type="float">
            <text:p>47,0417</text:p>
          </table:table-cell>
        </table:table-row>
        <table:table-row table:style-name="ro2">
          <table:table-cell office:value-type="float" office:value="106.4" calcext:value-type="float">
            <text:p>106,4</text:p>
          </table:table-cell>
          <table:table-cell office:value-type="float" office:value="46.875" calcext:value-type="float">
            <text:p>46,875</text:p>
          </table:table-cell>
        </table:table-row>
        <table:table-row table:style-name="ro2">
          <table:table-cell office:value-type="float" office:value="106.5" calcext:value-type="float">
            <text:p>106,5</text:p>
          </table:table-cell>
          <table:table-cell office:value-type="float" office:value="47.3125" calcext:value-type="float">
            <text:p>47,3125</text:p>
          </table:table-cell>
        </table:table-row>
        <table:table-row table:style-name="ro2">
          <table:table-cell office:value-type="float" office:value="106.6" calcext:value-type="float">
            <text:p>106,6</text:p>
          </table:table-cell>
          <table:table-cell office:value-type="float" office:value="46.8333" calcext:value-type="float">
            <text:p>46,8333</text:p>
          </table:table-cell>
        </table:table-row>
        <table:table-row table:style-name="ro2">
          <table:table-cell office:value-type="float" office:value="106.7" calcext:value-type="float">
            <text:p>106,7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06.8" calcext:value-type="float">
            <text:p>106,8</text:p>
          </table:table-cell>
          <table:table-cell office:value-type="float" office:value="46.7083" calcext:value-type="float">
            <text:p>46,7083</text:p>
          </table:table-cell>
        </table:table-row>
        <table:table-row table:style-name="ro2">
          <table:table-cell office:value-type="float" office:value="106.9" calcext:value-type="float">
            <text:p>106,9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6.4792" calcext:value-type="float">
            <text:p>46,4792</text:p>
          </table:table-cell>
        </table:table-row>
        <table:table-row table:style-name="ro2">
          <table:table-cell office:value-type="float" office:value="107.1" calcext:value-type="float">
            <text:p>107,1</text:p>
          </table:table-cell>
          <table:table-cell office:value-type="float" office:value="46.7917" calcext:value-type="float">
            <text:p>46,7917</text:p>
          </table:table-cell>
        </table:table-row>
        <table:table-row table:style-name="ro2">
          <table:table-cell office:value-type="float" office:value="107.2" calcext:value-type="float">
            <text:p>107,2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107.3" calcext:value-type="float">
            <text:p>107,3</text:p>
          </table:table-cell>
          <table:table-cell office:value-type="float" office:value="46.7083" calcext:value-type="float">
            <text:p>46,7083</text:p>
          </table:table-cell>
        </table:table-row>
        <table:table-row table:style-name="ro2">
          <table:table-cell office:value-type="float" office:value="107.4" calcext:value-type="float">
            <text:p>107,4</text:p>
          </table:table-cell>
          <table:table-cell office:value-type="float" office:value="46.8542" calcext:value-type="float">
            <text:p>46,8542</text:p>
          </table:table-cell>
        </table:table-row>
        <table:table-row table:style-name="ro2">
          <table:table-cell office:value-type="float" office:value="107.5" calcext:value-type="float">
            <text:p>107,5</text:p>
          </table:table-cell>
          <table:table-cell office:value-type="float" office:value="46.7292" calcext:value-type="float">
            <text:p>46,7292</text:p>
          </table:table-cell>
        </table:table-row>
        <table:table-row table:style-name="ro2">
          <table:table-cell office:value-type="float" office:value="107.6" calcext:value-type="float">
            <text:p>107,6</text:p>
          </table:table-cell>
          <table:table-cell office:value-type="float" office:value="46.8125" calcext:value-type="float">
            <text:p>46,8125</text:p>
          </table:table-cell>
        </table:table-row>
        <table:table-row table:style-name="ro2">
          <table:table-cell office:value-type="float" office:value="107.7" calcext:value-type="float">
            <text:p>107,7</text:p>
          </table:table-cell>
          <table:table-cell office:value-type="float" office:value="46.2083" calcext:value-type="float">
            <text:p>46,2083</text:p>
          </table:table-cell>
        </table:table-row>
        <table:table-row table:style-name="ro2">
          <table:table-cell office:value-type="float" office:value="107.8" calcext:value-type="float">
            <text:p>107,8</text:p>
          </table:table-cell>
          <table:table-cell office:value-type="float" office:value="46.625" calcext:value-type="float">
            <text:p>46,625</text:p>
          </table:table-cell>
        </table:table-row>
        <table:table-row table:style-name="ro2">
          <table:table-cell office:value-type="float" office:value="107.9" calcext:value-type="float">
            <text:p>107,9</text:p>
          </table:table-cell>
          <table:table-cell office:value-type="float" office:value="46.8542" calcext:value-type="float">
            <text:p>46,854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6.9792" calcext:value-type="float">
            <text:p>46,9792</text:p>
          </table:table-cell>
        </table:table-row>
        <table:table-row table:style-name="ro2">
          <table:table-cell office:value-type="float" office:value="108.1" calcext:value-type="float">
            <text:p>108,1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08.2" calcext:value-type="float">
            <text:p>108,2</text:p>
          </table:table-cell>
          <table:table-cell office:value-type="float" office:value="46.9375" calcext:value-type="float">
            <text:p>46,9375</text:p>
          </table:table-cell>
        </table:table-row>
        <table:table-row table:style-name="ro2">
          <table:table-cell office:value-type="float" office:value="108.3" calcext:value-type="float">
            <text:p>108,3</text:p>
          </table:table-cell>
          <table:table-cell office:value-type="float" office:value="47.125" calcext:value-type="float">
            <text:p>47,125</text:p>
          </table:table-cell>
        </table:table-row>
        <table:table-row table:style-name="ro2">
          <table:table-cell office:value-type="float" office:value="108.4" calcext:value-type="float">
            <text:p>108,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08.5" calcext:value-type="float">
            <text:p>108,5</text:p>
          </table:table-cell>
          <table:table-cell office:value-type="float" office:value="47.0208" calcext:value-type="float">
            <text:p>47,0208</text:p>
          </table:table-cell>
        </table:table-row>
        <table:table-row table:style-name="ro2">
          <table:table-cell office:value-type="float" office:value="108.6" calcext:value-type="float">
            <text:p>108,6</text:p>
          </table:table-cell>
          <table:table-cell office:value-type="float" office:value="47.7083" calcext:value-type="float">
            <text:p>47,7083</text:p>
          </table:table-cell>
        </table:table-row>
        <table:table-row table:style-name="ro2">
          <table:table-cell office:value-type="float" office:value="108.7" calcext:value-type="float">
            <text:p>108,7</text:p>
          </table:table-cell>
          <table:table-cell office:value-type="float" office:value="46.8125" calcext:value-type="float">
            <text:p>46,8125</text:p>
          </table:table-cell>
        </table:table-row>
        <table:table-row table:style-name="ro2">
          <table:table-cell office:value-type="float" office:value="108.8" calcext:value-type="float">
            <text:p>108,8</text:p>
          </table:table-cell>
          <table:table-cell office:value-type="float" office:value="46.4583" calcext:value-type="float">
            <text:p>46,4583</text:p>
          </table:table-cell>
        </table:table-row>
        <table:table-row table:style-name="ro2">
          <table:table-cell office:value-type="float" office:value="108.9" calcext:value-type="float">
            <text:p>108,9</text:p>
          </table:table-cell>
          <table:table-cell office:value-type="float" office:value="46.7292" calcext:value-type="float">
            <text:p>46,729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6.3333" calcext:value-type="float">
            <text:p>46,3333</text:p>
          </table:table-cell>
        </table:table-row>
        <table:table-row table:style-name="ro2">
          <table:table-cell office:value-type="float" office:value="109.1" calcext:value-type="float">
            <text:p>109,1</text:p>
          </table:table-cell>
          <table:table-cell office:value-type="float" office:value="46.4167" calcext:value-type="float">
            <text:p>46,4167</text:p>
          </table:table-cell>
        </table:table-row>
        <table:table-row table:style-name="ro2">
          <table:table-cell office:value-type="float" office:value="109.2" calcext:value-type="float">
            <text:p>109,2</text:p>
          </table:table-cell>
          <table:table-cell office:value-type="float" office:value="46.6875" calcext:value-type="float">
            <text:p>46,6875</text:p>
          </table:table-cell>
        </table:table-row>
        <table:table-row table:style-name="ro2">
          <table:table-cell office:value-type="float" office:value="109.3" calcext:value-type="float">
            <text:p>109,3</text:p>
          </table:table-cell>
          <table:table-cell office:value-type="float" office:value="46.7917" calcext:value-type="float">
            <text:p>46,7917</text:p>
          </table:table-cell>
        </table:table-row>
        <table:table-row table:style-name="ro2">
          <table:table-cell office:value-type="float" office:value="109.4" calcext:value-type="float">
            <text:p>109,4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109.5" calcext:value-type="float">
            <text:p>109,5</text:p>
          </table:table-cell>
          <table:table-cell office:value-type="float" office:value="46.6875" calcext:value-type="float">
            <text:p>46,6875</text:p>
          </table:table-cell>
        </table:table-row>
        <table:table-row table:style-name="ro2">
          <table:table-cell office:value-type="float" office:value="109.6" calcext:value-type="float">
            <text:p>109,6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109.7" calcext:value-type="float">
            <text:p>109,7</text:p>
          </table:table-cell>
          <table:table-cell office:value-type="float" office:value="47.0417" calcext:value-type="float">
            <text:p>47,0417</text:p>
          </table:table-cell>
        </table:table-row>
        <table:table-row table:style-name="ro2">
          <table:table-cell office:value-type="float" office:value="109.8" calcext:value-type="float">
            <text:p>109,8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109.9" calcext:value-type="float">
            <text:p>109,9</text:p>
          </table:table-cell>
          <table:table-cell office:value-type="float" office:value="47.3542" calcext:value-type="float">
            <text:p>47,354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6.9792" calcext:value-type="float">
            <text:p>46,9792</text:p>
          </table:table-cell>
        </table:table-row>
        <table:table-row table:style-name="ro2">
          <table:table-cell office:value-type="float" office:value="110.1" calcext:value-type="float">
            <text:p>110,1</text:p>
          </table:table-cell>
          <table:table-cell office:value-type="float" office:value="47.0625" calcext:value-type="float">
            <text:p>47,0625</text:p>
          </table:table-cell>
        </table:table-row>
        <table:table-row table:style-name="ro2">
          <table:table-cell office:value-type="float" office:value="110.2" calcext:value-type="float">
            <text:p>110,2</text:p>
          </table:table-cell>
          <table:table-cell office:value-type="float" office:value="47.25" calcext:value-type="float">
            <text:p>47,25</text:p>
          </table:table-cell>
        </table:table-row>
        <table:table-row table:style-name="ro2">
          <table:table-cell office:value-type="float" office:value="110.3" calcext:value-type="float">
            <text:p>110,3</text:p>
          </table:table-cell>
          <table:table-cell office:value-type="float" office:value="47.7708" calcext:value-type="float">
            <text:p>47,7708</text:p>
          </table:table-cell>
        </table:table-row>
        <table:table-row table:style-name="ro2">
          <table:table-cell office:value-type="float" office:value="110.4" calcext:value-type="float">
            <text:p>110,4</text:p>
          </table:table-cell>
          <table:table-cell office:value-type="float" office:value="47.3333" calcext:value-type="float">
            <text:p>47,3333</text:p>
          </table:table-cell>
        </table:table-row>
        <table:table-row table:style-name="ro2">
          <table:table-cell office:value-type="float" office:value="110.5" calcext:value-type="float">
            <text:p>110,5</text:p>
          </table:table-cell>
          <table:table-cell office:value-type="float" office:value="47.7083" calcext:value-type="float">
            <text:p>47,7083</text:p>
          </table:table-cell>
        </table:table-row>
        <table:table-row table:style-name="ro2">
          <table:table-cell office:value-type="float" office:value="110.6" calcext:value-type="float">
            <text:p>110,6</text:p>
          </table:table-cell>
          <table:table-cell office:value-type="float" office:value="46.9167" calcext:value-type="float">
            <text:p>46,9167</text:p>
          </table:table-cell>
        </table:table-row>
        <table:table-row table:style-name="ro2">
          <table:table-cell office:value-type="float" office:value="110.7" calcext:value-type="float">
            <text:p>110,7</text:p>
          </table:table-cell>
          <table:table-cell office:value-type="float" office:value="47.25" calcext:value-type="float">
            <text:p>47,25</text:p>
          </table:table-cell>
        </table:table-row>
        <table:table-row table:style-name="ro2">
          <table:table-cell office:value-type="float" office:value="110.8" calcext:value-type="float">
            <text:p>110,8</text:p>
          </table:table-cell>
          <table:table-cell office:value-type="float" office:value="47.3542" calcext:value-type="float">
            <text:p>47,3542</text:p>
          </table:table-cell>
        </table:table-row>
        <table:table-row table:style-name="ro2">
          <table:table-cell office:value-type="float" office:value="110.9" calcext:value-type="float">
            <text:p>110,9</text:p>
          </table:table-cell>
          <table:table-cell office:value-type="float" office:value="47.1042" calcext:value-type="float">
            <text:p>47,104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6.9167" calcext:value-type="float">
            <text:p>46,9167</text:p>
          </table:table-cell>
        </table:table-row>
        <table:table-row table:style-name="ro2">
          <table:table-cell office:value-type="float" office:value="111.1" calcext:value-type="float">
            <text:p>111,1</text:p>
          </table:table-cell>
          <table:table-cell office:value-type="float" office:value="47.4583" calcext:value-type="float">
            <text:p>47,4583</text:p>
          </table:table-cell>
        </table:table-row>
        <table:table-row table:style-name="ro2">
          <table:table-cell office:value-type="float" office:value="111.2" calcext:value-type="float">
            <text:p>111,2</text:p>
          </table:table-cell>
          <table:table-cell office:value-type="float" office:value="46.8958" calcext:value-type="float">
            <text:p>46,8958</text:p>
          </table:table-cell>
        </table:table-row>
        <table:table-row table:style-name="ro2">
          <table:table-cell office:value-type="float" office:value="111.3" calcext:value-type="float">
            <text:p>111,3</text:p>
          </table:table-cell>
          <table:table-cell office:value-type="float" office:value="47.2292" calcext:value-type="float">
            <text:p>47,2292</text:p>
          </table:table-cell>
        </table:table-row>
        <table:table-row table:style-name="ro2">
          <table:table-cell office:value-type="float" office:value="111.4" calcext:value-type="float">
            <text:p>111,4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111.5" calcext:value-type="float">
            <text:p>111,5</text:p>
          </table:table-cell>
          <table:table-cell office:value-type="float" office:value="47.5208" calcext:value-type="float">
            <text:p>47,5208</text:p>
          </table:table-cell>
        </table:table-row>
        <table:table-row table:style-name="ro2">
          <table:table-cell office:value-type="float" office:value="111.6" calcext:value-type="float">
            <text:p>111,6</text:p>
          </table:table-cell>
          <table:table-cell office:value-type="float" office:value="47.5" calcext:value-type="float">
            <text:p>47,5</text:p>
          </table:table-cell>
        </table:table-row>
        <table:table-row table:style-name="ro2">
          <table:table-cell office:value-type="float" office:value="111.7" calcext:value-type="float">
            <text:p>111,7</text:p>
          </table:table-cell>
          <table:table-cell office:value-type="float" office:value="48.2083" calcext:value-type="float">
            <text:p>48,2083</text:p>
          </table:table-cell>
        </table:table-row>
        <table:table-row table:style-name="ro2">
          <table:table-cell office:value-type="float" office:value="111.8" calcext:value-type="float">
            <text:p>111,8</text:p>
          </table:table-cell>
          <table:table-cell office:value-type="float" office:value="47.8542" calcext:value-type="float">
            <text:p>47,8542</text:p>
          </table:table-cell>
        </table:table-row>
        <table:table-row table:style-name="ro2">
          <table:table-cell office:value-type="float" office:value="111.9" calcext:value-type="float">
            <text:p>111,9</text:p>
          </table:table-cell>
          <table:table-cell office:value-type="float" office:value="47.3125" calcext:value-type="float">
            <text:p>47,312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.8125" calcext:value-type="float">
            <text:p>45,8125</text:p>
          </table:table-cell>
        </table:table-row>
        <table:table-row table:style-name="ro2">
          <table:table-cell office:value-type="float" office:value="112.1" calcext:value-type="float">
            <text:p>112,1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112.2" calcext:value-type="float">
            <text:p>112,2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112.3" calcext:value-type="float">
            <text:p>112,3</text:p>
          </table:table-cell>
          <table:table-cell office:value-type="float" office:value="50.875" calcext:value-type="float">
            <text:p>50,875</text:p>
          </table:table-cell>
        </table:table-row>
        <table:table-row table:style-name="ro2">
          <table:table-cell office:value-type="float" office:value="112.4" calcext:value-type="float">
            <text:p>112,4</text:p>
          </table:table-cell>
          <table:table-cell office:value-type="float" office:value="54.7708" calcext:value-type="float">
            <text:p>54,7708</text:p>
          </table:table-cell>
        </table:table-row>
        <table:table-row table:style-name="ro2">
          <table:table-cell office:value-type="float" office:value="112.5" calcext:value-type="float">
            <text:p>112,5</text:p>
          </table:table-cell>
          <table:table-cell office:value-type="float" office:value="61.625" calcext:value-type="float">
            <text:p>61,625</text:p>
          </table:table-cell>
        </table:table-row>
        <table:table-row table:style-name="ro2">
          <table:table-cell office:value-type="float" office:value="112.6" calcext:value-type="float">
            <text:p>112,6</text:p>
          </table:table-cell>
          <table:table-cell office:value-type="float" office:value="66.2083" calcext:value-type="float">
            <text:p>66,2083</text:p>
          </table:table-cell>
        </table:table-row>
        <table:table-row table:style-name="ro2">
          <table:table-cell office:value-type="float" office:value="112.7" calcext:value-type="float">
            <text:p>112,7</text:p>
          </table:table-cell>
          <table:table-cell office:value-type="float" office:value="69.1667" calcext:value-type="float">
            <text:p>69,1667</text:p>
          </table:table-cell>
        </table:table-row>
        <table:table-row table:style-name="ro2">
          <table:table-cell office:value-type="float" office:value="112.8" calcext:value-type="float">
            <text:p>112,8</text:p>
          </table:table-cell>
          <table:table-cell office:value-type="float" office:value="73.0833" calcext:value-type="float">
            <text:p>73,0833</text:p>
          </table:table-cell>
        </table:table-row>
        <table:table-row table:style-name="ro2">
          <table:table-cell office:value-type="float" office:value="112.9" calcext:value-type="float">
            <text:p>112,9</text:p>
          </table:table-cell>
          <table:table-cell office:value-type="float" office:value="74.875" calcext:value-type="float">
            <text:p>74,87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76.6875" calcext:value-type="float">
            <text:p>76,6875</text:p>
          </table:table-cell>
        </table:table-row>
        <table:table-row table:style-name="ro2">
          <table:table-cell office:value-type="float" office:value="113.1" calcext:value-type="float">
            <text:p>113,1</text:p>
          </table:table-cell>
          <table:table-cell office:value-type="float" office:value="78.375" calcext:value-type="float">
            <text:p>78,375</text:p>
          </table:table-cell>
        </table:table-row>
        <table:table-row table:style-name="ro2">
          <table:table-cell office:value-type="float" office:value="113.2" calcext:value-type="float">
            <text:p>113,2</text:p>
          </table:table-cell>
          <table:table-cell office:value-type="float" office:value="79.5833" calcext:value-type="float">
            <text:p>79,5833</text:p>
          </table:table-cell>
        </table:table-row>
        <table:table-row table:style-name="ro2">
          <table:table-cell office:value-type="float" office:value="113.3" calcext:value-type="float">
            <text:p>113,3</text:p>
          </table:table-cell>
          <table:table-cell office:value-type="float" office:value="79.9583" calcext:value-type="float">
            <text:p>79,9583</text:p>
          </table:table-cell>
        </table:table-row>
        <table:table-row table:style-name="ro2">
          <table:table-cell office:value-type="float" office:value="113.4" calcext:value-type="float">
            <text:p>113,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13.5" calcext:value-type="float">
            <text:p>113,5</text:p>
          </table:table-cell>
          <table:table-cell office:value-type="float" office:value="81.0208" calcext:value-type="float">
            <text:p>81,0208</text:p>
          </table:table-cell>
        </table:table-row>
        <table:table-row table:style-name="ro2">
          <table:table-cell office:value-type="float" office:value="113.6" calcext:value-type="float">
            <text:p>113,6</text:p>
          </table:table-cell>
          <table:table-cell office:value-type="float" office:value="81.375" calcext:value-type="float">
            <text:p>81,375</text:p>
          </table:table-cell>
        </table:table-row>
        <table:table-row table:style-name="ro2">
          <table:table-cell office:value-type="float" office:value="113.7" calcext:value-type="float">
            <text:p>113,7</text:p>
          </table:table-cell>
          <table:table-cell office:value-type="float" office:value="82.6458" calcext:value-type="float">
            <text:p>82,6458</text:p>
          </table:table-cell>
        </table:table-row>
        <table:table-row table:style-name="ro2">
          <table:table-cell office:value-type="float" office:value="113.8" calcext:value-type="float">
            <text:p>113,8</text:p>
          </table:table-cell>
          <table:table-cell office:value-type="float" office:value="83.1458" calcext:value-type="float">
            <text:p>83,1458</text:p>
          </table:table-cell>
        </table:table-row>
        <table:table-row table:style-name="ro2">
          <table:table-cell office:value-type="float" office:value="113.9" calcext:value-type="float">
            <text:p>113,9</text:p>
          </table:table-cell>
          <table:table-cell office:value-type="float" office:value="83.5625" calcext:value-type="float">
            <text:p>83,562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83.5833" calcext:value-type="float">
            <text:p>83,5833</text:p>
          </table:table-cell>
        </table:table-row>
        <table:table-row table:style-name="ro2">
          <table:table-cell office:value-type="float" office:value="114.1" calcext:value-type="float">
            <text:p>114,1</text:p>
          </table:table-cell>
          <table:table-cell office:value-type="float" office:value="84.1667" calcext:value-type="float">
            <text:p>84,1667</text:p>
          </table:table-cell>
        </table:table-row>
        <table:table-row table:style-name="ro2">
          <table:table-cell office:value-type="float" office:value="114.2" calcext:value-type="float">
            <text:p>114,2</text:p>
          </table:table-cell>
          <table:table-cell office:value-type="float" office:value="84.5417" calcext:value-type="float">
            <text:p>84,5417</text:p>
          </table:table-cell>
        </table:table-row>
        <table:table-row table:style-name="ro2">
          <table:table-cell office:value-type="float" office:value="114.3" calcext:value-type="float">
            <text:p>114,3</text:p>
          </table:table-cell>
          <table:table-cell office:value-type="float" office:value="84.5625" calcext:value-type="float">
            <text:p>84,5625</text:p>
          </table:table-cell>
        </table:table-row>
        <table:table-row table:style-name="ro2">
          <table:table-cell office:value-type="float" office:value="114.4" calcext:value-type="float">
            <text:p>114,4</text:p>
          </table:table-cell>
          <table:table-cell office:value-type="float" office:value="84.9792" calcext:value-type="float">
            <text:p>84,9792</text:p>
          </table:table-cell>
        </table:table-row>
        <table:table-row table:style-name="ro2">
          <table:table-cell office:value-type="float" office:value="114.5" calcext:value-type="float">
            <text:p>114,5</text:p>
          </table:table-cell>
          <table:table-cell office:value-type="float" office:value="85.0208" calcext:value-type="float">
            <text:p>85,0208</text:p>
          </table:table-cell>
        </table:table-row>
        <table:table-row table:style-name="ro2">
          <table:table-cell office:value-type="float" office:value="114.6" calcext:value-type="float">
            <text:p>114,6</text:p>
          </table:table-cell>
          <table:table-cell office:value-type="float" office:value="85.8333" calcext:value-type="float">
            <text:p>85,8333</text:p>
          </table:table-cell>
        </table:table-row>
        <table:table-row table:style-name="ro2">
          <table:table-cell office:value-type="float" office:value="114.7" calcext:value-type="float">
            <text:p>114,7</text:p>
          </table:table-cell>
          <table:table-cell office:value-type="float" office:value="85.6875" calcext:value-type="float">
            <text:p>85,6875</text:p>
          </table:table-cell>
        </table:table-row>
        <table:table-row table:style-name="ro2">
          <table:table-cell office:value-type="float" office:value="114.8" calcext:value-type="float">
            <text:p>114,8</text:p>
          </table:table-cell>
          <table:table-cell office:value-type="float" office:value="85.7917" calcext:value-type="float">
            <text:p>85,7917</text:p>
          </table:table-cell>
        </table:table-row>
        <table:table-row table:style-name="ro2">
          <table:table-cell office:value-type="float" office:value="114.9" calcext:value-type="float">
            <text:p>114,9</text:p>
          </table:table-cell>
          <table:table-cell office:value-type="float" office:value="86.1667" calcext:value-type="float">
            <text:p>86,166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6.5625" calcext:value-type="float">
            <text:p>86,5625</text:p>
          </table:table-cell>
        </table:table-row>
        <table:table-row table:style-name="ro2">
          <table:table-cell office:value-type="float" office:value="115.1" calcext:value-type="float">
            <text:p>115,1</text:p>
          </table:table-cell>
          <table:table-cell office:value-type="float" office:value="86.4375" calcext:value-type="float">
            <text:p>86,4375</text:p>
          </table:table-cell>
        </table:table-row>
        <table:table-row table:style-name="ro2">
          <table:table-cell office:value-type="float" office:value="115.2" calcext:value-type="float">
            <text:p>115,2</text:p>
          </table:table-cell>
          <table:table-cell office:value-type="float" office:value="86.6458" calcext:value-type="float">
            <text:p>86,6458</text:p>
          </table:table-cell>
        </table:table-row>
        <table:table-row table:style-name="ro2">
          <table:table-cell office:value-type="float" office:value="115.3" calcext:value-type="float">
            <text:p>115,3</text:p>
          </table:table-cell>
          <table:table-cell office:value-type="float" office:value="87.375" calcext:value-type="float">
            <text:p>87,375</text:p>
          </table:table-cell>
        </table:table-row>
        <table:table-row table:style-name="ro2">
          <table:table-cell office:value-type="float" office:value="115.4" calcext:value-type="float">
            <text:p>115,4</text:p>
          </table:table-cell>
          <table:table-cell office:value-type="float" office:value="87.3125" calcext:value-type="float">
            <text:p>87,3125</text:p>
          </table:table-cell>
        </table:table-row>
        <table:table-row table:style-name="ro2">
          <table:table-cell office:value-type="float" office:value="115.5" calcext:value-type="float">
            <text:p>115,5</text:p>
          </table:table-cell>
          <table:table-cell office:value-type="float" office:value="87.0625" calcext:value-type="float">
            <text:p>87,0625</text:p>
          </table:table-cell>
        </table:table-row>
        <table:table-row table:style-name="ro2">
          <table:table-cell office:value-type="float" office:value="115.6" calcext:value-type="float">
            <text:p>115,6</text:p>
          </table:table-cell>
          <table:table-cell office:value-type="float" office:value="87.2292" calcext:value-type="float">
            <text:p>87,2292</text:p>
          </table:table-cell>
        </table:table-row>
        <table:table-row table:style-name="ro2">
          <table:table-cell office:value-type="float" office:value="115.7" calcext:value-type="float">
            <text:p>115,7</text:p>
          </table:table-cell>
          <table:table-cell office:value-type="float" office:value="87.6458" calcext:value-type="float">
            <text:p>87,6458</text:p>
          </table:table-cell>
        </table:table-row>
        <table:table-row table:style-name="ro2">
          <table:table-cell office:value-type="float" office:value="115.8" calcext:value-type="float">
            <text:p>115,8</text:p>
          </table:table-cell>
          <table:table-cell office:value-type="float" office:value="87.25" calcext:value-type="float">
            <text:p>87,25</text:p>
          </table:table-cell>
        </table:table-row>
        <table:table-row table:style-name="ro2">
          <table:table-cell office:value-type="float" office:value="115.9" calcext:value-type="float">
            <text:p>115,9</text:p>
          </table:table-cell>
          <table:table-cell office:value-type="float" office:value="88.7083" calcext:value-type="float">
            <text:p>88,708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88.4167" calcext:value-type="float">
            <text:p>88,4167</text:p>
          </table:table-cell>
        </table:table-row>
        <table:table-row table:style-name="ro2">
          <table:table-cell office:value-type="float" office:value="116.1" calcext:value-type="float">
            <text:p>116,1</text:p>
          </table:table-cell>
          <table:table-cell office:value-type="float" office:value="87.75" calcext:value-type="float">
            <text:p>87,75</text:p>
          </table:table-cell>
        </table:table-row>
        <table:table-row table:style-name="ro2">
          <table:table-cell office:value-type="float" office:value="116.2" calcext:value-type="float">
            <text:p>116,2</text:p>
          </table:table-cell>
          <table:table-cell office:value-type="float" office:value="88.0417" calcext:value-type="float">
            <text:p>88,0417</text:p>
          </table:table-cell>
        </table:table-row>
        <table:table-row table:style-name="ro2">
          <table:table-cell office:value-type="float" office:value="116.3" calcext:value-type="float">
            <text:p>116,3</text:p>
          </table:table-cell>
          <table:table-cell office:value-type="float" office:value="89.1042" calcext:value-type="float">
            <text:p>89,1042</text:p>
          </table:table-cell>
        </table:table-row>
        <table:table-row table:style-name="ro2">
          <table:table-cell office:value-type="float" office:value="116.4" calcext:value-type="float">
            <text:p>116,4</text:p>
          </table:table-cell>
          <table:table-cell office:value-type="float" office:value="88.4375" calcext:value-type="float">
            <text:p>88,4375</text:p>
          </table:table-cell>
        </table:table-row>
        <table:table-row table:style-name="ro2">
          <table:table-cell office:value-type="float" office:value="116.5" calcext:value-type="float">
            <text:p>116,5</text:p>
          </table:table-cell>
          <table:table-cell office:value-type="float" office:value="88.2292" calcext:value-type="float">
            <text:p>88,2292</text:p>
          </table:table-cell>
        </table:table-row>
        <table:table-row table:style-name="ro2">
          <table:table-cell office:value-type="float" office:value="116.6" calcext:value-type="float">
            <text:p>116,6</text:p>
          </table:table-cell>
          <table:table-cell office:value-type="float" office:value="88.8542" calcext:value-type="float">
            <text:p>88,8542</text:p>
          </table:table-cell>
        </table:table-row>
        <table:table-row table:style-name="ro2">
          <table:table-cell office:value-type="float" office:value="116.7" calcext:value-type="float">
            <text:p>116,7</text:p>
          </table:table-cell>
          <table:table-cell office:value-type="float" office:value="89.6458" calcext:value-type="float">
            <text:p>89,6458</text:p>
          </table:table-cell>
        </table:table-row>
        <table:table-row table:style-name="ro2">
          <table:table-cell office:value-type="float" office:value="116.8" calcext:value-type="float">
            <text:p>116,8</text:p>
          </table:table-cell>
          <table:table-cell office:value-type="float" office:value="89.0208" calcext:value-type="float">
            <text:p>89,0208</text:p>
          </table:table-cell>
        </table:table-row>
        <table:table-row table:style-name="ro2">
          <table:table-cell office:value-type="float" office:value="116.9" calcext:value-type="float">
            <text:p>116,9</text:p>
          </table:table-cell>
          <table:table-cell office:value-type="float" office:value="89.7083" calcext:value-type="float">
            <text:p>89,708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88.875" calcext:value-type="float">
            <text:p>88,875</text:p>
          </table:table-cell>
        </table:table-row>
        <table:table-row table:style-name="ro2">
          <table:table-cell office:value-type="float" office:value="117.1" calcext:value-type="float">
            <text:p>117,1</text:p>
          </table:table-cell>
          <table:table-cell office:value-type="float" office:value="89.2708" calcext:value-type="float">
            <text:p>89,2708</text:p>
          </table:table-cell>
        </table:table-row>
        <table:table-row table:style-name="ro2">
          <table:table-cell office:value-type="float" office:value="117.2" calcext:value-type="float">
            <text:p>117,2</text:p>
          </table:table-cell>
          <table:table-cell office:value-type="float" office:value="89.5417" calcext:value-type="float">
            <text:p>89,5417</text:p>
          </table:table-cell>
        </table:table-row>
        <table:table-row table:style-name="ro2">
          <table:table-cell office:value-type="float" office:value="117.3" calcext:value-type="float">
            <text:p>117,3</text:p>
          </table:table-cell>
          <table:table-cell office:value-type="float" office:value="89.5" calcext:value-type="float">
            <text:p>89,5</text:p>
          </table:table-cell>
        </table:table-row>
        <table:table-row table:style-name="ro2">
          <table:table-cell office:value-type="float" office:value="117.4" calcext:value-type="float">
            <text:p>117,4</text:p>
          </table:table-cell>
          <table:table-cell office:value-type="float" office:value="89.4167" calcext:value-type="float">
            <text:p>89,4167</text:p>
          </table:table-cell>
        </table:table-row>
        <table:table-row table:style-name="ro2">
          <table:table-cell office:value-type="float" office:value="117.5" calcext:value-type="float">
            <text:p>117,5</text:p>
          </table:table-cell>
          <table:table-cell office:value-type="float" office:value="89.8958" calcext:value-type="float">
            <text:p>89,8958</text:p>
          </table:table-cell>
        </table:table-row>
        <table:table-row table:style-name="ro2">
          <table:table-cell office:value-type="float" office:value="117.6" calcext:value-type="float">
            <text:p>117,6</text:p>
          </table:table-cell>
          <table:table-cell office:value-type="float" office:value="89.4167" calcext:value-type="float">
            <text:p>89,4167</text:p>
          </table:table-cell>
        </table:table-row>
        <table:table-row table:style-name="ro2">
          <table:table-cell office:value-type="float" office:value="117.7" calcext:value-type="float">
            <text:p>117,7</text:p>
          </table:table-cell>
          <table:table-cell office:value-type="float" office:value="90.2292" calcext:value-type="float">
            <text:p>90,2292</text:p>
          </table:table-cell>
        </table:table-row>
        <table:table-row table:style-name="ro2">
          <table:table-cell office:value-type="float" office:value="117.8" calcext:value-type="float">
            <text:p>117,8</text:p>
          </table:table-cell>
          <table:table-cell office:value-type="float" office:value="90.5625" calcext:value-type="float">
            <text:p>90,5625</text:p>
          </table:table-cell>
        </table:table-row>
        <table:table-row table:style-name="ro2">
          <table:table-cell office:value-type="float" office:value="117.9" calcext:value-type="float">
            <text:p>117,9</text:p>
          </table:table-cell>
          <table:table-cell office:value-type="float" office:value="90.4583" calcext:value-type="float">
            <text:p>90,458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0.375" calcext:value-type="float">
            <text:p>90,375</text:p>
          </table:table-cell>
        </table:table-row>
        <table:table-row table:style-name="ro2">
          <table:table-cell office:value-type="float" office:value="118.1" calcext:value-type="float">
            <text:p>118,1</text:p>
          </table:table-cell>
          <table:table-cell office:value-type="float" office:value="90.2917" calcext:value-type="float">
            <text:p>90,2917</text:p>
          </table:table-cell>
        </table:table-row>
        <table:table-row table:style-name="ro2">
          <table:table-cell office:value-type="float" office:value="118.2" calcext:value-type="float">
            <text:p>118,2</text:p>
          </table:table-cell>
          <table:table-cell office:value-type="float" office:value="90.6042" calcext:value-type="float">
            <text:p>90,6042</text:p>
          </table:table-cell>
        </table:table-row>
        <table:table-row table:style-name="ro2">
          <table:table-cell office:value-type="float" office:value="118.3" calcext:value-type="float">
            <text:p>118,3</text:p>
          </table:table-cell>
          <table:table-cell office:value-type="float" office:value="90.8958" calcext:value-type="float">
            <text:p>90,8958</text:p>
          </table:table-cell>
        </table:table-row>
        <table:table-row table:style-name="ro2">
          <table:table-cell office:value-type="float" office:value="118.4" calcext:value-type="float">
            <text:p>118,4</text:p>
          </table:table-cell>
          <table:table-cell office:value-type="float" office:value="90.3333" calcext:value-type="float">
            <text:p>90,3333</text:p>
          </table:table-cell>
        </table:table-row>
        <table:table-row table:style-name="ro2">
          <table:table-cell office:value-type="float" office:value="118.5" calcext:value-type="float">
            <text:p>118,5</text:p>
          </table:table-cell>
          <table:table-cell office:value-type="float" office:value="90.4792" calcext:value-type="float">
            <text:p>90,4792</text:p>
          </table:table-cell>
        </table:table-row>
        <table:table-row table:style-name="ro2">
          <table:table-cell office:value-type="float" office:value="118.6" calcext:value-type="float">
            <text:p>118,6</text:p>
          </table:table-cell>
          <table:table-cell office:value-type="float" office:value="90.8125" calcext:value-type="float">
            <text:p>90,8125</text:p>
          </table:table-cell>
        </table:table-row>
        <table:table-row table:style-name="ro2">
          <table:table-cell office:value-type="float" office:value="118.7" calcext:value-type="float">
            <text:p>118,7</text:p>
          </table:table-cell>
          <table:table-cell office:value-type="float" office:value="90.6042" calcext:value-type="float">
            <text:p>90,6042</text:p>
          </table:table-cell>
        </table:table-row>
        <table:table-row table:style-name="ro2">
          <table:table-cell office:value-type="float" office:value="118.8" calcext:value-type="float">
            <text:p>118,8</text:p>
          </table:table-cell>
          <table:table-cell office:value-type="float" office:value="91.6042" calcext:value-type="float">
            <text:p>91,6042</text:p>
          </table:table-cell>
        </table:table-row>
        <table:table-row table:style-name="ro2">
          <table:table-cell office:value-type="float" office:value="118.9" calcext:value-type="float">
            <text:p>118,9</text:p>
          </table:table-cell>
          <table:table-cell office:value-type="float" office:value="91.1875" calcext:value-type="float">
            <text:p>91,187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0.5" calcext:value-type="float">
            <text:p>90,5</text:p>
          </table:table-cell>
        </table:table-row>
        <table:table-row table:style-name="ro2">
          <table:table-cell office:value-type="float" office:value="119.1" calcext:value-type="float">
            <text:p>119,1</text:p>
          </table:table-cell>
          <table:table-cell office:value-type="float" office:value="90.5208" calcext:value-type="float">
            <text:p>90,5208</text:p>
          </table:table-cell>
        </table:table-row>
        <table:table-row table:style-name="ro2">
          <table:table-cell office:value-type="float" office:value="119.2" calcext:value-type="float">
            <text:p>119,2</text:p>
          </table:table-cell>
          <table:table-cell office:value-type="float" office:value="90.7292" calcext:value-type="float">
            <text:p>90,7292</text:p>
          </table:table-cell>
        </table:table-row>
        <table:table-row table:style-name="ro2">
          <table:table-cell office:value-type="float" office:value="119.3" calcext:value-type="float">
            <text:p>119,3</text:p>
          </table:table-cell>
          <table:table-cell office:value-type="float" office:value="91.5833" calcext:value-type="float">
            <text:p>91,5833</text:p>
          </table:table-cell>
        </table:table-row>
        <table:table-row table:style-name="ro2">
          <table:table-cell office:value-type="float" office:value="119.4" calcext:value-type="float">
            <text:p>119,4</text:p>
          </table:table-cell>
          <table:table-cell office:value-type="float" office:value="90.7917" calcext:value-type="float">
            <text:p>90,7917</text:p>
          </table:table-cell>
        </table:table-row>
        <table:table-row table:style-name="ro2">
          <table:table-cell office:value-type="float" office:value="119.5" calcext:value-type="float">
            <text:p>119,5</text:p>
          </table:table-cell>
          <table:table-cell office:value-type="float" office:value="91.2292" calcext:value-type="float">
            <text:p>91,2292</text:p>
          </table:table-cell>
        </table:table-row>
        <table:table-row table:style-name="ro2">
          <table:table-cell office:value-type="float" office:value="119.6" calcext:value-type="float">
            <text:p>119,6</text:p>
          </table:table-cell>
          <table:table-cell office:value-type="float" office:value="91.6667" calcext:value-type="float">
            <text:p>91,6667</text:p>
          </table:table-cell>
        </table:table-row>
        <table:table-row table:style-name="ro2">
          <table:table-cell office:value-type="float" office:value="119.7" calcext:value-type="float">
            <text:p>119,7</text:p>
          </table:table-cell>
          <table:table-cell office:value-type="float" office:value="92.0625" calcext:value-type="float">
            <text:p>92,0625</text:p>
          </table:table-cell>
        </table:table-row>
        <table:table-row table:style-name="ro2">
          <table:table-cell office:value-type="float" office:value="119.8" calcext:value-type="float">
            <text:p>119,8</text:p>
          </table:table-cell>
          <table:table-cell office:value-type="float" office:value="91.7708" calcext:value-type="float">
            <text:p>91,7708</text:p>
          </table:table-cell>
        </table:table-row>
        <table:table-row table:style-name="ro2">
          <table:table-cell office:value-type="float" office:value="119.9" calcext:value-type="float">
            <text:p>119,9</text:p>
          </table:table-cell>
          <table:table-cell office:value-type="float" office:value="91.7292" calcext:value-type="float">
            <text:p>91,729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1.0417" calcext:value-type="float">
            <text:p>91,0417</text:p>
          </table:table-cell>
        </table:table-row>
        <table:table-row table:style-name="ro2">
          <table:table-cell office:value-type="float" office:value="120.1" calcext:value-type="float">
            <text:p>120,1</text:p>
          </table:table-cell>
          <table:table-cell office:value-type="float" office:value="91.7292" calcext:value-type="float">
            <text:p>91,7292</text:p>
          </table:table-cell>
        </table:table-row>
        <table:table-row table:style-name="ro2">
          <table:table-cell office:value-type="float" office:value="120.2" calcext:value-type="float">
            <text:p>120,2</text:p>
          </table:table-cell>
          <table:table-cell office:value-type="float" office:value="91.25" calcext:value-type="float">
            <text:p>91,25</text:p>
          </table:table-cell>
        </table:table-row>
        <table:table-row table:style-name="ro2">
          <table:table-cell office:value-type="float" office:value="120.3" calcext:value-type="float">
            <text:p>120,3</text:p>
          </table:table-cell>
          <table:table-cell office:value-type="float" office:value="87.6875" calcext:value-type="float">
            <text:p>87,6875</text:p>
          </table:table-cell>
        </table:table-row>
        <table:table-row table:style-name="ro2">
          <table:table-cell office:value-type="float" office:value="120.4" calcext:value-type="float">
            <text:p>120,4</text:p>
          </table:table-cell>
          <table:table-cell office:value-type="float" office:value="84.375" calcext:value-type="float">
            <text:p>84,375</text:p>
          </table:table-cell>
        </table:table-row>
        <table:table-row table:style-name="ro2">
          <table:table-cell office:value-type="float" office:value="120.5" calcext:value-type="float">
            <text:p>120,5</text:p>
          </table:table-cell>
          <table:table-cell office:value-type="float" office:value="81.4583" calcext:value-type="float">
            <text:p>81,4583</text:p>
          </table:table-cell>
        </table:table-row>
        <table:table-row table:style-name="ro2">
          <table:table-cell office:value-type="float" office:value="120.6" calcext:value-type="float">
            <text:p>120,6</text:p>
          </table:table-cell>
          <table:table-cell office:value-type="float" office:value="80.0417" calcext:value-type="float">
            <text:p>80,0417</text:p>
          </table:table-cell>
        </table:table-row>
        <table:table-row table:style-name="ro2">
          <table:table-cell office:value-type="float" office:value="120.7" calcext:value-type="float">
            <text:p>120,7</text:p>
          </table:table-cell>
          <table:table-cell office:value-type="float" office:value="78.5833" calcext:value-type="float">
            <text:p>78,5833</text:p>
          </table:table-cell>
        </table:table-row>
        <table:table-row table:style-name="ro2">
          <table:table-cell office:value-type="float" office:value="120.8" calcext:value-type="float">
            <text:p>120,8</text:p>
          </table:table-cell>
          <table:table-cell office:value-type="float" office:value="77.8125" calcext:value-type="float">
            <text:p>77,8125</text:p>
          </table:table-cell>
        </table:table-row>
        <table:table-row table:style-name="ro2">
          <table:table-cell office:value-type="float" office:value="120.9" calcext:value-type="float">
            <text:p>120,9</text:p>
          </table:table-cell>
          <table:table-cell office:value-type="float" office:value="77.1458" calcext:value-type="float">
            <text:p>77,145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6.8333" calcext:value-type="float">
            <text:p>76,8333</text:p>
          </table:table-cell>
        </table:table-row>
        <table:table-row table:style-name="ro2">
          <table:table-cell office:value-type="float" office:value="121.1" calcext:value-type="float">
            <text:p>121,1</text:p>
          </table:table-cell>
          <table:table-cell office:value-type="float" office:value="76.0625" calcext:value-type="float">
            <text:p>76,0625</text:p>
          </table:table-cell>
        </table:table-row>
        <table:table-row table:style-name="ro2">
          <table:table-cell office:value-type="float" office:value="121.2" calcext:value-type="float">
            <text:p>121,2</text:p>
          </table:table-cell>
          <table:table-cell office:value-type="float" office:value="74.75" calcext:value-type="float">
            <text:p>74,75</text:p>
          </table:table-cell>
        </table:table-row>
        <table:table-row table:style-name="ro2">
          <table:table-cell office:value-type="float" office:value="121.3" calcext:value-type="float">
            <text:p>121,3</text:p>
          </table:table-cell>
          <table:table-cell office:value-type="float" office:value="75.2292" calcext:value-type="float">
            <text:p>75,2292</text:p>
          </table:table-cell>
        </table:table-row>
        <table:table-row table:style-name="ro2">
          <table:table-cell office:value-type="float" office:value="121.4" calcext:value-type="float">
            <text:p>121,4</text:p>
          </table:table-cell>
          <table:table-cell office:value-type="float" office:value="74.1458" calcext:value-type="float">
            <text:p>74,1458</text:p>
          </table:table-cell>
        </table:table-row>
        <table:table-row table:style-name="ro2">
          <table:table-cell office:value-type="float" office:value="121.5" calcext:value-type="float">
            <text:p>121,5</text:p>
          </table:table-cell>
          <table:table-cell office:value-type="float" office:value="73.6875" calcext:value-type="float">
            <text:p>73,6875</text:p>
          </table:table-cell>
        </table:table-row>
        <table:table-row table:style-name="ro2">
          <table:table-cell office:value-type="float" office:value="121.6" calcext:value-type="float">
            <text:p>121,6</text:p>
          </table:table-cell>
          <table:table-cell office:value-type="float" office:value="73.8125" calcext:value-type="float">
            <text:p>73,8125</text:p>
          </table:table-cell>
        </table:table-row>
        <table:table-row table:style-name="ro2">
          <table:table-cell office:value-type="float" office:value="121.7" calcext:value-type="float">
            <text:p>121,7</text:p>
          </table:table-cell>
          <table:table-cell office:value-type="float" office:value="73.4583" calcext:value-type="float">
            <text:p>73,4583</text:p>
          </table:table-cell>
        </table:table-row>
        <table:table-row table:style-name="ro2">
          <table:table-cell office:value-type="float" office:value="121.8" calcext:value-type="float">
            <text:p>121,8</text:p>
          </table:table-cell>
          <table:table-cell office:value-type="float" office:value="72.6875" calcext:value-type="float">
            <text:p>72,6875</text:p>
          </table:table-cell>
        </table:table-row>
        <table:table-row table:style-name="ro2">
          <table:table-cell office:value-type="float" office:value="121.9" calcext:value-type="float">
            <text:p>121,9</text:p>
          </table:table-cell>
          <table:table-cell office:value-type="float" office:value="72.3125" calcext:value-type="float">
            <text:p>72,312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2.1042" calcext:value-type="float">
            <text:p>72,1042</text:p>
          </table:table-cell>
        </table:table-row>
        <table:table-row table:style-name="ro2">
          <table:table-cell office:value-type="float" office:value="122.1" calcext:value-type="float">
            <text:p>122,1</text:p>
          </table:table-cell>
          <table:table-cell office:value-type="float" office:value="72.5625" calcext:value-type="float">
            <text:p>72,5625</text:p>
          </table:table-cell>
        </table:table-row>
        <table:table-row table:style-name="ro2">
          <table:table-cell office:value-type="float" office:value="122.2" calcext:value-type="float">
            <text:p>122,2</text:p>
          </table:table-cell>
          <table:table-cell office:value-type="float" office:value="71.4167" calcext:value-type="float">
            <text:p>71,4167</text:p>
          </table:table-cell>
        </table:table-row>
        <table:table-row table:style-name="ro2">
          <table:table-cell office:value-type="float" office:value="122.3" calcext:value-type="float">
            <text:p>122,3</text:p>
          </table:table-cell>
          <table:table-cell office:value-type="float" office:value="71.7083" calcext:value-type="float">
            <text:p>71,7083</text:p>
          </table:table-cell>
        </table:table-row>
        <table:table-row table:style-name="ro2">
          <table:table-cell office:value-type="float" office:value="122.4" calcext:value-type="float">
            <text:p>122,4</text:p>
          </table:table-cell>
          <table:table-cell office:value-type="float" office:value="71.375" calcext:value-type="float">
            <text:p>71,375</text:p>
          </table:table-cell>
        </table:table-row>
        <table:table-row table:style-name="ro2">
          <table:table-cell office:value-type="float" office:value="122.5" calcext:value-type="float">
            <text:p>122,5</text:p>
          </table:table-cell>
          <table:table-cell office:value-type="float" office:value="71.125" calcext:value-type="float">
            <text:p>71,125</text:p>
          </table:table-cell>
        </table:table-row>
        <table:table-row table:style-name="ro2">
          <table:table-cell office:value-type="float" office:value="122.6" calcext:value-type="float">
            <text:p>122,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22.7" calcext:value-type="float">
            <text:p>122,7</text:p>
          </table:table-cell>
          <table:table-cell office:value-type="float" office:value="70.3542" calcext:value-type="float">
            <text:p>70,3542</text:p>
          </table:table-cell>
        </table:table-row>
        <table:table-row table:style-name="ro2">
          <table:table-cell office:value-type="float" office:value="122.8" calcext:value-type="float">
            <text:p>122,8</text:p>
          </table:table-cell>
          <table:table-cell office:value-type="float" office:value="70.4583" calcext:value-type="float">
            <text:p>70,4583</text:p>
          </table:table-cell>
        </table:table-row>
        <table:table-row table:style-name="ro2">
          <table:table-cell office:value-type="float" office:value="122.9" calcext:value-type="float">
            <text:p>122,9</text:p>
          </table:table-cell>
          <table:table-cell office:value-type="float" office:value="70.4375" calcext:value-type="float">
            <text:p>70,437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9.8958" calcext:value-type="float">
            <text:p>69,8958</text:p>
          </table:table-cell>
        </table:table-row>
        <table:table-row table:style-name="ro2">
          <table:table-cell office:value-type="float" office:value="123.1" calcext:value-type="float">
            <text:p>123,1</text:p>
          </table:table-cell>
          <table:table-cell office:value-type="float" office:value="70.0417" calcext:value-type="float">
            <text:p>70,0417</text:p>
          </table:table-cell>
        </table:table-row>
        <table:table-row table:style-name="ro2">
          <table:table-cell office:value-type="float" office:value="123.2" calcext:value-type="float">
            <text:p>123,2</text:p>
          </table:table-cell>
          <table:table-cell office:value-type="float" office:value="68.8542" calcext:value-type="float">
            <text:p>68,8542</text:p>
          </table:table-cell>
        </table:table-row>
        <table:table-row table:style-name="ro2">
          <table:table-cell office:value-type="float" office:value="123.3" calcext:value-type="float">
            <text:p>123,3</text:p>
          </table:table-cell>
          <table:table-cell office:value-type="float" office:value="69.5208" calcext:value-type="float">
            <text:p>69,5208</text:p>
          </table:table-cell>
        </table:table-row>
        <table:table-row table:style-name="ro2">
          <table:table-cell office:value-type="float" office:value="123.4" calcext:value-type="float">
            <text:p>123,4</text:p>
          </table:table-cell>
          <table:table-cell office:value-type="float" office:value="69.5417" calcext:value-type="float">
            <text:p>69,5417</text:p>
          </table:table-cell>
        </table:table-row>
        <table:table-row table:style-name="ro2">
          <table:table-cell office:value-type="float" office:value="123.5" calcext:value-type="float">
            <text:p>123,5</text:p>
          </table:table-cell>
          <table:table-cell office:value-type="float" office:value="69.1042" calcext:value-type="float">
            <text:p>69,1042</text:p>
          </table:table-cell>
        </table:table-row>
        <table:table-row table:style-name="ro2">
          <table:table-cell office:value-type="float" office:value="123.6" calcext:value-type="float">
            <text:p>123,6</text:p>
          </table:table-cell>
          <table:table-cell office:value-type="float" office:value="69.1875" calcext:value-type="float">
            <text:p>69,1875</text:p>
          </table:table-cell>
        </table:table-row>
        <table:table-row table:style-name="ro2">
          <table:table-cell office:value-type="float" office:value="123.7" calcext:value-type="float">
            <text:p>123,7</text:p>
          </table:table-cell>
          <table:table-cell office:value-type="float" office:value="68.6042" calcext:value-type="float">
            <text:p>68,6042</text:p>
          </table:table-cell>
        </table:table-row>
        <table:table-row table:style-name="ro2">
          <table:table-cell office:value-type="float" office:value="123.8" calcext:value-type="float">
            <text:p>123,8</text:p>
          </table:table-cell>
          <table:table-cell office:value-type="float" office:value="68.1042" calcext:value-type="float">
            <text:p>68,1042</text:p>
          </table:table-cell>
        </table:table-row>
        <table:table-row table:style-name="ro2">
          <table:table-cell office:value-type="float" office:value="123.9" calcext:value-type="float">
            <text:p>123,9</text:p>
          </table:table-cell>
          <table:table-cell office:value-type="float" office:value="58.4583" calcext:value-type="float">
            <text:p>58,458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5.2292" calcext:value-type="float">
            <text:p>55,2292</text:p>
          </table:table-cell>
        </table:table-row>
        <table:table-row table:style-name="ro2">
          <table:table-cell office:value-type="float" office:value="124.1" calcext:value-type="float">
            <text:p>124,1</text:p>
          </table:table-cell>
          <table:table-cell office:value-type="float" office:value="53.4792" calcext:value-type="float">
            <text:p>53,4792</text:p>
          </table:table-cell>
        </table:table-row>
        <table:table-row table:style-name="ro2">
          <table:table-cell office:value-type="float" office:value="124.2" calcext:value-type="float">
            <text:p>124,2</text:p>
          </table:table-cell>
          <table:table-cell office:value-type="float" office:value="53.8542" calcext:value-type="float">
            <text:p>53,8542</text:p>
          </table:table-cell>
        </table:table-row>
        <table:table-row table:style-name="ro2">
          <table:table-cell office:value-type="float" office:value="124.3" calcext:value-type="float">
            <text:p>124,3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24.4" calcext:value-type="float">
            <text:p>124,4</text:p>
          </table:table-cell>
          <table:table-cell office:value-type="float" office:value="59.3542" calcext:value-type="float">
            <text:p>59,3542</text:p>
          </table:table-cell>
        </table:table-row>
        <table:table-row table:style-name="ro2">
          <table:table-cell office:value-type="float" office:value="124.5" calcext:value-type="float">
            <text:p>124,5</text:p>
          </table:table-cell>
          <table:table-cell office:value-type="float" office:value="64.375" calcext:value-type="float">
            <text:p>64,375</text:p>
          </table:table-cell>
        </table:table-row>
        <table:table-row table:style-name="ro2">
          <table:table-cell office:value-type="float" office:value="124.6" calcext:value-type="float">
            <text:p>124,6</text:p>
          </table:table-cell>
          <table:table-cell office:value-type="float" office:value="65.7083" calcext:value-type="float">
            <text:p>65,7083</text:p>
          </table:table-cell>
        </table:table-row>
        <table:table-row table:style-name="ro2">
          <table:table-cell office:value-type="float" office:value="124.7" calcext:value-type="float">
            <text:p>124,7</text:p>
          </table:table-cell>
          <table:table-cell office:value-type="float" office:value="65.1042" calcext:value-type="float">
            <text:p>65,1042</text:p>
          </table:table-cell>
        </table:table-row>
        <table:table-row table:style-name="ro2">
          <table:table-cell office:value-type="float" office:value="124.8" calcext:value-type="float">
            <text:p>124,8</text:p>
          </table:table-cell>
          <table:table-cell office:value-type="float" office:value="64.9792" calcext:value-type="float">
            <text:p>64,9792</text:p>
          </table:table-cell>
        </table:table-row>
        <table:table-row table:style-name="ro2">
          <table:table-cell office:value-type="float" office:value="124.9" calcext:value-type="float">
            <text:p>124,9</text:p>
          </table:table-cell>
          <table:table-cell office:value-type="float" office:value="63.4167" calcext:value-type="float">
            <text:p>63,416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2.3125" calcext:value-type="float">
            <text:p>62,3125</text:p>
          </table:table-cell>
        </table:table-row>
        <table:table-row table:style-name="ro2">
          <table:table-cell office:value-type="float" office:value="125.1" calcext:value-type="float">
            <text:p>125,1</text:p>
          </table:table-cell>
          <table:table-cell office:value-type="float" office:value="61.1875" calcext:value-type="float">
            <text:p>61,1875</text:p>
          </table:table-cell>
        </table:table-row>
        <table:table-row table:style-name="ro2">
          <table:table-cell office:value-type="float" office:value="125.2" calcext:value-type="float">
            <text:p>125,2</text:p>
          </table:table-cell>
          <table:table-cell office:value-type="float" office:value="60.1875" calcext:value-type="float">
            <text:p>60,1875</text:p>
          </table:table-cell>
        </table:table-row>
        <table:table-row table:style-name="ro2">
          <table:table-cell office:value-type="float" office:value="125.3" calcext:value-type="float">
            <text:p>125,3</text:p>
          </table:table-cell>
          <table:table-cell office:value-type="float" office:value="59.4167" calcext:value-type="float">
            <text:p>59,4167</text:p>
          </table:table-cell>
        </table:table-row>
        <table:table-row table:style-name="ro2">
          <table:table-cell office:value-type="float" office:value="125.4" calcext:value-type="float">
            <text:p>125,4</text:p>
          </table:table-cell>
          <table:table-cell office:value-type="float" office:value="59.5833" calcext:value-type="float">
            <text:p>59,5833</text:p>
          </table:table-cell>
        </table:table-row>
        <table:table-row table:style-name="ro2">
          <table:table-cell office:value-type="float" office:value="125.5" calcext:value-type="float">
            <text:p>125,5</text:p>
          </table:table-cell>
          <table:table-cell office:value-type="float" office:value="59.3958" calcext:value-type="float">
            <text:p>59,3958</text:p>
          </table:table-cell>
        </table:table-row>
        <table:table-row table:style-name="ro2">
          <table:table-cell office:value-type="float" office:value="125.6" calcext:value-type="float">
            <text:p>125,6</text:p>
          </table:table-cell>
          <table:table-cell office:value-type="float" office:value="58.7292" calcext:value-type="float">
            <text:p>58,7292</text:p>
          </table:table-cell>
        </table:table-row>
        <table:table-row table:style-name="ro2">
          <table:table-cell office:value-type="float" office:value="125.7" calcext:value-type="float">
            <text:p>125,7</text:p>
          </table:table-cell>
          <table:table-cell office:value-type="float" office:value="59.125" calcext:value-type="float">
            <text:p>59,125</text:p>
          </table:table-cell>
        </table:table-row>
        <table:table-row table:style-name="ro2">
          <table:table-cell office:value-type="float" office:value="125.8" calcext:value-type="float">
            <text:p>125,8</text:p>
          </table:table-cell>
          <table:table-cell office:value-type="float" office:value="58.7917" calcext:value-type="float">
            <text:p>58,7917</text:p>
          </table:table-cell>
        </table:table-row>
        <table:table-row table:style-name="ro2">
          <table:table-cell office:value-type="float" office:value="125.9" calcext:value-type="float">
            <text:p>125,9</text:p>
          </table:table-cell>
          <table:table-cell office:value-type="float" office:value="58.5833" calcext:value-type="float">
            <text:p>58,583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9.0625" calcext:value-type="float">
            <text:p>59,0625</text:p>
          </table:table-cell>
        </table:table-row>
        <table:table-row table:style-name="ro2">
          <table:table-cell office:value-type="float" office:value="126.1" calcext:value-type="float">
            <text:p>126,1</text:p>
          </table:table-cell>
          <table:table-cell office:value-type="float" office:value="58.3333" calcext:value-type="float">
            <text:p>58,3333</text:p>
          </table:table-cell>
        </table:table-row>
        <table:table-row table:style-name="ro2">
          <table:table-cell office:value-type="float" office:value="126.2" calcext:value-type="float">
            <text:p>126,2</text:p>
          </table:table-cell>
          <table:table-cell office:value-type="float" office:value="58.3333" calcext:value-type="float">
            <text:p>58,3333</text:p>
          </table:table-cell>
        </table:table-row>
        <table:table-row table:style-name="ro2">
          <table:table-cell office:value-type="float" office:value="126.3" calcext:value-type="float">
            <text:p>126,3</text:p>
          </table:table-cell>
          <table:table-cell office:value-type="float" office:value="57.5833" calcext:value-type="float">
            <text:p>57,5833</text:p>
          </table:table-cell>
        </table:table-row>
        <table:table-row table:style-name="ro2">
          <table:table-cell office:value-type="float" office:value="126.4" calcext:value-type="float">
            <text:p>126,4</text:p>
          </table:table-cell>
          <table:table-cell office:value-type="float" office:value="58.7292" calcext:value-type="float">
            <text:p>58,7292</text:p>
          </table:table-cell>
        </table:table-row>
        <table:table-row table:style-name="ro2">
          <table:table-cell office:value-type="float" office:value="126.5" calcext:value-type="float">
            <text:p>126,5</text:p>
          </table:table-cell>
          <table:table-cell office:value-type="float" office:value="58.3125" calcext:value-type="float">
            <text:p>58,3125</text:p>
          </table:table-cell>
        </table:table-row>
        <table:table-row table:style-name="ro2">
          <table:table-cell office:value-type="float" office:value="126.6" calcext:value-type="float">
            <text:p>126,6</text:p>
          </table:table-cell>
          <table:table-cell office:value-type="float" office:value="57.8333" calcext:value-type="float">
            <text:p>57,8333</text:p>
          </table:table-cell>
        </table:table-row>
        <table:table-row table:style-name="ro2">
          <table:table-cell office:value-type="float" office:value="126.7" calcext:value-type="float">
            <text:p>126,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26.8" calcext:value-type="float">
            <text:p>126,8</text:p>
          </table:table-cell>
          <table:table-cell office:value-type="float" office:value="57.7917" calcext:value-type="float">
            <text:p>57,7917</text:p>
          </table:table-cell>
        </table:table-row>
        <table:table-row table:style-name="ro2">
          <table:table-cell office:value-type="float" office:value="126.9" calcext:value-type="float">
            <text:p>126,9</text:p>
          </table:table-cell>
          <table:table-cell office:value-type="float" office:value="58.0417" calcext:value-type="float">
            <text:p>58,041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7.6875" calcext:value-type="float">
            <text:p>57,6875</text:p>
          </table:table-cell>
        </table:table-row>
        <table:table-row table:style-name="ro2">
          <table:table-cell office:value-type="float" office:value="127.1" calcext:value-type="float">
            <text:p>127,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27.2" calcext:value-type="float">
            <text:p>127,2</text:p>
          </table:table-cell>
          <table:table-cell office:value-type="float" office:value="58.0208" calcext:value-type="float">
            <text:p>58,0208</text:p>
          </table:table-cell>
        </table:table-row>
        <table:table-row table:style-name="ro2">
          <table:table-cell office:value-type="float" office:value="127.3" calcext:value-type="float">
            <text:p>127,3</text:p>
          </table:table-cell>
          <table:table-cell office:value-type="float" office:value="57.8125" calcext:value-type="float">
            <text:p>57,8125</text:p>
          </table:table-cell>
        </table:table-row>
        <table:table-row table:style-name="ro2">
          <table:table-cell office:value-type="float" office:value="127.4" calcext:value-type="float">
            <text:p>127,4</text:p>
          </table:table-cell>
          <table:table-cell office:value-type="float" office:value="57.6458" calcext:value-type="float">
            <text:p>57,6458</text:p>
          </table:table-cell>
        </table:table-row>
        <table:table-row table:style-name="ro2">
          <table:table-cell office:value-type="float" office:value="127.5" calcext:value-type="float">
            <text:p>127,5</text:p>
          </table:table-cell>
          <table:table-cell office:value-type="float" office:value="57.375" calcext:value-type="float">
            <text:p>57,375</text:p>
          </table:table-cell>
        </table:table-row>
        <table:table-row table:style-name="ro2">
          <table:table-cell office:value-type="float" office:value="127.6" calcext:value-type="float">
            <text:p>127,6</text:p>
          </table:table-cell>
          <table:table-cell office:value-type="float" office:value="57.3333" calcext:value-type="float">
            <text:p>57,3333</text:p>
          </table:table-cell>
        </table:table-row>
        <table:table-row table:style-name="ro2">
          <table:table-cell office:value-type="float" office:value="127.7" calcext:value-type="float">
            <text:p>127,7</text:p>
          </table:table-cell>
          <table:table-cell office:value-type="float" office:value="57.3125" calcext:value-type="float">
            <text:p>57,3125</text:p>
          </table:table-cell>
        </table:table-row>
        <table:table-row table:style-name="ro2">
          <table:table-cell office:value-type="float" office:value="127.8" calcext:value-type="float">
            <text:p>127,8</text:p>
          </table:table-cell>
          <table:table-cell office:value-type="float" office:value="56.7708" calcext:value-type="float">
            <text:p>56,7708</text:p>
          </table:table-cell>
        </table:table-row>
        <table:table-row table:style-name="ro2">
          <table:table-cell office:value-type="float" office:value="127.9" calcext:value-type="float">
            <text:p>127,9</text:p>
          </table:table-cell>
          <table:table-cell office:value-type="float" office:value="56.2083" calcext:value-type="float">
            <text:p>56,208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5.9375" calcext:value-type="float">
            <text:p>55,9375</text:p>
          </table:table-cell>
        </table:table-row>
        <table:table-row table:style-name="ro2">
          <table:table-cell office:value-type="float" office:value="128.1" calcext:value-type="float">
            <text:p>128,1</text:p>
          </table:table-cell>
          <table:table-cell office:value-type="float" office:value="55.9792" calcext:value-type="float">
            <text:p>55,9792</text:p>
          </table:table-cell>
        </table:table-row>
        <table:table-row table:style-name="ro2">
          <table:table-cell office:value-type="float" office:value="128.2" calcext:value-type="float">
            <text:p>128,2</text:p>
          </table:table-cell>
          <table:table-cell office:value-type="float" office:value="56.3542" calcext:value-type="float">
            <text:p>56,3542</text:p>
          </table:table-cell>
        </table:table-row>
        <table:table-row table:style-name="ro2">
          <table:table-cell office:value-type="float" office:value="128.3" calcext:value-type="float">
            <text:p>128,3</text:p>
          </table:table-cell>
          <table:table-cell office:value-type="float" office:value="56.4167" calcext:value-type="float">
            <text:p>56,4167</text:p>
          </table:table-cell>
        </table:table-row>
        <table:table-row table:style-name="ro2">
          <table:table-cell office:value-type="float" office:value="128.4" calcext:value-type="float">
            <text:p>128,4</text:p>
          </table:table-cell>
          <table:table-cell office:value-type="float" office:value="56.2083" calcext:value-type="float">
            <text:p>56,2083</text:p>
          </table:table-cell>
        </table:table-row>
        <table:table-row table:style-name="ro2">
          <table:table-cell office:value-type="float" office:value="128.5" calcext:value-type="float">
            <text:p>128,5</text:p>
          </table:table-cell>
          <table:table-cell office:value-type="float" office:value="56.25" calcext:value-type="float">
            <text:p>56,25</text:p>
          </table:table-cell>
        </table:table-row>
        <table:table-row table:style-name="ro2">
          <table:table-cell office:value-type="float" office:value="128.6" calcext:value-type="float">
            <text:p>128,6</text:p>
          </table:table-cell>
          <table:table-cell office:value-type="float" office:value="56.0417" calcext:value-type="float">
            <text:p>56,0417</text:p>
          </table:table-cell>
        </table:table-row>
        <table:table-row table:style-name="ro2">
          <table:table-cell office:value-type="float" office:value="128.7" calcext:value-type="float">
            <text:p>128,7</text:p>
          </table:table-cell>
          <table:table-cell office:value-type="float" office:value="56.7917" calcext:value-type="float">
            <text:p>56,7917</text:p>
          </table:table-cell>
        </table:table-row>
        <table:table-row table:style-name="ro2">
          <table:table-cell office:value-type="float" office:value="128.8" calcext:value-type="float">
            <text:p>128,8</text:p>
          </table:table-cell>
          <table:table-cell office:value-type="float" office:value="56.3542" calcext:value-type="float">
            <text:p>56,3542</text:p>
          </table:table-cell>
        </table:table-row>
        <table:table-row table:style-name="ro2">
          <table:table-cell office:value-type="float" office:value="128.9" calcext:value-type="float">
            <text:p>128,9</text:p>
          </table:table-cell>
          <table:table-cell office:value-type="float" office:value="56.4792" calcext:value-type="float">
            <text:p>56,479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6.625" calcext:value-type="float">
            <text:p>56,625</text:p>
          </table:table-cell>
        </table:table-row>
        <table:table-row table:style-name="ro2">
          <table:table-cell office:value-type="float" office:value="129.1" calcext:value-type="float">
            <text:p>129,1</text:p>
          </table:table-cell>
          <table:table-cell office:value-type="float" office:value="56.2292" calcext:value-type="float">
            <text:p>56,2292</text:p>
          </table:table-cell>
        </table:table-row>
        <table:table-row table:style-name="ro2">
          <table:table-cell office:value-type="float" office:value="129.2" calcext:value-type="float">
            <text:p>129,2</text:p>
          </table:table-cell>
          <table:table-cell office:value-type="float" office:value="56.8542" calcext:value-type="float">
            <text:p>56,8542</text:p>
          </table:table-cell>
        </table:table-row>
        <table:table-row table:style-name="ro2">
          <table:table-cell office:value-type="float" office:value="129.3" calcext:value-type="float">
            <text:p>129,3</text:p>
          </table:table-cell>
          <table:table-cell office:value-type="float" office:value="56.2292" calcext:value-type="float">
            <text:p>56,2292</text:p>
          </table:table-cell>
        </table:table-row>
        <table:table-row table:style-name="ro2">
          <table:table-cell office:value-type="float" office:value="129.4" calcext:value-type="float">
            <text:p>129,4</text:p>
          </table:table-cell>
          <table:table-cell office:value-type="float" office:value="57.0625" calcext:value-type="float">
            <text:p>57,0625</text:p>
          </table:table-cell>
        </table:table-row>
        <table:table-row table:style-name="ro2">
          <table:table-cell office:value-type="float" office:value="129.5" calcext:value-type="float">
            <text:p>129,5</text:p>
          </table:table-cell>
          <table:table-cell office:value-type="float" office:value="57.2708" calcext:value-type="float">
            <text:p>57,2708</text:p>
          </table:table-cell>
        </table:table-row>
        <table:table-row table:style-name="ro2">
          <table:table-cell office:value-type="float" office:value="129.6" calcext:value-type="float">
            <text:p>129,6</text:p>
          </table:table-cell>
          <table:table-cell office:value-type="float" office:value="56.3958" calcext:value-type="float">
            <text:p>56,3958</text:p>
          </table:table-cell>
        </table:table-row>
        <table:table-row table:style-name="ro2">
          <table:table-cell office:value-type="float" office:value="129.7" calcext:value-type="float">
            <text:p>129,7</text:p>
          </table:table-cell>
          <table:table-cell office:value-type="float" office:value="56.8125" calcext:value-type="float">
            <text:p>56,8125</text:p>
          </table:table-cell>
        </table:table-row>
        <table:table-row table:style-name="ro2">
          <table:table-cell office:value-type="float" office:value="129.8" calcext:value-type="float">
            <text:p>129,8</text:p>
          </table:table-cell>
          <table:table-cell office:value-type="float" office:value="57.8542" calcext:value-type="float">
            <text:p>57,8542</text:p>
          </table:table-cell>
        </table:table-row>
        <table:table-row table:style-name="ro2">
          <table:table-cell office:value-type="float" office:value="129.9" calcext:value-type="float">
            <text:p>129,9</text:p>
          </table:table-cell>
          <table:table-cell office:value-type="float" office:value="56.7083" calcext:value-type="float">
            <text:p>56,708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6.5" calcext:value-type="float">
            <text:p>56,5</text:p>
          </table:table-cell>
        </table:table-row>
        <table:table-row table:style-name="ro2">
          <table:table-cell office:value-type="float" office:value="130.1" calcext:value-type="float">
            <text:p>130,1</text:p>
          </table:table-cell>
          <table:table-cell office:value-type="float" office:value="57.125" calcext:value-type="float">
            <text:p>57,125</text:p>
          </table:table-cell>
        </table:table-row>
        <table:table-row table:style-name="ro2">
          <table:table-cell office:value-type="float" office:value="130.2" calcext:value-type="float">
            <text:p>130,2</text:p>
          </table:table-cell>
          <table:table-cell office:value-type="float" office:value="57.3542" calcext:value-type="float">
            <text:p>57,3542</text:p>
          </table:table-cell>
        </table:table-row>
        <table:table-row table:style-name="ro2">
          <table:table-cell office:value-type="float" office:value="130.3" calcext:value-type="float">
            <text:p>130,3</text:p>
          </table:table-cell>
          <table:table-cell office:value-type="float" office:value="57.4375" calcext:value-type="float">
            <text:p>57,4375</text:p>
          </table:table-cell>
        </table:table-row>
        <table:table-row table:style-name="ro2">
          <table:table-cell office:value-type="float" office:value="130.4" calcext:value-type="float">
            <text:p>130,4</text:p>
          </table:table-cell>
          <table:table-cell office:value-type="float" office:value="57.1458" calcext:value-type="float">
            <text:p>57,1458</text:p>
          </table:table-cell>
        </table:table-row>
        <table:table-row table:style-name="ro2">
          <table:table-cell office:value-type="float" office:value="130.5" calcext:value-type="float">
            <text:p>130,5</text:p>
          </table:table-cell>
          <table:table-cell office:value-type="float" office:value="57.0625" calcext:value-type="float">
            <text:p>57,0625</text:p>
          </table:table-cell>
        </table:table-row>
        <table:table-row table:style-name="ro2">
          <table:table-cell office:value-type="float" office:value="130.6" calcext:value-type="float">
            <text:p>130,6</text:p>
          </table:table-cell>
          <table:table-cell office:value-type="float" office:value="57.4583" calcext:value-type="float">
            <text:p>57,4583</text:p>
          </table:table-cell>
        </table:table-row>
        <table:table-row table:style-name="ro2">
          <table:table-cell office:value-type="float" office:value="130.7" calcext:value-type="float">
            <text:p>130,7</text:p>
          </table:table-cell>
          <table:table-cell office:value-type="float" office:value="58.1875" calcext:value-type="float">
            <text:p>58,1875</text:p>
          </table:table-cell>
        </table:table-row>
        <table:table-row table:style-name="ro2">
          <table:table-cell office:value-type="float" office:value="130.8" calcext:value-type="float">
            <text:p>130,8</text:p>
          </table:table-cell>
          <table:table-cell office:value-type="float" office:value="58.1875" calcext:value-type="float">
            <text:p>58,1875</text:p>
          </table:table-cell>
        </table:table-row>
        <table:table-row table:style-name="ro2">
          <table:table-cell office:value-type="float" office:value="130.9" calcext:value-type="float">
            <text:p>130,9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8.8125" calcext:value-type="float">
            <text:p>58,8125</text:p>
          </table:table-cell>
        </table:table-row>
        <table:table-row table:style-name="ro2">
          <table:table-cell office:value-type="float" office:value="131.1" calcext:value-type="float">
            <text:p>131,1</text:p>
          </table:table-cell>
          <table:table-cell office:value-type="float" office:value="58.375" calcext:value-type="float">
            <text:p>58,375</text:p>
          </table:table-cell>
        </table:table-row>
        <table:table-row table:style-name="ro2">
          <table:table-cell office:value-type="float" office:value="131.2" calcext:value-type="float">
            <text:p>131,2</text:p>
          </table:table-cell>
          <table:table-cell office:value-type="float" office:value="58.3542" calcext:value-type="float">
            <text:p>58,3542</text:p>
          </table:table-cell>
        </table:table-row>
        <table:table-row table:style-name="ro2">
          <table:table-cell office:value-type="float" office:value="131.3" calcext:value-type="float">
            <text:p>131,3</text:p>
          </table:table-cell>
          <table:table-cell office:value-type="float" office:value="58.6875" calcext:value-type="float">
            <text:p>58,6875</text:p>
          </table:table-cell>
        </table:table-row>
        <table:table-row table:style-name="ro2">
          <table:table-cell office:value-type="float" office:value="131.4" calcext:value-type="float">
            <text:p>131,4</text:p>
          </table:table-cell>
          <table:table-cell office:value-type="float" office:value="59.1667" calcext:value-type="float">
            <text:p>59,1667</text:p>
          </table:table-cell>
        </table:table-row>
        <table:table-row table:style-name="ro2">
          <table:table-cell office:value-type="float" office:value="131.5" calcext:value-type="float">
            <text:p>131,5</text:p>
          </table:table-cell>
          <table:table-cell office:value-type="float" office:value="58.5833" calcext:value-type="float">
            <text:p>58,5833</text:p>
          </table:table-cell>
        </table:table-row>
        <table:table-row table:style-name="ro2">
          <table:table-cell office:value-type="float" office:value="131.6" calcext:value-type="float">
            <text:p>131,6</text:p>
          </table:table-cell>
          <table:table-cell office:value-type="float" office:value="58.6458" calcext:value-type="float">
            <text:p>58,6458</text:p>
          </table:table-cell>
        </table:table-row>
        <table:table-row table:style-name="ro2">
          <table:table-cell office:value-type="float" office:value="131.7" calcext:value-type="float">
            <text:p>131,7</text:p>
          </table:table-cell>
          <table:table-cell office:value-type="float" office:value="58.9167" calcext:value-type="float">
            <text:p>58,9167</text:p>
          </table:table-cell>
        </table:table-row>
        <table:table-row table:style-name="ro2">
          <table:table-cell office:value-type="float" office:value="131.8" calcext:value-type="float">
            <text:p>131,8</text:p>
          </table:table-cell>
          <table:table-cell office:value-type="float" office:value="59.0208" calcext:value-type="float">
            <text:p>59,0208</text:p>
          </table:table-cell>
        </table:table-row>
        <table:table-row table:style-name="ro2">
          <table:table-cell office:value-type="float" office:value="131.9" calcext:value-type="float">
            <text:p>131,9</text:p>
          </table:table-cell>
          <table:table-cell office:value-type="float" office:value="58.6042" calcext:value-type="float">
            <text:p>58,604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8.0208" calcext:value-type="float">
            <text:p>58,0208</text:p>
          </table:table-cell>
        </table:table-row>
        <table:table-row table:style-name="ro2">
          <table:table-cell office:value-type="float" office:value="132.1" calcext:value-type="float">
            <text:p>132,1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32.2" calcext:value-type="float">
            <text:p>132,2</text:p>
          </table:table-cell>
          <table:table-cell office:value-type="float" office:value="58.4375" calcext:value-type="float">
            <text:p>58,4375</text:p>
          </table:table-cell>
        </table:table-row>
        <table:table-row table:style-name="ro2">
          <table:table-cell office:value-type="float" office:value="132.3" calcext:value-type="float">
            <text:p>132,3</text:p>
          </table:table-cell>
          <table:table-cell office:value-type="float" office:value="57.8958" calcext:value-type="float">
            <text:p>57,8958</text:p>
          </table:table-cell>
        </table:table-row>
        <table:table-row table:style-name="ro2">
          <table:table-cell office:value-type="float" office:value="132.4" calcext:value-type="float">
            <text:p>132,4</text:p>
          </table:table-cell>
          <table:table-cell office:value-type="float" office:value="58.0625" calcext:value-type="float">
            <text:p>58,0625</text:p>
          </table:table-cell>
        </table:table-row>
        <table:table-row table:style-name="ro2">
          <table:table-cell office:value-type="float" office:value="132.5" calcext:value-type="float">
            <text:p>132,5</text:p>
          </table:table-cell>
          <table:table-cell office:value-type="float" office:value="58.4167" calcext:value-type="float">
            <text:p>58,4167</text:p>
          </table:table-cell>
        </table:table-row>
        <table:table-row table:style-name="ro2">
          <table:table-cell office:value-type="float" office:value="132.6" calcext:value-type="float">
            <text:p>132,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32.7" calcext:value-type="float">
            <text:p>132,7</text:p>
          </table:table-cell>
          <table:table-cell office:value-type="float" office:value="58.3333" calcext:value-type="float">
            <text:p>58,3333</text:p>
          </table:table-cell>
        </table:table-row>
        <table:table-row table:style-name="ro2">
          <table:table-cell office:value-type="float" office:value="132.8" calcext:value-type="float">
            <text:p>132,8</text:p>
          </table:table-cell>
          <table:table-cell office:value-type="float" office:value="59.0208" calcext:value-type="float">
            <text:p>59,0208</text:p>
          </table:table-cell>
        </table:table-row>
        <table:table-row table:style-name="ro2">
          <table:table-cell office:value-type="float" office:value="132.9" calcext:value-type="float">
            <text:p>132,9</text:p>
          </table:table-cell>
          <table:table-cell office:value-type="float" office:value="58.6042" calcext:value-type="float">
            <text:p>58,604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9.3958" calcext:value-type="float">
            <text:p>59,3958</text:p>
          </table:table-cell>
        </table:table-row>
        <table:table-row table:style-name="ro2">
          <table:table-cell office:value-type="float" office:value="133.1" calcext:value-type="float">
            <text:p>133,1</text:p>
          </table:table-cell>
          <table:table-cell office:value-type="float" office:value="59.5625" calcext:value-type="float">
            <text:p>59,5625</text:p>
          </table:table-cell>
        </table:table-row>
        <table:table-row table:style-name="ro2">
          <table:table-cell office:value-type="float" office:value="133.2" calcext:value-type="float">
            <text:p>133,2</text:p>
          </table:table-cell>
          <table:table-cell office:value-type="float" office:value="59.625" calcext:value-type="float">
            <text:p>59,625</text:p>
          </table:table-cell>
        </table:table-row>
        <table:table-row table:style-name="ro2">
          <table:table-cell office:value-type="float" office:value="133.3" calcext:value-type="float">
            <text:p>133,3</text:p>
          </table:table-cell>
          <table:table-cell office:value-type="float" office:value="58.8542" calcext:value-type="float">
            <text:p>58,8542</text:p>
          </table:table-cell>
        </table:table-row>
        <table:table-row table:style-name="ro2">
          <table:table-cell office:value-type="float" office:value="133.4" calcext:value-type="float">
            <text:p>133,4</text:p>
          </table:table-cell>
          <table:table-cell office:value-type="float" office:value="58.2292" calcext:value-type="float">
            <text:p>58,2292</text:p>
          </table:table-cell>
        </table:table-row>
        <table:table-row table:style-name="ro2">
          <table:table-cell office:value-type="float" office:value="133.5" calcext:value-type="float">
            <text:p>133,5</text:p>
          </table:table-cell>
          <table:table-cell office:value-type="float" office:value="59.0625" calcext:value-type="float">
            <text:p>59,0625</text:p>
          </table:table-cell>
        </table:table-row>
        <table:table-row table:style-name="ro2">
          <table:table-cell office:value-type="float" office:value="133.6" calcext:value-type="float">
            <text:p>133,6</text:p>
          </table:table-cell>
          <table:table-cell office:value-type="float" office:value="59.0417" calcext:value-type="float">
            <text:p>59,0417</text:p>
          </table:table-cell>
        </table:table-row>
        <table:table-row table:style-name="ro2">
          <table:table-cell office:value-type="float" office:value="133.7" calcext:value-type="float">
            <text:p>133,7</text:p>
          </table:table-cell>
          <table:table-cell office:value-type="float" office:value="58.875" calcext:value-type="float">
            <text:p>58,875</text:p>
          </table:table-cell>
        </table:table-row>
        <table:table-row table:style-name="ro2">
          <table:table-cell office:value-type="float" office:value="133.8" calcext:value-type="float">
            <text:p>133,8</text:p>
          </table:table-cell>
          <table:table-cell office:value-type="float" office:value="59.4375" calcext:value-type="float">
            <text:p>59,4375</text:p>
          </table:table-cell>
        </table:table-row>
        <table:table-row table:style-name="ro2">
          <table:table-cell office:value-type="float" office:value="133.9" calcext:value-type="float">
            <text:p>133,9</text:p>
          </table:table-cell>
          <table:table-cell office:value-type="float" office:value="59.7708" calcext:value-type="float">
            <text:p>59,770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60.1875" calcext:value-type="float">
            <text:p>60,1875</text:p>
          </table:table-cell>
        </table:table-row>
        <table:table-row table:style-name="ro2">
          <table:table-cell office:value-type="float" office:value="134.1" calcext:value-type="float">
            <text:p>134,1</text:p>
          </table:table-cell>
          <table:table-cell office:value-type="float" office:value="60.3125" calcext:value-type="float">
            <text:p>60,3125</text:p>
          </table:table-cell>
        </table:table-row>
        <table:table-row table:style-name="ro2">
          <table:table-cell office:value-type="float" office:value="134.2" calcext:value-type="float">
            <text:p>134,2</text:p>
          </table:table-cell>
          <table:table-cell office:value-type="float" office:value="60.5417" calcext:value-type="float">
            <text:p>60,5417</text:p>
          </table:table-cell>
        </table:table-row>
        <table:table-row table:style-name="ro2">
          <table:table-cell office:value-type="float" office:value="134.3" calcext:value-type="float">
            <text:p>134,3</text:p>
          </table:table-cell>
          <table:table-cell office:value-type="float" office:value="61.1042" calcext:value-type="float">
            <text:p>61,1042</text:p>
          </table:table-cell>
        </table:table-row>
        <table:table-row table:style-name="ro2">
          <table:table-cell office:value-type="float" office:value="134.4" calcext:value-type="float">
            <text:p>134,4</text:p>
          </table:table-cell>
          <table:table-cell office:value-type="float" office:value="61.0417" calcext:value-type="float">
            <text:p>61,0417</text:p>
          </table:table-cell>
        </table:table-row>
        <table:table-row table:style-name="ro2">
          <table:table-cell office:value-type="float" office:value="134.5" calcext:value-type="float">
            <text:p>134,5</text:p>
          </table:table-cell>
          <table:table-cell office:value-type="float" office:value="61.1458" calcext:value-type="float">
            <text:p>61,1458</text:p>
          </table:table-cell>
        </table:table-row>
        <table:table-row table:style-name="ro2">
          <table:table-cell office:value-type="float" office:value="134.6" calcext:value-type="float">
            <text:p>134,6</text:p>
          </table:table-cell>
          <table:table-cell office:value-type="float" office:value="61.5625" calcext:value-type="float">
            <text:p>61,5625</text:p>
          </table:table-cell>
        </table:table-row>
        <table:table-row table:style-name="ro2">
          <table:table-cell office:value-type="float" office:value="134.7" calcext:value-type="float">
            <text:p>134,7</text:p>
          </table:table-cell>
          <table:table-cell office:value-type="float" office:value="61.5625" calcext:value-type="float">
            <text:p>61,5625</text:p>
          </table:table-cell>
        </table:table-row>
        <table:table-row table:style-name="ro2">
          <table:table-cell office:value-type="float" office:value="134.8" calcext:value-type="float">
            <text:p>134,8</text:p>
          </table:table-cell>
          <table:table-cell office:value-type="float" office:value="61.625" calcext:value-type="float">
            <text:p>61,625</text:p>
          </table:table-cell>
        </table:table-row>
        <table:table-row table:style-name="ro2">
          <table:table-cell office:value-type="float" office:value="134.9" calcext:value-type="float">
            <text:p>134,9</text:p>
          </table:table-cell>
          <table:table-cell office:value-type="float" office:value="61.6458" calcext:value-type="float">
            <text:p>61,645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1.7917" calcext:value-type="float">
            <text:p>61,7917</text:p>
          </table:table-cell>
        </table:table-row>
        <table:table-row table:style-name="ro2">
          <table:table-cell office:value-type="float" office:value="135.1" calcext:value-type="float">
            <text:p>135,1</text:p>
          </table:table-cell>
          <table:table-cell office:value-type="float" office:value="62.2917" calcext:value-type="float">
            <text:p>62,2917</text:p>
          </table:table-cell>
        </table:table-row>
        <table:table-row table:style-name="ro2">
          <table:table-cell office:value-type="float" office:value="135.2" calcext:value-type="float">
            <text:p>135,2</text:p>
          </table:table-cell>
          <table:table-cell office:value-type="float" office:value="62.7083" calcext:value-type="float">
            <text:p>62,7083</text:p>
          </table:table-cell>
        </table:table-row>
        <table:table-row table:style-name="ro2">
          <table:table-cell office:value-type="float" office:value="135.3" calcext:value-type="float">
            <text:p>135,3</text:p>
          </table:table-cell>
          <table:table-cell office:value-type="float" office:value="62.3125" calcext:value-type="float">
            <text:p>62,3125</text:p>
          </table:table-cell>
        </table:table-row>
        <table:table-row table:style-name="ro2">
          <table:table-cell office:value-type="float" office:value="135.4" calcext:value-type="float">
            <text:p>135,4</text:p>
          </table:table-cell>
          <table:table-cell office:value-type="float" office:value="62.5625" calcext:value-type="float">
            <text:p>62,5625</text:p>
          </table:table-cell>
        </table:table-row>
        <table:table-row table:style-name="ro2">
          <table:table-cell office:value-type="float" office:value="135.5" calcext:value-type="float">
            <text:p>135,5</text:p>
          </table:table-cell>
          <table:table-cell office:value-type="float" office:value="62.25" calcext:value-type="float">
            <text:p>62,25</text:p>
          </table:table-cell>
        </table:table-row>
        <table:table-row table:style-name="ro2">
          <table:table-cell office:value-type="float" office:value="135.6" calcext:value-type="float">
            <text:p>135,6</text:p>
          </table:table-cell>
          <table:table-cell office:value-type="float" office:value="62.4375" calcext:value-type="float">
            <text:p>62,4375</text:p>
          </table:table-cell>
        </table:table-row>
        <table:table-row table:style-name="ro2">
          <table:table-cell office:value-type="float" office:value="135.7" calcext:value-type="float">
            <text:p>135,7</text:p>
          </table:table-cell>
          <table:table-cell office:value-type="float" office:value="62.0625" calcext:value-type="float">
            <text:p>62,0625</text:p>
          </table:table-cell>
        </table:table-row>
        <table:table-row table:style-name="ro2">
          <table:table-cell office:value-type="float" office:value="135.8" calcext:value-type="float">
            <text:p>135,8</text:p>
          </table:table-cell>
          <table:table-cell office:value-type="float" office:value="62.7083" calcext:value-type="float">
            <text:p>62,7083</text:p>
          </table:table-cell>
        </table:table-row>
        <table:table-row table:style-name="ro2">
          <table:table-cell office:value-type="float" office:value="135.9" calcext:value-type="float">
            <text:p>135,9</text:p>
          </table:table-cell>
          <table:table-cell office:value-type="float" office:value="61.7917" calcext:value-type="float">
            <text:p>61,791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63.7083" calcext:value-type="float">
            <text:p>63,7083</text:p>
          </table:table-cell>
        </table:table-row>
        <table:table-row table:style-name="ro2">
          <table:table-cell office:value-type="float" office:value="136.1" calcext:value-type="float">
            <text:p>136,1</text:p>
          </table:table-cell>
          <table:table-cell office:value-type="float" office:value="67.5625" calcext:value-type="float">
            <text:p>67,5625</text:p>
          </table:table-cell>
        </table:table-row>
        <table:table-row table:style-name="ro2">
          <table:table-cell office:value-type="float" office:value="136.2" calcext:value-type="float">
            <text:p>136,2</text:p>
          </table:table-cell>
          <table:table-cell office:value-type="float" office:value="70.9583" calcext:value-type="float">
            <text:p>70,9583</text:p>
          </table:table-cell>
        </table:table-row>
        <table:table-row table:style-name="ro2">
          <table:table-cell office:value-type="float" office:value="136.3" calcext:value-type="float">
            <text:p>136,3</text:p>
          </table:table-cell>
          <table:table-cell office:value-type="float" office:value="76.6458" calcext:value-type="float">
            <text:p>76,6458</text:p>
          </table:table-cell>
        </table:table-row>
        <table:table-row table:style-name="ro2">
          <table:table-cell office:value-type="float" office:value="136.4" calcext:value-type="float">
            <text:p>136,4</text:p>
          </table:table-cell>
          <table:table-cell office:value-type="float" office:value="84.1875" calcext:value-type="float">
            <text:p>84,1875</text:p>
          </table:table-cell>
        </table:table-row>
        <table:table-row table:style-name="ro2">
          <table:table-cell office:value-type="float" office:value="136.5" calcext:value-type="float">
            <text:p>136,5</text:p>
          </table:table-cell>
          <table:table-cell office:value-type="float" office:value="89.1667" calcext:value-type="float">
            <text:p>89,1667</text:p>
          </table:table-cell>
        </table:table-row>
        <table:table-row table:style-name="ro2">
          <table:table-cell office:value-type="float" office:value="136.6" calcext:value-type="float">
            <text:p>136,6</text:p>
          </table:table-cell>
          <table:table-cell office:value-type="float" office:value="94.4583" calcext:value-type="float">
            <text:p>94,4583</text:p>
          </table:table-cell>
        </table:table-row>
        <table:table-row table:style-name="ro2">
          <table:table-cell office:value-type="float" office:value="136.7" calcext:value-type="float">
            <text:p>136,7</text:p>
          </table:table-cell>
          <table:table-cell office:value-type="float" office:value="101.104" calcext:value-type="float">
            <text:p>101,104</text:p>
          </table:table-cell>
        </table:table-row>
        <table:table-row table:style-name="ro2">
          <table:table-cell office:value-type="float" office:value="136.8" calcext:value-type="float">
            <text:p>136,8</text:p>
          </table:table-cell>
          <table:table-cell office:value-type="float" office:value="103.896" calcext:value-type="float">
            <text:p>103,896</text:p>
          </table:table-cell>
        </table:table-row>
        <table:table-row table:style-name="ro2">
          <table:table-cell office:value-type="float" office:value="136.9" calcext:value-type="float">
            <text:p>136,9</text:p>
          </table:table-cell>
          <table:table-cell office:value-type="float" office:value="107.146" calcext:value-type="float">
            <text:p>107,146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08.167" calcext:value-type="float">
            <text:p>108,167</text:p>
          </table:table-cell>
        </table:table-row>
        <table:table-row table:style-name="ro2">
          <table:table-cell office:value-type="float" office:value="137.1" calcext:value-type="float">
            <text:p>137,1</text:p>
          </table:table-cell>
          <table:table-cell office:value-type="float" office:value="109.458" calcext:value-type="float">
            <text:p>109,458</text:p>
          </table:table-cell>
        </table:table-row>
        <table:table-row table:style-name="ro2">
          <table:table-cell office:value-type="float" office:value="137.2" calcext:value-type="float">
            <text:p>137,2</text:p>
          </table:table-cell>
          <table:table-cell office:value-type="float" office:value="110.937" calcext:value-type="float">
            <text:p>110,937</text:p>
          </table:table-cell>
        </table:table-row>
        <table:table-row table:style-name="ro2">
          <table:table-cell office:value-type="float" office:value="137.3" calcext:value-type="float">
            <text:p>137,3</text:p>
          </table:table-cell>
          <table:table-cell office:value-type="float" office:value="110.625" calcext:value-type="float">
            <text:p>110,625</text:p>
          </table:table-cell>
        </table:table-row>
        <table:table-row table:style-name="ro2">
          <table:table-cell office:value-type="float" office:value="137.4" calcext:value-type="float">
            <text:p>137,4</text:p>
          </table:table-cell>
          <table:table-cell office:value-type="float" office:value="112.562" calcext:value-type="float">
            <text:p>112,562</text:p>
          </table:table-cell>
        </table:table-row>
        <table:table-row table:style-name="ro2">
          <table:table-cell office:value-type="float" office:value="137.5" calcext:value-type="float">
            <text:p>137,5</text:p>
          </table:table-cell>
          <table:table-cell office:value-type="float" office:value="112.437" calcext:value-type="float">
            <text:p>112,437</text:p>
          </table:table-cell>
        </table:table-row>
        <table:table-row table:style-name="ro2">
          <table:table-cell office:value-type="float" office:value="137.6" calcext:value-type="float">
            <text:p>137,6</text:p>
          </table:table-cell>
          <table:table-cell office:value-type="float" office:value="113.729" calcext:value-type="float">
            <text:p>113,729</text:p>
          </table:table-cell>
        </table:table-row>
        <table:table-row table:style-name="ro2">
          <table:table-cell office:value-type="float" office:value="137.7" calcext:value-type="float">
            <text:p>137,7</text:p>
          </table:table-cell>
          <table:table-cell office:value-type="float" office:value="113.812" calcext:value-type="float">
            <text:p>113,812</text:p>
          </table:table-cell>
        </table:table-row>
        <table:table-row table:style-name="ro2">
          <table:table-cell office:value-type="float" office:value="137.8" calcext:value-type="float">
            <text:p>137,8</text:p>
          </table:table-cell>
          <table:table-cell office:value-type="float" office:value="113.646" calcext:value-type="float">
            <text:p>113,646</text:p>
          </table:table-cell>
        </table:table-row>
        <table:table-row table:style-name="ro2">
          <table:table-cell office:value-type="float" office:value="137.9" calcext:value-type="float">
            <text:p>137,9</text:p>
          </table:table-cell>
          <table:table-cell office:value-type="float" office:value="115.125" calcext:value-type="float">
            <text:p>115,12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15.458" calcext:value-type="float">
            <text:p>115,458</text:p>
          </table:table-cell>
        </table:table-row>
        <table:table-row table:style-name="ro2">
          <table:table-cell office:value-type="float" office:value="138.1" calcext:value-type="float">
            <text:p>138,1</text:p>
          </table:table-cell>
          <table:table-cell office:value-type="float" office:value="116.042" calcext:value-type="float">
            <text:p>116,042</text:p>
          </table:table-cell>
        </table:table-row>
        <table:table-row table:style-name="ro2">
          <table:table-cell office:value-type="float" office:value="138.2" calcext:value-type="float">
            <text:p>138,2</text:p>
          </table:table-cell>
          <table:table-cell office:value-type="float" office:value="115.333" calcext:value-type="float">
            <text:p>115,333</text:p>
          </table:table-cell>
        </table:table-row>
        <table:table-row table:style-name="ro2">
          <table:table-cell office:value-type="float" office:value="138.3" calcext:value-type="float">
            <text:p>138,3</text:p>
          </table:table-cell>
          <table:table-cell office:value-type="float" office:value="115.708" calcext:value-type="float">
            <text:p>115,708</text:p>
          </table:table-cell>
        </table:table-row>
        <table:table-row table:style-name="ro2">
          <table:table-cell office:value-type="float" office:value="138.4" calcext:value-type="float">
            <text:p>138,4</text:p>
          </table:table-cell>
          <table:table-cell office:value-type="float" office:value="116.083" calcext:value-type="float">
            <text:p>116,083</text:p>
          </table:table-cell>
        </table:table-row>
        <table:table-row table:style-name="ro2">
          <table:table-cell office:value-type="float" office:value="138.5" calcext:value-type="float">
            <text:p>138,5</text:p>
          </table:table-cell>
          <table:table-cell office:value-type="float" office:value="117.333" calcext:value-type="float">
            <text:p>117,333</text:p>
          </table:table-cell>
        </table:table-row>
        <table:table-row table:style-name="ro2">
          <table:table-cell office:value-type="float" office:value="138.6" calcext:value-type="float">
            <text:p>138,6</text:p>
          </table:table-cell>
          <table:table-cell office:value-type="float" office:value="117.208" calcext:value-type="float">
            <text:p>117,208</text:p>
          </table:table-cell>
        </table:table-row>
        <table:table-row table:style-name="ro2">
          <table:table-cell office:value-type="float" office:value="138.7" calcext:value-type="float">
            <text:p>138,7</text:p>
          </table:table-cell>
          <table:table-cell office:value-type="float" office:value="116.375" calcext:value-type="float">
            <text:p>116,375</text:p>
          </table:table-cell>
        </table:table-row>
        <table:table-row table:style-name="ro2">
          <table:table-cell office:value-type="float" office:value="138.8" calcext:value-type="float">
            <text:p>138,8</text:p>
          </table:table-cell>
          <table:table-cell office:value-type="float" office:value="117.5" calcext:value-type="float">
            <text:p>117,5</text:p>
          </table:table-cell>
        </table:table-row>
        <table:table-row table:style-name="ro2">
          <table:table-cell office:value-type="float" office:value="138.9" calcext:value-type="float">
            <text:p>138,9</text:p>
          </table:table-cell>
          <table:table-cell office:value-type="float" office:value="117.437" calcext:value-type="float">
            <text:p>117,437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18.167" calcext:value-type="float">
            <text:p>118,167</text:p>
          </table:table-cell>
        </table:table-row>
        <table:table-row table:style-name="ro2">
          <table:table-cell office:value-type="float" office:value="139.1" calcext:value-type="float">
            <text:p>139,1</text:p>
          </table:table-cell>
          <table:table-cell office:value-type="float" office:value="117.437" calcext:value-type="float">
            <text:p>117,437</text:p>
          </table:table-cell>
        </table:table-row>
        <table:table-row table:style-name="ro2">
          <table:table-cell office:value-type="float" office:value="139.2" calcext:value-type="float">
            <text:p>139,2</text:p>
          </table:table-cell>
          <table:table-cell office:value-type="float" office:value="117.875" calcext:value-type="float">
            <text:p>117,875</text:p>
          </table:table-cell>
        </table:table-row>
        <table:table-row table:style-name="ro2">
          <table:table-cell office:value-type="float" office:value="139.3" calcext:value-type="float">
            <text:p>139,3</text:p>
          </table:table-cell>
          <table:table-cell office:value-type="float" office:value="117.708" calcext:value-type="float">
            <text:p>117,708</text:p>
          </table:table-cell>
        </table:table-row>
        <table:table-row table:style-name="ro2">
          <table:table-cell office:value-type="float" office:value="139.4" calcext:value-type="float">
            <text:p>139,4</text:p>
          </table:table-cell>
          <table:table-cell office:value-type="float" office:value="117.187" calcext:value-type="float">
            <text:p>117,187</text:p>
          </table:table-cell>
        </table:table-row>
        <table:table-row table:style-name="ro2">
          <table:table-cell office:value-type="float" office:value="139.5" calcext:value-type="float">
            <text:p>139,5</text:p>
          </table:table-cell>
          <table:table-cell office:value-type="float" office:value="117.771" calcext:value-type="float">
            <text:p>117,771</text:p>
          </table:table-cell>
        </table:table-row>
        <table:table-row table:style-name="ro2">
          <table:table-cell office:value-type="float" office:value="139.6" calcext:value-type="float">
            <text:p>139,6</text:p>
          </table:table-cell>
          <table:table-cell office:value-type="float" office:value="118.021" calcext:value-type="float">
            <text:p>118,021</text:p>
          </table:table-cell>
        </table:table-row>
        <table:table-row table:style-name="ro2">
          <table:table-cell office:value-type="float" office:value="139.7" calcext:value-type="float">
            <text:p>139,7</text:p>
          </table:table-cell>
          <table:table-cell office:value-type="float" office:value="118.271" calcext:value-type="float">
            <text:p>118,271</text:p>
          </table:table-cell>
        </table:table-row>
        <table:table-row table:style-name="ro2">
          <table:table-cell office:value-type="float" office:value="139.8" calcext:value-type="float">
            <text:p>139,8</text:p>
          </table:table-cell>
          <table:table-cell office:value-type="float" office:value="118.312" calcext:value-type="float">
            <text:p>118,312</text:p>
          </table:table-cell>
        </table:table-row>
        <table:table-row table:style-name="ro2">
          <table:table-cell office:value-type="float" office:value="139.9" calcext:value-type="float">
            <text:p>139,9</text:p>
          </table:table-cell>
          <table:table-cell office:value-type="float" office:value="118.792" calcext:value-type="float">
            <text:p>118,79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18.75" calcext:value-type="float">
            <text:p>118,75</text:p>
          </table:table-cell>
        </table:table-row>
        <table:table-row table:style-name="ro2">
          <table:table-cell office:value-type="float" office:value="140.1" calcext:value-type="float">
            <text:p>140,1</text:p>
          </table:table-cell>
          <table:table-cell office:value-type="float" office:value="119.833" calcext:value-type="float">
            <text:p>119,833</text:p>
          </table:table-cell>
        </table:table-row>
        <table:table-row table:style-name="ro2">
          <table:table-cell office:value-type="float" office:value="140.2" calcext:value-type="float">
            <text:p>140,2</text:p>
          </table:table-cell>
          <table:table-cell office:value-type="float" office:value="119.562" calcext:value-type="float">
            <text:p>119,562</text:p>
          </table:table-cell>
        </table:table-row>
        <table:table-row table:style-name="ro2">
          <table:table-cell office:value-type="float" office:value="140.3" calcext:value-type="float">
            <text:p>140,3</text:p>
          </table:table-cell>
          <table:table-cell office:value-type="float" office:value="118.667" calcext:value-type="float">
            <text:p>118,667</text:p>
          </table:table-cell>
        </table:table-row>
        <table:table-row table:style-name="ro2">
          <table:table-cell office:value-type="float" office:value="140.4" calcext:value-type="float">
            <text:p>140,4</text:p>
          </table:table-cell>
          <table:table-cell office:value-type="float" office:value="119.312" calcext:value-type="float">
            <text:p>119,312</text:p>
          </table:table-cell>
        </table:table-row>
        <table:table-row table:style-name="ro2">
          <table:table-cell office:value-type="float" office:value="140.5" calcext:value-type="float">
            <text:p>140,5</text:p>
          </table:table-cell>
          <table:table-cell office:value-type="float" office:value="119.146" calcext:value-type="float">
            <text:p>119,146</text:p>
          </table:table-cell>
        </table:table-row>
        <table:table-row table:style-name="ro2">
          <table:table-cell office:value-type="float" office:value="140.6" calcext:value-type="float">
            <text:p>140,6</text:p>
          </table:table-cell>
          <table:table-cell office:value-type="float" office:value="119.375" calcext:value-type="float">
            <text:p>119,375</text:p>
          </table:table-cell>
        </table:table-row>
        <table:table-row table:style-name="ro2">
          <table:table-cell office:value-type="float" office:value="140.7" calcext:value-type="float">
            <text:p>140,7</text:p>
          </table:table-cell>
          <table:table-cell office:value-type="float" office:value="118.854" calcext:value-type="float">
            <text:p>118,854</text:p>
          </table:table-cell>
        </table:table-row>
        <table:table-row table:style-name="ro2">
          <table:table-cell office:value-type="float" office:value="140.8" calcext:value-type="float">
            <text:p>140,8</text:p>
          </table:table-cell>
          <table:table-cell office:value-type="float" office:value="120.292" calcext:value-type="float">
            <text:p>120,292</text:p>
          </table:table-cell>
        </table:table-row>
        <table:table-row table:style-name="ro2">
          <table:table-cell office:value-type="float" office:value="140.9" calcext:value-type="float">
            <text:p>140,9</text:p>
          </table:table-cell>
          <table:table-cell office:value-type="float" office:value="120.271" calcext:value-type="float">
            <text:p>120,27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20.271" calcext:value-type="float">
            <text:p>120,271</text:p>
          </table:table-cell>
        </table:table-row>
        <table:table-row table:style-name="ro2">
          <table:table-cell office:value-type="float" office:value="141.1" calcext:value-type="float">
            <text:p>141,1</text:p>
          </table:table-cell>
          <table:table-cell office:value-type="float" office:value="120.229" calcext:value-type="float">
            <text:p>120,229</text:p>
          </table:table-cell>
        </table:table-row>
        <table:table-row table:style-name="ro2">
          <table:table-cell office:value-type="float" office:value="141.2" calcext:value-type="float">
            <text:p>141,2</text:p>
          </table:table-cell>
          <table:table-cell office:value-type="float" office:value="120.062" calcext:value-type="float">
            <text:p>120,062</text:p>
          </table:table-cell>
        </table:table-row>
        <table:table-row table:style-name="ro2">
          <table:table-cell office:value-type="float" office:value="141.3" calcext:value-type="float">
            <text:p>141,3</text:p>
          </table:table-cell>
          <table:table-cell office:value-type="float" office:value="119.979" calcext:value-type="float">
            <text:p>119,979</text:p>
          </table:table-cell>
        </table:table-row>
        <table:table-row table:style-name="ro2">
          <table:table-cell office:value-type="float" office:value="141.4" calcext:value-type="float">
            <text:p>141,4</text:p>
          </table:table-cell>
          <table:table-cell office:value-type="float" office:value="120.187" calcext:value-type="float">
            <text:p>120,187</text:p>
          </table:table-cell>
        </table:table-row>
        <table:table-row table:style-name="ro2">
          <table:table-cell office:value-type="float" office:value="141.5" calcext:value-type="float">
            <text:p>141,5</text:p>
          </table:table-cell>
          <table:table-cell office:value-type="float" office:value="119.937" calcext:value-type="float">
            <text:p>119,937</text:p>
          </table:table-cell>
        </table:table-row>
        <table:table-row table:style-name="ro2">
          <table:table-cell office:value-type="float" office:value="141.6" calcext:value-type="float">
            <text:p>141,6</text:p>
          </table:table-cell>
          <table:table-cell office:value-type="float" office:value="120.667" calcext:value-type="float">
            <text:p>120,667</text:p>
          </table:table-cell>
        </table:table-row>
        <table:table-row table:style-name="ro2">
          <table:table-cell office:value-type="float" office:value="141.7" calcext:value-type="float">
            <text:p>141,7</text:p>
          </table:table-cell>
          <table:table-cell office:value-type="float" office:value="120.729" calcext:value-type="float">
            <text:p>120,729</text:p>
          </table:table-cell>
        </table:table-row>
        <table:table-row table:style-name="ro2">
          <table:table-cell office:value-type="float" office:value="141.8" calcext:value-type="float">
            <text:p>141,8</text:p>
          </table:table-cell>
          <table:table-cell office:value-type="float" office:value="120.771" calcext:value-type="float">
            <text:p>120,771</text:p>
          </table:table-cell>
        </table:table-row>
        <table:table-row table:style-name="ro2">
          <table:table-cell office:value-type="float" office:value="141.9" calcext:value-type="float">
            <text:p>141,9</text:p>
          </table:table-cell>
          <table:table-cell office:value-type="float" office:value="119.937" calcext:value-type="float">
            <text:p>119,93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20.208" calcext:value-type="float">
            <text:p>120,208</text:p>
          </table:table-cell>
        </table:table-row>
        <table:table-row table:style-name="ro2">
          <table:table-cell office:value-type="float" office:value="142.1" calcext:value-type="float">
            <text:p>142,1</text:p>
          </table:table-cell>
          <table:table-cell office:value-type="float" office:value="120.833" calcext:value-type="float">
            <text:p>120,833</text:p>
          </table:table-cell>
        </table:table-row>
        <table:table-row table:style-name="ro2">
          <table:table-cell office:value-type="float" office:value="142.2" calcext:value-type="float">
            <text:p>142,2</text:p>
          </table:table-cell>
          <table:table-cell office:value-type="float" office:value="119.646" calcext:value-type="float">
            <text:p>119,646</text:p>
          </table:table-cell>
        </table:table-row>
        <table:table-row table:style-name="ro2">
          <table:table-cell office:value-type="float" office:value="142.3" calcext:value-type="float">
            <text:p>142,3</text:p>
          </table:table-cell>
          <table:table-cell office:value-type="float" office:value="119.917" calcext:value-type="float">
            <text:p>119,917</text:p>
          </table:table-cell>
        </table:table-row>
        <table:table-row table:style-name="ro2">
          <table:table-cell office:value-type="float" office:value="142.4" calcext:value-type="float">
            <text:p>142,4</text:p>
          </table:table-cell>
          <table:table-cell office:value-type="float" office:value="120.521" calcext:value-type="float">
            <text:p>120,521</text:p>
          </table:table-cell>
        </table:table-row>
        <table:table-row table:style-name="ro2">
          <table:table-cell office:value-type="float" office:value="142.5" calcext:value-type="float">
            <text:p>142,5</text:p>
          </table:table-cell>
          <table:table-cell office:value-type="float" office:value="119.958" calcext:value-type="float">
            <text:p>119,958</text:p>
          </table:table-cell>
        </table:table-row>
        <table:table-row table:style-name="ro2">
          <table:table-cell office:value-type="float" office:value="142.6" calcext:value-type="float">
            <text:p>142,6</text:p>
          </table:table-cell>
          <table:table-cell office:value-type="float" office:value="120.75" calcext:value-type="float">
            <text:p>120,75</text:p>
          </table:table-cell>
        </table:table-row>
        <table:table-row table:style-name="ro2">
          <table:table-cell office:value-type="float" office:value="142.7" calcext:value-type="float">
            <text:p>142,7</text:p>
          </table:table-cell>
          <table:table-cell office:value-type="float" office:value="120.687" calcext:value-type="float">
            <text:p>120,687</text:p>
          </table:table-cell>
        </table:table-row>
        <table:table-row table:style-name="ro2">
          <table:table-cell office:value-type="float" office:value="142.8" calcext:value-type="float">
            <text:p>142,8</text:p>
          </table:table-cell>
          <table:table-cell office:value-type="float" office:value="120.937" calcext:value-type="float">
            <text:p>120,937</text:p>
          </table:table-cell>
        </table:table-row>
        <table:table-row table:style-name="ro2">
          <table:table-cell office:value-type="float" office:value="142.9" calcext:value-type="float">
            <text:p>142,9</text:p>
          </table:table-cell>
          <table:table-cell office:value-type="float" office:value="120.958" calcext:value-type="float">
            <text:p>120,95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20.5" calcext:value-type="float">
            <text:p>120,5</text:p>
          </table:table-cell>
        </table:table-row>
        <table:table-row table:style-name="ro2">
          <table:table-cell office:value-type="float" office:value="143.1" calcext:value-type="float">
            <text:p>143,1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43.2" calcext:value-type="float">
            <text:p>143,2</text:p>
          </table:table-cell>
          <table:table-cell office:value-type="float" office:value="121.125" calcext:value-type="float">
            <text:p>121,125</text:p>
          </table:table-cell>
        </table:table-row>
        <table:table-row table:style-name="ro2">
          <table:table-cell office:value-type="float" office:value="143.3" calcext:value-type="float">
            <text:p>143,3</text:p>
          </table:table-cell>
          <table:table-cell office:value-type="float" office:value="121.437" calcext:value-type="float">
            <text:p>121,437</text:p>
          </table:table-cell>
        </table:table-row>
        <table:table-row table:style-name="ro2">
          <table:table-cell office:value-type="float" office:value="143.4" calcext:value-type="float">
            <text:p>143,4</text:p>
          </table:table-cell>
          <table:table-cell office:value-type="float" office:value="120.5" calcext:value-type="float">
            <text:p>120,5</text:p>
          </table:table-cell>
        </table:table-row>
        <table:table-row table:style-name="ro2">
          <table:table-cell office:value-type="float" office:value="143.5" calcext:value-type="float">
            <text:p>143,5</text:p>
          </table:table-cell>
          <table:table-cell office:value-type="float" office:value="120.625" calcext:value-type="float">
            <text:p>120,625</text:p>
          </table:table-cell>
        </table:table-row>
        <table:table-row table:style-name="ro2">
          <table:table-cell office:value-type="float" office:value="143.6" calcext:value-type="float">
            <text:p>143,6</text:p>
          </table:table-cell>
          <table:table-cell office:value-type="float" office:value="120.625" calcext:value-type="float">
            <text:p>120,625</text:p>
          </table:table-cell>
        </table:table-row>
        <table:table-row table:style-name="ro2">
          <table:table-cell office:value-type="float" office:value="143.7" calcext:value-type="float">
            <text:p>143,7</text:p>
          </table:table-cell>
          <table:table-cell office:value-type="float" office:value="120.667" calcext:value-type="float">
            <text:p>120,667</text:p>
          </table:table-cell>
        </table:table-row>
        <table:table-row table:style-name="ro2">
          <table:table-cell office:value-type="float" office:value="143.8" calcext:value-type="float">
            <text:p>143,8</text:p>
          </table:table-cell>
          <table:table-cell office:value-type="float" office:value="119.958" calcext:value-type="float">
            <text:p>119,958</text:p>
          </table:table-cell>
        </table:table-row>
        <table:table-row table:style-name="ro2">
          <table:table-cell office:value-type="float" office:value="143.9" calcext:value-type="float">
            <text:p>143,9</text:p>
          </table:table-cell>
          <table:table-cell office:value-type="float" office:value="120.104" calcext:value-type="float">
            <text:p>120,10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20.75" calcext:value-type="float">
            <text:p>120,75</text:p>
          </table:table-cell>
        </table:table-row>
        <table:table-row table:style-name="ro2">
          <table:table-cell office:value-type="float" office:value="144.1" calcext:value-type="float">
            <text:p>144,1</text:p>
          </table:table-cell>
          <table:table-cell office:value-type="float" office:value="119.896" calcext:value-type="float">
            <text:p>119,896</text:p>
          </table:table-cell>
        </table:table-row>
        <table:table-row table:style-name="ro2">
          <table:table-cell office:value-type="float" office:value="144.2" calcext:value-type="float">
            <text:p>144,2</text:p>
          </table:table-cell>
          <table:table-cell office:value-type="float" office:value="120.062" calcext:value-type="float">
            <text:p>120,062</text:p>
          </table:table-cell>
        </table:table-row>
        <table:table-row table:style-name="ro2">
          <table:table-cell office:value-type="float" office:value="144.3" calcext:value-type="float">
            <text:p>144,3</text:p>
          </table:table-cell>
          <table:table-cell office:value-type="float" office:value="118.104" calcext:value-type="float">
            <text:p>118,104</text:p>
          </table:table-cell>
        </table:table-row>
        <table:table-row table:style-name="ro2">
          <table:table-cell office:value-type="float" office:value="144.4" calcext:value-type="float">
            <text:p>144,4</text:p>
          </table:table-cell>
          <table:table-cell office:value-type="float" office:value="117.208" calcext:value-type="float">
            <text:p>117,208</text:p>
          </table:table-cell>
        </table:table-row>
        <table:table-row table:style-name="ro2">
          <table:table-cell office:value-type="float" office:value="144.5" calcext:value-type="float">
            <text:p>144,5</text:p>
          </table:table-cell>
          <table:table-cell office:value-type="float" office:value="116.687" calcext:value-type="float">
            <text:p>116,687</text:p>
          </table:table-cell>
        </table:table-row>
        <table:table-row table:style-name="ro2">
          <table:table-cell office:value-type="float" office:value="144.6" calcext:value-type="float">
            <text:p>144,6</text:p>
          </table:table-cell>
          <table:table-cell office:value-type="float" office:value="116.042" calcext:value-type="float">
            <text:p>116,042</text:p>
          </table:table-cell>
        </table:table-row>
        <table:table-row table:style-name="ro2">
          <table:table-cell office:value-type="float" office:value="144.7" calcext:value-type="float">
            <text:p>144,7</text:p>
          </table:table-cell>
          <table:table-cell office:value-type="float" office:value="114.792" calcext:value-type="float">
            <text:p>114,792</text:p>
          </table:table-cell>
        </table:table-row>
        <table:table-row table:style-name="ro2">
          <table:table-cell office:value-type="float" office:value="144.8" calcext:value-type="float">
            <text:p>144,8</text:p>
          </table:table-cell>
          <table:table-cell office:value-type="float" office:value="114.958" calcext:value-type="float">
            <text:p>114,958</text:p>
          </table:table-cell>
        </table:table-row>
        <table:table-row table:style-name="ro2">
          <table:table-cell office:value-type="float" office:value="144.9" calcext:value-type="float">
            <text:p>144,9</text:p>
          </table:table-cell>
          <table:table-cell office:value-type="float" office:value="113.312" calcext:value-type="float">
            <text:p>113,31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3.479" calcext:value-type="float">
            <text:p>113,479</text:p>
          </table:table-cell>
        </table:table-row>
        <table:table-row table:style-name="ro2">
          <table:table-cell office:value-type="float" office:value="145.1" calcext:value-type="float">
            <text:p>145,1</text:p>
          </table:table-cell>
          <table:table-cell office:value-type="float" office:value="112.687" calcext:value-type="float">
            <text:p>112,687</text:p>
          </table:table-cell>
        </table:table-row>
        <table:table-row table:style-name="ro2">
          <table:table-cell office:value-type="float" office:value="145.2" calcext:value-type="float">
            <text:p>145,2</text:p>
          </table:table-cell>
          <table:table-cell office:value-type="float" office:value="111.333" calcext:value-type="float">
            <text:p>111,333</text:p>
          </table:table-cell>
        </table:table-row>
        <table:table-row table:style-name="ro2">
          <table:table-cell office:value-type="float" office:value="145.3" calcext:value-type="float">
            <text:p>145,3</text:p>
          </table:table-cell>
          <table:table-cell office:value-type="float" office:value="111.917" calcext:value-type="float">
            <text:p>111,917</text:p>
          </table:table-cell>
        </table:table-row>
        <table:table-row table:style-name="ro2">
          <table:table-cell office:value-type="float" office:value="145.4" calcext:value-type="float">
            <text:p>145,4</text:p>
          </table:table-cell>
          <table:table-cell office:value-type="float" office:value="111.625" calcext:value-type="float">
            <text:p>111,625</text:p>
          </table:table-cell>
        </table:table-row>
        <table:table-row table:style-name="ro2">
          <table:table-cell office:value-type="float" office:value="145.5" calcext:value-type="float">
            <text:p>145,5</text:p>
          </table:table-cell>
          <table:table-cell office:value-type="float" office:value="111.812" calcext:value-type="float">
            <text:p>111,812</text:p>
          </table:table-cell>
        </table:table-row>
        <table:table-row table:style-name="ro2">
          <table:table-cell office:value-type="float" office:value="145.6" calcext:value-type="float">
            <text:p>145,6</text:p>
          </table:table-cell>
          <table:table-cell office:value-type="float" office:value="111.229" calcext:value-type="float">
            <text:p>111,229</text:p>
          </table:table-cell>
        </table:table-row>
        <table:table-row table:style-name="ro2">
          <table:table-cell office:value-type="float" office:value="145.7" calcext:value-type="float">
            <text:p>145,7</text:p>
          </table:table-cell>
          <table:table-cell office:value-type="float" office:value="111.021" calcext:value-type="float">
            <text:p>111,021</text:p>
          </table:table-cell>
        </table:table-row>
        <table:table-row table:style-name="ro2">
          <table:table-cell office:value-type="float" office:value="145.8" calcext:value-type="float">
            <text:p>145,8</text:p>
          </table:table-cell>
          <table:table-cell office:value-type="float" office:value="111.021" calcext:value-type="float">
            <text:p>111,021</text:p>
          </table:table-cell>
        </table:table-row>
        <table:table-row table:style-name="ro2">
          <table:table-cell office:value-type="float" office:value="145.9" calcext:value-type="float">
            <text:p>145,9</text:p>
          </table:table-cell>
          <table:table-cell office:value-type="float" office:value="110.021" calcext:value-type="float">
            <text:p>110,02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10.667" calcext:value-type="float">
            <text:p>110,667</text:p>
          </table:table-cell>
        </table:table-row>
        <table:table-row table:style-name="ro2">
          <table:table-cell office:value-type="float" office:value="146.1" calcext:value-type="float">
            <text:p>146,1</text:p>
          </table:table-cell>
          <table:table-cell office:value-type="float" office:value="110.729" calcext:value-type="float">
            <text:p>110,729</text:p>
          </table:table-cell>
        </table:table-row>
        <table:table-row table:style-name="ro2">
          <table:table-cell office:value-type="float" office:value="146.2" calcext:value-type="float">
            <text:p>146,2</text:p>
          </table:table-cell>
          <table:table-cell office:value-type="float" office:value="110.292" calcext:value-type="float">
            <text:p>110,292</text:p>
          </table:table-cell>
        </table:table-row>
        <table:table-row table:style-name="ro2">
          <table:table-cell office:value-type="float" office:value="146.3" calcext:value-type="float">
            <text:p>146,3</text:p>
          </table:table-cell>
          <table:table-cell office:value-type="float" office:value="110.25" calcext:value-type="float">
            <text:p>110,25</text:p>
          </table:table-cell>
        </table:table-row>
        <table:table-row table:style-name="ro2">
          <table:table-cell office:value-type="float" office:value="146.4" calcext:value-type="float">
            <text:p>146,4</text:p>
          </table:table-cell>
          <table:table-cell office:value-type="float" office:value="110.271" calcext:value-type="float">
            <text:p>110,271</text:p>
          </table:table-cell>
        </table:table-row>
        <table:table-row table:style-name="ro2">
          <table:table-cell office:value-type="float" office:value="146.5" calcext:value-type="float">
            <text:p>146,5</text:p>
          </table:table-cell>
          <table:table-cell office:value-type="float" office:value="109.708" calcext:value-type="float">
            <text:p>109,708</text:p>
          </table:table-cell>
        </table:table-row>
        <table:table-row table:style-name="ro2">
          <table:table-cell office:value-type="float" office:value="146.6" calcext:value-type="float">
            <text:p>146,6</text:p>
          </table:table-cell>
          <table:table-cell office:value-type="float" office:value="109.437" calcext:value-type="float">
            <text:p>109,437</text:p>
          </table:table-cell>
        </table:table-row>
        <table:table-row table:style-name="ro2">
          <table:table-cell office:value-type="float" office:value="146.7" calcext:value-type="float">
            <text:p>146,7</text:p>
          </table:table-cell>
          <table:table-cell office:value-type="float" office:value="109.292" calcext:value-type="float">
            <text:p>109,292</text:p>
          </table:table-cell>
        </table:table-row>
        <table:table-row table:style-name="ro2">
          <table:table-cell office:value-type="float" office:value="146.8" calcext:value-type="float">
            <text:p>146,8</text:p>
          </table:table-cell>
          <table:table-cell office:value-type="float" office:value="108.083" calcext:value-type="float">
            <text:p>108,083</text:p>
          </table:table-cell>
        </table:table-row>
        <table:table-row table:style-name="ro2">
          <table:table-cell office:value-type="float" office:value="146.9" calcext:value-type="float">
            <text:p>146,9</text:p>
          </table:table-cell>
          <table:table-cell office:value-type="float" office:value="108.062" calcext:value-type="float">
            <text:p>108,06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06.646" calcext:value-type="float">
            <text:p>106,646</text:p>
          </table:table-cell>
        </table:table-row>
        <table:table-row table:style-name="ro2">
          <table:table-cell office:value-type="float" office:value="147.1" calcext:value-type="float">
            <text:p>147,1</text:p>
          </table:table-cell>
          <table:table-cell office:value-type="float" office:value="106.833" calcext:value-type="float">
            <text:p>106,833</text:p>
          </table:table-cell>
        </table:table-row>
        <table:table-row table:style-name="ro2">
          <table:table-cell office:value-type="float" office:value="147.2" calcext:value-type="float">
            <text:p>147,2</text:p>
          </table:table-cell>
          <table:table-cell office:value-type="float" office:value="106.875" calcext:value-type="float">
            <text:p>106,875</text:p>
          </table:table-cell>
        </table:table-row>
        <table:table-row table:style-name="ro2">
          <table:table-cell office:value-type="float" office:value="147.3" calcext:value-type="float">
            <text:p>147,3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147.4" calcext:value-type="float">
            <text:p>147,4</text:p>
          </table:table-cell>
          <table:table-cell office:value-type="float" office:value="105.75" calcext:value-type="float">
            <text:p>105,75</text:p>
          </table:table-cell>
        </table:table-row>
        <table:table-row table:style-name="ro2">
          <table:table-cell office:value-type="float" office:value="147.5" calcext:value-type="float">
            <text:p>147,5</text:p>
          </table:table-cell>
          <table:table-cell office:value-type="float" office:value="105.437" calcext:value-type="float">
            <text:p>105,437</text:p>
          </table:table-cell>
        </table:table-row>
        <table:table-row table:style-name="ro2">
          <table:table-cell office:value-type="float" office:value="147.6" calcext:value-type="float">
            <text:p>147,6</text:p>
          </table:table-cell>
          <table:table-cell office:value-type="float" office:value="105.896" calcext:value-type="float">
            <text:p>105,896</text:p>
          </table:table-cell>
        </table:table-row>
        <table:table-row table:style-name="ro2">
          <table:table-cell office:value-type="float" office:value="147.7" calcext:value-type="float">
            <text:p>147,7</text:p>
          </table:table-cell>
          <table:table-cell office:value-type="float" office:value="105.5" calcext:value-type="float">
            <text:p>105,5</text:p>
          </table:table-cell>
        </table:table-row>
        <table:table-row table:style-name="ro2">
          <table:table-cell office:value-type="float" office:value="147.8" calcext:value-type="float">
            <text:p>147,8</text:p>
          </table:table-cell>
          <table:table-cell office:value-type="float" office:value="102.271" calcext:value-type="float">
            <text:p>102,271</text:p>
          </table:table-cell>
        </table:table-row>
        <table:table-row table:style-name="ro2">
          <table:table-cell office:value-type="float" office:value="147.9" calcext:value-type="float">
            <text:p>147,9</text:p>
          </table:table-cell>
          <table:table-cell office:value-type="float" office:value="89.9375" calcext:value-type="float">
            <text:p>89,937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80.0625" calcext:value-type="float">
            <text:p>80,0625</text:p>
          </table:table-cell>
        </table:table-row>
        <table:table-row table:style-name="ro2">
          <table:table-cell office:value-type="float" office:value="148.1" calcext:value-type="float">
            <text:p>148,1</text:p>
          </table:table-cell>
          <table:table-cell office:value-type="float" office:value="67.375" calcext:value-type="float">
            <text:p>67,375</text:p>
          </table:table-cell>
        </table:table-row>
        <table:table-row table:style-name="ro2">
          <table:table-cell office:value-type="float" office:value="148.2" calcext:value-type="float">
            <text:p>148,2</text:p>
          </table:table-cell>
          <table:table-cell office:value-type="float" office:value="61.6667" calcext:value-type="float">
            <text:p>61,6667</text:p>
          </table:table-cell>
        </table:table-row>
        <table:table-row table:style-name="ro2">
          <table:table-cell office:value-type="float" office:value="148.3" calcext:value-type="float">
            <text:p>148,3</text:p>
          </table:table-cell>
          <table:table-cell office:value-type="float" office:value="58.2708" calcext:value-type="float">
            <text:p>58,2708</text:p>
          </table:table-cell>
        </table:table-row>
        <table:table-row table:style-name="ro2">
          <table:table-cell office:value-type="float" office:value="148.4" calcext:value-type="float">
            <text:p>148,4</text:p>
          </table:table-cell>
          <table:table-cell office:value-type="float" office:value="57.3125" calcext:value-type="float">
            <text:p>57,3125</text:p>
          </table:table-cell>
        </table:table-row>
        <table:table-row table:style-name="ro2">
          <table:table-cell office:value-type="float" office:value="148.5" calcext:value-type="float">
            <text:p>148,5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2">
          <table:table-cell office:value-type="float" office:value="148.6" calcext:value-type="float">
            <text:p>148,6</text:p>
          </table:table-cell>
          <table:table-cell office:value-type="float" office:value="60.5" calcext:value-type="float">
            <text:p>60,5</text:p>
          </table:table-cell>
        </table:table-row>
        <table:table-row table:style-name="ro2">
          <table:table-cell office:value-type="float" office:value="148.7" calcext:value-type="float">
            <text:p>148,7</text:p>
          </table:table-cell>
          <table:table-cell office:value-type="float" office:value="60.4167" calcext:value-type="float">
            <text:p>60,4167</text:p>
          </table:table-cell>
        </table:table-row>
        <table:table-row table:style-name="ro2">
          <table:table-cell office:value-type="float" office:value="148.8" calcext:value-type="float">
            <text:p>148,8</text:p>
          </table:table-cell>
          <table:table-cell office:value-type="float" office:value="60.625" calcext:value-type="float">
            <text:p>60,625</text:p>
          </table:table-cell>
        </table:table-row>
        <table:table-row table:style-name="ro2">
          <table:table-cell office:value-type="float" office:value="148.9" calcext:value-type="float">
            <text:p>148,9</text:p>
          </table:table-cell>
          <table:table-cell office:value-type="float" office:value="59.9792" calcext:value-type="float">
            <text:p>59,979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9.7083" calcext:value-type="float">
            <text:p>59,7083</text:p>
          </table:table-cell>
        </table:table-row>
        <table:table-row table:style-name="ro2">
          <table:table-cell office:value-type="float" office:value="149.1" calcext:value-type="float">
            <text:p>149,1</text:p>
          </table:table-cell>
          <table:table-cell office:value-type="float" office:value="59.6875" calcext:value-type="float">
            <text:p>59,6875</text:p>
          </table:table-cell>
        </table:table-row>
        <table:table-row table:style-name="ro2">
          <table:table-cell office:value-type="float" office:value="149.2" calcext:value-type="float">
            <text:p>149,2</text:p>
          </table:table-cell>
          <table:table-cell office:value-type="float" office:value="59.3542" calcext:value-type="float">
            <text:p>59,3542</text:p>
          </table:table-cell>
        </table:table-row>
        <table:table-row table:style-name="ro2">
          <table:table-cell office:value-type="float" office:value="149.3" calcext:value-type="float">
            <text:p>149,3</text:p>
          </table:table-cell>
          <table:table-cell office:value-type="float" office:value="59.0417" calcext:value-type="float">
            <text:p>59,0417</text:p>
          </table:table-cell>
        </table:table-row>
        <table:table-row table:style-name="ro2">
          <table:table-cell office:value-type="float" office:value="149.4" calcext:value-type="float">
            <text:p>149,4</text:p>
          </table:table-cell>
          <table:table-cell office:value-type="float" office:value="58.8958" calcext:value-type="float">
            <text:p>58,8958</text:p>
          </table:table-cell>
        </table:table-row>
        <table:table-row table:style-name="ro2">
          <table:table-cell office:value-type="float" office:value="149.5" calcext:value-type="float">
            <text:p>149,5</text:p>
          </table:table-cell>
          <table:table-cell office:value-type="float" office:value="59.0833" calcext:value-type="float">
            <text:p>59,0833</text:p>
          </table:table-cell>
        </table:table-row>
        <table:table-row table:style-name="ro2">
          <table:table-cell office:value-type="float" office:value="149.6" calcext:value-type="float">
            <text:p>149,6</text:p>
          </table:table-cell>
          <table:table-cell office:value-type="float" office:value="59.3542" calcext:value-type="float">
            <text:p>59,3542</text:p>
          </table:table-cell>
        </table:table-row>
        <table:table-row table:style-name="ro2">
          <table:table-cell office:value-type="float" office:value="149.7" calcext:value-type="float">
            <text:p>149,7</text:p>
          </table:table-cell>
          <table:table-cell office:value-type="float" office:value="58.8125" calcext:value-type="float">
            <text:p>58,8125</text:p>
          </table:table-cell>
        </table:table-row>
        <table:table-row table:style-name="ro2">
          <table:table-cell office:value-type="float" office:value="149.8" calcext:value-type="float">
            <text:p>149,8</text:p>
          </table:table-cell>
          <table:table-cell office:value-type="float" office:value="58.875" calcext:value-type="float">
            <text:p>58,875</text:p>
          </table:table-cell>
        </table:table-row>
        <table:table-row table:style-name="ro2">
          <table:table-cell office:value-type="float" office:value="149.9" calcext:value-type="float">
            <text:p>149,9</text:p>
          </table:table-cell>
          <table:table-cell office:value-type="float" office:value="58.2708" calcext:value-type="float">
            <text:p>58,270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,5</text:p>
          </table:table-cell>
        </table:table-row>
        <table:table-row table:style-name="ro2">
          <table:table-cell office:value-type="float" office:value="150.1" calcext:value-type="float">
            <text:p>150,1</text:p>
          </table:table-cell>
          <table:table-cell office:value-type="float" office:value="58.6667" calcext:value-type="float">
            <text:p>58,6667</text:p>
          </table:table-cell>
        </table:table-row>
        <table:table-row table:style-name="ro2">
          <table:table-cell office:value-type="float" office:value="150.2" calcext:value-type="float">
            <text:p>150,2</text:p>
          </table:table-cell>
          <table:table-cell office:value-type="float" office:value="57.7083" calcext:value-type="float">
            <text:p>57,7083</text:p>
          </table:table-cell>
        </table:table-row>
        <table:table-row table:style-name="ro2">
          <table:table-cell office:value-type="float" office:value="150.3" calcext:value-type="float">
            <text:p>150,3</text:p>
          </table:table-cell>
          <table:table-cell office:value-type="float" office:value="57.0208" calcext:value-type="float">
            <text:p>57,0208</text:p>
          </table:table-cell>
        </table:table-row>
        <table:table-row table:style-name="ro2">
          <table:table-cell office:value-type="float" office:value="150.4" calcext:value-type="float">
            <text:p>150,4</text:p>
          </table:table-cell>
          <table:table-cell office:value-type="float" office:value="57.2083" calcext:value-type="float">
            <text:p>57,2083</text:p>
          </table:table-cell>
        </table:table-row>
        <table:table-row table:style-name="ro2">
          <table:table-cell office:value-type="float" office:value="150.5" calcext:value-type="float">
            <text:p>150,5</text:p>
          </table:table-cell>
          <table:table-cell office:value-type="float" office:value="57.5417" calcext:value-type="float">
            <text:p>57,5417</text:p>
          </table:table-cell>
        </table:table-row>
        <table:table-row table:style-name="ro2">
          <table:table-cell office:value-type="float" office:value="150.6" calcext:value-type="float">
            <text:p>150,6</text:p>
          </table:table-cell>
          <table:table-cell office:value-type="float" office:value="57.3958" calcext:value-type="float">
            <text:p>57,3958</text:p>
          </table:table-cell>
        </table:table-row>
        <table:table-row table:style-name="ro2">
          <table:table-cell office:value-type="float" office:value="150.7" calcext:value-type="float">
            <text:p>150,7</text:p>
          </table:table-cell>
          <table:table-cell office:value-type="float" office:value="57.2917" calcext:value-type="float">
            <text:p>57,2917</text:p>
          </table:table-cell>
        </table:table-row>
        <table:table-row table:style-name="ro2">
          <table:table-cell office:value-type="float" office:value="150.8" calcext:value-type="float">
            <text:p>150,8</text:p>
          </table:table-cell>
          <table:table-cell office:value-type="float" office:value="57.1458" calcext:value-type="float">
            <text:p>57,1458</text:p>
          </table:table-cell>
        </table:table-row>
        <table:table-row table:style-name="ro2">
          <table:table-cell office:value-type="float" office:value="150.9" calcext:value-type="float">
            <text:p>150,9</text:p>
          </table:table-cell>
          <table:table-cell office:value-type="float" office:value="57.3958" calcext:value-type="float">
            <text:p>57,395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7.6042" calcext:value-type="float">
            <text:p>57,6042</text:p>
          </table:table-cell>
        </table:table-row>
        <table:table-row table:style-name="ro2">
          <table:table-cell office:value-type="float" office:value="151.1" calcext:value-type="float">
            <text:p>151,1</text:p>
          </table:table-cell>
          <table:table-cell office:value-type="float" office:value="57.8333" calcext:value-type="float">
            <text:p>57,8333</text:p>
          </table:table-cell>
        </table:table-row>
        <table:table-row table:style-name="ro2">
          <table:table-cell office:value-type="float" office:value="151.2" calcext:value-type="float">
            <text:p>151,2</text:p>
          </table:table-cell>
          <table:table-cell office:value-type="float" office:value="57.4583" calcext:value-type="float">
            <text:p>57,4583</text:p>
          </table:table-cell>
        </table:table-row>
        <table:table-row table:style-name="ro2">
          <table:table-cell office:value-type="float" office:value="151.3" calcext:value-type="float">
            <text:p>151,3</text:p>
          </table:table-cell>
          <table:table-cell office:value-type="float" office:value="57.5" calcext:value-type="float">
            <text:p>57,5</text:p>
          </table:table-cell>
        </table:table-row>
        <table:table-row table:style-name="ro2">
          <table:table-cell office:value-type="float" office:value="151.4" calcext:value-type="float">
            <text:p>151,4</text:p>
          </table:table-cell>
          <table:table-cell office:value-type="float" office:value="57.5625" calcext:value-type="float">
            <text:p>57,5625</text:p>
          </table:table-cell>
        </table:table-row>
        <table:table-row table:style-name="ro2">
          <table:table-cell office:value-type="float" office:value="151.5" calcext:value-type="float">
            <text:p>151,5</text:p>
          </table:table-cell>
          <table:table-cell office:value-type="float" office:value="57.9792" calcext:value-type="float">
            <text:p>57,9792</text:p>
          </table:table-cell>
        </table:table-row>
        <table:table-row table:style-name="ro2">
          <table:table-cell office:value-type="float" office:value="151.6" calcext:value-type="float">
            <text:p>151,6</text:p>
          </table:table-cell>
          <table:table-cell office:value-type="float" office:value="57.9375" calcext:value-type="float">
            <text:p>57,9375</text:p>
          </table:table-cell>
        </table:table-row>
        <table:table-row table:style-name="ro2">
          <table:table-cell office:value-type="float" office:value="151.7" calcext:value-type="float">
            <text:p>151,7</text:p>
          </table:table-cell>
          <table:table-cell office:value-type="float" office:value="57.9583" calcext:value-type="float">
            <text:p>57,9583</text:p>
          </table:table-cell>
        </table:table-row>
        <table:table-row table:style-name="ro2">
          <table:table-cell office:value-type="float" office:value="151.8" calcext:value-type="float">
            <text:p>151,8</text:p>
          </table:table-cell>
          <table:table-cell office:value-type="float" office:value="58.2292" calcext:value-type="float">
            <text:p>58,2292</text:p>
          </table:table-cell>
        </table:table-row>
        <table:table-row table:style-name="ro2">
          <table:table-cell office:value-type="float" office:value="151.9" calcext:value-type="float">
            <text:p>151,9</text:p>
          </table:table-cell>
          <table:table-cell office:value-type="float" office:value="57.9583" calcext:value-type="float">
            <text:p>57,958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7.7917" calcext:value-type="float">
            <text:p>57,7917</text:p>
          </table:table-cell>
        </table:table-row>
        <table:table-row table:style-name="ro2">
          <table:table-cell office:value-type="float" office:value="152.1" calcext:value-type="float">
            <text:p>152,1</text:p>
          </table:table-cell>
          <table:table-cell office:value-type="float" office:value="58.0208" calcext:value-type="float">
            <text:p>58,0208</text:p>
          </table:table-cell>
        </table:table-row>
        <table:table-row table:style-name="ro2">
          <table:table-cell office:value-type="float" office:value="152.2" calcext:value-type="float">
            <text:p>152,2</text:p>
          </table:table-cell>
          <table:table-cell office:value-type="float" office:value="58.2708" calcext:value-type="float">
            <text:p>58,2708</text:p>
          </table:table-cell>
        </table:table-row>
        <table:table-row table:style-name="ro2">
          <table:table-cell office:value-type="float" office:value="152.3" calcext:value-type="float">
            <text:p>152,3</text:p>
          </table:table-cell>
          <table:table-cell office:value-type="float" office:value="58.125" calcext:value-type="float">
            <text:p>58,125</text:p>
          </table:table-cell>
        </table:table-row>
        <table:table-row table:style-name="ro2">
          <table:table-cell office:value-type="float" office:value="152.4" calcext:value-type="float">
            <text:p>152,4</text:p>
          </table:table-cell>
          <table:table-cell office:value-type="float" office:value="57.9167" calcext:value-type="float">
            <text:p>57,9167</text:p>
          </table:table-cell>
        </table:table-row>
        <table:table-row table:style-name="ro2">
          <table:table-cell office:value-type="float" office:value="152.5" calcext:value-type="float">
            <text:p>152,5</text:p>
          </table:table-cell>
          <table:table-cell office:value-type="float" office:value="57.9375" calcext:value-type="float">
            <text:p>57,9375</text:p>
          </table:table-cell>
        </table:table-row>
        <table:table-row table:style-name="ro2">
          <table:table-cell office:value-type="float" office:value="152.6" calcext:value-type="float">
            <text:p>152,6</text:p>
          </table:table-cell>
          <table:table-cell office:value-type="float" office:value="57.8125" calcext:value-type="float">
            <text:p>57,8125</text:p>
          </table:table-cell>
        </table:table-row>
        <table:table-row table:style-name="ro2">
          <table:table-cell office:value-type="float" office:value="152.7" calcext:value-type="float">
            <text:p>152,7</text:p>
          </table:table-cell>
          <table:table-cell office:value-type="float" office:value="58.0417" calcext:value-type="float">
            <text:p>58,0417</text:p>
          </table:table-cell>
        </table:table-row>
        <table:table-row table:style-name="ro2">
          <table:table-cell office:value-type="float" office:value="152.8" calcext:value-type="float">
            <text:p>152,8</text:p>
          </table:table-cell>
          <table:table-cell office:value-type="float" office:value="57.5833" calcext:value-type="float">
            <text:p>57,5833</text:p>
          </table:table-cell>
        </table:table-row>
        <table:table-row table:style-name="ro2">
          <table:table-cell office:value-type="float" office:value="152.9" calcext:value-type="float">
            <text:p>152,9</text:p>
          </table:table-cell>
          <table:table-cell office:value-type="float" office:value="57.2083" calcext:value-type="float">
            <text:p>57,208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7.5208" calcext:value-type="float">
            <text:p>57,5208</text:p>
          </table:table-cell>
        </table:table-row>
        <table:table-row table:style-name="ro2">
          <table:table-cell office:value-type="float" office:value="153.1" calcext:value-type="float">
            <text:p>153,1</text:p>
          </table:table-cell>
          <table:table-cell office:value-type="float" office:value="57.7083" calcext:value-type="float">
            <text:p>57,7083</text:p>
          </table:table-cell>
        </table:table-row>
        <table:table-row table:style-name="ro2">
          <table:table-cell office:value-type="float" office:value="153.2" calcext:value-type="float">
            <text:p>153,2</text:p>
          </table:table-cell>
          <table:table-cell office:value-type="float" office:value="57.4792" calcext:value-type="float">
            <text:p>57,4792</text:p>
          </table:table-cell>
        </table:table-row>
        <table:table-row table:style-name="ro2">
          <table:table-cell office:value-type="float" office:value="153.3" calcext:value-type="float">
            <text:p>153,3</text:p>
          </table:table-cell>
          <table:table-cell office:value-type="float" office:value="57.5833" calcext:value-type="float">
            <text:p>57,5833</text:p>
          </table:table-cell>
        </table:table-row>
        <table:table-row table:style-name="ro2">
          <table:table-cell office:value-type="float" office:value="153.4" calcext:value-type="float">
            <text:p>153,4</text:p>
          </table:table-cell>
          <table:table-cell office:value-type="float" office:value="57.5208" calcext:value-type="float">
            <text:p>57,5208</text:p>
          </table:table-cell>
        </table:table-row>
        <table:table-row table:style-name="ro2">
          <table:table-cell office:value-type="float" office:value="153.5" calcext:value-type="float">
            <text:p>153,5</text:p>
          </table:table-cell>
          <table:table-cell office:value-type="float" office:value="57.625" calcext:value-type="float">
            <text:p>57,625</text:p>
          </table:table-cell>
        </table:table-row>
        <table:table-row table:style-name="ro2">
          <table:table-cell office:value-type="float" office:value="153.6" calcext:value-type="float">
            <text:p>153,6</text:p>
          </table:table-cell>
          <table:table-cell office:value-type="float" office:value="57.875" calcext:value-type="float">
            <text:p>57,875</text:p>
          </table:table-cell>
        </table:table-row>
        <table:table-row table:style-name="ro2">
          <table:table-cell office:value-type="float" office:value="153.7" calcext:value-type="float">
            <text:p>153,7</text:p>
          </table:table-cell>
          <table:table-cell office:value-type="float" office:value="58.1458" calcext:value-type="float">
            <text:p>58,1458</text:p>
          </table:table-cell>
        </table:table-row>
        <table:table-row table:style-name="ro2">
          <table:table-cell office:value-type="float" office:value="153.8" calcext:value-type="float">
            <text:p>153,8</text:p>
          </table:table-cell>
          <table:table-cell office:value-type="float" office:value="58.7292" calcext:value-type="float">
            <text:p>58,7292</text:p>
          </table:table-cell>
        </table:table-row>
        <table:table-row table:style-name="ro2">
          <table:table-cell office:value-type="float" office:value="153.9" calcext:value-type="float">
            <text:p>153,9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7.625" calcext:value-type="float">
            <text:p>57,625</text:p>
          </table:table-cell>
        </table:table-row>
        <table:table-row table:style-name="ro2">
          <table:table-cell office:value-type="float" office:value="154.1" calcext:value-type="float">
            <text:p>154,1</text:p>
          </table:table-cell>
          <table:table-cell office:value-type="float" office:value="58.2292" calcext:value-type="float">
            <text:p>58,2292</text:p>
          </table:table-cell>
        </table:table-row>
        <table:table-row table:style-name="ro2">
          <table:table-cell office:value-type="float" office:value="154.2" calcext:value-type="float">
            <text:p>154,2</text:p>
          </table:table-cell>
          <table:table-cell office:value-type="float" office:value="58.4583" calcext:value-type="float">
            <text:p>58,4583</text:p>
          </table:table-cell>
        </table:table-row>
        <table:table-row table:style-name="ro2">
          <table:table-cell office:value-type="float" office:value="154.3" calcext:value-type="float">
            <text:p>154,3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54.4" calcext:value-type="float">
            <text:p>154,4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2">
          <table:table-cell office:value-type="float" office:value="154.5" calcext:value-type="float">
            <text:p>154,5</text:p>
          </table:table-cell>
          <table:table-cell office:value-type="float" office:value="58.3333" calcext:value-type="float">
            <text:p>58,3333</text:p>
          </table:table-cell>
        </table:table-row>
        <table:table-row table:style-name="ro2">
          <table:table-cell office:value-type="float" office:value="154.6" calcext:value-type="float">
            <text:p>154,6</text:p>
          </table:table-cell>
          <table:table-cell office:value-type="float" office:value="58.1875" calcext:value-type="float">
            <text:p>58,1875</text:p>
          </table:table-cell>
        </table:table-row>
        <table:table-row table:style-name="ro2">
          <table:table-cell office:value-type="float" office:value="154.7" calcext:value-type="float">
            <text:p>154,7</text:p>
          </table:table-cell>
          <table:table-cell office:value-type="float" office:value="58.5208" calcext:value-type="float">
            <text:p>58,5208</text:p>
          </table:table-cell>
        </table:table-row>
        <table:table-row table:style-name="ro2">
          <table:table-cell office:value-type="float" office:value="154.8" calcext:value-type="float">
            <text:p>154,8</text:p>
          </table:table-cell>
          <table:table-cell office:value-type="float" office:value="59.0417" calcext:value-type="float">
            <text:p>59,0417</text:p>
          </table:table-cell>
        </table:table-row>
        <table:table-row table:style-name="ro2">
          <table:table-cell office:value-type="float" office:value="154.9" calcext:value-type="float">
            <text:p>154,9</text:p>
          </table:table-cell>
          <table:table-cell office:value-type="float" office:value="58.3125" calcext:value-type="float">
            <text:p>58,312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8.5833" calcext:value-type="float">
            <text:p>58,5833</text:p>
          </table:table-cell>
        </table:table-row>
        <table:table-row table:style-name="ro2">
          <table:table-cell office:value-type="float" office:value="155.1" calcext:value-type="float">
            <text:p>155,1</text:p>
          </table:table-cell>
          <table:table-cell office:value-type="float" office:value="58.8542" calcext:value-type="float">
            <text:p>58,8542</text:p>
          </table:table-cell>
        </table:table-row>
        <table:table-row table:style-name="ro2">
          <table:table-cell office:value-type="float" office:value="155.2" calcext:value-type="float">
            <text:p>155,2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2">
          <table:table-cell office:value-type="float" office:value="155.3" calcext:value-type="float">
            <text:p>155,3</text:p>
          </table:table-cell>
          <table:table-cell office:value-type="float" office:value="58.1458" calcext:value-type="float">
            <text:p>58,1458</text:p>
          </table:table-cell>
        </table:table-row>
        <table:table-row table:style-name="ro2">
          <table:table-cell office:value-type="float" office:value="155.4" calcext:value-type="float">
            <text:p>155,4</text:p>
          </table:table-cell>
          <table:table-cell office:value-type="float" office:value="58.5" calcext:value-type="float">
            <text:p>58,5</text:p>
          </table:table-cell>
        </table:table-row>
        <table:table-row table:style-name="ro2">
          <table:table-cell office:value-type="float" office:value="155.5" calcext:value-type="float">
            <text:p>155,5</text:p>
          </table:table-cell>
          <table:table-cell office:value-type="float" office:value="58.5417" calcext:value-type="float">
            <text:p>58,5417</text:p>
          </table:table-cell>
        </table:table-row>
        <table:table-row table:style-name="ro2">
          <table:table-cell office:value-type="float" office:value="155.6" calcext:value-type="float">
            <text:p>155,6</text:p>
          </table:table-cell>
          <table:table-cell office:value-type="float" office:value="58.4583" calcext:value-type="float">
            <text:p>58,4583</text:p>
          </table:table-cell>
        </table:table-row>
        <table:table-row table:style-name="ro2">
          <table:table-cell office:value-type="float" office:value="155.7" calcext:value-type="float">
            <text:p>155,7</text:p>
          </table:table-cell>
          <table:table-cell office:value-type="float" office:value="59.0208" calcext:value-type="float">
            <text:p>59,0208</text:p>
          </table:table-cell>
        </table:table-row>
        <table:table-row table:style-name="ro2">
          <table:table-cell office:value-type="float" office:value="155.8" calcext:value-type="float">
            <text:p>155,8</text:p>
          </table:table-cell>
          <table:table-cell office:value-type="float" office:value="58.0417" calcext:value-type="float">
            <text:p>58,0417</text:p>
          </table:table-cell>
        </table:table-row>
        <table:table-row table:style-name="ro2">
          <table:table-cell office:value-type="float" office:value="155.9" calcext:value-type="float">
            <text:p>155,9</text:p>
          </table:table-cell>
          <table:table-cell office:value-type="float" office:value="58.0833" calcext:value-type="float">
            <text:p>58,083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8.2917" calcext:value-type="float">
            <text:p>58,2917</text:p>
          </table:table-cell>
        </table:table-row>
        <table:table-row table:style-name="ro2">
          <table:table-cell office:value-type="float" office:value="156.1" calcext:value-type="float">
            <text:p>156,1</text:p>
          </table:table-cell>
          <table:table-cell office:value-type="float" office:value="58.4167" calcext:value-type="float">
            <text:p>58,4167</text:p>
          </table:table-cell>
        </table:table-row>
        <table:table-row table:style-name="ro2">
          <table:table-cell office:value-type="float" office:value="156.2" calcext:value-type="float">
            <text:p>156,2</text:p>
          </table:table-cell>
          <table:table-cell office:value-type="float" office:value="57.9167" calcext:value-type="float">
            <text:p>57,9167</text:p>
          </table:table-cell>
        </table:table-row>
        <table:table-row table:style-name="ro2">
          <table:table-cell office:value-type="float" office:value="156.3" calcext:value-type="float">
            <text:p>156,3</text:p>
          </table:table-cell>
          <table:table-cell office:value-type="float" office:value="59.125" calcext:value-type="float">
            <text:p>59,125</text:p>
          </table:table-cell>
        </table:table-row>
        <table:table-row table:style-name="ro2">
          <table:table-cell office:value-type="float" office:value="156.4" calcext:value-type="float">
            <text:p>156,4</text:p>
          </table:table-cell>
          <table:table-cell office:value-type="float" office:value="58.5" calcext:value-type="float">
            <text:p>58,5</text:p>
          </table:table-cell>
        </table:table-row>
        <table:table-row table:style-name="ro2">
          <table:table-cell office:value-type="float" office:value="156.5" calcext:value-type="float">
            <text:p>156,5</text:p>
          </table:table-cell>
          <table:table-cell office:value-type="float" office:value="58.9167" calcext:value-type="float">
            <text:p>58,9167</text:p>
          </table:table-cell>
        </table:table-row>
        <table:table-row table:style-name="ro2">
          <table:table-cell office:value-type="float" office:value="156.6" calcext:value-type="float">
            <text:p>156,6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56.7" calcext:value-type="float">
            <text:p>156,7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2">
          <table:table-cell office:value-type="float" office:value="156.8" calcext:value-type="float">
            <text:p>156,8</text:p>
          </table:table-cell>
          <table:table-cell office:value-type="float" office:value="58.6875" calcext:value-type="float">
            <text:p>58,6875</text:p>
          </table:table-cell>
        </table:table-row>
        <table:table-row table:style-name="ro2">
          <table:table-cell office:value-type="float" office:value="156.9" calcext:value-type="float">
            <text:p>156,9</text:p>
          </table:table-cell>
          <table:table-cell office:value-type="float" office:value="58.9792" calcext:value-type="float">
            <text:p>58,9792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2">
          <table:table-cell office:value-type="float" office:value="157.1" calcext:value-type="float">
            <text:p>157,1</text:p>
          </table:table-cell>
          <table:table-cell office:value-type="float" office:value="58.875" calcext:value-type="float">
            <text:p>58,875</text:p>
          </table:table-cell>
        </table:table-row>
        <table:table-row table:style-name="ro2">
          <table:table-cell office:value-type="float" office:value="157.2" calcext:value-type="float">
            <text:p>157,2</text:p>
          </table:table-cell>
          <table:table-cell office:value-type="float" office:value="58.3958" calcext:value-type="float">
            <text:p>58,3958</text:p>
          </table:table-cell>
        </table:table-row>
        <table:table-row table:style-name="ro2">
          <table:table-cell office:value-type="float" office:value="157.3" calcext:value-type="float">
            <text:p>157,3</text:p>
          </table:table-cell>
          <table:table-cell office:value-type="float" office:value="58.1875" calcext:value-type="float">
            <text:p>58,1875</text:p>
          </table:table-cell>
        </table:table-row>
        <table:table-row table:style-name="ro2">
          <table:table-cell office:value-type="float" office:value="157.4" calcext:value-type="float">
            <text:p>157,4</text:p>
          </table:table-cell>
          <table:table-cell office:value-type="float" office:value="58.6458" calcext:value-type="float">
            <text:p>58,6458</text:p>
          </table:table-cell>
        </table:table-row>
        <table:table-row table:style-name="ro2">
          <table:table-cell office:value-type="float" office:value="157.5" calcext:value-type="float">
            <text:p>157,5</text:p>
          </table:table-cell>
          <table:table-cell office:value-type="float" office:value="58.5208" calcext:value-type="float">
            <text:p>58,5208</text:p>
          </table:table-cell>
        </table:table-row>
        <table:table-row table:style-name="ro2">
          <table:table-cell office:value-type="float" office:value="157.6" calcext:value-type="float">
            <text:p>157,6</text:p>
          </table:table-cell>
          <table:table-cell office:value-type="float" office:value="58.8125" calcext:value-type="float">
            <text:p>58,8125</text:p>
          </table:table-cell>
        </table:table-row>
        <table:table-row table:style-name="ro2">
          <table:table-cell office:value-type="float" office:value="157.7" calcext:value-type="float">
            <text:p>157,7</text:p>
          </table:table-cell>
          <table:table-cell office:value-type="float" office:value="58.3542" calcext:value-type="float">
            <text:p>58,3542</text:p>
          </table:table-cell>
        </table:table-row>
        <table:table-row table:style-name="ro2">
          <table:table-cell office:value-type="float" office:value="157.8" calcext:value-type="float">
            <text:p>157,8</text:p>
          </table:table-cell>
          <table:table-cell office:value-type="float" office:value="58.3333" calcext:value-type="float">
            <text:p>58,3333</text:p>
          </table:table-cell>
        </table:table-row>
        <table:table-row table:style-name="ro2">
          <table:table-cell office:value-type="float" office:value="157.9" calcext:value-type="float">
            <text:p>157,9</text:p>
          </table:table-cell>
          <table:table-cell office:value-type="float" office:value="58.625" calcext:value-type="float">
            <text:p>58,62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8.0208" calcext:value-type="float">
            <text:p>58,0208</text:p>
          </table:table-cell>
        </table:table-row>
        <table:table-row table:style-name="ro2">
          <table:table-cell office:value-type="float" office:value="158.1" calcext:value-type="float">
            <text:p>158,1</text:p>
          </table:table-cell>
          <table:table-cell office:value-type="float" office:value="58.875" calcext:value-type="float">
            <text:p>58,875</text:p>
          </table:table-cell>
        </table:table-row>
        <table:table-row table:style-name="ro2">
          <table:table-cell office:value-type="float" office:value="158.2" calcext:value-type="float">
            <text:p>158,2</text:p>
          </table:table-cell>
          <table:table-cell office:value-type="float" office:value="58.5417" calcext:value-type="float">
            <text:p>58,5417</text:p>
          </table:table-cell>
        </table:table-row>
        <table:table-row table:style-name="ro2">
          <table:table-cell office:value-type="float" office:value="158.3" calcext:value-type="float">
            <text:p>158,3</text:p>
          </table:table-cell>
          <table:table-cell office:value-type="float" office:value="58.8958" calcext:value-type="float">
            <text:p>58,8958</text:p>
          </table:table-cell>
        </table:table-row>
        <table:table-row table:style-name="ro2">
          <table:table-cell office:value-type="float" office:value="158.4" calcext:value-type="float">
            <text:p>158,4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58.5" calcext:value-type="float">
            <text:p>158,5</text:p>
          </table:table-cell>
          <table:table-cell office:value-type="float" office:value="57.9792" calcext:value-type="float">
            <text:p>57,9792</text:p>
          </table:table-cell>
        </table:table-row>
        <table:table-row table:style-name="ro2">
          <table:table-cell office:value-type="float" office:value="158.6" calcext:value-type="float">
            <text:p>158,6</text:p>
          </table:table-cell>
          <table:table-cell office:value-type="float" office:value="58.4792" calcext:value-type="float">
            <text:p>58,4792</text:p>
          </table:table-cell>
        </table:table-row>
        <table:table-row table:style-name="ro2">
          <table:table-cell office:value-type="float" office:value="158.7" calcext:value-type="float">
            <text:p>158,7</text:p>
          </table:table-cell>
          <table:table-cell office:value-type="float" office:value="57.7708" calcext:value-type="float">
            <text:p>57,7708</text:p>
          </table:table-cell>
        </table:table-row>
        <table:table-row table:style-name="ro2">
          <table:table-cell office:value-type="float" office:value="158.8" calcext:value-type="float">
            <text:p>158,8</text:p>
          </table:table-cell>
          <table:table-cell office:value-type="float" office:value="58.1667" calcext:value-type="float">
            <text:p>58,1667</text:p>
          </table:table-cell>
        </table:table-row>
        <table:table-row table:style-name="ro2">
          <table:table-cell office:value-type="float" office:value="158.9" calcext:value-type="float">
            <text:p>158,9</text:p>
          </table:table-cell>
          <table:table-cell office:value-type="float" office:value="58.0833" calcext:value-type="float">
            <text:p>58,083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8.875" calcext:value-type="float">
            <text:p>58,875</text:p>
          </table:table-cell>
        </table:table-row>
        <table:table-row table:style-name="ro2">
          <table:table-cell office:value-type="float" office:value="159.1" calcext:value-type="float">
            <text:p>159,1</text:p>
          </table:table-cell>
          <table:table-cell office:value-type="float" office:value="58.0625" calcext:value-type="float">
            <text:p>58,0625</text:p>
          </table:table-cell>
        </table:table-row>
        <table:table-row table:style-name="ro2">
          <table:table-cell office:value-type="float" office:value="159.2" calcext:value-type="float">
            <text:p>159,2</text:p>
          </table:table-cell>
          <table:table-cell office:value-type="float" office:value="57.9375" calcext:value-type="float">
            <text:p>57,9375</text:p>
          </table:table-cell>
        </table:table-row>
        <table:table-row table:style-name="ro2">
          <table:table-cell office:value-type="float" office:value="159.3" calcext:value-type="float">
            <text:p>159,3</text:p>
          </table:table-cell>
          <table:table-cell office:value-type="float" office:value="58.2083" calcext:value-type="float">
            <text:p>58,2083</text:p>
          </table:table-cell>
        </table:table-row>
        <table:table-row table:style-name="ro2">
          <table:table-cell office:value-type="float" office:value="159.4" calcext:value-type="float">
            <text:p>159,4</text:p>
          </table:table-cell>
          <table:table-cell office:value-type="float" office:value="58.1458" calcext:value-type="float">
            <text:p>58,1458</text:p>
          </table:table-cell>
        </table:table-row>
        <table:table-row table:style-name="ro2">
          <table:table-cell office:value-type="float" office:value="159.5" calcext:value-type="float">
            <text:p>159,5</text:p>
          </table:table-cell>
          <table:table-cell office:value-type="float" office:value="57.7083" calcext:value-type="float">
            <text:p>57,7083</text:p>
          </table:table-cell>
        </table:table-row>
        <table:table-row table:style-name="ro2">
          <table:table-cell office:value-type="float" office:value="159.6" calcext:value-type="float">
            <text:p>159,6</text:p>
          </table:table-cell>
          <table:table-cell office:value-type="float" office:value="57.6667" calcext:value-type="float">
            <text:p>57,6667</text:p>
          </table:table-cell>
        </table:table-row>
        <table:table-row table:style-name="ro2">
          <table:table-cell office:value-type="float" office:value="159.7" calcext:value-type="float">
            <text:p>159,7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2">
          <table:table-cell office:value-type="float" office:value="159.8" calcext:value-type="float">
            <text:p>159,8</text:p>
          </table:table-cell>
          <table:table-cell office:value-type="float" office:value="58.1042" calcext:value-type="float">
            <text:p>58,1042</text:p>
          </table:table-cell>
        </table:table-row>
        <table:table-row table:style-name="ro2">
          <table:table-cell office:value-type="float" office:value="159.9" calcext:value-type="float">
            <text:p>159,9</text:p>
          </table:table-cell>
          <table:table-cell office:value-type="float" office:value="57.6458" calcext:value-type="float">
            <text:p>57,645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7.2083" calcext:value-type="float">
            <text:p>57,2083</text:p>
          </table:table-cell>
        </table:table-row>
        <table:table-row table:style-name="ro2">
          <table:table-cell office:value-type="float" office:value="160.1" calcext:value-type="float">
            <text:p>160,1</text:p>
          </table:table-cell>
          <table:table-cell office:value-type="float" office:value="58.2292" calcext:value-type="float">
            <text:p>58,2292</text:p>
          </table:table-cell>
        </table:table-row>
        <table:table-row table:style-name="ro2">
          <table:table-cell office:value-type="float" office:value="160.2" calcext:value-type="float">
            <text:p>160,2</text:p>
          </table:table-cell>
          <table:table-cell office:value-type="float" office:value="59.8125" calcext:value-type="float">
            <text:p>59,8125</text:p>
          </table:table-cell>
        </table:table-row>
        <table:table-row table:style-name="ro2">
          <table:table-cell office:value-type="float" office:value="160.3" calcext:value-type="float">
            <text:p>160,3</text:p>
          </table:table-cell>
          <table:table-cell office:value-type="float" office:value="64.0417" calcext:value-type="float">
            <text:p>64,0417</text:p>
          </table:table-cell>
        </table:table-row>
        <table:table-row table:style-name="ro2">
          <table:table-cell office:value-type="float" office:value="160.4" calcext:value-type="float">
            <text:p>160,4</text:p>
          </table:table-cell>
          <table:table-cell office:value-type="float" office:value="66.3958" calcext:value-type="float">
            <text:p>66,3958</text:p>
          </table:table-cell>
        </table:table-row>
        <table:table-row table:style-name="ro2">
          <table:table-cell office:value-type="float" office:value="160.5" calcext:value-type="float">
            <text:p>160,5</text:p>
          </table:table-cell>
          <table:table-cell office:value-type="float" office:value="68.7708" calcext:value-type="float">
            <text:p>68,7708</text:p>
          </table:table-cell>
        </table:table-row>
        <table:table-row table:style-name="ro2">
          <table:table-cell office:value-type="float" office:value="160.6" calcext:value-type="float">
            <text:p>160,6</text:p>
          </table:table-cell>
          <table:table-cell office:value-type="float" office:value="69.9167" calcext:value-type="float">
            <text:p>69,9167</text:p>
          </table:table-cell>
        </table:table-row>
        <table:table-row table:style-name="ro2">
          <table:table-cell office:value-type="float" office:value="160.7" calcext:value-type="float">
            <text:p>160,7</text:p>
          </table:table-cell>
          <table:table-cell office:value-type="float" office:value="70.6042" calcext:value-type="float">
            <text:p>70,6042</text:p>
          </table:table-cell>
        </table:table-row>
        <table:table-row table:style-name="ro2">
          <table:table-cell office:value-type="float" office:value="160.8" calcext:value-type="float">
            <text:p>160,8</text:p>
          </table:table-cell>
          <table:table-cell office:value-type="float" office:value="70.6042" calcext:value-type="float">
            <text:p>70,6042</text:p>
          </table:table-cell>
        </table:table-row>
        <table:table-row table:style-name="ro2">
          <table:table-cell office:value-type="float" office:value="160.9" calcext:value-type="float">
            <text:p>160,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71.2292" calcext:value-type="float">
            <text:p>71,2292</text:p>
          </table:table-cell>
        </table:table-row>
        <table:table-row table:style-name="ro2">
          <table:table-cell office:value-type="float" office:value="161.1" calcext:value-type="float">
            <text:p>161,1</text:p>
          </table:table-cell>
          <table:table-cell office:value-type="float" office:value="71.8958" calcext:value-type="float">
            <text:p>71,8958</text:p>
          </table:table-cell>
        </table:table-row>
        <table:table-row table:style-name="ro2">
          <table:table-cell office:value-type="float" office:value="161.2" calcext:value-type="float">
            <text:p>161,2</text:p>
          </table:table-cell>
          <table:table-cell office:value-type="float" office:value="71.8333" calcext:value-type="float">
            <text:p>71,8333</text:p>
          </table:table-cell>
        </table:table-row>
        <table:table-row table:style-name="ro2">
          <table:table-cell office:value-type="float" office:value="161.3" calcext:value-type="float">
            <text:p>161,3</text:p>
          </table:table-cell>
          <table:table-cell office:value-type="float" office:value="72.4792" calcext:value-type="float">
            <text:p>72,4792</text:p>
          </table:table-cell>
        </table:table-row>
        <table:table-row table:style-name="ro2">
          <table:table-cell office:value-type="float" office:value="161.4" calcext:value-type="float">
            <text:p>161,4</text:p>
          </table:table-cell>
          <table:table-cell office:value-type="float" office:value="72.6667" calcext:value-type="float">
            <text:p>72,6667</text:p>
          </table:table-cell>
        </table:table-row>
        <table:table-row table:style-name="ro2">
          <table:table-cell office:value-type="float" office:value="161.5" calcext:value-type="float">
            <text:p>161,5</text:p>
          </table:table-cell>
          <table:table-cell office:value-type="float" office:value="72.2083" calcext:value-type="float">
            <text:p>72,2083</text:p>
          </table:table-cell>
        </table:table-row>
        <table:table-row table:style-name="ro2">
          <table:table-cell office:value-type="float" office:value="161.6" calcext:value-type="float">
            <text:p>161,6</text:p>
          </table:table-cell>
          <table:table-cell office:value-type="float" office:value="72.4375" calcext:value-type="float">
            <text:p>72,4375</text:p>
          </table:table-cell>
        </table:table-row>
        <table:table-row table:style-name="ro2">
          <table:table-cell office:value-type="float" office:value="161.7" calcext:value-type="float">
            <text:p>161,7</text:p>
          </table:table-cell>
          <table:table-cell office:value-type="float" office:value="72.2917" calcext:value-type="float">
            <text:p>72,2917</text:p>
          </table:table-cell>
        </table:table-row>
        <table:table-row table:style-name="ro2">
          <table:table-cell office:value-type="float" office:value="161.8" calcext:value-type="float">
            <text:p>161,8</text:p>
          </table:table-cell>
          <table:table-cell office:value-type="float" office:value="72.25" calcext:value-type="float">
            <text:p>72,25</text:p>
          </table:table-cell>
        </table:table-row>
        <table:table-row table:style-name="ro2">
          <table:table-cell office:value-type="float" office:value="161.9" calcext:value-type="float">
            <text:p>161,9</text:p>
          </table:table-cell>
          <table:table-cell office:value-type="float" office:value="72.9375" calcext:value-type="float">
            <text:p>72,937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73.1042" calcext:value-type="float">
            <text:p>73,1042</text:p>
          </table:table-cell>
        </table:table-row>
        <table:table-row table:style-name="ro2">
          <table:table-cell office:value-type="float" office:value="162.1" calcext:value-type="float">
            <text:p>162,1</text:p>
          </table:table-cell>
          <table:table-cell office:value-type="float" office:value="72.5" calcext:value-type="float">
            <text:p>72,5</text:p>
          </table:table-cell>
        </table:table-row>
        <table:table-row table:style-name="ro2">
          <table:table-cell office:value-type="float" office:value="162.2" calcext:value-type="float">
            <text:p>162,2</text:p>
          </table:table-cell>
          <table:table-cell office:value-type="float" office:value="72.875" calcext:value-type="float">
            <text:p>72,875</text:p>
          </table:table-cell>
        </table:table-row>
        <table:table-row table:style-name="ro2">
          <table:table-cell office:value-type="float" office:value="162.3" calcext:value-type="float">
            <text:p>162,3</text:p>
          </table:table-cell>
          <table:table-cell office:value-type="float" office:value="72.6875" calcext:value-type="float">
            <text:p>72,6875</text:p>
          </table:table-cell>
        </table:table-row>
        <table:table-row table:style-name="ro2">
          <table:table-cell office:value-type="float" office:value="162.4" calcext:value-type="float">
            <text:p>162,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2.5" calcext:value-type="float">
            <text:p>162,5</text:p>
          </table:table-cell>
          <table:table-cell office:value-type="float" office:value="73.1875" calcext:value-type="float">
            <text:p>73,1875</text:p>
          </table:table-cell>
        </table:table-row>
        <table:table-row table:style-name="ro2">
          <table:table-cell office:value-type="float" office:value="162.6" calcext:value-type="float">
            <text:p>162,6</text:p>
          </table:table-cell>
          <table:table-cell office:value-type="float" office:value="73.1875" calcext:value-type="float">
            <text:p>73,1875</text:p>
          </table:table-cell>
        </table:table-row>
        <table:table-row table:style-name="ro2">
          <table:table-cell office:value-type="float" office:value="162.7" calcext:value-type="float">
            <text:p>162,7</text:p>
          </table:table-cell>
          <table:table-cell office:value-type="float" office:value="73.25" calcext:value-type="float">
            <text:p>73,25</text:p>
          </table:table-cell>
        </table:table-row>
        <table:table-row table:style-name="ro2">
          <table:table-cell office:value-type="float" office:value="162.8" calcext:value-type="float">
            <text:p>162,8</text:p>
          </table:table-cell>
          <table:table-cell office:value-type="float" office:value="72.9167" calcext:value-type="float">
            <text:p>72,9167</text:p>
          </table:table-cell>
        </table:table-row>
        <table:table-row table:style-name="ro2">
          <table:table-cell office:value-type="float" office:value="162.9" calcext:value-type="float">
            <text:p>162,9</text:p>
          </table:table-cell>
          <table:table-cell office:value-type="float" office:value="73.5417" calcext:value-type="float">
            <text:p>73,541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72.8958" calcext:value-type="float">
            <text:p>72,8958</text:p>
          </table:table-cell>
        </table:table-row>
        <table:table-row table:style-name="ro2">
          <table:table-cell office:value-type="float" office:value="163.1" calcext:value-type="float">
            <text:p>163,1</text:p>
          </table:table-cell>
          <table:table-cell office:value-type="float" office:value="72.9792" calcext:value-type="float">
            <text:p>72,9792</text:p>
          </table:table-cell>
        </table:table-row>
        <table:table-row table:style-name="ro2">
          <table:table-cell office:value-type="float" office:value="163.2" calcext:value-type="float">
            <text:p>163,2</text:p>
          </table:table-cell>
          <table:table-cell office:value-type="float" office:value="73.2292" calcext:value-type="float">
            <text:p>73,2292</text:p>
          </table:table-cell>
        </table:table-row>
        <table:table-row table:style-name="ro2">
          <table:table-cell office:value-type="float" office:value="163.3" calcext:value-type="float">
            <text:p>163,3</text:p>
          </table:table-cell>
          <table:table-cell office:value-type="float" office:value="73.5625" calcext:value-type="float">
            <text:p>73,5625</text:p>
          </table:table-cell>
        </table:table-row>
        <table:table-row table:style-name="ro2">
          <table:table-cell office:value-type="float" office:value="163.4" calcext:value-type="float">
            <text:p>163,4</text:p>
          </table:table-cell>
          <table:table-cell office:value-type="float" office:value="73.3125" calcext:value-type="float">
            <text:p>73,3125</text:p>
          </table:table-cell>
        </table:table-row>
        <table:table-row table:style-name="ro2">
          <table:table-cell office:value-type="float" office:value="163.5" calcext:value-type="float">
            <text:p>163,5</text:p>
          </table:table-cell>
          <table:table-cell office:value-type="float" office:value="73.2292" calcext:value-type="float">
            <text:p>73,2292</text:p>
          </table:table-cell>
        </table:table-row>
        <table:table-row table:style-name="ro2">
          <table:table-cell office:value-type="float" office:value="163.6" calcext:value-type="float">
            <text:p>163,6</text:p>
          </table:table-cell>
          <table:table-cell office:value-type="float" office:value="72.9792" calcext:value-type="float">
            <text:p>72,9792</text:p>
          </table:table-cell>
        </table:table-row>
        <table:table-row table:style-name="ro2">
          <table:table-cell office:value-type="float" office:value="163.7" calcext:value-type="float">
            <text:p>163,7</text:p>
          </table:table-cell>
          <table:table-cell office:value-type="float" office:value="73.2083" calcext:value-type="float">
            <text:p>73,2083</text:p>
          </table:table-cell>
        </table:table-row>
        <table:table-row table:style-name="ro2">
          <table:table-cell office:value-type="float" office:value="163.8" calcext:value-type="float">
            <text:p>163,8</text:p>
          </table:table-cell>
          <table:table-cell office:value-type="float" office:value="73.3125" calcext:value-type="float">
            <text:p>73,3125</text:p>
          </table:table-cell>
        </table:table-row>
        <table:table-row table:style-name="ro2">
          <table:table-cell office:value-type="float" office:value="163.9" calcext:value-type="float">
            <text:p>163,9</text:p>
          </table:table-cell>
          <table:table-cell office:value-type="float" office:value="73.1458" calcext:value-type="float">
            <text:p>73,145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73.4375" calcext:value-type="float">
            <text:p>73,4375</text:p>
          </table:table-cell>
        </table:table-row>
        <table:table-row table:style-name="ro2">
          <table:table-cell office:value-type="float" office:value="164.1" calcext:value-type="float">
            <text:p>164,1</text:p>
          </table:table-cell>
          <table:table-cell office:value-type="float" office:value="73.3542" calcext:value-type="float">
            <text:p>73,3542</text:p>
          </table:table-cell>
        </table:table-row>
        <table:table-row table:style-name="ro2">
          <table:table-cell office:value-type="float" office:value="164.2" calcext:value-type="float">
            <text:p>164,2</text:p>
          </table:table-cell>
          <table:table-cell office:value-type="float" office:value="73.3542" calcext:value-type="float">
            <text:p>73,3542</text:p>
          </table:table-cell>
        </table:table-row>
        <table:table-row table:style-name="ro2">
          <table:table-cell office:value-type="float" office:value="164.3" calcext:value-type="float">
            <text:p>164,3</text:p>
          </table:table-cell>
          <table:table-cell office:value-type="float" office:value="73.2083" calcext:value-type="float">
            <text:p>73,2083</text:p>
          </table:table-cell>
        </table:table-row>
        <table:table-row table:style-name="ro2">
          <table:table-cell office:value-type="float" office:value="164.4" calcext:value-type="float">
            <text:p>164,4</text:p>
          </table:table-cell>
          <table:table-cell office:value-type="float" office:value="72.9375" calcext:value-type="float">
            <text:p>72,9375</text:p>
          </table:table-cell>
        </table:table-row>
        <table:table-row table:style-name="ro2">
          <table:table-cell office:value-type="float" office:value="164.5" calcext:value-type="float">
            <text:p>164,5</text:p>
          </table:table-cell>
          <table:table-cell office:value-type="float" office:value="73.4375" calcext:value-type="float">
            <text:p>73,4375</text:p>
          </table:table-cell>
        </table:table-row>
        <table:table-row table:style-name="ro2">
          <table:table-cell office:value-type="float" office:value="164.6" calcext:value-type="float">
            <text:p>164,6</text:p>
          </table:table-cell>
          <table:table-cell office:value-type="float" office:value="73.25" calcext:value-type="float">
            <text:p>73,25</text:p>
          </table:table-cell>
        </table:table-row>
        <table:table-row table:style-name="ro2">
          <table:table-cell office:value-type="float" office:value="164.7" calcext:value-type="float">
            <text:p>164,7</text:p>
          </table:table-cell>
          <table:table-cell office:value-type="float" office:value="72.8958" calcext:value-type="float">
            <text:p>72,8958</text:p>
          </table:table-cell>
        </table:table-row>
        <table:table-row table:style-name="ro2">
          <table:table-cell office:value-type="float" office:value="164.8" calcext:value-type="float">
            <text:p>164,8</text:p>
          </table:table-cell>
          <table:table-cell office:value-type="float" office:value="72.5625" calcext:value-type="float">
            <text:p>72,5625</text:p>
          </table:table-cell>
        </table:table-row>
        <table:table-row table:style-name="ro2">
          <table:table-cell office:value-type="float" office:value="164.9" calcext:value-type="float">
            <text:p>164,9</text:p>
          </table:table-cell>
          <table:table-cell office:value-type="float" office:value="73.0417" calcext:value-type="float">
            <text:p>73,041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73.6875" calcext:value-type="float">
            <text:p>73,6875</text:p>
          </table:table-cell>
        </table:table-row>
        <table:table-row table:style-name="ro2">
          <table:table-cell office:value-type="float" office:value="165.1" calcext:value-type="float">
            <text:p>165,1</text:p>
          </table:table-cell>
          <table:table-cell office:value-type="float" office:value="73.5208" calcext:value-type="float">
            <text:p>73,5208</text:p>
          </table:table-cell>
        </table:table-row>
        <table:table-row table:style-name="ro2">
          <table:table-cell office:value-type="float" office:value="165.2" calcext:value-type="float">
            <text:p>165,2</text:p>
          </table:table-cell>
          <table:table-cell office:value-type="float" office:value="73.8542" calcext:value-type="float">
            <text:p>73,8542</text:p>
          </table:table-cell>
        </table:table-row>
        <table:table-row table:style-name="ro2">
          <table:table-cell office:value-type="float" office:value="165.3" calcext:value-type="float">
            <text:p>165,3</text:p>
          </table:table-cell>
          <table:table-cell office:value-type="float" office:value="73.2292" calcext:value-type="float">
            <text:p>73,2292</text:p>
          </table:table-cell>
        </table:table-row>
        <table:table-row table:style-name="ro2">
          <table:table-cell office:value-type="float" office:value="165.4" calcext:value-type="float">
            <text:p>165,4</text:p>
          </table:table-cell>
          <table:table-cell office:value-type="float" office:value="73.0625" calcext:value-type="float">
            <text:p>73,0625</text:p>
          </table:table-cell>
        </table:table-row>
        <table:table-row table:style-name="ro2">
          <table:table-cell office:value-type="float" office:value="165.5" calcext:value-type="float">
            <text:p>165,5</text:p>
          </table:table-cell>
          <table:table-cell office:value-type="float" office:value="73.375" calcext:value-type="float">
            <text:p>73,375</text:p>
          </table:table-cell>
        </table:table-row>
        <table:table-row table:style-name="ro2">
          <table:table-cell office:value-type="float" office:value="165.6" calcext:value-type="float">
            <text:p>165,6</text:p>
          </table:table-cell>
          <table:table-cell office:value-type="float" office:value="72.8542" calcext:value-type="float">
            <text:p>72,8542</text:p>
          </table:table-cell>
        </table:table-row>
        <table:table-row table:style-name="ro2">
          <table:table-cell office:value-type="float" office:value="165.7" calcext:value-type="float">
            <text:p>165,7</text:p>
          </table:table-cell>
          <table:table-cell office:value-type="float" office:value="73.2708" calcext:value-type="float">
            <text:p>73,2708</text:p>
          </table:table-cell>
        </table:table-row>
        <table:table-row table:style-name="ro2">
          <table:table-cell office:value-type="float" office:value="165.8" calcext:value-type="float">
            <text:p>165,8</text:p>
          </table:table-cell>
          <table:table-cell office:value-type="float" office:value="73.6667" calcext:value-type="float">
            <text:p>73,6667</text:p>
          </table:table-cell>
        </table:table-row>
        <table:table-row table:style-name="ro2">
          <table:table-cell office:value-type="float" office:value="165.9" calcext:value-type="float">
            <text:p>165,9</text:p>
          </table:table-cell>
          <table:table-cell office:value-type="float" office:value="73.0625" calcext:value-type="float">
            <text:p>73,062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72.5" calcext:value-type="float">
            <text:p>72,5</text:p>
          </table:table-cell>
        </table:table-row>
        <table:table-row table:style-name="ro2">
          <table:table-cell office:value-type="float" office:value="166.1" calcext:value-type="float">
            <text:p>166,1</text:p>
          </table:table-cell>
          <table:table-cell office:value-type="float" office:value="73.5417" calcext:value-type="float">
            <text:p>73,5417</text:p>
          </table:table-cell>
        </table:table-row>
        <table:table-row table:style-name="ro2">
          <table:table-cell office:value-type="float" office:value="166.2" calcext:value-type="float">
            <text:p>166,2</text:p>
          </table:table-cell>
          <table:table-cell office:value-type="float" office:value="72.75" calcext:value-type="float">
            <text:p>72,75</text:p>
          </table:table-cell>
        </table:table-row>
        <table:table-row table:style-name="ro2">
          <table:table-cell office:value-type="float" office:value="166.3" calcext:value-type="float">
            <text:p>166,3</text:p>
          </table:table-cell>
          <table:table-cell office:value-type="float" office:value="73.5417" calcext:value-type="float">
            <text:p>73,5417</text:p>
          </table:table-cell>
        </table:table-row>
        <table:table-row table:style-name="ro2">
          <table:table-cell office:value-type="float" office:value="166.4" calcext:value-type="float">
            <text:p>166,4</text:p>
          </table:table-cell>
          <table:table-cell office:value-type="float" office:value="73.2292" calcext:value-type="float">
            <text:p>73,2292</text:p>
          </table:table-cell>
        </table:table-row>
        <table:table-row table:style-name="ro2">
          <table:table-cell office:value-type="float" office:value="166.5" calcext:value-type="float">
            <text:p>166,5</text:p>
          </table:table-cell>
          <table:table-cell office:value-type="float" office:value="73.2708" calcext:value-type="float">
            <text:p>73,2708</text:p>
          </table:table-cell>
        </table:table-row>
        <table:table-row table:style-name="ro2">
          <table:table-cell office:value-type="float" office:value="166.6" calcext:value-type="float">
            <text:p>166,6</text:p>
          </table:table-cell>
          <table:table-cell office:value-type="float" office:value="73.1042" calcext:value-type="float">
            <text:p>73,1042</text:p>
          </table:table-cell>
        </table:table-row>
        <table:table-row table:style-name="ro2">
          <table:table-cell office:value-type="float" office:value="166.7" calcext:value-type="float">
            <text:p>166,7</text:p>
          </table:table-cell>
          <table:table-cell office:value-type="float" office:value="73.4375" calcext:value-type="float">
            <text:p>73,4375</text:p>
          </table:table-cell>
        </table:table-row>
        <table:table-row table:style-name="ro2">
          <table:table-cell office:value-type="float" office:value="166.8" calcext:value-type="float">
            <text:p>166,8</text:p>
          </table:table-cell>
          <table:table-cell office:value-type="float" office:value="73.2708" calcext:value-type="float">
            <text:p>73,2708</text:p>
          </table:table-cell>
        </table:table-row>
        <table:table-row table:style-name="ro2">
          <table:table-cell office:value-type="float" office:value="166.9" calcext:value-type="float">
            <text:p>166,9</text:p>
          </table:table-cell>
          <table:table-cell office:value-type="float" office:value="73.3542" calcext:value-type="float">
            <text:p>73,354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73.2708" calcext:value-type="float">
            <text:p>73,2708</text:p>
          </table:table-cell>
        </table:table-row>
        <table:table-row table:style-name="ro2">
          <table:table-cell office:value-type="float" office:value="167.1" calcext:value-type="float">
            <text:p>167,1</text:p>
          </table:table-cell>
          <table:table-cell office:value-type="float" office:value="72.7708" calcext:value-type="float">
            <text:p>72,7708</text:p>
          </table:table-cell>
        </table:table-row>
        <table:table-row table:style-name="ro2">
          <table:table-cell office:value-type="float" office:value="167.2" calcext:value-type="float">
            <text:p>167,2</text:p>
          </table:table-cell>
          <table:table-cell office:value-type="float" office:value="73.1458" calcext:value-type="float">
            <text:p>73,1458</text:p>
          </table:table-cell>
        </table:table-row>
        <table:table-row table:style-name="ro2">
          <table:table-cell office:value-type="float" office:value="167.3" calcext:value-type="float">
            <text:p>167,3</text:p>
          </table:table-cell>
          <table:table-cell office:value-type="float" office:value="73.6875" calcext:value-type="float">
            <text:p>73,6875</text:p>
          </table:table-cell>
        </table:table-row>
        <table:table-row table:style-name="ro2">
          <table:table-cell office:value-type="float" office:value="167.4" calcext:value-type="float">
            <text:p>167,4</text:p>
          </table:table-cell>
          <table:table-cell office:value-type="float" office:value="73.8333" calcext:value-type="float">
            <text:p>73,8333</text:p>
          </table:table-cell>
        </table:table-row>
        <table:table-row table:style-name="ro2">
          <table:table-cell office:value-type="float" office:value="167.5" calcext:value-type="float">
            <text:p>167,5</text:p>
          </table:table-cell>
          <table:table-cell office:value-type="float" office:value="73.0625" calcext:value-type="float">
            <text:p>73,0625</text:p>
          </table:table-cell>
        </table:table-row>
        <table:table-row table:style-name="ro2">
          <table:table-cell office:value-type="float" office:value="167.6" calcext:value-type="float">
            <text:p>167,6</text:p>
          </table:table-cell>
          <table:table-cell office:value-type="float" office:value="73.6458" calcext:value-type="float">
            <text:p>73,6458</text:p>
          </table:table-cell>
        </table:table-row>
        <table:table-row table:style-name="ro2">
          <table:table-cell office:value-type="float" office:value="167.7" calcext:value-type="float">
            <text:p>167,7</text:p>
          </table:table-cell>
          <table:table-cell office:value-type="float" office:value="73.7292" calcext:value-type="float">
            <text:p>73,7292</text:p>
          </table:table-cell>
        </table:table-row>
        <table:table-row table:style-name="ro2">
          <table:table-cell office:value-type="float" office:value="167.8" calcext:value-type="float">
            <text:p>167,8</text:p>
          </table:table-cell>
          <table:table-cell office:value-type="float" office:value="73.0625" calcext:value-type="float">
            <text:p>73,0625</text:p>
          </table:table-cell>
        </table:table-row>
        <table:table-row table:style-name="ro2">
          <table:table-cell office:value-type="float" office:value="167.9" calcext:value-type="float">
            <text:p>167,9</text:p>
          </table:table-cell>
          <table:table-cell office:value-type="float" office:value="73.4792" calcext:value-type="float">
            <text:p>73,479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73.4167" calcext:value-type="float">
            <text:p>73,4167</text:p>
          </table:table-cell>
        </table:table-row>
        <table:table-row table:style-name="ro2">
          <table:table-cell office:value-type="float" office:value="168.1" calcext:value-type="float">
            <text:p>168,1</text:p>
          </table:table-cell>
          <table:table-cell office:value-type="float" office:value="73.3125" calcext:value-type="float">
            <text:p>73,3125</text:p>
          </table:table-cell>
        </table:table-row>
        <table:table-row table:style-name="ro2">
          <table:table-cell office:value-type="float" office:value="168.2" calcext:value-type="float">
            <text:p>168,2</text:p>
          </table:table-cell>
          <table:table-cell office:value-type="float" office:value="73.9792" calcext:value-type="float">
            <text:p>73,9792</text:p>
          </table:table-cell>
        </table:table-row>
        <table:table-row table:style-name="ro2">
          <table:table-cell office:value-type="float" office:value="168.3" calcext:value-type="float">
            <text:p>168,3</text:p>
          </table:table-cell>
          <table:table-cell office:value-type="float" office:value="71.8125" calcext:value-type="float">
            <text:p>71,8125</text:p>
          </table:table-cell>
        </table:table-row>
        <table:table-row table:style-name="ro2">
          <table:table-cell office:value-type="float" office:value="168.4" calcext:value-type="float">
            <text:p>168,4</text:p>
          </table:table-cell>
          <table:table-cell office:value-type="float" office:value="69.9167" calcext:value-type="float">
            <text:p>69,9167</text:p>
          </table:table-cell>
        </table:table-row>
        <table:table-row table:style-name="ro2">
          <table:table-cell office:value-type="float" office:value="168.5" calcext:value-type="float">
            <text:p>168,5</text:p>
          </table:table-cell>
          <table:table-cell office:value-type="float" office:value="69.1458" calcext:value-type="float">
            <text:p>69,1458</text:p>
          </table:table-cell>
        </table:table-row>
        <table:table-row table:style-name="ro2">
          <table:table-cell office:value-type="float" office:value="168.6" calcext:value-type="float">
            <text:p>168,6</text:p>
          </table:table-cell>
          <table:table-cell office:value-type="float" office:value="68.0833" calcext:value-type="float">
            <text:p>68,0833</text:p>
          </table:table-cell>
        </table:table-row>
        <table:table-row table:style-name="ro2">
          <table:table-cell office:value-type="float" office:value="168.7" calcext:value-type="float">
            <text:p>168,7</text:p>
          </table:table-cell>
          <table:table-cell office:value-type="float" office:value="68.9167" calcext:value-type="float">
            <text:p>68,9167</text:p>
          </table:table-cell>
        </table:table-row>
        <table:table-row table:style-name="ro2">
          <table:table-cell office:value-type="float" office:value="168.8" calcext:value-type="float">
            <text:p>168,8</text:p>
          </table:table-cell>
          <table:table-cell office:value-type="float" office:value="67.5417" calcext:value-type="float">
            <text:p>67,5417</text:p>
          </table:table-cell>
        </table:table-row>
        <table:table-row table:style-name="ro2">
          <table:table-cell office:value-type="float" office:value="168.9" calcext:value-type="float">
            <text:p>168,9</text:p>
          </table:table-cell>
          <table:table-cell office:value-type="float" office:value="67.7708" calcext:value-type="float">
            <text:p>67,770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7.9375" calcext:value-type="float">
            <text:p>67,9375</text:p>
          </table:table-cell>
        </table:table-row>
        <table:table-row table:style-name="ro2">
          <table:table-cell office:value-type="float" office:value="169.1" calcext:value-type="float">
            <text:p>169,1</text:p>
          </table:table-cell>
          <table:table-cell office:value-type="float" office:value="67.3125" calcext:value-type="float">
            <text:p>67,3125</text:p>
          </table:table-cell>
        </table:table-row>
        <table:table-row table:style-name="ro2">
          <table:table-cell office:value-type="float" office:value="169.2" calcext:value-type="float">
            <text:p>169,2</text:p>
          </table:table-cell>
          <table:table-cell office:value-type="float" office:value="67.2083" calcext:value-type="float">
            <text:p>67,2083</text:p>
          </table:table-cell>
        </table:table-row>
        <table:table-row table:style-name="ro2">
          <table:table-cell office:value-type="float" office:value="169.3" calcext:value-type="float">
            <text:p>169,3</text:p>
          </table:table-cell>
          <table:table-cell office:value-type="float" office:value="67.5" calcext:value-type="float">
            <text:p>67,5</text:p>
          </table:table-cell>
        </table:table-row>
        <table:table-row table:style-name="ro2">
          <table:table-cell office:value-type="float" office:value="169.4" calcext:value-type="float">
            <text:p>169,4</text:p>
          </table:table-cell>
          <table:table-cell office:value-type="float" office:value="66.8333" calcext:value-type="float">
            <text:p>66,8333</text:p>
          </table:table-cell>
        </table:table-row>
        <table:table-row table:style-name="ro2">
          <table:table-cell office:value-type="float" office:value="169.5" calcext:value-type="float">
            <text:p>169,5</text:p>
          </table:table-cell>
          <table:table-cell office:value-type="float" office:value="66.7708" calcext:value-type="float">
            <text:p>66,7708</text:p>
          </table:table-cell>
        </table:table-row>
        <table:table-row table:style-name="ro2">
          <table:table-cell office:value-type="float" office:value="169.6" calcext:value-type="float">
            <text:p>169,6</text:p>
          </table:table-cell>
          <table:table-cell office:value-type="float" office:value="66.7917" calcext:value-type="float">
            <text:p>66,7917</text:p>
          </table:table-cell>
        </table:table-row>
        <table:table-row table:style-name="ro2">
          <table:table-cell office:value-type="float" office:value="169.7" calcext:value-type="float">
            <text:p>169,7</text:p>
          </table:table-cell>
          <table:table-cell office:value-type="float" office:value="67.1042" calcext:value-type="float">
            <text:p>67,1042</text:p>
          </table:table-cell>
        </table:table-row>
        <table:table-row table:style-name="ro2">
          <table:table-cell office:value-type="float" office:value="169.8" calcext:value-type="float">
            <text:p>169,8</text:p>
          </table:table-cell>
          <table:table-cell office:value-type="float" office:value="66.4167" calcext:value-type="float">
            <text:p>66,4167</text:p>
          </table:table-cell>
        </table:table-row>
        <table:table-row table:style-name="ro2">
          <table:table-cell office:value-type="float" office:value="169.9" calcext:value-type="float">
            <text:p>169,9</text:p>
          </table:table-cell>
          <table:table-cell office:value-type="float" office:value="66.1042" calcext:value-type="float">
            <text:p>66,104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7.1458" calcext:value-type="float">
            <text:p>67,1458</text:p>
          </table:table-cell>
        </table:table-row>
        <table:table-row table:style-name="ro2">
          <table:table-cell office:value-type="float" office:value="170.1" calcext:value-type="float">
            <text:p>170,1</text:p>
          </table:table-cell>
          <table:table-cell office:value-type="float" office:value="66.5417" calcext:value-type="float">
            <text:p>66,5417</text:p>
          </table:table-cell>
        </table:table-row>
        <table:table-row table:style-name="ro2">
          <table:table-cell office:value-type="float" office:value="170.2" calcext:value-type="float">
            <text:p>170,2</text:p>
          </table:table-cell>
          <table:table-cell office:value-type="float" office:value="66.6042" calcext:value-type="float">
            <text:p>66,6042</text:p>
          </table:table-cell>
        </table:table-row>
        <table:table-row table:style-name="ro2">
          <table:table-cell office:value-type="float" office:value="170.3" calcext:value-type="float">
            <text:p>170,3</text:p>
          </table:table-cell>
          <table:table-cell office:value-type="float" office:value="66.3542" calcext:value-type="float">
            <text:p>66,3542</text:p>
          </table:table-cell>
        </table:table-row>
        <table:table-row table:style-name="ro2">
          <table:table-cell office:value-type="float" office:value="170.4" calcext:value-type="float">
            <text:p>170,4</text:p>
          </table:table-cell>
          <table:table-cell office:value-type="float" office:value="66.8333" calcext:value-type="float">
            <text:p>66,8333</text:p>
          </table:table-cell>
        </table:table-row>
        <table:table-row table:style-name="ro2">
          <table:table-cell office:value-type="float" office:value="170.5" calcext:value-type="float">
            <text:p>170,5</text:p>
          </table:table-cell>
          <table:table-cell office:value-type="float" office:value="66.6458" calcext:value-type="float">
            <text:p>66,6458</text:p>
          </table:table-cell>
        </table:table-row>
        <table:table-row table:style-name="ro2">
          <table:table-cell office:value-type="float" office:value="170.6" calcext:value-type="float">
            <text:p>170,6</text:p>
          </table:table-cell>
          <table:table-cell office:value-type="float" office:value="66.3542" calcext:value-type="float">
            <text:p>66,3542</text:p>
          </table:table-cell>
        </table:table-row>
        <table:table-row table:style-name="ro2">
          <table:table-cell office:value-type="float" office:value="170.7" calcext:value-type="float">
            <text:p>170,7</text:p>
          </table:table-cell>
          <table:table-cell office:value-type="float" office:value="66.6458" calcext:value-type="float">
            <text:p>66,6458</text:p>
          </table:table-cell>
        </table:table-row>
        <table:table-row table:style-name="ro2">
          <table:table-cell office:value-type="float" office:value="170.8" calcext:value-type="float">
            <text:p>170,8</text:p>
          </table:table-cell>
          <table:table-cell office:value-type="float" office:value="66.1667" calcext:value-type="float">
            <text:p>66,1667</text:p>
          </table:table-cell>
        </table:table-row>
        <table:table-row table:style-name="ro2">
          <table:table-cell office:value-type="float" office:value="170.9" calcext:value-type="float">
            <text:p>170,9</text:p>
          </table:table-cell>
          <table:table-cell office:value-type="float" office:value="66.875" calcext:value-type="float">
            <text:p>66,87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6.875" calcext:value-type="float">
            <text:p>66,875</text:p>
          </table:table-cell>
        </table:table-row>
        <table:table-row table:style-name="ro2">
          <table:table-cell office:value-type="float" office:value="171.1" calcext:value-type="float">
            <text:p>171,1</text:p>
          </table:table-cell>
          <table:table-cell office:value-type="float" office:value="66.625" calcext:value-type="float">
            <text:p>66,625</text:p>
          </table:table-cell>
        </table:table-row>
        <table:table-row table:style-name="ro2">
          <table:table-cell office:value-type="float" office:value="171.2" calcext:value-type="float">
            <text:p>171,2</text:p>
          </table:table-cell>
          <table:table-cell office:value-type="float" office:value="66.8542" calcext:value-type="float">
            <text:p>66,8542</text:p>
          </table:table-cell>
        </table:table-row>
        <table:table-row table:style-name="ro2">
          <table:table-cell office:value-type="float" office:value="171.3" calcext:value-type="float">
            <text:p>171,3</text:p>
          </table:table-cell>
          <table:table-cell office:value-type="float" office:value="66.4583" calcext:value-type="float">
            <text:p>66,4583</text:p>
          </table:table-cell>
        </table:table-row>
        <table:table-row table:style-name="ro2">
          <table:table-cell office:value-type="float" office:value="171.4" calcext:value-type="float">
            <text:p>171,4</text:p>
          </table:table-cell>
          <table:table-cell office:value-type="float" office:value="66.4583" calcext:value-type="float">
            <text:p>66,4583</text:p>
          </table:table-cell>
        </table:table-row>
        <table:table-row table:style-name="ro2">
          <table:table-cell office:value-type="float" office:value="171.5" calcext:value-type="float">
            <text:p>171,5</text:p>
          </table:table-cell>
          <table:table-cell office:value-type="float" office:value="66.5208" calcext:value-type="float">
            <text:p>66,5208</text:p>
          </table:table-cell>
        </table:table-row>
        <table:table-row table:style-name="ro2">
          <table:table-cell office:value-type="float" office:value="171.6" calcext:value-type="float">
            <text:p>171,6</text:p>
          </table:table-cell>
          <table:table-cell office:value-type="float" office:value="66.1875" calcext:value-type="float">
            <text:p>66,1875</text:p>
          </table:table-cell>
        </table:table-row>
        <table:table-row table:style-name="ro2">
          <table:table-cell office:value-type="float" office:value="171.7" calcext:value-type="float">
            <text:p>171,7</text:p>
          </table:table-cell>
          <table:table-cell office:value-type="float" office:value="66.8333" calcext:value-type="float">
            <text:p>66,8333</text:p>
          </table:table-cell>
        </table:table-row>
        <table:table-row table:style-name="ro2">
          <table:table-cell office:value-type="float" office:value="171.8" calcext:value-type="float">
            <text:p>171,8</text:p>
          </table:table-cell>
          <table:table-cell office:value-type="float" office:value="65.5" calcext:value-type="float">
            <text:p>65,5</text:p>
          </table:table-cell>
        </table:table-row>
        <table:table-row table:style-name="ro2">
          <table:table-cell office:value-type="float" office:value="171.9" calcext:value-type="float">
            <text:p>171,9</text:p>
          </table:table-cell>
          <table:table-cell office:value-type="float" office:value="58.7708" calcext:value-type="float">
            <text:p>58,770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0.8125" calcext:value-type="float">
            <text:p>50,8125</text:p>
          </table:table-cell>
        </table:table-row>
        <table:table-row table:style-name="ro2">
          <table:table-cell office:value-type="float" office:value="172.1" calcext:value-type="float">
            <text:p>172,1</text:p>
          </table:table-cell>
          <table:table-cell office:value-type="float" office:value="46.1667" calcext:value-type="float">
            <text:p>46,1667</text:p>
          </table:table-cell>
        </table:table-row>
        <table:table-row table:style-name="ro2">
          <table:table-cell office:value-type="float" office:value="172.2" calcext:value-type="float">
            <text:p>172,2</text:p>
          </table:table-cell>
          <table:table-cell office:value-type="float" office:value="42.7917" calcext:value-type="float">
            <text:p>42,7917</text:p>
          </table:table-cell>
        </table:table-row>
        <table:table-row table:style-name="ro2">
          <table:table-cell office:value-type="float" office:value="172.3" calcext:value-type="float">
            <text:p>172,3</text:p>
          </table:table-cell>
          <table:table-cell office:value-type="float" office:value="43.5833" calcext:value-type="float">
            <text:p>43,5833</text:p>
          </table:table-cell>
        </table:table-row>
        <table:table-row table:style-name="ro2">
          <table:table-cell office:value-type="float" office:value="172.4" calcext:value-type="float">
            <text:p>172,4</text:p>
          </table:table-cell>
          <table:table-cell office:value-type="float" office:value="45.3542" calcext:value-type="float">
            <text:p>45,3542</text:p>
          </table:table-cell>
        </table:table-row>
        <table:table-row table:style-name="ro2">
          <table:table-cell office:value-type="float" office:value="172.5" calcext:value-type="float">
            <text:p>172,5</text:p>
          </table:table-cell>
          <table:table-cell office:value-type="float" office:value="47.4167" calcext:value-type="float">
            <text:p>47,4167</text:p>
          </table:table-cell>
        </table:table-row>
        <table:table-row table:style-name="ro2">
          <table:table-cell office:value-type="float" office:value="172.6" calcext:value-type="float">
            <text:p>172,6</text:p>
          </table:table-cell>
          <table:table-cell office:value-type="float" office:value="48.2708" calcext:value-type="float">
            <text:p>48,2708</text:p>
          </table:table-cell>
        </table:table-row>
        <table:table-row table:style-name="ro2">
          <table:table-cell office:value-type="float" office:value="172.7" calcext:value-type="float">
            <text:p>172,7</text:p>
          </table:table-cell>
          <table:table-cell office:value-type="float" office:value="48.6458" calcext:value-type="float">
            <text:p>48,6458</text:p>
          </table:table-cell>
        </table:table-row>
        <table:table-row table:style-name="ro2">
          <table:table-cell office:value-type="float" office:value="172.8" calcext:value-type="float">
            <text:p>172,8</text:p>
          </table:table-cell>
          <table:table-cell office:value-type="float" office:value="48.375" calcext:value-type="float">
            <text:p>48,375</text:p>
          </table:table-cell>
        </table:table-row>
        <table:table-row table:style-name="ro2">
          <table:table-cell office:value-type="float" office:value="172.9" calcext:value-type="float">
            <text:p>172,9</text:p>
          </table:table-cell>
          <table:table-cell office:value-type="float" office:value="48.4167" calcext:value-type="float">
            <text:p>48,416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7.4583" calcext:value-type="float">
            <text:p>47,4583</text:p>
          </table:table-cell>
        </table:table-row>
        <table:table-row table:style-name="ro2">
          <table:table-cell office:value-type="float" office:value="173.1" calcext:value-type="float">
            <text:p>173,1</text:p>
          </table:table-cell>
          <table:table-cell office:value-type="float" office:value="47.5417" calcext:value-type="float">
            <text:p>47,5417</text:p>
          </table:table-cell>
        </table:table-row>
        <table:table-row table:style-name="ro2">
          <table:table-cell office:value-type="float" office:value="173.2" calcext:value-type="float">
            <text:p>173,2</text:p>
          </table:table-cell>
          <table:table-cell office:value-type="float" office:value="46.875" calcext:value-type="float">
            <text:p>46,875</text:p>
          </table:table-cell>
        </table:table-row>
        <table:table-row table:style-name="ro2">
          <table:table-cell office:value-type="float" office:value="173.3" calcext:value-type="float">
            <text:p>173,3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173.4" calcext:value-type="float">
            <text:p>173,4</text:p>
          </table:table-cell>
          <table:table-cell office:value-type="float" office:value="46.5208" calcext:value-type="float">
            <text:p>46,5208</text:p>
          </table:table-cell>
        </table:table-row>
        <table:table-row table:style-name="ro2">
          <table:table-cell office:value-type="float" office:value="173.5" calcext:value-type="float">
            <text:p>173,5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173.6" calcext:value-type="float">
            <text:p>173,6</text:p>
          </table:table-cell>
          <table:table-cell office:value-type="float" office:value="46.7292" calcext:value-type="float">
            <text:p>46,7292</text:p>
          </table:table-cell>
        </table:table-row>
        <table:table-row table:style-name="ro2">
          <table:table-cell office:value-type="float" office:value="173.7" calcext:value-type="float">
            <text:p>173,7</text:p>
          </table:table-cell>
          <table:table-cell office:value-type="float" office:value="46.5625" calcext:value-type="float">
            <text:p>46,5625</text:p>
          </table:table-cell>
        </table:table-row>
        <table:table-row table:style-name="ro2">
          <table:table-cell office:value-type="float" office:value="173.8" calcext:value-type="float">
            <text:p>173,8</text:p>
          </table:table-cell>
          <table:table-cell office:value-type="float" office:value="46.375" calcext:value-type="float">
            <text:p>46,375</text:p>
          </table:table-cell>
        </table:table-row>
        <table:table-row table:style-name="ro2">
          <table:table-cell office:value-type="float" office:value="173.9" calcext:value-type="float">
            <text:p>173,9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46.4375" calcext:value-type="float">
            <text:p>46,4375</text:p>
          </table:table-cell>
        </table:table-row>
        <table:table-row table:style-name="ro2">
          <table:table-cell office:value-type="float" office:value="174.1" calcext:value-type="float">
            <text:p>174,1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174.2" calcext:value-type="float">
            <text:p>174,2</text:p>
          </table:table-cell>
          <table:table-cell office:value-type="float" office:value="45.9583" calcext:value-type="float">
            <text:p>45,9583</text:p>
          </table:table-cell>
        </table:table-row>
        <table:table-row table:style-name="ro2">
          <table:table-cell office:value-type="float" office:value="174.3" calcext:value-type="float">
            <text:p>174,3</text:p>
          </table:table-cell>
          <table:table-cell office:value-type="float" office:value="46.2708" calcext:value-type="float">
            <text:p>46,2708</text:p>
          </table:table-cell>
        </table:table-row>
        <table:table-row table:style-name="ro2">
          <table:table-cell office:value-type="float" office:value="174.4" calcext:value-type="float">
            <text:p>174,4</text:p>
          </table:table-cell>
          <table:table-cell office:value-type="float" office:value="45.875" calcext:value-type="float">
            <text:p>45,875</text:p>
          </table:table-cell>
        </table:table-row>
        <table:table-row table:style-name="ro2">
          <table:table-cell office:value-type="float" office:value="174.5" calcext:value-type="float">
            <text:p>174,5</text:p>
          </table:table-cell>
          <table:table-cell office:value-type="float" office:value="46.1667" calcext:value-type="float">
            <text:p>46,1667</text:p>
          </table:table-cell>
        </table:table-row>
        <table:table-row table:style-name="ro2">
          <table:table-cell office:value-type="float" office:value="174.6" calcext:value-type="float">
            <text:p>174,6</text:p>
          </table:table-cell>
          <table:table-cell office:value-type="float" office:value="45.75" calcext:value-type="float">
            <text:p>45,75</text:p>
          </table:table-cell>
        </table:table-row>
        <table:table-row table:style-name="ro2">
          <table:table-cell office:value-type="float" office:value="174.7" calcext:value-type="float">
            <text:p>174,7</text:p>
          </table:table-cell>
          <table:table-cell office:value-type="float" office:value="45.6042" calcext:value-type="float">
            <text:p>45,6042</text:p>
          </table:table-cell>
        </table:table-row>
        <table:table-row table:style-name="ro2">
          <table:table-cell office:value-type="float" office:value="174.8" calcext:value-type="float">
            <text:p>174,8</text:p>
          </table:table-cell>
          <table:table-cell office:value-type="float" office:value="45.9583" calcext:value-type="float">
            <text:p>45,9583</text:p>
          </table:table-cell>
        </table:table-row>
        <table:table-row table:style-name="ro2">
          <table:table-cell office:value-type="float" office:value="174.9" calcext:value-type="float">
            <text:p>174,9</text:p>
          </table:table-cell>
          <table:table-cell office:value-type="float" office:value="45.6042" calcext:value-type="float">
            <text:p>45,604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175.1" calcext:value-type="float">
            <text:p>175,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75.2" calcext:value-type="float">
            <text:p>175,2</text:p>
          </table:table-cell>
          <table:table-cell office:value-type="float" office:value="45.25" calcext:value-type="float">
            <text:p>45,25</text:p>
          </table:table-cell>
        </table:table-row>
        <table:table-row table:style-name="ro2">
          <table:table-cell office:value-type="float" office:value="175.3" calcext:value-type="float">
            <text:p>175,3</text:p>
          </table:table-cell>
          <table:table-cell office:value-type="float" office:value="45.7917" calcext:value-type="float">
            <text:p>45,7917</text:p>
          </table:table-cell>
        </table:table-row>
        <table:table-row table:style-name="ro2">
          <table:table-cell office:value-type="float" office:value="175.4" calcext:value-type="float">
            <text:p>175,4</text:p>
          </table:table-cell>
          <table:table-cell office:value-type="float" office:value="45.4375" calcext:value-type="float">
            <text:p>45,4375</text:p>
          </table:table-cell>
        </table:table-row>
        <table:table-row table:style-name="ro2">
          <table:table-cell office:value-type="float" office:value="175.5" calcext:value-type="float">
            <text:p>175,5</text:p>
          </table:table-cell>
          <table:table-cell office:value-type="float" office:value="45.6875" calcext:value-type="float">
            <text:p>45,6875</text:p>
          </table:table-cell>
        </table:table-row>
        <table:table-row table:style-name="ro2">
          <table:table-cell office:value-type="float" office:value="175.6" calcext:value-type="float">
            <text:p>175,6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175.7" calcext:value-type="float">
            <text:p>175,7</text:p>
          </table:table-cell>
          <table:table-cell office:value-type="float" office:value="45.5417" calcext:value-type="float">
            <text:p>45,5417</text:p>
          </table:table-cell>
        </table:table-row>
        <table:table-row table:style-name="ro2">
          <table:table-cell office:value-type="float" office:value="175.8" calcext:value-type="float">
            <text:p>175,8</text:p>
          </table:table-cell>
          <table:table-cell office:value-type="float" office:value="45.8125" calcext:value-type="float">
            <text:p>45,8125</text:p>
          </table:table-cell>
        </table:table-row>
        <table:table-row table:style-name="ro2">
          <table:table-cell office:value-type="float" office:value="175.9" calcext:value-type="float">
            <text:p>175,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4.625" calcext:value-type="float">
            <text:p>44,625</text:p>
          </table:table-cell>
        </table:table-row>
        <table:table-row table:style-name="ro2">
          <table:table-cell office:value-type="float" office:value="176.1" calcext:value-type="float">
            <text:p>176,1</text:p>
          </table:table-cell>
          <table:table-cell office:value-type="float" office:value="44.1667" calcext:value-type="float">
            <text:p>44,1667</text:p>
          </table:table-cell>
        </table:table-row>
        <table:table-row table:style-name="ro2">
          <table:table-cell office:value-type="float" office:value="176.2" calcext:value-type="float">
            <text:p>176,2</text:p>
          </table:table-cell>
          <table:table-cell office:value-type="float" office:value="44.4375" calcext:value-type="float">
            <text:p>44,4375</text:p>
          </table:table-cell>
        </table:table-row>
        <table:table-row table:style-name="ro2">
          <table:table-cell office:value-type="float" office:value="176.3" calcext:value-type="float">
            <text:p>176,3</text:p>
          </table:table-cell>
          <table:table-cell office:value-type="float" office:value="44.5417" calcext:value-type="float">
            <text:p>44,5417</text:p>
          </table:table-cell>
        </table:table-row>
        <table:table-row table:style-name="ro2">
          <table:table-cell office:value-type="float" office:value="176.4" calcext:value-type="float">
            <text:p>176,4</text:p>
          </table:table-cell>
          <table:table-cell office:value-type="float" office:value="44.7917" calcext:value-type="float">
            <text:p>44,7917</text:p>
          </table:table-cell>
        </table:table-row>
        <table:table-row table:style-name="ro2">
          <table:table-cell office:value-type="float" office:value="176.5" calcext:value-type="float">
            <text:p>176,5</text:p>
          </table:table-cell>
          <table:table-cell office:value-type="float" office:value="44.9167" calcext:value-type="float">
            <text:p>44,9167</text:p>
          </table:table-cell>
        </table:table-row>
        <table:table-row table:style-name="ro2">
          <table:table-cell office:value-type="float" office:value="176.6" calcext:value-type="float">
            <text:p>176,6</text:p>
          </table:table-cell>
          <table:table-cell office:value-type="float" office:value="44.3125" calcext:value-type="float">
            <text:p>44,3125</text:p>
          </table:table-cell>
        </table:table-row>
        <table:table-row table:style-name="ro2">
          <table:table-cell office:value-type="float" office:value="176.7" calcext:value-type="float">
            <text:p>176,7</text:p>
          </table:table-cell>
          <table:table-cell office:value-type="float" office:value="44.8125" calcext:value-type="float">
            <text:p>44,8125</text:p>
          </table:table-cell>
        </table:table-row>
        <table:table-row table:style-name="ro2">
          <table:table-cell office:value-type="float" office:value="176.8" calcext:value-type="float">
            <text:p>176,8</text:p>
          </table:table-cell>
          <table:table-cell office:value-type="float" office:value="45.0417" calcext:value-type="float">
            <text:p>45,0417</text:p>
          </table:table-cell>
        </table:table-row>
        <table:table-row table:style-name="ro2">
          <table:table-cell office:value-type="float" office:value="176.9" calcext:value-type="float">
            <text:p>176,9</text:p>
          </table:table-cell>
          <table:table-cell office:value-type="float" office:value="44.3958" calcext:value-type="float">
            <text:p>44,395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4.8958" calcext:value-type="float">
            <text:p>44,8958</text:p>
          </table:table-cell>
        </table:table-row>
        <table:table-row table:style-name="ro2">
          <table:table-cell office:value-type="float" office:value="177.1" calcext:value-type="float">
            <text:p>177,1</text:p>
          </table:table-cell>
          <table:table-cell office:value-type="float" office:value="44.875" calcext:value-type="float">
            <text:p>44,875</text:p>
          </table:table-cell>
        </table:table-row>
        <table:table-row table:style-name="ro2">
          <table:table-cell office:value-type="float" office:value="177.2" calcext:value-type="float">
            <text:p>177,2</text:p>
          </table:table-cell>
          <table:table-cell office:value-type="float" office:value="45.0625" calcext:value-type="float">
            <text:p>45,0625</text:p>
          </table:table-cell>
        </table:table-row>
        <table:table-row table:style-name="ro2">
          <table:table-cell office:value-type="float" office:value="177.3" calcext:value-type="float">
            <text:p>177,3</text:p>
          </table:table-cell>
          <table:table-cell office:value-type="float" office:value="44.8542" calcext:value-type="float">
            <text:p>44,8542</text:p>
          </table:table-cell>
        </table:table-row>
        <table:table-row table:style-name="ro2">
          <table:table-cell office:value-type="float" office:value="177.4" calcext:value-type="float">
            <text:p>177,4</text:p>
          </table:table-cell>
          <table:table-cell office:value-type="float" office:value="44.875" calcext:value-type="float">
            <text:p>44,875</text:p>
          </table:table-cell>
        </table:table-row>
        <table:table-row table:style-name="ro2">
          <table:table-cell office:value-type="float" office:value="177.5" calcext:value-type="float">
            <text:p>177,5</text:p>
          </table:table-cell>
          <table:table-cell office:value-type="float" office:value="44.875" calcext:value-type="float">
            <text:p>44,875</text:p>
          </table:table-cell>
        </table:table-row>
        <table:table-row table:style-name="ro2">
          <table:table-cell office:value-type="float" office:value="177.6" calcext:value-type="float">
            <text:p>177,6</text:p>
          </table:table-cell>
          <table:table-cell office:value-type="float" office:value="44.9375" calcext:value-type="float">
            <text:p>44,9375</text:p>
          </table:table-cell>
        </table:table-row>
        <table:table-row table:style-name="ro2">
          <table:table-cell office:value-type="float" office:value="177.7" calcext:value-type="float">
            <text:p>177,7</text:p>
          </table:table-cell>
          <table:table-cell office:value-type="float" office:value="44.8542" calcext:value-type="float">
            <text:p>44,8542</text:p>
          </table:table-cell>
        </table:table-row>
        <table:table-row table:style-name="ro2">
          <table:table-cell office:value-type="float" office:value="177.8" calcext:value-type="float">
            <text:p>177,8</text:p>
          </table:table-cell>
          <table:table-cell office:value-type="float" office:value="44.75" calcext:value-type="float">
            <text:p>44,75</text:p>
          </table:table-cell>
        </table:table-row>
        <table:table-row table:style-name="ro2">
          <table:table-cell office:value-type="float" office:value="177.9" calcext:value-type="float">
            <text:p>177,9</text:p>
          </table:table-cell>
          <table:table-cell office:value-type="float" office:value="44.7083" calcext:value-type="float">
            <text:p>44,708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5.1042" calcext:value-type="float">
            <text:p>45,1042</text:p>
          </table:table-cell>
        </table:table-row>
        <table:table-row table:style-name="ro2">
          <table:table-cell office:value-type="float" office:value="178.1" calcext:value-type="float">
            <text:p>178,1</text:p>
          </table:table-cell>
          <table:table-cell office:value-type="float" office:value="45.0417" calcext:value-type="float">
            <text:p>45,0417</text:p>
          </table:table-cell>
        </table:table-row>
        <table:table-row table:style-name="ro2">
          <table:table-cell office:value-type="float" office:value="178.2" calcext:value-type="float">
            <text:p>178,2</text:p>
          </table:table-cell>
          <table:table-cell office:value-type="float" office:value="45.2708" calcext:value-type="float">
            <text:p>45,2708</text:p>
          </table:table-cell>
        </table:table-row>
        <table:table-row table:style-name="ro2">
          <table:table-cell office:value-type="float" office:value="178.3" calcext:value-type="float">
            <text:p>178,3</text:p>
          </table:table-cell>
          <table:table-cell office:value-type="float" office:value="45.1042" calcext:value-type="float">
            <text:p>45,1042</text:p>
          </table:table-cell>
        </table:table-row>
        <table:table-row table:style-name="ro2">
          <table:table-cell office:value-type="float" office:value="178.4" calcext:value-type="float">
            <text:p>178,4</text:p>
          </table:table-cell>
          <table:table-cell office:value-type="float" office:value="45.2083" calcext:value-type="float">
            <text:p>45,2083</text:p>
          </table:table-cell>
        </table:table-row>
        <table:table-row table:style-name="ro2">
          <table:table-cell office:value-type="float" office:value="178.5" calcext:value-type="float">
            <text:p>178,5</text:p>
          </table:table-cell>
          <table:table-cell office:value-type="float" office:value="44.9375" calcext:value-type="float">
            <text:p>44,9375</text:p>
          </table:table-cell>
        </table:table-row>
        <table:table-row table:style-name="ro2">
          <table:table-cell office:value-type="float" office:value="178.6" calcext:value-type="float">
            <text:p>178,6</text:p>
          </table:table-cell>
          <table:table-cell office:value-type="float" office:value="45.7708" calcext:value-type="float">
            <text:p>45,7708</text:p>
          </table:table-cell>
        </table:table-row>
        <table:table-row table:style-name="ro2">
          <table:table-cell office:value-type="float" office:value="178.7" calcext:value-type="float">
            <text:p>178,7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178.8" calcext:value-type="float">
            <text:p>178,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78.9" calcext:value-type="float">
            <text:p>178,9</text:p>
          </table:table-cell>
          <table:table-cell office:value-type="float" office:value="46.0625" calcext:value-type="float">
            <text:p>46,062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45.7292" calcext:value-type="float">
            <text:p>45,7292</text:p>
          </table:table-cell>
        </table:table-row>
        <table:table-row table:style-name="ro2">
          <table:table-cell office:value-type="float" office:value="179.1" calcext:value-type="float">
            <text:p>179,1</text:p>
          </table:table-cell>
          <table:table-cell office:value-type="float" office:value="46.125" calcext:value-type="float">
            <text:p>46,125</text:p>
          </table:table-cell>
        </table:table-row>
        <table:table-row table:style-name="ro2">
          <table:table-cell office:value-type="float" office:value="179.2" calcext:value-type="float">
            <text:p>179,2</text:p>
          </table:table-cell>
          <table:table-cell office:value-type="float" office:value="45.9375" calcext:value-type="float">
            <text:p>45,9375</text:p>
          </table:table-cell>
        </table:table-row>
        <table:table-row table:style-name="ro2">
          <table:table-cell office:value-type="float" office:value="179.3" calcext:value-type="float">
            <text:p>179,3</text:p>
          </table:table-cell>
          <table:table-cell office:value-type="float" office:value="45.3958" calcext:value-type="float">
            <text:p>45,3958</text:p>
          </table:table-cell>
        </table:table-row>
        <table:table-row table:style-name="ro2">
          <table:table-cell office:value-type="float" office:value="179.4" calcext:value-type="float">
            <text:p>179,4</text:p>
          </table:table-cell>
          <table:table-cell office:value-type="float" office:value="46.125" calcext:value-type="float">
            <text:p>46,125</text:p>
          </table:table-cell>
        </table:table-row>
        <table:table-row table:style-name="ro2">
          <table:table-cell office:value-type="float" office:value="179.5" calcext:value-type="float">
            <text:p>179,5</text:p>
          </table:table-cell>
          <table:table-cell office:value-type="float" office:value="46.5" calcext:value-type="float">
            <text:p>46,5</text:p>
          </table:table-cell>
        </table:table-row>
        <table:table-row table:style-name="ro2">
          <table:table-cell office:value-type="float" office:value="179.6" calcext:value-type="float">
            <text:p>179,6</text:p>
          </table:table-cell>
          <table:table-cell office:value-type="float" office:value="46.5833" calcext:value-type="float">
            <text:p>46,5833</text:p>
          </table:table-cell>
        </table:table-row>
        <table:table-row table:style-name="ro2">
          <table:table-cell office:value-type="float" office:value="179.7" calcext:value-type="float">
            <text:p>179,7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2">
          <table:table-cell office:value-type="float" office:value="179.8" calcext:value-type="float">
            <text:p>179,8</text:p>
          </table:table-cell>
          <table:table-cell office:value-type="float" office:value="46.2708" calcext:value-type="float">
            <text:p>46,2708</text:p>
          </table:table-cell>
        </table:table-row>
        <table:table-row table:style-name="ro2">
          <table:table-cell office:value-type="float" office:value="179.9" calcext:value-type="float">
            <text:p>179,9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180.1" calcext:value-type="float">
            <text:p>180,1</text:p>
          </table:table-cell>
          <table:table-cell office:value-type="float" office:value="45.9583" calcext:value-type="float">
            <text:p>45,9583</text:p>
          </table:table-cell>
        </table:table-row>
        <table:table-row table:style-name="ro2">
          <table:table-cell office:value-type="float" office:value="180.2" calcext:value-type="float">
            <text:p>180,2</text:p>
          </table:table-cell>
          <table:table-cell office:value-type="float" office:value="45.7083" calcext:value-type="float">
            <text:p>45,7083</text:p>
          </table:table-cell>
        </table:table-row>
        <table:table-row table:style-name="ro2">
          <table:table-cell office:value-type="float" office:value="180.3" calcext:value-type="float">
            <text:p>180,3</text:p>
          </table:table-cell>
          <table:table-cell office:value-type="float" office:value="45.7917" calcext:value-type="float">
            <text:p>45,7917</text:p>
          </table:table-cell>
        </table:table-row>
        <table:table-row table:style-name="ro2">
          <table:table-cell office:value-type="float" office:value="180.4" calcext:value-type="float">
            <text:p>180,4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180.5" calcext:value-type="float">
            <text:p>180,5</text:p>
          </table:table-cell>
          <table:table-cell office:value-type="float" office:value="46.4167" calcext:value-type="float">
            <text:p>46,4167</text:p>
          </table:table-cell>
        </table:table-row>
        <table:table-row table:style-name="ro2">
          <table:table-cell office:value-type="float" office:value="180.6" calcext:value-type="float">
            <text:p>180,6</text:p>
          </table:table-cell>
          <table:table-cell office:value-type="float" office:value="45.8333" calcext:value-type="float">
            <text:p>45,8333</text:p>
          </table:table-cell>
        </table:table-row>
        <table:table-row table:style-name="ro2">
          <table:table-cell office:value-type="float" office:value="180.7" calcext:value-type="float">
            <text:p>180,7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180.8" calcext:value-type="float">
            <text:p>180,8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180.9" calcext:value-type="float">
            <text:p>180,9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181.1" calcext:value-type="float">
            <text:p>181,1</text:p>
          </table:table-cell>
          <table:table-cell office:value-type="float" office:value="46.6875" calcext:value-type="float">
            <text:p>46,6875</text:p>
          </table:table-cell>
        </table:table-row>
        <table:table-row table:style-name="ro2">
          <table:table-cell office:value-type="float" office:value="181.2" calcext:value-type="float">
            <text:p>181,2</text:p>
          </table:table-cell>
          <table:table-cell office:value-type="float" office:value="47.1667" calcext:value-type="float">
            <text:p>47,1667</text:p>
          </table:table-cell>
        </table:table-row>
        <table:table-row table:style-name="ro2">
          <table:table-cell office:value-type="float" office:value="181.3" calcext:value-type="float">
            <text:p>181,3</text:p>
          </table:table-cell>
          <table:table-cell office:value-type="float" office:value="46.9167" calcext:value-type="float">
            <text:p>46,9167</text:p>
          </table:table-cell>
        </table:table-row>
        <table:table-row table:style-name="ro2">
          <table:table-cell office:value-type="float" office:value="181.4" calcext:value-type="float">
            <text:p>181,4</text:p>
          </table:table-cell>
          <table:table-cell office:value-type="float" office:value="47.0625" calcext:value-type="float">
            <text:p>47,0625</text:p>
          </table:table-cell>
        </table:table-row>
        <table:table-row table:style-name="ro2">
          <table:table-cell office:value-type="float" office:value="181.5" calcext:value-type="float">
            <text:p>181,5</text:p>
          </table:table-cell>
          <table:table-cell office:value-type="float" office:value="47.6667" calcext:value-type="float">
            <text:p>47,6667</text:p>
          </table:table-cell>
        </table:table-row>
        <table:table-row table:style-name="ro2">
          <table:table-cell office:value-type="float" office:value="181.6" calcext:value-type="float">
            <text:p>181,6</text:p>
          </table:table-cell>
          <table:table-cell office:value-type="float" office:value="47.2917" calcext:value-type="float">
            <text:p>47,2917</text:p>
          </table:table-cell>
        </table:table-row>
        <table:table-row table:style-name="ro2">
          <table:table-cell office:value-type="float" office:value="181.7" calcext:value-type="float">
            <text:p>181,7</text:p>
          </table:table-cell>
          <table:table-cell office:value-type="float" office:value="47.5417" calcext:value-type="float">
            <text:p>47,5417</text:p>
          </table:table-cell>
        </table:table-row>
        <table:table-row table:style-name="ro2">
          <table:table-cell office:value-type="float" office:value="181.8" calcext:value-type="float">
            <text:p>181,8</text:p>
          </table:table-cell>
          <table:table-cell office:value-type="float" office:value="47.6042" calcext:value-type="float">
            <text:p>47,6042</text:p>
          </table:table-cell>
        </table:table-row>
        <table:table-row table:style-name="ro2">
          <table:table-cell office:value-type="float" office:value="181.9" calcext:value-type="float">
            <text:p>181,9</text:p>
          </table:table-cell>
          <table:table-cell office:value-type="float" office:value="47.7292" calcext:value-type="float">
            <text:p>47,729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47.5417" calcext:value-type="float">
            <text:p>47,5417</text:p>
          </table:table-cell>
        </table:table-row>
        <table:table-row table:style-name="ro2">
          <table:table-cell office:value-type="float" office:value="182.1" calcext:value-type="float">
            <text:p>182,1</text:p>
          </table:table-cell>
          <table:table-cell office:value-type="float" office:value="46.875" calcext:value-type="float">
            <text:p>46,875</text:p>
          </table:table-cell>
        </table:table-row>
        <table:table-row table:style-name="ro2">
          <table:table-cell office:value-type="float" office:value="182.2" calcext:value-type="float">
            <text:p>182,2</text:p>
          </table:table-cell>
          <table:table-cell office:value-type="float" office:value="46.8333" calcext:value-type="float">
            <text:p>46,8333</text:p>
          </table:table-cell>
        </table:table-row>
        <table:table-row table:style-name="ro2">
          <table:table-cell office:value-type="float" office:value="182.3" calcext:value-type="float">
            <text:p>182,3</text:p>
          </table:table-cell>
          <table:table-cell office:value-type="float" office:value="46.5208" calcext:value-type="float">
            <text:p>46,5208</text:p>
          </table:table-cell>
        </table:table-row>
        <table:table-row table:style-name="ro2">
          <table:table-cell office:value-type="float" office:value="182.4" calcext:value-type="float">
            <text:p>182,4</text:p>
          </table:table-cell>
          <table:table-cell office:value-type="float" office:value="46.5625" calcext:value-type="float">
            <text:p>46,5625</text:p>
          </table:table-cell>
        </table:table-row>
        <table:table-row table:style-name="ro2">
          <table:table-cell office:value-type="float" office:value="182.5" calcext:value-type="float">
            <text:p>182,5</text:p>
          </table:table-cell>
          <table:table-cell office:value-type="float" office:value="46.875" calcext:value-type="float">
            <text:p>46,875</text:p>
          </table:table-cell>
        </table:table-row>
        <table:table-row table:style-name="ro2">
          <table:table-cell office:value-type="float" office:value="182.6" calcext:value-type="float">
            <text:p>182,6</text:p>
          </table:table-cell>
          <table:table-cell office:value-type="float" office:value="47.125" calcext:value-type="float">
            <text:p>47,125</text:p>
          </table:table-cell>
        </table:table-row>
        <table:table-row table:style-name="ro2">
          <table:table-cell office:value-type="float" office:value="182.7" calcext:value-type="float">
            <text:p>182,7</text:p>
          </table:table-cell>
          <table:table-cell office:value-type="float" office:value="47.2083" calcext:value-type="float">
            <text:p>47,2083</text:p>
          </table:table-cell>
        </table:table-row>
        <table:table-row table:style-name="ro2">
          <table:table-cell office:value-type="float" office:value="182.8" calcext:value-type="float">
            <text:p>182,8</text:p>
          </table:table-cell>
          <table:table-cell office:value-type="float" office:value="47.3958" calcext:value-type="float">
            <text:p>47,3958</text:p>
          </table:table-cell>
        </table:table-row>
        <table:table-row table:style-name="ro2">
          <table:table-cell office:value-type="float" office:value="182.9" calcext:value-type="float">
            <text:p>182,9</text:p>
          </table:table-cell>
          <table:table-cell office:value-type="float" office:value="47.0833" calcext:value-type="float">
            <text:p>47,083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183.1" calcext:value-type="float">
            <text:p>183,1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183.2" calcext:value-type="float">
            <text:p>183,2</text:p>
          </table:table-cell>
          <table:table-cell office:value-type="float" office:value="46.9375" calcext:value-type="float">
            <text:p>46,9375</text:p>
          </table:table-cell>
        </table:table-row>
        <table:table-row table:style-name="ro2">
          <table:table-cell office:value-type="float" office:value="183.3" calcext:value-type="float">
            <text:p>183,3</text:p>
          </table:table-cell>
          <table:table-cell office:value-type="float" office:value="46.4792" calcext:value-type="float">
            <text:p>46,4792</text:p>
          </table:table-cell>
        </table:table-row>
        <table:table-row table:style-name="ro2">
          <table:table-cell office:value-type="float" office:value="183.4" calcext:value-type="float">
            <text:p>183,4</text:p>
          </table:table-cell>
          <table:table-cell office:value-type="float" office:value="46.4583" calcext:value-type="float">
            <text:p>46,4583</text:p>
          </table:table-cell>
        </table:table-row>
        <table:table-row table:style-name="ro2">
          <table:table-cell office:value-type="float" office:value="183.5" calcext:value-type="float">
            <text:p>183,5</text:p>
          </table:table-cell>
          <table:table-cell office:value-type="float" office:value="46.75" calcext:value-type="float">
            <text:p>46,75</text:p>
          </table:table-cell>
        </table:table-row>
        <table:table-row table:style-name="ro2">
          <table:table-cell office:value-type="float" office:value="183.6" calcext:value-type="float">
            <text:p>183,6</text:p>
          </table:table-cell>
          <table:table-cell office:value-type="float" office:value="46.8542" calcext:value-type="float">
            <text:p>46,8542</text:p>
          </table:table-cell>
        </table:table-row>
        <table:table-row table:style-name="ro2">
          <table:table-cell office:value-type="float" office:value="183.7" calcext:value-type="float">
            <text:p>183,7</text:p>
          </table:table-cell>
          <table:table-cell office:value-type="float" office:value="47.125" calcext:value-type="float">
            <text:p>47,125</text:p>
          </table:table-cell>
        </table:table-row>
        <table:table-row table:style-name="ro2">
          <table:table-cell office:value-type="float" office:value="183.8" calcext:value-type="float">
            <text:p>183,8</text:p>
          </table:table-cell>
          <table:table-cell office:value-type="float" office:value="47.125" calcext:value-type="float">
            <text:p>47,125</text:p>
          </table:table-cell>
        </table:table-row>
        <table:table-row table:style-name="ro2">
          <table:table-cell office:value-type="float" office:value="183.9" calcext:value-type="float">
            <text:p>183,9</text:p>
          </table:table-cell>
          <table:table-cell office:value-type="float" office:value="45.0833" calcext:value-type="float">
            <text:p>45,083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4.8958" calcext:value-type="float">
            <text:p>44,8958</text:p>
          </table:table-cell>
        </table:table-row>
        <table:table-row table:style-name="ro2">
          <table:table-cell office:value-type="float" office:value="184.1" calcext:value-type="float">
            <text:p>184,1</text:p>
          </table:table-cell>
          <table:table-cell office:value-type="float" office:value="46.3333" calcext:value-type="float">
            <text:p>46,3333</text:p>
          </table:table-cell>
        </table:table-row>
        <table:table-row table:style-name="ro2">
          <table:table-cell office:value-type="float" office:value="184.2" calcext:value-type="float">
            <text:p>184,2</text:p>
          </table:table-cell>
          <table:table-cell office:value-type="float" office:value="49.2083" calcext:value-type="float">
            <text:p>49,2083</text:p>
          </table:table-cell>
        </table:table-row>
        <table:table-row table:style-name="ro2">
          <table:table-cell office:value-type="float" office:value="184.3" calcext:value-type="float">
            <text:p>184,3</text:p>
          </table:table-cell>
          <table:table-cell office:value-type="float" office:value="52.375" calcext:value-type="float">
            <text:p>52,375</text:p>
          </table:table-cell>
        </table:table-row>
        <table:table-row table:style-name="ro2">
          <table:table-cell office:value-type="float" office:value="184.4" calcext:value-type="float">
            <text:p>184,4</text:p>
          </table:table-cell>
          <table:table-cell office:value-type="float" office:value="57.7292" calcext:value-type="float">
            <text:p>57,7292</text:p>
          </table:table-cell>
        </table:table-row>
        <table:table-row table:style-name="ro2">
          <table:table-cell office:value-type="float" office:value="184.5" calcext:value-type="float">
            <text:p>184,5</text:p>
          </table:table-cell>
          <table:table-cell office:value-type="float" office:value="61.2708" calcext:value-type="float">
            <text:p>61,2708</text:p>
          </table:table-cell>
        </table:table-row>
        <table:table-row table:style-name="ro2">
          <table:table-cell office:value-type="float" office:value="184.6" calcext:value-type="float">
            <text:p>184,6</text:p>
          </table:table-cell>
          <table:table-cell office:value-type="float" office:value="63.5625" calcext:value-type="float">
            <text:p>63,5625</text:p>
          </table:table-cell>
        </table:table-row>
        <table:table-row table:style-name="ro2">
          <table:table-cell office:value-type="float" office:value="184.7" calcext:value-type="float">
            <text:p>184,7</text:p>
          </table:table-cell>
          <table:table-cell office:value-type="float" office:value="68.3542" calcext:value-type="float">
            <text:p>68,3542</text:p>
          </table:table-cell>
        </table:table-row>
        <table:table-row table:style-name="ro2">
          <table:table-cell office:value-type="float" office:value="184.8" calcext:value-type="float">
            <text:p>184,8</text:p>
          </table:table-cell>
          <table:table-cell office:value-type="float" office:value="70.6042" calcext:value-type="float">
            <text:p>70,6042</text:p>
          </table:table-cell>
        </table:table-row>
        <table:table-row table:style-name="ro2">
          <table:table-cell office:value-type="float" office:value="184.9" calcext:value-type="float">
            <text:p>184,9</text:p>
          </table:table-cell>
          <table:table-cell office:value-type="float" office:value="72.1042" calcext:value-type="float">
            <text:p>72,1042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3.6042" calcext:value-type="float">
            <text:p>73,6042</text:p>
          </table:table-cell>
        </table:table-row>
        <table:table-row table:style-name="ro2">
          <table:table-cell office:value-type="float" office:value="185.1" calcext:value-type="float">
            <text:p>185,1</text:p>
          </table:table-cell>
          <table:table-cell office:value-type="float" office:value="74.7083" calcext:value-type="float">
            <text:p>74,7083</text:p>
          </table:table-cell>
        </table:table-row>
        <table:table-row table:style-name="ro2">
          <table:table-cell office:value-type="float" office:value="185.2" calcext:value-type="float">
            <text:p>185,2</text:p>
          </table:table-cell>
          <table:table-cell office:value-type="float" office:value="75.875" calcext:value-type="float">
            <text:p>75,875</text:p>
          </table:table-cell>
        </table:table-row>
        <table:table-row table:style-name="ro2">
          <table:table-cell office:value-type="float" office:value="185.3" calcext:value-type="float">
            <text:p>185,3</text:p>
          </table:table-cell>
          <table:table-cell office:value-type="float" office:value="76.3125" calcext:value-type="float">
            <text:p>76,3125</text:p>
          </table:table-cell>
        </table:table-row>
        <table:table-row table:style-name="ro2">
          <table:table-cell office:value-type="float" office:value="185.4" calcext:value-type="float">
            <text:p>185,4</text:p>
          </table:table-cell>
          <table:table-cell office:value-type="float" office:value="76.75" calcext:value-type="float">
            <text:p>76,75</text:p>
          </table:table-cell>
        </table:table-row>
        <table:table-row table:style-name="ro2">
          <table:table-cell office:value-type="float" office:value="185.5" calcext:value-type="float">
            <text:p>185,5</text:p>
          </table:table-cell>
          <table:table-cell office:value-type="float" office:value="77.6875" calcext:value-type="float">
            <text:p>77,6875</text:p>
          </table:table-cell>
        </table:table-row>
        <table:table-row table:style-name="ro2">
          <table:table-cell office:value-type="float" office:value="185.6" calcext:value-type="float">
            <text:p>185,6</text:p>
          </table:table-cell>
          <table:table-cell office:value-type="float" office:value="77.9167" calcext:value-type="float">
            <text:p>77,9167</text:p>
          </table:table-cell>
        </table:table-row>
        <table:table-row table:style-name="ro2">
          <table:table-cell office:value-type="float" office:value="185.7" calcext:value-type="float">
            <text:p>185,7</text:p>
          </table:table-cell>
          <table:table-cell office:value-type="float" office:value="78.2708" calcext:value-type="float">
            <text:p>78,2708</text:p>
          </table:table-cell>
        </table:table-row>
        <table:table-row table:style-name="ro2">
          <table:table-cell office:value-type="float" office:value="185.8" calcext:value-type="float">
            <text:p>185,8</text:p>
          </table:table-cell>
          <table:table-cell office:value-type="float" office:value="79.2292" calcext:value-type="float">
            <text:p>79,2292</text:p>
          </table:table-cell>
        </table:table-row>
        <table:table-row table:style-name="ro2">
          <table:table-cell office:value-type="float" office:value="185.9" calcext:value-type="float">
            <text:p>185,9</text:p>
          </table:table-cell>
          <table:table-cell office:value-type="float" office:value="79.0625" calcext:value-type="float">
            <text:p>79,062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79.2292" calcext:value-type="float">
            <text:p>79,2292</text:p>
          </table:table-cell>
        </table:table-row>
        <table:table-row table:style-name="ro2">
          <table:table-cell office:value-type="float" office:value="186.1" calcext:value-type="float">
            <text:p>186,1</text:p>
          </table:table-cell>
          <table:table-cell office:value-type="float" office:value="79.625" calcext:value-type="float">
            <text:p>79,625</text:p>
          </table:table-cell>
        </table:table-row>
        <table:table-row table:style-name="ro2">
          <table:table-cell office:value-type="float" office:value="186.2" calcext:value-type="float">
            <text:p>186,2</text:p>
          </table:table-cell>
          <table:table-cell office:value-type="float" office:value="80.1458" calcext:value-type="float">
            <text:p>80,1458</text:p>
          </table:table-cell>
        </table:table-row>
        <table:table-row table:style-name="ro2">
          <table:table-cell office:value-type="float" office:value="186.3" calcext:value-type="float">
            <text:p>186,3</text:p>
          </table:table-cell>
          <table:table-cell office:value-type="float" office:value="79.875" calcext:value-type="float">
            <text:p>79,875</text:p>
          </table:table-cell>
        </table:table-row>
        <table:table-row table:style-name="ro2">
          <table:table-cell office:value-type="float" office:value="186.4" calcext:value-type="float">
            <text:p>186,4</text:p>
          </table:table-cell>
          <table:table-cell office:value-type="float" office:value="79.8333" calcext:value-type="float">
            <text:p>79,8333</text:p>
          </table:table-cell>
        </table:table-row>
        <table:table-row table:style-name="ro2">
          <table:table-cell office:value-type="float" office:value="186.5" calcext:value-type="float">
            <text:p>186,5</text:p>
          </table:table-cell>
          <table:table-cell office:value-type="float" office:value="80.7292" calcext:value-type="float">
            <text:p>80,7292</text:p>
          </table:table-cell>
        </table:table-row>
        <table:table-row table:style-name="ro2">
          <table:table-cell office:value-type="float" office:value="186.6" calcext:value-type="float">
            <text:p>186,6</text:p>
          </table:table-cell>
          <table:table-cell office:value-type="float" office:value="80.0625" calcext:value-type="float">
            <text:p>80,0625</text:p>
          </table:table-cell>
        </table:table-row>
        <table:table-row table:style-name="ro2">
          <table:table-cell office:value-type="float" office:value="186.7" calcext:value-type="float">
            <text:p>186,7</text:p>
          </table:table-cell>
          <table:table-cell office:value-type="float" office:value="80.3542" calcext:value-type="float">
            <text:p>80,3542</text:p>
          </table:table-cell>
        </table:table-row>
        <table:table-row table:style-name="ro2">
          <table:table-cell office:value-type="float" office:value="186.8" calcext:value-type="float">
            <text:p>186,8</text:p>
          </table:table-cell>
          <table:table-cell office:value-type="float" office:value="80.8958" calcext:value-type="float">
            <text:p>80,8958</text:p>
          </table:table-cell>
        </table:table-row>
        <table:table-row table:style-name="ro2">
          <table:table-cell office:value-type="float" office:value="186.9" calcext:value-type="float">
            <text:p>186,9</text:p>
          </table:table-cell>
          <table:table-cell office:value-type="float" office:value="81.7708" calcext:value-type="float">
            <text:p>81,770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81.0625" calcext:value-type="float">
            <text:p>81,0625</text:p>
          </table:table-cell>
        </table:table-row>
        <table:table-row table:style-name="ro2">
          <table:table-cell office:value-type="float" office:value="187.1" calcext:value-type="float">
            <text:p>187,1</text:p>
          </table:table-cell>
          <table:table-cell office:value-type="float" office:value="81.75" calcext:value-type="float">
            <text:p>81,75</text:p>
          </table:table-cell>
        </table:table-row>
        <table:table-row table:style-name="ro2">
          <table:table-cell office:value-type="float" office:value="187.2" calcext:value-type="float">
            <text:p>187,2</text:p>
          </table:table-cell>
          <table:table-cell office:value-type="float" office:value="81.6042" calcext:value-type="float">
            <text:p>81,6042</text:p>
          </table:table-cell>
        </table:table-row>
        <table:table-row table:style-name="ro2">
          <table:table-cell office:value-type="float" office:value="187.3" calcext:value-type="float">
            <text:p>187,3</text:p>
          </table:table-cell>
          <table:table-cell office:value-type="float" office:value="82.0833" calcext:value-type="float">
            <text:p>82,0833</text:p>
          </table:table-cell>
        </table:table-row>
        <table:table-row table:style-name="ro2">
          <table:table-cell office:value-type="float" office:value="187.4" calcext:value-type="float">
            <text:p>187,4</text:p>
          </table:table-cell>
          <table:table-cell office:value-type="float" office:value="82.1042" calcext:value-type="float">
            <text:p>82,1042</text:p>
          </table:table-cell>
        </table:table-row>
        <table:table-row table:style-name="ro2">
          <table:table-cell office:value-type="float" office:value="187.5" calcext:value-type="float">
            <text:p>187,5</text:p>
          </table:table-cell>
          <table:table-cell office:value-type="float" office:value="81.4167" calcext:value-type="float">
            <text:p>81,4167</text:p>
          </table:table-cell>
        </table:table-row>
        <table:table-row table:style-name="ro2">
          <table:table-cell office:value-type="float" office:value="187.6" calcext:value-type="float">
            <text:p>187,6</text:p>
          </table:table-cell>
          <table:table-cell office:value-type="float" office:value="81.7917" calcext:value-type="float">
            <text:p>81,7917</text:p>
          </table:table-cell>
        </table:table-row>
        <table:table-row table:style-name="ro2">
          <table:table-cell office:value-type="float" office:value="187.7" calcext:value-type="float">
            <text:p>187,7</text:p>
          </table:table-cell>
          <table:table-cell office:value-type="float" office:value="82.2708" calcext:value-type="float">
            <text:p>82,2708</text:p>
          </table:table-cell>
        </table:table-row>
        <table:table-row table:style-name="ro2">
          <table:table-cell office:value-type="float" office:value="187.8" calcext:value-type="float">
            <text:p>187,8</text:p>
          </table:table-cell>
          <table:table-cell office:value-type="float" office:value="82.3333" calcext:value-type="float">
            <text:p>82,3333</text:p>
          </table:table-cell>
        </table:table-row>
        <table:table-row table:style-name="ro2">
          <table:table-cell office:value-type="float" office:value="187.9" calcext:value-type="float">
            <text:p>187,9</text:p>
          </table:table-cell>
          <table:table-cell office:value-type="float" office:value="82.3333" calcext:value-type="float">
            <text:p>82,333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82.7708" calcext:value-type="float">
            <text:p>82,7708</text:p>
          </table:table-cell>
        </table:table-row>
        <table:table-row table:style-name="ro2">
          <table:table-cell office:value-type="float" office:value="188.1" calcext:value-type="float">
            <text:p>188,1</text:p>
          </table:table-cell>
          <table:table-cell office:value-type="float" office:value="82.4583" calcext:value-type="float">
            <text:p>82,4583</text:p>
          </table:table-cell>
        </table:table-row>
        <table:table-row table:style-name="ro2">
          <table:table-cell office:value-type="float" office:value="188.2" calcext:value-type="float">
            <text:p>188,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188.3" calcext:value-type="float">
            <text:p>188,3</text:p>
          </table:table-cell>
          <table:table-cell office:value-type="float" office:value="83.0625" calcext:value-type="float">
            <text:p>83,0625</text:p>
          </table:table-cell>
        </table:table-row>
        <table:table-row table:style-name="ro2">
          <table:table-cell office:value-type="float" office:value="188.4" calcext:value-type="float">
            <text:p>188,4</text:p>
          </table:table-cell>
          <table:table-cell office:value-type="float" office:value="82.3333" calcext:value-type="float">
            <text:p>82,3333</text:p>
          </table:table-cell>
        </table:table-row>
        <table:table-row table:style-name="ro2">
          <table:table-cell office:value-type="float" office:value="188.5" calcext:value-type="float">
            <text:p>188,5</text:p>
          </table:table-cell>
          <table:table-cell office:value-type="float" office:value="82.8958" calcext:value-type="float">
            <text:p>82,8958</text:p>
          </table:table-cell>
        </table:table-row>
        <table:table-row table:style-name="ro2">
          <table:table-cell office:value-type="float" office:value="188.6" calcext:value-type="float">
            <text:p>188,6</text:p>
          </table:table-cell>
          <table:table-cell office:value-type="float" office:value="82.8958" calcext:value-type="float">
            <text:p>82,8958</text:p>
          </table:table-cell>
        </table:table-row>
        <table:table-row table:style-name="ro2">
          <table:table-cell office:value-type="float" office:value="188.7" calcext:value-type="float">
            <text:p>188,7</text:p>
          </table:table-cell>
          <table:table-cell office:value-type="float" office:value="84.1458" calcext:value-type="float">
            <text:p>84,1458</text:p>
          </table:table-cell>
        </table:table-row>
        <table:table-row table:style-name="ro2">
          <table:table-cell office:value-type="float" office:value="188.8" calcext:value-type="float">
            <text:p>188,8</text:p>
          </table:table-cell>
          <table:table-cell office:value-type="float" office:value="82.6875" calcext:value-type="float">
            <text:p>82,6875</text:p>
          </table:table-cell>
        </table:table-row>
        <table:table-row table:style-name="ro2">
          <table:table-cell office:value-type="float" office:value="188.9" calcext:value-type="float">
            <text:p>188,9</text:p>
          </table:table-cell>
          <table:table-cell office:value-type="float" office:value="82.9792" calcext:value-type="float">
            <text:p>82,979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83.3125" calcext:value-type="float">
            <text:p>83,3125</text:p>
          </table:table-cell>
        </table:table-row>
        <table:table-row table:style-name="ro2">
          <table:table-cell office:value-type="float" office:value="189.1" calcext:value-type="float">
            <text:p>189,1</text:p>
          </table:table-cell>
          <table:table-cell office:value-type="float" office:value="83.5625" calcext:value-type="float">
            <text:p>83,5625</text:p>
          </table:table-cell>
        </table:table-row>
        <table:table-row table:style-name="ro2">
          <table:table-cell office:value-type="float" office:value="189.2" calcext:value-type="float">
            <text:p>189,2</text:p>
          </table:table-cell>
          <table:table-cell office:value-type="float" office:value="82.7708" calcext:value-type="float">
            <text:p>82,7708</text:p>
          </table:table-cell>
        </table:table-row>
        <table:table-row table:style-name="ro2">
          <table:table-cell office:value-type="float" office:value="189.3" calcext:value-type="float">
            <text:p>189,3</text:p>
          </table:table-cell>
          <table:table-cell office:value-type="float" office:value="82.6875" calcext:value-type="float">
            <text:p>82,6875</text:p>
          </table:table-cell>
        </table:table-row>
        <table:table-row table:style-name="ro2">
          <table:table-cell office:value-type="float" office:value="189.4" calcext:value-type="float">
            <text:p>189,4</text:p>
          </table:table-cell>
          <table:table-cell office:value-type="float" office:value="82.0833" calcext:value-type="float">
            <text:p>82,0833</text:p>
          </table:table-cell>
        </table:table-row>
        <table:table-row table:style-name="ro2">
          <table:table-cell office:value-type="float" office:value="189.5" calcext:value-type="float">
            <text:p>189,5</text:p>
          </table:table-cell>
          <table:table-cell office:value-type="float" office:value="81.5625" calcext:value-type="float">
            <text:p>81,5625</text:p>
          </table:table-cell>
        </table:table-row>
        <table:table-row table:style-name="ro2">
          <table:table-cell office:value-type="float" office:value="189.6" calcext:value-type="float">
            <text:p>189,6</text:p>
          </table:table-cell>
          <table:table-cell office:value-type="float" office:value="81.125" calcext:value-type="float">
            <text:p>81,125</text:p>
          </table:table-cell>
        </table:table-row>
        <table:table-row table:style-name="ro2">
          <table:table-cell office:value-type="float" office:value="189.7" calcext:value-type="float">
            <text:p>189,7</text:p>
          </table:table-cell>
          <table:table-cell office:value-type="float" office:value="81.7292" calcext:value-type="float">
            <text:p>81,7292</text:p>
          </table:table-cell>
        </table:table-row>
        <table:table-row table:style-name="ro2">
          <table:table-cell office:value-type="float" office:value="189.8" calcext:value-type="float">
            <text:p>189,8</text:p>
          </table:table-cell>
          <table:table-cell office:value-type="float" office:value="82.5417" calcext:value-type="float">
            <text:p>82,5417</text:p>
          </table:table-cell>
        </table:table-row>
        <table:table-row table:style-name="ro2">
          <table:table-cell office:value-type="float" office:value="189.9" calcext:value-type="float">
            <text:p>189,9</text:p>
          </table:table-cell>
          <table:table-cell office:value-type="float" office:value="82.2917" calcext:value-type="float">
            <text:p>82,291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82.25" calcext:value-type="float">
            <text:p>82,25</text:p>
          </table:table-cell>
        </table:table-row>
        <table:table-row table:style-name="ro2">
          <table:table-cell office:value-type="float" office:value="190.1" calcext:value-type="float">
            <text:p>190,1</text:p>
          </table:table-cell>
          <table:table-cell office:value-type="float" office:value="82.3542" calcext:value-type="float">
            <text:p>82,3542</text:p>
          </table:table-cell>
        </table:table-row>
        <table:table-row table:style-name="ro2">
          <table:table-cell office:value-type="float" office:value="190.2" calcext:value-type="float">
            <text:p>190,2</text:p>
          </table:table-cell>
          <table:table-cell office:value-type="float" office:value="82.5" calcext:value-type="float">
            <text:p>82,5</text:p>
          </table:table-cell>
        </table:table-row>
        <table:table-row table:style-name="ro2">
          <table:table-cell office:value-type="float" office:value="190.3" calcext:value-type="float">
            <text:p>190,3</text:p>
          </table:table-cell>
          <table:table-cell office:value-type="float" office:value="82.1875" calcext:value-type="float">
            <text:p>82,1875</text:p>
          </table:table-cell>
        </table:table-row>
        <table:table-row table:style-name="ro2">
          <table:table-cell office:value-type="float" office:value="190.4" calcext:value-type="float">
            <text:p>190,4</text:p>
          </table:table-cell>
          <table:table-cell office:value-type="float" office:value="82.7292" calcext:value-type="float">
            <text:p>82,7292</text:p>
          </table:table-cell>
        </table:table-row>
        <table:table-row table:style-name="ro2">
          <table:table-cell office:value-type="float" office:value="190.5" calcext:value-type="float">
            <text:p>190,5</text:p>
          </table:table-cell>
          <table:table-cell office:value-type="float" office:value="83.3125" calcext:value-type="float">
            <text:p>83,3125</text:p>
          </table:table-cell>
        </table:table-row>
        <table:table-row table:style-name="ro2">
          <table:table-cell office:value-type="float" office:value="190.6" calcext:value-type="float">
            <text:p>190,6</text:p>
          </table:table-cell>
          <table:table-cell office:value-type="float" office:value="83.2292" calcext:value-type="float">
            <text:p>83,2292</text:p>
          </table:table-cell>
        </table:table-row>
        <table:table-row table:style-name="ro2">
          <table:table-cell office:value-type="float" office:value="190.7" calcext:value-type="float">
            <text:p>190,7</text:p>
          </table:table-cell>
          <table:table-cell office:value-type="float" office:value="82.875" calcext:value-type="float">
            <text:p>82,875</text:p>
          </table:table-cell>
        </table:table-row>
        <table:table-row table:style-name="ro2">
          <table:table-cell office:value-type="float" office:value="190.8" calcext:value-type="float">
            <text:p>190,8</text:p>
          </table:table-cell>
          <table:table-cell office:value-type="float" office:value="83.2083" calcext:value-type="float">
            <text:p>83,2083</text:p>
          </table:table-cell>
        </table:table-row>
        <table:table-row table:style-name="ro2">
          <table:table-cell office:value-type="float" office:value="190.9" calcext:value-type="float">
            <text:p>190,9</text:p>
          </table:table-cell>
          <table:table-cell office:value-type="float" office:value="83.3125" calcext:value-type="float">
            <text:p>83,312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83.9375" calcext:value-type="float">
            <text:p>83,9375</text:p>
          </table:table-cell>
        </table:table-row>
        <table:table-row table:style-name="ro2">
          <table:table-cell office:value-type="float" office:value="191.1" calcext:value-type="float">
            <text:p>191,1</text:p>
          </table:table-cell>
          <table:table-cell office:value-type="float" office:value="84.125" calcext:value-type="float">
            <text:p>84,125</text:p>
          </table:table-cell>
        </table:table-row>
        <table:table-row table:style-name="ro2">
          <table:table-cell office:value-type="float" office:value="191.2" calcext:value-type="float">
            <text:p>191,2</text:p>
          </table:table-cell>
          <table:table-cell office:value-type="float" office:value="83.4375" calcext:value-type="float">
            <text:p>83,4375</text:p>
          </table:table-cell>
        </table:table-row>
        <table:table-row table:style-name="ro2">
          <table:table-cell office:value-type="float" office:value="191.3" calcext:value-type="float">
            <text:p>191,3</text:p>
          </table:table-cell>
          <table:table-cell office:value-type="float" office:value="84.0625" calcext:value-type="float">
            <text:p>84,0625</text:p>
          </table:table-cell>
        </table:table-row>
        <table:table-row table:style-name="ro2">
          <table:table-cell office:value-type="float" office:value="191.4" calcext:value-type="float">
            <text:p>191,4</text:p>
          </table:table-cell>
          <table:table-cell office:value-type="float" office:value="84.0208" calcext:value-type="float">
            <text:p>84,0208</text:p>
          </table:table-cell>
        </table:table-row>
        <table:table-row table:style-name="ro2">
          <table:table-cell office:value-type="float" office:value="191.5" calcext:value-type="float">
            <text:p>191,5</text:p>
          </table:table-cell>
          <table:table-cell office:value-type="float" office:value="83.9375" calcext:value-type="float">
            <text:p>83,9375</text:p>
          </table:table-cell>
        </table:table-row>
        <table:table-row table:style-name="ro2">
          <table:table-cell office:value-type="float" office:value="191.6" calcext:value-type="float">
            <text:p>191,6</text:p>
          </table:table-cell>
          <table:table-cell office:value-type="float" office:value="84.2083" calcext:value-type="float">
            <text:p>84,2083</text:p>
          </table:table-cell>
        </table:table-row>
        <table:table-row table:style-name="ro2">
          <table:table-cell office:value-type="float" office:value="191.7" calcext:value-type="float">
            <text:p>191,7</text:p>
          </table:table-cell>
          <table:table-cell office:value-type="float" office:value="84.6042" calcext:value-type="float">
            <text:p>84,6042</text:p>
          </table:table-cell>
        </table:table-row>
        <table:table-row table:style-name="ro2">
          <table:table-cell office:value-type="float" office:value="191.8" calcext:value-type="float">
            <text:p>191,8</text:p>
          </table:table-cell>
          <table:table-cell office:value-type="float" office:value="84.75" calcext:value-type="float">
            <text:p>84,75</text:p>
          </table:table-cell>
        </table:table-row>
        <table:table-row table:style-name="ro2">
          <table:table-cell office:value-type="float" office:value="191.9" calcext:value-type="float">
            <text:p>191,9</text:p>
          </table:table-cell>
          <table:table-cell office:value-type="float" office:value="84.8333" calcext:value-type="float">
            <text:p>84,833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5.75" calcext:value-type="float">
            <text:p>85,75</text:p>
          </table:table-cell>
        </table:table-row>
        <table:table-row table:style-name="ro2">
          <table:table-cell office:value-type="float" office:value="192.1" calcext:value-type="float">
            <text:p>192,1</text:p>
          </table:table-cell>
          <table:table-cell office:value-type="float" office:value="85.0417" calcext:value-type="float">
            <text:p>85,0417</text:p>
          </table:table-cell>
        </table:table-row>
        <table:table-row table:style-name="ro2">
          <table:table-cell office:value-type="float" office:value="192.2" calcext:value-type="float">
            <text:p>192,2</text:p>
          </table:table-cell>
          <table:table-cell office:value-type="float" office:value="85.6875" calcext:value-type="float">
            <text:p>85,6875</text:p>
          </table:table-cell>
        </table:table-row>
        <table:table-row table:style-name="ro2">
          <table:table-cell office:value-type="float" office:value="192.3" calcext:value-type="float">
            <text:p>192,3</text:p>
          </table:table-cell>
          <table:table-cell office:value-type="float" office:value="82.7917" calcext:value-type="float">
            <text:p>82,7917</text:p>
          </table:table-cell>
        </table:table-row>
        <table:table-row table:style-name="ro2">
          <table:table-cell office:value-type="float" office:value="192.4" calcext:value-type="float">
            <text:p>192,4</text:p>
          </table:table-cell>
          <table:table-cell office:value-type="float" office:value="80.2292" calcext:value-type="float">
            <text:p>80,2292</text:p>
          </table:table-cell>
        </table:table-row>
        <table:table-row table:style-name="ro2">
          <table:table-cell office:value-type="float" office:value="192.5" calcext:value-type="float">
            <text:p>192,5</text:p>
          </table:table-cell>
          <table:table-cell office:value-type="float" office:value="79.1875" calcext:value-type="float">
            <text:p>79,1875</text:p>
          </table:table-cell>
        </table:table-row>
        <table:table-row table:style-name="ro2">
          <table:table-cell office:value-type="float" office:value="192.6" calcext:value-type="float">
            <text:p>192,6</text:p>
          </table:table-cell>
          <table:table-cell office:value-type="float" office:value="78.0625" calcext:value-type="float">
            <text:p>78,0625</text:p>
          </table:table-cell>
        </table:table-row>
        <table:table-row table:style-name="ro2">
          <table:table-cell office:value-type="float" office:value="192.7" calcext:value-type="float">
            <text:p>192,7</text:p>
          </table:table-cell>
          <table:table-cell office:value-type="float" office:value="76.8125" calcext:value-type="float">
            <text:p>76,8125</text:p>
          </table:table-cell>
        </table:table-row>
        <table:table-row table:style-name="ro2">
          <table:table-cell office:value-type="float" office:value="192.8" calcext:value-type="float">
            <text:p>192,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92.9" calcext:value-type="float">
            <text:p>192,9</text:p>
          </table:table-cell>
          <table:table-cell office:value-type="float" office:value="76.2917" calcext:value-type="float">
            <text:p>76,291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6.3542" calcext:value-type="float">
            <text:p>76,3542</text:p>
          </table:table-cell>
        </table:table-row>
        <table:table-row table:style-name="ro2">
          <table:table-cell office:value-type="float" office:value="193.1" calcext:value-type="float">
            <text:p>193,1</text:p>
          </table:table-cell>
          <table:table-cell office:value-type="float" office:value="75.9583" calcext:value-type="float">
            <text:p>75,9583</text:p>
          </table:table-cell>
        </table:table-row>
        <table:table-row table:style-name="ro2">
          <table:table-cell office:value-type="float" office:value="193.2" calcext:value-type="float">
            <text:p>193,2</text:p>
          </table:table-cell>
          <table:table-cell office:value-type="float" office:value="75.8542" calcext:value-type="float">
            <text:p>75,8542</text:p>
          </table:table-cell>
        </table:table-row>
        <table:table-row table:style-name="ro2">
          <table:table-cell office:value-type="float" office:value="193.3" calcext:value-type="float">
            <text:p>193,3</text:p>
          </table:table-cell>
          <table:table-cell office:value-type="float" office:value="75.5" calcext:value-type="float">
            <text:p>75,5</text:p>
          </table:table-cell>
        </table:table-row>
        <table:table-row table:style-name="ro2">
          <table:table-cell office:value-type="float" office:value="193.4" calcext:value-type="float">
            <text:p>193,4</text:p>
          </table:table-cell>
          <table:table-cell office:value-type="float" office:value="75.5833" calcext:value-type="float">
            <text:p>75,5833</text:p>
          </table:table-cell>
        </table:table-row>
        <table:table-row table:style-name="ro2">
          <table:table-cell office:value-type="float" office:value="193.5" calcext:value-type="float">
            <text:p>193,5</text:p>
          </table:table-cell>
          <table:table-cell office:value-type="float" office:value="75.1875" calcext:value-type="float">
            <text:p>75,1875</text:p>
          </table:table-cell>
        </table:table-row>
        <table:table-row table:style-name="ro2">
          <table:table-cell office:value-type="float" office:value="193.6" calcext:value-type="float">
            <text:p>193,6</text:p>
          </table:table-cell>
          <table:table-cell office:value-type="float" office:value="74.6042" calcext:value-type="float">
            <text:p>74,6042</text:p>
          </table:table-cell>
        </table:table-row>
        <table:table-row table:style-name="ro2">
          <table:table-cell office:value-type="float" office:value="193.7" calcext:value-type="float">
            <text:p>193,7</text:p>
          </table:table-cell>
          <table:table-cell office:value-type="float" office:value="74.6667" calcext:value-type="float">
            <text:p>74,6667</text:p>
          </table:table-cell>
        </table:table-row>
        <table:table-row table:style-name="ro2">
          <table:table-cell office:value-type="float" office:value="193.8" calcext:value-type="float">
            <text:p>193,8</text:p>
          </table:table-cell>
          <table:table-cell office:value-type="float" office:value="74.0417" calcext:value-type="float">
            <text:p>74,0417</text:p>
          </table:table-cell>
        </table:table-row>
        <table:table-row table:style-name="ro2">
          <table:table-cell office:value-type="float" office:value="193.9" calcext:value-type="float">
            <text:p>193,9</text:p>
          </table:table-cell>
          <table:table-cell office:value-type="float" office:value="74.3958" calcext:value-type="float">
            <text:p>74,395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74.4583" calcext:value-type="float">
            <text:p>74,4583</text:p>
          </table:table-cell>
        </table:table-row>
        <table:table-row table:style-name="ro2">
          <table:table-cell office:value-type="float" office:value="194.1" calcext:value-type="float">
            <text:p>194,1</text:p>
          </table:table-cell>
          <table:table-cell office:value-type="float" office:value="73.7917" calcext:value-type="float">
            <text:p>73,7917</text:p>
          </table:table-cell>
        </table:table-row>
        <table:table-row table:style-name="ro2">
          <table:table-cell office:value-type="float" office:value="194.2" calcext:value-type="float">
            <text:p>194,2</text:p>
          </table:table-cell>
          <table:table-cell office:value-type="float" office:value="73.5625" calcext:value-type="float">
            <text:p>73,5625</text:p>
          </table:table-cell>
        </table:table-row>
        <table:table-row table:style-name="ro2">
          <table:table-cell office:value-type="float" office:value="194.3" calcext:value-type="float">
            <text:p>194,3</text:p>
          </table:table-cell>
          <table:table-cell office:value-type="float" office:value="73.4583" calcext:value-type="float">
            <text:p>73,4583</text:p>
          </table:table-cell>
        </table:table-row>
        <table:table-row table:style-name="ro2">
          <table:table-cell office:value-type="float" office:value="194.4" calcext:value-type="float">
            <text:p>194,4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94.5" calcext:value-type="float">
            <text:p>194,5</text:p>
          </table:table-cell>
          <table:table-cell office:value-type="float" office:value="73.6667" calcext:value-type="float">
            <text:p>73,6667</text:p>
          </table:table-cell>
        </table:table-row>
        <table:table-row table:style-name="ro2">
          <table:table-cell office:value-type="float" office:value="194.6" calcext:value-type="float">
            <text:p>194,6</text:p>
          </table:table-cell>
          <table:table-cell office:value-type="float" office:value="73.7292" calcext:value-type="float">
            <text:p>73,7292</text:p>
          </table:table-cell>
        </table:table-row>
        <table:table-row table:style-name="ro2">
          <table:table-cell office:value-type="float" office:value="194.7" calcext:value-type="float">
            <text:p>194,7</text:p>
          </table:table-cell>
          <table:table-cell office:value-type="float" office:value="73.2292" calcext:value-type="float">
            <text:p>73,2292</text:p>
          </table:table-cell>
        </table:table-row>
        <table:table-row table:style-name="ro2">
          <table:table-cell office:value-type="float" office:value="194.8" calcext:value-type="float">
            <text:p>194,8</text:p>
          </table:table-cell>
          <table:table-cell office:value-type="float" office:value="72.0833" calcext:value-type="float">
            <text:p>72,0833</text:p>
          </table:table-cell>
        </table:table-row>
        <table:table-row table:style-name="ro2">
          <table:table-cell office:value-type="float" office:value="194.9" calcext:value-type="float">
            <text:p>194,9</text:p>
          </table:table-cell>
          <table:table-cell office:value-type="float" office:value="70.6875" calcext:value-type="float">
            <text:p>70,687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70.9167" calcext:value-type="float">
            <text:p>70,9167</text:p>
          </table:table-cell>
        </table:table-row>
        <table:table-row table:style-name="ro2">
          <table:table-cell office:value-type="float" office:value="195.1" calcext:value-type="float">
            <text:p>195,1</text:p>
          </table:table-cell>
          <table:table-cell office:value-type="float" office:value="72.3958" calcext:value-type="float">
            <text:p>72,3958</text:p>
          </table:table-cell>
        </table:table-row>
        <table:table-row table:style-name="ro2">
          <table:table-cell office:value-type="float" office:value="195.2" calcext:value-type="float">
            <text:p>195,2</text:p>
          </table:table-cell>
          <table:table-cell office:value-type="float" office:value="72.2292" calcext:value-type="float">
            <text:p>72,2292</text:p>
          </table:table-cell>
        </table:table-row>
        <table:table-row table:style-name="ro2">
          <table:table-cell office:value-type="float" office:value="195.3" calcext:value-type="float">
            <text:p>195,3</text:p>
          </table:table-cell>
          <table:table-cell office:value-type="float" office:value="72.5208" calcext:value-type="float">
            <text:p>72,5208</text:p>
          </table:table-cell>
        </table:table-row>
        <table:table-row table:style-name="ro2">
          <table:table-cell office:value-type="float" office:value="195.4" calcext:value-type="float">
            <text:p>195,4</text:p>
          </table:table-cell>
          <table:table-cell office:value-type="float" office:value="72.8542" calcext:value-type="float">
            <text:p>72,8542</text:p>
          </table:table-cell>
        </table:table-row>
        <table:table-row table:style-name="ro2">
          <table:table-cell office:value-type="float" office:value="195.5" calcext:value-type="float">
            <text:p>195,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95.6" calcext:value-type="float">
            <text:p>195,6</text:p>
          </table:table-cell>
          <table:table-cell office:value-type="float" office:value="72.3542" calcext:value-type="float">
            <text:p>72,3542</text:p>
          </table:table-cell>
        </table:table-row>
        <table:table-row table:style-name="ro2">
          <table:table-cell office:value-type="float" office:value="195.7" calcext:value-type="float">
            <text:p>195,7</text:p>
          </table:table-cell>
          <table:table-cell office:value-type="float" office:value="72.875" calcext:value-type="float">
            <text:p>72,875</text:p>
          </table:table-cell>
        </table:table-row>
        <table:table-row table:style-name="ro2">
          <table:table-cell office:value-type="float" office:value="195.8" calcext:value-type="float">
            <text:p>195,8</text:p>
          </table:table-cell>
          <table:table-cell office:value-type="float" office:value="72.2708" calcext:value-type="float">
            <text:p>72,2708</text:p>
          </table:table-cell>
        </table:table-row>
        <table:table-row table:style-name="ro2">
          <table:table-cell office:value-type="float" office:value="195.9" calcext:value-type="float">
            <text:p>195,9</text:p>
          </table:table-cell>
          <table:table-cell office:value-type="float" office:value="66.3542" calcext:value-type="float">
            <text:p>66,354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4.0625" calcext:value-type="float">
            <text:p>64,0625</text:p>
          </table:table-cell>
        </table:table-row>
        <table:table-row table:style-name="ro2">
          <table:table-cell office:value-type="float" office:value="196.1" calcext:value-type="float">
            <text:p>196,1</text:p>
          </table:table-cell>
          <table:table-cell office:value-type="float" office:value="61.7917" calcext:value-type="float">
            <text:p>61,7917</text:p>
          </table:table-cell>
        </table:table-row>
        <table:table-row table:style-name="ro2">
          <table:table-cell office:value-type="float" office:value="196.2" calcext:value-type="float">
            <text:p>196,2</text:p>
          </table:table-cell>
          <table:table-cell office:value-type="float" office:value="59.875" calcext:value-type="float">
            <text:p>59,875</text:p>
          </table:table-cell>
        </table:table-row>
        <table:table-row table:style-name="ro2">
          <table:table-cell office:value-type="float" office:value="196.3" calcext:value-type="float">
            <text:p>196,3</text:p>
          </table:table-cell>
          <table:table-cell office:value-type="float" office:value="60.0625" calcext:value-type="float">
            <text:p>60,0625</text:p>
          </table:table-cell>
        </table:table-row>
        <table:table-row table:style-name="ro2">
          <table:table-cell office:value-type="float" office:value="196.4" calcext:value-type="float">
            <text:p>196,4</text:p>
          </table:table-cell>
          <table:table-cell office:value-type="float" office:value="61.2292" calcext:value-type="float">
            <text:p>61,2292</text:p>
          </table:table-cell>
        </table:table-row>
        <table:table-row table:style-name="ro2">
          <table:table-cell office:value-type="float" office:value="196.5" calcext:value-type="float">
            <text:p>196,5</text:p>
          </table:table-cell>
          <table:table-cell office:value-type="float" office:value="62.1458" calcext:value-type="float">
            <text:p>62,1458</text:p>
          </table:table-cell>
        </table:table-row>
        <table:table-row table:style-name="ro2">
          <table:table-cell office:value-type="float" office:value="196.6" calcext:value-type="float">
            <text:p>196,6</text:p>
          </table:table-cell>
          <table:table-cell office:value-type="float" office:value="62.9583" calcext:value-type="float">
            <text:p>62,9583</text:p>
          </table:table-cell>
        </table:table-row>
        <table:table-row table:style-name="ro2">
          <table:table-cell office:value-type="float" office:value="196.7" calcext:value-type="float">
            <text:p>196,7</text:p>
          </table:table-cell>
          <table:table-cell office:value-type="float" office:value="63.4583" calcext:value-type="float">
            <text:p>63,4583</text:p>
          </table:table-cell>
        </table:table-row>
        <table:table-row table:style-name="ro2">
          <table:table-cell office:value-type="float" office:value="196.8" calcext:value-type="float">
            <text:p>196,8</text:p>
          </table:table-cell>
          <table:table-cell office:value-type="float" office:value="63.4375" calcext:value-type="float">
            <text:p>63,4375</text:p>
          </table:table-cell>
        </table:table-row>
        <table:table-row table:style-name="ro2">
          <table:table-cell office:value-type="float" office:value="196.9" calcext:value-type="float">
            <text:p>196,9</text:p>
          </table:table-cell>
          <table:table-cell office:value-type="float" office:value="63.0625" calcext:value-type="float">
            <text:p>63,062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3.0208" calcext:value-type="float">
            <text:p>63,0208</text:p>
          </table:table-cell>
        </table:table-row>
        <table:table-row table:style-name="ro2">
          <table:table-cell office:value-type="float" office:value="197.1" calcext:value-type="float">
            <text:p>197,1</text:p>
          </table:table-cell>
          <table:table-cell office:value-type="float" office:value="62.1875" calcext:value-type="float">
            <text:p>62,1875</text:p>
          </table:table-cell>
        </table:table-row>
        <table:table-row table:style-name="ro2">
          <table:table-cell office:value-type="float" office:value="197.2" calcext:value-type="float">
            <text:p>197,2</text:p>
          </table:table-cell>
          <table:table-cell office:value-type="float" office:value="62.0208" calcext:value-type="float">
            <text:p>62,0208</text:p>
          </table:table-cell>
        </table:table-row>
        <table:table-row table:style-name="ro2">
          <table:table-cell office:value-type="float" office:value="197.3" calcext:value-type="float">
            <text:p>197,3</text:p>
          </table:table-cell>
          <table:table-cell office:value-type="float" office:value="62.4167" calcext:value-type="float">
            <text:p>62,4167</text:p>
          </table:table-cell>
        </table:table-row>
        <table:table-row table:style-name="ro2">
          <table:table-cell office:value-type="float" office:value="197.4" calcext:value-type="float">
            <text:p>197,4</text:p>
          </table:table-cell>
          <table:table-cell office:value-type="float" office:value="61.7083" calcext:value-type="float">
            <text:p>61,7083</text:p>
          </table:table-cell>
        </table:table-row>
        <table:table-row table:style-name="ro2">
          <table:table-cell office:value-type="float" office:value="197.5" calcext:value-type="float">
            <text:p>197,5</text:p>
          </table:table-cell>
          <table:table-cell office:value-type="float" office:value="62.1667" calcext:value-type="float">
            <text:p>62,1667</text:p>
          </table:table-cell>
        </table:table-row>
        <table:table-row table:style-name="ro2">
          <table:table-cell office:value-type="float" office:value="197.6" calcext:value-type="float">
            <text:p>197,6</text:p>
          </table:table-cell>
          <table:table-cell office:value-type="float" office:value="62.4375" calcext:value-type="float">
            <text:p>62,4375</text:p>
          </table:table-cell>
        </table:table-row>
        <table:table-row table:style-name="ro2">
          <table:table-cell office:value-type="float" office:value="197.7" calcext:value-type="float">
            <text:p>197,7</text:p>
          </table:table-cell>
          <table:table-cell office:value-type="float" office:value="61.2708" calcext:value-type="float">
            <text:p>61,2708</text:p>
          </table:table-cell>
        </table:table-row>
        <table:table-row table:style-name="ro2">
          <table:table-cell office:value-type="float" office:value="197.8" calcext:value-type="float">
            <text:p>197,8</text:p>
          </table:table-cell>
          <table:table-cell office:value-type="float" office:value="61.3542" calcext:value-type="float">
            <text:p>61,3542</text:p>
          </table:table-cell>
        </table:table-row>
        <table:table-row table:style-name="ro2">
          <table:table-cell office:value-type="float" office:value="197.9" calcext:value-type="float">
            <text:p>197,9</text:p>
          </table:table-cell>
          <table:table-cell office:value-type="float" office:value="62.125" calcext:value-type="float">
            <text:p>62,12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1.8333" calcext:value-type="float">
            <text:p>61,8333</text:p>
          </table:table-cell>
        </table:table-row>
        <table:table-row table:style-name="ro2">
          <table:table-cell office:value-type="float" office:value="198.1" calcext:value-type="float">
            <text:p>198,1</text:p>
          </table:table-cell>
          <table:table-cell office:value-type="float" office:value="62.0417" calcext:value-type="float">
            <text:p>62,0417</text:p>
          </table:table-cell>
        </table:table-row>
        <table:table-row table:style-name="ro2">
          <table:table-cell office:value-type="float" office:value="198.2" calcext:value-type="float">
            <text:p>198,2</text:p>
          </table:table-cell>
          <table:table-cell office:value-type="float" office:value="61.9375" calcext:value-type="float">
            <text:p>61,9375</text:p>
          </table:table-cell>
        </table:table-row>
        <table:table-row table:style-name="ro2">
          <table:table-cell office:value-type="float" office:value="198.3" calcext:value-type="float">
            <text:p>198,3</text:p>
          </table:table-cell>
          <table:table-cell office:value-type="float" office:value="61.6667" calcext:value-type="float">
            <text:p>61,6667</text:p>
          </table:table-cell>
        </table:table-row>
        <table:table-row table:style-name="ro2">
          <table:table-cell office:value-type="float" office:value="198.4" calcext:value-type="float">
            <text:p>198,4</text:p>
          </table:table-cell>
          <table:table-cell office:value-type="float" office:value="61.7917" calcext:value-type="float">
            <text:p>61,7917</text:p>
          </table:table-cell>
        </table:table-row>
        <table:table-row table:style-name="ro2">
          <table:table-cell office:value-type="float" office:value="198.5" calcext:value-type="float">
            <text:p>198,5</text:p>
          </table:table-cell>
          <table:table-cell office:value-type="float" office:value="61.8542" calcext:value-type="float">
            <text:p>61,8542</text:p>
          </table:table-cell>
        </table:table-row>
        <table:table-row table:style-name="ro2">
          <table:table-cell office:value-type="float" office:value="198.6" calcext:value-type="float">
            <text:p>198,6</text:p>
          </table:table-cell>
          <table:table-cell office:value-type="float" office:value="61.6875" calcext:value-type="float">
            <text:p>61,6875</text:p>
          </table:table-cell>
        </table:table-row>
        <table:table-row table:style-name="ro2">
          <table:table-cell office:value-type="float" office:value="198.7" calcext:value-type="float">
            <text:p>198,7</text:p>
          </table:table-cell>
          <table:table-cell office:value-type="float" office:value="61.2708" calcext:value-type="float">
            <text:p>61,2708</text:p>
          </table:table-cell>
        </table:table-row>
        <table:table-row table:style-name="ro2">
          <table:table-cell office:value-type="float" office:value="198.8" calcext:value-type="float">
            <text:p>198,8</text:p>
          </table:table-cell>
          <table:table-cell office:value-type="float" office:value="61.4583" calcext:value-type="float">
            <text:p>61,4583</text:p>
          </table:table-cell>
        </table:table-row>
        <table:table-row table:style-name="ro2">
          <table:table-cell office:value-type="float" office:value="198.9" calcext:value-type="float">
            <text:p>198,9</text:p>
          </table:table-cell>
          <table:table-cell office:value-type="float" office:value="61.2292" calcext:value-type="float">
            <text:p>61,229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1.3958" calcext:value-type="float">
            <text:p>61,3958</text:p>
          </table:table-cell>
        </table:table-row>
        <table:table-row table:style-name="ro2">
          <table:table-cell office:value-type="float" office:value="199.1" calcext:value-type="float">
            <text:p>199,1</text:p>
          </table:table-cell>
          <table:table-cell office:value-type="float" office:value="60.8333" calcext:value-type="float">
            <text:p>60,8333</text:p>
          </table:table-cell>
        </table:table-row>
        <table:table-row table:style-name="ro2">
          <table:table-cell office:value-type="float" office:value="199.2" calcext:value-type="float">
            <text:p>199,2</text:p>
          </table:table-cell>
          <table:table-cell office:value-type="float" office:value="61.0625" calcext:value-type="float">
            <text:p>61,0625</text:p>
          </table:table-cell>
        </table:table-row>
        <table:table-row table:style-name="ro2">
          <table:table-cell office:value-type="float" office:value="199.3" calcext:value-type="float">
            <text:p>199,3</text:p>
          </table:table-cell>
          <table:table-cell office:value-type="float" office:value="61.6042" calcext:value-type="float">
            <text:p>61,6042</text:p>
          </table:table-cell>
        </table:table-row>
        <table:table-row table:style-name="ro2">
          <table:table-cell office:value-type="float" office:value="199.4" calcext:value-type="float">
            <text:p>199,4</text:p>
          </table:table-cell>
          <table:table-cell office:value-type="float" office:value="60.7917" calcext:value-type="float">
            <text:p>60,7917</text:p>
          </table:table-cell>
        </table:table-row>
        <table:table-row table:style-name="ro2">
          <table:table-cell office:value-type="float" office:value="199.5" calcext:value-type="float">
            <text:p>199,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99.6" calcext:value-type="float">
            <text:p>199,6</text:p>
          </table:table-cell>
          <table:table-cell office:value-type="float" office:value="61.5208" calcext:value-type="float">
            <text:p>61,5208</text:p>
          </table:table-cell>
        </table:table-row>
        <table:table-row table:style-name="ro2">
          <table:table-cell office:value-type="float" office:value="199.7" calcext:value-type="float">
            <text:p>199,7</text:p>
          </table:table-cell>
          <table:table-cell office:value-type="float" office:value="60.5417" calcext:value-type="float">
            <text:p>60,5417</text:p>
          </table:table-cell>
        </table:table-row>
        <table:table-row table:style-name="ro2">
          <table:table-cell office:value-type="float" office:value="199.8" calcext:value-type="float">
            <text:p>199,8</text:p>
          </table:table-cell>
          <table:table-cell office:value-type="float" office:value="60.9792" calcext:value-type="float">
            <text:p>60,9792</text:p>
          </table:table-cell>
        </table:table-row>
        <table:table-row table:style-name="ro2">
          <table:table-cell office:value-type="float" office:value="199.9" calcext:value-type="float">
            <text:p>199,9</text:p>
          </table:table-cell>
          <table:table-cell office:value-type="float" office:value="60.4375" calcext:value-type="float">
            <text:p>60,437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0.7917" calcext:value-type="float">
            <text:p>60,7917</text:p>
          </table:table-cell>
        </table:table-row>
        <table:table-row table:style-name="ro2">
          <table:table-cell office:value-type="float" office:value="200.1" calcext:value-type="float">
            <text:p>200,1</text:p>
          </table:table-cell>
          <table:table-cell office:value-type="float" office:value="61.2083" calcext:value-type="float">
            <text:p>61,2083</text:p>
          </table:table-cell>
        </table:table-row>
        <table:table-row table:style-name="ro2">
          <table:table-cell office:value-type="float" office:value="200.2" calcext:value-type="float">
            <text:p>200,2</text:p>
          </table:table-cell>
          <table:table-cell office:value-type="float" office:value="60.5208" calcext:value-type="float">
            <text:p>60,5208</text:p>
          </table:table-cell>
        </table:table-row>
        <table:table-row table:style-name="ro2">
          <table:table-cell office:value-type="float" office:value="200.3" calcext:value-type="float">
            <text:p>200,3</text:p>
          </table:table-cell>
          <table:table-cell office:value-type="float" office:value="60.8333" calcext:value-type="float">
            <text:p>60,8333</text:p>
          </table:table-cell>
        </table:table-row>
        <table:table-row table:style-name="ro2">
          <table:table-cell office:value-type="float" office:value="200.4" calcext:value-type="float">
            <text:p>200,4</text:p>
          </table:table-cell>
          <table:table-cell office:value-type="float" office:value="60.9792" calcext:value-type="float">
            <text:p>60,9792</text:p>
          </table:table-cell>
        </table:table-row>
        <table:table-row table:style-name="ro2">
          <table:table-cell office:value-type="float" office:value="200.5" calcext:value-type="float">
            <text:p>200,5</text:p>
          </table:table-cell>
          <table:table-cell office:value-type="float" office:value="61.3333" calcext:value-type="float">
            <text:p>61,3333</text:p>
          </table:table-cell>
        </table:table-row>
        <table:table-row table:style-name="ro2">
          <table:table-cell office:value-type="float" office:value="200.6" calcext:value-type="float">
            <text:p>200,6</text:p>
          </table:table-cell>
          <table:table-cell office:value-type="float" office:value="61.5625" calcext:value-type="float">
            <text:p>61,5625</text:p>
          </table:table-cell>
        </table:table-row>
        <table:table-row table:style-name="ro2">
          <table:table-cell office:value-type="float" office:value="200.7" calcext:value-type="float">
            <text:p>200,7</text:p>
          </table:table-cell>
          <table:table-cell office:value-type="float" office:value="61.5833" calcext:value-type="float">
            <text:p>61,5833</text:p>
          </table:table-cell>
        </table:table-row>
        <table:table-row table:style-name="ro2">
          <table:table-cell office:value-type="float" office:value="200.8" calcext:value-type="float">
            <text:p>200,8</text:p>
          </table:table-cell>
          <table:table-cell office:value-type="float" office:value="61.3542" calcext:value-type="float">
            <text:p>61,3542</text:p>
          </table:table-cell>
        </table:table-row>
        <table:table-row table:style-name="ro2">
          <table:table-cell office:value-type="float" office:value="200.9" calcext:value-type="float">
            <text:p>200,9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0.6458" calcext:value-type="float">
            <text:p>60,6458</text:p>
          </table:table-cell>
        </table:table-row>
        <table:table-row table:style-name="ro2">
          <table:table-cell office:value-type="float" office:value="201.1" calcext:value-type="float">
            <text:p>201,1</text:p>
          </table:table-cell>
          <table:table-cell office:value-type="float" office:value="60.9792" calcext:value-type="float">
            <text:p>60,9792</text:p>
          </table:table-cell>
        </table:table-row>
        <table:table-row table:style-name="ro2">
          <table:table-cell office:value-type="float" office:value="201.2" calcext:value-type="float">
            <text:p>201,2</text:p>
          </table:table-cell>
          <table:table-cell office:value-type="float" office:value="61.7708" calcext:value-type="float">
            <text:p>61,7708</text:p>
          </table:table-cell>
        </table:table-row>
        <table:table-row table:style-name="ro2">
          <table:table-cell office:value-type="float" office:value="201.3" calcext:value-type="float">
            <text:p>201,3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2">
          <table:table-cell office:value-type="float" office:value="201.4" calcext:value-type="float">
            <text:p>201,4</text:p>
          </table:table-cell>
          <table:table-cell office:value-type="float" office:value="60.7917" calcext:value-type="float">
            <text:p>60,7917</text:p>
          </table:table-cell>
        </table:table-row>
        <table:table-row table:style-name="ro2">
          <table:table-cell office:value-type="float" office:value="201.5" calcext:value-type="float">
            <text:p>201,5</text:p>
          </table:table-cell>
          <table:table-cell office:value-type="float" office:value="60.7708" calcext:value-type="float">
            <text:p>60,7708</text:p>
          </table:table-cell>
        </table:table-row>
        <table:table-row table:style-name="ro2">
          <table:table-cell office:value-type="float" office:value="201.6" calcext:value-type="float">
            <text:p>201,6</text:p>
          </table:table-cell>
          <table:table-cell office:value-type="float" office:value="61.6667" calcext:value-type="float">
            <text:p>61,6667</text:p>
          </table:table-cell>
        </table:table-row>
        <table:table-row table:style-name="ro2">
          <table:table-cell office:value-type="float" office:value="201.7" calcext:value-type="float">
            <text:p>201,7</text:p>
          </table:table-cell>
          <table:table-cell office:value-type="float" office:value="60.7917" calcext:value-type="float">
            <text:p>60,7917</text:p>
          </table:table-cell>
        </table:table-row>
        <table:table-row table:style-name="ro2">
          <table:table-cell office:value-type="float" office:value="201.8" calcext:value-type="float">
            <text:p>201,8</text:p>
          </table:table-cell>
          <table:table-cell office:value-type="float" office:value="61.3542" calcext:value-type="float">
            <text:p>61,3542</text:p>
          </table:table-cell>
        </table:table-row>
        <table:table-row table:style-name="ro2">
          <table:table-cell office:value-type="float" office:value="201.9" calcext:value-type="float">
            <text:p>201,9</text:p>
          </table:table-cell>
          <table:table-cell office:value-type="float" office:value="61.3125" calcext:value-type="float">
            <text:p>61,312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1.0208" calcext:value-type="float">
            <text:p>61,0208</text:p>
          </table:table-cell>
        </table:table-row>
        <table:table-row table:style-name="ro2">
          <table:table-cell office:value-type="float" office:value="202.1" calcext:value-type="float">
            <text:p>202,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02.2" calcext:value-type="float">
            <text:p>202,2</text:p>
          </table:table-cell>
          <table:table-cell office:value-type="float" office:value="60.9375" calcext:value-type="float">
            <text:p>60,9375</text:p>
          </table:table-cell>
        </table:table-row>
        <table:table-row table:style-name="ro2">
          <table:table-cell office:value-type="float" office:value="202.3" calcext:value-type="float">
            <text:p>202,3</text:p>
          </table:table-cell>
          <table:table-cell office:value-type="float" office:value="61.9792" calcext:value-type="float">
            <text:p>61,9792</text:p>
          </table:table-cell>
        </table:table-row>
        <table:table-row table:style-name="ro2">
          <table:table-cell office:value-type="float" office:value="202.4" calcext:value-type="float">
            <text:p>202,4</text:p>
          </table:table-cell>
          <table:table-cell office:value-type="float" office:value="60.6458" calcext:value-type="float">
            <text:p>60,6458</text:p>
          </table:table-cell>
        </table:table-row>
        <table:table-row table:style-name="ro2">
          <table:table-cell office:value-type="float" office:value="202.5" calcext:value-type="float">
            <text:p>202,5</text:p>
          </table:table-cell>
          <table:table-cell office:value-type="float" office:value="61.4167" calcext:value-type="float">
            <text:p>61,4167</text:p>
          </table:table-cell>
        </table:table-row>
        <table:table-row table:style-name="ro2">
          <table:table-cell office:value-type="float" office:value="202.6" calcext:value-type="float">
            <text:p>202,6</text:p>
          </table:table-cell>
          <table:table-cell office:value-type="float" office:value="61.3958" calcext:value-type="float">
            <text:p>61,3958</text:p>
          </table:table-cell>
        </table:table-row>
        <table:table-row table:style-name="ro2">
          <table:table-cell office:value-type="float" office:value="202.7" calcext:value-type="float">
            <text:p>202,7</text:p>
          </table:table-cell>
          <table:table-cell office:value-type="float" office:value="61.125" calcext:value-type="float">
            <text:p>61,125</text:p>
          </table:table-cell>
        </table:table-row>
        <table:table-row table:style-name="ro2">
          <table:table-cell office:value-type="float" office:value="202.8" calcext:value-type="float">
            <text:p>202,8</text:p>
          </table:table-cell>
          <table:table-cell office:value-type="float" office:value="61.5208" calcext:value-type="float">
            <text:p>61,5208</text:p>
          </table:table-cell>
        </table:table-row>
        <table:table-row table:style-name="ro2">
          <table:table-cell office:value-type="float" office:value="202.9" calcext:value-type="float">
            <text:p>202,9</text:p>
          </table:table-cell>
          <table:table-cell office:value-type="float" office:value="60.9167" calcext:value-type="float">
            <text:p>60,916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1.2917" calcext:value-type="float">
            <text:p>61,2917</text:p>
          </table:table-cell>
        </table:table-row>
        <table:table-row table:style-name="ro2">
          <table:table-cell office:value-type="float" office:value="203.1" calcext:value-type="float">
            <text:p>203,1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2">
          <table:table-cell office:value-type="float" office:value="203.2" calcext:value-type="float">
            <text:p>203,2</text:p>
          </table:table-cell>
          <table:table-cell office:value-type="float" office:value="61.3542" calcext:value-type="float">
            <text:p>61,3542</text:p>
          </table:table-cell>
        </table:table-row>
        <table:table-row table:style-name="ro2">
          <table:table-cell office:value-type="float" office:value="203.3" calcext:value-type="float">
            <text:p>203,3</text:p>
          </table:table-cell>
          <table:table-cell office:value-type="float" office:value="61.6667" calcext:value-type="float">
            <text:p>61,6667</text:p>
          </table:table-cell>
        </table:table-row>
        <table:table-row table:style-name="ro2">
          <table:table-cell office:value-type="float" office:value="203.4" calcext:value-type="float">
            <text:p>203,4</text:p>
          </table:table-cell>
          <table:table-cell office:value-type="float" office:value="61.2292" calcext:value-type="float">
            <text:p>61,2292</text:p>
          </table:table-cell>
        </table:table-row>
        <table:table-row table:style-name="ro2">
          <table:table-cell office:value-type="float" office:value="203.5" calcext:value-type="float">
            <text:p>203,5</text:p>
          </table:table-cell>
          <table:table-cell office:value-type="float" office:value="61.1667" calcext:value-type="float">
            <text:p>61,1667</text:p>
          </table:table-cell>
        </table:table-row>
        <table:table-row table:style-name="ro2">
          <table:table-cell office:value-type="float" office:value="203.6" calcext:value-type="float">
            <text:p>203,6</text:p>
          </table:table-cell>
          <table:table-cell office:value-type="float" office:value="61.375" calcext:value-type="float">
            <text:p>61,375</text:p>
          </table:table-cell>
        </table:table-row>
        <table:table-row table:style-name="ro2">
          <table:table-cell office:value-type="float" office:value="203.7" calcext:value-type="float">
            <text:p>203,7</text:p>
          </table:table-cell>
          <table:table-cell office:value-type="float" office:value="61.0208" calcext:value-type="float">
            <text:p>61,0208</text:p>
          </table:table-cell>
        </table:table-row>
        <table:table-row table:style-name="ro2">
          <table:table-cell office:value-type="float" office:value="203.8" calcext:value-type="float">
            <text:p>203,8</text:p>
          </table:table-cell>
          <table:table-cell office:value-type="float" office:value="61.3542" calcext:value-type="float">
            <text:p>61,3542</text:p>
          </table:table-cell>
        </table:table-row>
        <table:table-row table:style-name="ro2">
          <table:table-cell office:value-type="float" office:value="203.9" calcext:value-type="float">
            <text:p>203,9</text:p>
          </table:table-cell>
          <table:table-cell office:value-type="float" office:value="61.5208" calcext:value-type="float">
            <text:p>61,5208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0.8542" calcext:value-type="float">
            <text:p>60,8542</text:p>
          </table:table-cell>
        </table:table-row>
        <table:table-row table:style-name="ro2">
          <table:table-cell office:value-type="float" office:value="204.1" calcext:value-type="float">
            <text:p>204,1</text:p>
          </table:table-cell>
          <table:table-cell office:value-type="float" office:value="60.7917" calcext:value-type="float">
            <text:p>60,7917</text:p>
          </table:table-cell>
        </table:table-row>
        <table:table-row table:style-name="ro2">
          <table:table-cell office:value-type="float" office:value="204.2" calcext:value-type="float">
            <text:p>204,2</text:p>
          </table:table-cell>
          <table:table-cell office:value-type="float" office:value="61.7708" calcext:value-type="float">
            <text:p>61,7708</text:p>
          </table:table-cell>
        </table:table-row>
        <table:table-row table:style-name="ro2">
          <table:table-cell office:value-type="float" office:value="204.3" calcext:value-type="float">
            <text:p>204,3</text:p>
          </table:table-cell>
          <table:table-cell office:value-type="float" office:value="61.3542" calcext:value-type="float">
            <text:p>61,3542</text:p>
          </table:table-cell>
        </table:table-row>
        <table:table-row table:style-name="ro2">
          <table:table-cell office:value-type="float" office:value="204.4" calcext:value-type="float">
            <text:p>204,4</text:p>
          </table:table-cell>
          <table:table-cell office:value-type="float" office:value="61.6042" calcext:value-type="float">
            <text:p>61,6042</text:p>
          </table:table-cell>
        </table:table-row>
        <table:table-row table:style-name="ro2">
          <table:table-cell office:value-type="float" office:value="204.5" calcext:value-type="float">
            <text:p>204,5</text:p>
          </table:table-cell>
          <table:table-cell office:value-type="float" office:value="61.5833" calcext:value-type="float">
            <text:p>61,5833</text:p>
          </table:table-cell>
        </table:table-row>
        <table:table-row table:style-name="ro2">
          <table:table-cell office:value-type="float" office:value="204.6" calcext:value-type="float">
            <text:p>204,6</text:p>
          </table:table-cell>
          <table:table-cell office:value-type="float" office:value="62.0625" calcext:value-type="float">
            <text:p>62,0625</text:p>
          </table:table-cell>
        </table:table-row>
        <table:table-row table:style-name="ro2">
          <table:table-cell office:value-type="float" office:value="204.7" calcext:value-type="float">
            <text:p>204,7</text:p>
          </table:table-cell>
          <table:table-cell office:value-type="float" office:value="62.4375" calcext:value-type="float">
            <text:p>62,4375</text:p>
          </table:table-cell>
        </table:table-row>
        <table:table-row table:style-name="ro2">
          <table:table-cell office:value-type="float" office:value="204.8" calcext:value-type="float">
            <text:p>204,8</text:p>
          </table:table-cell>
          <table:table-cell office:value-type="float" office:value="62.5208" calcext:value-type="float">
            <text:p>62,5208</text:p>
          </table:table-cell>
        </table:table-row>
        <table:table-row table:style-name="ro2">
          <table:table-cell office:value-type="float" office:value="204.9" calcext:value-type="float">
            <text:p>204,9</text:p>
          </table:table-cell>
          <table:table-cell office:value-type="float" office:value="62.5208" calcext:value-type="float">
            <text:p>62,5208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62.7917" calcext:value-type="float">
            <text:p>62,7917</text:p>
          </table:table-cell>
        </table:table-row>
        <table:table-row table:style-name="ro2">
          <table:table-cell office:value-type="float" office:value="205.1" calcext:value-type="float">
            <text:p>205,1</text:p>
          </table:table-cell>
          <table:table-cell office:value-type="float" office:value="63.4375" calcext:value-type="float">
            <text:p>63,4375</text:p>
          </table:table-cell>
        </table:table-row>
        <table:table-row table:style-name="ro2">
          <table:table-cell office:value-type="float" office:value="205.2" calcext:value-type="float">
            <text:p>205,2</text:p>
          </table:table-cell>
          <table:table-cell office:value-type="float" office:value="64.1042" calcext:value-type="float">
            <text:p>64,1042</text:p>
          </table:table-cell>
        </table:table-row>
        <table:table-row table:style-name="ro2">
          <table:table-cell office:value-type="float" office:value="205.3" calcext:value-type="float">
            <text:p>205,3</text:p>
          </table:table-cell>
          <table:table-cell office:value-type="float" office:value="63.625" calcext:value-type="float">
            <text:p>63,625</text:p>
          </table:table-cell>
        </table:table-row>
        <table:table-row table:style-name="ro2">
          <table:table-cell office:value-type="float" office:value="205.4" calcext:value-type="float">
            <text:p>205,4</text:p>
          </table:table-cell>
          <table:table-cell office:value-type="float" office:value="63.9375" calcext:value-type="float">
            <text:p>63,9375</text:p>
          </table:table-cell>
        </table:table-row>
        <table:table-row table:style-name="ro2">
          <table:table-cell office:value-type="float" office:value="205.5" calcext:value-type="float">
            <text:p>205,5</text:p>
          </table:table-cell>
          <table:table-cell office:value-type="float" office:value="63.8958" calcext:value-type="float">
            <text:p>63,8958</text:p>
          </table:table-cell>
        </table:table-row>
        <table:table-row table:style-name="ro2">
          <table:table-cell office:value-type="float" office:value="205.6" calcext:value-type="float">
            <text:p>205,6</text:p>
          </table:table-cell>
          <table:table-cell office:value-type="float" office:value="64.75" calcext:value-type="float">
            <text:p>64,75</text:p>
          </table:table-cell>
        </table:table-row>
        <table:table-row table:style-name="ro2">
          <table:table-cell office:value-type="float" office:value="205.7" calcext:value-type="float">
            <text:p>205,7</text:p>
          </table:table-cell>
          <table:table-cell office:value-type="float" office:value="64.375" calcext:value-type="float">
            <text:p>64,375</text:p>
          </table:table-cell>
        </table:table-row>
        <table:table-row table:style-name="ro2">
          <table:table-cell office:value-type="float" office:value="205.8" calcext:value-type="float">
            <text:p>205,8</text:p>
          </table:table-cell>
          <table:table-cell office:value-type="float" office:value="64.5" calcext:value-type="float">
            <text:p>64,5</text:p>
          </table:table-cell>
        </table:table-row>
        <table:table-row table:style-name="ro2">
          <table:table-cell office:value-type="float" office:value="205.9" calcext:value-type="float">
            <text:p>205,9</text:p>
          </table:table-cell>
          <table:table-cell office:value-type="float" office:value="64.1667" calcext:value-type="float">
            <text:p>64,1667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3.1458" calcext:value-type="float">
            <text:p>63,1458</text:p>
          </table:table-cell>
        </table:table-row>
        <table:table-row table:style-name="ro2">
          <table:table-cell office:value-type="float" office:value="206.1" calcext:value-type="float">
            <text:p>206,1</text:p>
          </table:table-cell>
          <table:table-cell office:value-type="float" office:value="62.7083" calcext:value-type="float">
            <text:p>62,7083</text:p>
          </table:table-cell>
        </table:table-row>
        <table:table-row table:style-name="ro2">
          <table:table-cell office:value-type="float" office:value="206.2" calcext:value-type="float">
            <text:p>206,2</text:p>
          </table:table-cell>
          <table:table-cell office:value-type="float" office:value="62.7917" calcext:value-type="float">
            <text:p>62,7917</text:p>
          </table:table-cell>
        </table:table-row>
        <table:table-row table:style-name="ro2">
          <table:table-cell office:value-type="float" office:value="206.3" calcext:value-type="float">
            <text:p>206,3</text:p>
          </table:table-cell>
          <table:table-cell office:value-type="float" office:value="63.0625" calcext:value-type="float">
            <text:p>63,0625</text:p>
          </table:table-cell>
        </table:table-row>
        <table:table-row table:style-name="ro2">
          <table:table-cell office:value-type="float" office:value="206.4" calcext:value-type="float">
            <text:p>206,4</text:p>
          </table:table-cell>
          <table:table-cell office:value-type="float" office:value="63.5833" calcext:value-type="float">
            <text:p>63,5833</text:p>
          </table:table-cell>
        </table:table-row>
        <table:table-row table:style-name="ro2">
          <table:table-cell office:value-type="float" office:value="206.5" calcext:value-type="float">
            <text:p>206,5</text:p>
          </table:table-cell>
          <table:table-cell office:value-type="float" office:value="63.9792" calcext:value-type="float">
            <text:p>63,9792</text:p>
          </table:table-cell>
        </table:table-row>
        <table:table-row table:style-name="ro2">
          <table:table-cell office:value-type="float" office:value="206.6" calcext:value-type="float">
            <text:p>206,6</text:p>
          </table:table-cell>
          <table:table-cell office:value-type="float" office:value="64.0625" calcext:value-type="float">
            <text:p>64,0625</text:p>
          </table:table-cell>
        </table:table-row>
        <table:table-row table:style-name="ro2">
          <table:table-cell office:value-type="float" office:value="206.7" calcext:value-type="float">
            <text:p>206,7</text:p>
          </table:table-cell>
          <table:table-cell office:value-type="float" office:value="63.875" calcext:value-type="float">
            <text:p>63,875</text:p>
          </table:table-cell>
        </table:table-row>
        <table:table-row table:style-name="ro2">
          <table:table-cell office:value-type="float" office:value="206.8" calcext:value-type="float">
            <text:p>206,8</text:p>
          </table:table-cell>
          <table:table-cell office:value-type="float" office:value="63.3958" calcext:value-type="float">
            <text:p>63,3958</text:p>
          </table:table-cell>
        </table:table-row>
        <table:table-row table:style-name="ro2">
          <table:table-cell office:value-type="float" office:value="206.9" calcext:value-type="float">
            <text:p>206,9</text:p>
          </table:table-cell>
          <table:table-cell office:value-type="float" office:value="63.75" calcext:value-type="float">
            <text:p>63,7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4.25" calcext:value-type="float">
            <text:p>64,25</text:p>
          </table:table-cell>
        </table:table-row>
        <table:table-row table:style-name="ro2">
          <table:table-cell office:value-type="float" office:value="207.1" calcext:value-type="float">
            <text:p>207,1</text:p>
          </table:table-cell>
          <table:table-cell office:value-type="float" office:value="64.2708" calcext:value-type="float">
            <text:p>64,2708</text:p>
          </table:table-cell>
        </table:table-row>
        <table:table-row table:style-name="ro2">
          <table:table-cell office:value-type="float" office:value="207.2" calcext:value-type="float">
            <text:p>207,2</text:p>
          </table:table-cell>
          <table:table-cell office:value-type="float" office:value="64.625" calcext:value-type="float">
            <text:p>64,625</text:p>
          </table:table-cell>
        </table:table-row>
        <table:table-row table:style-name="ro2">
          <table:table-cell office:value-type="float" office:value="207.3" calcext:value-type="float">
            <text:p>207,3</text:p>
          </table:table-cell>
          <table:table-cell office:value-type="float" office:value="64.2917" calcext:value-type="float">
            <text:p>64,2917</text:p>
          </table:table-cell>
        </table:table-row>
        <table:table-row table:style-name="ro2">
          <table:table-cell office:value-type="float" office:value="207.4" calcext:value-type="float">
            <text:p>207,4</text:p>
          </table:table-cell>
          <table:table-cell office:value-type="float" office:value="64.4167" calcext:value-type="float">
            <text:p>64,4167</text:p>
          </table:table-cell>
        </table:table-row>
        <table:table-row table:style-name="ro2">
          <table:table-cell office:value-type="float" office:value="207.5" calcext:value-type="float">
            <text:p>207,5</text:p>
          </table:table-cell>
          <table:table-cell office:value-type="float" office:value="63.625" calcext:value-type="float">
            <text:p>63,625</text:p>
          </table:table-cell>
        </table:table-row>
        <table:table-row table:style-name="ro2">
          <table:table-cell office:value-type="float" office:value="207.6" calcext:value-type="float">
            <text:p>207,6</text:p>
          </table:table-cell>
          <table:table-cell office:value-type="float" office:value="64.2917" calcext:value-type="float">
            <text:p>64,2917</text:p>
          </table:table-cell>
        </table:table-row>
        <table:table-row table:style-name="ro2">
          <table:table-cell office:value-type="float" office:value="207.7" calcext:value-type="float">
            <text:p>207,7</text:p>
          </table:table-cell>
          <table:table-cell office:value-type="float" office:value="64.3125" calcext:value-type="float">
            <text:p>64,3125</text:p>
          </table:table-cell>
        </table:table-row>
        <table:table-row table:style-name="ro2">
          <table:table-cell office:value-type="float" office:value="207.8" calcext:value-type="float">
            <text:p>207,8</text:p>
          </table:table-cell>
          <table:table-cell office:value-type="float" office:value="64.5625" calcext:value-type="float">
            <text:p>64,5625</text:p>
          </table:table-cell>
        </table:table-row>
        <table:table-row table:style-name="ro2">
          <table:table-cell office:value-type="float" office:value="207.9" calcext:value-type="float">
            <text:p>207,9</text:p>
          </table:table-cell>
          <table:table-cell office:value-type="float" office:value="62.8958" calcext:value-type="float">
            <text:p>62,8958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3.1667" calcext:value-type="float">
            <text:p>63,1667</text:p>
          </table:table-cell>
        </table:table-row>
        <table:table-row table:style-name="ro2">
          <table:table-cell office:value-type="float" office:value="208.1" calcext:value-type="float">
            <text:p>208,1</text:p>
          </table:table-cell>
          <table:table-cell office:value-type="float" office:value="66.1875" calcext:value-type="float">
            <text:p>66,1875</text:p>
          </table:table-cell>
        </table:table-row>
        <table:table-row table:style-name="ro2">
          <table:table-cell office:value-type="float" office:value="208.2" calcext:value-type="float">
            <text:p>208,2</text:p>
          </table:table-cell>
          <table:table-cell office:value-type="float" office:value="68.9167" calcext:value-type="float">
            <text:p>68,9167</text:p>
          </table:table-cell>
        </table:table-row>
        <table:table-row table:style-name="ro2">
          <table:table-cell office:value-type="float" office:value="208.3" calcext:value-type="float">
            <text:p>208,3</text:p>
          </table:table-cell>
          <table:table-cell office:value-type="float" office:value="73.0417" calcext:value-type="float">
            <text:p>73,0417</text:p>
          </table:table-cell>
        </table:table-row>
        <table:table-row table:style-name="ro2">
          <table:table-cell office:value-type="float" office:value="208.4" calcext:value-type="float">
            <text:p>208,4</text:p>
          </table:table-cell>
          <table:table-cell office:value-type="float" office:value="76.6042" calcext:value-type="float">
            <text:p>76,6042</text:p>
          </table:table-cell>
        </table:table-row>
        <table:table-row table:style-name="ro2">
          <table:table-cell office:value-type="float" office:value="208.5" calcext:value-type="float">
            <text:p>208,5</text:p>
          </table:table-cell>
          <table:table-cell office:value-type="float" office:value="80.1875" calcext:value-type="float">
            <text:p>80,1875</text:p>
          </table:table-cell>
        </table:table-row>
        <table:table-row table:style-name="ro2">
          <table:table-cell office:value-type="float" office:value="208.6" calcext:value-type="float">
            <text:p>208,6</text:p>
          </table:table-cell>
          <table:table-cell office:value-type="float" office:value="83.5625" calcext:value-type="float">
            <text:p>83,5625</text:p>
          </table:table-cell>
        </table:table-row>
        <table:table-row table:style-name="ro2">
          <table:table-cell office:value-type="float" office:value="208.7" calcext:value-type="float">
            <text:p>208,7</text:p>
          </table:table-cell>
          <table:table-cell office:value-type="float" office:value="83.7917" calcext:value-type="float">
            <text:p>83,7917</text:p>
          </table:table-cell>
        </table:table-row>
        <table:table-row table:style-name="ro2">
          <table:table-cell office:value-type="float" office:value="208.8" calcext:value-type="float">
            <text:p>208,8</text:p>
          </table:table-cell>
          <table:table-cell office:value-type="float" office:value="84.2083" calcext:value-type="float">
            <text:p>84,2083</text:p>
          </table:table-cell>
        </table:table-row>
        <table:table-row table:style-name="ro2">
          <table:table-cell office:value-type="float" office:value="208.9" calcext:value-type="float">
            <text:p>208,9</text:p>
          </table:table-cell>
          <table:table-cell office:value-type="float" office:value="86.3125" calcext:value-type="float">
            <text:p>86,3125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86.5208" calcext:value-type="float">
            <text:p>86,5208</text:p>
          </table:table-cell>
        </table:table-row>
        <table:table-row table:style-name="ro2">
          <table:table-cell office:value-type="float" office:value="209.1" calcext:value-type="float">
            <text:p>209,1</text:p>
          </table:table-cell>
          <table:table-cell office:value-type="float" office:value="87.1667" calcext:value-type="float">
            <text:p>87,1667</text:p>
          </table:table-cell>
        </table:table-row>
        <table:table-row table:style-name="ro2">
          <table:table-cell office:value-type="float" office:value="209.2" calcext:value-type="float">
            <text:p>209,2</text:p>
          </table:table-cell>
          <table:table-cell office:value-type="float" office:value="87.375" calcext:value-type="float">
            <text:p>87,375</text:p>
          </table:table-cell>
        </table:table-row>
        <table:table-row table:style-name="ro2">
          <table:table-cell office:value-type="float" office:value="209.3" calcext:value-type="float">
            <text:p>209,3</text:p>
          </table:table-cell>
          <table:table-cell office:value-type="float" office:value="87.3125" calcext:value-type="float">
            <text:p>87,3125</text:p>
          </table:table-cell>
        </table:table-row>
        <table:table-row table:style-name="ro2">
          <table:table-cell office:value-type="float" office:value="209.4" calcext:value-type="float">
            <text:p>209,4</text:p>
          </table:table-cell>
          <table:table-cell office:value-type="float" office:value="87.7917" calcext:value-type="float">
            <text:p>87,7917</text:p>
          </table:table-cell>
        </table:table-row>
        <table:table-row table:style-name="ro2">
          <table:table-cell office:value-type="float" office:value="209.5" calcext:value-type="float">
            <text:p>209,5</text:p>
          </table:table-cell>
          <table:table-cell office:value-type="float" office:value="87.3958" calcext:value-type="float">
            <text:p>87,3958</text:p>
          </table:table-cell>
        </table:table-row>
        <table:table-row table:style-name="ro2">
          <table:table-cell office:value-type="float" office:value="209.6" calcext:value-type="float">
            <text:p>209,6</text:p>
          </table:table-cell>
          <table:table-cell office:value-type="float" office:value="88.1667" calcext:value-type="float">
            <text:p>88,1667</text:p>
          </table:table-cell>
        </table:table-row>
        <table:table-row table:style-name="ro2">
          <table:table-cell office:value-type="float" office:value="209.7" calcext:value-type="float">
            <text:p>209,7</text:p>
          </table:table-cell>
          <table:table-cell office:value-type="float" office:value="88.1875" calcext:value-type="float">
            <text:p>88,1875</text:p>
          </table:table-cell>
        </table:table-row>
        <table:table-row table:style-name="ro2">
          <table:table-cell office:value-type="float" office:value="209.8" calcext:value-type="float">
            <text:p>209,8</text:p>
          </table:table-cell>
          <table:table-cell office:value-type="float" office:value="87.9167" calcext:value-type="float">
            <text:p>87,9167</text:p>
          </table:table-cell>
        </table:table-row>
        <table:table-row table:style-name="ro2">
          <table:table-cell office:value-type="float" office:value="209.9" calcext:value-type="float">
            <text:p>209,9</text:p>
          </table:table-cell>
          <table:table-cell office:value-type="float" office:value="87.9792" calcext:value-type="float">
            <text:p>87,9792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87.6042" calcext:value-type="float">
            <text:p>87,6042</text:p>
          </table:table-cell>
        </table:table-row>
        <table:table-row table:style-name="ro2">
          <table:table-cell office:value-type="float" office:value="210.1" calcext:value-type="float">
            <text:p>210,1</text:p>
          </table:table-cell>
          <table:table-cell office:value-type="float" office:value="87.625" calcext:value-type="float">
            <text:p>87,625</text:p>
          </table:table-cell>
        </table:table-row>
        <table:table-row table:style-name="ro2">
          <table:table-cell office:value-type="float" office:value="210.2" calcext:value-type="float">
            <text:p>210,2</text:p>
          </table:table-cell>
          <table:table-cell office:value-type="float" office:value="88.5833" calcext:value-type="float">
            <text:p>88,5833</text:p>
          </table:table-cell>
        </table:table-row>
        <table:table-row table:style-name="ro2">
          <table:table-cell office:value-type="float" office:value="210.3" calcext:value-type="float">
            <text:p>210,3</text:p>
          </table:table-cell>
          <table:table-cell office:value-type="float" office:value="88.6458" calcext:value-type="float">
            <text:p>88,6458</text:p>
          </table:table-cell>
        </table:table-row>
        <table:table-row table:style-name="ro2">
          <table:table-cell office:value-type="float" office:value="210.4" calcext:value-type="float">
            <text:p>210,4</text:p>
          </table:table-cell>
          <table:table-cell office:value-type="float" office:value="88.3958" calcext:value-type="float">
            <text:p>88,3958</text:p>
          </table:table-cell>
        </table:table-row>
        <table:table-row table:style-name="ro2">
          <table:table-cell office:value-type="float" office:value="210.5" calcext:value-type="float">
            <text:p>210,5</text:p>
          </table:table-cell>
          <table:table-cell office:value-type="float" office:value="88.9375" calcext:value-type="float">
            <text:p>88,9375</text:p>
          </table:table-cell>
        </table:table-row>
        <table:table-row table:style-name="ro2">
          <table:table-cell office:value-type="float" office:value="210.6" calcext:value-type="float">
            <text:p>210,6</text:p>
          </table:table-cell>
          <table:table-cell office:value-type="float" office:value="88.5208" calcext:value-type="float">
            <text:p>88,5208</text:p>
          </table:table-cell>
        </table:table-row>
        <table:table-row table:style-name="ro2">
          <table:table-cell office:value-type="float" office:value="210.7" calcext:value-type="float">
            <text:p>210,7</text:p>
          </table:table-cell>
          <table:table-cell office:value-type="float" office:value="89.5833" calcext:value-type="float">
            <text:p>89,5833</text:p>
          </table:table-cell>
        </table:table-row>
        <table:table-row table:style-name="ro2">
          <table:table-cell office:value-type="float" office:value="210.8" calcext:value-type="float">
            <text:p>210,8</text:p>
          </table:table-cell>
          <table:table-cell office:value-type="float" office:value="88.2083" calcext:value-type="float">
            <text:p>88,2083</text:p>
          </table:table-cell>
        </table:table-row>
        <table:table-row table:style-name="ro2">
          <table:table-cell office:value-type="float" office:value="210.9" calcext:value-type="float">
            <text:p>210,9</text:p>
          </table:table-cell>
          <table:table-cell office:value-type="float" office:value="88.5833" calcext:value-type="float">
            <text:p>88,5833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88.2292" calcext:value-type="float">
            <text:p>88,2292</text:p>
          </table:table-cell>
        </table:table-row>
        <table:table-row table:style-name="ro2">
          <table:table-cell office:value-type="float" office:value="211.1" calcext:value-type="float">
            <text:p>211,1</text:p>
          </table:table-cell>
          <table:table-cell office:value-type="float" office:value="88.3542" calcext:value-type="float">
            <text:p>88,3542</text:p>
          </table:table-cell>
        </table:table-row>
        <table:table-row table:style-name="ro2">
          <table:table-cell office:value-type="float" office:value="211.2" calcext:value-type="float">
            <text:p>211,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211.3" calcext:value-type="float">
            <text:p>211,3</text:p>
          </table:table-cell>
          <table:table-cell office:value-type="float" office:value="88.4583" calcext:value-type="float">
            <text:p>88,4583</text:p>
          </table:table-cell>
        </table:table-row>
        <table:table-row table:style-name="ro2">
          <table:table-cell office:value-type="float" office:value="211.4" calcext:value-type="float">
            <text:p>211,4</text:p>
          </table:table-cell>
          <table:table-cell office:value-type="float" office:value="89.5208" calcext:value-type="float">
            <text:p>89,5208</text:p>
          </table:table-cell>
        </table:table-row>
        <table:table-row table:style-name="ro2">
          <table:table-cell office:value-type="float" office:value="211.5" calcext:value-type="float">
            <text:p>211,5</text:p>
          </table:table-cell>
          <table:table-cell office:value-type="float" office:value="88.8125" calcext:value-type="float">
            <text:p>88,8125</text:p>
          </table:table-cell>
        </table:table-row>
        <table:table-row table:style-name="ro2">
          <table:table-cell office:value-type="float" office:value="211.6" calcext:value-type="float">
            <text:p>211,6</text:p>
          </table:table-cell>
          <table:table-cell office:value-type="float" office:value="89.125" calcext:value-type="float">
            <text:p>89,125</text:p>
          </table:table-cell>
        </table:table-row>
        <table:table-row table:style-name="ro2">
          <table:table-cell office:value-type="float" office:value="211.7" calcext:value-type="float">
            <text:p>211,7</text:p>
          </table:table-cell>
          <table:table-cell office:value-type="float" office:value="89.0208" calcext:value-type="float">
            <text:p>89,0208</text:p>
          </table:table-cell>
        </table:table-row>
        <table:table-row table:style-name="ro2">
          <table:table-cell office:value-type="float" office:value="211.8" calcext:value-type="float">
            <text:p>211,8</text:p>
          </table:table-cell>
          <table:table-cell office:value-type="float" office:value="88.5208" calcext:value-type="float">
            <text:p>88,5208</text:p>
          </table:table-cell>
        </table:table-row>
        <table:table-row table:style-name="ro2">
          <table:table-cell office:value-type="float" office:value="211.9" calcext:value-type="float">
            <text:p>211,9</text:p>
          </table:table-cell>
          <table:table-cell office:value-type="float" office:value="88.9792" calcext:value-type="float">
            <text:p>88,9792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89.2917" calcext:value-type="float">
            <text:p>89,2917</text:p>
          </table:table-cell>
        </table:table-row>
        <table:table-row table:style-name="ro2">
          <table:table-cell office:value-type="float" office:value="212.1" calcext:value-type="float">
            <text:p>212,1</text:p>
          </table:table-cell>
          <table:table-cell office:value-type="float" office:value="88.9792" calcext:value-type="float">
            <text:p>88,9792</text:p>
          </table:table-cell>
        </table:table-row>
        <table:table-row table:style-name="ro2">
          <table:table-cell office:value-type="float" office:value="212.2" calcext:value-type="float">
            <text:p>212,2</text:p>
          </table:table-cell>
          <table:table-cell office:value-type="float" office:value="88.5" calcext:value-type="float">
            <text:p>88,5</text:p>
          </table:table-cell>
        </table:table-row>
        <table:table-row table:style-name="ro2">
          <table:table-cell office:value-type="float" office:value="212.3" calcext:value-type="float">
            <text:p>212,3</text:p>
          </table:table-cell>
          <table:table-cell office:value-type="float" office:value="89.4583" calcext:value-type="float">
            <text:p>89,4583</text:p>
          </table:table-cell>
        </table:table-row>
        <table:table-row table:style-name="ro2">
          <table:table-cell office:value-type="float" office:value="212.4" calcext:value-type="float">
            <text:p>212,4</text:p>
          </table:table-cell>
          <table:table-cell office:value-type="float" office:value="88.8542" calcext:value-type="float">
            <text:p>88,8542</text:p>
          </table:table-cell>
        </table:table-row>
        <table:table-row table:style-name="ro2">
          <table:table-cell office:value-type="float" office:value="212.5" calcext:value-type="float">
            <text:p>212,5</text:p>
          </table:table-cell>
          <table:table-cell office:value-type="float" office:value="89.3333" calcext:value-type="float">
            <text:p>89,3333</text:p>
          </table:table-cell>
        </table:table-row>
        <table:table-row table:style-name="ro2">
          <table:table-cell office:value-type="float" office:value="212.6" calcext:value-type="float">
            <text:p>212,6</text:p>
          </table:table-cell>
          <table:table-cell office:value-type="float" office:value="88.9792" calcext:value-type="float">
            <text:p>88,9792</text:p>
          </table:table-cell>
        </table:table-row>
        <table:table-row table:style-name="ro2">
          <table:table-cell office:value-type="float" office:value="212.7" calcext:value-type="float">
            <text:p>212,7</text:p>
          </table:table-cell>
          <table:table-cell office:value-type="float" office:value="89.875" calcext:value-type="float">
            <text:p>89,875</text:p>
          </table:table-cell>
        </table:table-row>
        <table:table-row table:style-name="ro2">
          <table:table-cell office:value-type="float" office:value="212.8" calcext:value-type="float">
            <text:p>212,8</text:p>
          </table:table-cell>
          <table:table-cell office:value-type="float" office:value="89.0833" calcext:value-type="float">
            <text:p>89,0833</text:p>
          </table:table-cell>
        </table:table-row>
        <table:table-row table:style-name="ro2">
          <table:table-cell office:value-type="float" office:value="212.9" calcext:value-type="float">
            <text:p>212,9</text:p>
          </table:table-cell>
          <table:table-cell office:value-type="float" office:value="89.4375" calcext:value-type="float">
            <text:p>89,437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88.6042" calcext:value-type="float">
            <text:p>88,6042</text:p>
          </table:table-cell>
        </table:table-row>
        <table:table-row table:style-name="ro2">
          <table:table-cell office:value-type="float" office:value="213.1" calcext:value-type="float">
            <text:p>213,1</text:p>
          </table:table-cell>
          <table:table-cell office:value-type="float" office:value="88.9792" calcext:value-type="float">
            <text:p>88,9792</text:p>
          </table:table-cell>
        </table:table-row>
        <table:table-row table:style-name="ro2">
          <table:table-cell office:value-type="float" office:value="213.2" calcext:value-type="float">
            <text:p>213,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213.3" calcext:value-type="float">
            <text:p>213,3</text:p>
          </table:table-cell>
          <table:table-cell office:value-type="float" office:value="88.5417" calcext:value-type="float">
            <text:p>88,5417</text:p>
          </table:table-cell>
        </table:table-row>
        <table:table-row table:style-name="ro2">
          <table:table-cell office:value-type="float" office:value="213.4" calcext:value-type="float">
            <text:p>213,4</text:p>
          </table:table-cell>
          <table:table-cell office:value-type="float" office:value="88.6875" calcext:value-type="float">
            <text:p>88,6875</text:p>
          </table:table-cell>
        </table:table-row>
        <table:table-row table:style-name="ro2">
          <table:table-cell office:value-type="float" office:value="213.5" calcext:value-type="float">
            <text:p>213,5</text:p>
          </table:table-cell>
          <table:table-cell office:value-type="float" office:value="88.7917" calcext:value-type="float">
            <text:p>88,7917</text:p>
          </table:table-cell>
        </table:table-row>
        <table:table-row table:style-name="ro2">
          <table:table-cell office:value-type="float" office:value="213.6" calcext:value-type="float">
            <text:p>213,6</text:p>
          </table:table-cell>
          <table:table-cell office:value-type="float" office:value="89.0833" calcext:value-type="float">
            <text:p>89,0833</text:p>
          </table:table-cell>
        </table:table-row>
        <table:table-row table:style-name="ro2">
          <table:table-cell office:value-type="float" office:value="213.7" calcext:value-type="float">
            <text:p>213,7</text:p>
          </table:table-cell>
          <table:table-cell office:value-type="float" office:value="88.25" calcext:value-type="float">
            <text:p>88,25</text:p>
          </table:table-cell>
        </table:table-row>
        <table:table-row table:style-name="ro2">
          <table:table-cell office:value-type="float" office:value="213.8" calcext:value-type="float">
            <text:p>213,8</text:p>
          </table:table-cell>
          <table:table-cell office:value-type="float" office:value="88.6042" calcext:value-type="float">
            <text:p>88,6042</text:p>
          </table:table-cell>
        </table:table-row>
        <table:table-row table:style-name="ro2">
          <table:table-cell office:value-type="float" office:value="213.9" calcext:value-type="float">
            <text:p>213,9</text:p>
          </table:table-cell>
          <table:table-cell office:value-type="float" office:value="88.625" calcext:value-type="float">
            <text:p>88,625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88.3125" calcext:value-type="float">
            <text:p>88,3125</text:p>
          </table:table-cell>
        </table:table-row>
        <table:table-row table:style-name="ro2">
          <table:table-cell office:value-type="float" office:value="214.1" calcext:value-type="float">
            <text:p>214,1</text:p>
          </table:table-cell>
          <table:table-cell office:value-type="float" office:value="88.8958" calcext:value-type="float">
            <text:p>88,8958</text:p>
          </table:table-cell>
        </table:table-row>
        <table:table-row table:style-name="ro2">
          <table:table-cell office:value-type="float" office:value="214.2" calcext:value-type="float">
            <text:p>214,2</text:p>
          </table:table-cell>
          <table:table-cell office:value-type="float" office:value="89.1875" calcext:value-type="float">
            <text:p>89,1875</text:p>
          </table:table-cell>
        </table:table-row>
        <table:table-row table:style-name="ro2">
          <table:table-cell office:value-type="float" office:value="214.3" calcext:value-type="float">
            <text:p>214,3</text:p>
          </table:table-cell>
          <table:table-cell office:value-type="float" office:value="89.2083" calcext:value-type="float">
            <text:p>89,2083</text:p>
          </table:table-cell>
        </table:table-row>
        <table:table-row table:style-name="ro2">
          <table:table-cell office:value-type="float" office:value="214.4" calcext:value-type="float">
            <text:p>214,4</text:p>
          </table:table-cell>
          <table:table-cell office:value-type="float" office:value="88.9375" calcext:value-type="float">
            <text:p>88,9375</text:p>
          </table:table-cell>
        </table:table-row>
        <table:table-row table:style-name="ro2">
          <table:table-cell office:value-type="float" office:value="214.5" calcext:value-type="float">
            <text:p>214,5</text:p>
          </table:table-cell>
          <table:table-cell office:value-type="float" office:value="88.7708" calcext:value-type="float">
            <text:p>88,7708</text:p>
          </table:table-cell>
        </table:table-row>
        <table:table-row table:style-name="ro2">
          <table:table-cell office:value-type="float" office:value="214.6" calcext:value-type="float">
            <text:p>214,6</text:p>
          </table:table-cell>
          <table:table-cell office:value-type="float" office:value="89.5833" calcext:value-type="float">
            <text:p>89,5833</text:p>
          </table:table-cell>
        </table:table-row>
        <table:table-row table:style-name="ro2">
          <table:table-cell office:value-type="float" office:value="214.7" calcext:value-type="float">
            <text:p>214,7</text:p>
          </table:table-cell>
          <table:table-cell office:value-type="float" office:value="88.6667" calcext:value-type="float">
            <text:p>88,6667</text:p>
          </table:table-cell>
        </table:table-row>
        <table:table-row table:style-name="ro2">
          <table:table-cell office:value-type="float" office:value="214.8" calcext:value-type="float">
            <text:p>214,8</text:p>
          </table:table-cell>
          <table:table-cell office:value-type="float" office:value="88.5208" calcext:value-type="float">
            <text:p>88,5208</text:p>
          </table:table-cell>
        </table:table-row>
        <table:table-row table:style-name="ro2">
          <table:table-cell office:value-type="float" office:value="214.9" calcext:value-type="float">
            <text:p>214,9</text:p>
          </table:table-cell>
          <table:table-cell office:value-type="float" office:value="88.2917" calcext:value-type="float">
            <text:p>88,291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88.6458" calcext:value-type="float">
            <text:p>88,6458</text:p>
          </table:table-cell>
        </table:table-row>
        <table:table-row table:style-name="ro2">
          <table:table-cell office:value-type="float" office:value="215.1" calcext:value-type="float">
            <text:p>215,1</text:p>
          </table:table-cell>
          <table:table-cell office:value-type="float" office:value="88.9583" calcext:value-type="float">
            <text:p>88,9583</text:p>
          </table:table-cell>
        </table:table-row>
        <table:table-row table:style-name="ro2">
          <table:table-cell office:value-type="float" office:value="215.2" calcext:value-type="float">
            <text:p>215,2</text:p>
          </table:table-cell>
          <table:table-cell office:value-type="float" office:value="88.9167" calcext:value-type="float">
            <text:p>88,9167</text:p>
          </table:table-cell>
        </table:table-row>
        <table:table-row table:style-name="ro2">
          <table:table-cell office:value-type="float" office:value="215.3" calcext:value-type="float">
            <text:p>215,3</text:p>
          </table:table-cell>
          <table:table-cell office:value-type="float" office:value="89.75" calcext:value-type="float">
            <text:p>89,75</text:p>
          </table:table-cell>
        </table:table-row>
        <table:table-row table:style-name="ro2">
          <table:table-cell office:value-type="float" office:value="215.4" calcext:value-type="float">
            <text:p>215,4</text:p>
          </table:table-cell>
          <table:table-cell office:value-type="float" office:value="88.8125" calcext:value-type="float">
            <text:p>88,8125</text:p>
          </table:table-cell>
        </table:table-row>
        <table:table-row table:style-name="ro2">
          <table:table-cell office:value-type="float" office:value="215.5" calcext:value-type="float">
            <text:p>215,5</text:p>
          </table:table-cell>
          <table:table-cell office:value-type="float" office:value="89.0625" calcext:value-type="float">
            <text:p>89,0625</text:p>
          </table:table-cell>
        </table:table-row>
        <table:table-row table:style-name="ro2">
          <table:table-cell office:value-type="float" office:value="215.6" calcext:value-type="float">
            <text:p>215,6</text:p>
          </table:table-cell>
          <table:table-cell office:value-type="float" office:value="89.3125" calcext:value-type="float">
            <text:p>89,3125</text:p>
          </table:table-cell>
        </table:table-row>
        <table:table-row table:style-name="ro2">
          <table:table-cell office:value-type="float" office:value="215.7" calcext:value-type="float">
            <text:p>215,7</text:p>
          </table:table-cell>
          <table:table-cell office:value-type="float" office:value="87.9167" calcext:value-type="float">
            <text:p>87,9167</text:p>
          </table:table-cell>
        </table:table-row>
        <table:table-row table:style-name="ro2">
          <table:table-cell office:value-type="float" office:value="215.8" calcext:value-type="float">
            <text:p>215,8</text:p>
          </table:table-cell>
          <table:table-cell office:value-type="float" office:value="88.8958" calcext:value-type="float">
            <text:p>88,8958</text:p>
          </table:table-cell>
        </table:table-row>
        <table:table-row table:style-name="ro2">
          <table:table-cell office:value-type="float" office:value="215.9" calcext:value-type="float">
            <text:p>215,9</text:p>
          </table:table-cell>
          <table:table-cell office:value-type="float" office:value="88.9375" calcext:value-type="float">
            <text:p>88,937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216.1" calcext:value-type="float">
            <text:p>216,1</text:p>
          </table:table-cell>
          <table:table-cell office:value-type="float" office:value="88.6042" calcext:value-type="float">
            <text:p>88,6042</text:p>
          </table:table-cell>
        </table:table-row>
        <table:table-row table:style-name="ro2">
          <table:table-cell office:value-type="float" office:value="216.2" calcext:value-type="float">
            <text:p>216,2</text:p>
          </table:table-cell>
          <table:table-cell office:value-type="float" office:value="89.1875" calcext:value-type="float">
            <text:p>89,1875</text:p>
          </table:table-cell>
        </table:table-row>
        <table:table-row table:style-name="ro2">
          <table:table-cell office:value-type="float" office:value="216.3" calcext:value-type="float">
            <text:p>216,3</text:p>
          </table:table-cell>
          <table:table-cell office:value-type="float" office:value="87.3125" calcext:value-type="float">
            <text:p>87,3125</text:p>
          </table:table-cell>
        </table:table-row>
        <table:table-row table:style-name="ro2">
          <table:table-cell office:value-type="float" office:value="216.4" calcext:value-type="float">
            <text:p>216,4</text:p>
          </table:table-cell>
          <table:table-cell office:value-type="float" office:value="86.1042" calcext:value-type="float">
            <text:p>86,1042</text:p>
          </table:table-cell>
        </table:table-row>
        <table:table-row table:style-name="ro2">
          <table:table-cell office:value-type="float" office:value="216.5" calcext:value-type="float">
            <text:p>216,5</text:p>
          </table:table-cell>
          <table:table-cell office:value-type="float" office:value="85.4375" calcext:value-type="float">
            <text:p>85,4375</text:p>
          </table:table-cell>
        </table:table-row>
        <table:table-row table:style-name="ro2">
          <table:table-cell office:value-type="float" office:value="216.6" calcext:value-type="float">
            <text:p>216,6</text:p>
          </table:table-cell>
          <table:table-cell office:value-type="float" office:value="85.375" calcext:value-type="float">
            <text:p>85,375</text:p>
          </table:table-cell>
        </table:table-row>
        <table:table-row table:style-name="ro2">
          <table:table-cell office:value-type="float" office:value="216.7" calcext:value-type="float">
            <text:p>216,7</text:p>
          </table:table-cell>
          <table:table-cell office:value-type="float" office:value="84.375" calcext:value-type="float">
            <text:p>84,375</text:p>
          </table:table-cell>
        </table:table-row>
        <table:table-row table:style-name="ro2">
          <table:table-cell office:value-type="float" office:value="216.8" calcext:value-type="float">
            <text:p>216,8</text:p>
          </table:table-cell>
          <table:table-cell office:value-type="float" office:value="84.3958" calcext:value-type="float">
            <text:p>84,3958</text:p>
          </table:table-cell>
        </table:table-row>
        <table:table-row table:style-name="ro2">
          <table:table-cell office:value-type="float" office:value="216.9" calcext:value-type="float">
            <text:p>216,9</text:p>
          </table:table-cell>
          <table:table-cell office:value-type="float" office:value="83.5" calcext:value-type="float">
            <text:p>83,5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84.3125" calcext:value-type="float">
            <text:p>84,3125</text:p>
          </table:table-cell>
        </table:table-row>
        <table:table-row table:style-name="ro2">
          <table:table-cell office:value-type="float" office:value="217.1" calcext:value-type="float">
            <text:p>217,1</text:p>
          </table:table-cell>
          <table:table-cell office:value-type="float" office:value="84.0417" calcext:value-type="float">
            <text:p>84,0417</text:p>
          </table:table-cell>
        </table:table-row>
        <table:table-row table:style-name="ro2">
          <table:table-cell office:value-type="float" office:value="217.2" calcext:value-type="float">
            <text:p>217,2</text:p>
          </table:table-cell>
          <table:table-cell office:value-type="float" office:value="84.4167" calcext:value-type="float">
            <text:p>84,4167</text:p>
          </table:table-cell>
        </table:table-row>
        <table:table-row table:style-name="ro2">
          <table:table-cell office:value-type="float" office:value="217.3" calcext:value-type="float">
            <text:p>217,3</text:p>
          </table:table-cell>
          <table:table-cell office:value-type="float" office:value="84.1875" calcext:value-type="float">
            <text:p>84,1875</text:p>
          </table:table-cell>
        </table:table-row>
        <table:table-row table:style-name="ro2">
          <table:table-cell office:value-type="float" office:value="217.4" calcext:value-type="float">
            <text:p>217,4</text:p>
          </table:table-cell>
          <table:table-cell office:value-type="float" office:value="83.8958" calcext:value-type="float">
            <text:p>83,8958</text:p>
          </table:table-cell>
        </table:table-row>
        <table:table-row table:style-name="ro2">
          <table:table-cell office:value-type="float" office:value="217.5" calcext:value-type="float">
            <text:p>217,5</text:p>
          </table:table-cell>
          <table:table-cell office:value-type="float" office:value="85.3125" calcext:value-type="float">
            <text:p>85,3125</text:p>
          </table:table-cell>
        </table:table-row>
        <table:table-row table:style-name="ro2">
          <table:table-cell office:value-type="float" office:value="217.6" calcext:value-type="float">
            <text:p>217,6</text:p>
          </table:table-cell>
          <table:table-cell office:value-type="float" office:value="84.3125" calcext:value-type="float">
            <text:p>84,3125</text:p>
          </table:table-cell>
        </table:table-row>
        <table:table-row table:style-name="ro2">
          <table:table-cell office:value-type="float" office:value="217.7" calcext:value-type="float">
            <text:p>217,7</text:p>
          </table:table-cell>
          <table:table-cell office:value-type="float" office:value="83.2083" calcext:value-type="float">
            <text:p>83,2083</text:p>
          </table:table-cell>
        </table:table-row>
        <table:table-row table:style-name="ro2">
          <table:table-cell office:value-type="float" office:value="217.8" calcext:value-type="float">
            <text:p>217,8</text:p>
          </table:table-cell>
          <table:table-cell office:value-type="float" office:value="83.6458" calcext:value-type="float">
            <text:p>83,6458</text:p>
          </table:table-cell>
        </table:table-row>
        <table:table-row table:style-name="ro2">
          <table:table-cell office:value-type="float" office:value="217.9" calcext:value-type="float">
            <text:p>217,9</text:p>
          </table:table-cell>
          <table:table-cell office:value-type="float" office:value="83.5833" calcext:value-type="float">
            <text:p>83,583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84.6042" calcext:value-type="float">
            <text:p>84,6042</text:p>
          </table:table-cell>
        </table:table-row>
        <table:table-row table:style-name="ro2">
          <table:table-cell office:value-type="float" office:value="218.1" calcext:value-type="float">
            <text:p>218,1</text:p>
          </table:table-cell>
          <table:table-cell office:value-type="float" office:value="83.5625" calcext:value-type="float">
            <text:p>83,5625</text:p>
          </table:table-cell>
        </table:table-row>
        <table:table-row table:style-name="ro2">
          <table:table-cell office:value-type="float" office:value="218.2" calcext:value-type="float">
            <text:p>218,2</text:p>
          </table:table-cell>
          <table:table-cell office:value-type="float" office:value="83.9167" calcext:value-type="float">
            <text:p>83,9167</text:p>
          </table:table-cell>
        </table:table-row>
        <table:table-row table:style-name="ro2">
          <table:table-cell office:value-type="float" office:value="218.3" calcext:value-type="float">
            <text:p>218,3</text:p>
          </table:table-cell>
          <table:table-cell office:value-type="float" office:value="83.8125" calcext:value-type="float">
            <text:p>83,8125</text:p>
          </table:table-cell>
        </table:table-row>
        <table:table-row table:style-name="ro2">
          <table:table-cell office:value-type="float" office:value="218.4" calcext:value-type="float">
            <text:p>218,4</text:p>
          </table:table-cell>
          <table:table-cell office:value-type="float" office:value="82.9792" calcext:value-type="float">
            <text:p>82,9792</text:p>
          </table:table-cell>
        </table:table-row>
        <table:table-row table:style-name="ro2">
          <table:table-cell office:value-type="float" office:value="218.5" calcext:value-type="float">
            <text:p>218,5</text:p>
          </table:table-cell>
          <table:table-cell office:value-type="float" office:value="83.9583" calcext:value-type="float">
            <text:p>83,9583</text:p>
          </table:table-cell>
        </table:table-row>
        <table:table-row table:style-name="ro2">
          <table:table-cell office:value-type="float" office:value="218.6" calcext:value-type="float">
            <text:p>218,6</text:p>
          </table:table-cell>
          <table:table-cell office:value-type="float" office:value="83.1042" calcext:value-type="float">
            <text:p>83,1042</text:p>
          </table:table-cell>
        </table:table-row>
        <table:table-row table:style-name="ro2">
          <table:table-cell office:value-type="float" office:value="218.7" calcext:value-type="float">
            <text:p>218,7</text:p>
          </table:table-cell>
          <table:table-cell office:value-type="float" office:value="82.9375" calcext:value-type="float">
            <text:p>82,9375</text:p>
          </table:table-cell>
        </table:table-row>
        <table:table-row table:style-name="ro2">
          <table:table-cell office:value-type="float" office:value="218.8" calcext:value-type="float">
            <text:p>218,8</text:p>
          </table:table-cell>
          <table:table-cell office:value-type="float" office:value="84.0208" calcext:value-type="float">
            <text:p>84,0208</text:p>
          </table:table-cell>
        </table:table-row>
        <table:table-row table:style-name="ro2">
          <table:table-cell office:value-type="float" office:value="218.9" calcext:value-type="float">
            <text:p>218,9</text:p>
          </table:table-cell>
          <table:table-cell office:value-type="float" office:value="83.7708" calcext:value-type="float">
            <text:p>83,7708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82.9375" calcext:value-type="float">
            <text:p>82,9375</text:p>
          </table:table-cell>
        </table:table-row>
        <table:table-row table:style-name="ro2">
          <table:table-cell office:value-type="float" office:value="219.1" calcext:value-type="float">
            <text:p>219,1</text:p>
          </table:table-cell>
          <table:table-cell office:value-type="float" office:value="84.25" calcext:value-type="float">
            <text:p>84,25</text:p>
          </table:table-cell>
        </table:table-row>
        <table:table-row table:style-name="ro2">
          <table:table-cell office:value-type="float" office:value="219.2" calcext:value-type="float">
            <text:p>219,2</text:p>
          </table:table-cell>
          <table:table-cell office:value-type="float" office:value="83.2083" calcext:value-type="float">
            <text:p>83,2083</text:p>
          </table:table-cell>
        </table:table-row>
        <table:table-row table:style-name="ro2">
          <table:table-cell office:value-type="float" office:value="219.3" calcext:value-type="float">
            <text:p>219,3</text:p>
          </table:table-cell>
          <table:table-cell office:value-type="float" office:value="83.2708" calcext:value-type="float">
            <text:p>83,2708</text:p>
          </table:table-cell>
        </table:table-row>
        <table:table-row table:style-name="ro2">
          <table:table-cell office:value-type="float" office:value="219.4" calcext:value-type="float">
            <text:p>219,4</text:p>
          </table:table-cell>
          <table:table-cell office:value-type="float" office:value="82.9375" calcext:value-type="float">
            <text:p>82,9375</text:p>
          </table:table-cell>
        </table:table-row>
        <table:table-row table:style-name="ro2">
          <table:table-cell office:value-type="float" office:value="219.5" calcext:value-type="float">
            <text:p>219,5</text:p>
          </table:table-cell>
          <table:table-cell office:value-type="float" office:value="81.875" calcext:value-type="float">
            <text:p>81,875</text:p>
          </table:table-cell>
        </table:table-row>
        <table:table-row table:style-name="ro2">
          <table:table-cell office:value-type="float" office:value="219.6" calcext:value-type="float">
            <text:p>219,6</text:p>
          </table:table-cell>
          <table:table-cell office:value-type="float" office:value="81.4583" calcext:value-type="float">
            <text:p>81,4583</text:p>
          </table:table-cell>
        </table:table-row>
        <table:table-row table:style-name="ro2">
          <table:table-cell office:value-type="float" office:value="219.7" calcext:value-type="float">
            <text:p>219,7</text:p>
          </table:table-cell>
          <table:table-cell office:value-type="float" office:value="81.2708" calcext:value-type="float">
            <text:p>81,2708</text:p>
          </table:table-cell>
        </table:table-row>
        <table:table-row table:style-name="ro2">
          <table:table-cell office:value-type="float" office:value="219.8" calcext:value-type="float">
            <text:p>219,8</text:p>
          </table:table-cell>
          <table:table-cell office:value-type="float" office:value="79.8958" calcext:value-type="float">
            <text:p>79,8958</text:p>
          </table:table-cell>
        </table:table-row>
        <table:table-row table:style-name="ro2">
          <table:table-cell office:value-type="float" office:value="219.9" calcext:value-type="float">
            <text:p>219,9</text:p>
          </table:table-cell>
          <table:table-cell office:value-type="float" office:value="71.8958" calcext:value-type="float">
            <text:p>71,8958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2.1042" calcext:value-type="float">
            <text:p>62,1042</text:p>
          </table:table-cell>
        </table:table-row>
        <table:table-row table:style-name="ro2">
          <table:table-cell office:value-type="float" office:value="220.1" calcext:value-type="float">
            <text:p>220,1</text:p>
          </table:table-cell>
          <table:table-cell office:value-type="float" office:value="56.1875" calcext:value-type="float">
            <text:p>56,1875</text:p>
          </table:table-cell>
        </table:table-row>
        <table:table-row table:style-name="ro2">
          <table:table-cell office:value-type="float" office:value="220.2" calcext:value-type="float">
            <text:p>220,2</text:p>
          </table:table-cell>
          <table:table-cell office:value-type="float" office:value="50.875" calcext:value-type="float">
            <text:p>50,875</text:p>
          </table:table-cell>
        </table:table-row>
        <table:table-row table:style-name="ro2">
          <table:table-cell office:value-type="float" office:value="220.3" calcext:value-type="float">
            <text:p>220,3</text:p>
          </table:table-cell>
          <table:table-cell office:value-type="float" office:value="47.3958" calcext:value-type="float">
            <text:p>47,3958</text:p>
          </table:table-cell>
        </table:table-row>
        <table:table-row table:style-name="ro2">
          <table:table-cell office:value-type="float" office:value="220.4" calcext:value-type="float">
            <text:p>220,4</text:p>
          </table:table-cell>
          <table:table-cell office:value-type="float" office:value="46.75" calcext:value-type="float">
            <text:p>46,75</text:p>
          </table:table-cell>
        </table:table-row>
        <table:table-row table:style-name="ro2">
          <table:table-cell office:value-type="float" office:value="220.5" calcext:value-type="float">
            <text:p>220,5</text:p>
          </table:table-cell>
          <table:table-cell office:value-type="float" office:value="47.6667" calcext:value-type="float">
            <text:p>47,6667</text:p>
          </table:table-cell>
        </table:table-row>
        <table:table-row table:style-name="ro2">
          <table:table-cell office:value-type="float" office:value="220.6" calcext:value-type="float">
            <text:p>220,6</text:p>
          </table:table-cell>
          <table:table-cell office:value-type="float" office:value="48.25" calcext:value-type="float">
            <text:p>48,25</text:p>
          </table:table-cell>
        </table:table-row>
        <table:table-row table:style-name="ro2">
          <table:table-cell office:value-type="float" office:value="220.7" calcext:value-type="float">
            <text:p>220,7</text:p>
          </table:table-cell>
          <table:table-cell office:value-type="float" office:value="48.4792" calcext:value-type="float">
            <text:p>48,4792</text:p>
          </table:table-cell>
        </table:table-row>
        <table:table-row table:style-name="ro2">
          <table:table-cell office:value-type="float" office:value="220.8" calcext:value-type="float">
            <text:p>220,8</text:p>
          </table:table-cell>
          <table:table-cell office:value-type="float" office:value="48.3125" calcext:value-type="float">
            <text:p>48,3125</text:p>
          </table:table-cell>
        </table:table-row>
        <table:table-row table:style-name="ro2">
          <table:table-cell office:value-type="float" office:value="220.9" calcext:value-type="float">
            <text:p>220,9</text:p>
          </table:table-cell>
          <table:table-cell office:value-type="float" office:value="48.8125" calcext:value-type="float">
            <text:p>48,8125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9.1875" calcext:value-type="float">
            <text:p>49,1875</text:p>
          </table:table-cell>
        </table:table-row>
        <table:table-row table:style-name="ro2">
          <table:table-cell office:value-type="float" office:value="221.1" calcext:value-type="float">
            <text:p>221,1</text:p>
          </table:table-cell>
          <table:table-cell office:value-type="float" office:value="49.2917" calcext:value-type="float">
            <text:p>49,2917</text:p>
          </table:table-cell>
        </table:table-row>
        <table:table-row table:style-name="ro2">
          <table:table-cell office:value-type="float" office:value="221.2" calcext:value-type="float">
            <text:p>221,2</text:p>
          </table:table-cell>
          <table:table-cell office:value-type="float" office:value="49.4792" calcext:value-type="float">
            <text:p>49,4792</text:p>
          </table:table-cell>
        </table:table-row>
        <table:table-row table:style-name="ro2">
          <table:table-cell office:value-type="float" office:value="221.3" calcext:value-type="float">
            <text:p>221,3</text:p>
          </table:table-cell>
          <table:table-cell office:value-type="float" office:value="48.6042" calcext:value-type="float">
            <text:p>48,6042</text:p>
          </table:table-cell>
        </table:table-row>
        <table:table-row table:style-name="ro2">
          <table:table-cell office:value-type="float" office:value="221.4" calcext:value-type="float">
            <text:p>221,4</text:p>
          </table:table-cell>
          <table:table-cell office:value-type="float" office:value="48.875" calcext:value-type="float">
            <text:p>48,875</text:p>
          </table:table-cell>
        </table:table-row>
        <table:table-row table:style-name="ro2">
          <table:table-cell office:value-type="float" office:value="221.5" calcext:value-type="float">
            <text:p>221,5</text:p>
          </table:table-cell>
          <table:table-cell office:value-type="float" office:value="48.8125" calcext:value-type="float">
            <text:p>48,8125</text:p>
          </table:table-cell>
        </table:table-row>
        <table:table-row table:style-name="ro2">
          <table:table-cell office:value-type="float" office:value="221.6" calcext:value-type="float">
            <text:p>221,6</text:p>
          </table:table-cell>
          <table:table-cell office:value-type="float" office:value="48.6042" calcext:value-type="float">
            <text:p>48,6042</text:p>
          </table:table-cell>
        </table:table-row>
        <table:table-row table:style-name="ro2">
          <table:table-cell office:value-type="float" office:value="221.7" calcext:value-type="float">
            <text:p>221,7</text:p>
          </table:table-cell>
          <table:table-cell office:value-type="float" office:value="48.5625" calcext:value-type="float">
            <text:p>48,5625</text:p>
          </table:table-cell>
        </table:table-row>
        <table:table-row table:style-name="ro2">
          <table:table-cell office:value-type="float" office:value="221.8" calcext:value-type="float">
            <text:p>221,8</text:p>
          </table:table-cell>
          <table:table-cell office:value-type="float" office:value="48.4583" calcext:value-type="float">
            <text:p>48,4583</text:p>
          </table:table-cell>
        </table:table-row>
        <table:table-row table:style-name="ro2">
          <table:table-cell office:value-type="float" office:value="221.9" calcext:value-type="float">
            <text:p>221,9</text:p>
          </table:table-cell>
          <table:table-cell office:value-type="float" office:value="47.9792" calcext:value-type="float">
            <text:p>47,9792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7.8542" calcext:value-type="float">
            <text:p>47,8542</text:p>
          </table:table-cell>
        </table:table-row>
        <table:table-row table:style-name="ro2">
          <table:table-cell office:value-type="float" office:value="222.1" calcext:value-type="float">
            <text:p>222,1</text:p>
          </table:table-cell>
          <table:table-cell office:value-type="float" office:value="48.8542" calcext:value-type="float">
            <text:p>48,8542</text:p>
          </table:table-cell>
        </table:table-row>
        <table:table-row table:style-name="ro2">
          <table:table-cell office:value-type="float" office:value="222.2" calcext:value-type="float">
            <text:p>222,2</text:p>
          </table:table-cell>
          <table:table-cell office:value-type="float" office:value="48.375" calcext:value-type="float">
            <text:p>48,375</text:p>
          </table:table-cell>
        </table:table-row>
        <table:table-row table:style-name="ro2">
          <table:table-cell office:value-type="float" office:value="222.3" calcext:value-type="float">
            <text:p>222,3</text:p>
          </table:table-cell>
          <table:table-cell office:value-type="float" office:value="48.7292" calcext:value-type="float">
            <text:p>48,7292</text:p>
          </table:table-cell>
        </table:table-row>
        <table:table-row table:style-name="ro2">
          <table:table-cell office:value-type="float" office:value="222.4" calcext:value-type="float">
            <text:p>222,4</text:p>
          </table:table-cell>
          <table:table-cell office:value-type="float" office:value="48.0833" calcext:value-type="float">
            <text:p>48,0833</text:p>
          </table:table-cell>
        </table:table-row>
        <table:table-row table:style-name="ro2">
          <table:table-cell office:value-type="float" office:value="222.5" calcext:value-type="float">
            <text:p>222,5</text:p>
          </table:table-cell>
          <table:table-cell office:value-type="float" office:value="48.3958" calcext:value-type="float">
            <text:p>48,3958</text:p>
          </table:table-cell>
        </table:table-row>
        <table:table-row table:style-name="ro2">
          <table:table-cell office:value-type="float" office:value="222.6" calcext:value-type="float">
            <text:p>222,6</text:p>
          </table:table-cell>
          <table:table-cell office:value-type="float" office:value="48.4375" calcext:value-type="float">
            <text:p>48,4375</text:p>
          </table:table-cell>
        </table:table-row>
        <table:table-row table:style-name="ro2">
          <table:table-cell office:value-type="float" office:value="222.7" calcext:value-type="float">
            <text:p>222,7</text:p>
          </table:table-cell>
          <table:table-cell office:value-type="float" office:value="48.9167" calcext:value-type="float">
            <text:p>48,9167</text:p>
          </table:table-cell>
        </table:table-row>
        <table:table-row table:style-name="ro2">
          <table:table-cell office:value-type="float" office:value="222.8" calcext:value-type="float">
            <text:p>222,8</text:p>
          </table:table-cell>
          <table:table-cell office:value-type="float" office:value="48.25" calcext:value-type="float">
            <text:p>48,25</text:p>
          </table:table-cell>
        </table:table-row>
        <table:table-row table:style-name="ro2">
          <table:table-cell office:value-type="float" office:value="222.9" calcext:value-type="float">
            <text:p>222,9</text:p>
          </table:table-cell>
          <table:table-cell office:value-type="float" office:value="48.1667" calcext:value-type="float">
            <text:p>48,1667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8.4375" calcext:value-type="float">
            <text:p>48,4375</text:p>
          </table:table-cell>
        </table:table-row>
        <table:table-row table:style-name="ro2">
          <table:table-cell office:value-type="float" office:value="223.1" calcext:value-type="float">
            <text:p>223,1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223.2" calcext:value-type="float">
            <text:p>223,2</text:p>
          </table:table-cell>
          <table:table-cell office:value-type="float" office:value="48.0833" calcext:value-type="float">
            <text:p>48,0833</text:p>
          </table:table-cell>
        </table:table-row>
        <table:table-row table:style-name="ro2">
          <table:table-cell office:value-type="float" office:value="223.3" calcext:value-type="float">
            <text:p>223,3</text:p>
          </table:table-cell>
          <table:table-cell office:value-type="float" office:value="48.25" calcext:value-type="float">
            <text:p>48,25</text:p>
          </table:table-cell>
        </table:table-row>
        <table:table-row table:style-name="ro2">
          <table:table-cell office:value-type="float" office:value="223.4" calcext:value-type="float">
            <text:p>223,4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223.5" calcext:value-type="float">
            <text:p>223,5</text:p>
          </table:table-cell>
          <table:table-cell office:value-type="float" office:value="48.4792" calcext:value-type="float">
            <text:p>48,4792</text:p>
          </table:table-cell>
        </table:table-row>
        <table:table-row table:style-name="ro2">
          <table:table-cell office:value-type="float" office:value="223.6" calcext:value-type="float">
            <text:p>223,6</text:p>
          </table:table-cell>
          <table:table-cell office:value-type="float" office:value="48.7083" calcext:value-type="float">
            <text:p>48,7083</text:p>
          </table:table-cell>
        </table:table-row>
        <table:table-row table:style-name="ro2">
          <table:table-cell office:value-type="float" office:value="223.7" calcext:value-type="float">
            <text:p>223,7</text:p>
          </table:table-cell>
          <table:table-cell office:value-type="float" office:value="48.3542" calcext:value-type="float">
            <text:p>48,3542</text:p>
          </table:table-cell>
        </table:table-row>
        <table:table-row table:style-name="ro2">
          <table:table-cell office:value-type="float" office:value="223.8" calcext:value-type="float">
            <text:p>223,8</text:p>
          </table:table-cell>
          <table:table-cell office:value-type="float" office:value="48.7708" calcext:value-type="float">
            <text:p>48,7708</text:p>
          </table:table-cell>
        </table:table-row>
        <table:table-row table:style-name="ro2">
          <table:table-cell office:value-type="float" office:value="223.9" calcext:value-type="float">
            <text:p>223,9</text:p>
          </table:table-cell>
          <table:table-cell office:value-type="float" office:value="48.4375" calcext:value-type="float">
            <text:p>48,437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48.875" calcext:value-type="float">
            <text:p>48,875</text:p>
          </table:table-cell>
        </table:table-row>
        <table:table-row table:style-name="ro2">
          <table:table-cell office:value-type="float" office:value="224.1" calcext:value-type="float">
            <text:p>224,1</text:p>
          </table:table-cell>
          <table:table-cell office:value-type="float" office:value="48.2292" calcext:value-type="float">
            <text:p>48,2292</text:p>
          </table:table-cell>
        </table:table-row>
        <table:table-row table:style-name="ro2">
          <table:table-cell office:value-type="float" office:value="224.2" calcext:value-type="float">
            <text:p>224,2</text:p>
          </table:table-cell>
          <table:table-cell office:value-type="float" office:value="48.4583" calcext:value-type="float">
            <text:p>48,4583</text:p>
          </table:table-cell>
        </table:table-row>
        <table:table-row table:style-name="ro2">
          <table:table-cell office:value-type="float" office:value="224.3" calcext:value-type="float">
            <text:p>224,3</text:p>
          </table:table-cell>
          <table:table-cell office:value-type="float" office:value="47.9167" calcext:value-type="float">
            <text:p>47,9167</text:p>
          </table:table-cell>
        </table:table-row>
        <table:table-row table:style-name="ro2">
          <table:table-cell office:value-type="float" office:value="224.4" calcext:value-type="float">
            <text:p>224,4</text:p>
          </table:table-cell>
          <table:table-cell office:value-type="float" office:value="47.5" calcext:value-type="float">
            <text:p>47,5</text:p>
          </table:table-cell>
        </table:table-row>
        <table:table-row table:style-name="ro2">
          <table:table-cell office:value-type="float" office:value="224.5" calcext:value-type="float">
            <text:p>224,5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224.6" calcext:value-type="float">
            <text:p>224,6</text:p>
          </table:table-cell>
          <table:table-cell office:value-type="float" office:value="48.3958" calcext:value-type="float">
            <text:p>48,3958</text:p>
          </table:table-cell>
        </table:table-row>
        <table:table-row table:style-name="ro2">
          <table:table-cell office:value-type="float" office:value="224.7" calcext:value-type="float">
            <text:p>224,7</text:p>
          </table:table-cell>
          <table:table-cell office:value-type="float" office:value="48.6458" calcext:value-type="float">
            <text:p>48,6458</text:p>
          </table:table-cell>
        </table:table-row>
        <table:table-row table:style-name="ro2">
          <table:table-cell office:value-type="float" office:value="224.8" calcext:value-type="float">
            <text:p>224,8</text:p>
          </table:table-cell>
          <table:table-cell office:value-type="float" office:value="48.625" calcext:value-type="float">
            <text:p>48,625</text:p>
          </table:table-cell>
        </table:table-row>
        <table:table-row table:style-name="ro2">
          <table:table-cell office:value-type="float" office:value="224.9" calcext:value-type="float">
            <text:p>224,9</text:p>
          </table:table-cell>
          <table:table-cell office:value-type="float" office:value="48.6667" calcext:value-type="float">
            <text:p>48,6667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8.1458" calcext:value-type="float">
            <text:p>48,1458</text:p>
          </table:table-cell>
        </table:table-row>
        <table:table-row table:style-name="ro2">
          <table:table-cell office:value-type="float" office:value="225.1" calcext:value-type="float">
            <text:p>225,1</text:p>
          </table:table-cell>
          <table:table-cell office:value-type="float" office:value="48.6458" calcext:value-type="float">
            <text:p>48,6458</text:p>
          </table:table-cell>
        </table:table-row>
        <table:table-row table:style-name="ro2">
          <table:table-cell office:value-type="float" office:value="225.2" calcext:value-type="float">
            <text:p>225,2</text:p>
          </table:table-cell>
          <table:table-cell office:value-type="float" office:value="48.3958" calcext:value-type="float">
            <text:p>48,3958</text:p>
          </table:table-cell>
        </table:table-row>
        <table:table-row table:style-name="ro2">
          <table:table-cell office:value-type="float" office:value="225.3" calcext:value-type="float">
            <text:p>225,3</text:p>
          </table:table-cell>
          <table:table-cell office:value-type="float" office:value="48.375" calcext:value-type="float">
            <text:p>48,375</text:p>
          </table:table-cell>
        </table:table-row>
        <table:table-row table:style-name="ro2">
          <table:table-cell office:value-type="float" office:value="225.4" calcext:value-type="float">
            <text:p>225,4</text:p>
          </table:table-cell>
          <table:table-cell office:value-type="float" office:value="48.625" calcext:value-type="float">
            <text:p>48,625</text:p>
          </table:table-cell>
        </table:table-row>
        <table:table-row table:style-name="ro2">
          <table:table-cell office:value-type="float" office:value="225.5" calcext:value-type="float">
            <text:p>225,5</text:p>
          </table:table-cell>
          <table:table-cell office:value-type="float" office:value="48.4792" calcext:value-type="float">
            <text:p>48,4792</text:p>
          </table:table-cell>
        </table:table-row>
        <table:table-row table:style-name="ro2">
          <table:table-cell office:value-type="float" office:value="225.6" calcext:value-type="float">
            <text:p>225,6</text:p>
          </table:table-cell>
          <table:table-cell office:value-type="float" office:value="48.7292" calcext:value-type="float">
            <text:p>48,7292</text:p>
          </table:table-cell>
        </table:table-row>
        <table:table-row table:style-name="ro2">
          <table:table-cell office:value-type="float" office:value="225.7" calcext:value-type="float">
            <text:p>225,7</text:p>
          </table:table-cell>
          <table:table-cell office:value-type="float" office:value="49.0417" calcext:value-type="float">
            <text:p>49,0417</text:p>
          </table:table-cell>
        </table:table-row>
        <table:table-row table:style-name="ro2">
          <table:table-cell office:value-type="float" office:value="225.8" calcext:value-type="float">
            <text:p>225,8</text:p>
          </table:table-cell>
          <table:table-cell office:value-type="float" office:value="48.2917" calcext:value-type="float">
            <text:p>48,2917</text:p>
          </table:table-cell>
        </table:table-row>
        <table:table-row table:style-name="ro2">
          <table:table-cell office:value-type="float" office:value="225.9" calcext:value-type="float">
            <text:p>225,9</text:p>
          </table:table-cell>
          <table:table-cell office:value-type="float" office:value="48.125" calcext:value-type="float">
            <text:p>48,125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8.2292" calcext:value-type="float">
            <text:p>48,2292</text:p>
          </table:table-cell>
        </table:table-row>
        <table:table-row table:style-name="ro2">
          <table:table-cell office:value-type="float" office:value="226.1" calcext:value-type="float">
            <text:p>226,1</text:p>
          </table:table-cell>
          <table:table-cell office:value-type="float" office:value="48.5833" calcext:value-type="float">
            <text:p>48,5833</text:p>
          </table:table-cell>
        </table:table-row>
        <table:table-row table:style-name="ro2">
          <table:table-cell office:value-type="float" office:value="226.2" calcext:value-type="float">
            <text:p>226,2</text:p>
          </table:table-cell>
          <table:table-cell office:value-type="float" office:value="48.6875" calcext:value-type="float">
            <text:p>48,6875</text:p>
          </table:table-cell>
        </table:table-row>
        <table:table-row table:style-name="ro2">
          <table:table-cell office:value-type="float" office:value="226.3" calcext:value-type="float">
            <text:p>226,3</text:p>
          </table:table-cell>
          <table:table-cell office:value-type="float" office:value="48.8333" calcext:value-type="float">
            <text:p>48,8333</text:p>
          </table:table-cell>
        </table:table-row>
        <table:table-row table:style-name="ro2">
          <table:table-cell office:value-type="float" office:value="226.4" calcext:value-type="float">
            <text:p>226,4</text:p>
          </table:table-cell>
          <table:table-cell office:value-type="float" office:value="48.3542" calcext:value-type="float">
            <text:p>48,3542</text:p>
          </table:table-cell>
        </table:table-row>
        <table:table-row table:style-name="ro2">
          <table:table-cell office:value-type="float" office:value="226.5" calcext:value-type="float">
            <text:p>226,5</text:p>
          </table:table-cell>
          <table:table-cell office:value-type="float" office:value="48.6458" calcext:value-type="float">
            <text:p>48,6458</text:p>
          </table:table-cell>
        </table:table-row>
        <table:table-row table:style-name="ro2">
          <table:table-cell office:value-type="float" office:value="226.6" calcext:value-type="float">
            <text:p>226,6</text:p>
          </table:table-cell>
          <table:table-cell office:value-type="float" office:value="48.8333" calcext:value-type="float">
            <text:p>48,8333</text:p>
          </table:table-cell>
        </table:table-row>
        <table:table-row table:style-name="ro2">
          <table:table-cell office:value-type="float" office:value="226.7" calcext:value-type="float">
            <text:p>226,7</text:p>
          </table:table-cell>
          <table:table-cell office:value-type="float" office:value="49.1042" calcext:value-type="float">
            <text:p>49,1042</text:p>
          </table:table-cell>
        </table:table-row>
        <table:table-row table:style-name="ro2">
          <table:table-cell office:value-type="float" office:value="226.8" calcext:value-type="float">
            <text:p>226,8</text:p>
          </table:table-cell>
          <table:table-cell office:value-type="float" office:value="48.4792" calcext:value-type="float">
            <text:p>48,4792</text:p>
          </table:table-cell>
        </table:table-row>
        <table:table-row table:style-name="ro2">
          <table:table-cell office:value-type="float" office:value="226.9" calcext:value-type="float">
            <text:p>226,9</text:p>
          </table:table-cell>
          <table:table-cell office:value-type="float" office:value="48.4583" calcext:value-type="float">
            <text:p>48,458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48.7083" calcext:value-type="float">
            <text:p>48,7083</text:p>
          </table:table-cell>
        </table:table-row>
        <table:table-row table:style-name="ro2">
          <table:table-cell office:value-type="float" office:value="227.1" calcext:value-type="float">
            <text:p>227,1</text:p>
          </table:table-cell>
          <table:table-cell office:value-type="float" office:value="48.875" calcext:value-type="float">
            <text:p>48,875</text:p>
          </table:table-cell>
        </table:table-row>
        <table:table-row table:style-name="ro2">
          <table:table-cell office:value-type="float" office:value="227.2" calcext:value-type="float">
            <text:p>227,2</text:p>
          </table:table-cell>
          <table:table-cell office:value-type="float" office:value="48.875" calcext:value-type="float">
            <text:p>48,875</text:p>
          </table:table-cell>
        </table:table-row>
        <table:table-row table:style-name="ro2">
          <table:table-cell office:value-type="float" office:value="227.3" calcext:value-type="float">
            <text:p>227,3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227.4" calcext:value-type="float">
            <text:p>227,4</text:p>
          </table:table-cell>
          <table:table-cell office:value-type="float" office:value="48.125" calcext:value-type="float">
            <text:p>48,125</text:p>
          </table:table-cell>
        </table:table-row>
        <table:table-row table:style-name="ro2">
          <table:table-cell office:value-type="float" office:value="227.5" calcext:value-type="float">
            <text:p>227,5</text:p>
          </table:table-cell>
          <table:table-cell office:value-type="float" office:value="48.2708" calcext:value-type="float">
            <text:p>48,2708</text:p>
          </table:table-cell>
        </table:table-row>
        <table:table-row table:style-name="ro2">
          <table:table-cell office:value-type="float" office:value="227.6" calcext:value-type="float">
            <text:p>227,6</text:p>
          </table:table-cell>
          <table:table-cell office:value-type="float" office:value="48.6667" calcext:value-type="float">
            <text:p>48,6667</text:p>
          </table:table-cell>
        </table:table-row>
        <table:table-row table:style-name="ro2">
          <table:table-cell office:value-type="float" office:value="227.7" calcext:value-type="float">
            <text:p>227,7</text:p>
          </table:table-cell>
          <table:table-cell office:value-type="float" office:value="48.4375" calcext:value-type="float">
            <text:p>48,4375</text:p>
          </table:table-cell>
        </table:table-row>
        <table:table-row table:style-name="ro2">
          <table:table-cell office:value-type="float" office:value="227.8" calcext:value-type="float">
            <text:p>227,8</text:p>
          </table:table-cell>
          <table:table-cell office:value-type="float" office:value="48.1667" calcext:value-type="float">
            <text:p>48,1667</text:p>
          </table:table-cell>
        </table:table-row>
        <table:table-row table:style-name="ro2">
          <table:table-cell office:value-type="float" office:value="227.9" calcext:value-type="float">
            <text:p>227,9</text:p>
          </table:table-cell>
          <table:table-cell office:value-type="float" office:value="48.5625" calcext:value-type="float">
            <text:p>48,5625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48.7708" calcext:value-type="float">
            <text:p>48,7708</text:p>
          </table:table-cell>
        </table:table-row>
        <table:table-row table:style-name="ro2">
          <table:table-cell office:value-type="float" office:value="228.1" calcext:value-type="float">
            <text:p>228,1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2">
          <table:table-cell office:value-type="float" office:value="228.2" calcext:value-type="float">
            <text:p>228,2</text:p>
          </table:table-cell>
          <table:table-cell office:value-type="float" office:value="48.0625" calcext:value-type="float">
            <text:p>48,0625</text:p>
          </table:table-cell>
        </table:table-row>
        <table:table-row table:style-name="ro2">
          <table:table-cell office:value-type="float" office:value="228.3" calcext:value-type="float">
            <text:p>228,3</text:p>
          </table:table-cell>
          <table:table-cell office:value-type="float" office:value="48.5208" calcext:value-type="float">
            <text:p>48,5208</text:p>
          </table:table-cell>
        </table:table-row>
        <table:table-row table:style-name="ro2">
          <table:table-cell office:value-type="float" office:value="228.4" calcext:value-type="float">
            <text:p>228,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28.5" calcext:value-type="float">
            <text:p>228,5</text:p>
          </table:table-cell>
          <table:table-cell office:value-type="float" office:value="48.8542" calcext:value-type="float">
            <text:p>48,8542</text:p>
          </table:table-cell>
        </table:table-row>
        <table:table-row table:style-name="ro2">
          <table:table-cell office:value-type="float" office:value="228.6" calcext:value-type="float">
            <text:p>228,6</text:p>
          </table:table-cell>
          <table:table-cell office:value-type="float" office:value="48.8333" calcext:value-type="float">
            <text:p>48,8333</text:p>
          </table:table-cell>
        </table:table-row>
        <table:table-row table:style-name="ro2">
          <table:table-cell office:value-type="float" office:value="228.7" calcext:value-type="float">
            <text:p>228,7</text:p>
          </table:table-cell>
          <table:table-cell office:value-type="float" office:value="48.7917" calcext:value-type="float">
            <text:p>48,7917</text:p>
          </table:table-cell>
        </table:table-row>
        <table:table-row table:style-name="ro2">
          <table:table-cell office:value-type="float" office:value="228.8" calcext:value-type="float">
            <text:p>228,8</text:p>
          </table:table-cell>
          <table:table-cell office:value-type="float" office:value="49.1458" calcext:value-type="float">
            <text:p>49,1458</text:p>
          </table:table-cell>
        </table:table-row>
        <table:table-row table:style-name="ro2">
          <table:table-cell office:value-type="float" office:value="228.9" calcext:value-type="float">
            <text:p>228,9</text:p>
          </table:table-cell>
          <table:table-cell office:value-type="float" office:value="49.5" calcext:value-type="float">
            <text:p>49,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9.0625" calcext:value-type="float">
            <text:p>49,0625</text:p>
          </table:table-cell>
        </table:table-row>
        <table:table-row table:style-name="ro2">
          <table:table-cell office:value-type="float" office:value="229.1" calcext:value-type="float">
            <text:p>229,1</text:p>
          </table:table-cell>
          <table:table-cell office:value-type="float" office:value="49.375" calcext:value-type="float">
            <text:p>49,375</text:p>
          </table:table-cell>
        </table:table-row>
        <table:table-row table:style-name="ro2">
          <table:table-cell office:value-type="float" office:value="229.2" calcext:value-type="float">
            <text:p>229,2</text:p>
          </table:table-cell>
          <table:table-cell office:value-type="float" office:value="49.5" calcext:value-type="float">
            <text:p>49,5</text:p>
          </table:table-cell>
        </table:table-row>
        <table:table-row table:style-name="ro2">
          <table:table-cell office:value-type="float" office:value="229.3" calcext:value-type="float">
            <text:p>229,3</text:p>
          </table:table-cell>
          <table:table-cell office:value-type="float" office:value="49.6042" calcext:value-type="float">
            <text:p>49,6042</text:p>
          </table:table-cell>
        </table:table-row>
        <table:table-row table:style-name="ro2">
          <table:table-cell office:value-type="float" office:value="229.4" calcext:value-type="float">
            <text:p>229,4</text:p>
          </table:table-cell>
          <table:table-cell office:value-type="float" office:value="49.5" calcext:value-type="float">
            <text:p>49,5</text:p>
          </table:table-cell>
        </table:table-row>
        <table:table-row table:style-name="ro2">
          <table:table-cell office:value-type="float" office:value="229.5" calcext:value-type="float">
            <text:p>229,5</text:p>
          </table:table-cell>
          <table:table-cell office:value-type="float" office:value="49.3125" calcext:value-type="float">
            <text:p>49,3125</text:p>
          </table:table-cell>
        </table:table-row>
        <table:table-row table:style-name="ro2">
          <table:table-cell office:value-type="float" office:value="229.6" calcext:value-type="float">
            <text:p>229,6</text:p>
          </table:table-cell>
          <table:table-cell office:value-type="float" office:value="49.5833" calcext:value-type="float">
            <text:p>49,5833</text:p>
          </table:table-cell>
        </table:table-row>
        <table:table-row table:style-name="ro2">
          <table:table-cell office:value-type="float" office:value="229.7" calcext:value-type="float">
            <text:p>229,7</text:p>
          </table:table-cell>
          <table:table-cell office:value-type="float" office:value="49.5625" calcext:value-type="float">
            <text:p>49,5625</text:p>
          </table:table-cell>
        </table:table-row>
        <table:table-row table:style-name="ro2">
          <table:table-cell office:value-type="float" office:value="229.8" calcext:value-type="float">
            <text:p>229,8</text:p>
          </table:table-cell>
          <table:table-cell office:value-type="float" office:value="49.7292" calcext:value-type="float">
            <text:p>49,7292</text:p>
          </table:table-cell>
        </table:table-row>
        <table:table-row table:style-name="ro2">
          <table:table-cell office:value-type="float" office:value="229.9" calcext:value-type="float">
            <text:p>229,9</text:p>
          </table:table-cell>
          <table:table-cell office:value-type="float" office:value="50.25" calcext:value-type="float">
            <text:p>50,25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0.2708" calcext:value-type="float">
            <text:p>50,2708</text:p>
          </table:table-cell>
        </table:table-row>
        <table:table-row table:style-name="ro2">
          <table:table-cell office:value-type="float" office:value="230.1" calcext:value-type="float">
            <text:p>230,1</text:p>
          </table:table-cell>
          <table:table-cell office:value-type="float" office:value="50.2917" calcext:value-type="float">
            <text:p>50,2917</text:p>
          </table:table-cell>
        </table:table-row>
        <table:table-row table:style-name="ro2">
          <table:table-cell office:value-type="float" office:value="230.2" calcext:value-type="float">
            <text:p>230,2</text:p>
          </table:table-cell>
          <table:table-cell office:value-type="float" office:value="49.875" calcext:value-type="float">
            <text:p>49,875</text:p>
          </table:table-cell>
        </table:table-row>
        <table:table-row table:style-name="ro2">
          <table:table-cell office:value-type="float" office:value="230.3" calcext:value-type="float">
            <text:p>230,3</text:p>
          </table:table-cell>
          <table:table-cell office:value-type="float" office:value="49.9792" calcext:value-type="float">
            <text:p>49,9792</text:p>
          </table:table-cell>
        </table:table-row>
        <table:table-row table:style-name="ro2">
          <table:table-cell office:value-type="float" office:value="230.4" calcext:value-type="float">
            <text:p>230,4</text:p>
          </table:table-cell>
          <table:table-cell office:value-type="float" office:value="48.8958" calcext:value-type="float">
            <text:p>48,8958</text:p>
          </table:table-cell>
        </table:table-row>
        <table:table-row table:style-name="ro2">
          <table:table-cell office:value-type="float" office:value="230.5" calcext:value-type="float">
            <text:p>230,5</text:p>
          </table:table-cell>
          <table:table-cell office:value-type="float" office:value="49.0625" calcext:value-type="float">
            <text:p>49,0625</text:p>
          </table:table-cell>
        </table:table-row>
        <table:table-row table:style-name="ro2">
          <table:table-cell office:value-type="float" office:value="230.6" calcext:value-type="float">
            <text:p>230,6</text:p>
          </table:table-cell>
          <table:table-cell office:value-type="float" office:value="49.1875" calcext:value-type="float">
            <text:p>49,1875</text:p>
          </table:table-cell>
        </table:table-row>
        <table:table-row table:style-name="ro2">
          <table:table-cell office:value-type="float" office:value="230.7" calcext:value-type="float">
            <text:p>230,7</text:p>
          </table:table-cell>
          <table:table-cell office:value-type="float" office:value="48.5833" calcext:value-type="float">
            <text:p>48,5833</text:p>
          </table:table-cell>
        </table:table-row>
        <table:table-row table:style-name="ro2">
          <table:table-cell office:value-type="float" office:value="230.8" calcext:value-type="float">
            <text:p>230,8</text:p>
          </table:table-cell>
          <table:table-cell office:value-type="float" office:value="48.7917" calcext:value-type="float">
            <text:p>48,7917</text:p>
          </table:table-cell>
        </table:table-row>
        <table:table-row table:style-name="ro2">
          <table:table-cell office:value-type="float" office:value="230.9" calcext:value-type="float">
            <text:p>230,9</text:p>
          </table:table-cell>
          <table:table-cell office:value-type="float" office:value="48.9375" calcext:value-type="float">
            <text:p>48,937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9.1875" calcext:value-type="float">
            <text:p>49,1875</text:p>
          </table:table-cell>
        </table:table-row>
        <table:table-row table:style-name="ro2">
          <table:table-cell office:value-type="float" office:value="231.1" calcext:value-type="float">
            <text:p>231,1</text:p>
          </table:table-cell>
          <table:table-cell office:value-type="float" office:value="49.0833" calcext:value-type="float">
            <text:p>49,0833</text:p>
          </table:table-cell>
        </table:table-row>
        <table:table-row table:style-name="ro2">
          <table:table-cell office:value-type="float" office:value="231.2" calcext:value-type="float">
            <text:p>231,2</text:p>
          </table:table-cell>
          <table:table-cell office:value-type="float" office:value="49.75" calcext:value-type="float">
            <text:p>49,75</text:p>
          </table:table-cell>
        </table:table-row>
        <table:table-row table:style-name="ro2">
          <table:table-cell office:value-type="float" office:value="231.3" calcext:value-type="float">
            <text:p>231,3</text:p>
          </table:table-cell>
          <table:table-cell office:value-type="float" office:value="49.1458" calcext:value-type="float">
            <text:p>49,1458</text:p>
          </table:table-cell>
        </table:table-row>
        <table:table-row table:style-name="ro2">
          <table:table-cell office:value-type="float" office:value="231.4" calcext:value-type="float">
            <text:p>231,4</text:p>
          </table:table-cell>
          <table:table-cell office:value-type="float" office:value="49.3958" calcext:value-type="float">
            <text:p>49,3958</text:p>
          </table:table-cell>
        </table:table-row>
        <table:table-row table:style-name="ro2">
          <table:table-cell office:value-type="float" office:value="231.5" calcext:value-type="float">
            <text:p>231,5</text:p>
          </table:table-cell>
          <table:table-cell office:value-type="float" office:value="48.8958" calcext:value-type="float">
            <text:p>48,8958</text:p>
          </table:table-cell>
        </table:table-row>
        <table:table-row table:style-name="ro2">
          <table:table-cell office:value-type="float" office:value="231.6" calcext:value-type="float">
            <text:p>231,6</text:p>
          </table:table-cell>
          <table:table-cell office:value-type="float" office:value="49.0625" calcext:value-type="float">
            <text:p>49,0625</text:p>
          </table:table-cell>
        </table:table-row>
        <table:table-row table:style-name="ro2">
          <table:table-cell office:value-type="float" office:value="231.7" calcext:value-type="float">
            <text:p>231,7</text:p>
          </table:table-cell>
          <table:table-cell office:value-type="float" office:value="47.5625" calcext:value-type="float">
            <text:p>47,5625</text:p>
          </table:table-cell>
        </table:table-row>
        <table:table-row table:style-name="ro2">
          <table:table-cell office:value-type="float" office:value="231.8" calcext:value-type="float">
            <text:p>231,8</text:p>
          </table:table-cell>
          <table:table-cell office:value-type="float" office:value="48.2708" calcext:value-type="float">
            <text:p>48,2708</text:p>
          </table:table-cell>
        </table:table-row>
        <table:table-row table:style-name="ro2">
          <table:table-cell office:value-type="float" office:value="231.9" calcext:value-type="float">
            <text:p>231,9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52.5833" calcext:value-type="float">
            <text:p>52,5833</text:p>
          </table:table-cell>
        </table:table-row>
        <table:table-row table:style-name="ro2">
          <table:table-cell office:value-type="float" office:value="232.1" calcext:value-type="float">
            <text:p>232,1</text:p>
          </table:table-cell>
          <table:table-cell office:value-type="float" office:value="55.25" calcext:value-type="float">
            <text:p>55,25</text:p>
          </table:table-cell>
        </table:table-row>
        <table:table-row table:style-name="ro2">
          <table:table-cell office:value-type="float" office:value="232.2" calcext:value-type="float">
            <text:p>232,2</text:p>
          </table:table-cell>
          <table:table-cell office:value-type="float" office:value="58.125" calcext:value-type="float">
            <text:p>58,125</text:p>
          </table:table-cell>
        </table:table-row>
        <table:table-row table:style-name="ro2">
          <table:table-cell office:value-type="float" office:value="232.3" calcext:value-type="float">
            <text:p>232,3</text:p>
          </table:table-cell>
          <table:table-cell office:value-type="float" office:value="62.5" calcext:value-type="float">
            <text:p>62,5</text:p>
          </table:table-cell>
        </table:table-row>
        <table:table-row table:style-name="ro2">
          <table:table-cell office:value-type="float" office:value="232.4" calcext:value-type="float">
            <text:p>232,4</text:p>
          </table:table-cell>
          <table:table-cell office:value-type="float" office:value="64.0208" calcext:value-type="float">
            <text:p>64,0208</text:p>
          </table:table-cell>
        </table:table-row>
        <table:table-row table:style-name="ro2">
          <table:table-cell office:value-type="float" office:value="232.5" calcext:value-type="float">
            <text:p>232,5</text:p>
          </table:table-cell>
          <table:table-cell office:value-type="float" office:value="67.4167" calcext:value-type="float">
            <text:p>67,4167</text:p>
          </table:table-cell>
        </table:table-row>
        <table:table-row table:style-name="ro2">
          <table:table-cell office:value-type="float" office:value="232.6" calcext:value-type="float">
            <text:p>232,6</text:p>
          </table:table-cell>
          <table:table-cell office:value-type="float" office:value="67.3958" calcext:value-type="float">
            <text:p>67,3958</text:p>
          </table:table-cell>
        </table:table-row>
        <table:table-row table:style-name="ro2">
          <table:table-cell office:value-type="float" office:value="232.7" calcext:value-type="float">
            <text:p>232,7</text:p>
          </table:table-cell>
          <table:table-cell office:value-type="float" office:value="68.9792" calcext:value-type="float">
            <text:p>68,9792</text:p>
          </table:table-cell>
        </table:table-row>
        <table:table-row table:style-name="ro2">
          <table:table-cell office:value-type="float" office:value="232.8" calcext:value-type="float">
            <text:p>232,8</text:p>
          </table:table-cell>
          <table:table-cell office:value-type="float" office:value="69.7917" calcext:value-type="float">
            <text:p>69,7917</text:p>
          </table:table-cell>
        </table:table-row>
        <table:table-row table:style-name="ro2">
          <table:table-cell office:value-type="float" office:value="232.9" calcext:value-type="float">
            <text:p>232,9</text:p>
          </table:table-cell>
          <table:table-cell office:value-type="float" office:value="70.6042" calcext:value-type="float">
            <text:p>70,6042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0.375" calcext:value-type="float">
            <text:p>70,375</text:p>
          </table:table-cell>
        </table:table-row>
        <table:table-row table:style-name="ro2">
          <table:table-cell office:value-type="float" office:value="233.1" calcext:value-type="float">
            <text:p>233,1</text:p>
          </table:table-cell>
          <table:table-cell office:value-type="float" office:value="71.2917" calcext:value-type="float">
            <text:p>71,2917</text:p>
          </table:table-cell>
        </table:table-row>
        <table:table-row table:style-name="ro2">
          <table:table-cell office:value-type="float" office:value="233.2" calcext:value-type="float">
            <text:p>233,2</text:p>
          </table:table-cell>
          <table:table-cell office:value-type="float" office:value="71.5625" calcext:value-type="float">
            <text:p>71,5625</text:p>
          </table:table-cell>
        </table:table-row>
        <table:table-row table:style-name="ro2">
          <table:table-cell office:value-type="float" office:value="233.3" calcext:value-type="float">
            <text:p>233,3</text:p>
          </table:table-cell>
          <table:table-cell office:value-type="float" office:value="71.9583" calcext:value-type="float">
            <text:p>71,9583</text:p>
          </table:table-cell>
        </table:table-row>
        <table:table-row table:style-name="ro2">
          <table:table-cell office:value-type="float" office:value="233.4" calcext:value-type="float">
            <text:p>233,4</text:p>
          </table:table-cell>
          <table:table-cell office:value-type="float" office:value="72.1458" calcext:value-type="float">
            <text:p>72,1458</text:p>
          </table:table-cell>
        </table:table-row>
        <table:table-row table:style-name="ro2">
          <table:table-cell office:value-type="float" office:value="233.5" calcext:value-type="float">
            <text:p>233,5</text:p>
          </table:table-cell>
          <table:table-cell office:value-type="float" office:value="71.625" calcext:value-type="float">
            <text:p>71,625</text:p>
          </table:table-cell>
        </table:table-row>
        <table:table-row table:style-name="ro2">
          <table:table-cell office:value-type="float" office:value="233.6" calcext:value-type="float">
            <text:p>233,6</text:p>
          </table:table-cell>
          <table:table-cell office:value-type="float" office:value="71.8542" calcext:value-type="float">
            <text:p>71,8542</text:p>
          </table:table-cell>
        </table:table-row>
        <table:table-row table:style-name="ro2">
          <table:table-cell office:value-type="float" office:value="233.7" calcext:value-type="float">
            <text:p>233,7</text:p>
          </table:table-cell>
          <table:table-cell office:value-type="float" office:value="72.4375" calcext:value-type="float">
            <text:p>72,4375</text:p>
          </table:table-cell>
        </table:table-row>
        <table:table-row table:style-name="ro2">
          <table:table-cell office:value-type="float" office:value="233.8" calcext:value-type="float">
            <text:p>233,8</text:p>
          </table:table-cell>
          <table:table-cell office:value-type="float" office:value="73.2917" calcext:value-type="float">
            <text:p>73,2917</text:p>
          </table:table-cell>
        </table:table-row>
        <table:table-row table:style-name="ro2">
          <table:table-cell office:value-type="float" office:value="233.9" calcext:value-type="float">
            <text:p>233,9</text:p>
          </table:table-cell>
          <table:table-cell office:value-type="float" office:value="72.9792" calcext:value-type="float">
            <text:p>72,9792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72.9375" calcext:value-type="float">
            <text:p>72,9375</text:p>
          </table:table-cell>
        </table:table-row>
        <table:table-row table:style-name="ro2">
          <table:table-cell office:value-type="float" office:value="234.1" calcext:value-type="float">
            <text:p>234,1</text:p>
          </table:table-cell>
          <table:table-cell office:value-type="float" office:value="73.25" calcext:value-type="float">
            <text:p>73,25</text:p>
          </table:table-cell>
        </table:table-row>
        <table:table-row table:style-name="ro2">
          <table:table-cell office:value-type="float" office:value="234.2" calcext:value-type="float">
            <text:p>234,2</text:p>
          </table:table-cell>
          <table:table-cell office:value-type="float" office:value="72.75" calcext:value-type="float">
            <text:p>72,75</text:p>
          </table:table-cell>
        </table:table-row>
        <table:table-row table:style-name="ro2">
          <table:table-cell office:value-type="float" office:value="234.3" calcext:value-type="float">
            <text:p>234,3</text:p>
          </table:table-cell>
          <table:table-cell office:value-type="float" office:value="73.4583" calcext:value-type="float">
            <text:p>73,4583</text:p>
          </table:table-cell>
        </table:table-row>
        <table:table-row table:style-name="ro2">
          <table:table-cell office:value-type="float" office:value="234.4" calcext:value-type="float">
            <text:p>234,4</text:p>
          </table:table-cell>
          <table:table-cell office:value-type="float" office:value="73.4583" calcext:value-type="float">
            <text:p>73,4583</text:p>
          </table:table-cell>
        </table:table-row>
        <table:table-row table:style-name="ro2">
          <table:table-cell office:value-type="float" office:value="234.5" calcext:value-type="float">
            <text:p>234,5</text:p>
          </table:table-cell>
          <table:table-cell office:value-type="float" office:value="73.3333" calcext:value-type="float">
            <text:p>73,3333</text:p>
          </table:table-cell>
        </table:table-row>
        <table:table-row table:style-name="ro2">
          <table:table-cell office:value-type="float" office:value="234.6" calcext:value-type="float">
            <text:p>234,6</text:p>
          </table:table-cell>
          <table:table-cell office:value-type="float" office:value="73.5625" calcext:value-type="float">
            <text:p>73,5625</text:p>
          </table:table-cell>
        </table:table-row>
        <table:table-row table:style-name="ro2">
          <table:table-cell office:value-type="float" office:value="234.7" calcext:value-type="float">
            <text:p>234,7</text:p>
          </table:table-cell>
          <table:table-cell office:value-type="float" office:value="73.7917" calcext:value-type="float">
            <text:p>73,7917</text:p>
          </table:table-cell>
        </table:table-row>
        <table:table-row table:style-name="ro2">
          <table:table-cell office:value-type="float" office:value="234.8" calcext:value-type="float">
            <text:p>234,8</text:p>
          </table:table-cell>
          <table:table-cell office:value-type="float" office:value="74.2917" calcext:value-type="float">
            <text:p>74,2917</text:p>
          </table:table-cell>
        </table:table-row>
        <table:table-row table:style-name="ro2">
          <table:table-cell office:value-type="float" office:value="234.9" calcext:value-type="float">
            <text:p>234,9</text:p>
          </table:table-cell>
          <table:table-cell office:value-type="float" office:value="74.4375" calcext:value-type="float">
            <text:p>74,4375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73.5" calcext:value-type="float">
            <text:p>73,5</text:p>
          </table:table-cell>
        </table:table-row>
        <table:table-row table:style-name="ro2">
          <table:table-cell office:value-type="float" office:value="235.1" calcext:value-type="float">
            <text:p>235,1</text:p>
          </table:table-cell>
          <table:table-cell office:value-type="float" office:value="74.125" calcext:value-type="float">
            <text:p>74,125</text:p>
          </table:table-cell>
        </table:table-row>
        <table:table-row table:style-name="ro2">
          <table:table-cell office:value-type="float" office:value="235.2" calcext:value-type="float">
            <text:p>235,2</text:p>
          </table:table-cell>
          <table:table-cell office:value-type="float" office:value="73.8333" calcext:value-type="float">
            <text:p>73,8333</text:p>
          </table:table-cell>
        </table:table-row>
        <table:table-row table:style-name="ro2">
          <table:table-cell office:value-type="float" office:value="235.3" calcext:value-type="float">
            <text:p>235,3</text:p>
          </table:table-cell>
          <table:table-cell office:value-type="float" office:value="73.75" calcext:value-type="float">
            <text:p>73,75</text:p>
          </table:table-cell>
        </table:table-row>
        <table:table-row table:style-name="ro2">
          <table:table-cell office:value-type="float" office:value="235.4" calcext:value-type="float">
            <text:p>235,4</text:p>
          </table:table-cell>
          <table:table-cell office:value-type="float" office:value="74.875" calcext:value-type="float">
            <text:p>74,875</text:p>
          </table:table-cell>
        </table:table-row>
        <table:table-row table:style-name="ro2">
          <table:table-cell office:value-type="float" office:value="235.5" calcext:value-type="float">
            <text:p>235,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35.6" calcext:value-type="float">
            <text:p>235,6</text:p>
          </table:table-cell>
          <table:table-cell office:value-type="float" office:value="74.875" calcext:value-type="float">
            <text:p>74,875</text:p>
          </table:table-cell>
        </table:table-row>
        <table:table-row table:style-name="ro2">
          <table:table-cell office:value-type="float" office:value="235.7" calcext:value-type="float">
            <text:p>235,7</text:p>
          </table:table-cell>
          <table:table-cell office:value-type="float" office:value="74.625" calcext:value-type="float">
            <text:p>74,625</text:p>
          </table:table-cell>
        </table:table-row>
        <table:table-row table:style-name="ro2">
          <table:table-cell office:value-type="float" office:value="235.8" calcext:value-type="float">
            <text:p>235,8</text:p>
          </table:table-cell>
          <table:table-cell office:value-type="float" office:value="75.375" calcext:value-type="float">
            <text:p>75,375</text:p>
          </table:table-cell>
        </table:table-row>
        <table:table-row table:style-name="ro2">
          <table:table-cell office:value-type="float" office:value="235.9" calcext:value-type="float">
            <text:p>235,9</text:p>
          </table:table-cell>
          <table:table-cell office:value-type="float" office:value="74.3958" calcext:value-type="float">
            <text:p>74,3958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75.3542" calcext:value-type="float">
            <text:p>75,3542</text:p>
          </table:table-cell>
        </table:table-row>
        <table:table-row table:style-name="ro2">
          <table:table-cell office:value-type="float" office:value="236.1" calcext:value-type="float">
            <text:p>236,1</text:p>
          </table:table-cell>
          <table:table-cell office:value-type="float" office:value="74.8958" calcext:value-type="float">
            <text:p>74,8958</text:p>
          </table:table-cell>
        </table:table-row>
        <table:table-row table:style-name="ro2">
          <table:table-cell office:value-type="float" office:value="236.2" calcext:value-type="float">
            <text:p>236,2</text:p>
          </table:table-cell>
          <table:table-cell office:value-type="float" office:value="74.7083" calcext:value-type="float">
            <text:p>74,7083</text:p>
          </table:table-cell>
        </table:table-row>
        <table:table-row table:style-name="ro2">
          <table:table-cell office:value-type="float" office:value="236.3" calcext:value-type="float">
            <text:p>236,3</text:p>
          </table:table-cell>
          <table:table-cell office:value-type="float" office:value="74.8542" calcext:value-type="float">
            <text:p>74,8542</text:p>
          </table:table-cell>
        </table:table-row>
        <table:table-row table:style-name="ro2">
          <table:table-cell office:value-type="float" office:value="236.4" calcext:value-type="float">
            <text:p>236,4</text:p>
          </table:table-cell>
          <table:table-cell office:value-type="float" office:value="74.5625" calcext:value-type="float">
            <text:p>74,5625</text:p>
          </table:table-cell>
        </table:table-row>
        <table:table-row table:style-name="ro2">
          <table:table-cell office:value-type="float" office:value="236.5" calcext:value-type="float">
            <text:p>236,5</text:p>
          </table:table-cell>
          <table:table-cell office:value-type="float" office:value="74.375" calcext:value-type="float">
            <text:p>74,375</text:p>
          </table:table-cell>
        </table:table-row>
        <table:table-row table:style-name="ro2">
          <table:table-cell office:value-type="float" office:value="236.6" calcext:value-type="float">
            <text:p>236,6</text:p>
          </table:table-cell>
          <table:table-cell office:value-type="float" office:value="74.8333" calcext:value-type="float">
            <text:p>74,8333</text:p>
          </table:table-cell>
        </table:table-row>
        <table:table-row table:style-name="ro2">
          <table:table-cell office:value-type="float" office:value="236.7" calcext:value-type="float">
            <text:p>236,7</text:p>
          </table:table-cell>
          <table:table-cell office:value-type="float" office:value="74.8333" calcext:value-type="float">
            <text:p>74,8333</text:p>
          </table:table-cell>
        </table:table-row>
        <table:table-row table:style-name="ro2">
          <table:table-cell office:value-type="float" office:value="236.8" calcext:value-type="float">
            <text:p>236,8</text:p>
          </table:table-cell>
          <table:table-cell office:value-type="float" office:value="74.7708" calcext:value-type="float">
            <text:p>74,7708</text:p>
          </table:table-cell>
        </table:table-row>
        <table:table-row table:style-name="ro2">
          <table:table-cell office:value-type="float" office:value="236.9" calcext:value-type="float">
            <text:p>236,9</text:p>
          </table:table-cell>
          <table:table-cell office:value-type="float" office:value="74.7708" calcext:value-type="float">
            <text:p>74,7708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37.1" calcext:value-type="float">
            <text:p>237,1</text:p>
          </table:table-cell>
          <table:table-cell office:value-type="float" office:value="75.1667" calcext:value-type="float">
            <text:p>75,1667</text:p>
          </table:table-cell>
        </table:table-row>
        <table:table-row table:style-name="ro2">
          <table:table-cell office:value-type="float" office:value="237.2" calcext:value-type="float">
            <text:p>237,2</text:p>
          </table:table-cell>
          <table:table-cell office:value-type="float" office:value="75.0208" calcext:value-type="float">
            <text:p>75,0208</text:p>
          </table:table-cell>
        </table:table-row>
        <table:table-row table:style-name="ro2">
          <table:table-cell office:value-type="float" office:value="237.3" calcext:value-type="float">
            <text:p>237,3</text:p>
          </table:table-cell>
          <table:table-cell office:value-type="float" office:value="75.0625" calcext:value-type="float">
            <text:p>75,0625</text:p>
          </table:table-cell>
        </table:table-row>
        <table:table-row table:style-name="ro2">
          <table:table-cell office:value-type="float" office:value="237.4" calcext:value-type="float">
            <text:p>237,4</text:p>
          </table:table-cell>
          <table:table-cell office:value-type="float" office:value="75.5417" calcext:value-type="float">
            <text:p>75,5417</text:p>
          </table:table-cell>
        </table:table-row>
        <table:table-row table:style-name="ro2">
          <table:table-cell office:value-type="float" office:value="237.5" calcext:value-type="float">
            <text:p>237,5</text:p>
          </table:table-cell>
          <table:table-cell office:value-type="float" office:value="75.7292" calcext:value-type="float">
            <text:p>75,7292</text:p>
          </table:table-cell>
        </table:table-row>
        <table:table-row table:style-name="ro2">
          <table:table-cell office:value-type="float" office:value="237.6" calcext:value-type="float">
            <text:p>237,6</text:p>
          </table:table-cell>
          <table:table-cell office:value-type="float" office:value="75.2083" calcext:value-type="float">
            <text:p>75,2083</text:p>
          </table:table-cell>
        </table:table-row>
        <table:table-row table:style-name="ro2">
          <table:table-cell office:value-type="float" office:value="237.7" calcext:value-type="float">
            <text:p>237,7</text:p>
          </table:table-cell>
          <table:table-cell office:value-type="float" office:value="76.1042" calcext:value-type="float">
            <text:p>76,1042</text:p>
          </table:table-cell>
        </table:table-row>
        <table:table-row table:style-name="ro2">
          <table:table-cell office:value-type="float" office:value="237.8" calcext:value-type="float">
            <text:p>237,8</text:p>
          </table:table-cell>
          <table:table-cell office:value-type="float" office:value="75.2917" calcext:value-type="float">
            <text:p>75,2917</text:p>
          </table:table-cell>
        </table:table-row>
        <table:table-row table:style-name="ro2">
          <table:table-cell office:value-type="float" office:value="237.9" calcext:value-type="float">
            <text:p>237,9</text:p>
          </table:table-cell>
          <table:table-cell office:value-type="float" office:value="75.5208" calcext:value-type="float">
            <text:p>75,5208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75.7292" calcext:value-type="float">
            <text:p>75,7292</text:p>
          </table:table-cell>
        </table:table-row>
        <table:table-row table:style-name="ro2">
          <table:table-cell office:value-type="float" office:value="238.1" calcext:value-type="float">
            <text:p>238,1</text:p>
          </table:table-cell>
          <table:table-cell office:value-type="float" office:value="76.0208" calcext:value-type="float">
            <text:p>76,0208</text:p>
          </table:table-cell>
        </table:table-row>
        <table:table-row table:style-name="ro2">
          <table:table-cell office:value-type="float" office:value="238.2" calcext:value-type="float">
            <text:p>238,2</text:p>
          </table:table-cell>
          <table:table-cell office:value-type="float" office:value="76.3333" calcext:value-type="float">
            <text:p>76,3333</text:p>
          </table:table-cell>
        </table:table-row>
        <table:table-row table:style-name="ro2">
          <table:table-cell office:value-type="float" office:value="238.3" calcext:value-type="float">
            <text:p>238,3</text:p>
          </table:table-cell>
          <table:table-cell office:value-type="float" office:value="76.5208" calcext:value-type="float">
            <text:p>76,5208</text:p>
          </table:table-cell>
        </table:table-row>
        <table:table-row table:style-name="ro2">
          <table:table-cell office:value-type="float" office:value="238.4" calcext:value-type="float">
            <text:p>238,4</text:p>
          </table:table-cell>
          <table:table-cell office:value-type="float" office:value="76.1667" calcext:value-type="float">
            <text:p>76,1667</text:p>
          </table:table-cell>
        </table:table-row>
        <table:table-row table:style-name="ro2">
          <table:table-cell office:value-type="float" office:value="238.5" calcext:value-type="float">
            <text:p>238,5</text:p>
          </table:table-cell>
          <table:table-cell office:value-type="float" office:value="76.3333" calcext:value-type="float">
            <text:p>76,3333</text:p>
          </table:table-cell>
        </table:table-row>
        <table:table-row table:style-name="ro2">
          <table:table-cell office:value-type="float" office:value="238.6" calcext:value-type="float">
            <text:p>238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38.7" calcext:value-type="float">
            <text:p>238,7</text:p>
          </table:table-cell>
          <table:table-cell office:value-type="float" office:value="76.3958" calcext:value-type="float">
            <text:p>76,3958</text:p>
          </table:table-cell>
        </table:table-row>
        <table:table-row table:style-name="ro2">
          <table:table-cell office:value-type="float" office:value="238.8" calcext:value-type="float">
            <text:p>238,8</text:p>
          </table:table-cell>
          <table:table-cell office:value-type="float" office:value="75.3542" calcext:value-type="float">
            <text:p>75,3542</text:p>
          </table:table-cell>
        </table:table-row>
        <table:table-row table:style-name="ro2">
          <table:table-cell office:value-type="float" office:value="238.9" calcext:value-type="float">
            <text:p>238,9</text:p>
          </table:table-cell>
          <table:table-cell office:value-type="float" office:value="75.8333" calcext:value-type="float">
            <text:p>75,8333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76.1458" calcext:value-type="float">
            <text:p>76,1458</text:p>
          </table:table-cell>
        </table:table-row>
        <table:table-row table:style-name="ro2">
          <table:table-cell office:value-type="float" office:value="239.1" calcext:value-type="float">
            <text:p>239,1</text:p>
          </table:table-cell>
          <table:table-cell office:value-type="float" office:value="75.9375" calcext:value-type="float">
            <text:p>75,9375</text:p>
          </table:table-cell>
        </table:table-row>
        <table:table-row table:style-name="ro2">
          <table:table-cell office:value-type="float" office:value="239.2" calcext:value-type="float">
            <text:p>239,2</text:p>
          </table:table-cell>
          <table:table-cell office:value-type="float" office:value="76.0625" calcext:value-type="float">
            <text:p>76,0625</text:p>
          </table:table-cell>
        </table:table-row>
        <table:table-row table:style-name="ro2">
          <table:table-cell office:value-type="float" office:value="239.3" calcext:value-type="float">
            <text:p>239,3</text:p>
          </table:table-cell>
          <table:table-cell office:value-type="float" office:value="75.5208" calcext:value-type="float">
            <text:p>75,5208</text:p>
          </table:table-cell>
        </table:table-row>
        <table:table-row table:style-name="ro2">
          <table:table-cell office:value-type="float" office:value="239.4" calcext:value-type="float">
            <text:p>239,4</text:p>
          </table:table-cell>
          <table:table-cell office:value-type="float" office:value="75.9792" calcext:value-type="float">
            <text:p>75,9792</text:p>
          </table:table-cell>
        </table:table-row>
        <table:table-row table:style-name="ro2">
          <table:table-cell office:value-type="float" office:value="239.5" calcext:value-type="float">
            <text:p>239,5</text:p>
          </table:table-cell>
          <table:table-cell office:value-type="float" office:value="76.1667" calcext:value-type="float">
            <text:p>76,1667</text:p>
          </table:table-cell>
        </table:table-row>
        <table:table-row table:style-name="ro2">
          <table:table-cell office:value-type="float" office:value="239.6" calcext:value-type="float">
            <text:p>239,6</text:p>
          </table:table-cell>
          <table:table-cell office:value-type="float" office:value="76.5625" calcext:value-type="float">
            <text:p>76,5625</text:p>
          </table:table-cell>
        </table:table-row>
        <table:table-row table:style-name="ro2">
          <table:table-cell office:value-type="float" office:value="239.7" calcext:value-type="float">
            <text:p>239,7</text:p>
          </table:table-cell>
          <table:table-cell office:value-type="float" office:value="76.1875" calcext:value-type="float">
            <text:p>76,1875</text:p>
          </table:table-cell>
        </table:table-row>
        <table:table-row table:style-name="ro2">
          <table:table-cell office:value-type="float" office:value="239.8" calcext:value-type="float">
            <text:p>239,8</text:p>
          </table:table-cell>
          <table:table-cell office:value-type="float" office:value="75.6042" calcext:value-type="float">
            <text:p>75,6042</text:p>
          </table:table-cell>
        </table:table-row>
        <table:table-row table:style-name="ro2">
          <table:table-cell office:value-type="float" office:value="239.9" calcext:value-type="float">
            <text:p>239,9</text:p>
          </table:table-cell>
          <table:table-cell office:value-type="float" office:value="75.7292" calcext:value-type="float">
            <text:p>75,729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4.4583" calcext:value-type="float">
            <text:p>74,4583</text:p>
          </table:table-cell>
        </table:table-row>
        <table:table-row table:style-name="ro2">
          <table:table-cell office:value-type="float" office:value="240.1" calcext:value-type="float">
            <text:p>240,1</text:p>
          </table:table-cell>
          <table:table-cell office:value-type="float" office:value="72.7292" calcext:value-type="float">
            <text:p>72,7292</text:p>
          </table:table-cell>
        </table:table-row>
        <table:table-row table:style-name="ro2">
          <table:table-cell office:value-type="float" office:value="240.2" calcext:value-type="float">
            <text:p>240,2</text:p>
          </table:table-cell>
          <table:table-cell office:value-type="float" office:value="70.2292" calcext:value-type="float">
            <text:p>70,2292</text:p>
          </table:table-cell>
        </table:table-row>
        <table:table-row table:style-name="ro2">
          <table:table-cell office:value-type="float" office:value="240.3" calcext:value-type="float">
            <text:p>240,3</text:p>
          </table:table-cell>
          <table:table-cell office:value-type="float" office:value="69.4792" calcext:value-type="float">
            <text:p>69,4792</text:p>
          </table:table-cell>
        </table:table-row>
        <table:table-row table:style-name="ro2">
          <table:table-cell office:value-type="float" office:value="240.4" calcext:value-type="float">
            <text:p>240,4</text:p>
          </table:table-cell>
          <table:table-cell office:value-type="float" office:value="67.875" calcext:value-type="float">
            <text:p>67,875</text:p>
          </table:table-cell>
        </table:table-row>
        <table:table-row table:style-name="ro2">
          <table:table-cell office:value-type="float" office:value="240.5" calcext:value-type="float">
            <text:p>240,5</text:p>
          </table:table-cell>
          <table:table-cell office:value-type="float" office:value="68.3333" calcext:value-type="float">
            <text:p>68,3333</text:p>
          </table:table-cell>
        </table:table-row>
        <table:table-row table:style-name="ro2">
          <table:table-cell office:value-type="float" office:value="240.6" calcext:value-type="float">
            <text:p>240,6</text:p>
          </table:table-cell>
          <table:table-cell office:value-type="float" office:value="68.0625" calcext:value-type="float">
            <text:p>68,0625</text:p>
          </table:table-cell>
        </table:table-row>
        <table:table-row table:style-name="ro2">
          <table:table-cell office:value-type="float" office:value="240.7" calcext:value-type="float">
            <text:p>240,7</text:p>
          </table:table-cell>
          <table:table-cell office:value-type="float" office:value="67.7708" calcext:value-type="float">
            <text:p>67,7708</text:p>
          </table:table-cell>
        </table:table-row>
        <table:table-row table:style-name="ro2">
          <table:table-cell office:value-type="float" office:value="240.8" calcext:value-type="float">
            <text:p>240,8</text:p>
          </table:table-cell>
          <table:table-cell office:value-type="float" office:value="66.875" calcext:value-type="float">
            <text:p>66,875</text:p>
          </table:table-cell>
        </table:table-row>
        <table:table-row table:style-name="ro2">
          <table:table-cell office:value-type="float" office:value="240.9" calcext:value-type="float">
            <text:p>240,9</text:p>
          </table:table-cell>
          <table:table-cell office:value-type="float" office:value="66.6875" calcext:value-type="float">
            <text:p>66,6875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66.5833" calcext:value-type="float">
            <text:p>66,5833</text:p>
          </table:table-cell>
        </table:table-row>
        <table:table-row table:style-name="ro2">
          <table:table-cell office:value-type="float" office:value="241.1" calcext:value-type="float">
            <text:p>241,1</text:p>
          </table:table-cell>
          <table:table-cell office:value-type="float" office:value="66.125" calcext:value-type="float">
            <text:p>66,125</text:p>
          </table:table-cell>
        </table:table-row>
        <table:table-row table:style-name="ro2">
          <table:table-cell office:value-type="float" office:value="241.2" calcext:value-type="float">
            <text:p>241,2</text:p>
          </table:table-cell>
          <table:table-cell office:value-type="float" office:value="65.9167" calcext:value-type="float">
            <text:p>65,9167</text:p>
          </table:table-cell>
        </table:table-row>
        <table:table-row table:style-name="ro2">
          <table:table-cell office:value-type="float" office:value="241.3" calcext:value-type="float">
            <text:p>241,3</text:p>
          </table:table-cell>
          <table:table-cell office:value-type="float" office:value="66.5625" calcext:value-type="float">
            <text:p>66,5625</text:p>
          </table:table-cell>
        </table:table-row>
        <table:table-row table:style-name="ro2">
          <table:table-cell office:value-type="float" office:value="241.4" calcext:value-type="float">
            <text:p>241,4</text:p>
          </table:table-cell>
          <table:table-cell office:value-type="float" office:value="65.7292" calcext:value-type="float">
            <text:p>65,7292</text:p>
          </table:table-cell>
        </table:table-row>
        <table:table-row table:style-name="ro2">
          <table:table-cell office:value-type="float" office:value="241.5" calcext:value-type="float">
            <text:p>241,5</text:p>
          </table:table-cell>
          <table:table-cell office:value-type="float" office:value="65.8542" calcext:value-type="float">
            <text:p>65,8542</text:p>
          </table:table-cell>
        </table:table-row>
        <table:table-row table:style-name="ro2">
          <table:table-cell office:value-type="float" office:value="241.6" calcext:value-type="float">
            <text:p>241,6</text:p>
          </table:table-cell>
          <table:table-cell office:value-type="float" office:value="65.3542" calcext:value-type="float">
            <text:p>65,3542</text:p>
          </table:table-cell>
        </table:table-row>
        <table:table-row table:style-name="ro2">
          <table:table-cell office:value-type="float" office:value="241.7" calcext:value-type="float">
            <text:p>241,7</text:p>
          </table:table-cell>
          <table:table-cell office:value-type="float" office:value="65.8542" calcext:value-type="float">
            <text:p>65,8542</text:p>
          </table:table-cell>
        </table:table-row>
        <table:table-row table:style-name="ro2">
          <table:table-cell office:value-type="float" office:value="241.8" calcext:value-type="float">
            <text:p>241,8</text:p>
          </table:table-cell>
          <table:table-cell office:value-type="float" office:value="65.3958" calcext:value-type="float">
            <text:p>65,3958</text:p>
          </table:table-cell>
        </table:table-row>
        <table:table-row table:style-name="ro2">
          <table:table-cell office:value-type="float" office:value="241.9" calcext:value-type="float">
            <text:p>241,9</text:p>
          </table:table-cell>
          <table:table-cell office:value-type="float" office:value="65.1667" calcext:value-type="float">
            <text:p>65,1667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65.2292" calcext:value-type="float">
            <text:p>65,2292</text:p>
          </table:table-cell>
        </table:table-row>
        <table:table-row table:style-name="ro2">
          <table:table-cell office:value-type="float" office:value="242.1" calcext:value-type="float">
            <text:p>242,1</text:p>
          </table:table-cell>
          <table:table-cell office:value-type="float" office:value="64.9167" calcext:value-type="float">
            <text:p>64,9167</text:p>
          </table:table-cell>
        </table:table-row>
        <table:table-row table:style-name="ro2">
          <table:table-cell office:value-type="float" office:value="242.2" calcext:value-type="float">
            <text:p>242,2</text:p>
          </table:table-cell>
          <table:table-cell office:value-type="float" office:value="64.7708" calcext:value-type="float">
            <text:p>64,7708</text:p>
          </table:table-cell>
        </table:table-row>
        <table:table-row table:style-name="ro2">
          <table:table-cell office:value-type="float" office:value="242.3" calcext:value-type="float">
            <text:p>242,3</text:p>
          </table:table-cell>
          <table:table-cell office:value-type="float" office:value="64.7292" calcext:value-type="float">
            <text:p>64,7292</text:p>
          </table:table-cell>
        </table:table-row>
        <table:table-row table:style-name="ro2">
          <table:table-cell office:value-type="float" office:value="242.4" calcext:value-type="float">
            <text:p>242,4</text:p>
          </table:table-cell>
          <table:table-cell office:value-type="float" office:value="64.4167" calcext:value-type="float">
            <text:p>64,4167</text:p>
          </table:table-cell>
        </table:table-row>
        <table:table-row table:style-name="ro2">
          <table:table-cell office:value-type="float" office:value="242.5" calcext:value-type="float">
            <text:p>242,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42.6" calcext:value-type="float">
            <text:p>242,6</text:p>
          </table:table-cell>
          <table:table-cell office:value-type="float" office:value="64.6875" calcext:value-type="float">
            <text:p>64,6875</text:p>
          </table:table-cell>
        </table:table-row>
        <table:table-row table:style-name="ro2">
          <table:table-cell office:value-type="float" office:value="242.7" calcext:value-type="float">
            <text:p>242,7</text:p>
          </table:table-cell>
          <table:table-cell office:value-type="float" office:value="64.3125" calcext:value-type="float">
            <text:p>64,3125</text:p>
          </table:table-cell>
        </table:table-row>
        <table:table-row table:style-name="ro2">
          <table:table-cell office:value-type="float" office:value="242.8" calcext:value-type="float">
            <text:p>242,8</text:p>
          </table:table-cell>
          <table:table-cell office:value-type="float" office:value="64.1458" calcext:value-type="float">
            <text:p>64,1458</text:p>
          </table:table-cell>
        </table:table-row>
        <table:table-row table:style-name="ro2">
          <table:table-cell office:value-type="float" office:value="242.9" calcext:value-type="float">
            <text:p>242,9</text:p>
          </table:table-cell>
          <table:table-cell office:value-type="float" office:value="64.2292" calcext:value-type="float">
            <text:p>64,2292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4.4167" calcext:value-type="float">
            <text:p>64,4167</text:p>
          </table:table-cell>
        </table:table-row>
        <table:table-row table:style-name="ro2">
          <table:table-cell office:value-type="float" office:value="243.1" calcext:value-type="float">
            <text:p>243,1</text:p>
          </table:table-cell>
          <table:table-cell office:value-type="float" office:value="63.6042" calcext:value-type="float">
            <text:p>63,6042</text:p>
          </table:table-cell>
        </table:table-row>
        <table:table-row table:style-name="ro2">
          <table:table-cell office:value-type="float" office:value="243.2" calcext:value-type="float">
            <text:p>243,2</text:p>
          </table:table-cell>
          <table:table-cell office:value-type="float" office:value="63.2917" calcext:value-type="float">
            <text:p>63,2917</text:p>
          </table:table-cell>
        </table:table-row>
        <table:table-row table:style-name="ro2">
          <table:table-cell office:value-type="float" office:value="243.3" calcext:value-type="float">
            <text:p>243,3</text:p>
          </table:table-cell>
          <table:table-cell office:value-type="float" office:value="63.4167" calcext:value-type="float">
            <text:p>63,4167</text:p>
          </table:table-cell>
        </table:table-row>
        <table:table-row table:style-name="ro2">
          <table:table-cell office:value-type="float" office:value="243.4" calcext:value-type="float">
            <text:p>243,4</text:p>
          </table:table-cell>
          <table:table-cell office:value-type="float" office:value="63.7083" calcext:value-type="float">
            <text:p>63,7083</text:p>
          </table:table-cell>
        </table:table-row>
        <table:table-row table:style-name="ro2">
          <table:table-cell office:value-type="float" office:value="243.5" calcext:value-type="float">
            <text:p>243,5</text:p>
          </table:table-cell>
          <table:table-cell office:value-type="float" office:value="63.1667" calcext:value-type="float">
            <text:p>63,1667</text:p>
          </table:table-cell>
        </table:table-row>
        <table:table-row table:style-name="ro2">
          <table:table-cell office:value-type="float" office:value="243.6" calcext:value-type="float">
            <text:p>243,6</text:p>
          </table:table-cell>
          <table:table-cell office:value-type="float" office:value="60.4375" calcext:value-type="float">
            <text:p>60,4375</text:p>
          </table:table-cell>
        </table:table-row>
        <table:table-row table:style-name="ro2">
          <table:table-cell office:value-type="float" office:value="243.7" calcext:value-type="float">
            <text:p>243,7</text:p>
          </table:table-cell>
          <table:table-cell office:value-type="float" office:value="53.4167" calcext:value-type="float">
            <text:p>53,4167</text:p>
          </table:table-cell>
        </table:table-row>
        <table:table-row table:style-name="ro2">
          <table:table-cell office:value-type="float" office:value="243.8" calcext:value-type="float">
            <text:p>243,8</text:p>
          </table:table-cell>
          <table:table-cell office:value-type="float" office:value="50.0833" calcext:value-type="float">
            <text:p>50,0833</text:p>
          </table:table-cell>
        </table:table-row>
        <table:table-row table:style-name="ro2">
          <table:table-cell office:value-type="float" office:value="243.9" calcext:value-type="float">
            <text:p>243,9</text:p>
          </table:table-cell>
          <table:table-cell office:value-type="float" office:value="47.125" calcext:value-type="float">
            <text:p>47,125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47.3958" calcext:value-type="float">
            <text:p>47,3958</text:p>
          </table:table-cell>
        </table:table-row>
        <table:table-row table:style-name="ro2">
          <table:table-cell office:value-type="float" office:value="244.1" calcext:value-type="float">
            <text:p>244,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44.2" calcext:value-type="float">
            <text:p>244,2</text:p>
          </table:table-cell>
          <table:table-cell office:value-type="float" office:value="52.6875" calcext:value-type="float">
            <text:p>52,6875</text:p>
          </table:table-cell>
        </table:table-row>
        <table:table-row table:style-name="ro2">
          <table:table-cell office:value-type="float" office:value="244.3" calcext:value-type="float">
            <text:p>244,3</text:p>
          </table:table-cell>
          <table:table-cell office:value-type="float" office:value="54.2292" calcext:value-type="float">
            <text:p>54,2292</text:p>
          </table:table-cell>
        </table:table-row>
        <table:table-row table:style-name="ro2">
          <table:table-cell office:value-type="float" office:value="244.4" calcext:value-type="float">
            <text:p>244,4</text:p>
          </table:table-cell>
          <table:table-cell office:value-type="float" office:value="54.4792" calcext:value-type="float">
            <text:p>54,4792</text:p>
          </table:table-cell>
        </table:table-row>
        <table:table-row table:style-name="ro2">
          <table:table-cell office:value-type="float" office:value="244.5" calcext:value-type="float">
            <text:p>244,5</text:p>
          </table:table-cell>
          <table:table-cell office:value-type="float" office:value="53.9167" calcext:value-type="float">
            <text:p>53,9167</text:p>
          </table:table-cell>
        </table:table-row>
        <table:table-row table:style-name="ro2">
          <table:table-cell office:value-type="float" office:value="244.6" calcext:value-type="float">
            <text:p>244,6</text:p>
          </table:table-cell>
          <table:table-cell office:value-type="float" office:value="53.7083" calcext:value-type="float">
            <text:p>53,7083</text:p>
          </table:table-cell>
        </table:table-row>
        <table:table-row table:style-name="ro2">
          <table:table-cell office:value-type="float" office:value="244.7" calcext:value-type="float">
            <text:p>244,7</text:p>
          </table:table-cell>
          <table:table-cell office:value-type="float" office:value="52.75" calcext:value-type="float">
            <text:p>52,75</text:p>
          </table:table-cell>
        </table:table-row>
        <table:table-row table:style-name="ro2">
          <table:table-cell office:value-type="float" office:value="244.8" calcext:value-type="float">
            <text:p>244,8</text:p>
          </table:table-cell>
          <table:table-cell office:value-type="float" office:value="51.3333" calcext:value-type="float">
            <text:p>51,3333</text:p>
          </table:table-cell>
        </table:table-row>
        <table:table-row table:style-name="ro2">
          <table:table-cell office:value-type="float" office:value="244.9" calcext:value-type="float">
            <text:p>244,9</text:p>
          </table:table-cell>
          <table:table-cell office:value-type="float" office:value="50.0417" calcext:value-type="float">
            <text:p>50,0417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49.4792" calcext:value-type="float">
            <text:p>49,4792</text:p>
          </table:table-cell>
        </table:table-row>
        <table:table-row table:style-name="ro2">
          <table:table-cell office:value-type="float" office:value="245.1" calcext:value-type="float">
            <text:p>245,1</text:p>
          </table:table-cell>
          <table:table-cell office:value-type="float" office:value="49.3542" calcext:value-type="float">
            <text:p>49,3542</text:p>
          </table:table-cell>
        </table:table-row>
        <table:table-row table:style-name="ro2">
          <table:table-cell office:value-type="float" office:value="245.2" calcext:value-type="float">
            <text:p>245,2</text:p>
          </table:table-cell>
          <table:table-cell office:value-type="float" office:value="48.6667" calcext:value-type="float">
            <text:p>48,6667</text:p>
          </table:table-cell>
        </table:table-row>
        <table:table-row table:style-name="ro2">
          <table:table-cell office:value-type="float" office:value="245.3" calcext:value-type="float">
            <text:p>245,3</text:p>
          </table:table-cell>
          <table:table-cell office:value-type="float" office:value="48.9167" calcext:value-type="float">
            <text:p>48,9167</text:p>
          </table:table-cell>
        </table:table-row>
        <table:table-row table:style-name="ro2">
          <table:table-cell office:value-type="float" office:value="245.4" calcext:value-type="float">
            <text:p>245,4</text:p>
          </table:table-cell>
          <table:table-cell office:value-type="float" office:value="49.25" calcext:value-type="float">
            <text:p>49,25</text:p>
          </table:table-cell>
        </table:table-row>
        <table:table-row table:style-name="ro2">
          <table:table-cell office:value-type="float" office:value="245.5" calcext:value-type="float">
            <text:p>245,5</text:p>
          </table:table-cell>
          <table:table-cell office:value-type="float" office:value="49.3958" calcext:value-type="float">
            <text:p>49,3958</text:p>
          </table:table-cell>
        </table:table-row>
        <table:table-row table:style-name="ro2">
          <table:table-cell office:value-type="float" office:value="245.6" calcext:value-type="float">
            <text:p>245,6</text:p>
          </table:table-cell>
          <table:table-cell office:value-type="float" office:value="49.4167" calcext:value-type="float">
            <text:p>49,4167</text:p>
          </table:table-cell>
        </table:table-row>
        <table:table-row table:style-name="ro2">
          <table:table-cell office:value-type="float" office:value="245.7" calcext:value-type="float">
            <text:p>245,7</text:p>
          </table:table-cell>
          <table:table-cell office:value-type="float" office:value="48.8333" calcext:value-type="float">
            <text:p>48,8333</text:p>
          </table:table-cell>
        </table:table-row>
        <table:table-row table:style-name="ro2">
          <table:table-cell office:value-type="float" office:value="245.8" calcext:value-type="float">
            <text:p>245,8</text:p>
          </table:table-cell>
          <table:table-cell office:value-type="float" office:value="49.6042" calcext:value-type="float">
            <text:p>49,6042</text:p>
          </table:table-cell>
        </table:table-row>
        <table:table-row table:style-name="ro2">
          <table:table-cell office:value-type="float" office:value="245.9" calcext:value-type="float">
            <text:p>245,9</text:p>
          </table:table-cell>
          <table:table-cell office:value-type="float" office:value="49.7917" calcext:value-type="float">
            <text:p>49,7917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9.6667" calcext:value-type="float">
            <text:p>49,6667</text:p>
          </table:table-cell>
        </table:table-row>
        <table:table-row table:style-name="ro2">
          <table:table-cell office:value-type="float" office:value="246.1" calcext:value-type="float">
            <text:p>246,1</text:p>
          </table:table-cell>
          <table:table-cell office:value-type="float" office:value="49.4167" calcext:value-type="float">
            <text:p>49,4167</text:p>
          </table:table-cell>
        </table:table-row>
        <table:table-row table:style-name="ro2">
          <table:table-cell office:value-type="float" office:value="246.2" calcext:value-type="float">
            <text:p>246,2</text:p>
          </table:table-cell>
          <table:table-cell office:value-type="float" office:value="49.75" calcext:value-type="float">
            <text:p>49,75</text:p>
          </table:table-cell>
        </table:table-row>
        <table:table-row table:style-name="ro2">
          <table:table-cell office:value-type="float" office:value="246.3" calcext:value-type="float">
            <text:p>246,3</text:p>
          </table:table-cell>
          <table:table-cell office:value-type="float" office:value="49.7917" calcext:value-type="float">
            <text:p>49,7917</text:p>
          </table:table-cell>
        </table:table-row>
        <table:table-row table:style-name="ro2">
          <table:table-cell office:value-type="float" office:value="246.4" calcext:value-type="float">
            <text:p>246,4</text:p>
          </table:table-cell>
          <table:table-cell office:value-type="float" office:value="49.5625" calcext:value-type="float">
            <text:p>49,5625</text:p>
          </table:table-cell>
        </table:table-row>
        <table:table-row table:style-name="ro2">
          <table:table-cell office:value-type="float" office:value="246.5" calcext:value-type="float">
            <text:p>246,5</text:p>
          </table:table-cell>
          <table:table-cell office:value-type="float" office:value="49.8542" calcext:value-type="float">
            <text:p>49,8542</text:p>
          </table:table-cell>
        </table:table-row>
        <table:table-row table:style-name="ro2">
          <table:table-cell office:value-type="float" office:value="246.6" calcext:value-type="float">
            <text:p>246,6</text:p>
          </table:table-cell>
          <table:table-cell office:value-type="float" office:value="49.7708" calcext:value-type="float">
            <text:p>49,7708</text:p>
          </table:table-cell>
        </table:table-row>
        <table:table-row table:style-name="ro2">
          <table:table-cell office:value-type="float" office:value="246.7" calcext:value-type="float">
            <text:p>246,7</text:p>
          </table:table-cell>
          <table:table-cell office:value-type="float" office:value="49.9167" calcext:value-type="float">
            <text:p>49,9167</text:p>
          </table:table-cell>
        </table:table-row>
        <table:table-row table:style-name="ro2">
          <table:table-cell office:value-type="float" office:value="246.8" calcext:value-type="float">
            <text:p>246,8</text:p>
          </table:table-cell>
          <table:table-cell office:value-type="float" office:value="49.5833" calcext:value-type="float">
            <text:p>49,5833</text:p>
          </table:table-cell>
        </table:table-row>
        <table:table-row table:style-name="ro2">
          <table:table-cell office:value-type="float" office:value="246.9" calcext:value-type="float">
            <text:p>246,9</text:p>
          </table:table-cell>
          <table:table-cell office:value-type="float" office:value="49.6667" calcext:value-type="float">
            <text:p>49,6667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50.3958" calcext:value-type="float">
            <text:p>50,3958</text:p>
          </table:table-cell>
        </table:table-row>
        <table:table-row table:style-name="ro2">
          <table:table-cell office:value-type="float" office:value="247.1" calcext:value-type="float">
            <text:p>247,1</text:p>
          </table:table-cell>
          <table:table-cell office:value-type="float" office:value="49.875" calcext:value-type="float">
            <text:p>49,875</text:p>
          </table:table-cell>
        </table:table-row>
        <table:table-row table:style-name="ro2">
          <table:table-cell office:value-type="float" office:value="247.2" calcext:value-type="float">
            <text:p>247,2</text:p>
          </table:table-cell>
          <table:table-cell office:value-type="float" office:value="49.7292" calcext:value-type="float">
            <text:p>49,7292</text:p>
          </table:table-cell>
        </table:table-row>
        <table:table-row table:style-name="ro2">
          <table:table-cell office:value-type="float" office:value="247.3" calcext:value-type="float">
            <text:p>247,3</text:p>
          </table:table-cell>
          <table:table-cell office:value-type="float" office:value="49.6042" calcext:value-type="float">
            <text:p>49,6042</text:p>
          </table:table-cell>
        </table:table-row>
        <table:table-row table:style-name="ro2">
          <table:table-cell office:value-type="float" office:value="247.4" calcext:value-type="float">
            <text:p>247,4</text:p>
          </table:table-cell>
          <table:table-cell office:value-type="float" office:value="50.4583" calcext:value-type="float">
            <text:p>50,4583</text:p>
          </table:table-cell>
        </table:table-row>
        <table:table-row table:style-name="ro2">
          <table:table-cell office:value-type="float" office:value="247.5" calcext:value-type="float">
            <text:p>247,5</text:p>
          </table:table-cell>
          <table:table-cell office:value-type="float" office:value="50.25" calcext:value-type="float">
            <text:p>50,25</text:p>
          </table:table-cell>
        </table:table-row>
        <table:table-row table:style-name="ro2">
          <table:table-cell office:value-type="float" office:value="247.6" calcext:value-type="float">
            <text:p>247,6</text:p>
          </table:table-cell>
          <table:table-cell office:value-type="float" office:value="50.2917" calcext:value-type="float">
            <text:p>50,2917</text:p>
          </table:table-cell>
        </table:table-row>
        <table:table-row table:style-name="ro2">
          <table:table-cell office:value-type="float" office:value="247.7" calcext:value-type="float">
            <text:p>247,7</text:p>
          </table:table-cell>
          <table:table-cell office:value-type="float" office:value="50.0625" calcext:value-type="float">
            <text:p>50,0625</text:p>
          </table:table-cell>
        </table:table-row>
        <table:table-row table:style-name="ro2">
          <table:table-cell office:value-type="float" office:value="247.8" calcext:value-type="float">
            <text:p>247,8</text:p>
          </table:table-cell>
          <table:table-cell office:value-type="float" office:value="50.0625" calcext:value-type="float">
            <text:p>50,0625</text:p>
          </table:table-cell>
        </table:table-row>
        <table:table-row table:style-name="ro2">
          <table:table-cell office:value-type="float" office:value="247.9" calcext:value-type="float">
            <text:p>247,9</text:p>
          </table:table-cell>
          <table:table-cell office:value-type="float" office:value="50.4375" calcext:value-type="float">
            <text:p>50,4375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50.4792" calcext:value-type="float">
            <text:p>50,4792</text:p>
          </table:table-cell>
        </table:table-row>
        <table:table-row table:style-name="ro2">
          <table:table-cell office:value-type="float" office:value="248.1" calcext:value-type="float">
            <text:p>248,1</text:p>
          </table:table-cell>
          <table:table-cell office:value-type="float" office:value="50.2708" calcext:value-type="float">
            <text:p>50,2708</text:p>
          </table:table-cell>
        </table:table-row>
        <table:table-row table:style-name="ro2">
          <table:table-cell office:value-type="float" office:value="248.2" calcext:value-type="float">
            <text:p>248,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8.3" calcext:value-type="float">
            <text:p>248,3</text:p>
          </table:table-cell>
          <table:table-cell office:value-type="float" office:value="50.1458" calcext:value-type="float">
            <text:p>50,1458</text:p>
          </table:table-cell>
        </table:table-row>
        <table:table-row table:style-name="ro2">
          <table:table-cell office:value-type="float" office:value="248.4" calcext:value-type="float">
            <text:p>248,4</text:p>
          </table:table-cell>
          <table:table-cell office:value-type="float" office:value="50.4583" calcext:value-type="float">
            <text:p>50,4583</text:p>
          </table:table-cell>
        </table:table-row>
        <table:table-row table:style-name="ro2">
          <table:table-cell office:value-type="float" office:value="248.5" calcext:value-type="float">
            <text:p>248,5</text:p>
          </table:table-cell>
          <table:table-cell office:value-type="float" office:value="50.0208" calcext:value-type="float">
            <text:p>50,0208</text:p>
          </table:table-cell>
        </table:table-row>
        <table:table-row table:style-name="ro2">
          <table:table-cell office:value-type="float" office:value="248.6" calcext:value-type="float">
            <text:p>248,6</text:p>
          </table:table-cell>
          <table:table-cell office:value-type="float" office:value="50.7083" calcext:value-type="float">
            <text:p>50,7083</text:p>
          </table:table-cell>
        </table:table-row>
        <table:table-row table:style-name="ro2">
          <table:table-cell office:value-type="float" office:value="248.7" calcext:value-type="float">
            <text:p>248,7</text:p>
          </table:table-cell>
          <table:table-cell office:value-type="float" office:value="50.4167" calcext:value-type="float">
            <text:p>50,4167</text:p>
          </table:table-cell>
        </table:table-row>
        <table:table-row table:style-name="ro2">
          <table:table-cell office:value-type="float" office:value="248.8" calcext:value-type="float">
            <text:p>248,8</text:p>
          </table:table-cell>
          <table:table-cell office:value-type="float" office:value="50.1042" calcext:value-type="float">
            <text:p>50,1042</text:p>
          </table:table-cell>
        </table:table-row>
        <table:table-row table:style-name="ro2">
          <table:table-cell office:value-type="float" office:value="248.9" calcext:value-type="float">
            <text:p>248,9</text:p>
          </table:table-cell>
          <table:table-cell office:value-type="float" office:value="50.1458" calcext:value-type="float">
            <text:p>50,1458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50.6458" calcext:value-type="float">
            <text:p>50,6458</text:p>
          </table:table-cell>
        </table:table-row>
        <table:table-row table:style-name="ro2">
          <table:table-cell office:value-type="float" office:value="249.1" calcext:value-type="float">
            <text:p>249,1</text:p>
          </table:table-cell>
          <table:table-cell office:value-type="float" office:value="50.6042" calcext:value-type="float">
            <text:p>50,6042</text:p>
          </table:table-cell>
        </table:table-row>
        <table:table-row table:style-name="ro2">
          <table:table-cell office:value-type="float" office:value="249.2" calcext:value-type="float">
            <text:p>249,2</text:p>
          </table:table-cell>
          <table:table-cell office:value-type="float" office:value="50.3542" calcext:value-type="float">
            <text:p>50,3542</text:p>
          </table:table-cell>
        </table:table-row>
        <table:table-row table:style-name="ro2">
          <table:table-cell office:value-type="float" office:value="249.3" calcext:value-type="float">
            <text:p>249,3</text:p>
          </table:table-cell>
          <table:table-cell office:value-type="float" office:value="50.5417" calcext:value-type="float">
            <text:p>50,5417</text:p>
          </table:table-cell>
        </table:table-row>
        <table:table-row table:style-name="ro2">
          <table:table-cell office:value-type="float" office:value="249.4" calcext:value-type="float">
            <text:p>249,4</text:p>
          </table:table-cell>
          <table:table-cell office:value-type="float" office:value="50.5625" calcext:value-type="float">
            <text:p>50,5625</text:p>
          </table:table-cell>
        </table:table-row>
        <table:table-row table:style-name="ro2">
          <table:table-cell office:value-type="float" office:value="249.5" calcext:value-type="float">
            <text:p>249,5</text:p>
          </table:table-cell>
          <table:table-cell office:value-type="float" office:value="50.9375" calcext:value-type="float">
            <text:p>50,9375</text:p>
          </table:table-cell>
        </table:table-row>
        <table:table-row table:style-name="ro2">
          <table:table-cell office:value-type="float" office:value="249.6" calcext:value-type="float">
            <text:p>249,6</text:p>
          </table:table-cell>
          <table:table-cell office:value-type="float" office:value="50.4792" calcext:value-type="float">
            <text:p>50,4792</text:p>
          </table:table-cell>
        </table:table-row>
        <table:table-row table:style-name="ro2">
          <table:table-cell office:value-type="float" office:value="249.7" calcext:value-type="float">
            <text:p>249,7</text:p>
          </table:table-cell>
          <table:table-cell office:value-type="float" office:value="50.5833" calcext:value-type="float">
            <text:p>50,5833</text:p>
          </table:table-cell>
        </table:table-row>
        <table:table-row table:style-name="ro2">
          <table:table-cell office:value-type="float" office:value="249.8" calcext:value-type="float">
            <text:p>249,8</text:p>
          </table:table-cell>
          <table:table-cell office:value-type="float" office:value="51.5417" calcext:value-type="float">
            <text:p>51,5417</text:p>
          </table:table-cell>
        </table:table-row>
        <table:table-row table:style-name="ro2">
          <table:table-cell office:value-type="float" office:value="249.9" calcext:value-type="float">
            <text:p>249,9</text:p>
          </table:table-cell>
          <table:table-cell office:value-type="float" office:value="51.3958" calcext:value-type="float">
            <text:p>51,395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50.1" calcext:value-type="float">
            <text:p>250,1</text:p>
          </table:table-cell>
          <table:table-cell office:value-type="float" office:value="51.7083" calcext:value-type="float">
            <text:p>51,7083</text:p>
          </table:table-cell>
        </table:table-row>
        <table:table-row table:style-name="ro2">
          <table:table-cell office:value-type="float" office:value="250.2" calcext:value-type="float">
            <text:p>250,2</text:p>
          </table:table-cell>
          <table:table-cell office:value-type="float" office:value="51.3542" calcext:value-type="float">
            <text:p>51,3542</text:p>
          </table:table-cell>
        </table:table-row>
        <table:table-row table:style-name="ro2">
          <table:table-cell office:value-type="float" office:value="250.3" calcext:value-type="float">
            <text:p>250,3</text:p>
          </table:table-cell>
          <table:table-cell office:value-type="float" office:value="51.6042" calcext:value-type="float">
            <text:p>51,6042</text:p>
          </table:table-cell>
        </table:table-row>
        <table:table-row table:style-name="ro2">
          <table:table-cell office:value-type="float" office:value="250.4" calcext:value-type="float">
            <text:p>250,4</text:p>
          </table:table-cell>
          <table:table-cell office:value-type="float" office:value="51.3542" calcext:value-type="float">
            <text:p>51,3542</text:p>
          </table:table-cell>
        </table:table-row>
        <table:table-row table:style-name="ro2">
          <table:table-cell office:value-type="float" office:value="250.5" calcext:value-type="float">
            <text:p>250,5</text:p>
          </table:table-cell>
          <table:table-cell office:value-type="float" office:value="51.2917" calcext:value-type="float">
            <text:p>51,2917</text:p>
          </table:table-cell>
        </table:table-row>
        <table:table-row table:style-name="ro2">
          <table:table-cell office:value-type="float" office:value="250.6" calcext:value-type="float">
            <text:p>250,6</text:p>
          </table:table-cell>
          <table:table-cell office:value-type="float" office:value="51.7708" calcext:value-type="float">
            <text:p>51,7708</text:p>
          </table:table-cell>
        </table:table-row>
        <table:table-row table:style-name="ro2">
          <table:table-cell office:value-type="float" office:value="250.7" calcext:value-type="float">
            <text:p>250,7</text:p>
          </table:table-cell>
          <table:table-cell office:value-type="float" office:value="51.5833" calcext:value-type="float">
            <text:p>51,5833</text:p>
          </table:table-cell>
        </table:table-row>
        <table:table-row table:style-name="ro2">
          <table:table-cell office:value-type="float" office:value="250.8" calcext:value-type="float">
            <text:p>250,8</text:p>
          </table:table-cell>
          <table:table-cell office:value-type="float" office:value="51.3542" calcext:value-type="float">
            <text:p>51,3542</text:p>
          </table:table-cell>
        </table:table-row>
        <table:table-row table:style-name="ro2">
          <table:table-cell office:value-type="float" office:value="250.9" calcext:value-type="float">
            <text:p>250,9</text:p>
          </table:table-cell>
          <table:table-cell office:value-type="float" office:value="51.4583" calcext:value-type="float">
            <text:p>51,4583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1.3333" calcext:value-type="float">
            <text:p>51,3333</text:p>
          </table:table-cell>
        </table:table-row>
        <table:table-row table:style-name="ro2">
          <table:table-cell office:value-type="float" office:value="251.1" calcext:value-type="float">
            <text:p>251,1</text:p>
          </table:table-cell>
          <table:table-cell office:value-type="float" office:value="51.4792" calcext:value-type="float">
            <text:p>51,4792</text:p>
          </table:table-cell>
        </table:table-row>
        <table:table-row table:style-name="ro2">
          <table:table-cell office:value-type="float" office:value="251.2" calcext:value-type="float">
            <text:p>251,2</text:p>
          </table:table-cell>
          <table:table-cell office:value-type="float" office:value="51.3333" calcext:value-type="float">
            <text:p>51,3333</text:p>
          </table:table-cell>
        </table:table-row>
        <table:table-row table:style-name="ro2">
          <table:table-cell office:value-type="float" office:value="251.3" calcext:value-type="float">
            <text:p>251,3</text:p>
          </table:table-cell>
          <table:table-cell office:value-type="float" office:value="51.3958" calcext:value-type="float">
            <text:p>51,3958</text:p>
          </table:table-cell>
        </table:table-row>
        <table:table-row table:style-name="ro2">
          <table:table-cell office:value-type="float" office:value="251.4" calcext:value-type="float">
            <text:p>251,4</text:p>
          </table:table-cell>
          <table:table-cell office:value-type="float" office:value="51.5625" calcext:value-type="float">
            <text:p>51,5625</text:p>
          </table:table-cell>
        </table:table-row>
        <table:table-row table:style-name="ro2">
          <table:table-cell office:value-type="float" office:value="251.5" calcext:value-type="float">
            <text:p>251,5</text:p>
          </table:table-cell>
          <table:table-cell office:value-type="float" office:value="51.7083" calcext:value-type="float">
            <text:p>51,7083</text:p>
          </table:table-cell>
        </table:table-row>
        <table:table-row table:style-name="ro2">
          <table:table-cell office:value-type="float" office:value="251.6" calcext:value-type="float">
            <text:p>251,6</text:p>
          </table:table-cell>
          <table:table-cell office:value-type="float" office:value="50.8125" calcext:value-type="float">
            <text:p>50,8125</text:p>
          </table:table-cell>
        </table:table-row>
        <table:table-row table:style-name="ro2">
          <table:table-cell office:value-type="float" office:value="251.7" calcext:value-type="float">
            <text:p>251,7</text:p>
          </table:table-cell>
          <table:table-cell office:value-type="float" office:value="50.6458" calcext:value-type="float">
            <text:p>50,6458</text:p>
          </table:table-cell>
        </table:table-row>
        <table:table-row table:style-name="ro2">
          <table:table-cell office:value-type="float" office:value="251.8" calcext:value-type="float">
            <text:p>251,8</text:p>
          </table:table-cell>
          <table:table-cell office:value-type="float" office:value="50.9375" calcext:value-type="float">
            <text:p>50,9375</text:p>
          </table:table-cell>
        </table:table-row>
        <table:table-row table:style-name="ro2">
          <table:table-cell office:value-type="float" office:value="251.9" calcext:value-type="float">
            <text:p>251,9</text:p>
          </table:table-cell>
          <table:table-cell office:value-type="float" office:value="51.1042" calcext:value-type="float">
            <text:p>51,104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50.75" calcext:value-type="float">
            <text:p>50,75</text:p>
          </table:table-cell>
        </table:table-row>
        <table:table-row table:style-name="ro2">
          <table:table-cell office:value-type="float" office:value="252.1" calcext:value-type="float">
            <text:p>252,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52.2" calcext:value-type="float">
            <text:p>252,2</text:p>
          </table:table-cell>
          <table:table-cell office:value-type="float" office:value="50.9167" calcext:value-type="float">
            <text:p>50,9167</text:p>
          </table:table-cell>
        </table:table-row>
        <table:table-row table:style-name="ro2">
          <table:table-cell office:value-type="float" office:value="252.3" calcext:value-type="float">
            <text:p>252,3</text:p>
          </table:table-cell>
          <table:table-cell office:value-type="float" office:value="51.5" calcext:value-type="float">
            <text:p>51,5</text:p>
          </table:table-cell>
        </table:table-row>
        <table:table-row table:style-name="ro2">
          <table:table-cell office:value-type="float" office:value="252.4" calcext:value-type="float">
            <text:p>252,4</text:p>
          </table:table-cell>
          <table:table-cell office:value-type="float" office:value="51.9792" calcext:value-type="float">
            <text:p>51,9792</text:p>
          </table:table-cell>
        </table:table-row>
        <table:table-row table:style-name="ro2">
          <table:table-cell office:value-type="float" office:value="252.5" calcext:value-type="float">
            <text:p>252,5</text:p>
          </table:table-cell>
          <table:table-cell office:value-type="float" office:value="51.7083" calcext:value-type="float">
            <text:p>51,7083</text:p>
          </table:table-cell>
        </table:table-row>
        <table:table-row table:style-name="ro2">
          <table:table-cell office:value-type="float" office:value="252.6" calcext:value-type="float">
            <text:p>252,6</text:p>
          </table:table-cell>
          <table:table-cell office:value-type="float" office:value="52.2083" calcext:value-type="float">
            <text:p>52,2083</text:p>
          </table:table-cell>
        </table:table-row>
        <table:table-row table:style-name="ro2">
          <table:table-cell office:value-type="float" office:value="252.7" calcext:value-type="float">
            <text:p>252,7</text:p>
          </table:table-cell>
          <table:table-cell office:value-type="float" office:value="52.6667" calcext:value-type="float">
            <text:p>52,6667</text:p>
          </table:table-cell>
        </table:table-row>
        <table:table-row table:style-name="ro2">
          <table:table-cell office:value-type="float" office:value="252.8" calcext:value-type="float">
            <text:p>252,8</text:p>
          </table:table-cell>
          <table:table-cell office:value-type="float" office:value="52.6667" calcext:value-type="float">
            <text:p>52,6667</text:p>
          </table:table-cell>
        </table:table-row>
        <table:table-row table:style-name="ro2">
          <table:table-cell office:value-type="float" office:value="252.9" calcext:value-type="float">
            <text:p>252,9</text:p>
          </table:table-cell>
          <table:table-cell office:value-type="float" office:value="53.1042" calcext:value-type="float">
            <text:p>53,1042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52.7292" calcext:value-type="float">
            <text:p>52,7292</text:p>
          </table:table-cell>
        </table:table-row>
        <table:table-row table:style-name="ro2">
          <table:table-cell office:value-type="float" office:value="253.1" calcext:value-type="float">
            <text:p>253,1</text:p>
          </table:table-cell>
          <table:table-cell office:value-type="float" office:value="53.2708" calcext:value-type="float">
            <text:p>53,2708</text:p>
          </table:table-cell>
        </table:table-row>
        <table:table-row table:style-name="ro2">
          <table:table-cell office:value-type="float" office:value="253.2" calcext:value-type="float">
            <text:p>253,2</text:p>
          </table:table-cell>
          <table:table-cell office:value-type="float" office:value="53.7917" calcext:value-type="float">
            <text:p>53,7917</text:p>
          </table:table-cell>
        </table:table-row>
        <table:table-row table:style-name="ro2">
          <table:table-cell office:value-type="float" office:value="253.3" calcext:value-type="float">
            <text:p>253,3</text:p>
          </table:table-cell>
          <table:table-cell office:value-type="float" office:value="53.0208" calcext:value-type="float">
            <text:p>53,0208</text:p>
          </table:table-cell>
        </table:table-row>
        <table:table-row table:style-name="ro2">
          <table:table-cell office:value-type="float" office:value="253.4" calcext:value-type="float">
            <text:p>253,4</text:p>
          </table:table-cell>
          <table:table-cell office:value-type="float" office:value="52.6667" calcext:value-type="float">
            <text:p>52,6667</text:p>
          </table:table-cell>
        </table:table-row>
        <table:table-row table:style-name="ro2">
          <table:table-cell office:value-type="float" office:value="253.5" calcext:value-type="float">
            <text:p>253,5</text:p>
          </table:table-cell>
          <table:table-cell office:value-type="float" office:value="52.9167" calcext:value-type="float">
            <text:p>52,9167</text:p>
          </table:table-cell>
        </table:table-row>
        <table:table-row table:style-name="ro2">
          <table:table-cell office:value-type="float" office:value="253.6" calcext:value-type="float">
            <text:p>253,6</text:p>
          </table:table-cell>
          <table:table-cell office:value-type="float" office:value="52.8125" calcext:value-type="float">
            <text:p>52,8125</text:p>
          </table:table-cell>
        </table:table-row>
        <table:table-row table:style-name="ro2">
          <table:table-cell office:value-type="float" office:value="253.7" calcext:value-type="float">
            <text:p>253,7</text:p>
          </table:table-cell>
          <table:table-cell office:value-type="float" office:value="53.3958" calcext:value-type="float">
            <text:p>53,3958</text:p>
          </table:table-cell>
        </table:table-row>
        <table:table-row table:style-name="ro2">
          <table:table-cell office:value-type="float" office:value="253.8" calcext:value-type="float">
            <text:p>253,8</text:p>
          </table:table-cell>
          <table:table-cell office:value-type="float" office:value="53.1875" calcext:value-type="float">
            <text:p>53,1875</text:p>
          </table:table-cell>
        </table:table-row>
        <table:table-row table:style-name="ro2">
          <table:table-cell office:value-type="float" office:value="253.9" calcext:value-type="float">
            <text:p>253,9</text:p>
          </table:table-cell>
          <table:table-cell office:value-type="float" office:value="54.0208" calcext:value-type="float">
            <text:p>54,0208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53.9792" calcext:value-type="float">
            <text:p>53,9792</text:p>
          </table:table-cell>
        </table:table-row>
        <table:table-row table:style-name="ro2">
          <table:table-cell office:value-type="float" office:value="254.1" calcext:value-type="float">
            <text:p>254,1</text:p>
          </table:table-cell>
          <table:table-cell office:value-type="float" office:value="54.3333" calcext:value-type="float">
            <text:p>54,3333</text:p>
          </table:table-cell>
        </table:table-row>
        <table:table-row table:style-name="ro2">
          <table:table-cell office:value-type="float" office:value="254.2" calcext:value-type="float">
            <text:p>254,2</text:p>
          </table:table-cell>
          <table:table-cell office:value-type="float" office:value="54.6042" calcext:value-type="float">
            <text:p>54,6042</text:p>
          </table:table-cell>
        </table:table-row>
        <table:table-row table:style-name="ro2">
          <table:table-cell office:value-type="float" office:value="254.3" calcext:value-type="float">
            <text:p>254,3</text:p>
          </table:table-cell>
          <table:table-cell office:value-type="float" office:value="54.7292" calcext:value-type="float">
            <text:p>54,7292</text:p>
          </table:table-cell>
        </table:table-row>
        <table:table-row table:style-name="ro2">
          <table:table-cell office:value-type="float" office:value="254.4" calcext:value-type="float">
            <text:p>254,4</text:p>
          </table:table-cell>
          <table:table-cell office:value-type="float" office:value="55.1042" calcext:value-type="float">
            <text:p>55,1042</text:p>
          </table:table-cell>
        </table:table-row>
        <table:table-row table:style-name="ro2">
          <table:table-cell office:value-type="float" office:value="254.5" calcext:value-type="float">
            <text:p>254,5</text:p>
          </table:table-cell>
          <table:table-cell office:value-type="float" office:value="55.2292" calcext:value-type="float">
            <text:p>55,2292</text:p>
          </table:table-cell>
        </table:table-row>
        <table:table-row table:style-name="ro2">
          <table:table-cell office:value-type="float" office:value="254.6" calcext:value-type="float">
            <text:p>254,6</text:p>
          </table:table-cell>
          <table:table-cell office:value-type="float" office:value="55.4792" calcext:value-type="float">
            <text:p>55,4792</text:p>
          </table:table-cell>
        </table:table-row>
        <table:table-row table:style-name="ro2">
          <table:table-cell office:value-type="float" office:value="254.7" calcext:value-type="float">
            <text:p>254,7</text:p>
          </table:table-cell>
          <table:table-cell office:value-type="float" office:value="56.6042" calcext:value-type="float">
            <text:p>56,6042</text:p>
          </table:table-cell>
        </table:table-row>
        <table:table-row table:style-name="ro2">
          <table:table-cell office:value-type="float" office:value="254.8" calcext:value-type="float">
            <text:p>254,8</text:p>
          </table:table-cell>
          <table:table-cell office:value-type="float" office:value="57.1458" calcext:value-type="float">
            <text:p>57,1458</text:p>
          </table:table-cell>
        </table:table-row>
        <table:table-row table:style-name="ro2">
          <table:table-cell office:value-type="float" office:value="254.9" calcext:value-type="float">
            <text:p>254,9</text:p>
          </table:table-cell>
          <table:table-cell office:value-type="float" office:value="57.2292" calcext:value-type="float">
            <text:p>57,2292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57.5833" calcext:value-type="float">
            <text:p>57,5833</text:p>
          </table:table-cell>
        </table:table-row>
        <table:table-row table:style-name="ro2">
          <table:table-cell office:value-type="float" office:value="255.1" calcext:value-type="float">
            <text:p>255,1</text:p>
          </table:table-cell>
          <table:table-cell office:value-type="float" office:value="57.2292" calcext:value-type="float">
            <text:p>57,2292</text:p>
          </table:table-cell>
        </table:table-row>
        <table:table-row table:style-name="ro2">
          <table:table-cell office:value-type="float" office:value="255.2" calcext:value-type="float">
            <text:p>255,2</text:p>
          </table:table-cell>
          <table:table-cell office:value-type="float" office:value="57.7917" calcext:value-type="float">
            <text:p>57,7917</text:p>
          </table:table-cell>
        </table:table-row>
        <table:table-row table:style-name="ro2">
          <table:table-cell office:value-type="float" office:value="255.3" calcext:value-type="float">
            <text:p>255,3</text:p>
          </table:table-cell>
          <table:table-cell office:value-type="float" office:value="57.625" calcext:value-type="float">
            <text:p>57,625</text:p>
          </table:table-cell>
        </table:table-row>
        <table:table-row table:style-name="ro2">
          <table:table-cell office:value-type="float" office:value="255.4" calcext:value-type="float">
            <text:p>255,4</text:p>
          </table:table-cell>
          <table:table-cell office:value-type="float" office:value="57.2917" calcext:value-type="float">
            <text:p>57,2917</text:p>
          </table:table-cell>
        </table:table-row>
        <table:table-row table:style-name="ro2">
          <table:table-cell office:value-type="float" office:value="255.5" calcext:value-type="float">
            <text:p>255,5</text:p>
          </table:table-cell>
          <table:table-cell office:value-type="float" office:value="57.875" calcext:value-type="float">
            <text:p>57,875</text:p>
          </table:table-cell>
        </table:table-row>
        <table:table-row table:style-name="ro2">
          <table:table-cell office:value-type="float" office:value="255.6" calcext:value-type="float">
            <text:p>255,6</text:p>
          </table:table-cell>
          <table:table-cell office:value-type="float" office:value="56.6667" calcext:value-type="float">
            <text:p>56,6667</text:p>
          </table:table-cell>
        </table:table-row>
        <table:table-row table:style-name="ro2">
          <table:table-cell office:value-type="float" office:value="255.7" calcext:value-type="float">
            <text:p>255,7</text:p>
          </table:table-cell>
          <table:table-cell office:value-type="float" office:value="55.4375" calcext:value-type="float">
            <text:p>55,4375</text:p>
          </table:table-cell>
        </table:table-row>
        <table:table-row table:style-name="ro2">
          <table:table-cell office:value-type="float" office:value="255.8" calcext:value-type="float">
            <text:p>255,8</text:p>
          </table:table-cell>
          <table:table-cell office:value-type="float" office:value="55.8958" calcext:value-type="float">
            <text:p>55,8958</text:p>
          </table:table-cell>
        </table:table-row>
        <table:table-row table:style-name="ro2">
          <table:table-cell office:value-type="float" office:value="255.9" calcext:value-type="float">
            <text:p>255,9</text:p>
          </table:table-cell>
          <table:table-cell office:value-type="float" office:value="58.3333" calcext:value-type="float">
            <text:p>58,3333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1.3958" calcext:value-type="float">
            <text:p>61,3958</text:p>
          </table:table-cell>
        </table:table-row>
        <table:table-row table:style-name="ro2">
          <table:table-cell office:value-type="float" office:value="256.1" calcext:value-type="float">
            <text:p>256,1</text:p>
          </table:table-cell>
          <table:table-cell office:value-type="float" office:value="64.0208" calcext:value-type="float">
            <text:p>64,0208</text:p>
          </table:table-cell>
        </table:table-row>
        <table:table-row table:style-name="ro2">
          <table:table-cell office:value-type="float" office:value="256.2" calcext:value-type="float">
            <text:p>256,2</text:p>
          </table:table-cell>
          <table:table-cell office:value-type="float" office:value="69.5625" calcext:value-type="float">
            <text:p>69,5625</text:p>
          </table:table-cell>
        </table:table-row>
        <table:table-row table:style-name="ro2">
          <table:table-cell office:value-type="float" office:value="256.3" calcext:value-type="float">
            <text:p>256,3</text:p>
          </table:table-cell>
          <table:table-cell office:value-type="float" office:value="73.8125" calcext:value-type="float">
            <text:p>73,8125</text:p>
          </table:table-cell>
        </table:table-row>
        <table:table-row table:style-name="ro2">
          <table:table-cell office:value-type="float" office:value="256.4" calcext:value-type="float">
            <text:p>256,4</text:p>
          </table:table-cell>
          <table:table-cell office:value-type="float" office:value="77.7917" calcext:value-type="float">
            <text:p>77,7917</text:p>
          </table:table-cell>
        </table:table-row>
        <table:table-row table:style-name="ro2">
          <table:table-cell office:value-type="float" office:value="256.5" calcext:value-type="float">
            <text:p>256,5</text:p>
          </table:table-cell>
          <table:table-cell office:value-type="float" office:value="81.25" calcext:value-type="float">
            <text:p>81,25</text:p>
          </table:table-cell>
        </table:table-row>
        <table:table-row table:style-name="ro2">
          <table:table-cell office:value-type="float" office:value="256.6" calcext:value-type="float">
            <text:p>256,6</text:p>
          </table:table-cell>
          <table:table-cell office:value-type="float" office:value="83.25" calcext:value-type="float">
            <text:p>83,25</text:p>
          </table:table-cell>
        </table:table-row>
        <table:table-row table:style-name="ro2">
          <table:table-cell office:value-type="float" office:value="256.7" calcext:value-type="float">
            <text:p>256,7</text:p>
          </table:table-cell>
          <table:table-cell office:value-type="float" office:value="85.0208" calcext:value-type="float">
            <text:p>85,0208</text:p>
          </table:table-cell>
        </table:table-row>
        <table:table-row table:style-name="ro2">
          <table:table-cell office:value-type="float" office:value="256.8" calcext:value-type="float">
            <text:p>256,8</text:p>
          </table:table-cell>
          <table:table-cell office:value-type="float" office:value="85.8333" calcext:value-type="float">
            <text:p>85,8333</text:p>
          </table:table-cell>
        </table:table-row>
        <table:table-row table:style-name="ro2">
          <table:table-cell office:value-type="float" office:value="256.9" calcext:value-type="float">
            <text:p>256,9</text:p>
          </table:table-cell>
          <table:table-cell office:value-type="float" office:value="85.7083" calcext:value-type="float">
            <text:p>85,7083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86.6458" calcext:value-type="float">
            <text:p>86,6458</text:p>
          </table:table-cell>
        </table:table-row>
        <table:table-row table:style-name="ro2">
          <table:table-cell office:value-type="float" office:value="257.1" calcext:value-type="float">
            <text:p>257,1</text:p>
          </table:table-cell>
          <table:table-cell office:value-type="float" office:value="86.7083" calcext:value-type="float">
            <text:p>86,7083</text:p>
          </table:table-cell>
        </table:table-row>
        <table:table-row table:style-name="ro2">
          <table:table-cell office:value-type="float" office:value="257.2" calcext:value-type="float">
            <text:p>257,2</text:p>
          </table:table-cell>
          <table:table-cell office:value-type="float" office:value="88.4167" calcext:value-type="float">
            <text:p>88,4167</text:p>
          </table:table-cell>
        </table:table-row>
        <table:table-row table:style-name="ro2">
          <table:table-cell office:value-type="float" office:value="257.3" calcext:value-type="float">
            <text:p>257,3</text:p>
          </table:table-cell>
          <table:table-cell office:value-type="float" office:value="88.5625" calcext:value-type="float">
            <text:p>88,5625</text:p>
          </table:table-cell>
        </table:table-row>
        <table:table-row table:style-name="ro2">
          <table:table-cell office:value-type="float" office:value="257.4" calcext:value-type="float">
            <text:p>257,4</text:p>
          </table:table-cell>
          <table:table-cell office:value-type="float" office:value="88.9375" calcext:value-type="float">
            <text:p>88,9375</text:p>
          </table:table-cell>
        </table:table-row>
        <table:table-row table:style-name="ro2">
          <table:table-cell office:value-type="float" office:value="257.5" calcext:value-type="float">
            <text:p>257,5</text:p>
          </table:table-cell>
          <table:table-cell office:value-type="float" office:value="89.7083" calcext:value-type="float">
            <text:p>89,7083</text:p>
          </table:table-cell>
        </table:table-row>
        <table:table-row table:style-name="ro2">
          <table:table-cell office:value-type="float" office:value="257.6" calcext:value-type="float">
            <text:p>257,6</text:p>
          </table:table-cell>
          <table:table-cell office:value-type="float" office:value="89.7708" calcext:value-type="float">
            <text:p>89,7708</text:p>
          </table:table-cell>
        </table:table-row>
        <table:table-row table:style-name="ro2">
          <table:table-cell office:value-type="float" office:value="257.7" calcext:value-type="float">
            <text:p>257,7</text:p>
          </table:table-cell>
          <table:table-cell office:value-type="float" office:value="90.4792" calcext:value-type="float">
            <text:p>90,4792</text:p>
          </table:table-cell>
        </table:table-row>
        <table:table-row table:style-name="ro2">
          <table:table-cell office:value-type="float" office:value="257.8" calcext:value-type="float">
            <text:p>257,8</text:p>
          </table:table-cell>
          <table:table-cell office:value-type="float" office:value="90.2292" calcext:value-type="float">
            <text:p>90,2292</text:p>
          </table:table-cell>
        </table:table-row>
        <table:table-row table:style-name="ro2">
          <table:table-cell office:value-type="float" office:value="257.9" calcext:value-type="float">
            <text:p>257,9</text:p>
          </table:table-cell>
          <table:table-cell office:value-type="float" office:value="90.4375" calcext:value-type="float">
            <text:p>90,4375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0.5625" calcext:value-type="float">
            <text:p>90,5625</text:p>
          </table:table-cell>
        </table:table-row>
        <table:table-row table:style-name="ro2">
          <table:table-cell office:value-type="float" office:value="258.1" calcext:value-type="float">
            <text:p>258,1</text:p>
          </table:table-cell>
          <table:table-cell office:value-type="float" office:value="90.9583" calcext:value-type="float">
            <text:p>90,9583</text:p>
          </table:table-cell>
        </table:table-row>
        <table:table-row table:style-name="ro2">
          <table:table-cell office:value-type="float" office:value="258.2" calcext:value-type="float">
            <text:p>258,2</text:p>
          </table:table-cell>
          <table:table-cell office:value-type="float" office:value="90.2917" calcext:value-type="float">
            <text:p>90,2917</text:p>
          </table:table-cell>
        </table:table-row>
        <table:table-row table:style-name="ro2">
          <table:table-cell office:value-type="float" office:value="258.3" calcext:value-type="float">
            <text:p>258,3</text:p>
          </table:table-cell>
          <table:table-cell office:value-type="float" office:value="90.6458" calcext:value-type="float">
            <text:p>90,6458</text:p>
          </table:table-cell>
        </table:table-row>
        <table:table-row table:style-name="ro2">
          <table:table-cell office:value-type="float" office:value="258.4" calcext:value-type="float">
            <text:p>258,4</text:p>
          </table:table-cell>
          <table:table-cell office:value-type="float" office:value="90.6875" calcext:value-type="float">
            <text:p>90,6875</text:p>
          </table:table-cell>
        </table:table-row>
        <table:table-row table:style-name="ro2">
          <table:table-cell office:value-type="float" office:value="258.5" calcext:value-type="float">
            <text:p>258,5</text:p>
          </table:table-cell>
          <table:table-cell office:value-type="float" office:value="91.4167" calcext:value-type="float">
            <text:p>91,4167</text:p>
          </table:table-cell>
        </table:table-row>
        <table:table-row table:style-name="ro2">
          <table:table-cell office:value-type="float" office:value="258.6" calcext:value-type="float">
            <text:p>258,6</text:p>
          </table:table-cell>
          <table:table-cell office:value-type="float" office:value="91.1667" calcext:value-type="float">
            <text:p>91,1667</text:p>
          </table:table-cell>
        </table:table-row>
        <table:table-row table:style-name="ro2">
          <table:table-cell office:value-type="float" office:value="258.7" calcext:value-type="float">
            <text:p>258,7</text:p>
          </table:table-cell>
          <table:table-cell office:value-type="float" office:value="91.4375" calcext:value-type="float">
            <text:p>91,4375</text:p>
          </table:table-cell>
        </table:table-row>
        <table:table-row table:style-name="ro2">
          <table:table-cell office:value-type="float" office:value="258.8" calcext:value-type="float">
            <text:p>258,8</text:p>
          </table:table-cell>
          <table:table-cell office:value-type="float" office:value="90.9167" calcext:value-type="float">
            <text:p>90,9167</text:p>
          </table:table-cell>
        </table:table-row>
        <table:table-row table:style-name="ro2">
          <table:table-cell office:value-type="float" office:value="258.9" calcext:value-type="float">
            <text:p>258,9</text:p>
          </table:table-cell>
          <table:table-cell office:value-type="float" office:value="91.5" calcext:value-type="float">
            <text:p>91,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2.3958" calcext:value-type="float">
            <text:p>92,3958</text:p>
          </table:table-cell>
        </table:table-row>
        <table:table-row table:style-name="ro2">
          <table:table-cell office:value-type="float" office:value="259.1" calcext:value-type="float">
            <text:p>259,1</text:p>
          </table:table-cell>
          <table:table-cell office:value-type="float" office:value="92.0833" calcext:value-type="float">
            <text:p>92,0833</text:p>
          </table:table-cell>
        </table:table-row>
        <table:table-row table:style-name="ro2">
          <table:table-cell office:value-type="float" office:value="259.2" calcext:value-type="float">
            <text:p>259,2</text:p>
          </table:table-cell>
          <table:table-cell office:value-type="float" office:value="92.5" calcext:value-type="float">
            <text:p>92,5</text:p>
          </table:table-cell>
        </table:table-row>
        <table:table-row table:style-name="ro2">
          <table:table-cell office:value-type="float" office:value="259.3" calcext:value-type="float">
            <text:p>259,3</text:p>
          </table:table-cell>
          <table:table-cell office:value-type="float" office:value="92.375" calcext:value-type="float">
            <text:p>92,375</text:p>
          </table:table-cell>
        </table:table-row>
        <table:table-row table:style-name="ro2">
          <table:table-cell office:value-type="float" office:value="259.4" calcext:value-type="float">
            <text:p>259,4</text:p>
          </table:table-cell>
          <table:table-cell office:value-type="float" office:value="92.4375" calcext:value-type="float">
            <text:p>92,4375</text:p>
          </table:table-cell>
        </table:table-row>
        <table:table-row table:style-name="ro2">
          <table:table-cell office:value-type="float" office:value="259.5" calcext:value-type="float">
            <text:p>259,5</text:p>
          </table:table-cell>
          <table:table-cell office:value-type="float" office:value="92.5625" calcext:value-type="float">
            <text:p>92,5625</text:p>
          </table:table-cell>
        </table:table-row>
        <table:table-row table:style-name="ro2">
          <table:table-cell office:value-type="float" office:value="259.6" calcext:value-type="float">
            <text:p>259,6</text:p>
          </table:table-cell>
          <table:table-cell office:value-type="float" office:value="92.3542" calcext:value-type="float">
            <text:p>92,3542</text:p>
          </table:table-cell>
        </table:table-row>
        <table:table-row table:style-name="ro2">
          <table:table-cell office:value-type="float" office:value="259.7" calcext:value-type="float">
            <text:p>259,7</text:p>
          </table:table-cell>
          <table:table-cell office:value-type="float" office:value="92.4375" calcext:value-type="float">
            <text:p>92,4375</text:p>
          </table:table-cell>
        </table:table-row>
        <table:table-row table:style-name="ro2">
          <table:table-cell office:value-type="float" office:value="259.8" calcext:value-type="float">
            <text:p>259,8</text:p>
          </table:table-cell>
          <table:table-cell office:value-type="float" office:value="93.1875" calcext:value-type="float">
            <text:p>93,1875</text:p>
          </table:table-cell>
        </table:table-row>
        <table:table-row table:style-name="ro2">
          <table:table-cell office:value-type="float" office:value="259.9" calcext:value-type="float">
            <text:p>259,9</text:p>
          </table:table-cell>
          <table:table-cell office:value-type="float" office:value="92.75" calcext:value-type="float">
            <text:p>92,7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2.625" calcext:value-type="float">
            <text:p>92,625</text:p>
          </table:table-cell>
        </table:table-row>
        <table:table-row table:style-name="ro2">
          <table:table-cell office:value-type="float" office:value="260.1" calcext:value-type="float">
            <text:p>260,1</text:p>
          </table:table-cell>
          <table:table-cell office:value-type="float" office:value="92.9167" calcext:value-type="float">
            <text:p>92,9167</text:p>
          </table:table-cell>
        </table:table-row>
        <table:table-row table:style-name="ro2">
          <table:table-cell office:value-type="float" office:value="260.2" calcext:value-type="float">
            <text:p>260,2</text:p>
          </table:table-cell>
          <table:table-cell office:value-type="float" office:value="92.5833" calcext:value-type="float">
            <text:p>92,5833</text:p>
          </table:table-cell>
        </table:table-row>
        <table:table-row table:style-name="ro2">
          <table:table-cell office:value-type="float" office:value="260.3" calcext:value-type="float">
            <text:p>260,3</text:p>
          </table:table-cell>
          <table:table-cell office:value-type="float" office:value="93.1458" calcext:value-type="float">
            <text:p>93,1458</text:p>
          </table:table-cell>
        </table:table-row>
        <table:table-row table:style-name="ro2">
          <table:table-cell office:value-type="float" office:value="260.4" calcext:value-type="float">
            <text:p>260,4</text:p>
          </table:table-cell>
          <table:table-cell office:value-type="float" office:value="92.5" calcext:value-type="float">
            <text:p>92,5</text:p>
          </table:table-cell>
        </table:table-row>
        <table:table-row table:style-name="ro2">
          <table:table-cell office:value-type="float" office:value="260.5" calcext:value-type="float">
            <text:p>260,5</text:p>
          </table:table-cell>
          <table:table-cell office:value-type="float" office:value="92.6458" calcext:value-type="float">
            <text:p>92,6458</text:p>
          </table:table-cell>
        </table:table-row>
        <table:table-row table:style-name="ro2">
          <table:table-cell office:value-type="float" office:value="260.6" calcext:value-type="float">
            <text:p>260,6</text:p>
          </table:table-cell>
          <table:table-cell office:value-type="float" office:value="93.1875" calcext:value-type="float">
            <text:p>93,1875</text:p>
          </table:table-cell>
        </table:table-row>
        <table:table-row table:style-name="ro2">
          <table:table-cell office:value-type="float" office:value="260.7" calcext:value-type="float">
            <text:p>260,7</text:p>
          </table:table-cell>
          <table:table-cell office:value-type="float" office:value="93.75" calcext:value-type="float">
            <text:p>93,75</text:p>
          </table:table-cell>
        </table:table-row>
        <table:table-row table:style-name="ro2">
          <table:table-cell office:value-type="float" office:value="260.8" calcext:value-type="float">
            <text:p>260,8</text:p>
          </table:table-cell>
          <table:table-cell office:value-type="float" office:value="93.2917" calcext:value-type="float">
            <text:p>93,2917</text:p>
          </table:table-cell>
        </table:table-row>
        <table:table-row table:style-name="ro2">
          <table:table-cell office:value-type="float" office:value="260.9" calcext:value-type="float">
            <text:p>260,9</text:p>
          </table:table-cell>
          <table:table-cell office:value-type="float" office:value="93.4167" calcext:value-type="float">
            <text:p>93,416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3.1875" calcext:value-type="float">
            <text:p>93,1875</text:p>
          </table:table-cell>
        </table:table-row>
        <table:table-row table:style-name="ro2">
          <table:table-cell office:value-type="float" office:value="261.1" calcext:value-type="float">
            <text:p>261,1</text:p>
          </table:table-cell>
          <table:table-cell office:value-type="float" office:value="93.7292" calcext:value-type="float">
            <text:p>93,7292</text:p>
          </table:table-cell>
        </table:table-row>
        <table:table-row table:style-name="ro2">
          <table:table-cell office:value-type="float" office:value="261.2" calcext:value-type="float">
            <text:p>261,2</text:p>
          </table:table-cell>
          <table:table-cell office:value-type="float" office:value="93.2292" calcext:value-type="float">
            <text:p>93,2292</text:p>
          </table:table-cell>
        </table:table-row>
        <table:table-row table:style-name="ro2">
          <table:table-cell office:value-type="float" office:value="261.3" calcext:value-type="float">
            <text:p>261,3</text:p>
          </table:table-cell>
          <table:table-cell office:value-type="float" office:value="93.125" calcext:value-type="float">
            <text:p>93,125</text:p>
          </table:table-cell>
        </table:table-row>
        <table:table-row table:style-name="ro2">
          <table:table-cell office:value-type="float" office:value="261.4" calcext:value-type="float">
            <text:p>261,4</text:p>
          </table:table-cell>
          <table:table-cell office:value-type="float" office:value="93.7292" calcext:value-type="float">
            <text:p>93,7292</text:p>
          </table:table-cell>
        </table:table-row>
        <table:table-row table:style-name="ro2">
          <table:table-cell office:value-type="float" office:value="261.5" calcext:value-type="float">
            <text:p>261,5</text:p>
          </table:table-cell>
          <table:table-cell office:value-type="float" office:value="94.2292" calcext:value-type="float">
            <text:p>94,2292</text:p>
          </table:table-cell>
        </table:table-row>
        <table:table-row table:style-name="ro2">
          <table:table-cell office:value-type="float" office:value="261.6" calcext:value-type="float">
            <text:p>261,6</text:p>
          </table:table-cell>
          <table:table-cell office:value-type="float" office:value="93.0417" calcext:value-type="float">
            <text:p>93,0417</text:p>
          </table:table-cell>
        </table:table-row>
        <table:table-row table:style-name="ro2">
          <table:table-cell office:value-type="float" office:value="261.7" calcext:value-type="float">
            <text:p>261,7</text:p>
          </table:table-cell>
          <table:table-cell office:value-type="float" office:value="93.5208" calcext:value-type="float">
            <text:p>93,5208</text:p>
          </table:table-cell>
        </table:table-row>
        <table:table-row table:style-name="ro2">
          <table:table-cell office:value-type="float" office:value="261.8" calcext:value-type="float">
            <text:p>261,8</text:p>
          </table:table-cell>
          <table:table-cell office:value-type="float" office:value="93.1667" calcext:value-type="float">
            <text:p>93,1667</text:p>
          </table:table-cell>
        </table:table-row>
        <table:table-row table:style-name="ro2">
          <table:table-cell office:value-type="float" office:value="261.9" calcext:value-type="float">
            <text:p>261,9</text:p>
          </table:table-cell>
          <table:table-cell office:value-type="float" office:value="92.8333" calcext:value-type="float">
            <text:p>92,8333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93.75" calcext:value-type="float">
            <text:p>93,75</text:p>
          </table:table-cell>
        </table:table-row>
        <table:table-row table:style-name="ro2">
          <table:table-cell office:value-type="float" office:value="262.1" calcext:value-type="float">
            <text:p>262,1</text:p>
          </table:table-cell>
          <table:table-cell office:value-type="float" office:value="93.4792" calcext:value-type="float">
            <text:p>93,4792</text:p>
          </table:table-cell>
        </table:table-row>
        <table:table-row table:style-name="ro2">
          <table:table-cell office:value-type="float" office:value="262.2" calcext:value-type="float">
            <text:p>262,2</text:p>
          </table:table-cell>
          <table:table-cell office:value-type="float" office:value="93.0208" calcext:value-type="float">
            <text:p>93,0208</text:p>
          </table:table-cell>
        </table:table-row>
        <table:table-row table:style-name="ro2">
          <table:table-cell office:value-type="float" office:value="262.3" calcext:value-type="float">
            <text:p>262,3</text:p>
          </table:table-cell>
          <table:table-cell office:value-type="float" office:value="93.7083" calcext:value-type="float">
            <text:p>93,7083</text:p>
          </table:table-cell>
        </table:table-row>
        <table:table-row table:style-name="ro2">
          <table:table-cell office:value-type="float" office:value="262.4" calcext:value-type="float">
            <text:p>262,4</text:p>
          </table:table-cell>
          <table:table-cell office:value-type="float" office:value="94.6042" calcext:value-type="float">
            <text:p>94,6042</text:p>
          </table:table-cell>
        </table:table-row>
        <table:table-row table:style-name="ro2">
          <table:table-cell office:value-type="float" office:value="262.5" calcext:value-type="float">
            <text:p>262,5</text:p>
          </table:table-cell>
          <table:table-cell office:value-type="float" office:value="93.6667" calcext:value-type="float">
            <text:p>93,6667</text:p>
          </table:table-cell>
        </table:table-row>
        <table:table-row table:style-name="ro2">
          <table:table-cell office:value-type="float" office:value="262.6" calcext:value-type="float">
            <text:p>262,6</text:p>
          </table:table-cell>
          <table:table-cell office:value-type="float" office:value="93.8125" calcext:value-type="float">
            <text:p>93,8125</text:p>
          </table:table-cell>
        </table:table-row>
        <table:table-row table:style-name="ro2">
          <table:table-cell office:value-type="float" office:value="262.7" calcext:value-type="float">
            <text:p>262,7</text:p>
          </table:table-cell>
          <table:table-cell office:value-type="float" office:value="94.0625" calcext:value-type="float">
            <text:p>94,0625</text:p>
          </table:table-cell>
        </table:table-row>
        <table:table-row table:style-name="ro2">
          <table:table-cell office:value-type="float" office:value="262.8" calcext:value-type="float">
            <text:p>262,8</text:p>
          </table:table-cell>
          <table:table-cell office:value-type="float" office:value="94.7083" calcext:value-type="float">
            <text:p>94,7083</text:p>
          </table:table-cell>
        </table:table-row>
        <table:table-row table:style-name="ro2">
          <table:table-cell office:value-type="float" office:value="262.9" calcext:value-type="float">
            <text:p>262,9</text:p>
          </table:table-cell>
          <table:table-cell office:value-type="float" office:value="93.4167" calcext:value-type="float">
            <text:p>93,4167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93.875" calcext:value-type="float">
            <text:p>93,875</text:p>
          </table:table-cell>
        </table:table-row>
        <table:table-row table:style-name="ro2">
          <table:table-cell office:value-type="float" office:value="263.1" calcext:value-type="float">
            <text:p>263,1</text:p>
          </table:table-cell>
          <table:table-cell office:value-type="float" office:value="93.1042" calcext:value-type="float">
            <text:p>93,1042</text:p>
          </table:table-cell>
        </table:table-row>
        <table:table-row table:style-name="ro2">
          <table:table-cell office:value-type="float" office:value="263.2" calcext:value-type="float">
            <text:p>263,2</text:p>
          </table:table-cell>
          <table:table-cell office:value-type="float" office:value="94.0625" calcext:value-type="float">
            <text:p>94,0625</text:p>
          </table:table-cell>
        </table:table-row>
        <table:table-row table:style-name="ro2">
          <table:table-cell office:value-type="float" office:value="263.3" calcext:value-type="float">
            <text:p>263,3</text:p>
          </table:table-cell>
          <table:table-cell office:value-type="float" office:value="94.3125" calcext:value-type="float">
            <text:p>94,3125</text:p>
          </table:table-cell>
        </table:table-row>
        <table:table-row table:style-name="ro2">
          <table:table-cell office:value-type="float" office:value="263.4" calcext:value-type="float">
            <text:p>263,4</text:p>
          </table:table-cell>
          <table:table-cell office:value-type="float" office:value="94.7292" calcext:value-type="float">
            <text:p>94,7292</text:p>
          </table:table-cell>
        </table:table-row>
        <table:table-row table:style-name="ro2">
          <table:table-cell office:value-type="float" office:value="263.5" calcext:value-type="float">
            <text:p>263,5</text:p>
          </table:table-cell>
          <table:table-cell office:value-type="float" office:value="93.6042" calcext:value-type="float">
            <text:p>93,6042</text:p>
          </table:table-cell>
        </table:table-row>
        <table:table-row table:style-name="ro2">
          <table:table-cell office:value-type="float" office:value="263.6" calcext:value-type="float">
            <text:p>263,6</text:p>
          </table:table-cell>
          <table:table-cell office:value-type="float" office:value="93.6042" calcext:value-type="float">
            <text:p>93,6042</text:p>
          </table:table-cell>
        </table:table-row>
        <table:table-row table:style-name="ro2">
          <table:table-cell office:value-type="float" office:value="263.7" calcext:value-type="float">
            <text:p>263,7</text:p>
          </table:table-cell>
          <table:table-cell office:value-type="float" office:value="93.6042" calcext:value-type="float">
            <text:p>93,6042</text:p>
          </table:table-cell>
        </table:table-row>
        <table:table-row table:style-name="ro2">
          <table:table-cell office:value-type="float" office:value="263.8" calcext:value-type="float">
            <text:p>263,8</text:p>
          </table:table-cell>
          <table:table-cell office:value-type="float" office:value="94.0417" calcext:value-type="float">
            <text:p>94,0417</text:p>
          </table:table-cell>
        </table:table-row>
        <table:table-row table:style-name="ro2">
          <table:table-cell office:value-type="float" office:value="263.9" calcext:value-type="float">
            <text:p>263,9</text:p>
          </table:table-cell>
          <table:table-cell office:value-type="float" office:value="93.9792" calcext:value-type="float">
            <text:p>93,979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3.5417" calcext:value-type="float">
            <text:p>93,5417</text:p>
          </table:table-cell>
        </table:table-row>
        <table:table-row table:style-name="ro2">
          <table:table-cell office:value-type="float" office:value="264.1" calcext:value-type="float">
            <text:p>264,1</text:p>
          </table:table-cell>
          <table:table-cell office:value-type="float" office:value="91.6042" calcext:value-type="float">
            <text:p>91,6042</text:p>
          </table:table-cell>
        </table:table-row>
        <table:table-row table:style-name="ro2">
          <table:table-cell office:value-type="float" office:value="264.2" calcext:value-type="float">
            <text:p>264,2</text:p>
          </table:table-cell>
          <table:table-cell office:value-type="float" office:value="90.2708" calcext:value-type="float">
            <text:p>90,2708</text:p>
          </table:table-cell>
        </table:table-row>
        <table:table-row table:style-name="ro2">
          <table:table-cell office:value-type="float" office:value="264.3" calcext:value-type="float">
            <text:p>264,3</text:p>
          </table:table-cell>
          <table:table-cell office:value-type="float" office:value="90.0208" calcext:value-type="float">
            <text:p>90,0208</text:p>
          </table:table-cell>
        </table:table-row>
        <table:table-row table:style-name="ro2">
          <table:table-cell office:value-type="float" office:value="264.4" calcext:value-type="float">
            <text:p>264,4</text:p>
          </table:table-cell>
          <table:table-cell office:value-type="float" office:value="88.5625" calcext:value-type="float">
            <text:p>88,5625</text:p>
          </table:table-cell>
        </table:table-row>
        <table:table-row table:style-name="ro2">
          <table:table-cell office:value-type="float" office:value="264.5" calcext:value-type="float">
            <text:p>264,5</text:p>
          </table:table-cell>
          <table:table-cell office:value-type="float" office:value="88.0833" calcext:value-type="float">
            <text:p>88,0833</text:p>
          </table:table-cell>
        </table:table-row>
        <table:table-row table:style-name="ro2">
          <table:table-cell office:value-type="float" office:value="264.6" calcext:value-type="float">
            <text:p>264,6</text:p>
          </table:table-cell>
          <table:table-cell office:value-type="float" office:value="87.9375" calcext:value-type="float">
            <text:p>87,9375</text:p>
          </table:table-cell>
        </table:table-row>
        <table:table-row table:style-name="ro2">
          <table:table-cell office:value-type="float" office:value="264.7" calcext:value-type="float">
            <text:p>264,7</text:p>
          </table:table-cell>
          <table:table-cell office:value-type="float" office:value="87.3333" calcext:value-type="float">
            <text:p>87,3333</text:p>
          </table:table-cell>
        </table:table-row>
        <table:table-row table:style-name="ro2">
          <table:table-cell office:value-type="float" office:value="264.8" calcext:value-type="float">
            <text:p>264,8</text:p>
          </table:table-cell>
          <table:table-cell office:value-type="float" office:value="87.2083" calcext:value-type="float">
            <text:p>87,2083</text:p>
          </table:table-cell>
        </table:table-row>
        <table:table-row table:style-name="ro2">
          <table:table-cell office:value-type="float" office:value="264.9" calcext:value-type="float">
            <text:p>264,9</text:p>
          </table:table-cell>
          <table:table-cell office:value-type="float" office:value="87.8125" calcext:value-type="float">
            <text:p>87,8125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86.9583" calcext:value-type="float">
            <text:p>86,9583</text:p>
          </table:table-cell>
        </table:table-row>
        <table:table-row table:style-name="ro2">
          <table:table-cell office:value-type="float" office:value="265.1" calcext:value-type="float">
            <text:p>265,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65.2" calcext:value-type="float">
            <text:p>265,2</text:p>
          </table:table-cell>
          <table:table-cell office:value-type="float" office:value="86.25" calcext:value-type="float">
            <text:p>86,25</text:p>
          </table:table-cell>
        </table:table-row>
        <table:table-row table:style-name="ro2">
          <table:table-cell office:value-type="float" office:value="265.3" calcext:value-type="float">
            <text:p>265,3</text:p>
          </table:table-cell>
          <table:table-cell office:value-type="float" office:value="86.3542" calcext:value-type="float">
            <text:p>86,3542</text:p>
          </table:table-cell>
        </table:table-row>
        <table:table-row table:style-name="ro2">
          <table:table-cell office:value-type="float" office:value="265.4" calcext:value-type="float">
            <text:p>265,4</text:p>
          </table:table-cell>
          <table:table-cell office:value-type="float" office:value="86.4583" calcext:value-type="float">
            <text:p>86,4583</text:p>
          </table:table-cell>
        </table:table-row>
        <table:table-row table:style-name="ro2">
          <table:table-cell office:value-type="float" office:value="265.5" calcext:value-type="float">
            <text:p>265,5</text:p>
          </table:table-cell>
          <table:table-cell office:value-type="float" office:value="86.7292" calcext:value-type="float">
            <text:p>86,7292</text:p>
          </table:table-cell>
        </table:table-row>
        <table:table-row table:style-name="ro2">
          <table:table-cell office:value-type="float" office:value="265.6" calcext:value-type="float">
            <text:p>265,6</text:p>
          </table:table-cell>
          <table:table-cell office:value-type="float" office:value="86.0833" calcext:value-type="float">
            <text:p>86,0833</text:p>
          </table:table-cell>
        </table:table-row>
        <table:table-row table:style-name="ro2">
          <table:table-cell office:value-type="float" office:value="265.7" calcext:value-type="float">
            <text:p>265,7</text:p>
          </table:table-cell>
          <table:table-cell office:value-type="float" office:value="85.8125" calcext:value-type="float">
            <text:p>85,8125</text:p>
          </table:table-cell>
        </table:table-row>
        <table:table-row table:style-name="ro2">
          <table:table-cell office:value-type="float" office:value="265.8" calcext:value-type="float">
            <text:p>265,8</text:p>
          </table:table-cell>
          <table:table-cell office:value-type="float" office:value="85.7708" calcext:value-type="float">
            <text:p>85,7708</text:p>
          </table:table-cell>
        </table:table-row>
        <table:table-row table:style-name="ro2">
          <table:table-cell office:value-type="float" office:value="265.9" calcext:value-type="float">
            <text:p>265,9</text:p>
          </table:table-cell>
          <table:table-cell office:value-type="float" office:value="85.375" calcext:value-type="float">
            <text:p>85,375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85.2292" calcext:value-type="float">
            <text:p>85,2292</text:p>
          </table:table-cell>
        </table:table-row>
        <table:table-row table:style-name="ro2">
          <table:table-cell office:value-type="float" office:value="266.1" calcext:value-type="float">
            <text:p>266,1</text:p>
          </table:table-cell>
          <table:table-cell office:value-type="float" office:value="85.1458" calcext:value-type="float">
            <text:p>85,1458</text:p>
          </table:table-cell>
        </table:table-row>
        <table:table-row table:style-name="ro2">
          <table:table-cell office:value-type="float" office:value="266.2" calcext:value-type="float">
            <text:p>266,2</text:p>
          </table:table-cell>
          <table:table-cell office:value-type="float" office:value="84.6458" calcext:value-type="float">
            <text:p>84,6458</text:p>
          </table:table-cell>
        </table:table-row>
        <table:table-row table:style-name="ro2">
          <table:table-cell office:value-type="float" office:value="266.3" calcext:value-type="float">
            <text:p>266,3</text:p>
          </table:table-cell>
          <table:table-cell office:value-type="float" office:value="85.6458" calcext:value-type="float">
            <text:p>85,6458</text:p>
          </table:table-cell>
        </table:table-row>
        <table:table-row table:style-name="ro2">
          <table:table-cell office:value-type="float" office:value="266.4" calcext:value-type="float">
            <text:p>266,4</text:p>
          </table:table-cell>
          <table:table-cell office:value-type="float" office:value="85.1667" calcext:value-type="float">
            <text:p>85,1667</text:p>
          </table:table-cell>
        </table:table-row>
        <table:table-row table:style-name="ro2">
          <table:table-cell office:value-type="float" office:value="266.5" calcext:value-type="float">
            <text:p>266,5</text:p>
          </table:table-cell>
          <table:table-cell office:value-type="float" office:value="84.3125" calcext:value-type="float">
            <text:p>84,3125</text:p>
          </table:table-cell>
        </table:table-row>
        <table:table-row table:style-name="ro2">
          <table:table-cell office:value-type="float" office:value="266.6" calcext:value-type="float">
            <text:p>266,6</text:p>
          </table:table-cell>
          <table:table-cell office:value-type="float" office:value="84.7292" calcext:value-type="float">
            <text:p>84,7292</text:p>
          </table:table-cell>
        </table:table-row>
        <table:table-row table:style-name="ro2">
          <table:table-cell office:value-type="float" office:value="266.7" calcext:value-type="float">
            <text:p>266,7</text:p>
          </table:table-cell>
          <table:table-cell office:value-type="float" office:value="84.7083" calcext:value-type="float">
            <text:p>84,7083</text:p>
          </table:table-cell>
        </table:table-row>
        <table:table-row table:style-name="ro2">
          <table:table-cell office:value-type="float" office:value="266.8" calcext:value-type="float">
            <text:p>266,8</text:p>
          </table:table-cell>
          <table:table-cell office:value-type="float" office:value="84.6667" calcext:value-type="float">
            <text:p>84,6667</text:p>
          </table:table-cell>
        </table:table-row>
        <table:table-row table:style-name="ro2">
          <table:table-cell office:value-type="float" office:value="266.9" calcext:value-type="float">
            <text:p>266,9</text:p>
          </table:table-cell>
          <table:table-cell office:value-type="float" office:value="84.125" calcext:value-type="float">
            <text:p>84,125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84.7708" calcext:value-type="float">
            <text:p>84,7708</text:p>
          </table:table-cell>
        </table:table-row>
        <table:table-row table:style-name="ro2">
          <table:table-cell office:value-type="float" office:value="267.1" calcext:value-type="float">
            <text:p>267,1</text:p>
          </table:table-cell>
          <table:table-cell office:value-type="float" office:value="84.4792" calcext:value-type="float">
            <text:p>84,4792</text:p>
          </table:table-cell>
        </table:table-row>
        <table:table-row table:style-name="ro2">
          <table:table-cell office:value-type="float" office:value="267.2" calcext:value-type="float">
            <text:p>267,2</text:p>
          </table:table-cell>
          <table:table-cell office:value-type="float" office:value="84.1875" calcext:value-type="float">
            <text:p>84,1875</text:p>
          </table:table-cell>
        </table:table-row>
        <table:table-row table:style-name="ro2">
          <table:table-cell office:value-type="float" office:value="267.3" calcext:value-type="float">
            <text:p>267,3</text:p>
          </table:table-cell>
          <table:table-cell office:value-type="float" office:value="84.2917" calcext:value-type="float">
            <text:p>84,2917</text:p>
          </table:table-cell>
        </table:table-row>
        <table:table-row table:style-name="ro2">
          <table:table-cell office:value-type="float" office:value="267.4" calcext:value-type="float">
            <text:p>267,4</text:p>
          </table:table-cell>
          <table:table-cell office:value-type="float" office:value="84.7292" calcext:value-type="float">
            <text:p>84,7292</text:p>
          </table:table-cell>
        </table:table-row>
        <table:table-row table:style-name="ro2">
          <table:table-cell office:value-type="float" office:value="267.5" calcext:value-type="float">
            <text:p>267,5</text:p>
          </table:table-cell>
          <table:table-cell office:value-type="float" office:value="84.0417" calcext:value-type="float">
            <text:p>84,0417</text:p>
          </table:table-cell>
        </table:table-row>
        <table:table-row table:style-name="ro2">
          <table:table-cell office:value-type="float" office:value="267.6" calcext:value-type="float">
            <text:p>267,6</text:p>
          </table:table-cell>
          <table:table-cell office:value-type="float" office:value="78.6875" calcext:value-type="float">
            <text:p>78,6875</text:p>
          </table:table-cell>
        </table:table-row>
        <table:table-row table:style-name="ro2">
          <table:table-cell office:value-type="float" office:value="267.7" calcext:value-type="float">
            <text:p>267,7</text:p>
          </table:table-cell>
          <table:table-cell office:value-type="float" office:value="72.5208" calcext:value-type="float">
            <text:p>72,5208</text:p>
          </table:table-cell>
        </table:table-row>
        <table:table-row table:style-name="ro2">
          <table:table-cell office:value-type="float" office:value="267.8" calcext:value-type="float">
            <text:p>267,8</text:p>
          </table:table-cell>
          <table:table-cell office:value-type="float" office:value="64.8333" calcext:value-type="float">
            <text:p>64,8333</text:p>
          </table:table-cell>
        </table:table-row>
        <table:table-row table:style-name="ro2">
          <table:table-cell office:value-type="float" office:value="267.9" calcext:value-type="float">
            <text:p>267,9</text:p>
          </table:table-cell>
          <table:table-cell office:value-type="float" office:value="60.75" calcext:value-type="float">
            <text:p>60,7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57.8542" calcext:value-type="float">
            <text:p>57,8542</text:p>
          </table:table-cell>
        </table:table-row>
        <table:table-row table:style-name="ro2">
          <table:table-cell office:value-type="float" office:value="268.1" calcext:value-type="float">
            <text:p>268,1</text:p>
          </table:table-cell>
          <table:table-cell office:value-type="float" office:value="56.9583" calcext:value-type="float">
            <text:p>56,9583</text:p>
          </table:table-cell>
        </table:table-row>
        <table:table-row table:style-name="ro2">
          <table:table-cell office:value-type="float" office:value="268.2" calcext:value-type="float">
            <text:p>268,2</text:p>
          </table:table-cell>
          <table:table-cell office:value-type="float" office:value="57.8542" calcext:value-type="float">
            <text:p>57,8542</text:p>
          </table:table-cell>
        </table:table-row>
        <table:table-row table:style-name="ro2">
          <table:table-cell office:value-type="float" office:value="268.3" calcext:value-type="float">
            <text:p>268,3</text:p>
          </table:table-cell>
          <table:table-cell office:value-type="float" office:value="58.9167" calcext:value-type="float">
            <text:p>58,9167</text:p>
          </table:table-cell>
        </table:table-row>
        <table:table-row table:style-name="ro2">
          <table:table-cell office:value-type="float" office:value="268.4" calcext:value-type="float">
            <text:p>268,4</text:p>
          </table:table-cell>
          <table:table-cell office:value-type="float" office:value="60.0625" calcext:value-type="float">
            <text:p>60,0625</text:p>
          </table:table-cell>
        </table:table-row>
        <table:table-row table:style-name="ro2">
          <table:table-cell office:value-type="float" office:value="268.5" calcext:value-type="float">
            <text:p>268,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68.6" calcext:value-type="float">
            <text:p>268,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68.7" calcext:value-type="float">
            <text:p>268,7</text:p>
          </table:table-cell>
          <table:table-cell office:value-type="float" office:value="58.5208" calcext:value-type="float">
            <text:p>58,5208</text:p>
          </table:table-cell>
        </table:table-row>
        <table:table-row table:style-name="ro2">
          <table:table-cell office:value-type="float" office:value="268.8" calcext:value-type="float">
            <text:p>268,8</text:p>
          </table:table-cell>
          <table:table-cell office:value-type="float" office:value="58.25" calcext:value-type="float">
            <text:p>58,25</text:p>
          </table:table-cell>
        </table:table-row>
        <table:table-row table:style-name="ro2">
          <table:table-cell office:value-type="float" office:value="268.9" calcext:value-type="float">
            <text:p>268,9</text:p>
          </table:table-cell>
          <table:table-cell office:value-type="float" office:value="58.125" calcext:value-type="float">
            <text:p>58,125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7.9167" calcext:value-type="float">
            <text:p>57,9167</text:p>
          </table:table-cell>
        </table:table-row>
        <table:table-row table:style-name="ro2">
          <table:table-cell office:value-type="float" office:value="269.1" calcext:value-type="float">
            <text:p>269,1</text:p>
          </table:table-cell>
          <table:table-cell office:value-type="float" office:value="57.8125" calcext:value-type="float">
            <text:p>57,8125</text:p>
          </table:table-cell>
        </table:table-row>
        <table:table-row table:style-name="ro2">
          <table:table-cell office:value-type="float" office:value="269.2" calcext:value-type="float">
            <text:p>269,2</text:p>
          </table:table-cell>
          <table:table-cell office:value-type="float" office:value="57.4583" calcext:value-type="float">
            <text:p>57,4583</text:p>
          </table:table-cell>
        </table:table-row>
        <table:table-row table:style-name="ro2">
          <table:table-cell office:value-type="float" office:value="269.3" calcext:value-type="float">
            <text:p>269,3</text:p>
          </table:table-cell>
          <table:table-cell office:value-type="float" office:value="56.4375" calcext:value-type="float">
            <text:p>56,4375</text:p>
          </table:table-cell>
        </table:table-row>
        <table:table-row table:style-name="ro2">
          <table:table-cell office:value-type="float" office:value="269.4" calcext:value-type="float">
            <text:p>269,4</text:p>
          </table:table-cell>
          <table:table-cell office:value-type="float" office:value="56.7083" calcext:value-type="float">
            <text:p>56,7083</text:p>
          </table:table-cell>
        </table:table-row>
        <table:table-row table:style-name="ro2">
          <table:table-cell office:value-type="float" office:value="269.5" calcext:value-type="float">
            <text:p>269,5</text:p>
          </table:table-cell>
          <table:table-cell office:value-type="float" office:value="57.1458" calcext:value-type="float">
            <text:p>57,1458</text:p>
          </table:table-cell>
        </table:table-row>
        <table:table-row table:style-name="ro2">
          <table:table-cell office:value-type="float" office:value="269.6" calcext:value-type="float">
            <text:p>269,6</text:p>
          </table:table-cell>
          <table:table-cell office:value-type="float" office:value="57.1875" calcext:value-type="float">
            <text:p>57,1875</text:p>
          </table:table-cell>
        </table:table-row>
        <table:table-row table:style-name="ro2">
          <table:table-cell office:value-type="float" office:value="269.7" calcext:value-type="float">
            <text:p>269,7</text:p>
          </table:table-cell>
          <table:table-cell office:value-type="float" office:value="56.9583" calcext:value-type="float">
            <text:p>56,9583</text:p>
          </table:table-cell>
        </table:table-row>
        <table:table-row table:style-name="ro2">
          <table:table-cell office:value-type="float" office:value="269.8" calcext:value-type="float">
            <text:p>269,8</text:p>
          </table:table-cell>
          <table:table-cell office:value-type="float" office:value="57.2083" calcext:value-type="float">
            <text:p>57,2083</text:p>
          </table:table-cell>
        </table:table-row>
        <table:table-row table:style-name="ro2">
          <table:table-cell office:value-type="float" office:value="269.9" calcext:value-type="float">
            <text:p>269,9</text:p>
          </table:table-cell>
          <table:table-cell office:value-type="float" office:value="56.6042" calcext:value-type="float">
            <text:p>56,604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7.0208" calcext:value-type="float">
            <text:p>57,0208</text:p>
          </table:table-cell>
        </table:table-row>
        <table:table-row table:style-name="ro2">
          <table:table-cell office:value-type="float" office:value="270.1" calcext:value-type="float">
            <text:p>270,1</text:p>
          </table:table-cell>
          <table:table-cell office:value-type="float" office:value="57.1875" calcext:value-type="float">
            <text:p>57,1875</text:p>
          </table:table-cell>
        </table:table-row>
        <table:table-row table:style-name="ro2">
          <table:table-cell office:value-type="float" office:value="270.2" calcext:value-type="float">
            <text:p>270,2</text:p>
          </table:table-cell>
          <table:table-cell office:value-type="float" office:value="56.8542" calcext:value-type="float">
            <text:p>56,8542</text:p>
          </table:table-cell>
        </table:table-row>
        <table:table-row table:style-name="ro2">
          <table:table-cell office:value-type="float" office:value="270.3" calcext:value-type="float">
            <text:p>270,3</text:p>
          </table:table-cell>
          <table:table-cell office:value-type="float" office:value="56.4792" calcext:value-type="float">
            <text:p>56,4792</text:p>
          </table:table-cell>
        </table:table-row>
        <table:table-row table:style-name="ro2">
          <table:table-cell office:value-type="float" office:value="270.4" calcext:value-type="float">
            <text:p>270,4</text:p>
          </table:table-cell>
          <table:table-cell office:value-type="float" office:value="57.1042" calcext:value-type="float">
            <text:p>57,1042</text:p>
          </table:table-cell>
        </table:table-row>
        <table:table-row table:style-name="ro2">
          <table:table-cell office:value-type="float" office:value="270.5" calcext:value-type="float">
            <text:p>270,5</text:p>
          </table:table-cell>
          <table:table-cell office:value-type="float" office:value="56.875" calcext:value-type="float">
            <text:p>56,875</text:p>
          </table:table-cell>
        </table:table-row>
        <table:table-row table:style-name="ro2">
          <table:table-cell office:value-type="float" office:value="270.6" calcext:value-type="float">
            <text:p>270,6</text:p>
          </table:table-cell>
          <table:table-cell office:value-type="float" office:value="57.2292" calcext:value-type="float">
            <text:p>57,2292</text:p>
          </table:table-cell>
        </table:table-row>
        <table:table-row table:style-name="ro2">
          <table:table-cell office:value-type="float" office:value="270.7" calcext:value-type="float">
            <text:p>270,7</text:p>
          </table:table-cell>
          <table:table-cell office:value-type="float" office:value="56.9375" calcext:value-type="float">
            <text:p>56,9375</text:p>
          </table:table-cell>
        </table:table-row>
        <table:table-row table:style-name="ro2">
          <table:table-cell office:value-type="float" office:value="270.8" calcext:value-type="float">
            <text:p>270,8</text:p>
          </table:table-cell>
          <table:table-cell office:value-type="float" office:value="56.6042" calcext:value-type="float">
            <text:p>56,6042</text:p>
          </table:table-cell>
        </table:table-row>
        <table:table-row table:style-name="ro2">
          <table:table-cell office:value-type="float" office:value="270.9" calcext:value-type="float">
            <text:p>270,9</text:p>
          </table:table-cell>
          <table:table-cell office:value-type="float" office:value="57.4375" calcext:value-type="float">
            <text:p>57,437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57.5625" calcext:value-type="float">
            <text:p>57,5625</text:p>
          </table:table-cell>
        </table:table-row>
        <table:table-row table:style-name="ro2">
          <table:table-cell office:value-type="float" office:value="271.1" calcext:value-type="float">
            <text:p>271,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71.2" calcext:value-type="float">
            <text:p>271,2</text:p>
          </table:table-cell>
          <table:table-cell office:value-type="float" office:value="57.4375" calcext:value-type="float">
            <text:p>57,4375</text:p>
          </table:table-cell>
        </table:table-row>
        <table:table-row table:style-name="ro2">
          <table:table-cell office:value-type="float" office:value="271.3" calcext:value-type="float">
            <text:p>271,3</text:p>
          </table:table-cell>
          <table:table-cell office:value-type="float" office:value="57.375" calcext:value-type="float">
            <text:p>57,375</text:p>
          </table:table-cell>
        </table:table-row>
        <table:table-row table:style-name="ro2">
          <table:table-cell office:value-type="float" office:value="271.4" calcext:value-type="float">
            <text:p>271,4</text:p>
          </table:table-cell>
          <table:table-cell office:value-type="float" office:value="57.75" calcext:value-type="float">
            <text:p>57,75</text:p>
          </table:table-cell>
        </table:table-row>
        <table:table-row table:style-name="ro2">
          <table:table-cell office:value-type="float" office:value="271.5" calcext:value-type="float">
            <text:p>271,5</text:p>
          </table:table-cell>
          <table:table-cell office:value-type="float" office:value="57.375" calcext:value-type="float">
            <text:p>57,375</text:p>
          </table:table-cell>
        </table:table-row>
        <table:table-row table:style-name="ro2">
          <table:table-cell office:value-type="float" office:value="271.6" calcext:value-type="float">
            <text:p>271,6</text:p>
          </table:table-cell>
          <table:table-cell office:value-type="float" office:value="57.5625" calcext:value-type="float">
            <text:p>57,5625</text:p>
          </table:table-cell>
        </table:table-row>
        <table:table-row table:style-name="ro2">
          <table:table-cell office:value-type="float" office:value="271.7" calcext:value-type="float">
            <text:p>271,7</text:p>
          </table:table-cell>
          <table:table-cell office:value-type="float" office:value="57.1667" calcext:value-type="float">
            <text:p>57,1667</text:p>
          </table:table-cell>
        </table:table-row>
        <table:table-row table:style-name="ro2">
          <table:table-cell office:value-type="float" office:value="271.8" calcext:value-type="float">
            <text:p>271,8</text:p>
          </table:table-cell>
          <table:table-cell office:value-type="float" office:value="56.6667" calcext:value-type="float">
            <text:p>56,6667</text:p>
          </table:table-cell>
        </table:table-row>
        <table:table-row table:style-name="ro2">
          <table:table-cell office:value-type="float" office:value="271.9" calcext:value-type="float">
            <text:p>271,9</text:p>
          </table:table-cell>
          <table:table-cell office:value-type="float" office:value="57.4375" calcext:value-type="float">
            <text:p>57,4375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57.2708" calcext:value-type="float">
            <text:p>57,2708</text:p>
          </table:table-cell>
        </table:table-row>
        <table:table-row table:style-name="ro2">
          <table:table-cell office:value-type="float" office:value="272.1" calcext:value-type="float">
            <text:p>272,1</text:p>
          </table:table-cell>
          <table:table-cell office:value-type="float" office:value="56.9375" calcext:value-type="float">
            <text:p>56,9375</text:p>
          </table:table-cell>
        </table:table-row>
        <table:table-row table:style-name="ro2">
          <table:table-cell office:value-type="float" office:value="272.2" calcext:value-type="float">
            <text:p>272,2</text:p>
          </table:table-cell>
          <table:table-cell office:value-type="float" office:value="57.3125" calcext:value-type="float">
            <text:p>57,3125</text:p>
          </table:table-cell>
        </table:table-row>
        <table:table-row table:style-name="ro2">
          <table:table-cell office:value-type="float" office:value="272.3" calcext:value-type="float">
            <text:p>272,3</text:p>
          </table:table-cell>
          <table:table-cell office:value-type="float" office:value="57.1875" calcext:value-type="float">
            <text:p>57,1875</text:p>
          </table:table-cell>
        </table:table-row>
        <table:table-row table:style-name="ro2">
          <table:table-cell office:value-type="float" office:value="272.4" calcext:value-type="float">
            <text:p>272,4</text:p>
          </table:table-cell>
          <table:table-cell office:value-type="float" office:value="57.6667" calcext:value-type="float">
            <text:p>57,6667</text:p>
          </table:table-cell>
        </table:table-row>
        <table:table-row table:style-name="ro2">
          <table:table-cell office:value-type="float" office:value="272.5" calcext:value-type="float">
            <text:p>272,5</text:p>
          </table:table-cell>
          <table:table-cell office:value-type="float" office:value="56.7708" calcext:value-type="float">
            <text:p>56,7708</text:p>
          </table:table-cell>
        </table:table-row>
        <table:table-row table:style-name="ro2">
          <table:table-cell office:value-type="float" office:value="272.6" calcext:value-type="float">
            <text:p>272,6</text:p>
          </table:table-cell>
          <table:table-cell office:value-type="float" office:value="57.5417" calcext:value-type="float">
            <text:p>57,5417</text:p>
          </table:table-cell>
        </table:table-row>
        <table:table-row table:style-name="ro2">
          <table:table-cell office:value-type="float" office:value="272.7" calcext:value-type="float">
            <text:p>272,7</text:p>
          </table:table-cell>
          <table:table-cell office:value-type="float" office:value="57.3958" calcext:value-type="float">
            <text:p>57,3958</text:p>
          </table:table-cell>
        </table:table-row>
        <table:table-row table:style-name="ro2">
          <table:table-cell office:value-type="float" office:value="272.8" calcext:value-type="float">
            <text:p>272,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72.9" calcext:value-type="float">
            <text:p>272,9</text:p>
          </table:table-cell>
          <table:table-cell office:value-type="float" office:value="57.3333" calcext:value-type="float">
            <text:p>57,3333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56.9792" calcext:value-type="float">
            <text:p>56,9792</text:p>
          </table:table-cell>
        </table:table-row>
        <table:table-row table:style-name="ro2">
          <table:table-cell office:value-type="float" office:value="273.1" calcext:value-type="float">
            <text:p>273,1</text:p>
          </table:table-cell>
          <table:table-cell office:value-type="float" office:value="57.6458" calcext:value-type="float">
            <text:p>57,6458</text:p>
          </table:table-cell>
        </table:table-row>
        <table:table-row table:style-name="ro2">
          <table:table-cell office:value-type="float" office:value="273.2" calcext:value-type="float">
            <text:p>273,2</text:p>
          </table:table-cell>
          <table:table-cell office:value-type="float" office:value="57.8542" calcext:value-type="float">
            <text:p>57,8542</text:p>
          </table:table-cell>
        </table:table-row>
        <table:table-row table:style-name="ro2">
          <table:table-cell office:value-type="float" office:value="273.3" calcext:value-type="float">
            <text:p>273,3</text:p>
          </table:table-cell>
          <table:table-cell office:value-type="float" office:value="57.2708" calcext:value-type="float">
            <text:p>57,2708</text:p>
          </table:table-cell>
        </table:table-row>
        <table:table-row table:style-name="ro2">
          <table:table-cell office:value-type="float" office:value="273.4" calcext:value-type="float">
            <text:p>273,4</text:p>
          </table:table-cell>
          <table:table-cell office:value-type="float" office:value="57.1667" calcext:value-type="float">
            <text:p>57,1667</text:p>
          </table:table-cell>
        </table:table-row>
        <table:table-row table:style-name="ro2">
          <table:table-cell office:value-type="float" office:value="273.5" calcext:value-type="float">
            <text:p>273,5</text:p>
          </table:table-cell>
          <table:table-cell office:value-type="float" office:value="57.5417" calcext:value-type="float">
            <text:p>57,5417</text:p>
          </table:table-cell>
        </table:table-row>
        <table:table-row table:style-name="ro2">
          <table:table-cell office:value-type="float" office:value="273.6" calcext:value-type="float">
            <text:p>273,6</text:p>
          </table:table-cell>
          <table:table-cell office:value-type="float" office:value="57.5" calcext:value-type="float">
            <text:p>57,5</text:p>
          </table:table-cell>
        </table:table-row>
        <table:table-row table:style-name="ro2">
          <table:table-cell office:value-type="float" office:value="273.7" calcext:value-type="float">
            <text:p>273,7</text:p>
          </table:table-cell>
          <table:table-cell office:value-type="float" office:value="56.6458" calcext:value-type="float">
            <text:p>56,6458</text:p>
          </table:table-cell>
        </table:table-row>
        <table:table-row table:style-name="ro2">
          <table:table-cell office:value-type="float" office:value="273.8" calcext:value-type="float">
            <text:p>273,8</text:p>
          </table:table-cell>
          <table:table-cell office:value-type="float" office:value="56.1875" calcext:value-type="float">
            <text:p>56,1875</text:p>
          </table:table-cell>
        </table:table-row>
        <table:table-row table:style-name="ro2">
          <table:table-cell office:value-type="float" office:value="273.9" calcext:value-type="float">
            <text:p>273,9</text:p>
          </table:table-cell>
          <table:table-cell office:value-type="float" office:value="55.9792" calcext:value-type="float">
            <text:p>55,9792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56.75" calcext:value-type="float">
            <text:p>56,75</text:p>
          </table:table-cell>
        </table:table-row>
        <table:table-row table:style-name="ro2">
          <table:table-cell office:value-type="float" office:value="274.1" calcext:value-type="float">
            <text:p>274,1</text:p>
          </table:table-cell>
          <table:table-cell office:value-type="float" office:value="56.4792" calcext:value-type="float">
            <text:p>56,4792</text:p>
          </table:table-cell>
        </table:table-row>
        <table:table-row table:style-name="ro2">
          <table:table-cell office:value-type="float" office:value="274.2" calcext:value-type="float">
            <text:p>274,2</text:p>
          </table:table-cell>
          <table:table-cell office:value-type="float" office:value="56.5625" calcext:value-type="float">
            <text:p>56,5625</text:p>
          </table:table-cell>
        </table:table-row>
        <table:table-row table:style-name="ro2">
          <table:table-cell office:value-type="float" office:value="274.3" calcext:value-type="float">
            <text:p>274,3</text:p>
          </table:table-cell>
          <table:table-cell office:value-type="float" office:value="56.625" calcext:value-type="float">
            <text:p>56,625</text:p>
          </table:table-cell>
        </table:table-row>
        <table:table-row table:style-name="ro2">
          <table:table-cell office:value-type="float" office:value="274.4" calcext:value-type="float">
            <text:p>274,4</text:p>
          </table:table-cell>
          <table:table-cell office:value-type="float" office:value="56.5833" calcext:value-type="float">
            <text:p>56,5833</text:p>
          </table:table-cell>
        </table:table-row>
        <table:table-row table:style-name="ro2">
          <table:table-cell office:value-type="float" office:value="274.5" calcext:value-type="float">
            <text:p>274,5</text:p>
          </table:table-cell>
          <table:table-cell office:value-type="float" office:value="55.0833" calcext:value-type="float">
            <text:p>55,0833</text:p>
          </table:table-cell>
        </table:table-row>
        <table:table-row table:style-name="ro2">
          <table:table-cell office:value-type="float" office:value="274.6" calcext:value-type="float">
            <text:p>274,6</text:p>
          </table:table-cell>
          <table:table-cell office:value-type="float" office:value="54.8333" calcext:value-type="float">
            <text:p>54,8333</text:p>
          </table:table-cell>
        </table:table-row>
        <table:table-row table:style-name="ro2">
          <table:table-cell office:value-type="float" office:value="274.7" calcext:value-type="float">
            <text:p>274,7</text:p>
          </table:table-cell>
          <table:table-cell office:value-type="float" office:value="55.1458" calcext:value-type="float">
            <text:p>55,1458</text:p>
          </table:table-cell>
        </table:table-row>
        <table:table-row table:style-name="ro2">
          <table:table-cell office:value-type="float" office:value="274.8" calcext:value-type="float">
            <text:p>274,8</text:p>
          </table:table-cell>
          <table:table-cell office:value-type="float" office:value="55.1667" calcext:value-type="float">
            <text:p>55,1667</text:p>
          </table:table-cell>
        </table:table-row>
        <table:table-row table:style-name="ro2">
          <table:table-cell office:value-type="float" office:value="274.9" calcext:value-type="float">
            <text:p>274,9</text:p>
          </table:table-cell>
          <table:table-cell office:value-type="float" office:value="55.8542" calcext:value-type="float">
            <text:p>55,8542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75.1" calcext:value-type="float">
            <text:p>275,1</text:p>
          </table:table-cell>
          <table:table-cell office:value-type="float" office:value="56.1875" calcext:value-type="float">
            <text:p>56,1875</text:p>
          </table:table-cell>
        </table:table-row>
        <table:table-row table:style-name="ro2">
          <table:table-cell office:value-type="float" office:value="275.2" calcext:value-type="float">
            <text:p>275,2</text:p>
          </table:table-cell>
          <table:table-cell office:value-type="float" office:value="57.1875" calcext:value-type="float">
            <text:p>57,1875</text:p>
          </table:table-cell>
        </table:table-row>
        <table:table-row table:style-name="ro2">
          <table:table-cell office:value-type="float" office:value="275.3" calcext:value-type="float">
            <text:p>275,3</text:p>
          </table:table-cell>
          <table:table-cell office:value-type="float" office:value="57.7292" calcext:value-type="float">
            <text:p>57,7292</text:p>
          </table:table-cell>
        </table:table-row>
        <table:table-row table:style-name="ro2">
          <table:table-cell office:value-type="float" office:value="275.4" calcext:value-type="float">
            <text:p>275,4</text:p>
          </table:table-cell>
          <table:table-cell office:value-type="float" office:value="57.1458" calcext:value-type="float">
            <text:p>57,1458</text:p>
          </table:table-cell>
        </table:table-row>
        <table:table-row table:style-name="ro2">
          <table:table-cell office:value-type="float" office:value="275.5" calcext:value-type="float">
            <text:p>275,5</text:p>
          </table:table-cell>
          <table:table-cell office:value-type="float" office:value="56.7708" calcext:value-type="float">
            <text:p>56,7708</text:p>
          </table:table-cell>
        </table:table-row>
        <table:table-row table:style-name="ro2">
          <table:table-cell office:value-type="float" office:value="275.6" calcext:value-type="float">
            <text:p>275,6</text:p>
          </table:table-cell>
          <table:table-cell office:value-type="float" office:value="57.6875" calcext:value-type="float">
            <text:p>57,6875</text:p>
          </table:table-cell>
        </table:table-row>
        <table:table-row table:style-name="ro2">
          <table:table-cell office:value-type="float" office:value="275.7" calcext:value-type="float">
            <text:p>275,7</text:p>
          </table:table-cell>
          <table:table-cell office:value-type="float" office:value="57.0833" calcext:value-type="float">
            <text:p>57,0833</text:p>
          </table:table-cell>
        </table:table-row>
        <table:table-row table:style-name="ro2">
          <table:table-cell office:value-type="float" office:value="275.8" calcext:value-type="float">
            <text:p>275,8</text:p>
          </table:table-cell>
          <table:table-cell office:value-type="float" office:value="57.1042" calcext:value-type="float">
            <text:p>57,1042</text:p>
          </table:table-cell>
        </table:table-row>
        <table:table-row table:style-name="ro2">
          <table:table-cell office:value-type="float" office:value="275.9" calcext:value-type="float">
            <text:p>275,9</text:p>
          </table:table-cell>
          <table:table-cell office:value-type="float" office:value="57.4792" calcext:value-type="float">
            <text:p>57,4792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57.125" calcext:value-type="float">
            <text:p>57,125</text:p>
          </table:table-cell>
        </table:table-row>
        <table:table-row table:style-name="ro2">
          <table:table-cell office:value-type="float" office:value="276.1" calcext:value-type="float">
            <text:p>276,1</text:p>
          </table:table-cell>
          <table:table-cell office:value-type="float" office:value="57.4375" calcext:value-type="float">
            <text:p>57,4375</text:p>
          </table:table-cell>
        </table:table-row>
        <table:table-row table:style-name="ro2">
          <table:table-cell office:value-type="float" office:value="276.2" calcext:value-type="float">
            <text:p>276,2</text:p>
          </table:table-cell>
          <table:table-cell office:value-type="float" office:value="57.4792" calcext:value-type="float">
            <text:p>57,4792</text:p>
          </table:table-cell>
        </table:table-row>
        <table:table-row table:style-name="ro2">
          <table:table-cell office:value-type="float" office:value="276.3" calcext:value-type="float">
            <text:p>276,3</text:p>
          </table:table-cell>
          <table:table-cell office:value-type="float" office:value="57.9792" calcext:value-type="float">
            <text:p>57,9792</text:p>
          </table:table-cell>
        </table:table-row>
        <table:table-row table:style-name="ro2">
          <table:table-cell office:value-type="float" office:value="276.4" calcext:value-type="float">
            <text:p>276,4</text:p>
          </table:table-cell>
          <table:table-cell office:value-type="float" office:value="57.4375" calcext:value-type="float">
            <text:p>57,4375</text:p>
          </table:table-cell>
        </table:table-row>
        <table:table-row table:style-name="ro2">
          <table:table-cell office:value-type="float" office:value="276.5" calcext:value-type="float">
            <text:p>276,5</text:p>
          </table:table-cell>
          <table:table-cell office:value-type="float" office:value="57.5833" calcext:value-type="float">
            <text:p>57,5833</text:p>
          </table:table-cell>
        </table:table-row>
        <table:table-row table:style-name="ro2">
          <table:table-cell office:value-type="float" office:value="276.6" calcext:value-type="float">
            <text:p>276,6</text:p>
          </table:table-cell>
          <table:table-cell office:value-type="float" office:value="57.6042" calcext:value-type="float">
            <text:p>57,6042</text:p>
          </table:table-cell>
        </table:table-row>
        <table:table-row table:style-name="ro2">
          <table:table-cell office:value-type="float" office:value="276.7" calcext:value-type="float">
            <text:p>276,7</text:p>
          </table:table-cell>
          <table:table-cell office:value-type="float" office:value="57.8125" calcext:value-type="float">
            <text:p>57,8125</text:p>
          </table:table-cell>
        </table:table-row>
        <table:table-row table:style-name="ro2">
          <table:table-cell office:value-type="float" office:value="276.8" calcext:value-type="float">
            <text:p>276,8</text:p>
          </table:table-cell>
          <table:table-cell office:value-type="float" office:value="58.5208" calcext:value-type="float">
            <text:p>58,5208</text:p>
          </table:table-cell>
        </table:table-row>
        <table:table-row table:style-name="ro2">
          <table:table-cell office:value-type="float" office:value="276.9" calcext:value-type="float">
            <text:p>276,9</text:p>
          </table:table-cell>
          <table:table-cell office:value-type="float" office:value="58.1875" calcext:value-type="float">
            <text:p>58,187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57.3333" calcext:value-type="float">
            <text:p>57,3333</text:p>
          </table:table-cell>
        </table:table-row>
        <table:table-row table:style-name="ro2">
          <table:table-cell office:value-type="float" office:value="277.1" calcext:value-type="float">
            <text:p>277,1</text:p>
          </table:table-cell>
          <table:table-cell office:value-type="float" office:value="56.9583" calcext:value-type="float">
            <text:p>56,9583</text:p>
          </table:table-cell>
        </table:table-row>
        <table:table-row table:style-name="ro2">
          <table:table-cell office:value-type="float" office:value="277.2" calcext:value-type="float">
            <text:p>277,2</text:p>
          </table:table-cell>
          <table:table-cell office:value-type="float" office:value="56.8333" calcext:value-type="float">
            <text:p>56,8333</text:p>
          </table:table-cell>
        </table:table-row>
        <table:table-row table:style-name="ro2">
          <table:table-cell office:value-type="float" office:value="277.3" calcext:value-type="float">
            <text:p>277,3</text:p>
          </table:table-cell>
          <table:table-cell office:value-type="float" office:value="57.7917" calcext:value-type="float">
            <text:p>57,7917</text:p>
          </table:table-cell>
        </table:table-row>
        <table:table-row table:style-name="ro2">
          <table:table-cell office:value-type="float" office:value="277.4" calcext:value-type="float">
            <text:p>277,4</text:p>
          </table:table-cell>
          <table:table-cell office:value-type="float" office:value="59.0625" calcext:value-type="float">
            <text:p>59,0625</text:p>
          </table:table-cell>
        </table:table-row>
        <table:table-row table:style-name="ro2">
          <table:table-cell office:value-type="float" office:value="277.5" calcext:value-type="float">
            <text:p>277,5</text:p>
          </table:table-cell>
          <table:table-cell office:value-type="float" office:value="58.6458" calcext:value-type="float">
            <text:p>58,6458</text:p>
          </table:table-cell>
        </table:table-row>
        <table:table-row table:style-name="ro2">
          <table:table-cell office:value-type="float" office:value="277.6" calcext:value-type="float">
            <text:p>277,6</text:p>
          </table:table-cell>
          <table:table-cell office:value-type="float" office:value="58.9375" calcext:value-type="float">
            <text:p>58,9375</text:p>
          </table:table-cell>
        </table:table-row>
        <table:table-row table:style-name="ro2">
          <table:table-cell office:value-type="float" office:value="277.7" calcext:value-type="float">
            <text:p>277,7</text:p>
          </table:table-cell>
          <table:table-cell office:value-type="float" office:value="59.4375" calcext:value-type="float">
            <text:p>59,4375</text:p>
          </table:table-cell>
        </table:table-row>
        <table:table-row table:style-name="ro2">
          <table:table-cell office:value-type="float" office:value="277.8" calcext:value-type="float">
            <text:p>277,8</text:p>
          </table:table-cell>
          <table:table-cell office:value-type="float" office:value="59.5833" calcext:value-type="float">
            <text:p>59,5833</text:p>
          </table:table-cell>
        </table:table-row>
        <table:table-row table:style-name="ro2">
          <table:table-cell office:value-type="float" office:value="277.9" calcext:value-type="float">
            <text:p>277,9</text:p>
          </table:table-cell>
          <table:table-cell office:value-type="float" office:value="59.4375" calcext:value-type="float">
            <text:p>59,4375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59.5833" calcext:value-type="float">
            <text:p>59,5833</text:p>
          </table:table-cell>
        </table:table-row>
        <table:table-row table:style-name="ro2">
          <table:table-cell office:value-type="float" office:value="278.1" calcext:value-type="float">
            <text:p>278,1</text:p>
          </table:table-cell>
          <table:table-cell office:value-type="float" office:value="60.3125" calcext:value-type="float">
            <text:p>60,3125</text:p>
          </table:table-cell>
        </table:table-row>
        <table:table-row table:style-name="ro2">
          <table:table-cell office:value-type="float" office:value="278.2" calcext:value-type="float">
            <text:p>278,2</text:p>
          </table:table-cell>
          <table:table-cell office:value-type="float" office:value="59.6042" calcext:value-type="float">
            <text:p>59,6042</text:p>
          </table:table-cell>
        </table:table-row>
        <table:table-row table:style-name="ro2">
          <table:table-cell office:value-type="float" office:value="278.3" calcext:value-type="float">
            <text:p>278,3</text:p>
          </table:table-cell>
          <table:table-cell office:value-type="float" office:value="59.75" calcext:value-type="float">
            <text:p>59,75</text:p>
          </table:table-cell>
        </table:table-row>
        <table:table-row table:style-name="ro2">
          <table:table-cell office:value-type="float" office:value="278.4" calcext:value-type="float">
            <text:p>278,4</text:p>
          </table:table-cell>
          <table:table-cell office:value-type="float" office:value="60.7292" calcext:value-type="float">
            <text:p>60,7292</text:p>
          </table:table-cell>
        </table:table-row>
        <table:table-row table:style-name="ro2">
          <table:table-cell office:value-type="float" office:value="278.5" calcext:value-type="float">
            <text:p>278,5</text:p>
          </table:table-cell>
          <table:table-cell office:value-type="float" office:value="60.2083" calcext:value-type="float">
            <text:p>60,2083</text:p>
          </table:table-cell>
        </table:table-row>
        <table:table-row table:style-name="ro2">
          <table:table-cell office:value-type="float" office:value="278.6" calcext:value-type="float">
            <text:p>278,6</text:p>
          </table:table-cell>
          <table:table-cell office:value-type="float" office:value="59.6875" calcext:value-type="float">
            <text:p>59,6875</text:p>
          </table:table-cell>
        </table:table-row>
        <table:table-row table:style-name="ro2">
          <table:table-cell office:value-type="float" office:value="278.7" calcext:value-type="float">
            <text:p>278,7</text:p>
          </table:table-cell>
          <table:table-cell office:value-type="float" office:value="59.9583" calcext:value-type="float">
            <text:p>59,9583</text:p>
          </table:table-cell>
        </table:table-row>
        <table:table-row table:style-name="ro2">
          <table:table-cell office:value-type="float" office:value="278.8" calcext:value-type="float">
            <text:p>278,8</text:p>
          </table:table-cell>
          <table:table-cell office:value-type="float" office:value="59.875" calcext:value-type="float">
            <text:p>59,875</text:p>
          </table:table-cell>
        </table:table-row>
        <table:table-row table:style-name="ro2">
          <table:table-cell office:value-type="float" office:value="278.9" calcext:value-type="float">
            <text:p>278,9</text:p>
          </table:table-cell>
          <table:table-cell office:value-type="float" office:value="60.4792" calcext:value-type="float">
            <text:p>60,4792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60.3125" calcext:value-type="float">
            <text:p>60,3125</text:p>
          </table:table-cell>
        </table:table-row>
        <table:table-row table:style-name="ro2">
          <table:table-cell office:value-type="float" office:value="279.1" calcext:value-type="float">
            <text:p>279,1</text:p>
          </table:table-cell>
          <table:table-cell office:value-type="float" office:value="60.4792" calcext:value-type="float">
            <text:p>60,4792</text:p>
          </table:table-cell>
        </table:table-row>
        <table:table-row table:style-name="ro2">
          <table:table-cell office:value-type="float" office:value="279.2" calcext:value-type="float">
            <text:p>279,2</text:p>
          </table:table-cell>
          <table:table-cell office:value-type="float" office:value="60.1667" calcext:value-type="float">
            <text:p>60,1667</text:p>
          </table:table-cell>
        </table:table-row>
        <table:table-row table:style-name="ro2">
          <table:table-cell office:value-type="float" office:value="279.3" calcext:value-type="float">
            <text:p>279,3</text:p>
          </table:table-cell>
          <table:table-cell office:value-type="float" office:value="60.0833" calcext:value-type="float">
            <text:p>60,0833</text:p>
          </table:table-cell>
        </table:table-row>
        <table:table-row table:style-name="ro2">
          <table:table-cell office:value-type="float" office:value="279.4" calcext:value-type="float">
            <text:p>279,4</text:p>
          </table:table-cell>
          <table:table-cell office:value-type="float" office:value="59.9792" calcext:value-type="float">
            <text:p>59,9792</text:p>
          </table:table-cell>
        </table:table-row>
        <table:table-row table:style-name="ro2">
          <table:table-cell office:value-type="float" office:value="279.5" calcext:value-type="float">
            <text:p>279,5</text:p>
          </table:table-cell>
          <table:table-cell office:value-type="float" office:value="60.8333" calcext:value-type="float">
            <text:p>60,8333</text:p>
          </table:table-cell>
        </table:table-row>
        <table:table-row table:style-name="ro2">
          <table:table-cell office:value-type="float" office:value="279.6" calcext:value-type="float">
            <text:p>279,6</text:p>
          </table:table-cell>
          <table:table-cell office:value-type="float" office:value="59.7708" calcext:value-type="float">
            <text:p>59,7708</text:p>
          </table:table-cell>
        </table:table-row>
        <table:table-row table:style-name="ro2">
          <table:table-cell office:value-type="float" office:value="279.7" calcext:value-type="float">
            <text:p>279,7</text:p>
          </table:table-cell>
          <table:table-cell office:value-type="float" office:value="58.0833" calcext:value-type="float">
            <text:p>58,0833</text:p>
          </table:table-cell>
        </table:table-row>
        <table:table-row table:style-name="ro2">
          <table:table-cell office:value-type="float" office:value="279.8" calcext:value-type="float">
            <text:p>279,8</text:p>
          </table:table-cell>
          <table:table-cell office:value-type="float" office:value="57.1458" calcext:value-type="float">
            <text:p>57,1458</text:p>
          </table:table-cell>
        </table:table-row>
        <table:table-row table:style-name="ro2">
          <table:table-cell office:value-type="float" office:value="279.9" calcext:value-type="float">
            <text:p>279,9</text:p>
          </table:table-cell>
          <table:table-cell office:value-type="float" office:value="58.6875" calcext:value-type="float">
            <text:p>58,6875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61.5625" calcext:value-type="float">
            <text:p>61,5625</text:p>
          </table:table-cell>
        </table:table-row>
        <table:table-row table:style-name="ro2">
          <table:table-cell office:value-type="float" office:value="280.1" calcext:value-type="float">
            <text:p>280,1</text:p>
          </table:table-cell>
          <table:table-cell office:value-type="float" office:value="64.1458" calcext:value-type="float">
            <text:p>64,1458</text:p>
          </table:table-cell>
        </table:table-row>
        <table:table-row table:style-name="ro2">
          <table:table-cell office:value-type="float" office:value="280.2" calcext:value-type="float">
            <text:p>280,2</text:p>
          </table:table-cell>
          <table:table-cell office:value-type="float" office:value="67.4375" calcext:value-type="float">
            <text:p>67,4375</text:p>
          </table:table-cell>
        </table:table-row>
        <table:table-row table:style-name="ro2">
          <table:table-cell office:value-type="float" office:value="280.3" calcext:value-type="float">
            <text:p>280,3</text:p>
          </table:table-cell>
          <table:table-cell office:value-type="float" office:value="71.6042" calcext:value-type="float">
            <text:p>71,6042</text:p>
          </table:table-cell>
        </table:table-row>
        <table:table-row table:style-name="ro2">
          <table:table-cell office:value-type="float" office:value="280.4" calcext:value-type="float">
            <text:p>280,4</text:p>
          </table:table-cell>
          <table:table-cell office:value-type="float" office:value="74.5208" calcext:value-type="float">
            <text:p>74,5208</text:p>
          </table:table-cell>
        </table:table-row>
        <table:table-row table:style-name="ro2">
          <table:table-cell office:value-type="float" office:value="280.5" calcext:value-type="float">
            <text:p>280,5</text:p>
          </table:table-cell>
          <table:table-cell office:value-type="float" office:value="76.6042" calcext:value-type="float">
            <text:p>76,6042</text:p>
          </table:table-cell>
        </table:table-row>
        <table:table-row table:style-name="ro2">
          <table:table-cell office:value-type="float" office:value="280.6" calcext:value-type="float">
            <text:p>280,6</text:p>
          </table:table-cell>
          <table:table-cell office:value-type="float" office:value="77.8542" calcext:value-type="float">
            <text:p>77,8542</text:p>
          </table:table-cell>
        </table:table-row>
        <table:table-row table:style-name="ro2">
          <table:table-cell office:value-type="float" office:value="280.7" calcext:value-type="float">
            <text:p>280,7</text:p>
          </table:table-cell>
          <table:table-cell office:value-type="float" office:value="78.5625" calcext:value-type="float">
            <text:p>78,5625</text:p>
          </table:table-cell>
        </table:table-row>
        <table:table-row table:style-name="ro2">
          <table:table-cell office:value-type="float" office:value="280.8" calcext:value-type="float">
            <text:p>280,8</text:p>
          </table:table-cell>
          <table:table-cell office:value-type="float" office:value="79.4792" calcext:value-type="float">
            <text:p>79,4792</text:p>
          </table:table-cell>
        </table:table-row>
        <table:table-row table:style-name="ro2">
          <table:table-cell office:value-type="float" office:value="280.9" calcext:value-type="float">
            <text:p>280,9</text:p>
          </table:table-cell>
          <table:table-cell office:value-type="float" office:value="80.0417" calcext:value-type="float">
            <text:p>80,0417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80.2292" calcext:value-type="float">
            <text:p>80,2292</text:p>
          </table:table-cell>
        </table:table-row>
        <table:table-row table:style-name="ro2">
          <table:table-cell office:value-type="float" office:value="281.1" calcext:value-type="float">
            <text:p>281,1</text:p>
          </table:table-cell>
          <table:table-cell office:value-type="float" office:value="80.7708" calcext:value-type="float">
            <text:p>80,7708</text:p>
          </table:table-cell>
        </table:table-row>
        <table:table-row table:style-name="ro2">
          <table:table-cell office:value-type="float" office:value="281.2" calcext:value-type="float">
            <text:p>281,2</text:p>
          </table:table-cell>
          <table:table-cell office:value-type="float" office:value="80.7292" calcext:value-type="float">
            <text:p>80,7292</text:p>
          </table:table-cell>
        </table:table-row>
        <table:table-row table:style-name="ro2">
          <table:table-cell office:value-type="float" office:value="281.3" calcext:value-type="float">
            <text:p>281,3</text:p>
          </table:table-cell>
          <table:table-cell office:value-type="float" office:value="81.3958" calcext:value-type="float">
            <text:p>81,3958</text:p>
          </table:table-cell>
        </table:table-row>
        <table:table-row table:style-name="ro2">
          <table:table-cell office:value-type="float" office:value="281.4" calcext:value-type="float">
            <text:p>281,4</text:p>
          </table:table-cell>
          <table:table-cell office:value-type="float" office:value="81.3125" calcext:value-type="float">
            <text:p>81,3125</text:p>
          </table:table-cell>
        </table:table-row>
        <table:table-row table:style-name="ro2">
          <table:table-cell office:value-type="float" office:value="281.5" calcext:value-type="float">
            <text:p>281,5</text:p>
          </table:table-cell>
          <table:table-cell office:value-type="float" office:value="81.4792" calcext:value-type="float">
            <text:p>81,4792</text:p>
          </table:table-cell>
        </table:table-row>
        <table:table-row table:style-name="ro2">
          <table:table-cell office:value-type="float" office:value="281.6" calcext:value-type="float">
            <text:p>281,6</text:p>
          </table:table-cell>
          <table:table-cell office:value-type="float" office:value="81.2708" calcext:value-type="float">
            <text:p>81,2708</text:p>
          </table:table-cell>
        </table:table-row>
        <table:table-row table:style-name="ro2">
          <table:table-cell office:value-type="float" office:value="281.7" calcext:value-type="float">
            <text:p>281,7</text:p>
          </table:table-cell>
          <table:table-cell office:value-type="float" office:value="81.8958" calcext:value-type="float">
            <text:p>81,8958</text:p>
          </table:table-cell>
        </table:table-row>
        <table:table-row table:style-name="ro2">
          <table:table-cell office:value-type="float" office:value="281.8" calcext:value-type="float">
            <text:p>281,8</text:p>
          </table:table-cell>
          <table:table-cell office:value-type="float" office:value="81.375" calcext:value-type="float">
            <text:p>81,375</text:p>
          </table:table-cell>
        </table:table-row>
        <table:table-row table:style-name="ro2">
          <table:table-cell office:value-type="float" office:value="281.9" calcext:value-type="float">
            <text:p>281,9</text:p>
          </table:table-cell>
          <table:table-cell office:value-type="float" office:value="82.2917" calcext:value-type="float">
            <text:p>82,2917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81.6667" calcext:value-type="float">
            <text:p>81,6667</text:p>
          </table:table-cell>
        </table:table-row>
        <table:table-row table:style-name="ro2">
          <table:table-cell office:value-type="float" office:value="282.1" calcext:value-type="float">
            <text:p>282,1</text:p>
          </table:table-cell>
          <table:table-cell office:value-type="float" office:value="82.3125" calcext:value-type="float">
            <text:p>82,3125</text:p>
          </table:table-cell>
        </table:table-row>
        <table:table-row table:style-name="ro2">
          <table:table-cell office:value-type="float" office:value="282.2" calcext:value-type="float">
            <text:p>282,2</text:p>
          </table:table-cell>
          <table:table-cell office:value-type="float" office:value="82.0625" calcext:value-type="float">
            <text:p>82,0625</text:p>
          </table:table-cell>
        </table:table-row>
        <table:table-row table:style-name="ro2">
          <table:table-cell office:value-type="float" office:value="282.3" calcext:value-type="float">
            <text:p>282,3</text:p>
          </table:table-cell>
          <table:table-cell office:value-type="float" office:value="81.7292" calcext:value-type="float">
            <text:p>81,7292</text:p>
          </table:table-cell>
        </table:table-row>
        <table:table-row table:style-name="ro2">
          <table:table-cell office:value-type="float" office:value="282.4" calcext:value-type="float">
            <text:p>282,4</text:p>
          </table:table-cell>
          <table:table-cell office:value-type="float" office:value="82.0833" calcext:value-type="float">
            <text:p>82,0833</text:p>
          </table:table-cell>
        </table:table-row>
        <table:table-row table:style-name="ro2">
          <table:table-cell office:value-type="float" office:value="282.5" calcext:value-type="float">
            <text:p>282,5</text:p>
          </table:table-cell>
          <table:table-cell office:value-type="float" office:value="81.875" calcext:value-type="float">
            <text:p>81,875</text:p>
          </table:table-cell>
        </table:table-row>
        <table:table-row table:style-name="ro2">
          <table:table-cell office:value-type="float" office:value="282.6" calcext:value-type="float">
            <text:p>282,6</text:p>
          </table:table-cell>
          <table:table-cell office:value-type="float" office:value="81.7292" calcext:value-type="float">
            <text:p>81,7292</text:p>
          </table:table-cell>
        </table:table-row>
        <table:table-row table:style-name="ro2">
          <table:table-cell office:value-type="float" office:value="282.7" calcext:value-type="float">
            <text:p>282,7</text:p>
          </table:table-cell>
          <table:table-cell office:value-type="float" office:value="81.9583" calcext:value-type="float">
            <text:p>81,9583</text:p>
          </table:table-cell>
        </table:table-row>
        <table:table-row table:style-name="ro2">
          <table:table-cell office:value-type="float" office:value="282.8" calcext:value-type="float">
            <text:p>282,8</text:p>
          </table:table-cell>
          <table:table-cell office:value-type="float" office:value="81.9167" calcext:value-type="float">
            <text:p>81,9167</text:p>
          </table:table-cell>
        </table:table-row>
        <table:table-row table:style-name="ro2">
          <table:table-cell office:value-type="float" office:value="282.9" calcext:value-type="float">
            <text:p>282,9</text:p>
          </table:table-cell>
          <table:table-cell office:value-type="float" office:value="81.375" calcext:value-type="float">
            <text:p>81,37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81.1667" calcext:value-type="float">
            <text:p>81,1667</text:p>
          </table:table-cell>
        </table:table-row>
        <table:table-row table:style-name="ro2">
          <table:table-cell office:value-type="float" office:value="283.1" calcext:value-type="float">
            <text:p>283,1</text:p>
          </table:table-cell>
          <table:table-cell office:value-type="float" office:value="81.8542" calcext:value-type="float">
            <text:p>81,8542</text:p>
          </table:table-cell>
        </table:table-row>
        <table:table-row table:style-name="ro2">
          <table:table-cell office:value-type="float" office:value="283.2" calcext:value-type="float">
            <text:p>283,2</text:p>
          </table:table-cell>
          <table:table-cell office:value-type="float" office:value="81.4792" calcext:value-type="float">
            <text:p>81,4792</text:p>
          </table:table-cell>
        </table:table-row>
        <table:table-row table:style-name="ro2">
          <table:table-cell office:value-type="float" office:value="283.3" calcext:value-type="float">
            <text:p>283,3</text:p>
          </table:table-cell>
          <table:table-cell office:value-type="float" office:value="82.0417" calcext:value-type="float">
            <text:p>82,0417</text:p>
          </table:table-cell>
        </table:table-row>
        <table:table-row table:style-name="ro2">
          <table:table-cell office:value-type="float" office:value="283.4" calcext:value-type="float">
            <text:p>283,4</text:p>
          </table:table-cell>
          <table:table-cell office:value-type="float" office:value="81.1667" calcext:value-type="float">
            <text:p>81,1667</text:p>
          </table:table-cell>
        </table:table-row>
        <table:table-row table:style-name="ro2">
          <table:table-cell office:value-type="float" office:value="283.5" calcext:value-type="float">
            <text:p>283,5</text:p>
          </table:table-cell>
          <table:table-cell office:value-type="float" office:value="81.25" calcext:value-type="float">
            <text:p>81,25</text:p>
          </table:table-cell>
        </table:table-row>
        <table:table-row table:style-name="ro2">
          <table:table-cell office:value-type="float" office:value="283.6" calcext:value-type="float">
            <text:p>283,6</text:p>
          </table:table-cell>
          <table:table-cell office:value-type="float" office:value="82.5625" calcext:value-type="float">
            <text:p>82,5625</text:p>
          </table:table-cell>
        </table:table-row>
        <table:table-row table:style-name="ro2">
          <table:table-cell office:value-type="float" office:value="283.7" calcext:value-type="float">
            <text:p>283,7</text:p>
          </table:table-cell>
          <table:table-cell office:value-type="float" office:value="82.5833" calcext:value-type="float">
            <text:p>82,5833</text:p>
          </table:table-cell>
        </table:table-row>
        <table:table-row table:style-name="ro2">
          <table:table-cell office:value-type="float" office:value="283.8" calcext:value-type="float">
            <text:p>283,8</text:p>
          </table:table-cell>
          <table:table-cell office:value-type="float" office:value="81.4583" calcext:value-type="float">
            <text:p>81,4583</text:p>
          </table:table-cell>
        </table:table-row>
        <table:table-row table:style-name="ro2">
          <table:table-cell office:value-type="float" office:value="283.9" calcext:value-type="float">
            <text:p>283,9</text:p>
          </table:table-cell>
          <table:table-cell office:value-type="float" office:value="81.6667" calcext:value-type="float">
            <text:p>81,6667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82.6875" calcext:value-type="float">
            <text:p>82,6875</text:p>
          </table:table-cell>
        </table:table-row>
        <table:table-row table:style-name="ro2">
          <table:table-cell office:value-type="float" office:value="284.1" calcext:value-type="float">
            <text:p>284,1</text:p>
          </table:table-cell>
          <table:table-cell office:value-type="float" office:value="82.1458" calcext:value-type="float">
            <text:p>82,1458</text:p>
          </table:table-cell>
        </table:table-row>
        <table:table-row table:style-name="ro2">
          <table:table-cell office:value-type="float" office:value="284.2" calcext:value-type="float">
            <text:p>284,2</text:p>
          </table:table-cell>
          <table:table-cell office:value-type="float" office:value="82.2708" calcext:value-type="float">
            <text:p>82,2708</text:p>
          </table:table-cell>
        </table:table-row>
        <table:table-row table:style-name="ro2">
          <table:table-cell office:value-type="float" office:value="284.3" calcext:value-type="float">
            <text:p>284,3</text:p>
          </table:table-cell>
          <table:table-cell office:value-type="float" office:value="82.0208" calcext:value-type="float">
            <text:p>82,0208</text:p>
          </table:table-cell>
        </table:table-row>
        <table:table-row table:style-name="ro2">
          <table:table-cell office:value-type="float" office:value="284.4" calcext:value-type="float">
            <text:p>284,4</text:p>
          </table:table-cell>
          <table:table-cell office:value-type="float" office:value="81.875" calcext:value-type="float">
            <text:p>81,875</text:p>
          </table:table-cell>
        </table:table-row>
        <table:table-row table:style-name="ro2">
          <table:table-cell office:value-type="float" office:value="284.5" calcext:value-type="float">
            <text:p>284,5</text:p>
          </table:table-cell>
          <table:table-cell office:value-type="float" office:value="82.6667" calcext:value-type="float">
            <text:p>82,6667</text:p>
          </table:table-cell>
        </table:table-row>
        <table:table-row table:style-name="ro2">
          <table:table-cell office:value-type="float" office:value="284.6" calcext:value-type="float">
            <text:p>284,6</text:p>
          </table:table-cell>
          <table:table-cell office:value-type="float" office:value="82.5625" calcext:value-type="float">
            <text:p>82,5625</text:p>
          </table:table-cell>
        </table:table-row>
        <table:table-row table:style-name="ro2">
          <table:table-cell office:value-type="float" office:value="284.7" calcext:value-type="float">
            <text:p>284,7</text:p>
          </table:table-cell>
          <table:table-cell office:value-type="float" office:value="83.3333" calcext:value-type="float">
            <text:p>83,3333</text:p>
          </table:table-cell>
        </table:table-row>
        <table:table-row table:style-name="ro2">
          <table:table-cell office:value-type="float" office:value="284.8" calcext:value-type="float">
            <text:p>284,8</text:p>
          </table:table-cell>
          <table:table-cell office:value-type="float" office:value="81.7708" calcext:value-type="float">
            <text:p>81,7708</text:p>
          </table:table-cell>
        </table:table-row>
        <table:table-row table:style-name="ro2">
          <table:table-cell office:value-type="float" office:value="284.9" calcext:value-type="float">
            <text:p>284,9</text:p>
          </table:table-cell>
          <table:table-cell office:value-type="float" office:value="82.2292" calcext:value-type="float">
            <text:p>82,2292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82.8958" calcext:value-type="float">
            <text:p>82,8958</text:p>
          </table:table-cell>
        </table:table-row>
        <table:table-row table:style-name="ro2">
          <table:table-cell office:value-type="float" office:value="285.1" calcext:value-type="float">
            <text:p>285,1</text:p>
          </table:table-cell>
          <table:table-cell office:value-type="float" office:value="82.8542" calcext:value-type="float">
            <text:p>82,8542</text:p>
          </table:table-cell>
        </table:table-row>
        <table:table-row table:style-name="ro2">
          <table:table-cell office:value-type="float" office:value="285.2" calcext:value-type="float">
            <text:p>285,2</text:p>
          </table:table-cell>
          <table:table-cell office:value-type="float" office:value="82.0208" calcext:value-type="float">
            <text:p>82,0208</text:p>
          </table:table-cell>
        </table:table-row>
        <table:table-row table:style-name="ro2">
          <table:table-cell office:value-type="float" office:value="285.3" calcext:value-type="float">
            <text:p>285,3</text:p>
          </table:table-cell>
          <table:table-cell office:value-type="float" office:value="82.5417" calcext:value-type="float">
            <text:p>82,5417</text:p>
          </table:table-cell>
        </table:table-row>
        <table:table-row table:style-name="ro2">
          <table:table-cell office:value-type="float" office:value="285.4" calcext:value-type="float">
            <text:p>285,4</text:p>
          </table:table-cell>
          <table:table-cell office:value-type="float" office:value="82.4792" calcext:value-type="float">
            <text:p>82,4792</text:p>
          </table:table-cell>
        </table:table-row>
        <table:table-row table:style-name="ro2">
          <table:table-cell office:value-type="float" office:value="285.5" calcext:value-type="float">
            <text:p>285,5</text:p>
          </table:table-cell>
          <table:table-cell office:value-type="float" office:value="82.7917" calcext:value-type="float">
            <text:p>82,7917</text:p>
          </table:table-cell>
        </table:table-row>
        <table:table-row table:style-name="ro2">
          <table:table-cell office:value-type="float" office:value="285.6" calcext:value-type="float">
            <text:p>285,6</text:p>
          </table:table-cell>
          <table:table-cell office:value-type="float" office:value="82.5417" calcext:value-type="float">
            <text:p>82,5417</text:p>
          </table:table-cell>
        </table:table-row>
        <table:table-row table:style-name="ro2">
          <table:table-cell office:value-type="float" office:value="285.7" calcext:value-type="float">
            <text:p>285,7</text:p>
          </table:table-cell>
          <table:table-cell office:value-type="float" office:value="81.7083" calcext:value-type="float">
            <text:p>81,7083</text:p>
          </table:table-cell>
        </table:table-row>
        <table:table-row table:style-name="ro2">
          <table:table-cell office:value-type="float" office:value="285.8" calcext:value-type="float">
            <text:p>285,8</text:p>
          </table:table-cell>
          <table:table-cell office:value-type="float" office:value="82.0625" calcext:value-type="float">
            <text:p>82,0625</text:p>
          </table:table-cell>
        </table:table-row>
        <table:table-row table:style-name="ro2">
          <table:table-cell office:value-type="float" office:value="285.9" calcext:value-type="float">
            <text:p>285,9</text:p>
          </table:table-cell>
          <table:table-cell office:value-type="float" office:value="81.1042" calcext:value-type="float">
            <text:p>81,1042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81.9792" calcext:value-type="float">
            <text:p>81,9792</text:p>
          </table:table-cell>
        </table:table-row>
        <table:table-row table:style-name="ro2">
          <table:table-cell office:value-type="float" office:value="286.1" calcext:value-type="float">
            <text:p>286,1</text:p>
          </table:table-cell>
          <table:table-cell office:value-type="float" office:value="82.5" calcext:value-type="float">
            <text:p>82,5</text:p>
          </table:table-cell>
        </table:table-row>
        <table:table-row table:style-name="ro2">
          <table:table-cell office:value-type="float" office:value="286.2" calcext:value-type="float">
            <text:p>286,2</text:p>
          </table:table-cell>
          <table:table-cell office:value-type="float" office:value="81.9792" calcext:value-type="float">
            <text:p>81,9792</text:p>
          </table:table-cell>
        </table:table-row>
        <table:table-row table:style-name="ro2">
          <table:table-cell office:value-type="float" office:value="286.3" calcext:value-type="float">
            <text:p>286,3</text:p>
          </table:table-cell>
          <table:table-cell office:value-type="float" office:value="81.8542" calcext:value-type="float">
            <text:p>81,8542</text:p>
          </table:table-cell>
        </table:table-row>
        <table:table-row table:style-name="ro2">
          <table:table-cell office:value-type="float" office:value="286.4" calcext:value-type="float">
            <text:p>286,4</text:p>
          </table:table-cell>
          <table:table-cell office:value-type="float" office:value="81.8333" calcext:value-type="float">
            <text:p>81,8333</text:p>
          </table:table-cell>
        </table:table-row>
        <table:table-row table:style-name="ro2">
          <table:table-cell office:value-type="float" office:value="286.5" calcext:value-type="float">
            <text:p>286,5</text:p>
          </table:table-cell>
          <table:table-cell office:value-type="float" office:value="81.9792" calcext:value-type="float">
            <text:p>81,9792</text:p>
          </table:table-cell>
        </table:table-row>
        <table:table-row table:style-name="ro2">
          <table:table-cell office:value-type="float" office:value="286.6" calcext:value-type="float">
            <text:p>286,6</text:p>
          </table:table-cell>
          <table:table-cell office:value-type="float" office:value="81.7292" calcext:value-type="float">
            <text:p>81,7292</text:p>
          </table:table-cell>
        </table:table-row>
        <table:table-row table:style-name="ro2">
          <table:table-cell office:value-type="float" office:value="286.7" calcext:value-type="float">
            <text:p>286,7</text:p>
          </table:table-cell>
          <table:table-cell office:value-type="float" office:value="81.8125" calcext:value-type="float">
            <text:p>81,8125</text:p>
          </table:table-cell>
        </table:table-row>
        <table:table-row table:style-name="ro2">
          <table:table-cell office:value-type="float" office:value="286.8" calcext:value-type="float">
            <text:p>286,8</text:p>
          </table:table-cell>
          <table:table-cell office:value-type="float" office:value="82.625" calcext:value-type="float">
            <text:p>82,625</text:p>
          </table:table-cell>
        </table:table-row>
        <table:table-row table:style-name="ro2">
          <table:table-cell office:value-type="float" office:value="286.9" calcext:value-type="float">
            <text:p>286,9</text:p>
          </table:table-cell>
          <table:table-cell office:value-type="float" office:value="82.1667" calcext:value-type="float">
            <text:p>82,1667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82.3958" calcext:value-type="float">
            <text:p>82,3958</text:p>
          </table:table-cell>
        </table:table-row>
        <table:table-row table:style-name="ro2">
          <table:table-cell office:value-type="float" office:value="287.1" calcext:value-type="float">
            <text:p>287,1</text:p>
          </table:table-cell>
          <table:table-cell office:value-type="float" office:value="82.5417" calcext:value-type="float">
            <text:p>82,5417</text:p>
          </table:table-cell>
        </table:table-row>
        <table:table-row table:style-name="ro2">
          <table:table-cell office:value-type="float" office:value="287.2" calcext:value-type="float">
            <text:p>287,2</text:p>
          </table:table-cell>
          <table:table-cell office:value-type="float" office:value="81.875" calcext:value-type="float">
            <text:p>81,875</text:p>
          </table:table-cell>
        </table:table-row>
        <table:table-row table:style-name="ro2">
          <table:table-cell office:value-type="float" office:value="287.3" calcext:value-type="float">
            <text:p>287,3</text:p>
          </table:table-cell>
          <table:table-cell office:value-type="float" office:value="81.3958" calcext:value-type="float">
            <text:p>81,3958</text:p>
          </table:table-cell>
        </table:table-row>
        <table:table-row table:style-name="ro2">
          <table:table-cell office:value-type="float" office:value="287.4" calcext:value-type="float">
            <text:p>287,4</text:p>
          </table:table-cell>
          <table:table-cell office:value-type="float" office:value="82.25" calcext:value-type="float">
            <text:p>82,25</text:p>
          </table:table-cell>
        </table:table-row>
        <table:table-row table:style-name="ro2">
          <table:table-cell office:value-type="float" office:value="287.5" calcext:value-type="float">
            <text:p>287,5</text:p>
          </table:table-cell>
          <table:table-cell office:value-type="float" office:value="82.1042" calcext:value-type="float">
            <text:p>82,1042</text:p>
          </table:table-cell>
        </table:table-row>
        <table:table-row table:style-name="ro2">
          <table:table-cell office:value-type="float" office:value="287.6" calcext:value-type="float">
            <text:p>287,6</text:p>
          </table:table-cell>
          <table:table-cell office:value-type="float" office:value="81.9583" calcext:value-type="float">
            <text:p>81,9583</text:p>
          </table:table-cell>
        </table:table-row>
        <table:table-row table:style-name="ro2">
          <table:table-cell office:value-type="float" office:value="287.7" calcext:value-type="float">
            <text:p>287,7</text:p>
          </table:table-cell>
          <table:table-cell office:value-type="float" office:value="81.9583" calcext:value-type="float">
            <text:p>81,9583</text:p>
          </table:table-cell>
        </table:table-row>
        <table:table-row table:style-name="ro2">
          <table:table-cell office:value-type="float" office:value="287.8" calcext:value-type="float">
            <text:p>287,8</text:p>
          </table:table-cell>
          <table:table-cell office:value-type="float" office:value="81.9583" calcext:value-type="float">
            <text:p>81,9583</text:p>
          </table:table-cell>
        </table:table-row>
        <table:table-row table:style-name="ro2">
          <table:table-cell office:value-type="float" office:value="287.9" calcext:value-type="float">
            <text:p>287,9</text:p>
          </table:table-cell>
          <table:table-cell office:value-type="float" office:value="82.875" calcext:value-type="float">
            <text:p>82,875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81.1458" calcext:value-type="float">
            <text:p>81,1458</text:p>
          </table:table-cell>
        </table:table-row>
        <table:table-row table:style-name="ro2">
          <table:table-cell office:value-type="float" office:value="288.1" calcext:value-type="float">
            <text:p>288,1</text:p>
          </table:table-cell>
          <table:table-cell office:value-type="float" office:value="79.125" calcext:value-type="float">
            <text:p>79,125</text:p>
          </table:table-cell>
        </table:table-row>
        <table:table-row table:style-name="ro2">
          <table:table-cell office:value-type="float" office:value="288.2" calcext:value-type="float">
            <text:p>288,2</text:p>
          </table:table-cell>
          <table:table-cell office:value-type="float" office:value="78.9167" calcext:value-type="float">
            <text:p>78,9167</text:p>
          </table:table-cell>
        </table:table-row>
        <table:table-row table:style-name="ro2">
          <table:table-cell office:value-type="float" office:value="288.3" calcext:value-type="float">
            <text:p>288,3</text:p>
          </table:table-cell>
          <table:table-cell office:value-type="float" office:value="77.6875" calcext:value-type="float">
            <text:p>77,6875</text:p>
          </table:table-cell>
        </table:table-row>
        <table:table-row table:style-name="ro2">
          <table:table-cell office:value-type="float" office:value="288.4" calcext:value-type="float">
            <text:p>288,4</text:p>
          </table:table-cell>
          <table:table-cell office:value-type="float" office:value="76.9167" calcext:value-type="float">
            <text:p>76,9167</text:p>
          </table:table-cell>
        </table:table-row>
        <table:table-row table:style-name="ro2">
          <table:table-cell office:value-type="float" office:value="288.5" calcext:value-type="float">
            <text:p>288,5</text:p>
          </table:table-cell>
          <table:table-cell office:value-type="float" office:value="76.125" calcext:value-type="float">
            <text:p>76,125</text:p>
          </table:table-cell>
        </table:table-row>
        <table:table-row table:style-name="ro2">
          <table:table-cell office:value-type="float" office:value="288.6" calcext:value-type="float">
            <text:p>288,6</text:p>
          </table:table-cell>
          <table:table-cell office:value-type="float" office:value="76.375" calcext:value-type="float">
            <text:p>76,375</text:p>
          </table:table-cell>
        </table:table-row>
        <table:table-row table:style-name="ro2">
          <table:table-cell office:value-type="float" office:value="288.7" calcext:value-type="float">
            <text:p>288,7</text:p>
          </table:table-cell>
          <table:table-cell office:value-type="float" office:value="76.2292" calcext:value-type="float">
            <text:p>76,2292</text:p>
          </table:table-cell>
        </table:table-row>
        <table:table-row table:style-name="ro2">
          <table:table-cell office:value-type="float" office:value="288.8" calcext:value-type="float">
            <text:p>288,8</text:p>
          </table:table-cell>
          <table:table-cell office:value-type="float" office:value="75.5208" calcext:value-type="float">
            <text:p>75,5208</text:p>
          </table:table-cell>
        </table:table-row>
        <table:table-row table:style-name="ro2">
          <table:table-cell office:value-type="float" office:value="288.9" calcext:value-type="float">
            <text:p>288,9</text:p>
          </table:table-cell>
          <table:table-cell office:value-type="float" office:value="75.6042" calcext:value-type="float">
            <text:p>75,6042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74.9167" calcext:value-type="float">
            <text:p>74,9167</text:p>
          </table:table-cell>
        </table:table-row>
        <table:table-row table:style-name="ro2">
          <table:table-cell office:value-type="float" office:value="289.1" calcext:value-type="float">
            <text:p>289,1</text:p>
          </table:table-cell>
          <table:table-cell office:value-type="float" office:value="75.1875" calcext:value-type="float">
            <text:p>75,1875</text:p>
          </table:table-cell>
        </table:table-row>
        <table:table-row table:style-name="ro2">
          <table:table-cell office:value-type="float" office:value="289.2" calcext:value-type="float">
            <text:p>289,2</text:p>
          </table:table-cell>
          <table:table-cell office:value-type="float" office:value="75.4792" calcext:value-type="float">
            <text:p>75,4792</text:p>
          </table:table-cell>
        </table:table-row>
        <table:table-row table:style-name="ro2">
          <table:table-cell office:value-type="float" office:value="289.3" calcext:value-type="float">
            <text:p>289,3</text:p>
          </table:table-cell>
          <table:table-cell office:value-type="float" office:value="74.625" calcext:value-type="float">
            <text:p>74,625</text:p>
          </table:table-cell>
        </table:table-row>
        <table:table-row table:style-name="ro2">
          <table:table-cell office:value-type="float" office:value="289.4" calcext:value-type="float">
            <text:p>289,4</text:p>
          </table:table-cell>
          <table:table-cell office:value-type="float" office:value="73.4583" calcext:value-type="float">
            <text:p>73,4583</text:p>
          </table:table-cell>
        </table:table-row>
        <table:table-row table:style-name="ro2">
          <table:table-cell office:value-type="float" office:value="289.5" calcext:value-type="float">
            <text:p>289,5</text:p>
          </table:table-cell>
          <table:table-cell office:value-type="float" office:value="73.2083" calcext:value-type="float">
            <text:p>73,2083</text:p>
          </table:table-cell>
        </table:table-row>
        <table:table-row table:style-name="ro2">
          <table:table-cell office:value-type="float" office:value="289.6" calcext:value-type="float">
            <text:p>289,6</text:p>
          </table:table-cell>
          <table:table-cell office:value-type="float" office:value="73.6667" calcext:value-type="float">
            <text:p>73,6667</text:p>
          </table:table-cell>
        </table:table-row>
        <table:table-row table:style-name="ro2">
          <table:table-cell office:value-type="float" office:value="289.7" calcext:value-type="float">
            <text:p>289,7</text:p>
          </table:table-cell>
          <table:table-cell office:value-type="float" office:value="73.3125" calcext:value-type="float">
            <text:p>73,3125</text:p>
          </table:table-cell>
        </table:table-row>
        <table:table-row table:style-name="ro2">
          <table:table-cell office:value-type="float" office:value="289.8" calcext:value-type="float">
            <text:p>289,8</text:p>
          </table:table-cell>
          <table:table-cell office:value-type="float" office:value="74.2292" calcext:value-type="float">
            <text:p>74,2292</text:p>
          </table:table-cell>
        </table:table-row>
        <table:table-row table:style-name="ro2">
          <table:table-cell office:value-type="float" office:value="289.9" calcext:value-type="float">
            <text:p>289,9</text:p>
          </table:table-cell>
          <table:table-cell office:value-type="float" office:value="73.1042" calcext:value-type="float">
            <text:p>73,104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73.125" calcext:value-type="float">
            <text:p>73,125</text:p>
          </table:table-cell>
        </table:table-row>
        <table:table-row table:style-name="ro2">
          <table:table-cell office:value-type="float" office:value="290.1" calcext:value-type="float">
            <text:p>290,1</text:p>
          </table:table-cell>
          <table:table-cell office:value-type="float" office:value="73.8333" calcext:value-type="float">
            <text:p>73,8333</text:p>
          </table:table-cell>
        </table:table-row>
        <table:table-row table:style-name="ro2">
          <table:table-cell office:value-type="float" office:value="290.2" calcext:value-type="float">
            <text:p>290,2</text:p>
          </table:table-cell>
          <table:table-cell office:value-type="float" office:value="73.4167" calcext:value-type="float">
            <text:p>73,4167</text:p>
          </table:table-cell>
        </table:table-row>
        <table:table-row table:style-name="ro2">
          <table:table-cell office:value-type="float" office:value="290.3" calcext:value-type="float">
            <text:p>290,3</text:p>
          </table:table-cell>
          <table:table-cell office:value-type="float" office:value="73.2292" calcext:value-type="float">
            <text:p>73,2292</text:p>
          </table:table-cell>
        </table:table-row>
        <table:table-row table:style-name="ro2">
          <table:table-cell office:value-type="float" office:value="290.4" calcext:value-type="float">
            <text:p>290,4</text:p>
          </table:table-cell>
          <table:table-cell office:value-type="float" office:value="74.1875" calcext:value-type="float">
            <text:p>74,1875</text:p>
          </table:table-cell>
        </table:table-row>
        <table:table-row table:style-name="ro2">
          <table:table-cell office:value-type="float" office:value="290.5" calcext:value-type="float">
            <text:p>290,5</text:p>
          </table:table-cell>
          <table:table-cell office:value-type="float" office:value="73.5625" calcext:value-type="float">
            <text:p>73,5625</text:p>
          </table:table-cell>
        </table:table-row>
        <table:table-row table:style-name="ro2">
          <table:table-cell office:value-type="float" office:value="290.6" calcext:value-type="float">
            <text:p>290,6</text:p>
          </table:table-cell>
          <table:table-cell office:value-type="float" office:value="73.3125" calcext:value-type="float">
            <text:p>73,3125</text:p>
          </table:table-cell>
        </table:table-row>
        <table:table-row table:style-name="ro2">
          <table:table-cell office:value-type="float" office:value="290.7" calcext:value-type="float">
            <text:p>290,7</text:p>
          </table:table-cell>
          <table:table-cell office:value-type="float" office:value="72.9375" calcext:value-type="float">
            <text:p>72,9375</text:p>
          </table:table-cell>
        </table:table-row>
        <table:table-row table:style-name="ro2">
          <table:table-cell office:value-type="float" office:value="290.8" calcext:value-type="float">
            <text:p>290,8</text:p>
          </table:table-cell>
          <table:table-cell office:value-type="float" office:value="73.1875" calcext:value-type="float">
            <text:p>73,1875</text:p>
          </table:table-cell>
        </table:table-row>
        <table:table-row table:style-name="ro2">
          <table:table-cell office:value-type="float" office:value="290.9" calcext:value-type="float">
            <text:p>290,9</text:p>
          </table:table-cell>
          <table:table-cell office:value-type="float" office:value="72.7083" calcext:value-type="float">
            <text:p>72,7083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72.5833" calcext:value-type="float">
            <text:p>72,5833</text:p>
          </table:table-cell>
        </table:table-row>
        <table:table-row table:style-name="ro2">
          <table:table-cell office:value-type="float" office:value="291.1" calcext:value-type="float">
            <text:p>291,1</text:p>
          </table:table-cell>
          <table:table-cell office:value-type="float" office:value="72.625" calcext:value-type="float">
            <text:p>72,625</text:p>
          </table:table-cell>
        </table:table-row>
        <table:table-row table:style-name="ro2">
          <table:table-cell office:value-type="float" office:value="291.2" calcext:value-type="float">
            <text:p>291,2</text:p>
          </table:table-cell>
          <table:table-cell office:value-type="float" office:value="72.3125" calcext:value-type="float">
            <text:p>72,3125</text:p>
          </table:table-cell>
        </table:table-row>
        <table:table-row table:style-name="ro2">
          <table:table-cell office:value-type="float" office:value="291.3" calcext:value-type="float">
            <text:p>291,3</text:p>
          </table:table-cell>
          <table:table-cell office:value-type="float" office:value="72.6875" calcext:value-type="float">
            <text:p>72,6875</text:p>
          </table:table-cell>
        </table:table-row>
        <table:table-row table:style-name="ro2">
          <table:table-cell office:value-type="float" office:value="291.4" calcext:value-type="float">
            <text:p>291,4</text:p>
          </table:table-cell>
          <table:table-cell office:value-type="float" office:value="72.4375" calcext:value-type="float">
            <text:p>72,4375</text:p>
          </table:table-cell>
        </table:table-row>
        <table:table-row table:style-name="ro2">
          <table:table-cell office:value-type="float" office:value="291.5" calcext:value-type="float">
            <text:p>291,5</text:p>
          </table:table-cell>
          <table:table-cell office:value-type="float" office:value="71.3958" calcext:value-type="float">
            <text:p>71,3958</text:p>
          </table:table-cell>
        </table:table-row>
        <table:table-row table:style-name="ro2">
          <table:table-cell office:value-type="float" office:value="291.6" calcext:value-type="float">
            <text:p>291,6</text:p>
          </table:table-cell>
          <table:table-cell office:value-type="float" office:value="68.4167" calcext:value-type="float">
            <text:p>68,4167</text:p>
          </table:table-cell>
        </table:table-row>
        <table:table-row table:style-name="ro2">
          <table:table-cell office:value-type="float" office:value="291.7" calcext:value-type="float">
            <text:p>291,7</text:p>
          </table:table-cell>
          <table:table-cell office:value-type="float" office:value="57.5" calcext:value-type="float">
            <text:p>57,5</text:p>
          </table:table-cell>
        </table:table-row>
        <table:table-row table:style-name="ro2">
          <table:table-cell office:value-type="float" office:value="291.8" calcext:value-type="float">
            <text:p>291,8</text:p>
          </table:table-cell>
          <table:table-cell office:value-type="float" office:value="52.6667" calcext:value-type="float">
            <text:p>52,6667</text:p>
          </table:table-cell>
        </table:table-row>
        <table:table-row table:style-name="ro2">
          <table:table-cell office:value-type="float" office:value="291.9" calcext:value-type="float">
            <text:p>291,9</text:p>
          </table:table-cell>
          <table:table-cell office:value-type="float" office:value="47.8958" calcext:value-type="float">
            <text:p>47,8958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44.6667" calcext:value-type="float">
            <text:p>44,6667</text:p>
          </table:table-cell>
        </table:table-row>
        <table:table-row table:style-name="ro2">
          <table:table-cell office:value-type="float" office:value="292.1" calcext:value-type="float">
            <text:p>292,1</text:p>
          </table:table-cell>
          <table:table-cell office:value-type="float" office:value="44.7708" calcext:value-type="float">
            <text:p>44,7708</text:p>
          </table:table-cell>
        </table:table-row>
        <table:table-row table:style-name="ro2">
          <table:table-cell office:value-type="float" office:value="292.2" calcext:value-type="float">
            <text:p>292,2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292.3" calcext:value-type="float">
            <text:p>292,3</text:p>
          </table:table-cell>
          <table:table-cell office:value-type="float" office:value="47.0625" calcext:value-type="float">
            <text:p>47,0625</text:p>
          </table:table-cell>
        </table:table-row>
        <table:table-row table:style-name="ro2">
          <table:table-cell office:value-type="float" office:value="292.4" calcext:value-type="float">
            <text:p>292,4</text:p>
          </table:table-cell>
          <table:table-cell office:value-type="float" office:value="47.375" calcext:value-type="float">
            <text:p>47,375</text:p>
          </table:table-cell>
        </table:table-row>
        <table:table-row table:style-name="ro2">
          <table:table-cell office:value-type="float" office:value="292.5" calcext:value-type="float">
            <text:p>292,5</text:p>
          </table:table-cell>
          <table:table-cell office:value-type="float" office:value="46.4792" calcext:value-type="float">
            <text:p>46,4792</text:p>
          </table:table-cell>
        </table:table-row>
        <table:table-row table:style-name="ro2">
          <table:table-cell office:value-type="float" office:value="292.6" calcext:value-type="float">
            <text:p>292,6</text:p>
          </table:table-cell>
          <table:table-cell office:value-type="float" office:value="46.0625" calcext:value-type="float">
            <text:p>46,0625</text:p>
          </table:table-cell>
        </table:table-row>
        <table:table-row table:style-name="ro2">
          <table:table-cell office:value-type="float" office:value="292.7" calcext:value-type="float">
            <text:p>292,7</text:p>
          </table:table-cell>
          <table:table-cell office:value-type="float" office:value="45.875" calcext:value-type="float">
            <text:p>45,875</text:p>
          </table:table-cell>
        </table:table-row>
        <table:table-row table:style-name="ro2">
          <table:table-cell office:value-type="float" office:value="292.8" calcext:value-type="float">
            <text:p>292,8</text:p>
          </table:table-cell>
          <table:table-cell office:value-type="float" office:value="45.4583" calcext:value-type="float">
            <text:p>45,4583</text:p>
          </table:table-cell>
        </table:table-row>
        <table:table-row table:style-name="ro2">
          <table:table-cell office:value-type="float" office:value="292.9" calcext:value-type="float">
            <text:p>292,9</text:p>
          </table:table-cell>
          <table:table-cell office:value-type="float" office:value="45.5208" calcext:value-type="float">
            <text:p>45,520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46.0417" calcext:value-type="float">
            <text:p>46,0417</text:p>
          </table:table-cell>
        </table:table-row>
        <table:table-row table:style-name="ro2">
          <table:table-cell office:value-type="float" office:value="293.1" calcext:value-type="float">
            <text:p>293,1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293.2" calcext:value-type="float">
            <text:p>293,2</text:p>
          </table:table-cell>
          <table:table-cell office:value-type="float" office:value="46.5833" calcext:value-type="float">
            <text:p>46,5833</text:p>
          </table:table-cell>
        </table:table-row>
        <table:table-row table:style-name="ro2">
          <table:table-cell office:value-type="float" office:value="293.3" calcext:value-type="float">
            <text:p>293,3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293.4" calcext:value-type="float">
            <text:p>293,4</text:p>
          </table:table-cell>
          <table:table-cell office:value-type="float" office:value="46.1875" calcext:value-type="float">
            <text:p>46,1875</text:p>
          </table:table-cell>
        </table:table-row>
        <table:table-row table:style-name="ro2">
          <table:table-cell office:value-type="float" office:value="293.5" calcext:value-type="float">
            <text:p>293,5</text:p>
          </table:table-cell>
          <table:table-cell office:value-type="float" office:value="46.0833" calcext:value-type="float">
            <text:p>46,0833</text:p>
          </table:table-cell>
        </table:table-row>
        <table:table-row table:style-name="ro2">
          <table:table-cell office:value-type="float" office:value="293.6" calcext:value-type="float">
            <text:p>293,6</text:p>
          </table:table-cell>
          <table:table-cell office:value-type="float" office:value="46.5417" calcext:value-type="float">
            <text:p>46,5417</text:p>
          </table:table-cell>
        </table:table-row>
        <table:table-row table:style-name="ro2">
          <table:table-cell office:value-type="float" office:value="293.7" calcext:value-type="float">
            <text:p>293,7</text:p>
          </table:table-cell>
          <table:table-cell office:value-type="float" office:value="46.4167" calcext:value-type="float">
            <text:p>46,4167</text:p>
          </table:table-cell>
        </table:table-row>
        <table:table-row table:style-name="ro2">
          <table:table-cell office:value-type="float" office:value="293.8" calcext:value-type="float">
            <text:p>293,8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293.9" calcext:value-type="float">
            <text:p>293,9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6.0417" calcext:value-type="float">
            <text:p>46,0417</text:p>
          </table:table-cell>
        </table:table-row>
        <table:table-row table:style-name="ro2">
          <table:table-cell office:value-type="float" office:value="294.1" calcext:value-type="float">
            <text:p>294,1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2">
          <table:table-cell office:value-type="float" office:value="294.2" calcext:value-type="float">
            <text:p>294,2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294.3" calcext:value-type="float">
            <text:p>294,3</text:p>
          </table:table-cell>
          <table:table-cell office:value-type="float" office:value="46.8333" calcext:value-type="float">
            <text:p>46,8333</text:p>
          </table:table-cell>
        </table:table-row>
        <table:table-row table:style-name="ro2">
          <table:table-cell office:value-type="float" office:value="294.4" calcext:value-type="float">
            <text:p>294,4</text:p>
          </table:table-cell>
          <table:table-cell office:value-type="float" office:value="46.7292" calcext:value-type="float">
            <text:p>46,7292</text:p>
          </table:table-cell>
        </table:table-row>
        <table:table-row table:style-name="ro2">
          <table:table-cell office:value-type="float" office:value="294.5" calcext:value-type="float">
            <text:p>294,5</text:p>
          </table:table-cell>
          <table:table-cell office:value-type="float" office:value="46.7292" calcext:value-type="float">
            <text:p>46,7292</text:p>
          </table:table-cell>
        </table:table-row>
        <table:table-row table:style-name="ro2">
          <table:table-cell office:value-type="float" office:value="294.6" calcext:value-type="float">
            <text:p>294,6</text:p>
          </table:table-cell>
          <table:table-cell office:value-type="float" office:value="46.3333" calcext:value-type="float">
            <text:p>46,3333</text:p>
          </table:table-cell>
        </table:table-row>
        <table:table-row table:style-name="ro2">
          <table:table-cell office:value-type="float" office:value="294.7" calcext:value-type="float">
            <text:p>294,7</text:p>
          </table:table-cell>
          <table:table-cell office:value-type="float" office:value="46.7292" calcext:value-type="float">
            <text:p>46,7292</text:p>
          </table:table-cell>
        </table:table-row>
        <table:table-row table:style-name="ro2">
          <table:table-cell office:value-type="float" office:value="294.8" calcext:value-type="float">
            <text:p>294,8</text:p>
          </table:table-cell>
          <table:table-cell office:value-type="float" office:value="46.6875" calcext:value-type="float">
            <text:p>46,6875</text:p>
          </table:table-cell>
        </table:table-row>
        <table:table-row table:style-name="ro2">
          <table:table-cell office:value-type="float" office:value="294.9" calcext:value-type="float">
            <text:p>294,9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6.6458" calcext:value-type="float">
            <text:p>46,6458</text:p>
          </table:table-cell>
        </table:table-row>
        <table:table-row table:style-name="ro2">
          <table:table-cell office:value-type="float" office:value="295.1" calcext:value-type="float">
            <text:p>295,1</text:p>
          </table:table-cell>
          <table:table-cell office:value-type="float" office:value="46.8333" calcext:value-type="float">
            <text:p>46,8333</text:p>
          </table:table-cell>
        </table:table-row>
        <table:table-row table:style-name="ro2">
          <table:table-cell office:value-type="float" office:value="295.2" calcext:value-type="float">
            <text:p>295,2</text:p>
          </table:table-cell>
          <table:table-cell office:value-type="float" office:value="46.7083" calcext:value-type="float">
            <text:p>46,7083</text:p>
          </table:table-cell>
        </table:table-row>
        <table:table-row table:style-name="ro2">
          <table:table-cell office:value-type="float" office:value="295.3" calcext:value-type="float">
            <text:p>295,3</text:p>
          </table:table-cell>
          <table:table-cell office:value-type="float" office:value="46.2292" calcext:value-type="float">
            <text:p>46,2292</text:p>
          </table:table-cell>
        </table:table-row>
        <table:table-row table:style-name="ro2">
          <table:table-cell office:value-type="float" office:value="295.4" calcext:value-type="float">
            <text:p>295,4</text:p>
          </table:table-cell>
          <table:table-cell office:value-type="float" office:value="46.5" calcext:value-type="float">
            <text:p>46,5</text:p>
          </table:table-cell>
        </table:table-row>
        <table:table-row table:style-name="ro2">
          <table:table-cell office:value-type="float" office:value="295.5" calcext:value-type="float">
            <text:p>295,5</text:p>
          </table:table-cell>
          <table:table-cell office:value-type="float" office:value="47.0625" calcext:value-type="float">
            <text:p>47,0625</text:p>
          </table:table-cell>
        </table:table-row>
        <table:table-row table:style-name="ro2">
          <table:table-cell office:value-type="float" office:value="295.6" calcext:value-type="float">
            <text:p>295,6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295.7" calcext:value-type="float">
            <text:p>295,7</text:p>
          </table:table-cell>
          <table:table-cell office:value-type="float" office:value="46.6875" calcext:value-type="float">
            <text:p>46,6875</text:p>
          </table:table-cell>
        </table:table-row>
        <table:table-row table:style-name="ro2">
          <table:table-cell office:value-type="float" office:value="295.8" calcext:value-type="float">
            <text:p>295,8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295.9" calcext:value-type="float">
            <text:p>295,9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46.375" calcext:value-type="float">
            <text:p>46,375</text:p>
          </table:table-cell>
        </table:table-row>
        <table:table-row table:style-name="ro2">
          <table:table-cell office:value-type="float" office:value="296.1" calcext:value-type="float">
            <text:p>296,1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296.2" calcext:value-type="float">
            <text:p>296,2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296.3" calcext:value-type="float">
            <text:p>296,3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296.4" calcext:value-type="float">
            <text:p>296,4</text:p>
          </table:table-cell>
          <table:table-cell office:value-type="float" office:value="45.7083" calcext:value-type="float">
            <text:p>45,7083</text:p>
          </table:table-cell>
        </table:table-row>
        <table:table-row table:style-name="ro2">
          <table:table-cell office:value-type="float" office:value="296.5" calcext:value-type="float">
            <text:p>296,5</text:p>
          </table:table-cell>
          <table:table-cell office:value-type="float" office:value="45.5417" calcext:value-type="float">
            <text:p>45,5417</text:p>
          </table:table-cell>
        </table:table-row>
        <table:table-row table:style-name="ro2">
          <table:table-cell office:value-type="float" office:value="296.6" calcext:value-type="float">
            <text:p>296,6</text:p>
          </table:table-cell>
          <table:table-cell office:value-type="float" office:value="45.9792" calcext:value-type="float">
            <text:p>45,9792</text:p>
          </table:table-cell>
        </table:table-row>
        <table:table-row table:style-name="ro2">
          <table:table-cell office:value-type="float" office:value="296.7" calcext:value-type="float">
            <text:p>296,7</text:p>
          </table:table-cell>
          <table:table-cell office:value-type="float" office:value="45.8542" calcext:value-type="float">
            <text:p>45,8542</text:p>
          </table:table-cell>
        </table:table-row>
        <table:table-row table:style-name="ro2">
          <table:table-cell office:value-type="float" office:value="296.8" calcext:value-type="float">
            <text:p>296,8</text:p>
          </table:table-cell>
          <table:table-cell office:value-type="float" office:value="45.5833" calcext:value-type="float">
            <text:p>45,5833</text:p>
          </table:table-cell>
        </table:table-row>
        <table:table-row table:style-name="ro2">
          <table:table-cell office:value-type="float" office:value="296.9" calcext:value-type="float">
            <text:p>296,9</text:p>
          </table:table-cell>
          <table:table-cell office:value-type="float" office:value="46.2083" calcext:value-type="float">
            <text:p>46,2083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45.8125" calcext:value-type="float">
            <text:p>45,8125</text:p>
          </table:table-cell>
        </table:table-row>
        <table:table-row table:style-name="ro2">
          <table:table-cell office:value-type="float" office:value="297.1" calcext:value-type="float">
            <text:p>297,1</text:p>
          </table:table-cell>
          <table:table-cell office:value-type="float" office:value="45.9167" calcext:value-type="float">
            <text:p>45,9167</text:p>
          </table:table-cell>
        </table:table-row>
        <table:table-row table:style-name="ro2">
          <table:table-cell office:value-type="float" office:value="297.2" calcext:value-type="float">
            <text:p>297,2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297.3" calcext:value-type="float">
            <text:p>297,3</text:p>
          </table:table-cell>
          <table:table-cell office:value-type="float" office:value="46.125" calcext:value-type="float">
            <text:p>46,125</text:p>
          </table:table-cell>
        </table:table-row>
        <table:table-row table:style-name="ro2">
          <table:table-cell office:value-type="float" office:value="297.4" calcext:value-type="float">
            <text:p>297,4</text:p>
          </table:table-cell>
          <table:table-cell office:value-type="float" office:value="46.2083" calcext:value-type="float">
            <text:p>46,2083</text:p>
          </table:table-cell>
        </table:table-row>
        <table:table-row table:style-name="ro2">
          <table:table-cell office:value-type="float" office:value="297.5" calcext:value-type="float">
            <text:p>297,5</text:p>
          </table:table-cell>
          <table:table-cell office:value-type="float" office:value="46.2708" calcext:value-type="float">
            <text:p>46,2708</text:p>
          </table:table-cell>
        </table:table-row>
        <table:table-row table:style-name="ro2">
          <table:table-cell office:value-type="float" office:value="297.6" calcext:value-type="float">
            <text:p>297,6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2">
          <table:table-cell office:value-type="float" office:value="297.7" calcext:value-type="float">
            <text:p>297,7</text:p>
          </table:table-cell>
          <table:table-cell office:value-type="float" office:value="46.5417" calcext:value-type="float">
            <text:p>46,5417</text:p>
          </table:table-cell>
        </table:table-row>
        <table:table-row table:style-name="ro2">
          <table:table-cell office:value-type="float" office:value="297.8" calcext:value-type="float">
            <text:p>297,8</text:p>
          </table:table-cell>
          <table:table-cell office:value-type="float" office:value="46.0208" calcext:value-type="float">
            <text:p>46,0208</text:p>
          </table:table-cell>
        </table:table-row>
        <table:table-row table:style-name="ro2">
          <table:table-cell office:value-type="float" office:value="297.9" calcext:value-type="float">
            <text:p>297,9</text:p>
          </table:table-cell>
          <table:table-cell office:value-type="float" office:value="46.0833" calcext:value-type="float">
            <text:p>46,0833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298.1" calcext:value-type="float">
            <text:p>298,1</text:p>
          </table:table-cell>
          <table:table-cell office:value-type="float" office:value="46.0833" calcext:value-type="float">
            <text:p>46,0833</text:p>
          </table:table-cell>
        </table:table-row>
        <table:table-row table:style-name="ro2">
          <table:table-cell office:value-type="float" office:value="298.2" calcext:value-type="float">
            <text:p>298,2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298.3" calcext:value-type="float">
            <text:p>298,3</text:p>
          </table:table-cell>
          <table:table-cell office:value-type="float" office:value="46.3125" calcext:value-type="float">
            <text:p>46,3125</text:p>
          </table:table-cell>
        </table:table-row>
        <table:table-row table:style-name="ro2">
          <table:table-cell office:value-type="float" office:value="298.4" calcext:value-type="float">
            <text:p>298,4</text:p>
          </table:table-cell>
          <table:table-cell office:value-type="float" office:value="46.3958" calcext:value-type="float">
            <text:p>46,3958</text:p>
          </table:table-cell>
        </table:table-row>
        <table:table-row table:style-name="ro2">
          <table:table-cell office:value-type="float" office:value="298.5" calcext:value-type="float">
            <text:p>298,5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298.6" calcext:value-type="float">
            <text:p>298,6</text:p>
          </table:table-cell>
          <table:table-cell office:value-type="float" office:value="46.5833" calcext:value-type="float">
            <text:p>46,5833</text:p>
          </table:table-cell>
        </table:table-row>
        <table:table-row table:style-name="ro2">
          <table:table-cell office:value-type="float" office:value="298.7" calcext:value-type="float">
            <text:p>298,7</text:p>
          </table:table-cell>
          <table:table-cell office:value-type="float" office:value="46.1667" calcext:value-type="float">
            <text:p>46,1667</text:p>
          </table:table-cell>
        </table:table-row>
        <table:table-row table:style-name="ro2">
          <table:table-cell office:value-type="float" office:value="298.8" calcext:value-type="float">
            <text:p>298,8</text:p>
          </table:table-cell>
          <table:table-cell office:value-type="float" office:value="46.9167" calcext:value-type="float">
            <text:p>46,9167</text:p>
          </table:table-cell>
        </table:table-row>
        <table:table-row table:style-name="ro2">
          <table:table-cell office:value-type="float" office:value="298.9" calcext:value-type="float">
            <text:p>298,9</text:p>
          </table:table-cell>
          <table:table-cell office:value-type="float" office:value="47.4583" calcext:value-type="float">
            <text:p>47,4583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7.4167" calcext:value-type="float">
            <text:p>47,4167</text:p>
          </table:table-cell>
        </table:table-row>
        <table:table-row table:style-name="ro2">
          <table:table-cell office:value-type="float" office:value="299.1" calcext:value-type="float">
            <text:p>299,1</text:p>
          </table:table-cell>
          <table:table-cell office:value-type="float" office:value="47.2292" calcext:value-type="float">
            <text:p>47,2292</text:p>
          </table:table-cell>
        </table:table-row>
        <table:table-row table:style-name="ro2">
          <table:table-cell office:value-type="float" office:value="299.2" calcext:value-type="float">
            <text:p>299,2</text:p>
          </table:table-cell>
          <table:table-cell office:value-type="float" office:value="47.2708" calcext:value-type="float">
            <text:p>47,2708</text:p>
          </table:table-cell>
        </table:table-row>
        <table:table-row table:style-name="ro2">
          <table:table-cell office:value-type="float" office:value="299.3" calcext:value-type="float">
            <text:p>299,3</text:p>
          </table:table-cell>
          <table:table-cell office:value-type="float" office:value="47.3125" calcext:value-type="float">
            <text:p>47,3125</text:p>
          </table:table-cell>
        </table:table-row>
        <table:table-row table:style-name="ro2">
          <table:table-cell office:value-type="float" office:value="299.4" calcext:value-type="float">
            <text:p>299,4</text:p>
          </table:table-cell>
          <table:table-cell office:value-type="float" office:value="46.875" calcext:value-type="float">
            <text:p>46,875</text:p>
          </table:table-cell>
        </table:table-row>
        <table:table-row table:style-name="ro2">
          <table:table-cell office:value-type="float" office:value="299.5" calcext:value-type="float">
            <text:p>299,5</text:p>
          </table:table-cell>
          <table:table-cell office:value-type="float" office:value="46.2917" calcext:value-type="float">
            <text:p>46,2917</text:p>
          </table:table-cell>
        </table:table-row>
        <table:table-row table:style-name="ro2">
          <table:table-cell office:value-type="float" office:value="299.6" calcext:value-type="float">
            <text:p>299,6</text:p>
          </table:table-cell>
          <table:table-cell office:value-type="float" office:value="46.25" calcext:value-type="float">
            <text:p>46,25</text:p>
          </table:table-cell>
        </table:table-row>
        <table:table-row table:style-name="ro2">
          <table:table-cell office:value-type="float" office:value="299.7" calcext:value-type="float">
            <text:p>299,7</text:p>
          </table:table-cell>
          <table:table-cell office:value-type="float" office:value="45.8958" calcext:value-type="float">
            <text:p>45,8958</text:p>
          </table:table-cell>
        </table:table-row>
        <table:table-row table:style-name="ro2">
          <table:table-cell office:value-type="float" office:value="299.8" calcext:value-type="float">
            <text:p>299,8</text:p>
          </table:table-cell>
          <table:table-cell office:value-type="float" office:value="46.0417" calcext:value-type="float">
            <text:p>46,0417</text:p>
          </table:table-cell>
        </table:table-row>
        <table:table-row table:style-name="ro2">
          <table:table-cell office:value-type="float" office:value="299.9" calcext:value-type="float">
            <text:p>299,9</text:p>
          </table:table-cell>
          <table:table-cell office:value-type="float" office:value="46.0625" calcext:value-type="float">
            <text:p>46,062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46.1458" calcext:value-type="float">
            <text:p>46,1458</text:p>
          </table:table-cell>
        </table:table-row>
        <table:table-row table:style-name="ro2">
          <table:table-cell office:value-type="float" office:value="300.1" calcext:value-type="float">
            <text:p>300,1</text:p>
          </table:table-cell>
          <table:table-cell office:value-type="float" office:value="47.0417" calcext:value-type="float">
            <text:p>47,0417</text:p>
          </table:table-cell>
        </table:table-row>
        <table:table-row table:style-name="ro2">
          <table:table-cell office:value-type="float" office:value="300.2" calcext:value-type="float">
            <text:p>300,2</text:p>
          </table:table-cell>
          <table:table-cell office:value-type="float" office:value="46.5208" calcext:value-type="float">
            <text:p>46,5208</text:p>
          </table:table-cell>
        </table:table-row>
        <table:table-row table:style-name="ro2">
          <table:table-cell office:value-type="float" office:value="300.3" calcext:value-type="float">
            <text:p>300,3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300.4" calcext:value-type="float">
            <text:p>300,4</text:p>
          </table:table-cell>
          <table:table-cell office:value-type="float" office:value="46.1667" calcext:value-type="float">
            <text:p>46,1667</text:p>
          </table:table-cell>
        </table:table-row>
        <table:table-row table:style-name="ro2">
          <table:table-cell office:value-type="float" office:value="300.5" calcext:value-type="float">
            <text:p>300,5</text:p>
          </table:table-cell>
          <table:table-cell office:value-type="float" office:value="46.7083" calcext:value-type="float">
            <text:p>46,7083</text:p>
          </table:table-cell>
        </table:table-row>
        <table:table-row table:style-name="ro2">
          <table:table-cell office:value-type="float" office:value="300.6" calcext:value-type="float">
            <text:p>300,6</text:p>
          </table:table-cell>
          <table:table-cell office:value-type="float" office:value="46.4167" calcext:value-type="float">
            <text:p>46,4167</text:p>
          </table:table-cell>
        </table:table-row>
        <table:table-row table:style-name="ro2">
          <table:table-cell office:value-type="float" office:value="300.7" calcext:value-type="float">
            <text:p>300,7</text:p>
          </table:table-cell>
          <table:table-cell office:value-type="float" office:value="46.6042" calcext:value-type="float">
            <text:p>46,6042</text:p>
          </table:table-cell>
        </table:table-row>
        <table:table-row table:style-name="ro2">
          <table:table-cell office:value-type="float" office:value="300.8" calcext:value-type="float">
            <text:p>300,8</text:p>
          </table:table-cell>
          <table:table-cell office:value-type="float" office:value="47.1458" calcext:value-type="float">
            <text:p>47,1458</text:p>
          </table:table-cell>
        </table:table-row>
        <table:table-row table:style-name="ro2">
          <table:table-cell office:value-type="float" office:value="300.9" calcext:value-type="float">
            <text:p>300,9</text:p>
          </table:table-cell>
          <table:table-cell office:value-type="float" office:value="46.7917" calcext:value-type="float">
            <text:p>46,7917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47.6458" calcext:value-type="float">
            <text:p>47,6458</text:p>
          </table:table-cell>
        </table:table-row>
        <table:table-row table:style-name="ro2">
          <table:table-cell office:value-type="float" office:value="301.1" calcext:value-type="float">
            <text:p>301,1</text:p>
          </table:table-cell>
          <table:table-cell office:value-type="float" office:value="47.1458" calcext:value-type="float">
            <text:p>47,1458</text:p>
          </table:table-cell>
        </table:table-row>
        <table:table-row table:style-name="ro2">
          <table:table-cell office:value-type="float" office:value="301.2" calcext:value-type="float">
            <text:p>301,2</text:p>
          </table:table-cell>
          <table:table-cell office:value-type="float" office:value="47.3958" calcext:value-type="float">
            <text:p>47,3958</text:p>
          </table:table-cell>
        </table:table-row>
        <table:table-row table:style-name="ro2">
          <table:table-cell office:value-type="float" office:value="301.3" calcext:value-type="float">
            <text:p>301,3</text:p>
          </table:table-cell>
          <table:table-cell office:value-type="float" office:value="47.4583" calcext:value-type="float">
            <text:p>47,4583</text:p>
          </table:table-cell>
        </table:table-row>
        <table:table-row table:style-name="ro2">
          <table:table-cell office:value-type="float" office:value="301.4" calcext:value-type="float">
            <text:p>301,4</text:p>
          </table:table-cell>
          <table:table-cell office:value-type="float" office:value="47.8542" calcext:value-type="float">
            <text:p>47,8542</text:p>
          </table:table-cell>
        </table:table-row>
        <table:table-row table:style-name="ro2">
          <table:table-cell office:value-type="float" office:value="301.5" calcext:value-type="float">
            <text:p>301,5</text:p>
          </table:table-cell>
          <table:table-cell office:value-type="float" office:value="48.0833" calcext:value-type="float">
            <text:p>48,0833</text:p>
          </table:table-cell>
        </table:table-row>
        <table:table-row table:style-name="ro2">
          <table:table-cell office:value-type="float" office:value="301.6" calcext:value-type="float">
            <text:p>301,6</text:p>
          </table:table-cell>
          <table:table-cell office:value-type="float" office:value="47.8125" calcext:value-type="float">
            <text:p>47,8125</text:p>
          </table:table-cell>
        </table:table-row>
        <table:table-row table:style-name="ro2">
          <table:table-cell office:value-type="float" office:value="301.7" calcext:value-type="float">
            <text:p>301,7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301.8" calcext:value-type="float">
            <text:p>301,8</text:p>
          </table:table-cell>
          <table:table-cell office:value-type="float" office:value="48.2083" calcext:value-type="float">
            <text:p>48,2083</text:p>
          </table:table-cell>
        </table:table-row>
        <table:table-row table:style-name="ro2">
          <table:table-cell office:value-type="float" office:value="301.9" calcext:value-type="float">
            <text:p>301,9</text:p>
          </table:table-cell>
          <table:table-cell office:value-type="float" office:value="48.0833" calcext:value-type="float">
            <text:p>48,0833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47.875" calcext:value-type="float">
            <text:p>47,875</text:p>
          </table:table-cell>
        </table:table-row>
        <table:table-row table:style-name="ro2">
          <table:table-cell office:value-type="float" office:value="302.1" calcext:value-type="float">
            <text:p>302,1</text:p>
          </table:table-cell>
          <table:table-cell office:value-type="float" office:value="48.1667" calcext:value-type="float">
            <text:p>48,1667</text:p>
          </table:table-cell>
        </table:table-row>
        <table:table-row table:style-name="ro2">
          <table:table-cell office:value-type="float" office:value="302.2" calcext:value-type="float">
            <text:p>302,2</text:p>
          </table:table-cell>
          <table:table-cell office:value-type="float" office:value="48.2917" calcext:value-type="float">
            <text:p>48,2917</text:p>
          </table:table-cell>
        </table:table-row>
        <table:table-row table:style-name="ro2">
          <table:table-cell office:value-type="float" office:value="302.3" calcext:value-type="float">
            <text:p>302,3</text:p>
          </table:table-cell>
          <table:table-cell office:value-type="float" office:value="48.7292" calcext:value-type="float">
            <text:p>48,7292</text:p>
          </table:table-cell>
        </table:table-row>
        <table:table-row table:style-name="ro2">
          <table:table-cell office:value-type="float" office:value="302.4" calcext:value-type="float">
            <text:p>302,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02.5" calcext:value-type="float">
            <text:p>302,5</text:p>
          </table:table-cell>
          <table:table-cell office:value-type="float" office:value="48.4792" calcext:value-type="float">
            <text:p>48,4792</text:p>
          </table:table-cell>
        </table:table-row>
        <table:table-row table:style-name="ro2">
          <table:table-cell office:value-type="float" office:value="302.6" calcext:value-type="float">
            <text:p>302,6</text:p>
          </table:table-cell>
          <table:table-cell office:value-type="float" office:value="48.7083" calcext:value-type="float">
            <text:p>48,7083</text:p>
          </table:table-cell>
        </table:table-row>
        <table:table-row table:style-name="ro2">
          <table:table-cell office:value-type="float" office:value="302.7" calcext:value-type="float">
            <text:p>302,7</text:p>
          </table:table-cell>
          <table:table-cell office:value-type="float" office:value="48.4792" calcext:value-type="float">
            <text:p>48,4792</text:p>
          </table:table-cell>
        </table:table-row>
        <table:table-row table:style-name="ro2">
          <table:table-cell office:value-type="float" office:value="302.8" calcext:value-type="float">
            <text:p>302,8</text:p>
          </table:table-cell>
          <table:table-cell office:value-type="float" office:value="48.9792" calcext:value-type="float">
            <text:p>48,9792</text:p>
          </table:table-cell>
        </table:table-row>
        <table:table-row table:style-name="ro2">
          <table:table-cell office:value-type="float" office:value="302.9" calcext:value-type="float">
            <text:p>302,9</text:p>
          </table:table-cell>
          <table:table-cell office:value-type="float" office:value="49.1042" calcext:value-type="float">
            <text:p>49,1042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49.1875" calcext:value-type="float">
            <text:p>49,1875</text:p>
          </table:table-cell>
        </table:table-row>
        <table:table-row table:style-name="ro2">
          <table:table-cell office:value-type="float" office:value="303.1" calcext:value-type="float">
            <text:p>303,1</text:p>
          </table:table-cell>
          <table:table-cell office:value-type="float" office:value="48.9167" calcext:value-type="float">
            <text:p>48,9167</text:p>
          </table:table-cell>
        </table:table-row>
        <table:table-row table:style-name="ro2">
          <table:table-cell office:value-type="float" office:value="303.2" calcext:value-type="float">
            <text:p>303,2</text:p>
          </table:table-cell>
          <table:table-cell office:value-type="float" office:value="49.125" calcext:value-type="float">
            <text:p>49,125</text:p>
          </table:table-cell>
        </table:table-row>
        <table:table-row table:style-name="ro2">
          <table:table-cell office:value-type="float" office:value="303.3" calcext:value-type="float">
            <text:p>303,3</text:p>
          </table:table-cell>
          <table:table-cell office:value-type="float" office:value="49.75" calcext:value-type="float">
            <text:p>49,75</text:p>
          </table:table-cell>
        </table:table-row>
        <table:table-row table:style-name="ro2">
          <table:table-cell office:value-type="float" office:value="303.4" calcext:value-type="float">
            <text:p>303,4</text:p>
          </table:table-cell>
          <table:table-cell office:value-type="float" office:value="48.75" calcext:value-type="float">
            <text:p>48,75</text:p>
          </table:table-cell>
        </table:table-row>
        <table:table-row table:style-name="ro2">
          <table:table-cell office:value-type="float" office:value="303.5" calcext:value-type="float">
            <text:p>303,5</text:p>
          </table:table-cell>
          <table:table-cell office:value-type="float" office:value="49.375" calcext:value-type="float">
            <text:p>49,375</text:p>
          </table:table-cell>
        </table:table-row>
        <table:table-row table:style-name="ro2">
          <table:table-cell office:value-type="float" office:value="303.6" calcext:value-type="float">
            <text:p>303,6</text:p>
          </table:table-cell>
          <table:table-cell office:value-type="float" office:value="49.7708" calcext:value-type="float">
            <text:p>49,7708</text:p>
          </table:table-cell>
        </table:table-row>
        <table:table-row table:style-name="ro2">
          <table:table-cell office:value-type="float" office:value="303.7" calcext:value-type="float">
            <text:p>303,7</text:p>
          </table:table-cell>
          <table:table-cell office:value-type="float" office:value="47.6458" calcext:value-type="float">
            <text:p>47,6458</text:p>
          </table:table-cell>
        </table:table-row>
        <table:table-row table:style-name="ro2">
          <table:table-cell office:value-type="float" office:value="303.8" calcext:value-type="float">
            <text:p>303,8</text:p>
          </table:table-cell>
          <table:table-cell office:value-type="float" office:value="48.0417" calcext:value-type="float">
            <text:p>48,0417</text:p>
          </table:table-cell>
        </table:table-row>
        <table:table-row table:style-name="ro2">
          <table:table-cell office:value-type="float" office:value="303.9" calcext:value-type="float">
            <text:p>303,9</text:p>
          </table:table-cell>
          <table:table-cell office:value-type="float" office:value="48.8125" calcext:value-type="float">
            <text:p>48,812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50.2708" calcext:value-type="float">
            <text:p>50,2708</text:p>
          </table:table-cell>
        </table:table-row>
        <table:table-row table:style-name="ro2">
          <table:table-cell office:value-type="float" office:value="304.1" calcext:value-type="float">
            <text:p>304,1</text:p>
          </table:table-cell>
          <table:table-cell office:value-type="float" office:value="52.9375" calcext:value-type="float">
            <text:p>52,9375</text:p>
          </table:table-cell>
        </table:table-row>
        <table:table-row table:style-name="ro2">
          <table:table-cell office:value-type="float" office:value="304.2" calcext:value-type="float">
            <text:p>304,2</text:p>
          </table:table-cell>
          <table:table-cell office:value-type="float" office:value="57.5417" calcext:value-type="float">
            <text:p>57,5417</text:p>
          </table:table-cell>
        </table:table-row>
        <table:table-row table:style-name="ro2">
          <table:table-cell office:value-type="float" office:value="304.3" calcext:value-type="float">
            <text:p>304,3</text:p>
          </table:table-cell>
          <table:table-cell office:value-type="float" office:value="61.4375" calcext:value-type="float">
            <text:p>61,4375</text:p>
          </table:table-cell>
        </table:table-row>
        <table:table-row table:style-name="ro2">
          <table:table-cell office:value-type="float" office:value="304.4" calcext:value-type="float">
            <text:p>304,4</text:p>
          </table:table-cell>
          <table:table-cell office:value-type="float" office:value="63.75" calcext:value-type="float">
            <text:p>63,75</text:p>
          </table:table-cell>
        </table:table-row>
        <table:table-row table:style-name="ro2">
          <table:table-cell office:value-type="float" office:value="304.5" calcext:value-type="float">
            <text:p>304,5</text:p>
          </table:table-cell>
          <table:table-cell office:value-type="float" office:value="68.5208" calcext:value-type="float">
            <text:p>68,5208</text:p>
          </table:table-cell>
        </table:table-row>
        <table:table-row table:style-name="ro2">
          <table:table-cell office:value-type="float" office:value="304.6" calcext:value-type="float">
            <text:p>304,6</text:p>
          </table:table-cell>
          <table:table-cell office:value-type="float" office:value="70.1042" calcext:value-type="float">
            <text:p>70,1042</text:p>
          </table:table-cell>
        </table:table-row>
        <table:table-row table:style-name="ro2">
          <table:table-cell office:value-type="float" office:value="304.7" calcext:value-type="float">
            <text:p>304,7</text:p>
          </table:table-cell>
          <table:table-cell office:value-type="float" office:value="71.5208" calcext:value-type="float">
            <text:p>71,5208</text:p>
          </table:table-cell>
        </table:table-row>
        <table:table-row table:style-name="ro2">
          <table:table-cell office:value-type="float" office:value="304.8" calcext:value-type="float">
            <text:p>304,8</text:p>
          </table:table-cell>
          <table:table-cell office:value-type="float" office:value="73.3542" calcext:value-type="float">
            <text:p>73,3542</text:p>
          </table:table-cell>
        </table:table-row>
        <table:table-row table:style-name="ro2">
          <table:table-cell office:value-type="float" office:value="304.9" calcext:value-type="float">
            <text:p>304,9</text:p>
          </table:table-cell>
          <table:table-cell office:value-type="float" office:value="73.1042" calcext:value-type="float">
            <text:p>73,1042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74.1042" calcext:value-type="float">
            <text:p>74,1042</text:p>
          </table:table-cell>
        </table:table-row>
        <table:table-row table:style-name="ro2">
          <table:table-cell office:value-type="float" office:value="305.1" calcext:value-type="float">
            <text:p>305,1</text:p>
          </table:table-cell>
          <table:table-cell office:value-type="float" office:value="74.2083" calcext:value-type="float">
            <text:p>74,2083</text:p>
          </table:table-cell>
        </table:table-row>
        <table:table-row table:style-name="ro2">
          <table:table-cell office:value-type="float" office:value="305.2" calcext:value-type="float">
            <text:p>305,2</text:p>
          </table:table-cell>
          <table:table-cell office:value-type="float" office:value="74.5417" calcext:value-type="float">
            <text:p>74,5417</text:p>
          </table:table-cell>
        </table:table-row>
        <table:table-row table:style-name="ro2">
          <table:table-cell office:value-type="float" office:value="305.3" calcext:value-type="float">
            <text:p>305,3</text:p>
          </table:table-cell>
          <table:table-cell office:value-type="float" office:value="74.9167" calcext:value-type="float">
            <text:p>74,9167</text:p>
          </table:table-cell>
        </table:table-row>
        <table:table-row table:style-name="ro2">
          <table:table-cell office:value-type="float" office:value="305.4" calcext:value-type="float">
            <text:p>305,4</text:p>
          </table:table-cell>
          <table:table-cell office:value-type="float" office:value="74.9792" calcext:value-type="float">
            <text:p>74,9792</text:p>
          </table:table-cell>
        </table:table-row>
        <table:table-row table:style-name="ro2">
          <table:table-cell office:value-type="float" office:value="305.5" calcext:value-type="float">
            <text:p>305,5</text:p>
          </table:table-cell>
          <table:table-cell office:value-type="float" office:value="75.5417" calcext:value-type="float">
            <text:p>75,5417</text:p>
          </table:table-cell>
        </table:table-row>
        <table:table-row table:style-name="ro2">
          <table:table-cell office:value-type="float" office:value="305.6" calcext:value-type="float">
            <text:p>305,6</text:p>
          </table:table-cell>
          <table:table-cell office:value-type="float" office:value="75.6042" calcext:value-type="float">
            <text:p>75,6042</text:p>
          </table:table-cell>
        </table:table-row>
        <table:table-row table:style-name="ro2">
          <table:table-cell office:value-type="float" office:value="305.7" calcext:value-type="float">
            <text:p>305,7</text:p>
          </table:table-cell>
          <table:table-cell office:value-type="float" office:value="75.7917" calcext:value-type="float">
            <text:p>75,7917</text:p>
          </table:table-cell>
        </table:table-row>
        <table:table-row table:style-name="ro2">
          <table:table-cell office:value-type="float" office:value="305.8" calcext:value-type="float">
            <text:p>305,8</text:p>
          </table:table-cell>
          <table:table-cell office:value-type="float" office:value="75.7917" calcext:value-type="float">
            <text:p>75,7917</text:p>
          </table:table-cell>
        </table:table-row>
        <table:table-row table:style-name="ro2">
          <table:table-cell office:value-type="float" office:value="305.9" calcext:value-type="float">
            <text:p>305,9</text:p>
          </table:table-cell>
          <table:table-cell office:value-type="float" office:value="77.0208" calcext:value-type="float">
            <text:p>77,0208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75.7292" calcext:value-type="float">
            <text:p>75,7292</text:p>
          </table:table-cell>
        </table:table-row>
        <table:table-row table:style-name="ro2">
          <table:table-cell office:value-type="float" office:value="306.1" calcext:value-type="float">
            <text:p>306,1</text:p>
          </table:table-cell>
          <table:table-cell office:value-type="float" office:value="76.6667" calcext:value-type="float">
            <text:p>76,6667</text:p>
          </table:table-cell>
        </table:table-row>
        <table:table-row table:style-name="ro2">
          <table:table-cell office:value-type="float" office:value="306.2" calcext:value-type="float">
            <text:p>306,2</text:p>
          </table:table-cell>
          <table:table-cell office:value-type="float" office:value="76.5417" calcext:value-type="float">
            <text:p>76,5417</text:p>
          </table:table-cell>
        </table:table-row>
        <table:table-row table:style-name="ro2">
          <table:table-cell office:value-type="float" office:value="306.3" calcext:value-type="float">
            <text:p>306,3</text:p>
          </table:table-cell>
          <table:table-cell office:value-type="float" office:value="76.5417" calcext:value-type="float">
            <text:p>76,5417</text:p>
          </table:table-cell>
        </table:table-row>
        <table:table-row table:style-name="ro2">
          <table:table-cell office:value-type="float" office:value="306.4" calcext:value-type="float">
            <text:p>306,4</text:p>
          </table:table-cell>
          <table:table-cell office:value-type="float" office:value="76.8958" calcext:value-type="float">
            <text:p>76,8958</text:p>
          </table:table-cell>
        </table:table-row>
        <table:table-row table:style-name="ro2">
          <table:table-cell office:value-type="float" office:value="306.5" calcext:value-type="float">
            <text:p>306,5</text:p>
          </table:table-cell>
          <table:table-cell office:value-type="float" office:value="76.625" calcext:value-type="float">
            <text:p>76,625</text:p>
          </table:table-cell>
        </table:table-row>
        <table:table-row table:style-name="ro2">
          <table:table-cell office:value-type="float" office:value="306.6" calcext:value-type="float">
            <text:p>306,6</text:p>
          </table:table-cell>
          <table:table-cell office:value-type="float" office:value="77.1042" calcext:value-type="float">
            <text:p>77,1042</text:p>
          </table:table-cell>
        </table:table-row>
        <table:table-row table:style-name="ro2">
          <table:table-cell office:value-type="float" office:value="306.7" calcext:value-type="float">
            <text:p>306,7</text:p>
          </table:table-cell>
          <table:table-cell office:value-type="float" office:value="76.8958" calcext:value-type="float">
            <text:p>76,8958</text:p>
          </table:table-cell>
        </table:table-row>
        <table:table-row table:style-name="ro2">
          <table:table-cell office:value-type="float" office:value="306.8" calcext:value-type="float">
            <text:p>306,8</text:p>
          </table:table-cell>
          <table:table-cell office:value-type="float" office:value="77.2292" calcext:value-type="float">
            <text:p>77,2292</text:p>
          </table:table-cell>
        </table:table-row>
        <table:table-row table:style-name="ro2">
          <table:table-cell office:value-type="float" office:value="306.9" calcext:value-type="float">
            <text:p>306,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77.375" calcext:value-type="float">
            <text:p>77,375</text:p>
          </table:table-cell>
        </table:table-row>
        <table:table-row table:style-name="ro2">
          <table:table-cell office:value-type="float" office:value="307.1" calcext:value-type="float">
            <text:p>307,1</text:p>
          </table:table-cell>
          <table:table-cell office:value-type="float" office:value="77.7292" calcext:value-type="float">
            <text:p>77,7292</text:p>
          </table:table-cell>
        </table:table-row>
        <table:table-row table:style-name="ro2">
          <table:table-cell office:value-type="float" office:value="307.2" calcext:value-type="float">
            <text:p>307,2</text:p>
          </table:table-cell>
          <table:table-cell office:value-type="float" office:value="77.8542" calcext:value-type="float">
            <text:p>77,8542</text:p>
          </table:table-cell>
        </table:table-row>
        <table:table-row table:style-name="ro2">
          <table:table-cell office:value-type="float" office:value="307.3" calcext:value-type="float">
            <text:p>307,3</text:p>
          </table:table-cell>
          <table:table-cell office:value-type="float" office:value="77.9375" calcext:value-type="float">
            <text:p>77,9375</text:p>
          </table:table-cell>
        </table:table-row>
        <table:table-row table:style-name="ro2">
          <table:table-cell office:value-type="float" office:value="307.4" calcext:value-type="float">
            <text:p>307,4</text:p>
          </table:table-cell>
          <table:table-cell office:value-type="float" office:value="78.0417" calcext:value-type="float">
            <text:p>78,0417</text:p>
          </table:table-cell>
        </table:table-row>
        <table:table-row table:style-name="ro2">
          <table:table-cell office:value-type="float" office:value="307.5" calcext:value-type="float">
            <text:p>307,5</text:p>
          </table:table-cell>
          <table:table-cell office:value-type="float" office:value="77.875" calcext:value-type="float">
            <text:p>77,875</text:p>
          </table:table-cell>
        </table:table-row>
        <table:table-row table:style-name="ro2">
          <table:table-cell office:value-type="float" office:value="307.6" calcext:value-type="float">
            <text:p>307,6</text:p>
          </table:table-cell>
          <table:table-cell office:value-type="float" office:value="77.7708" calcext:value-type="float">
            <text:p>77,7708</text:p>
          </table:table-cell>
        </table:table-row>
        <table:table-row table:style-name="ro2">
          <table:table-cell office:value-type="float" office:value="307.7" calcext:value-type="float">
            <text:p>307,7</text:p>
          </table:table-cell>
          <table:table-cell office:value-type="float" office:value="77.8958" calcext:value-type="float">
            <text:p>77,8958</text:p>
          </table:table-cell>
        </table:table-row>
        <table:table-row table:style-name="ro2">
          <table:table-cell office:value-type="float" office:value="307.8" calcext:value-type="float">
            <text:p>307,8</text:p>
          </table:table-cell>
          <table:table-cell office:value-type="float" office:value="77.8125" calcext:value-type="float">
            <text:p>77,8125</text:p>
          </table:table-cell>
        </table:table-row>
        <table:table-row table:style-name="ro2">
          <table:table-cell office:value-type="float" office:value="307.9" calcext:value-type="float">
            <text:p>307,9</text:p>
          </table:table-cell>
          <table:table-cell office:value-type="float" office:value="78.25" calcext:value-type="float">
            <text:p>78,25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78.4375" calcext:value-type="float">
            <text:p>78,4375</text:p>
          </table:table-cell>
        </table:table-row>
        <table:table-row table:style-name="ro2">
          <table:table-cell office:value-type="float" office:value="308.1" calcext:value-type="float">
            <text:p>308,1</text:p>
          </table:table-cell>
          <table:table-cell office:value-type="float" office:value="77.8958" calcext:value-type="float">
            <text:p>77,8958</text:p>
          </table:table-cell>
        </table:table-row>
        <table:table-row table:style-name="ro2">
          <table:table-cell office:value-type="float" office:value="308.2" calcext:value-type="float">
            <text:p>308,2</text:p>
          </table:table-cell>
          <table:table-cell office:value-type="float" office:value="77.6458" calcext:value-type="float">
            <text:p>77,6458</text:p>
          </table:table-cell>
        </table:table-row>
        <table:table-row table:style-name="ro2">
          <table:table-cell office:value-type="float" office:value="308.3" calcext:value-type="float">
            <text:p>308,3</text:p>
          </table:table-cell>
          <table:table-cell office:value-type="float" office:value="77.2917" calcext:value-type="float">
            <text:p>77,2917</text:p>
          </table:table-cell>
        </table:table-row>
        <table:table-row table:style-name="ro2">
          <table:table-cell office:value-type="float" office:value="308.4" calcext:value-type="float">
            <text:p>308,4</text:p>
          </table:table-cell>
          <table:table-cell office:value-type="float" office:value="77.2708" calcext:value-type="float">
            <text:p>77,2708</text:p>
          </table:table-cell>
        </table:table-row>
        <table:table-row table:style-name="ro2">
          <table:table-cell office:value-type="float" office:value="308.5" calcext:value-type="float">
            <text:p>308,5</text:p>
          </table:table-cell>
          <table:table-cell office:value-type="float" office:value="77.625" calcext:value-type="float">
            <text:p>77,625</text:p>
          </table:table-cell>
        </table:table-row>
        <table:table-row table:style-name="ro2">
          <table:table-cell office:value-type="float" office:value="308.6" calcext:value-type="float">
            <text:p>308,6</text:p>
          </table:table-cell>
          <table:table-cell office:value-type="float" office:value="78.1667" calcext:value-type="float">
            <text:p>78,1667</text:p>
          </table:table-cell>
        </table:table-row>
        <table:table-row table:style-name="ro2">
          <table:table-cell office:value-type="float" office:value="308.7" calcext:value-type="float">
            <text:p>308,7</text:p>
          </table:table-cell>
          <table:table-cell office:value-type="float" office:value="78.9792" calcext:value-type="float">
            <text:p>78,9792</text:p>
          </table:table-cell>
        </table:table-row>
        <table:table-row table:style-name="ro2">
          <table:table-cell office:value-type="float" office:value="308.8" calcext:value-type="float">
            <text:p>308,8</text:p>
          </table:table-cell>
          <table:table-cell office:value-type="float" office:value="79.3125" calcext:value-type="float">
            <text:p>79,3125</text:p>
          </table:table-cell>
        </table:table-row>
        <table:table-row table:style-name="ro2">
          <table:table-cell office:value-type="float" office:value="308.9" calcext:value-type="float">
            <text:p>308,9</text:p>
          </table:table-cell>
          <table:table-cell office:value-type="float" office:value="78.7917" calcext:value-type="float">
            <text:p>78,7917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78.625" calcext:value-type="float">
            <text:p>78,625</text:p>
          </table:table-cell>
        </table:table-row>
        <table:table-row table:style-name="ro2">
          <table:table-cell office:value-type="float" office:value="309.1" calcext:value-type="float">
            <text:p>309,1</text:p>
          </table:table-cell>
          <table:table-cell office:value-type="float" office:value="79.5208" calcext:value-type="float">
            <text:p>79,5208</text:p>
          </table:table-cell>
        </table:table-row>
        <table:table-row table:style-name="ro2">
          <table:table-cell office:value-type="float" office:value="309.2" calcext:value-type="float">
            <text:p>309,2</text:p>
          </table:table-cell>
          <table:table-cell office:value-type="float" office:value="78.75" calcext:value-type="float">
            <text:p>78,75</text:p>
          </table:table-cell>
        </table:table-row>
        <table:table-row table:style-name="ro2">
          <table:table-cell office:value-type="float" office:value="309.3" calcext:value-type="float">
            <text:p>309,3</text:p>
          </table:table-cell>
          <table:table-cell office:value-type="float" office:value="79.4167" calcext:value-type="float">
            <text:p>79,4167</text:p>
          </table:table-cell>
        </table:table-row>
        <table:table-row table:style-name="ro2">
          <table:table-cell office:value-type="float" office:value="309.4" calcext:value-type="float">
            <text:p>309,4</text:p>
          </table:table-cell>
          <table:table-cell office:value-type="float" office:value="78.9375" calcext:value-type="float">
            <text:p>78,9375</text:p>
          </table:table-cell>
        </table:table-row>
        <table:table-row table:style-name="ro2">
          <table:table-cell office:value-type="float" office:value="309.5" calcext:value-type="float">
            <text:p>309,5</text:p>
          </table:table-cell>
          <table:table-cell office:value-type="float" office:value="79.3125" calcext:value-type="float">
            <text:p>79,3125</text:p>
          </table:table-cell>
        </table:table-row>
        <table:table-row table:style-name="ro2">
          <table:table-cell office:value-type="float" office:value="309.6" calcext:value-type="float">
            <text:p>309,6</text:p>
          </table:table-cell>
          <table:table-cell office:value-type="float" office:value="78.75" calcext:value-type="float">
            <text:p>78,75</text:p>
          </table:table-cell>
        </table:table-row>
        <table:table-row table:style-name="ro2">
          <table:table-cell office:value-type="float" office:value="309.7" calcext:value-type="float">
            <text:p>309,7</text:p>
          </table:table-cell>
          <table:table-cell office:value-type="float" office:value="79.0833" calcext:value-type="float">
            <text:p>79,0833</text:p>
          </table:table-cell>
        </table:table-row>
        <table:table-row table:style-name="ro2">
          <table:table-cell office:value-type="float" office:value="309.8" calcext:value-type="float">
            <text:p>309,8</text:p>
          </table:table-cell>
          <table:table-cell office:value-type="float" office:value="79.1458" calcext:value-type="float">
            <text:p>79,1458</text:p>
          </table:table-cell>
        </table:table-row>
        <table:table-row table:style-name="ro2">
          <table:table-cell office:value-type="float" office:value="309.9" calcext:value-type="float">
            <text:p>309,9</text:p>
          </table:table-cell>
          <table:table-cell office:value-type="float" office:value="79.5" calcext:value-type="float">
            <text:p>79,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8.9375" calcext:value-type="float">
            <text:p>78,9375</text:p>
          </table:table-cell>
        </table:table-row>
        <table:table-row table:style-name="ro2">
          <table:table-cell office:value-type="float" office:value="310.1" calcext:value-type="float">
            <text:p>310,1</text:p>
          </table:table-cell>
          <table:table-cell office:value-type="float" office:value="78.6875" calcext:value-type="float">
            <text:p>78,6875</text:p>
          </table:table-cell>
        </table:table-row>
        <table:table-row table:style-name="ro2">
          <table:table-cell office:value-type="float" office:value="310.2" calcext:value-type="float">
            <text:p>310,2</text:p>
          </table:table-cell>
          <table:table-cell office:value-type="float" office:value="79.1042" calcext:value-type="float">
            <text:p>79,1042</text:p>
          </table:table-cell>
        </table:table-row>
        <table:table-row table:style-name="ro2">
          <table:table-cell office:value-type="float" office:value="310.3" calcext:value-type="float">
            <text:p>310,3</text:p>
          </table:table-cell>
          <table:table-cell office:value-type="float" office:value="79.4792" calcext:value-type="float">
            <text:p>79,4792</text:p>
          </table:table-cell>
        </table:table-row>
        <table:table-row table:style-name="ro2">
          <table:table-cell office:value-type="float" office:value="310.4" calcext:value-type="float">
            <text:p>310,4</text:p>
          </table:table-cell>
          <table:table-cell office:value-type="float" office:value="79.5833" calcext:value-type="float">
            <text:p>79,5833</text:p>
          </table:table-cell>
        </table:table-row>
        <table:table-row table:style-name="ro2">
          <table:table-cell office:value-type="float" office:value="310.5" calcext:value-type="float">
            <text:p>310,5</text:p>
          </table:table-cell>
          <table:table-cell office:value-type="float" office:value="79.4583" calcext:value-type="float">
            <text:p>79,4583</text:p>
          </table:table-cell>
        </table:table-row>
        <table:table-row table:style-name="ro2">
          <table:table-cell office:value-type="float" office:value="310.6" calcext:value-type="float">
            <text:p>310,6</text:p>
          </table:table-cell>
          <table:table-cell office:value-type="float" office:value="79.4167" calcext:value-type="float">
            <text:p>79,4167</text:p>
          </table:table-cell>
        </table:table-row>
        <table:table-row table:style-name="ro2">
          <table:table-cell office:value-type="float" office:value="310.7" calcext:value-type="float">
            <text:p>310,7</text:p>
          </table:table-cell>
          <table:table-cell office:value-type="float" office:value="79.7292" calcext:value-type="float">
            <text:p>79,7292</text:p>
          </table:table-cell>
        </table:table-row>
        <table:table-row table:style-name="ro2">
          <table:table-cell office:value-type="float" office:value="310.8" calcext:value-type="float">
            <text:p>310,8</text:p>
          </table:table-cell>
          <table:table-cell office:value-type="float" office:value="79.7708" calcext:value-type="float">
            <text:p>79,7708</text:p>
          </table:table-cell>
        </table:table-row>
        <table:table-row table:style-name="ro2">
          <table:table-cell office:value-type="float" office:value="310.9" calcext:value-type="float">
            <text:p>310,9</text:p>
          </table:table-cell>
          <table:table-cell office:value-type="float" office:value="79.375" calcext:value-type="float">
            <text:p>79,37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79.4583" calcext:value-type="float">
            <text:p>79,4583</text:p>
          </table:table-cell>
        </table:table-row>
        <table:table-row table:style-name="ro2">
          <table:table-cell office:value-type="float" office:value="311.1" calcext:value-type="float">
            <text:p>311,1</text:p>
          </table:table-cell>
          <table:table-cell office:value-type="float" office:value="79.1667" calcext:value-type="float">
            <text:p>79,1667</text:p>
          </table:table-cell>
        </table:table-row>
        <table:table-row table:style-name="ro2">
          <table:table-cell office:value-type="float" office:value="311.2" calcext:value-type="float">
            <text:p>311,2</text:p>
          </table:table-cell>
          <table:table-cell office:value-type="float" office:value="79.1458" calcext:value-type="float">
            <text:p>79,1458</text:p>
          </table:table-cell>
        </table:table-row>
        <table:table-row table:style-name="ro2">
          <table:table-cell office:value-type="float" office:value="311.3" calcext:value-type="float">
            <text:p>311,3</text:p>
          </table:table-cell>
          <table:table-cell office:value-type="float" office:value="79.4167" calcext:value-type="float">
            <text:p>79,4167</text:p>
          </table:table-cell>
        </table:table-row>
        <table:table-row table:style-name="ro2">
          <table:table-cell office:value-type="float" office:value="311.4" calcext:value-type="float">
            <text:p>311,4</text:p>
          </table:table-cell>
          <table:table-cell office:value-type="float" office:value="79.3125" calcext:value-type="float">
            <text:p>79,3125</text:p>
          </table:table-cell>
        </table:table-row>
        <table:table-row table:style-name="ro2">
          <table:table-cell office:value-type="float" office:value="311.5" calcext:value-type="float">
            <text:p>311,5</text:p>
          </table:table-cell>
          <table:table-cell office:value-type="float" office:value="79.125" calcext:value-type="float">
            <text:p>79,125</text:p>
          </table:table-cell>
        </table:table-row>
        <table:table-row table:style-name="ro2">
          <table:table-cell office:value-type="float" office:value="311.6" calcext:value-type="float">
            <text:p>311,6</text:p>
          </table:table-cell>
          <table:table-cell office:value-type="float" office:value="79.625" calcext:value-type="float">
            <text:p>79,625</text:p>
          </table:table-cell>
        </table:table-row>
        <table:table-row table:style-name="ro2">
          <table:table-cell office:value-type="float" office:value="311.7" calcext:value-type="float">
            <text:p>311,7</text:p>
          </table:table-cell>
          <table:table-cell office:value-type="float" office:value="79.2708" calcext:value-type="float">
            <text:p>79,2708</text:p>
          </table:table-cell>
        </table:table-row>
        <table:table-row table:style-name="ro2">
          <table:table-cell office:value-type="float" office:value="311.8" calcext:value-type="float">
            <text:p>311,8</text:p>
          </table:table-cell>
          <table:table-cell office:value-type="float" office:value="79.75" calcext:value-type="float">
            <text:p>79,75</text:p>
          </table:table-cell>
        </table:table-row>
        <table:table-row table:style-name="ro2">
          <table:table-cell office:value-type="float" office:value="311.9" calcext:value-type="float">
            <text:p>311,9</text:p>
          </table:table-cell>
          <table:table-cell office:value-type="float" office:value="79.9792" calcext:value-type="float">
            <text:p>79,979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78.0625" calcext:value-type="float">
            <text:p>78,0625</text:p>
          </table:table-cell>
        </table:table-row>
        <table:table-row table:style-name="ro2">
          <table:table-cell office:value-type="float" office:value="312.1" calcext:value-type="float">
            <text:p>312,1</text:p>
          </table:table-cell>
          <table:table-cell office:value-type="float" office:value="76.8958" calcext:value-type="float">
            <text:p>76,8958</text:p>
          </table:table-cell>
        </table:table-row>
        <table:table-row table:style-name="ro2">
          <table:table-cell office:value-type="float" office:value="312.2" calcext:value-type="float">
            <text:p>312,2</text:p>
          </table:table-cell>
          <table:table-cell office:value-type="float" office:value="75.2292" calcext:value-type="float">
            <text:p>75,2292</text:p>
          </table:table-cell>
        </table:table-row>
        <table:table-row table:style-name="ro2">
          <table:table-cell office:value-type="float" office:value="312.3" calcext:value-type="float">
            <text:p>312,3</text:p>
          </table:table-cell>
          <table:table-cell office:value-type="float" office:value="73.8333" calcext:value-type="float">
            <text:p>73,8333</text:p>
          </table:table-cell>
        </table:table-row>
        <table:table-row table:style-name="ro2">
          <table:table-cell office:value-type="float" office:value="312.4" calcext:value-type="float">
            <text:p>312,4</text:p>
          </table:table-cell>
          <table:table-cell office:value-type="float" office:value="72.875" calcext:value-type="float">
            <text:p>72,875</text:p>
          </table:table-cell>
        </table:table-row>
        <table:table-row table:style-name="ro2">
          <table:table-cell office:value-type="float" office:value="312.5" calcext:value-type="float">
            <text:p>312,5</text:p>
          </table:table-cell>
          <table:table-cell office:value-type="float" office:value="72.4375" calcext:value-type="float">
            <text:p>72,4375</text:p>
          </table:table-cell>
        </table:table-row>
        <table:table-row table:style-name="ro2">
          <table:table-cell office:value-type="float" office:value="312.6" calcext:value-type="float">
            <text:p>312,6</text:p>
          </table:table-cell>
          <table:table-cell office:value-type="float" office:value="72.0625" calcext:value-type="float">
            <text:p>72,0625</text:p>
          </table:table-cell>
        </table:table-row>
        <table:table-row table:style-name="ro2">
          <table:table-cell office:value-type="float" office:value="312.7" calcext:value-type="float">
            <text:p>312,7</text:p>
          </table:table-cell>
          <table:table-cell office:value-type="float" office:value="71.875" calcext:value-type="float">
            <text:p>71,875</text:p>
          </table:table-cell>
        </table:table-row>
        <table:table-row table:style-name="ro2">
          <table:table-cell office:value-type="float" office:value="312.8" calcext:value-type="float">
            <text:p>312,8</text:p>
          </table:table-cell>
          <table:table-cell office:value-type="float" office:value="71.25" calcext:value-type="float">
            <text:p>71,25</text:p>
          </table:table-cell>
        </table:table-row>
        <table:table-row table:style-name="ro2">
          <table:table-cell office:value-type="float" office:value="312.9" calcext:value-type="float">
            <text:p>312,9</text:p>
          </table:table-cell>
          <table:table-cell office:value-type="float" office:value="71.3542" calcext:value-type="float">
            <text:p>71,3542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71.0208" calcext:value-type="float">
            <text:p>71,0208</text:p>
          </table:table-cell>
        </table:table-row>
        <table:table-row table:style-name="ro2">
          <table:table-cell office:value-type="float" office:value="313.1" calcext:value-type="float">
            <text:p>313,1</text:p>
          </table:table-cell>
          <table:table-cell office:value-type="float" office:value="70.7708" calcext:value-type="float">
            <text:p>70,7708</text:p>
          </table:table-cell>
        </table:table-row>
        <table:table-row table:style-name="ro2">
          <table:table-cell office:value-type="float" office:value="313.2" calcext:value-type="float">
            <text:p>313,2</text:p>
          </table:table-cell>
          <table:table-cell office:value-type="float" office:value="70.8333" calcext:value-type="float">
            <text:p>70,8333</text:p>
          </table:table-cell>
        </table:table-row>
        <table:table-row table:style-name="ro2">
          <table:table-cell office:value-type="float" office:value="313.3" calcext:value-type="float">
            <text:p>313,3</text:p>
          </table:table-cell>
          <table:table-cell office:value-type="float" office:value="70.6667" calcext:value-type="float">
            <text:p>70,6667</text:p>
          </table:table-cell>
        </table:table-row>
        <table:table-row table:style-name="ro2">
          <table:table-cell office:value-type="float" office:value="313.4" calcext:value-type="float">
            <text:p>313,4</text:p>
          </table:table-cell>
          <table:table-cell office:value-type="float" office:value="70.3333" calcext:value-type="float">
            <text:p>70,3333</text:p>
          </table:table-cell>
        </table:table-row>
        <table:table-row table:style-name="ro2">
          <table:table-cell office:value-type="float" office:value="313.5" calcext:value-type="float">
            <text:p>313,5</text:p>
          </table:table-cell>
          <table:table-cell office:value-type="float" office:value="70.1042" calcext:value-type="float">
            <text:p>70,1042</text:p>
          </table:table-cell>
        </table:table-row>
        <table:table-row table:style-name="ro2">
          <table:table-cell office:value-type="float" office:value="313.6" calcext:value-type="float">
            <text:p>313,6</text:p>
          </table:table-cell>
          <table:table-cell office:value-type="float" office:value="69.8333" calcext:value-type="float">
            <text:p>69,8333</text:p>
          </table:table-cell>
        </table:table-row>
        <table:table-row table:style-name="ro2">
          <table:table-cell office:value-type="float" office:value="313.7" calcext:value-type="float">
            <text:p>313,7</text:p>
          </table:table-cell>
          <table:table-cell office:value-type="float" office:value="69.1458" calcext:value-type="float">
            <text:p>69,1458</text:p>
          </table:table-cell>
        </table:table-row>
        <table:table-row table:style-name="ro2">
          <table:table-cell office:value-type="float" office:value="313.8" calcext:value-type="float">
            <text:p>313,8</text:p>
          </table:table-cell>
          <table:table-cell office:value-type="float" office:value="69.75" calcext:value-type="float">
            <text:p>69,75</text:p>
          </table:table-cell>
        </table:table-row>
        <table:table-row table:style-name="ro2">
          <table:table-cell office:value-type="float" office:value="313.9" calcext:value-type="float">
            <text:p>313,9</text:p>
          </table:table-cell>
          <table:table-cell office:value-type="float" office:value="68.375" calcext:value-type="float">
            <text:p>68,37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68.5417" calcext:value-type="float">
            <text:p>68,5417</text:p>
          </table:table-cell>
        </table:table-row>
        <table:table-row table:style-name="ro2">
          <table:table-cell office:value-type="float" office:value="314.1" calcext:value-type="float">
            <text:p>314,1</text:p>
          </table:table-cell>
          <table:table-cell office:value-type="float" office:value="69.3333" calcext:value-type="float">
            <text:p>69,3333</text:p>
          </table:table-cell>
        </table:table-row>
        <table:table-row table:style-name="ro2">
          <table:table-cell office:value-type="float" office:value="314.2" calcext:value-type="float">
            <text:p>314,2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14.3" calcext:value-type="float">
            <text:p>314,3</text:p>
          </table:table-cell>
          <table:table-cell office:value-type="float" office:value="68.625" calcext:value-type="float">
            <text:p>68,625</text:p>
          </table:table-cell>
        </table:table-row>
        <table:table-row table:style-name="ro2">
          <table:table-cell office:value-type="float" office:value="314.4" calcext:value-type="float">
            <text:p>314,4</text:p>
          </table:table-cell>
          <table:table-cell office:value-type="float" office:value="68.875" calcext:value-type="float">
            <text:p>68,875</text:p>
          </table:table-cell>
        </table:table-row>
        <table:table-row table:style-name="ro2">
          <table:table-cell office:value-type="float" office:value="314.5" calcext:value-type="float">
            <text:p>314,5</text:p>
          </table:table-cell>
          <table:table-cell office:value-type="float" office:value="68.1458" calcext:value-type="float">
            <text:p>68,1458</text:p>
          </table:table-cell>
        </table:table-row>
        <table:table-row table:style-name="ro2">
          <table:table-cell office:value-type="float" office:value="314.6" calcext:value-type="float">
            <text:p>314,6</text:p>
          </table:table-cell>
          <table:table-cell office:value-type="float" office:value="67.9167" calcext:value-type="float">
            <text:p>67,9167</text:p>
          </table:table-cell>
        </table:table-row>
        <table:table-row table:style-name="ro2">
          <table:table-cell office:value-type="float" office:value="314.7" calcext:value-type="float">
            <text:p>314,7</text:p>
          </table:table-cell>
          <table:table-cell office:value-type="float" office:value="68.2708" calcext:value-type="float">
            <text:p>68,2708</text:p>
          </table:table-cell>
        </table:table-row>
        <table:table-row table:style-name="ro2">
          <table:table-cell office:value-type="float" office:value="314.8" calcext:value-type="float">
            <text:p>314,8</text:p>
          </table:table-cell>
          <table:table-cell office:value-type="float" office:value="67.375" calcext:value-type="float">
            <text:p>67,375</text:p>
          </table:table-cell>
        </table:table-row>
        <table:table-row table:style-name="ro2">
          <table:table-cell office:value-type="float" office:value="314.9" calcext:value-type="float">
            <text:p>314,9</text:p>
          </table:table-cell>
          <table:table-cell office:value-type="float" office:value="68.0417" calcext:value-type="float">
            <text:p>68,041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67.875" calcext:value-type="float">
            <text:p>67,875</text:p>
          </table:table-cell>
        </table:table-row>
        <table:table-row table:style-name="ro2">
          <table:table-cell office:value-type="float" office:value="315.1" calcext:value-type="float">
            <text:p>315,1</text:p>
          </table:table-cell>
          <table:table-cell office:value-type="float" office:value="67.9583" calcext:value-type="float">
            <text:p>67,9583</text:p>
          </table:table-cell>
        </table:table-row>
        <table:table-row table:style-name="ro2">
          <table:table-cell office:value-type="float" office:value="315.2" calcext:value-type="float">
            <text:p>315,2</text:p>
          </table:table-cell>
          <table:table-cell office:value-type="float" office:value="67.4375" calcext:value-type="float">
            <text:p>67,4375</text:p>
          </table:table-cell>
        </table:table-row>
        <table:table-row table:style-name="ro2">
          <table:table-cell office:value-type="float" office:value="315.3" calcext:value-type="float">
            <text:p>315,3</text:p>
          </table:table-cell>
          <table:table-cell office:value-type="float" office:value="67.2917" calcext:value-type="float">
            <text:p>67,2917</text:p>
          </table:table-cell>
        </table:table-row>
        <table:table-row table:style-name="ro2">
          <table:table-cell office:value-type="float" office:value="315.4" calcext:value-type="float">
            <text:p>315,4</text:p>
          </table:table-cell>
          <table:table-cell office:value-type="float" office:value="67.5" calcext:value-type="float">
            <text:p>67,5</text:p>
          </table:table-cell>
        </table:table-row>
        <table:table-row table:style-name="ro2">
          <table:table-cell office:value-type="float" office:value="315.5" calcext:value-type="float">
            <text:p>315,5</text:p>
          </table:table-cell>
          <table:table-cell office:value-type="float" office:value="66.75" calcext:value-type="float">
            <text:p>66,75</text:p>
          </table:table-cell>
        </table:table-row>
        <table:table-row table:style-name="ro2">
          <table:table-cell office:value-type="float" office:value="315.6" calcext:value-type="float">
            <text:p>315,6</text:p>
          </table:table-cell>
          <table:table-cell office:value-type="float" office:value="67.0417" calcext:value-type="float">
            <text:p>67,0417</text:p>
          </table:table-cell>
        </table:table-row>
        <table:table-row table:style-name="ro2">
          <table:table-cell office:value-type="float" office:value="315.7" calcext:value-type="float">
            <text:p>315,7</text:p>
          </table:table-cell>
          <table:table-cell office:value-type="float" office:value="66.2917" calcext:value-type="float">
            <text:p>66,2917</text:p>
          </table:table-cell>
        </table:table-row>
        <table:table-row table:style-name="ro2">
          <table:table-cell office:value-type="float" office:value="315.8" calcext:value-type="float">
            <text:p>315,8</text:p>
          </table:table-cell>
          <table:table-cell office:value-type="float" office:value="66.4167" calcext:value-type="float">
            <text:p>66,4167</text:p>
          </table:table-cell>
        </table:table-row>
        <table:table-row table:style-name="ro2">
          <table:table-cell office:value-type="float" office:value="315.9" calcext:value-type="float">
            <text:p>315,9</text:p>
          </table:table-cell>
          <table:table-cell office:value-type="float" office:value="66.5208" calcext:value-type="float">
            <text:p>66,5208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67.1667" calcext:value-type="float">
            <text:p>67,1667</text:p>
          </table:table-cell>
        </table:table-row>
        <table:table-row table:style-name="ro2">
          <table:table-cell office:value-type="float" office:value="316.1" calcext:value-type="float">
            <text:p>316,1</text:p>
          </table:table-cell>
          <table:table-cell office:value-type="float" office:value="71.8125" calcext:value-type="float">
            <text:p>71,8125</text:p>
          </table:table-cell>
        </table:table-row>
        <table:table-row table:style-name="ro2">
          <table:table-cell office:value-type="float" office:value="316.2" calcext:value-type="float">
            <text:p>316,2</text:p>
          </table:table-cell>
          <table:table-cell office:value-type="float" office:value="70.3333" calcext:value-type="float">
            <text:p>70,3333</text:p>
          </table:table-cell>
        </table:table-row>
        <table:table-row table:style-name="ro2">
          <table:table-cell office:value-type="float" office:value="316.3" calcext:value-type="float">
            <text:p>316,3</text:p>
          </table:table-cell>
          <table:table-cell office:value-type="float" office:value="68.875" calcext:value-type="float">
            <text:p>68,875</text:p>
          </table:table-cell>
        </table:table-row>
        <table:table-row table:style-name="ro2">
          <table:table-cell office:value-type="float" office:value="316.4" calcext:value-type="float">
            <text:p>316,4</text:p>
          </table:table-cell>
          <table:table-cell office:value-type="float" office:value="70.9792" calcext:value-type="float">
            <text:p>70,9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 style:vertical-align="middl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vtemporary_5f_981217" style:display-name="PageStyle_lvtemporary_9812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1:48:16.190000000</meta:creation-date>
    <dc:date>2016-01-11T18:07:37.995000000</dc:date>
    <meta:editing-duration>PT5H48M58S</meta:editing-duration>
    <meta:editing-cycles>1</meta:editing-cycles>
    <meta:document-statistic meta:table-count="1" meta:cell-count="6331" meta:object-count="1"/>
    <meta:generator>LibreOffice/4.4.5.2$Windows_x86 LibreOffice_project/a22f674fd25a3b6f45bdebf25400ed2adff0ff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04cm" svg:height="12.457cm" xlink:href=".." xlink:type="simple" chart:class="chart:scatter" chart:style-name="ch1">
        <chart:plot-area chart:style-name="ch2" table:cell-range-address="Feuille1.A2:Feuille1.B3166" svg:x="1.779cm" svg:y="0.249cm" svg:width="21.549cm" svg:height="10.686cm">
          <chartooo:coordinate-region svg:x="2.665cm" svg:y="0.501cm" svg:width="20.344cm" svg:height="9.681cm"/>
          <chart:axis chart:dimension="x" chart:name="primary-x" chart:style-name="ch3">
            <chart:title svg:x="12.067cm" svg:y="11.184cm" chart:style-name="ch4">
              <text:p>t (s)</text:p>
            </chart:title>
          </chart:axis>
          <chart:axis chart:dimension="y" chart:name="primary-y" chart:style-name="ch5">
            <chart:title svg:x="0.451cm" svg:y="8.949cm" chart:style-name="ch6">
              <text:p>Specular spot intensity (arb. unit)</text:p>
            </chart:title>
            <chart:grid chart:style-name="ch7" chart:class="major"/>
          </chart:axis>
          <chart:series chart:style-name="ch8" chart:values-cell-range-address="Feuille1.B2:Feuille1.B3166" chart:class="chart:scatter">
            <chart:domain table:cell-range-address="Feuille1.A2:Feuille1.A3166"/>
            <chart:data-point chart:repeated="31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3166</svg:desc>
                </draw:g>
              </table:table-cell>
              <table:table-cell office:value-type="float" office:value="106.125">
                <text:p>106.125</text:p>
                <draw:g>
                  <svg:desc>Feuille1.B2:Feuille1.B3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05.417">
                <text:p>105.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5.729">
                <text:p>105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6.375">
                <text:p>106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5.458">
                <text:p>105.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06.687">
                <text:p>106.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05.625">
                <text:p>105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06.833">
                <text:p>106.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6.312">
                <text:p>106.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05.625">
                <text:p>105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05.562">
                <text:p>105.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6.646">
                <text:p>106.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06.062">
                <text:p>106.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06.687">
                <text:p>106.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06.167">
                <text:p>106.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5.896">
                <text:p>105.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05.771">
                <text:p>105.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05.937">
                <text:p>105.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06.021">
                <text:p>106.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05.667">
                <text:p>105.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06.167">
                <text:p>106.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06.292">
                <text:p>106.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05.896">
                <text:p>105.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06.146">
                <text:p>106.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06.271">
                <text:p>106.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06.687">
                <text:p>106.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05.312">
                <text:p>105.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06.187">
                <text:p>106.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06.542">
                <text:p>106.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06.208">
                <text:p>106.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06.042">
                <text:p>106.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07.083">
                <text:p>107.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03.646">
                <text:p>103.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95.4792">
                <text:p>95.4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93.2917">
                <text:p>93.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89.8958">
                <text:p>89.8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89.5208">
                <text:p>89.5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86.6875">
                <text:p>86.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85.2708">
                <text:p>85.2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84.7917">
                <text:p>84.7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85.1875">
                <text:p>85.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83.8958">
                <text:p>83.8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84.3333">
                <text:p>84.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83.8333">
                <text:p>83.8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84.0625">
                <text:p>84.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84.7708">
                <text:p>84.7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83.7083">
                <text:p>83.70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84.0208">
                <text:p>84.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84.0625">
                <text:p>84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84.4792">
                <text:p>84.4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83.375">
                <text:p>83.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84.1458">
                <text:p>84.1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83.8542">
                <text:p>83.8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83.6875">
                <text:p>83.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82.8125">
                <text:p>82.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83.4583">
                <text:p>83.4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83.2917">
                <text:p>83.2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82.6667">
                <text:p>82.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82.8542">
                <text:p>82.8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83.6042">
                <text:p>83.6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83.2917">
                <text:p>83.2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82.4167">
                <text:p>82.4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82.2083">
                <text:p>82.2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82.7292">
                <text:p>82.7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82.4167">
                <text:p>82.4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82.2917">
                <text:p>82.2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82.7917">
                <text:p>82.7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82.2708">
                <text:p>82.2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82.3958">
                <text:p>82.3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82.5625">
                <text:p>82.5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82.8125">
                <text:p>82.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81.5625">
                <text:p>81.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2.2292">
                <text:p>82.2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82.4375">
                <text:p>82.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82.6458">
                <text:p>82.6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82.5833">
                <text:p>82.5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82.4792">
                <text:p>82.4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82.1875">
                <text:p>82.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82.9167">
                <text:p>82.9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82.1667">
                <text:p>82.1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82.8125">
                <text:p>82.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82.6458">
                <text:p>82.64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82.4375">
                <text:p>82.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82.4167">
                <text:p>82.4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82.4583">
                <text:p>82.45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83.125">
                <text:p>83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82.2292">
                <text:p>82.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82.2083">
                <text:p>82.2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80.9583">
                <text:p>80.9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81.5208">
                <text:p>81.5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80.4792">
                <text:p>80.47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81.5417">
                <text:p>81.54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83.3542">
                <text:p>83.3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83.9583">
                <text:p>83.9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84.8958">
                <text:p>84.8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86.0625">
                <text:p>86.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86.4583">
                <text:p>86.4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86.625">
                <text:p>86.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88.0625">
                <text:p>88.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87.2708">
                <text:p>87.2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88.1875">
                <text:p>88.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88.0833">
                <text:p>88.08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88.4583">
                <text:p>88.45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89.0208">
                <text:p>89.0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89.1458">
                <text:p>89.14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88.9167">
                <text:p>88.91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90.3958">
                <text:p>90.39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90.4583">
                <text:p>90.4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90.625">
                <text:p>90.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91.4375">
                <text:p>91.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91.0417">
                <text:p>91.0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92.2917">
                <text:p>92.29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90.8958">
                <text:p>90.8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91.0833">
                <text:p>91.08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91.6875">
                <text:p>91.6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91.875">
                <text:p>91.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91.9167">
                <text:p>91.9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91.1458">
                <text:p>91.14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90.3125">
                <text:p>90.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91.6458">
                <text:p>91.6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91.3958">
                <text:p>91.3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92.1667">
                <text:p>92.1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91.8958">
                <text:p>91.89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91.9375">
                <text:p>91.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92.375">
                <text:p>92.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04.292">
                <text:p>104.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22.896">
                <text:p>122.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38.792">
                <text:p>138.7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59.562">
                <text:p>159.5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81.042">
                <text:p>181.0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86.646">
                <text:p>186.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91.062">
                <text:p>191.0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96.896">
                <text:p>196.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203.292">
                <text:p>203.2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207.896">
                <text:p>207.8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210.208">
                <text:p>210.2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211.062">
                <text:p>211.0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211.646">
                <text:p>211.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213.854">
                <text:p>213.8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213.437">
                <text:p>213.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214.437">
                <text:p>214.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215.333">
                <text:p>215.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215.583">
                <text:p>215.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215.354">
                <text:p>215.3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216.562">
                <text:p>216.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217.646">
                <text:p>217.6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217.187">
                <text:p>217.1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217.146">
                <text:p>217.1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217.979">
                <text:p>217.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218.146">
                <text:p>218.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217.958">
                <text:p>217.9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218.875">
                <text:p>218.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217.958">
                <text:p>217.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217.896">
                <text:p>217.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219.021">
                <text:p>219.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218.562">
                <text:p>218.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218.979">
                <text:p>218.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218.812">
                <text:p>218.8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219.333">
                <text:p>219.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218.896">
                <text:p>218.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219.521">
                <text:p>219.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219.167">
                <text:p>219.1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218.417">
                <text:p>218.4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219.104">
                <text:p>219.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219.562">
                <text:p>219.5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219.958">
                <text:p>219.9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219.146">
                <text:p>219.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219.333">
                <text:p>219.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218.458">
                <text:p>218.4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216.146">
                <text:p>216.1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215.229">
                <text:p>215.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216.437">
                <text:p>216.4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216.417">
                <text:p>216.4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216.396">
                <text:p>216.3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216.146">
                <text:p>216.1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217.292">
                <text:p>217.2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217.729">
                <text:p>217.7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217.729">
                <text:p>217.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218.833">
                <text:p>218.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218.687">
                <text:p>218.6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219.167">
                <text:p>219.1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218.625">
                <text:p>218.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219.292">
                <text:p>219.2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219.479">
                <text:p>219.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219.521">
                <text:p>219.5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219.667">
                <text:p>219.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219.625">
                <text:p>219.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220.437">
                <text:p>220.4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220.167">
                <text:p>220.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219.396">
                <text:p>219.3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220.125">
                <text:p>220.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220.125">
                <text:p>220.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219.958">
                <text:p>219.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220.458">
                <text:p>220.4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220.937">
                <text:p>220.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220.687">
                <text:p>220.6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221.417">
                <text:p>221.4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221.167">
                <text:p>221.1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220.812">
                <text:p>220.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221.062">
                <text:p>221.0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221.271">
                <text:p>221.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220.312">
                <text:p>220.3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220.437">
                <text:p>220.4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219.042">
                <text:p>219.0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219.312">
                <text:p>219.3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219.396">
                <text:p>219.3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218.146">
                <text:p>218.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218.875">
                <text:p>218.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218.521">
                <text:p>218.5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218.146">
                <text:p>218.1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218.479">
                <text:p>218.4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218.208">
                <text:p>218.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217.375">
                <text:p>217.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218.521">
                <text:p>218.5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217.542">
                <text:p>217.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216.75">
                <text:p>216.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217.396">
                <text:p>217.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216.979">
                <text:p>216.9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217.083">
                <text:p>217.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217.062">
                <text:p>217.0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217.667">
                <text:p>217.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216.625">
                <text:p>216.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216.708">
                <text:p>216.7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216.312">
                <text:p>216.3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216.708">
                <text:p>216.7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216.771">
                <text:p>216.7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216.687">
                <text:p>216.6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216.312">
                <text:p>216.3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215.792">
                <text:p>215.7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216.083">
                <text:p>216.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216.125">
                <text:p>216.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216.354">
                <text:p>216.3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215.167">
                <text:p>215.1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215.979">
                <text:p>215.9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216.771">
                <text:p>216.7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214.792">
                <text:p>214.7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195.021">
                <text:p>195.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179.937">
                <text:p>179.9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158.208">
                <text:p>158.2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128.667">
                <text:p>128.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98.2708">
                <text:p>98.2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85.7917">
                <text:p>85.79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80.8542">
                <text:p>80.85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77.6458">
                <text:p>77.64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75.3333">
                <text:p>75.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74.0208">
                <text:p>74.02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73.9167">
                <text:p>73.91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73.9375">
                <text:p>73.9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74.6458">
                <text:p>74.6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74.1458">
                <text:p>74.14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73.9375">
                <text:p>73.9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73.1458">
                <text:p>73.14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74.0625">
                <text:p>74.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74.3542">
                <text:p>74.35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74.8542">
                <text:p>74.85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73.375">
                <text:p>73.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74.5417">
                <text:p>74.54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73.7917">
                <text:p>73.79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74.0833">
                <text:p>74.08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74.0208">
                <text:p>74.02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74.1458">
                <text:p>74.14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73.6042">
                <text:p>73.60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73.6458">
                <text:p>73.64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73.9792">
                <text:p>73.97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74.0208">
                <text:p>74.02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74.8125">
                <text:p>74.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73.4167">
                <text:p>73.41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74.1042">
                <text:p>74.10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75.0417">
                <text:p>75.04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73.7083">
                <text:p>73.7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74.3958">
                <text:p>74.39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74.4792">
                <text:p>74.47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74.0833">
                <text:p>74.08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74.2917">
                <text:p>74.29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74.7292">
                <text:p>74.7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74.6875">
                <text:p>74.68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74.5625">
                <text:p>74.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74.6042">
                <text:p>74.6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74.4167">
                <text:p>74.41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74.9375">
                <text:p>74.9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74.9375">
                <text:p>74.9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75.0208">
                <text:p>75.02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75.5625">
                <text:p>75.5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74.6667">
                <text:p>74.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73.0833">
                <text:p>73.08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75.4583">
                <text:p>75.45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76.7292">
                <text:p>76.7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76.3958">
                <text:p>76.39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76.7292">
                <text:p>76.72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77.1875">
                <text:p>77.1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77.5417">
                <text:p>77.54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77.6458">
                <text:p>77.64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77.8333">
                <text:p>77.8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78.4792">
                <text:p>78.47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79.0208">
                <text:p>79.02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79.1875">
                <text:p>79.1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79.4375">
                <text:p>79.4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80.1042">
                <text:p>80.10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80.7708">
                <text:p>80.77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80.2292">
                <text:p>80.22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81.0208">
                <text:p>81.02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81.2292">
                <text:p>81.22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82.7292">
                <text:p>82.7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82.1875">
                <text:p>82.1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83.0625">
                <text:p>83.0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83.0208">
                <text:p>83.02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83.3542">
                <text:p>83.35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83.875">
                <text:p>83.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83.7917">
                <text:p>83.79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85.125">
                <text:p>85.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84.625">
                <text:p>84.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85.0417">
                <text:p>85.04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85.8542">
                <text:p>85.85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85.7083">
                <text:p>85.70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85.9583">
                <text:p>85.95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86.875">
                <text:p>86.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87.0208">
                <text:p>87.0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87.3958">
                <text:p>87.39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93.3958">
                <text:p>93.39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102.625">
                <text:p>102.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">
                <text:p>40.1</text:p>
              </table:table-cell>
              <table:table-cell office:value-type="float" office:value="119.917">
                <text:p>119.9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">
                <text:p>40.2</text:p>
              </table:table-cell>
              <table:table-cell office:value-type="float" office:value="127.354">
                <text:p>127.3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">
                <text:p>40.3</text:p>
              </table:table-cell>
              <table:table-cell office:value-type="float" office:value="139.521">
                <text:p>139.5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">
                <text:p>40.4</text:p>
              </table:table-cell>
              <table:table-cell office:value-type="float" office:value="143.854">
                <text:p>143.8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">
                <text:p>40.5</text:p>
              </table:table-cell>
              <table:table-cell office:value-type="float" office:value="149.667">
                <text:p>149.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">
                <text:p>40.6</text:p>
              </table:table-cell>
              <table:table-cell office:value-type="float" office:value="156.167">
                <text:p>156.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">
                <text:p>40.7</text:p>
              </table:table-cell>
              <table:table-cell office:value-type="float" office:value="158.729">
                <text:p>158.7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">
                <text:p>40.8</text:p>
              </table:table-cell>
              <table:table-cell office:value-type="float" office:value="161.062">
                <text:p>161.0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">
                <text:p>40.9</text:p>
              </table:table-cell>
              <table:table-cell office:value-type="float" office:value="162.646">
                <text:p>162.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163.437">
                <text:p>163.4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">
                <text:p>41.1</text:p>
              </table:table-cell>
              <table:table-cell office:value-type="float" office:value="162.562">
                <text:p>162.5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">
                <text:p>41.2</text:p>
              </table:table-cell>
              <table:table-cell office:value-type="float" office:value="162.354">
                <text:p>162.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">
                <text:p>41.3</text:p>
              </table:table-cell>
              <table:table-cell office:value-type="float" office:value="163.208">
                <text:p>163.2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">
                <text:p>41.4</text:p>
              </table:table-cell>
              <table:table-cell office:value-type="float" office:value="161.917">
                <text:p>161.9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">
                <text:p>41.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162.146">
                <text:p>162.1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">
                <text:p>41.7</text:p>
              </table:table-cell>
              <table:table-cell office:value-type="float" office:value="162.437">
                <text:p>162.4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">
                <text:p>41.8</text:p>
              </table:table-cell>
              <table:table-cell office:value-type="float" office:value="163.021">
                <text:p>163.0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161.521">
                <text:p>161.5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160.979">
                <text:p>160.9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">
                <text:p>42.1</text:p>
              </table:table-cell>
              <table:table-cell office:value-type="float" office:value="161.604">
                <text:p>161.6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">
                <text:p>42.2</text:p>
              </table:table-cell>
              <table:table-cell office:value-type="float" office:value="161.667">
                <text:p>161.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">
                <text:p>42.3</text:p>
              </table:table-cell>
              <table:table-cell office:value-type="float" office:value="160.646">
                <text:p>160.6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">
                <text:p>42.4</text:p>
              </table:table-cell>
              <table:table-cell office:value-type="float" office:value="160.75">
                <text:p>160.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">
                <text:p>42.5</text:p>
              </table:table-cell>
              <table:table-cell office:value-type="float" office:value="162.021">
                <text:p>162.0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">
                <text:p>42.6</text:p>
              </table:table-cell>
              <table:table-cell office:value-type="float" office:value="160.771">
                <text:p>160.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">
                <text:p>42.7</text:p>
              </table:table-cell>
              <table:table-cell office:value-type="float" office:value="161.687">
                <text:p>161.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">
                <text:p>42.8</text:p>
              </table:table-cell>
              <table:table-cell office:value-type="float" office:value="160.062">
                <text:p>160.0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">
                <text:p>42.9</text:p>
              </table:table-cell>
              <table:table-cell office:value-type="float" office:value="160.792">
                <text:p>160.7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161.375">
                <text:p>161.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">
                <text:p>43.1</text:p>
              </table:table-cell>
              <table:table-cell office:value-type="float" office:value="160.833">
                <text:p>160.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">
                <text:p>43.2</text:p>
              </table:table-cell>
              <table:table-cell office:value-type="float" office:value="159.542">
                <text:p>159.5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">
                <text:p>43.3</text:p>
              </table:table-cell>
              <table:table-cell office:value-type="float" office:value="160.062">
                <text:p>160.0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">
                <text:p>43.4</text:p>
              </table:table-cell>
              <table:table-cell office:value-type="float" office:value="160.604">
                <text:p>160.6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">
                <text:p>43.5</text:p>
              </table:table-cell>
              <table:table-cell office:value-type="float" office:value="159.167">
                <text:p>159.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">
                <text:p>43.6</text:p>
              </table:table-cell>
              <table:table-cell office:value-type="float" office:value="160.229">
                <text:p>160.2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">
                <text:p>43.7</text:p>
              </table:table-cell>
              <table:table-cell office:value-type="float" office:value="159.917">
                <text:p>159.9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">
                <text:p>43.8</text:p>
              </table:table-cell>
              <table:table-cell office:value-type="float" office:value="160.771">
                <text:p>160.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">
                <text:p>43.9</text:p>
              </table:table-cell>
              <table:table-cell office:value-type="float" office:value="159.542">
                <text:p>159.5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159.521">
                <text:p>159.5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">
                <text:p>44.1</text:p>
              </table:table-cell>
              <table:table-cell office:value-type="float" office:value="160.229">
                <text:p>160.2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">
                <text:p>44.2</text:p>
              </table:table-cell>
              <table:table-cell office:value-type="float" office:value="160.312">
                <text:p>160.3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">
                <text:p>44.3</text:p>
              </table:table-cell>
              <table:table-cell office:value-type="float" office:value="159.333">
                <text:p>159.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">
                <text:p>44.4</text:p>
              </table:table-cell>
              <table:table-cell office:value-type="float" office:value="159.25">
                <text:p>159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">
                <text:p>44.5</text:p>
              </table:table-cell>
              <table:table-cell office:value-type="float" office:value="159.625">
                <text:p>159.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">
                <text:p>44.6</text:p>
              </table:table-cell>
              <table:table-cell office:value-type="float" office:value="159.271">
                <text:p>159.2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">
                <text:p>44.7</text:p>
              </table:table-cell>
              <table:table-cell office:value-type="float" office:value="159.75">
                <text:p>159.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">
                <text:p>44.8</text:p>
              </table:table-cell>
              <table:table-cell office:value-type="float" office:value="158.375">
                <text:p>158.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">
                <text:p>44.9</text:p>
              </table:table-cell>
              <table:table-cell office:value-type="float" office:value="158.729">
                <text:p>158.7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">
                <text:p>45</text:p>
              </table:table-cell>
              <table:table-cell office:value-type="float" office:value="158.917">
                <text:p>158.9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">
                <text:p>45.1</text:p>
              </table:table-cell>
              <table:table-cell office:value-type="float" office:value="158.208">
                <text:p>158.2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">
                <text:p>45.2</text:p>
              </table:table-cell>
              <table:table-cell office:value-type="float" office:value="158.437">
                <text:p>158.4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">
                <text:p>45.3</text:p>
              </table:table-cell>
              <table:table-cell office:value-type="float" office:value="158.625">
                <text:p>158.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">
                <text:p>45.4</text:p>
              </table:table-cell>
              <table:table-cell office:value-type="float" office:value="158.854">
                <text:p>158.8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">
                <text:p>45.5</text:p>
              </table:table-cell>
              <table:table-cell office:value-type="float" office:value="158.292">
                <text:p>158.2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">
                <text:p>45.6</text:p>
              </table:table-cell>
              <table:table-cell office:value-type="float" office:value="158.042">
                <text:p>158.0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">
                <text:p>45.7</text:p>
              </table:table-cell>
              <table:table-cell office:value-type="float" office:value="157.917">
                <text:p>157.9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">
                <text:p>45.8</text:p>
              </table:table-cell>
              <table:table-cell office:value-type="float" office:value="158.167">
                <text:p>158.1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">
                <text:p>45.9</text:p>
              </table:table-cell>
              <table:table-cell office:value-type="float" office:value="157.271">
                <text:p>157.2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157.417">
                <text:p>157.4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">
                <text:p>46.1</text:p>
              </table:table-cell>
              <table:table-cell office:value-type="float" office:value="157.854">
                <text:p>157.8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">
                <text:p>46.2</text:p>
              </table:table-cell>
              <table:table-cell office:value-type="float" office:value="158.271">
                <text:p>158.2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">
                <text:p>46.3</text:p>
              </table:table-cell>
              <table:table-cell office:value-type="float" office:value="156.875">
                <text:p>156.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">
                <text:p>46.4</text:p>
              </table:table-cell>
              <table:table-cell office:value-type="float" office:value="157.708">
                <text:p>157.7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">
                <text:p>46.5</text:p>
              </table:table-cell>
              <table:table-cell office:value-type="float" office:value="157.75">
                <text:p>157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">
                <text:p>46.6</text:p>
              </table:table-cell>
              <table:table-cell office:value-type="float" office:value="157.021">
                <text:p>157.0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">
                <text:p>46.7</text:p>
              </table:table-cell>
              <table:table-cell office:value-type="float" office:value="157.792">
                <text:p>157.7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">
                <text:p>46.8</text:p>
              </table:table-cell>
              <table:table-cell office:value-type="float" office:value="156.729">
                <text:p>156.7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">
                <text:p>46.9</text:p>
              </table:table-cell>
              <table:table-cell office:value-type="float" office:value="157.875">
                <text:p>157.8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157.062">
                <text:p>157.0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">
                <text:p>47.1</text:p>
              </table:table-cell>
              <table:table-cell office:value-type="float" office:value="155.771">
                <text:p>155.7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">
                <text:p>47.2</text:p>
              </table:table-cell>
              <table:table-cell office:value-type="float" office:value="155.75">
                <text:p>155.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">
                <text:p>47.3</text:p>
              </table:table-cell>
              <table:table-cell office:value-type="float" office:value="155.625">
                <text:p>155.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">
                <text:p>47.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">
                <text:p>47.5</text:p>
              </table:table-cell>
              <table:table-cell office:value-type="float" office:value="156.896">
                <text:p>156.8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">
                <text:p>47.6</text:p>
              </table:table-cell>
              <table:table-cell office:value-type="float" office:value="156.125">
                <text:p>156.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">
                <text:p>47.7</text:p>
              </table:table-cell>
              <table:table-cell office:value-type="float" office:value="156.292">
                <text:p>156.2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">
                <text:p>47.8</text:p>
              </table:table-cell>
              <table:table-cell office:value-type="float" office:value="156.708">
                <text:p>156.7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">
                <text:p>47.9</text:p>
              </table:table-cell>
              <table:table-cell office:value-type="float" office:value="155.958">
                <text:p>155.9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155.583">
                <text:p>155.5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">
                <text:p>48.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">
                <text:p>48.2</text:p>
              </table:table-cell>
              <table:table-cell office:value-type="float" office:value="155.625">
                <text:p>155.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">
                <text:p>48.3</text:p>
              </table:table-cell>
              <table:table-cell office:value-type="float" office:value="152.083">
                <text:p>152.0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">
                <text:p>48.4</text:p>
              </table:table-cell>
              <table:table-cell office:value-type="float" office:value="152.167">
                <text:p>152.1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">
                <text:p>48.5</text:p>
              </table:table-cell>
              <table:table-cell office:value-type="float" office:value="151.146">
                <text:p>151.1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">
                <text:p>48.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">
                <text:p>48.7</text:p>
              </table:table-cell>
              <table:table-cell office:value-type="float" office:value="150.271">
                <text:p>150.2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">
                <text:p>48.8</text:p>
              </table:table-cell>
              <table:table-cell office:value-type="float" office:value="149.125">
                <text:p>149.1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">
                <text:p>48.9</text:p>
              </table:table-cell>
              <table:table-cell office:value-type="float" office:value="150.021">
                <text:p>150.0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">
                <text:p>49.1</text:p>
              </table:table-cell>
              <table:table-cell office:value-type="float" office:value="148.812">
                <text:p>148.8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">
                <text:p>49.2</text:p>
              </table:table-cell>
              <table:table-cell office:value-type="float" office:value="148.833">
                <text:p>148.8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">
                <text:p>49.3</text:p>
              </table:table-cell>
              <table:table-cell office:value-type="float" office:value="148.667">
                <text:p>148.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">
                <text:p>49.4</text:p>
              </table:table-cell>
              <table:table-cell office:value-type="float" office:value="148.771">
                <text:p>148.7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">
                <text:p>49.5</text:p>
              </table:table-cell>
              <table:table-cell office:value-type="float" office:value="148.146">
                <text:p>148.1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">
                <text:p>49.6</text:p>
              </table:table-cell>
              <table:table-cell office:value-type="float" office:value="148.104">
                <text:p>148.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">
                <text:p>49.7</text:p>
              </table:table-cell>
              <table:table-cell office:value-type="float" office:value="148.458">
                <text:p>148.4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">
                <text:p>49.8</text:p>
              </table:table-cell>
              <table:table-cell office:value-type="float" office:value="147.729">
                <text:p>147.7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">
                <text:p>49.9</text:p>
              </table:table-cell>
              <table:table-cell office:value-type="float" office:value="147.396">
                <text:p>147.3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">
                <text:p>50</text:p>
              </table:table-cell>
              <table:table-cell office:value-type="float" office:value="147.062">
                <text:p>147.0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">
                <text:p>50.1</text:p>
              </table:table-cell>
              <table:table-cell office:value-type="float" office:value="147.437">
                <text:p>147.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">
                <text:p>50.2</text:p>
              </table:table-cell>
              <table:table-cell office:value-type="float" office:value="147.437">
                <text:p>147.4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">
                <text:p>50.3</text:p>
              </table:table-cell>
              <table:table-cell office:value-type="float" office:value="146.625">
                <text:p>146.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">
                <text:p>50.4</text:p>
              </table:table-cell>
              <table:table-cell office:value-type="float" office:value="145.979">
                <text:p>145.9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">
                <text:p>50.5</text:p>
              </table:table-cell>
              <table:table-cell office:value-type="float" office:value="145.917">
                <text:p>145.9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">
                <text:p>50.6</text:p>
              </table:table-cell>
              <table:table-cell office:value-type="float" office:value="146.979">
                <text:p>146.9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">
                <text:p>50.7</text:p>
              </table:table-cell>
              <table:table-cell office:value-type="float" office:value="145.896">
                <text:p>145.8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">
                <text:p>50.8</text:p>
              </table:table-cell>
              <table:table-cell office:value-type="float" office:value="146.437">
                <text:p>146.4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">
                <text:p>50.9</text:p>
              </table:table-cell>
              <table:table-cell office:value-type="float" office:value="145.917">
                <text:p>145.9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145.875">
                <text:p>145.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">
                <text:p>51.1</text:p>
              </table:table-cell>
              <table:table-cell office:value-type="float" office:value="145.792">
                <text:p>145.7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">
                <text:p>51.2</text:p>
              </table:table-cell>
              <table:table-cell office:value-type="float" office:value="145.771">
                <text:p>145.7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">
                <text:p>51.3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">
                <text:p>51.4</text:p>
              </table:table-cell>
              <table:table-cell office:value-type="float" office:value="145.729">
                <text:p>145.7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">
                <text:p>51.5</text:p>
              </table:table-cell>
              <table:table-cell office:value-type="float" office:value="145.437">
                <text:p>145.4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">
                <text:p>51.6</text:p>
              </table:table-cell>
              <table:table-cell office:value-type="float" office:value="146.125">
                <text:p>146.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">
                <text:p>51.7</text:p>
              </table:table-cell>
              <table:table-cell office:value-type="float" office:value="144.479">
                <text:p>144.4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">
                <text:p>51.8</text:p>
              </table:table-cell>
              <table:table-cell office:value-type="float" office:value="140.562">
                <text:p>140.5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">
                <text:p>51.9</text:p>
              </table:table-cell>
              <table:table-cell office:value-type="float" office:value="120.229">
                <text:p>120.2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92.5625">
                <text:p>92.5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">
                <text:p>52.1</text:p>
              </table:table-cell>
              <table:table-cell office:value-type="float" office:value="76.9583">
                <text:p>76.95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">
                <text:p>52.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">
                <text:p>52.3</text:p>
              </table:table-cell>
              <table:table-cell office:value-type="float" office:value="51.9792">
                <text:p>51.97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">
                <text:p>52.4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">
                <text:p>52.5</text:p>
              </table:table-cell>
              <table:table-cell office:value-type="float" office:value="42.9375">
                <text:p>42.9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">
                <text:p>52.6</text:p>
              </table:table-cell>
              <table:table-cell office:value-type="float" office:value="42.8958">
                <text:p>42.89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">
                <text:p>52.7</text:p>
              </table:table-cell>
              <table:table-cell office:value-type="float" office:value="43.6042">
                <text:p>43.60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">
                <text:p>52.8</text:p>
              </table:table-cell>
              <table:table-cell office:value-type="float" office:value="44.7083">
                <text:p>44.70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">
                <text:p>52.9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">
                <text:p>53.1</text:p>
              </table:table-cell>
              <table:table-cell office:value-type="float" office:value="45.3125">
                <text:p>45.3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">
                <text:p>53.2</text:p>
              </table:table-cell>
              <table:table-cell office:value-type="float" office:value="44.7292">
                <text:p>44.72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">
                <text:p>53.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">
                <text:p>53.4</text:p>
              </table:table-cell>
              <table:table-cell office:value-type="float" office:value="44.9792">
                <text:p>44.97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">
                <text:p>53.5</text:p>
              </table:table-cell>
              <table:table-cell office:value-type="float" office:value="45.0208">
                <text:p>45.02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">
                <text:p>53.6</text:p>
              </table:table-cell>
              <table:table-cell office:value-type="float" office:value="45.1667">
                <text:p>45.16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">
                <text:p>53.7</text:p>
              </table:table-cell>
              <table:table-cell office:value-type="float" office:value="44.8958">
                <text:p>44.89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">
                <text:p>53.8</text:p>
              </table:table-cell>
              <table:table-cell office:value-type="float" office:value="45.1875">
                <text:p>45.1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">
                <text:p>53.9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  <table:table-cell office:value-type="float" office:value="45.2083">
                <text:p>45.20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">
                <text:p>54.1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">
                <text:p>54.2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">
                <text:p>54.3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">
                <text:p>54.4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">
                <text:p>54.5</text:p>
              </table:table-cell>
              <table:table-cell office:value-type="float" office:value="45.4375">
                <text:p>45.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">
                <text:p>54.6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">
                <text:p>54.7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">
                <text:p>54.8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">
                <text:p>54.9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">
                <text:p>55.1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">
                <text:p>55.2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">
                <text:p>55.3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">
                <text:p>55.4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">
                <text:p>55.5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">
                <text:p>55.6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">
                <text:p>55.7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">
                <text:p>55.8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">
                <text:p>55.9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">
                <text:p>56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">
                <text:p>56.1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">
                <text:p>56.2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">
                <text:p>56.3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">
                <text:p>56.4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">
                <text:p>56.5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">
                <text:p>56.6</text:p>
              </table:table-cell>
              <table:table-cell office:value-type="float" office:value="46.4375">
                <text:p>46.4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">
                <text:p>56.7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">
                <text:p>56.8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">
                <text:p>56.9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">
                <text:p>57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">
                <text:p>57.1</text:p>
              </table:table-cell>
              <table:table-cell office:value-type="float" office:value="45.6667">
                <text:p>45.66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">
                <text:p>57.2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">
                <text:p>57.3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">
                <text:p>57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">
                <text:p>57.5</text:p>
              </table:table-cell>
              <table:table-cell office:value-type="float" office:value="45.5208">
                <text:p>45.52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">
                <text:p>57.7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">
                <text:p>57.8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">
                <text:p>57.9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">
                <text:p>58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">
                <text:p>58.1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">
                <text:p>58.2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">
                <text:p>58.3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">
                <text:p>58.4</text:p>
              </table:table-cell>
              <table:table-cell office:value-type="float" office:value="45.2292">
                <text:p>45.22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">
                <text:p>58.5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">
                <text:p>58.6</text:p>
              </table:table-cell>
              <table:table-cell office:value-type="float" office:value="46.1042">
                <text:p>46.10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">
                <text:p>58.7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">
                <text:p>58.8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">
                <text:p>58.9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">
                <text:p>59.1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">
                <text:p>59.2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">
                <text:p>59.3</text:p>
              </table:table-cell>
              <table:table-cell office:value-type="float" office:value="45.4583">
                <text:p>45.45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">
                <text:p>59.4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">
                <text:p>59.5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">
                <text:p>59.6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">
                <text:p>59.7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">
                <text:p>59.8</text:p>
              </table:table-cell>
              <table:table-cell office:value-type="float" office:value="45.6875">
                <text:p>45.68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">
                <text:p>59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">
                <text:p>60.1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">
                <text:p>60.2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">
                <text:p>60.3</text:p>
              </table:table-cell>
              <table:table-cell office:value-type="float" office:value="45.6458">
                <text:p>45.64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">
                <text:p>60.4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">
                <text:p>60.5</text:p>
              </table:table-cell>
              <table:table-cell office:value-type="float" office:value="44.5417">
                <text:p>44.54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">
                <text:p>60.6</text:p>
              </table:table-cell>
              <table:table-cell office:value-type="float" office:value="44.9167">
                <text:p>44.91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">
                <text:p>60.7</text:p>
              </table:table-cell>
              <table:table-cell office:value-type="float" office:value="44.9167">
                <text:p>44.91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">
                <text:p>60.8</text:p>
              </table:table-cell>
              <table:table-cell office:value-type="float" office:value="45.3333">
                <text:p>45.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">
                <text:p>60.9</text:p>
              </table:table-cell>
              <table:table-cell office:value-type="float" office:value="45.5833">
                <text:p>45.5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45.2083">
                <text:p>45.20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">
                <text:p>61.1</text:p>
              </table:table-cell>
              <table:table-cell office:value-type="float" office:value="45.3958">
                <text:p>45.39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">
                <text:p>61.2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">
                <text:p>61.3</text:p>
              </table:table-cell>
              <table:table-cell office:value-type="float" office:value="45.5833">
                <text:p>45.58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">
                <text:p>61.4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">
                <text:p>61.5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">
                <text:p>61.6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">
                <text:p>61.7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">
                <text:p>61.8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">
                <text:p>61.9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45.3958">
                <text:p>45.39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">
                <text:p>62.1</text:p>
              </table:table-cell>
              <table:table-cell office:value-type="float" office:value="45.125">
                <text:p>45.1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">
                <text:p>62.2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">
                <text:p>62.3</text:p>
              </table:table-cell>
              <table:table-cell office:value-type="float" office:value="45.0417">
                <text:p>45.04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">
                <text:p>62.4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">
                <text:p>62.5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">
                <text:p>62.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">
                <text:p>62.7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">
                <text:p>62.8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">
                <text:p>62.9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">
                <text:p>63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">
                <text:p>63.1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">
                <text:p>63.2</text:p>
              </table:table-cell>
              <table:table-cell office:value-type="float" office:value="46.8125">
                <text:p>46.8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">
                <text:p>63.3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">
                <text:p>63.4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">
                <text:p>63.5</text:p>
              </table:table-cell>
              <table:table-cell office:value-type="float" office:value="46.9583">
                <text:p>46.95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">
                <text:p>63.6</text:p>
              </table:table-cell>
              <table:table-cell office:value-type="float" office:value="47.0208">
                <text:p>47.02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">
                <text:p>63.7</text:p>
              </table:table-cell>
              <table:table-cell office:value-type="float" office:value="45.4792">
                <text:p>45.47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">
                <text:p>63.8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">
                <text:p>63.9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48.2917">
                <text:p>48.29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">
                <text:p>64.1</text:p>
              </table:table-cell>
              <table:table-cell office:value-type="float" office:value="51.5625">
                <text:p>51.56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">
                <text:p>64.2</text:p>
              </table:table-cell>
              <table:table-cell office:value-type="float" office:value="59.7917">
                <text:p>59.79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">
                <text:p>64.3</text:p>
              </table:table-cell>
              <table:table-cell office:value-type="float" office:value="66.7292">
                <text:p>66.7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">
                <text:p>64.4</text:p>
              </table:table-cell>
              <table:table-cell office:value-type="float" office:value="74.0417">
                <text:p>74.04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">
                <text:p>64.5</text:p>
              </table:table-cell>
              <table:table-cell office:value-type="float" office:value="85.8542">
                <text:p>85.85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">
                <text:p>64.6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">
                <text:p>64.7</text:p>
              </table:table-cell>
              <table:table-cell office:value-type="float" office:value="105.292">
                <text:p>105.2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">
                <text:p>64.8</text:p>
              </table:table-cell>
              <table:table-cell office:value-type="float" office:value="110.792">
                <text:p>110.7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">
                <text:p>64.9</text:p>
              </table:table-cell>
              <table:table-cell office:value-type="float" office:value="115.479">
                <text:p>115.4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">
                <text:p>65</text:p>
              </table:table-cell>
              <table:table-cell office:value-type="float" office:value="120.333">
                <text:p>120.3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">
                <text:p>65.1</text:p>
              </table:table-cell>
              <table:table-cell office:value-type="float" office:value="122.125">
                <text:p>122.1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">
                <text:p>65.2</text:p>
              </table:table-cell>
              <table:table-cell office:value-type="float" office:value="125.042">
                <text:p>125.0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">
                <text:p>65.3</text:p>
              </table:table-cell>
              <table:table-cell office:value-type="float" office:value="126.708">
                <text:p>126.7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">
                <text:p>65.4</text:p>
              </table:table-cell>
              <table:table-cell office:value-type="float" office:value="127.271">
                <text:p>127.2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">
                <text:p>65.5</text:p>
              </table:table-cell>
              <table:table-cell office:value-type="float" office:value="129.062">
                <text:p>129.0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">
                <text:p>65.6</text:p>
              </table:table-cell>
              <table:table-cell office:value-type="float" office:value="129.646">
                <text:p>129.6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">
                <text:p>65.7</text:p>
              </table:table-cell>
              <table:table-cell office:value-type="float" office:value="130.937">
                <text:p>130.9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">
                <text:p>65.8</text:p>
              </table:table-cell>
              <table:table-cell office:value-type="float" office:value="132.021">
                <text:p>132.0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">
                <text:p>65.9</text:p>
              </table:table-cell>
              <table:table-cell office:value-type="float" office:value="132.687">
                <text:p>132.6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132.562">
                <text:p>132.5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">
                <text:p>66.1</text:p>
              </table:table-cell>
              <table:table-cell office:value-type="float" office:value="133.958">
                <text:p>133.9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">
                <text:p>66.2</text:p>
              </table:table-cell>
              <table:table-cell office:value-type="float" office:value="134.333">
                <text:p>134.3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">
                <text:p>66.3</text:p>
              </table:table-cell>
              <table:table-cell office:value-type="float" office:value="136.437">
                <text:p>136.4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">
                <text:p>66.4</text:p>
              </table:table-cell>
              <table:table-cell office:value-type="float" office:value="135.812">
                <text:p>135.8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">
                <text:p>66.5</text:p>
              </table:table-cell>
              <table:table-cell office:value-type="float" office:value="136.083">
                <text:p>136.0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">
                <text:p>66.6</text:p>
              </table:table-cell>
              <table:table-cell office:value-type="float" office:value="136.104">
                <text:p>136.1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">
                <text:p>66.7</text:p>
              </table:table-cell>
              <table:table-cell office:value-type="float" office:value="136.729">
                <text:p>136.7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">
                <text:p>66.8</text:p>
              </table:table-cell>
              <table:table-cell office:value-type="float" office:value="137.479">
                <text:p>137.4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">
                <text:p>66.9</text:p>
              </table:table-cell>
              <table:table-cell office:value-type="float" office:value="137.479">
                <text:p>137.4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  <table:table-cell office:value-type="float" office:value="137.771">
                <text:p>137.7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">
                <text:p>67.1</text:p>
              </table:table-cell>
              <table:table-cell office:value-type="float" office:value="138.521">
                <text:p>138.5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">
                <text:p>67.2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">
                <text:p>67.3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">
                <text:p>67.4</text:p>
              </table:table-cell>
              <table:table-cell office:value-type="float" office:value="138.604">
                <text:p>138.6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">
                <text:p>67.5</text:p>
              </table:table-cell>
              <table:table-cell office:value-type="float" office:value="139.687">
                <text:p>139.6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">
                <text:p>67.6</text:p>
              </table:table-cell>
              <table:table-cell office:value-type="float" office:value="139.062">
                <text:p>139.0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">
                <text:p>67.7</text:p>
              </table:table-cell>
              <table:table-cell office:value-type="float" office:value="140.521">
                <text:p>140.5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">
                <text:p>67.8</text:p>
              </table:table-cell>
              <table:table-cell office:value-type="float" office:value="140.646">
                <text:p>140.6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">
                <text:p>67.9</text:p>
              </table:table-cell>
              <table:table-cell office:value-type="float" office:value="141.687">
                <text:p>141.6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140.625">
                <text:p>140.6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">
                <text:p>68.1</text:p>
              </table:table-cell>
              <table:table-cell office:value-type="float" office:value="141.312">
                <text:p>141.3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">
                <text:p>68.2</text:p>
              </table:table-cell>
              <table:table-cell office:value-type="float" office:value="141.167">
                <text:p>141.1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">
                <text:p>68.3</text:p>
              </table:table-cell>
              <table:table-cell office:value-type="float" office:value="141.375">
                <text:p>141.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">
                <text:p>68.4</text:p>
              </table:table-cell>
              <table:table-cell office:value-type="float" office:value="141.979">
                <text:p>141.9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">
                <text:p>68.5</text:p>
              </table:table-cell>
              <table:table-cell office:value-type="float" office:value="141.896">
                <text:p>141.8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">
                <text:p>68.6</text:p>
              </table:table-cell>
              <table:table-cell office:value-type="float" office:value="142.521">
                <text:p>142.5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">
                <text:p>68.7</text:p>
              </table:table-cell>
              <table:table-cell office:value-type="float" office:value="142.271">
                <text:p>142.2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">
                <text:p>68.8</text:p>
              </table:table-cell>
              <table:table-cell office:value-type="float" office:value="142.771">
                <text:p>142.7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">
                <text:p>68.9</text:p>
              </table:table-cell>
              <table:table-cell office:value-type="float" office:value="142.958">
                <text:p>142.9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">
                <text:p>69</text:p>
              </table:table-cell>
              <table:table-cell office:value-type="float" office:value="144.542">
                <text:p>144.5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">
                <text:p>69.1</text:p>
              </table:table-cell>
              <table:table-cell office:value-type="float" office:value="144.396">
                <text:p>144.3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">
                <text:p>69.2</text:p>
              </table:table-cell>
              <table:table-cell office:value-type="float" office:value="144.125">
                <text:p>144.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">
                <text:p>69.3</text:p>
              </table:table-cell>
              <table:table-cell office:value-type="float" office:value="143.792">
                <text:p>143.7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">
                <text:p>69.4</text:p>
              </table:table-cell>
              <table:table-cell office:value-type="float" office:value="144.271">
                <text:p>144.2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">
                <text:p>69.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">
                <text:p>69.6</text:p>
              </table:table-cell>
              <table:table-cell office:value-type="float" office:value="144.542">
                <text:p>144.5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">
                <text:p>69.7</text:p>
              </table:table-cell>
              <table:table-cell office:value-type="float" office:value="145.646">
                <text:p>145.6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">
                <text:p>69.8</text:p>
              </table:table-cell>
              <table:table-cell office:value-type="float" office:value="145.292">
                <text:p>145.2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">
                <text:p>69.9</text:p>
              </table:table-cell>
              <table:table-cell office:value-type="float" office:value="145.896">
                <text:p>145.8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">
                <text:p>70</text:p>
              </table:table-cell>
              <table:table-cell office:value-type="float" office:value="145.333">
                <text:p>145.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">
                <text:p>70.1</text:p>
              </table:table-cell>
              <table:table-cell office:value-type="float" office:value="145.333">
                <text:p>145.3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">
                <text:p>70.2</text:p>
              </table:table-cell>
              <table:table-cell office:value-type="float" office:value="146.062">
                <text:p>146.0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">
                <text:p>70.3</text:p>
              </table:table-cell>
              <table:table-cell office:value-type="float" office:value="146.167">
                <text:p>146.1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">
                <text:p>70.4</text:p>
              </table:table-cell>
              <table:table-cell office:value-type="float" office:value="145.875">
                <text:p>145.8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">
                <text:p>70.5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">
                <text:p>70.6</text:p>
              </table:table-cell>
              <table:table-cell office:value-type="float" office:value="146.417">
                <text:p>146.4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">
                <text:p>70.7</text:p>
              </table:table-cell>
              <table:table-cell office:value-type="float" office:value="146.896">
                <text:p>146.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">
                <text:p>70.8</text:p>
              </table:table-cell>
              <table:table-cell office:value-type="float" office:value="146.083">
                <text:p>146.0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">
                <text:p>70.9</text:p>
              </table:table-cell>
              <table:table-cell office:value-type="float" office:value="146.812">
                <text:p>146.8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">
                <text:p>71</text:p>
              </table:table-cell>
              <table:table-cell office:value-type="float" office:value="146.958">
                <text:p>146.9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">
                <text:p>71.1</text:p>
              </table:table-cell>
              <table:table-cell office:value-type="float" office:value="148.021">
                <text:p>148.0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">
                <text:p>71.2</text:p>
              </table:table-cell>
              <table:table-cell office:value-type="float" office:value="147.208">
                <text:p>147.2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">
                <text:p>71.3</text:p>
              </table:table-cell>
              <table:table-cell office:value-type="float" office:value="147.042">
                <text:p>147.0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147.062">
                <text:p>147.0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">
                <text:p>71.5</text:p>
              </table:table-cell>
              <table:table-cell office:value-type="float" office:value="147.021">
                <text:p>147.0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">
                <text:p>71.6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">
                <text:p>71.7</text:p>
              </table:table-cell>
              <table:table-cell office:value-type="float" office:value="146.958">
                <text:p>146.9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">
                <text:p>71.8</text:p>
              </table:table-cell>
              <table:table-cell office:value-type="float" office:value="147.083">
                <text:p>147.0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">
                <text:p>71.9</text:p>
              </table:table-cell>
              <table:table-cell office:value-type="float" office:value="147.979">
                <text:p>147.9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">
                <text:p>72</text:p>
              </table:table-cell>
              <table:table-cell office:value-type="float" office:value="147.521">
                <text:p>147.5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">
                <text:p>72.1</text:p>
              </table:table-cell>
              <table:table-cell office:value-type="float" office:value="147.521">
                <text:p>147.5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">
                <text:p>72.2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">
                <text:p>72.3</text:p>
              </table:table-cell>
              <table:table-cell office:value-type="float" office:value="146.333">
                <text:p>146.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">
                <text:p>72.4</text:p>
              </table:table-cell>
              <table:table-cell office:value-type="float" office:value="142.271">
                <text:p>142.2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">
                <text:p>72.5</text:p>
              </table:table-cell>
              <table:table-cell office:value-type="float" office:value="141.271">
                <text:p>141.2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">
                <text:p>72.6</text:p>
              </table:table-cell>
              <table:table-cell office:value-type="float" office:value="139.271">
                <text:p>139.2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">
                <text:p>72.7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">
                <text:p>72.8</text:p>
              </table:table-cell>
              <table:table-cell office:value-type="float" office:value="136.708">
                <text:p>136.7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">
                <text:p>72.9</text:p>
              </table:table-cell>
              <table:table-cell office:value-type="float" office:value="136.958">
                <text:p>136.9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">
                <text:p>73</text:p>
              </table:table-cell>
              <table:table-cell office:value-type="float" office:value="135.646">
                <text:p>135.6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">
                <text:p>73.1</text:p>
              </table:table-cell>
              <table:table-cell office:value-type="float" office:value="135.437">
                <text:p>135.4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">
                <text:p>73.2</text:p>
              </table:table-cell>
              <table:table-cell office:value-type="float" office:value="135.375">
                <text:p>135.3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">
                <text:p>73.3</text:p>
              </table:table-cell>
              <table:table-cell office:value-type="float" office:value="133.479">
                <text:p>133.4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">
                <text:p>73.4</text:p>
              </table:table-cell>
              <table:table-cell office:value-type="float" office:value="133.562">
                <text:p>133.5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">
                <text:p>73.5</text:p>
              </table:table-cell>
              <table:table-cell office:value-type="float" office:value="133.208">
                <text:p>133.2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">
                <text:p>73.6</text:p>
              </table:table-cell>
              <table:table-cell office:value-type="float" office:value="134.437">
                <text:p>134.4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">
                <text:p>73.7</text:p>
              </table:table-cell>
              <table:table-cell office:value-type="float" office:value="133.021">
                <text:p>133.0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">
                <text:p>73.8</text:p>
              </table:table-cell>
              <table:table-cell office:value-type="float" office:value="132.354">
                <text:p>132.3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">
                <text:p>73.9</text:p>
              </table:table-cell>
              <table:table-cell office:value-type="float" office:value="132.042">
                <text:p>132.0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  <table:table-cell office:value-type="float" office:value="132.271">
                <text:p>132.2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">
                <text:p>74.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">
                <text:p>74.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">
                <text:p>74.3</text:p>
              </table:table-cell>
              <table:table-cell office:value-type="float" office:value="131.729">
                <text:p>131.7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">
                <text:p>74.4</text:p>
              </table:table-cell>
              <table:table-cell office:value-type="float" office:value="132.062">
                <text:p>132.0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131.687">
                <text:p>131.6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132.146">
                <text:p>132.1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131.646">
                <text:p>131.6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131.229">
                <text:p>131.2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131.625">
                <text:p>131.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130.604">
                <text:p>130.6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132.062">
                <text:p>132.0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130.812">
                <text:p>130.8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131.083">
                <text:p>131.0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130.146">
                <text:p>130.1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130.229">
                <text:p>130.2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130.687">
                <text:p>130.6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129.979">
                <text:p>129.9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129.229">
                <text:p>129.2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107.146">
                <text:p>107.1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95.0417">
                <text:p>95.04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85.6042">
                <text:p>85.60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">
                <text:p>76.3</text:p>
              </table:table-cell>
              <table:table-cell office:value-type="float" office:value="70.7292">
                <text:p>70.72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">
                <text:p>76.4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">
                <text:p>76.5</text:p>
              </table:table-cell>
              <table:table-cell office:value-type="float" office:value="68.1667">
                <text:p>68.1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">
                <text:p>76.6</text:p>
              </table:table-cell>
              <table:table-cell office:value-type="float" office:value="69.1875">
                <text:p>69.1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">
                <text:p>76.7</text:p>
              </table:table-cell>
              <table:table-cell office:value-type="float" office:value="71.5417">
                <text:p>71.54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">
                <text:p>76.8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">
                <text:p>76.9</text:p>
              </table:table-cell>
              <table:table-cell office:value-type="float" office:value="71.6667">
                <text:p>71.6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">
                <text:p>77.1</text:p>
              </table:table-cell>
              <table:table-cell office:value-type="float" office:value="71.2083">
                <text:p>71.20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">
                <text:p>77.2</text:p>
              </table:table-cell>
              <table:table-cell office:value-type="float" office:value="70.9792">
                <text:p>70.97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">
                <text:p>77.3</text:p>
              </table:table-cell>
              <table:table-cell office:value-type="float" office:value="71.0417">
                <text:p>71.04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">
                <text:p>77.4</text:p>
              </table:table-cell>
              <table:table-cell office:value-type="float" office:value="70.5208">
                <text:p>70.52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">
                <text:p>77.5</text:p>
              </table:table-cell>
              <table:table-cell office:value-type="float" office:value="70.625">
                <text:p>70.6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">
                <text:p>77.6</text:p>
              </table:table-cell>
              <table:table-cell office:value-type="float" office:value="70.4375">
                <text:p>70.4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">
                <text:p>77.7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">
                <text:p>77.8</text:p>
              </table:table-cell>
              <table:table-cell office:value-type="float" office:value="70.1667">
                <text:p>70.1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">
                <text:p>77.9</text:p>
              </table:table-cell>
              <table:table-cell office:value-type="float" office:value="70.9583">
                <text:p>70.95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">
                <text:p>78</text:p>
              </table:table-cell>
              <table:table-cell office:value-type="float" office:value="70.9792">
                <text:p>70.97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">
                <text:p>78.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">
                <text:p>78.2</text:p>
              </table:table-cell>
              <table:table-cell office:value-type="float" office:value="70.9792">
                <text:p>70.97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">
                <text:p>78.3</text:p>
              </table:table-cell>
              <table:table-cell office:value-type="float" office:value="70.4792">
                <text:p>70.47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">
                <text:p>78.4</text:p>
              </table:table-cell>
              <table:table-cell office:value-type="float" office:value="70.9583">
                <text:p>70.95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">
                <text:p>78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">
                <text:p>78.6</text:p>
              </table:table-cell>
              <table:table-cell office:value-type="float" office:value="70.1875">
                <text:p>70.18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">
                <text:p>78.7</text:p>
              </table:table-cell>
              <table:table-cell office:value-type="float" office:value="71.5625">
                <text:p>71.56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">
                <text:p>78.8</text:p>
              </table:table-cell>
              <table:table-cell office:value-type="float" office:value="70.7083">
                <text:p>70.70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">
                <text:p>78.9</text:p>
              </table:table-cell>
              <table:table-cell office:value-type="float" office:value="70.2917">
                <text:p>70.29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">
                <text:p>79</text:p>
              </table:table-cell>
              <table:table-cell office:value-type="float" office:value="70.7292">
                <text:p>70.72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">
                <text:p>79.1</text:p>
              </table:table-cell>
              <table:table-cell office:value-type="float" office:value="70.5833">
                <text:p>70.58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">
                <text:p>79.2</text:p>
              </table:table-cell>
              <table:table-cell office:value-type="float" office:value="70.8125">
                <text:p>70.8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">
                <text:p>79.3</text:p>
              </table:table-cell>
              <table:table-cell office:value-type="float" office:value="70.8958">
                <text:p>70.89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">
                <text:p>79.4</text:p>
              </table:table-cell>
              <table:table-cell office:value-type="float" office:value="71.4375">
                <text:p>71.43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">
                <text:p>79.5</text:p>
              </table:table-cell>
              <table:table-cell office:value-type="float" office:value="70.5833">
                <text:p>70.58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">
                <text:p>79.6</text:p>
              </table:table-cell>
              <table:table-cell office:value-type="float" office:value="71.4792">
                <text:p>71.47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">
                <text:p>79.7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">
                <text:p>79.8</text:p>
              </table:table-cell>
              <table:table-cell office:value-type="float" office:value="71.1875">
                <text:p>71.1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">
                <text:p>79.9</text:p>
              </table:table-cell>
              <table:table-cell office:value-type="float" office:value="70.7708">
                <text:p>70.77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71.875">
                <text:p>71.8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">
                <text:p>80.1</text:p>
              </table:table-cell>
              <table:table-cell office:value-type="float" office:value="71.0208">
                <text:p>71.02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">
                <text:p>80.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">
                <text:p>80.3</text:p>
              </table:table-cell>
              <table:table-cell office:value-type="float" office:value="71.1875">
                <text:p>71.18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">
                <text:p>80.4</text:p>
              </table:table-cell>
              <table:table-cell office:value-type="float" office:value="70.9375">
                <text:p>70.93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">
                <text:p>80.5</text:p>
              </table:table-cell>
              <table:table-cell office:value-type="float" office:value="71.4792">
                <text:p>71.47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">
                <text:p>80.6</text:p>
              </table:table-cell>
              <table:table-cell office:value-type="float" office:value="71.2708">
                <text:p>71.27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">
                <text:p>80.7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">
                <text:p>80.8</text:p>
              </table:table-cell>
              <table:table-cell office:value-type="float" office:value="72.0208">
                <text:p>72.02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">
                <text:p>80.9</text:p>
              </table:table-cell>
              <table:table-cell office:value-type="float" office:value="71.8542">
                <text:p>71.85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">
                <text:p>81</text:p>
              </table:table-cell>
              <table:table-cell office:value-type="float" office:value="71.5208">
                <text:p>71.52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">
                <text:p>81.1</text:p>
              </table:table-cell>
              <table:table-cell office:value-type="float" office:value="71.4583">
                <text:p>71.45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">
                <text:p>81.2</text:p>
              </table:table-cell>
              <table:table-cell office:value-type="float" office:value="71.6667">
                <text:p>71.6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">
                <text:p>81.3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">
                <text:p>81.4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">
                <text:p>81.5</text:p>
              </table:table-cell>
              <table:table-cell office:value-type="float" office:value="71.4375">
                <text:p>71.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">
                <text:p>81.6</text:p>
              </table:table-cell>
              <table:table-cell office:value-type="float" office:value="71.8333">
                <text:p>71.83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">
                <text:p>81.7</text:p>
              </table:table-cell>
              <table:table-cell office:value-type="float" office:value="71.8958">
                <text:p>71.89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">
                <text:p>81.8</text:p>
              </table:table-cell>
              <table:table-cell office:value-type="float" office:value="71.9375">
                <text:p>71.93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">
                <text:p>81.9</text:p>
              </table:table-cell>
              <table:table-cell office:value-type="float" office:value="71.7292">
                <text:p>71.72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">
                <text:p>82</text:p>
              </table:table-cell>
              <table:table-cell office:value-type="float" office:value="71.5417">
                <text:p>71.54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">
                <text:p>82.1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">
                <text:p>82.2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">
                <text:p>82.3</text:p>
              </table:table-cell>
              <table:table-cell office:value-type="float" office:value="71.5208">
                <text:p>71.52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">
                <text:p>82.4</text:p>
              </table:table-cell>
              <table:table-cell office:value-type="float" office:value="71.8542">
                <text:p>71.85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">
                <text:p>82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">
                <text:p>82.6</text:p>
              </table:table-cell>
              <table:table-cell office:value-type="float" office:value="71.7083">
                <text:p>71.70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">
                <text:p>82.7</text:p>
              </table:table-cell>
              <table:table-cell office:value-type="float" office:value="71.8333">
                <text:p>71.8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">
                <text:p>82.8</text:p>
              </table:table-cell>
              <table:table-cell office:value-type="float" office:value="71.9375">
                <text:p>71.9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">
                <text:p>82.9</text:p>
              </table:table-cell>
              <table:table-cell office:value-type="float" office:value="72.1875">
                <text:p>72.1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">
                <text:p>8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">
                <text:p>83.1</text:p>
              </table:table-cell>
              <table:table-cell office:value-type="float" office:value="71.7292">
                <text:p>71.72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">
                <text:p>83.2</text:p>
              </table:table-cell>
              <table:table-cell office:value-type="float" office:value="71.6042">
                <text:p>71.60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">
                <text:p>83.3</text:p>
              </table:table-cell>
              <table:table-cell office:value-type="float" office:value="71.9583">
                <text:p>71.95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">
                <text:p>83.4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">
                <text:p>83.5</text:p>
              </table:table-cell>
              <table:table-cell office:value-type="float" office:value="70.875">
                <text:p>70.8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">
                <text:p>83.6</text:p>
              </table:table-cell>
              <table:table-cell office:value-type="float" office:value="69.5208">
                <text:p>69.52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">
                <text:p>83.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">
                <text:p>83.8</text:p>
              </table:table-cell>
              <table:table-cell office:value-type="float" office:value="70.2708">
                <text:p>70.27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">
                <text:p>83.9</text:p>
              </table:table-cell>
              <table:table-cell office:value-type="float" office:value="69.7083">
                <text:p>69.70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69.7917">
                <text:p>69.79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">
                <text:p>84.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">
                <text:p>84.2</text:p>
              </table:table-cell>
              <table:table-cell office:value-type="float" office:value="70.0417">
                <text:p>70.04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">
                <text:p>84.3</text:p>
              </table:table-cell>
              <table:table-cell office:value-type="float" office:value="69.6042">
                <text:p>69.60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">
                <text:p>84.4</text:p>
              </table:table-cell>
              <table:table-cell office:value-type="float" office:value="69.3958">
                <text:p>69.39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">
                <text:p>84.5</text:p>
              </table:table-cell>
              <table:table-cell office:value-type="float" office:value="69.9792">
                <text:p>69.97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">
                <text:p>84.6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">
                <text:p>84.7</text:p>
              </table:table-cell>
              <table:table-cell office:value-type="float" office:value="70.0417">
                <text:p>70.04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">
                <text:p>84.8</text:p>
              </table:table-cell>
              <table:table-cell office:value-type="float" office:value="70.7292">
                <text:p>70.72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">
                <text:p>84.9</text:p>
              </table:table-cell>
              <table:table-cell office:value-type="float" office:value="70.9375">
                <text:p>70.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">
                <text:p>85</text:p>
              </table:table-cell>
              <table:table-cell office:value-type="float" office:value="71.0833">
                <text:p>71.08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">
                <text:p>85.1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">
                <text:p>85.2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">
                <text:p>85.3</text:p>
              </table:table-cell>
              <table:table-cell office:value-type="float" office:value="71.5625">
                <text:p>71.56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">
                <text:p>85.4</text:p>
              </table:table-cell>
              <table:table-cell office:value-type="float" office:value="71.8125">
                <text:p>71.81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">
                <text:p>85.5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">
                <text:p>85.6</text:p>
              </table:table-cell>
              <table:table-cell office:value-type="float" office:value="71.9375">
                <text:p>71.93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">
                <text:p>85.7</text:p>
              </table:table-cell>
              <table:table-cell office:value-type="float" office:value="72.3958">
                <text:p>72.39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">
                <text:p>85.8</text:p>
              </table:table-cell>
              <table:table-cell office:value-type="float" office:value="72.0833">
                <text:p>72.08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">
                <text:p>85.9</text:p>
              </table:table-cell>
              <table:table-cell office:value-type="float" office:value="72.0833">
                <text:p>72.08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">
                <text:p>86</text:p>
              </table:table-cell>
              <table:table-cell office:value-type="float" office:value="72.625">
                <text:p>72.6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">
                <text:p>86.1</text:p>
              </table:table-cell>
              <table:table-cell office:value-type="float" office:value="72.7292">
                <text:p>72.72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">
                <text:p>86.2</text:p>
              </table:table-cell>
              <table:table-cell office:value-type="float" office:value="72.5833">
                <text:p>72.58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">
                <text:p>86.3</text:p>
              </table:table-cell>
              <table:table-cell office:value-type="float" office:value="72.6667">
                <text:p>72.66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">
                <text:p>86.4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">
                <text:p>86.5</text:p>
              </table:table-cell>
              <table:table-cell office:value-type="float" office:value="72.6667">
                <text:p>72.6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">
                <text:p>86.6</text:p>
              </table:table-cell>
              <table:table-cell office:value-type="float" office:value="72.9167">
                <text:p>72.91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">
                <text:p>86.7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">
                <text:p>86.8</text:p>
              </table:table-cell>
              <table:table-cell office:value-type="float" office:value="74.2708">
                <text:p>74.27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">
                <text:p>86.9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">
                <text:p>87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">
                <text:p>87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">
                <text:p>87.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">
                <text:p>87.3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">
                <text:p>87.4</text:p>
              </table:table-cell>
              <table:table-cell office:value-type="float" office:value="73.9167">
                <text:p>73.91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">
                <text:p>87.5</text:p>
              </table:table-cell>
              <table:table-cell office:value-type="float" office:value="74.5833">
                <text:p>74.58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">
                <text:p>87.6</text:p>
              </table:table-cell>
              <table:table-cell office:value-type="float" office:value="74.125">
                <text:p>74.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">
                <text:p>87.7</text:p>
              </table:table-cell>
              <table:table-cell office:value-type="float" office:value="74.6667">
                <text:p>74.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">
                <text:p>87.8</text:p>
              </table:table-cell>
              <table:table-cell office:value-type="float" office:value="73.9792">
                <text:p>73.97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">
                <text:p>87.9</text:p>
              </table:table-cell>
              <table:table-cell office:value-type="float" office:value="75.2292">
                <text:p>75.22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">
                <text:p>88</text:p>
              </table:table-cell>
              <table:table-cell office:value-type="float" office:value="78.3125">
                <text:p>78.3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">
                <text:p>88.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">
                <text:p>88.2</text:p>
              </table:table-cell>
              <table:table-cell office:value-type="float" office:value="89.5417">
                <text:p>89.54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">
                <text:p>88.3</text:p>
              </table:table-cell>
              <table:table-cell office:value-type="float" office:value="94.5417">
                <text:p>94.54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">
                <text:p>88.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">
                <text:p>88.5</text:p>
              </table:table-cell>
              <table:table-cell office:value-type="float" office:value="108.792">
                <text:p>108.7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">
                <text:p>88.6</text:p>
              </table:table-cell>
              <table:table-cell office:value-type="float" office:value="116.687">
                <text:p>116.6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">
                <text:p>88.7</text:p>
              </table:table-cell>
              <table:table-cell office:value-type="float" office:value="118.458">
                <text:p>118.4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">
                <text:p>88.8</text:p>
              </table:table-cell>
              <table:table-cell office:value-type="float" office:value="120.479">
                <text:p>120.4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">
                <text:p>88.9</text:p>
              </table:table-cell>
              <table:table-cell office:value-type="float" office:value="121.937">
                <text:p>121.9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">
                <text:p>89</text:p>
              </table:table-cell>
              <table:table-cell office:value-type="float" office:value="122.646">
                <text:p>122.6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">
                <text:p>89.1</text:p>
              </table:table-cell>
              <table:table-cell office:value-type="float" office:value="122.271">
                <text:p>122.2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">
                <text:p>89.2</text:p>
              </table:table-cell>
              <table:table-cell office:value-type="float" office:value="123.479">
                <text:p>123.4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">
                <text:p>89.3</text:p>
              </table:table-cell>
              <table:table-cell office:value-type="float" office:value="123.208">
                <text:p>123.2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">
                <text:p>89.4</text:p>
              </table:table-cell>
              <table:table-cell office:value-type="float" office:value="123.104">
                <text:p>123.1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">
                <text:p>89.5</text:p>
              </table:table-cell>
              <table:table-cell office:value-type="float" office:value="123.458">
                <text:p>123.4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">
                <text:p>89.6</text:p>
              </table:table-cell>
              <table:table-cell office:value-type="float" office:value="123.458">
                <text:p>123.4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">
                <text:p>89.7</text:p>
              </table:table-cell>
              <table:table-cell office:value-type="float" office:value="123.396">
                <text:p>123.3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">
                <text:p>89.8</text:p>
              </table:table-cell>
              <table:table-cell office:value-type="float" office:value="124.021">
                <text:p>124.0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">
                <text:p>89.9</text:p>
              </table:table-cell>
              <table:table-cell office:value-type="float" office:value="123.396">
                <text:p>123.3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">
                <text:p>90</text:p>
              </table:table-cell>
              <table:table-cell office:value-type="float" office:value="123.854">
                <text:p>123.8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">
                <text:p>90.1</text:p>
              </table:table-cell>
              <table:table-cell office:value-type="float" office:value="123.646">
                <text:p>123.6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">
                <text:p>90.2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">
                <text:p>90.3</text:p>
              </table:table-cell>
              <table:table-cell office:value-type="float" office:value="124.229">
                <text:p>124.2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">
                <text:p>90.4</text:p>
              </table:table-cell>
              <table:table-cell office:value-type="float" office:value="124.854">
                <text:p>124.8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">
                <text:p>90.5</text:p>
              </table:table-cell>
              <table:table-cell office:value-type="float" office:value="124.062">
                <text:p>124.0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">
                <text:p>90.6</text:p>
              </table:table-cell>
              <table:table-cell office:value-type="float" office:value="123.729">
                <text:p>123.7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">
                <text:p>90.7</text:p>
              </table:table-cell>
              <table:table-cell office:value-type="float" office:value="123.812">
                <text:p>123.8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">
                <text:p>90.8</text:p>
              </table:table-cell>
              <table:table-cell office:value-type="float" office:value="123.583">
                <text:p>123.5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">
                <text:p>90.9</text:p>
              </table:table-cell>
              <table:table-cell office:value-type="float" office:value="123.604">
                <text:p>123.6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">
                <text:p>91</text:p>
              </table:table-cell>
              <table:table-cell office:value-type="float" office:value="124.396">
                <text:p>124.3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">
                <text:p>91.1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">
                <text:p>91.2</text:p>
              </table:table-cell>
              <table:table-cell office:value-type="float" office:value="124.021">
                <text:p>124.0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">
                <text:p>91.3</text:p>
              </table:table-cell>
              <table:table-cell office:value-type="float" office:value="125.104">
                <text:p>125.1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">
                <text:p>91.4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">
                <text:p>91.5</text:p>
              </table:table-cell>
              <table:table-cell office:value-type="float" office:value="124.437">
                <text:p>124.4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">
                <text:p>91.6</text:p>
              </table:table-cell>
              <table:table-cell office:value-type="float" office:value="123.896">
                <text:p>123.8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">
                <text:p>91.7</text:p>
              </table:table-cell>
              <table:table-cell office:value-type="float" office:value="124.833">
                <text:p>124.8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">
                <text:p>91.8</text:p>
              </table:table-cell>
              <table:table-cell office:value-type="float" office:value="124.583">
                <text:p>124.5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">
                <text:p>91.9</text:p>
              </table:table-cell>
              <table:table-cell office:value-type="float" office:value="124.521">
                <text:p>124.5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  <table:table-cell office:value-type="float" office:value="124.604">
                <text:p>124.6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">
                <text:p>92.1</text:p>
              </table:table-cell>
              <table:table-cell office:value-type="float" office:value="124.562">
                <text:p>124.5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">
                <text:p>92.2</text:p>
              </table:table-cell>
              <table:table-cell office:value-type="float" office:value="124.354">
                <text:p>124.3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">
                <text:p>92.3</text:p>
              </table:table-cell>
              <table:table-cell office:value-type="float" office:value="123.958">
                <text:p>123.9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">
                <text:p>92.4</text:p>
              </table:table-cell>
              <table:table-cell office:value-type="float" office:value="124.354">
                <text:p>124.3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">
                <text:p>92.5</text:p>
              </table:table-cell>
              <table:table-cell office:value-type="float" office:value="124.292">
                <text:p>124.2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">
                <text:p>92.6</text:p>
              </table:table-cell>
              <table:table-cell office:value-type="float" office:value="125.042">
                <text:p>125.0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">
                <text:p>92.7</text:p>
              </table:table-cell>
              <table:table-cell office:value-type="float" office:value="124.125">
                <text:p>124.1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">
                <text:p>92.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">
                <text:p>92.9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">
                <text:p>93</text:p>
              </table:table-cell>
              <table:table-cell office:value-type="float" office:value="124.646">
                <text:p>124.6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">
                <text:p>93.1</text:p>
              </table:table-cell>
              <table:table-cell office:value-type="float" office:value="123.729">
                <text:p>123.7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">
                <text:p>93.2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">
                <text:p>93.3</text:p>
              </table:table-cell>
              <table:table-cell office:value-type="float" office:value="124.271">
                <text:p>124.2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">
                <text:p>93.4</text:p>
              </table:table-cell>
              <table:table-cell office:value-type="float" office:value="122.937">
                <text:p>122.9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">
                <text:p>93.5</text:p>
              </table:table-cell>
              <table:table-cell office:value-type="float" office:value="123.625">
                <text:p>123.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">
                <text:p>93.6</text:p>
              </table:table-cell>
              <table:table-cell office:value-type="float" office:value="123.917">
                <text:p>123.9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">
                <text:p>93.7</text:p>
              </table:table-cell>
              <table:table-cell office:value-type="float" office:value="124.542">
                <text:p>124.5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">
                <text:p>93.8</text:p>
              </table:table-cell>
              <table:table-cell office:value-type="float" office:value="124.167">
                <text:p>124.1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">
                <text:p>93.9</text:p>
              </table:table-cell>
              <table:table-cell office:value-type="float" office:value="123.917">
                <text:p>123.9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">
                <text:p>94.1</text:p>
              </table:table-cell>
              <table:table-cell office:value-type="float" office:value="124.604">
                <text:p>124.6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">
                <text:p>94.2</text:p>
              </table:table-cell>
              <table:table-cell office:value-type="float" office:value="124.729">
                <text:p>124.7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">
                <text:p>94.3</text:p>
              </table:table-cell>
              <table:table-cell office:value-type="float" office:value="124.375">
                <text:p>124.3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">
                <text:p>94.4</text:p>
              </table:table-cell>
              <table:table-cell office:value-type="float" office:value="124.167">
                <text:p>124.1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">
                <text:p>94.5</text:p>
              </table:table-cell>
              <table:table-cell office:value-type="float" office:value="123.729">
                <text:p>123.7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">
                <text:p>94.6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">
                <text:p>94.7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">
                <text:p>94.8</text:p>
              </table:table-cell>
              <table:table-cell office:value-type="float" office:value="124.312">
                <text:p>124.3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">
                <text:p>94.9</text:p>
              </table:table-cell>
              <table:table-cell office:value-type="float" office:value="124.521">
                <text:p>124.5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">
                <text:p>95</text:p>
              </table:table-cell>
              <table:table-cell office:value-type="float" office:value="124.125">
                <text:p>124.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">
                <text:p>95.1</text:p>
              </table:table-cell>
              <table:table-cell office:value-type="float" office:value="124.229">
                <text:p>124.2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">
                <text:p>95.2</text:p>
              </table:table-cell>
              <table:table-cell office:value-type="float" office:value="123.833">
                <text:p>123.8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">
                <text:p>95.3</text:p>
              </table:table-cell>
              <table:table-cell office:value-type="float" office:value="123.979">
                <text:p>123.9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">
                <text:p>95.4</text:p>
              </table:table-cell>
              <table:table-cell office:value-type="float" office:value="123.896">
                <text:p>123.8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">
                <text:p>95.5</text:p>
              </table:table-cell>
              <table:table-cell office:value-type="float" office:value="123.104">
                <text:p>123.1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">
                <text:p>95.6</text:p>
              </table:table-cell>
              <table:table-cell office:value-type="float" office:value="123.104">
                <text:p>123.1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">
                <text:p>95.7</text:p>
              </table:table-cell>
              <table:table-cell office:value-type="float" office:value="123.708">
                <text:p>123.7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">
                <text:p>95.8</text:p>
              </table:table-cell>
              <table:table-cell office:value-type="float" office:value="123.937">
                <text:p>123.9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">
                <text:p>95.9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">
                <text:p>96</text:p>
              </table:table-cell>
              <table:table-cell office:value-type="float" office:value="123.667">
                <text:p>123.6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">
                <text:p>96.1</text:p>
              </table:table-cell>
              <table:table-cell office:value-type="float" office:value="123.646">
                <text:p>123.6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">
                <text:p>96.2</text:p>
              </table:table-cell>
              <table:table-cell office:value-type="float" office:value="123.896">
                <text:p>123.8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">
                <text:p>96.3</text:p>
              </table:table-cell>
              <table:table-cell office:value-type="float" office:value="122.042">
                <text:p>122.0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">
                <text:p>96.4</text:p>
              </table:table-cell>
              <table:table-cell office:value-type="float" office:value="120.771">
                <text:p>120.7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">
                <text:p>96.5</text:p>
              </table:table-cell>
              <table:table-cell office:value-type="float" office:value="120.687">
                <text:p>120.6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">
                <text:p>96.6</text:p>
              </table:table-cell>
              <table:table-cell office:value-type="float" office:value="119.396">
                <text:p>119.3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">
                <text:p>96.7</text:p>
              </table:table-cell>
              <table:table-cell office:value-type="float" office:value="119.604">
                <text:p>119.6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">
                <text:p>96.8</text:p>
              </table:table-cell>
              <table:table-cell office:value-type="float" office:value="118.583">
                <text:p>118.5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">
                <text:p>96.9</text:p>
              </table:table-cell>
              <table:table-cell office:value-type="float" office:value="117.646">
                <text:p>117.6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">
                <text:p>97</text:p>
              </table:table-cell>
              <table:table-cell office:value-type="float" office:value="117.854">
                <text:p>117.8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">
                <text:p>97.1</text:p>
              </table:table-cell>
              <table:table-cell office:value-type="float" office:value="117.396">
                <text:p>117.39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">
                <text:p>97.2</text:p>
              </table:table-cell>
              <table:table-cell office:value-type="float" office:value="118.062">
                <text:p>118.0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">
                <text:p>97.3</text:p>
              </table:table-cell>
              <table:table-cell office:value-type="float" office:value="117.562">
                <text:p>117.5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">
                <text:p>97.4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">
                <text:p>97.5</text:p>
              </table:table-cell>
              <table:table-cell office:value-type="float" office:value="116.729">
                <text:p>116.7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">
                <text:p>97.6</text:p>
              </table:table-cell>
              <table:table-cell office:value-type="float" office:value="116.917">
                <text:p>116.9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">
                <text:p>97.7</text:p>
              </table:table-cell>
              <table:table-cell office:value-type="float" office:value="117.708">
                <text:p>117.7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">
                <text:p>97.8</text:p>
              </table:table-cell>
              <table:table-cell office:value-type="float" office:value="116.896">
                <text:p>116.8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">
                <text:p>97.9</text:p>
              </table:table-cell>
              <table:table-cell office:value-type="float" office:value="116.167">
                <text:p>116.1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">
                <text:p>98</text:p>
              </table:table-cell>
              <table:table-cell office:value-type="float" office:value="116.312">
                <text:p>116.3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">
                <text:p>98.1</text:p>
              </table:table-cell>
              <table:table-cell office:value-type="float" office:value="115.917">
                <text:p>115.9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">
                <text:p>98.2</text:p>
              </table:table-cell>
              <table:table-cell office:value-type="float" office:value="116.042">
                <text:p>116.0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">
                <text:p>98.3</text:p>
              </table:table-cell>
              <table:table-cell office:value-type="float" office:value="116.062">
                <text:p>116.0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">
                <text:p>98.4</text:p>
              </table:table-cell>
              <table:table-cell office:value-type="float" office:value="115.625">
                <text:p>115.6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">
                <text:p>98.5</text:p>
              </table:table-cell>
              <table:table-cell office:value-type="float" office:value="115.958">
                <text:p>115.9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">
                <text:p>98.6</text:p>
              </table:table-cell>
              <table:table-cell office:value-type="float" office:value="114.896">
                <text:p>114.8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">
                <text:p>98.7</text:p>
              </table:table-cell>
              <table:table-cell office:value-type="float" office:value="115.896">
                <text:p>115.8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">
                <text:p>98.8</text:p>
              </table:table-cell>
              <table:table-cell office:value-type="float" office:value="114.625">
                <text:p>114.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">
                <text:p>98.9</text:p>
              </table:table-cell>
              <table:table-cell office:value-type="float" office:value="113.854">
                <text:p>113.8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">
                <text:p>99</text:p>
              </table:table-cell>
              <table:table-cell office:value-type="float" office:value="113.812">
                <text:p>113.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">
                <text:p>99.1</text:p>
              </table:table-cell>
              <table:table-cell office:value-type="float" office:value="113.229">
                <text:p>113.2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">
                <text:p>99.2</text:p>
              </table:table-cell>
              <table:table-cell office:value-type="float" office:value="112.25">
                <text:p>112.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">
                <text:p>99.3</text:p>
              </table:table-cell>
              <table:table-cell office:value-type="float" office:value="112.937">
                <text:p>112.9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">
                <text:p>99.4</text:p>
              </table:table-cell>
              <table:table-cell office:value-type="float" office:value="112.729">
                <text:p>112.72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">
                <text:p>99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">
                <text:p>99.6</text:p>
              </table:table-cell>
              <table:table-cell office:value-type="float" office:value="113.667">
                <text:p>113.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">
                <text:p>99.7</text:p>
              </table:table-cell>
              <table:table-cell office:value-type="float" office:value="113.062">
                <text:p>113.0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">
                <text:p>99.8</text:p>
              </table:table-cell>
              <table:table-cell office:value-type="float" office:value="109.312">
                <text:p>109.3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  <table:table-cell office:value-type="float" office:value="90.3958">
                <text:p>90.395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  <table:table-cell office:value-type="float" office:value="69.875">
                <text:p>69.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.1">
                <text:p>100.1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.2">
                <text:p>100.2</text:p>
              </table:table-cell>
              <table:table-cell office:value-type="float" office:value="50.9583">
                <text:p>50.958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.3">
                <text:p>100.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.4">
                <text:p>100.4</text:p>
              </table:table-cell>
              <table:table-cell office:value-type="float" office:value="44.0625">
                <text:p>44.06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.5">
                <text:p>100.5</text:p>
              </table:table-cell>
              <table:table-cell office:value-type="float" office:value="44.5417">
                <text:p>44.54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.6">
                <text:p>100.6</text:p>
              </table:table-cell>
              <table:table-cell office:value-type="float" office:value="44.6667">
                <text:p>44.66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.7">
                <text:p>100.7</text:p>
              </table:table-cell>
              <table:table-cell office:value-type="float" office:value="45.3125">
                <text:p>45.3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.8">
                <text:p>100.8</text:p>
              </table:table-cell>
              <table:table-cell office:value-type="float" office:value="45.4583">
                <text:p>45.458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.9">
                <text:p>100.9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">
                <text:p>101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.1">
                <text:p>101.1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.2">
                <text:p>101.2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.3">
                <text:p>101.3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.4">
                <text:p>101.4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.5">
                <text:p>101.5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.6">
                <text:p>101.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.7">
                <text:p>101.7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.8">
                <text:p>101.8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.9">
                <text:p>101.9</text:p>
              </table:table-cell>
              <table:table-cell office:value-type="float" office:value="46.4375">
                <text:p>46.43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">
                <text:p>102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.1">
                <text:p>102.1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.2">
                <text:p>102.2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.3">
                <text:p>102.3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.4">
                <text:p>102.4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.5">
                <text:p>102.5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.6">
                <text:p>102.6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.7">
                <text:p>102.7</text:p>
              </table:table-cell>
              <table:table-cell office:value-type="float" office:value="45.6458">
                <text:p>45.64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.8">
                <text:p>102.8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.9">
                <text:p>102.9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">
                <text:p>103</text:p>
              </table:table-cell>
              <table:table-cell office:value-type="float" office:value="45.4167">
                <text:p>45.41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.1">
                <text:p>103.1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.2">
                <text:p>103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.3">
                <text:p>103.3</text:p>
              </table:table-cell>
              <table:table-cell office:value-type="float" office:value="45.5208">
                <text:p>45.52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.4">
                <text:p>103.4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.5">
                <text:p>103.5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.6">
                <text:p>103.6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.7">
                <text:p>103.7</text:p>
              </table:table-cell>
              <table:table-cell office:value-type="float" office:value="45.4792">
                <text:p>45.479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.8">
                <text:p>103.8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.9">
                <text:p>103.9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">
                <text:p>10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.1">
                <text:p>104.1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.2">
                <text:p>104.2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.3">
                <text:p>104.3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.4">
                <text:p>104.4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.5">
                <text:p>104.5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.6">
                <text:p>104.6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.7">
                <text:p>104.7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.8">
                <text:p>104.8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.9">
                <text:p>104.9</text:p>
              </table:table-cell>
              <table:table-cell office:value-type="float" office:value="46.1042">
                <text:p>46.10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">
                <text:p>105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.1">
                <text:p>105.1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.2">
                <text:p>105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.3">
                <text:p>105.3</text:p>
              </table:table-cell>
              <table:table-cell office:value-type="float" office:value="46.1875">
                <text:p>46.18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.4">
                <text:p>105.4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.5">
                <text:p>105.5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.6">
                <text:p>105.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.7">
                <text:p>105.7</text:p>
              </table:table-cell>
              <table:table-cell office:value-type="float" office:value="46.9792">
                <text:p>46.97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.8">
                <text:p>105.8</text:p>
              </table:table-cell>
              <table:table-cell office:value-type="float" office:value="47.1667">
                <text:p>47.1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.9">
                <text:p>105.9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">
                <text:p>106</text:p>
              </table:table-cell>
              <table:table-cell office:value-type="float" office:value="47.6667">
                <text:p>47.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.1">
                <text:p>106.1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.2">
                <text:p>106.2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.3">
                <text:p>106.3</text:p>
              </table:table-cell>
              <table:table-cell office:value-type="float" office:value="47.0417">
                <text:p>47.041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.4">
                <text:p>106.4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.5">
                <text:p>106.5</text:p>
              </table:table-cell>
              <table:table-cell office:value-type="float" office:value="47.3125">
                <text:p>47.31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.6">
                <text:p>106.6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.7">
                <text:p>106.7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.8">
                <text:p>106.8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.9">
                <text:p>106.9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">
                <text:p>107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.1">
                <text:p>107.1</text:p>
              </table:table-cell>
              <table:table-cell office:value-type="float" office:value="46.7917">
                <text:p>46.79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.2">
                <text:p>107.2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.3">
                <text:p>107.3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.4">
                <text:p>107.4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.5">
                <text:p>107.5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.6">
                <text:p>107.6</text:p>
              </table:table-cell>
              <table:table-cell office:value-type="float" office:value="46.8125">
                <text:p>46.81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.7">
                <text:p>107.7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.8">
                <text:p>107.8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.9">
                <text:p>107.9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">
                <text:p>108</text:p>
              </table:table-cell>
              <table:table-cell office:value-type="float" office:value="46.9792">
                <text:p>46.979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.1">
                <text:p>108.1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.2">
                <text:p>108.2</text:p>
              </table:table-cell>
              <table:table-cell office:value-type="float" office:value="46.9375">
                <text:p>46.937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.3">
                <text:p>108.3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.4">
                <text:p>108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.5">
                <text:p>108.5</text:p>
              </table:table-cell>
              <table:table-cell office:value-type="float" office:value="47.0208">
                <text:p>47.02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.6">
                <text:p>108.6</text:p>
              </table:table-cell>
              <table:table-cell office:value-type="float" office:value="47.7083">
                <text:p>47.708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.7">
                <text:p>108.7</text:p>
              </table:table-cell>
              <table:table-cell office:value-type="float" office:value="46.8125">
                <text:p>46.81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.8">
                <text:p>108.8</text:p>
              </table:table-cell>
              <table:table-cell office:value-type="float" office:value="46.4583">
                <text:p>46.458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.9">
                <text:p>108.9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">
                <text:p>109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.1">
                <text:p>109.1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.2">
                <text:p>109.2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.3">
                <text:p>109.3</text:p>
              </table:table-cell>
              <table:table-cell office:value-type="float" office:value="46.7917">
                <text:p>46.79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.4">
                <text:p>109.4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.5">
                <text:p>109.5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.6">
                <text:p>109.6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.7">
                <text:p>109.7</text:p>
              </table:table-cell>
              <table:table-cell office:value-type="float" office:value="47.0417">
                <text:p>47.04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.8">
                <text:p>109.8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.9">
                <text:p>109.9</text:p>
              </table:table-cell>
              <table:table-cell office:value-type="float" office:value="47.3542">
                <text:p>47.354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">
                <text:p>110</text:p>
              </table:table-cell>
              <table:table-cell office:value-type="float" office:value="46.9792">
                <text:p>46.979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.1">
                <text:p>110.1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.2">
                <text:p>110.2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.3">
                <text:p>110.3</text:p>
              </table:table-cell>
              <table:table-cell office:value-type="float" office:value="47.7708">
                <text:p>47.77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.4">
                <text:p>110.4</text:p>
              </table:table-cell>
              <table:table-cell office:value-type="float" office:value="47.3333">
                <text:p>47.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.5">
                <text:p>110.5</text:p>
              </table:table-cell>
              <table:table-cell office:value-type="float" office:value="47.7083">
                <text:p>47.708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.6">
                <text:p>110.6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.7">
                <text:p>110.7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.8">
                <text:p>110.8</text:p>
              </table:table-cell>
              <table:table-cell office:value-type="float" office:value="47.3542">
                <text:p>47.35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.9">
                <text:p>110.9</text:p>
              </table:table-cell>
              <table:table-cell office:value-type="float" office:value="47.1042">
                <text:p>47.104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">
                <text:p>111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.1">
                <text:p>111.1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.2">
                <text:p>111.2</text:p>
              </table:table-cell>
              <table:table-cell office:value-type="float" office:value="46.8958">
                <text:p>46.89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.3">
                <text:p>111.3</text:p>
              </table:table-cell>
              <table:table-cell office:value-type="float" office:value="47.2292">
                <text:p>47.229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.4">
                <text:p>111.4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.5">
                <text:p>111.5</text:p>
              </table:table-cell>
              <table:table-cell office:value-type="float" office:value="47.5208">
                <text:p>47.520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.6">
                <text:p>111.6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.7">
                <text:p>111.7</text:p>
              </table:table-cell>
              <table:table-cell office:value-type="float" office:value="48.2083">
                <text:p>48.20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.8">
                <text:p>111.8</text:p>
              </table:table-cell>
              <table:table-cell office:value-type="float" office:value="47.8542">
                <text:p>47.854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.9">
                <text:p>111.9</text:p>
              </table:table-cell>
              <table:table-cell office:value-type="float" office:value="47.3125">
                <text:p>47.312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">
                <text:p>112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.1">
                <text:p>112.1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.2">
                <text:p>112.2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.3">
                <text:p>112.3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.4">
                <text:p>112.4</text:p>
              </table:table-cell>
              <table:table-cell office:value-type="float" office:value="54.7708">
                <text:p>54.77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.5">
                <text:p>112.5</text:p>
              </table:table-cell>
              <table:table-cell office:value-type="float" office:value="61.625">
                <text:p>61.6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.6">
                <text:p>112.6</text:p>
              </table:table-cell>
              <table:table-cell office:value-type="float" office:value="66.2083">
                <text:p>66.208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.7">
                <text:p>112.7</text:p>
              </table:table-cell>
              <table:table-cell office:value-type="float" office:value="69.1667">
                <text:p>69.166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.8">
                <text:p>112.8</text:p>
              </table:table-cell>
              <table:table-cell office:value-type="float" office:value="73.0833">
                <text:p>73.08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.9">
                <text:p>112.9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">
                <text:p>113</text:p>
              </table:table-cell>
              <table:table-cell office:value-type="float" office:value="76.6875">
                <text:p>76.687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.1">
                <text:p>113.1</text:p>
              </table:table-cell>
              <table:table-cell office:value-type="float" office:value="78.375">
                <text:p>78.3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.2">
                <text:p>113.2</text:p>
              </table:table-cell>
              <table:table-cell office:value-type="float" office:value="79.5833">
                <text:p>79.58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.3">
                <text:p>113.3</text:p>
              </table:table-cell>
              <table:table-cell office:value-type="float" office:value="79.9583">
                <text:p>79.958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.4">
                <text:p>113.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.5">
                <text:p>113.5</text:p>
              </table:table-cell>
              <table:table-cell office:value-type="float" office:value="81.0208">
                <text:p>81.020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.6">
                <text:p>113.6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.7">
                <text:p>113.7</text:p>
              </table:table-cell>
              <table:table-cell office:value-type="float" office:value="82.6458">
                <text:p>82.64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.8">
                <text:p>113.8</text:p>
              </table:table-cell>
              <table:table-cell office:value-type="float" office:value="83.1458">
                <text:p>83.14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.9">
                <text:p>113.9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">
                <text:p>114</text:p>
              </table:table-cell>
              <table:table-cell office:value-type="float" office:value="83.5833">
                <text:p>83.58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.1">
                <text:p>114.1</text:p>
              </table:table-cell>
              <table:table-cell office:value-type="float" office:value="84.1667">
                <text:p>84.1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.2">
                <text:p>114.2</text:p>
              </table:table-cell>
              <table:table-cell office:value-type="float" office:value="84.5417">
                <text:p>84.54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.3">
                <text:p>114.3</text:p>
              </table:table-cell>
              <table:table-cell office:value-type="float" office:value="84.5625">
                <text:p>84.56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.4">
                <text:p>114.4</text:p>
              </table:table-cell>
              <table:table-cell office:value-type="float" office:value="84.9792">
                <text:p>84.97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.5">
                <text:p>114.5</text:p>
              </table:table-cell>
              <table:table-cell office:value-type="float" office:value="85.0208">
                <text:p>85.020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.6">
                <text:p>114.6</text:p>
              </table:table-cell>
              <table:table-cell office:value-type="float" office:value="85.8333">
                <text:p>85.833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.7">
                <text:p>114.7</text:p>
              </table:table-cell>
              <table:table-cell office:value-type="float" office:value="85.6875">
                <text:p>85.687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.8">
                <text:p>114.8</text:p>
              </table:table-cell>
              <table:table-cell office:value-type="float" office:value="85.7917">
                <text:p>85.79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.9">
                <text:p>114.9</text:p>
              </table:table-cell>
              <table:table-cell office:value-type="float" office:value="86.1667">
                <text:p>86.166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">
                <text:p>115</text:p>
              </table:table-cell>
              <table:table-cell office:value-type="float" office:value="86.5625">
                <text:p>86.56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.1">
                <text:p>115.1</text:p>
              </table:table-cell>
              <table:table-cell office:value-type="float" office:value="86.4375">
                <text:p>86.437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.2">
                <text:p>115.2</text:p>
              </table:table-cell>
              <table:table-cell office:value-type="float" office:value="86.6458">
                <text:p>86.64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.3">
                <text:p>115.3</text:p>
              </table:table-cell>
              <table:table-cell office:value-type="float" office:value="87.375">
                <text:p>87.37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.4">
                <text:p>115.4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.5">
                <text:p>115.5</text:p>
              </table:table-cell>
              <table:table-cell office:value-type="float" office:value="87.0625">
                <text:p>87.06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.6">
                <text:p>115.6</text:p>
              </table:table-cell>
              <table:table-cell office:value-type="float" office:value="87.2292">
                <text:p>87.229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.7">
                <text:p>115.7</text:p>
              </table:table-cell>
              <table:table-cell office:value-type="float" office:value="87.6458">
                <text:p>87.645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.8">
                <text:p>115.8</text:p>
              </table:table-cell>
              <table:table-cell office:value-type="float" office:value="87.25">
                <text:p>87.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.9">
                <text:p>115.9</text:p>
              </table:table-cell>
              <table:table-cell office:value-type="float" office:value="88.7083">
                <text:p>88.70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">
                <text:p>116</text:p>
              </table:table-cell>
              <table:table-cell office:value-type="float" office:value="88.4167">
                <text:p>88.416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.1">
                <text:p>116.1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.2">
                <text:p>116.2</text:p>
              </table:table-cell>
              <table:table-cell office:value-type="float" office:value="88.0417">
                <text:p>88.04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.3">
                <text:p>116.3</text:p>
              </table:table-cell>
              <table:table-cell office:value-type="float" office:value="89.1042">
                <text:p>89.10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.4">
                <text:p>116.4</text:p>
              </table:table-cell>
              <table:table-cell office:value-type="float" office:value="88.4375">
                <text:p>88.437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.5">
                <text:p>116.5</text:p>
              </table:table-cell>
              <table:table-cell office:value-type="float" office:value="88.2292">
                <text:p>88.22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.6">
                <text:p>116.6</text:p>
              </table:table-cell>
              <table:table-cell office:value-type="float" office:value="88.8542">
                <text:p>88.854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.7">
                <text:p>116.7</text:p>
              </table:table-cell>
              <table:table-cell office:value-type="float" office:value="89.6458">
                <text:p>89.645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.8">
                <text:p>116.8</text:p>
              </table:table-cell>
              <table:table-cell office:value-type="float" office:value="89.0208">
                <text:p>89.02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.9">
                <text:p>116.9</text:p>
              </table:table-cell>
              <table:table-cell office:value-type="float" office:value="89.7083">
                <text:p>89.708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">
                <text:p>117</text:p>
              </table:table-cell>
              <table:table-cell office:value-type="float" office:value="88.875">
                <text:p>88.8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.1">
                <text:p>117.1</text:p>
              </table:table-cell>
              <table:table-cell office:value-type="float" office:value="89.2708">
                <text:p>89.27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.2">
                <text:p>117.2</text:p>
              </table:table-cell>
              <table:table-cell office:value-type="float" office:value="89.5417">
                <text:p>89.54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.3">
                <text:p>117.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.4">
                <text:p>117.4</text:p>
              </table:table-cell>
              <table:table-cell office:value-type="float" office:value="89.4167">
                <text:p>89.416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.5">
                <text:p>117.5</text:p>
              </table:table-cell>
              <table:table-cell office:value-type="float" office:value="89.8958">
                <text:p>89.89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.6">
                <text:p>117.6</text:p>
              </table:table-cell>
              <table:table-cell office:value-type="float" office:value="89.4167">
                <text:p>89.41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.7">
                <text:p>117.7</text:p>
              </table:table-cell>
              <table:table-cell office:value-type="float" office:value="90.2292">
                <text:p>90.229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.8">
                <text:p>117.8</text:p>
              </table:table-cell>
              <table:table-cell office:value-type="float" office:value="90.5625">
                <text:p>90.56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.9">
                <text:p>117.9</text:p>
              </table:table-cell>
              <table:table-cell office:value-type="float" office:value="90.4583">
                <text:p>90.458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">
                <text:p>118</text:p>
              </table:table-cell>
              <table:table-cell office:value-type="float" office:value="90.375">
                <text:p>90.37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.1">
                <text:p>118.1</text:p>
              </table:table-cell>
              <table:table-cell office:value-type="float" office:value="90.2917">
                <text:p>90.29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.2">
                <text:p>118.2</text:p>
              </table:table-cell>
              <table:table-cell office:value-type="float" office:value="90.6042">
                <text:p>90.604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.3">
                <text:p>118.3</text:p>
              </table:table-cell>
              <table:table-cell office:value-type="float" office:value="90.8958">
                <text:p>90.895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.4">
                <text:p>118.4</text:p>
              </table:table-cell>
              <table:table-cell office:value-type="float" office:value="90.3333">
                <text:p>90.3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.5">
                <text:p>118.5</text:p>
              </table:table-cell>
              <table:table-cell office:value-type="float" office:value="90.4792">
                <text:p>90.479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.6">
                <text:p>118.6</text:p>
              </table:table-cell>
              <table:table-cell office:value-type="float" office:value="90.8125">
                <text:p>90.81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.7">
                <text:p>118.7</text:p>
              </table:table-cell>
              <table:table-cell office:value-type="float" office:value="90.6042">
                <text:p>90.604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.8">
                <text:p>118.8</text:p>
              </table:table-cell>
              <table:table-cell office:value-type="float" office:value="91.6042">
                <text:p>91.604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.9">
                <text:p>118.9</text:p>
              </table:table-cell>
              <table:table-cell office:value-type="float" office:value="91.1875">
                <text:p>91.18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">
                <text:p>1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.1">
                <text:p>119.1</text:p>
              </table:table-cell>
              <table:table-cell office:value-type="float" office:value="90.5208">
                <text:p>90.520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.2">
                <text:p>119.2</text:p>
              </table:table-cell>
              <table:table-cell office:value-type="float" office:value="90.7292">
                <text:p>90.729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.3">
                <text:p>119.3</text:p>
              </table:table-cell>
              <table:table-cell office:value-type="float" office:value="91.5833">
                <text:p>91.583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.4">
                <text:p>119.4</text:p>
              </table:table-cell>
              <table:table-cell office:value-type="float" office:value="90.7917">
                <text:p>90.791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.5">
                <text:p>119.5</text:p>
              </table:table-cell>
              <table:table-cell office:value-type="float" office:value="91.2292">
                <text:p>91.229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.6">
                <text:p>119.6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.7">
                <text:p>119.7</text:p>
              </table:table-cell>
              <table:table-cell office:value-type="float" office:value="92.0625">
                <text:p>92.06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.8">
                <text:p>119.8</text:p>
              </table:table-cell>
              <table:table-cell office:value-type="float" office:value="91.7708">
                <text:p>91.770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.9">
                <text:p>119.9</text:p>
              </table:table-cell>
              <table:table-cell office:value-type="float" office:value="91.7292">
                <text:p>91.729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">
                <text:p>120</text:p>
              </table:table-cell>
              <table:table-cell office:value-type="float" office:value="91.0417">
                <text:p>91.04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.1">
                <text:p>120.1</text:p>
              </table:table-cell>
              <table:table-cell office:value-type="float" office:value="91.7292">
                <text:p>91.729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.2">
                <text:p>120.2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.3">
                <text:p>120.3</text:p>
              </table:table-cell>
              <table:table-cell office:value-type="float" office:value="87.6875">
                <text:p>87.687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.4">
                <text:p>120.4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.5">
                <text:p>120.5</text:p>
              </table:table-cell>
              <table:table-cell office:value-type="float" office:value="81.4583">
                <text:p>81.458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.6">
                <text:p>120.6</text:p>
              </table:table-cell>
              <table:table-cell office:value-type="float" office:value="80.0417">
                <text:p>80.041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.7">
                <text:p>120.7</text:p>
              </table:table-cell>
              <table:table-cell office:value-type="float" office:value="78.5833">
                <text:p>78.583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.8">
                <text:p>120.8</text:p>
              </table:table-cell>
              <table:table-cell office:value-type="float" office:value="77.8125">
                <text:p>77.81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.9">
                <text:p>120.9</text:p>
              </table:table-cell>
              <table:table-cell office:value-type="float" office:value="77.1458">
                <text:p>77.145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">
                <text:p>121</text:p>
              </table:table-cell>
              <table:table-cell office:value-type="float" office:value="76.8333">
                <text:p>76.83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.1">
                <text:p>121.1</text:p>
              </table:table-cell>
              <table:table-cell office:value-type="float" office:value="76.0625">
                <text:p>76.06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.2">
                <text:p>121.2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.3">
                <text:p>121.3</text:p>
              </table:table-cell>
              <table:table-cell office:value-type="float" office:value="75.2292">
                <text:p>75.229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.4">
                <text:p>121.4</text:p>
              </table:table-cell>
              <table:table-cell office:value-type="float" office:value="74.1458">
                <text:p>74.145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.5">
                <text:p>121.5</text:p>
              </table:table-cell>
              <table:table-cell office:value-type="float" office:value="73.6875">
                <text:p>73.68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.6">
                <text:p>121.6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.7">
                <text:p>121.7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.8">
                <text:p>121.8</text:p>
              </table:table-cell>
              <table:table-cell office:value-type="float" office:value="72.6875">
                <text:p>72.68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.9">
                <text:p>121.9</text:p>
              </table:table-cell>
              <table:table-cell office:value-type="float" office:value="72.3125">
                <text:p>72.31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">
                <text:p>122</text:p>
              </table:table-cell>
              <table:table-cell office:value-type="float" office:value="72.1042">
                <text:p>72.10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.1">
                <text:p>122.1</text:p>
              </table:table-cell>
              <table:table-cell office:value-type="float" office:value="72.5625">
                <text:p>72.562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.2">
                <text:p>122.2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.3">
                <text:p>122.3</text:p>
              </table:table-cell>
              <table:table-cell office:value-type="float" office:value="71.7083">
                <text:p>71.708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.4">
                <text:p>122.4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.5">
                <text:p>122.5</text:p>
              </table:table-cell>
              <table:table-cell office:value-type="float" office:value="71.125">
                <text:p>71.1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.6">
                <text:p>122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.7">
                <text:p>122.7</text:p>
              </table:table-cell>
              <table:table-cell office:value-type="float" office:value="70.3542">
                <text:p>70.354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.8">
                <text:p>122.8</text:p>
              </table:table-cell>
              <table:table-cell office:value-type="float" office:value="70.4583">
                <text:p>70.458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.9">
                <text:p>122.9</text:p>
              </table:table-cell>
              <table:table-cell office:value-type="float" office:value="70.4375">
                <text:p>70.43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">
                <text:p>123</text:p>
              </table:table-cell>
              <table:table-cell office:value-type="float" office:value="69.8958">
                <text:p>69.895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.1">
                <text:p>123.1</text:p>
              </table:table-cell>
              <table:table-cell office:value-type="float" office:value="70.0417">
                <text:p>70.04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.2">
                <text:p>123.2</text:p>
              </table:table-cell>
              <table:table-cell office:value-type="float" office:value="68.8542">
                <text:p>68.854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.3">
                <text:p>123.3</text:p>
              </table:table-cell>
              <table:table-cell office:value-type="float" office:value="69.5208">
                <text:p>69.520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.4">
                <text:p>123.4</text:p>
              </table:table-cell>
              <table:table-cell office:value-type="float" office:value="69.5417">
                <text:p>69.54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.5">
                <text:p>123.5</text:p>
              </table:table-cell>
              <table:table-cell office:value-type="float" office:value="69.1042">
                <text:p>69.10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.6">
                <text:p>123.6</text:p>
              </table:table-cell>
              <table:table-cell office:value-type="float" office:value="69.1875">
                <text:p>69.18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.7">
                <text:p>123.7</text:p>
              </table:table-cell>
              <table:table-cell office:value-type="float" office:value="68.6042">
                <text:p>68.60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.8">
                <text:p>123.8</text:p>
              </table:table-cell>
              <table:table-cell office:value-type="float" office:value="68.1042">
                <text:p>68.104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.9">
                <text:p>123.9</text:p>
              </table:table-cell>
              <table:table-cell office:value-type="float" office:value="58.4583">
                <text:p>58.458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">
                <text:p>124</text:p>
              </table:table-cell>
              <table:table-cell office:value-type="float" office:value="55.2292">
                <text:p>55.22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.1">
                <text:p>124.1</text:p>
              </table:table-cell>
              <table:table-cell office:value-type="float" office:value="53.4792">
                <text:p>53.47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.2">
                <text:p>124.2</text:p>
              </table:table-cell>
              <table:table-cell office:value-type="float" office:value="53.8542">
                <text:p>53.85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.3">
                <text:p>124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.4">
                <text:p>124.4</text:p>
              </table:table-cell>
              <table:table-cell office:value-type="float" office:value="59.3542">
                <text:p>59.354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.5">
                <text:p>124.5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.6">
                <text:p>124.6</text:p>
              </table:table-cell>
              <table:table-cell office:value-type="float" office:value="65.7083">
                <text:p>65.708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.7">
                <text:p>124.7</text:p>
              </table:table-cell>
              <table:table-cell office:value-type="float" office:value="65.1042">
                <text:p>65.10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.8">
                <text:p>124.8</text:p>
              </table:table-cell>
              <table:table-cell office:value-type="float" office:value="64.9792">
                <text:p>64.979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.9">
                <text:p>124.9</text:p>
              </table:table-cell>
              <table:table-cell office:value-type="float" office:value="63.4167">
                <text:p>63.41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">
                <text:p>125</text:p>
              </table:table-cell>
              <table:table-cell office:value-type="float" office:value="62.3125">
                <text:p>62.31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.1">
                <text:p>125.1</text:p>
              </table:table-cell>
              <table:table-cell office:value-type="float" office:value="61.1875">
                <text:p>61.187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.2">
                <text:p>125.2</text:p>
              </table:table-cell>
              <table:table-cell office:value-type="float" office:value="60.1875">
                <text:p>60.18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.3">
                <text:p>125.3</text:p>
              </table:table-cell>
              <table:table-cell office:value-type="float" office:value="59.4167">
                <text:p>59.416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.4">
                <text:p>125.4</text:p>
              </table:table-cell>
              <table:table-cell office:value-type="float" office:value="59.5833">
                <text:p>59.58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.5">
                <text:p>125.5</text:p>
              </table:table-cell>
              <table:table-cell office:value-type="float" office:value="59.3958">
                <text:p>59.39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.6">
                <text:p>125.6</text:p>
              </table:table-cell>
              <table:table-cell office:value-type="float" office:value="58.7292">
                <text:p>58.72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.7">
                <text:p>125.7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.8">
                <text:p>125.8</text:p>
              </table:table-cell>
              <table:table-cell office:value-type="float" office:value="58.7917">
                <text:p>58.791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.9">
                <text:p>125.9</text:p>
              </table:table-cell>
              <table:table-cell office:value-type="float" office:value="58.5833">
                <text:p>58.58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">
                <text:p>126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.1">
                <text:p>126.1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.2">
                <text:p>126.2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.3">
                <text:p>126.3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.4">
                <text:p>126.4</text:p>
              </table:table-cell>
              <table:table-cell office:value-type="float" office:value="58.7292">
                <text:p>58.729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.5">
                <text:p>126.5</text:p>
              </table:table-cell>
              <table:table-cell office:value-type="float" office:value="58.3125">
                <text:p>58.31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.6">
                <text:p>126.6</text:p>
              </table:table-cell>
              <table:table-cell office:value-type="float" office:value="57.8333">
                <text:p>57.8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.7">
                <text:p>126.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.8">
                <text:p>126.8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.9">
                <text:p>126.9</text:p>
              </table:table-cell>
              <table:table-cell office:value-type="float" office:value="58.0417">
                <text:p>58.041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">
                <text:p>127</text:p>
              </table:table-cell>
              <table:table-cell office:value-type="float" office:value="57.6875">
                <text:p>57.68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.1">
                <text:p>127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.2">
                <text:p>127.2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.3">
                <text:p>127.3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.4">
                <text:p>127.4</text:p>
              </table:table-cell>
              <table:table-cell office:value-type="float" office:value="57.6458">
                <text:p>57.645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.5">
                <text:p>127.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.6">
                <text:p>127.6</text:p>
              </table:table-cell>
              <table:table-cell office:value-type="float" office:value="57.3333">
                <text:p>57.333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.7">
                <text:p>127.7</text:p>
              </table:table-cell>
              <table:table-cell office:value-type="float" office:value="57.3125">
                <text:p>57.31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.8">
                <text:p>127.8</text:p>
              </table:table-cell>
              <table:table-cell office:value-type="float" office:value="56.7708">
                <text:p>56.770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.9">
                <text:p>127.9</text:p>
              </table:table-cell>
              <table:table-cell office:value-type="float" office:value="56.2083">
                <text:p>56.208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">
                <text:p>128</text:p>
              </table:table-cell>
              <table:table-cell office:value-type="float" office:value="55.9375">
                <text:p>55.937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.1">
                <text:p>128.1</text:p>
              </table:table-cell>
              <table:table-cell office:value-type="float" office:value="55.9792">
                <text:p>55.97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.2">
                <text:p>128.2</text:p>
              </table:table-cell>
              <table:table-cell office:value-type="float" office:value="56.3542">
                <text:p>56.354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.3">
                <text:p>128.3</text:p>
              </table:table-cell>
              <table:table-cell office:value-type="float" office:value="56.4167">
                <text:p>56.416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.4">
                <text:p>128.4</text:p>
              </table:table-cell>
              <table:table-cell office:value-type="float" office:value="56.2083">
                <text:p>56.208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.5">
                <text:p>128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.6">
                <text:p>128.6</text:p>
              </table:table-cell>
              <table:table-cell office:value-type="float" office:value="56.0417">
                <text:p>56.04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.7">
                <text:p>128.7</text:p>
              </table:table-cell>
              <table:table-cell office:value-type="float" office:value="56.7917">
                <text:p>56.79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.8">
                <text:p>128.8</text:p>
              </table:table-cell>
              <table:table-cell office:value-type="float" office:value="56.3542">
                <text:p>56.35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.9">
                <text:p>128.9</text:p>
              </table:table-cell>
              <table:table-cell office:value-type="float" office:value="56.4792">
                <text:p>56.479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">
                <text:p>129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.1">
                <text:p>129.1</text:p>
              </table:table-cell>
              <table:table-cell office:value-type="float" office:value="56.2292">
                <text:p>56.229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.2">
                <text:p>129.2</text:p>
              </table:table-cell>
              <table:table-cell office:value-type="float" office:value="56.8542">
                <text:p>56.854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.3">
                <text:p>129.3</text:p>
              </table:table-cell>
              <table:table-cell office:value-type="float" office:value="56.2292">
                <text:p>56.22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.4">
                <text:p>129.4</text:p>
              </table:table-cell>
              <table:table-cell office:value-type="float" office:value="57.0625">
                <text:p>57.06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.5">
                <text:p>129.5</text:p>
              </table:table-cell>
              <table:table-cell office:value-type="float" office:value="57.2708">
                <text:p>57.270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.6">
                <text:p>129.6</text:p>
              </table:table-cell>
              <table:table-cell office:value-type="float" office:value="56.3958">
                <text:p>56.39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.7">
                <text:p>129.7</text:p>
              </table:table-cell>
              <table:table-cell office:value-type="float" office:value="56.8125">
                <text:p>56.81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.8">
                <text:p>129.8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.9">
                <text:p>129.9</text:p>
              </table:table-cell>
              <table:table-cell office:value-type="float" office:value="56.7083">
                <text:p>56.708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">
                <text:p>13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.1">
                <text:p>130.1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.2">
                <text:p>130.2</text:p>
              </table:table-cell>
              <table:table-cell office:value-type="float" office:value="57.3542">
                <text:p>57.354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.3">
                <text:p>130.3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.4">
                <text:p>130.4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.5">
                <text:p>130.5</text:p>
              </table:table-cell>
              <table:table-cell office:value-type="float" office:value="57.0625">
                <text:p>57.06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.6">
                <text:p>130.6</text:p>
              </table:table-cell>
              <table:table-cell office:value-type="float" office:value="57.4583">
                <text:p>57.458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.7">
                <text:p>130.7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.8">
                <text:p>130.8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.9">
                <text:p>130.9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">
                <text:p>131</text:p>
              </table:table-cell>
              <table:table-cell office:value-type="float" office:value="58.8125">
                <text:p>58.812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.1">
                <text:p>131.1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.2">
                <text:p>131.2</text:p>
              </table:table-cell>
              <table:table-cell office:value-type="float" office:value="58.3542">
                <text:p>58.35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.3">
                <text:p>131.3</text:p>
              </table:table-cell>
              <table:table-cell office:value-type="float" office:value="58.6875">
                <text:p>58.687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.4">
                <text:p>131.4</text:p>
              </table:table-cell>
              <table:table-cell office:value-type="float" office:value="59.1667">
                <text:p>59.166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.5">
                <text:p>131.5</text:p>
              </table:table-cell>
              <table:table-cell office:value-type="float" office:value="58.5833">
                <text:p>58.58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.6">
                <text:p>131.6</text:p>
              </table:table-cell>
              <table:table-cell office:value-type="float" office:value="58.6458">
                <text:p>58.64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.7">
                <text:p>131.7</text:p>
              </table:table-cell>
              <table:table-cell office:value-type="float" office:value="58.9167">
                <text:p>58.91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.8">
                <text:p>131.8</text:p>
              </table:table-cell>
              <table:table-cell office:value-type="float" office:value="59.0208">
                <text:p>59.020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.9">
                <text:p>131.9</text:p>
              </table:table-cell>
              <table:table-cell office:value-type="float" office:value="58.6042">
                <text:p>58.604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">
                <text:p>132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.1">
                <text:p>132.1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.2">
                <text:p>132.2</text:p>
              </table:table-cell>
              <table:table-cell office:value-type="float" office:value="58.4375">
                <text:p>58.43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.3">
                <text:p>132.3</text:p>
              </table:table-cell>
              <table:table-cell office:value-type="float" office:value="57.8958">
                <text:p>57.895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.4">
                <text:p>132.4</text:p>
              </table:table-cell>
              <table:table-cell office:value-type="float" office:value="58.0625">
                <text:p>58.06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.5">
                <text:p>132.5</text:p>
              </table:table-cell>
              <table:table-cell office:value-type="float" office:value="58.4167">
                <text:p>58.41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.6">
                <text:p>132.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.7">
                <text:p>132.7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.8">
                <text:p>132.8</text:p>
              </table:table-cell>
              <table:table-cell office:value-type="float" office:value="59.0208">
                <text:p>59.020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.9">
                <text:p>132.9</text:p>
              </table:table-cell>
              <table:table-cell office:value-type="float" office:value="58.6042">
                <text:p>58.604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">
                <text:p>133</text:p>
              </table:table-cell>
              <table:table-cell office:value-type="float" office:value="59.3958">
                <text:p>59.395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.1">
                <text:p>133.1</text:p>
              </table:table-cell>
              <table:table-cell office:value-type="float" office:value="59.5625">
                <text:p>59.562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.2">
                <text:p>133.2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.3">
                <text:p>133.3</text:p>
              </table:table-cell>
              <table:table-cell office:value-type="float" office:value="58.8542">
                <text:p>58.854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.4">
                <text:p>133.4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.5">
                <text:p>133.5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.6">
                <text:p>133.6</text:p>
              </table:table-cell>
              <table:table-cell office:value-type="float" office:value="59.0417">
                <text:p>59.04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.7">
                <text:p>133.7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.8">
                <text:p>133.8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.9">
                <text:p>133.9</text:p>
              </table:table-cell>
              <table:table-cell office:value-type="float" office:value="59.7708">
                <text:p>59.77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">
                <text:p>134</text:p>
              </table:table-cell>
              <table:table-cell office:value-type="float" office:value="60.1875">
                <text:p>60.18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.1">
                <text:p>134.1</text:p>
              </table:table-cell>
              <table:table-cell office:value-type="float" office:value="60.3125">
                <text:p>60.31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.2">
                <text:p>134.2</text:p>
              </table:table-cell>
              <table:table-cell office:value-type="float" office:value="60.5417">
                <text:p>60.541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.3">
                <text:p>134.3</text:p>
              </table:table-cell>
              <table:table-cell office:value-type="float" office:value="61.1042">
                <text:p>61.10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.4">
                <text:p>134.4</text:p>
              </table:table-cell>
              <table:table-cell office:value-type="float" office:value="61.0417">
                <text:p>61.041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.5">
                <text:p>134.5</text:p>
              </table:table-cell>
              <table:table-cell office:value-type="float" office:value="61.1458">
                <text:p>61.14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.6">
                <text:p>134.6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.7">
                <text:p>134.7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.8">
                <text:p>134.8</text:p>
              </table:table-cell>
              <table:table-cell office:value-type="float" office:value="61.625">
                <text:p>61.6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.9">
                <text:p>134.9</text:p>
              </table:table-cell>
              <table:table-cell office:value-type="float" office:value="61.6458">
                <text:p>61.645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">
                <text:p>135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.1">
                <text:p>135.1</text:p>
              </table:table-cell>
              <table:table-cell office:value-type="float" office:value="62.2917">
                <text:p>62.291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.2">
                <text:p>135.2</text:p>
              </table:table-cell>
              <table:table-cell office:value-type="float" office:value="62.7083">
                <text:p>62.708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.3">
                <text:p>135.3</text:p>
              </table:table-cell>
              <table:table-cell office:value-type="float" office:value="62.3125">
                <text:p>62.31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.4">
                <text:p>135.4</text:p>
              </table:table-cell>
              <table:table-cell office:value-type="float" office:value="62.5625">
                <text:p>62.56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.5">
                <text:p>135.5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.6">
                <text:p>135.6</text:p>
              </table:table-cell>
              <table:table-cell office:value-type="float" office:value="62.4375">
                <text:p>62.437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.7">
                <text:p>135.7</text:p>
              </table:table-cell>
              <table:table-cell office:value-type="float" office:value="62.0625">
                <text:p>62.06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.8">
                <text:p>135.8</text:p>
              </table:table-cell>
              <table:table-cell office:value-type="float" office:value="62.7083">
                <text:p>62.708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.9">
                <text:p>135.9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">
                <text:p>136</text:p>
              </table:table-cell>
              <table:table-cell office:value-type="float" office:value="63.7083">
                <text:p>63.708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.1">
                <text:p>136.1</text:p>
              </table:table-cell>
              <table:table-cell office:value-type="float" office:value="67.5625">
                <text:p>67.56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.2">
                <text:p>136.2</text:p>
              </table:table-cell>
              <table:table-cell office:value-type="float" office:value="70.9583">
                <text:p>70.958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.3">
                <text:p>136.3</text:p>
              </table:table-cell>
              <table:table-cell office:value-type="float" office:value="76.6458">
                <text:p>76.64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.4">
                <text:p>136.4</text:p>
              </table:table-cell>
              <table:table-cell office:value-type="float" office:value="84.1875">
                <text:p>84.18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.5">
                <text:p>136.5</text:p>
              </table:table-cell>
              <table:table-cell office:value-type="float" office:value="89.1667">
                <text:p>89.16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.6">
                <text:p>136.6</text:p>
              </table:table-cell>
              <table:table-cell office:value-type="float" office:value="94.4583">
                <text:p>94.45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.7">
                <text:p>136.7</text:p>
              </table:table-cell>
              <table:table-cell office:value-type="float" office:value="101.104">
                <text:p>101.1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.8">
                <text:p>136.8</text:p>
              </table:table-cell>
              <table:table-cell office:value-type="float" office:value="103.896">
                <text:p>103.89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.9">
                <text:p>136.9</text:p>
              </table:table-cell>
              <table:table-cell office:value-type="float" office:value="107.146">
                <text:p>107.14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">
                <text:p>137</text:p>
              </table:table-cell>
              <table:table-cell office:value-type="float" office:value="108.167">
                <text:p>108.1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.1">
                <text:p>137.1</text:p>
              </table:table-cell>
              <table:table-cell office:value-type="float" office:value="109.458">
                <text:p>109.45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.2">
                <text:p>137.2</text:p>
              </table:table-cell>
              <table:table-cell office:value-type="float" office:value="110.937">
                <text:p>110.93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.3">
                <text:p>137.3</text:p>
              </table:table-cell>
              <table:table-cell office:value-type="float" office:value="110.625">
                <text:p>110.6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.4">
                <text:p>137.4</text:p>
              </table:table-cell>
              <table:table-cell office:value-type="float" office:value="112.562">
                <text:p>112.56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.5">
                <text:p>137.5</text:p>
              </table:table-cell>
              <table:table-cell office:value-type="float" office:value="112.437">
                <text:p>112.43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.6">
                <text:p>137.6</text:p>
              </table:table-cell>
              <table:table-cell office:value-type="float" office:value="113.729">
                <text:p>113.72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.7">
                <text:p>137.7</text:p>
              </table:table-cell>
              <table:table-cell office:value-type="float" office:value="113.812">
                <text:p>113.8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.8">
                <text:p>137.8</text:p>
              </table:table-cell>
              <table:table-cell office:value-type="float" office:value="113.646">
                <text:p>113.64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.9">
                <text:p>137.9</text:p>
              </table:table-cell>
              <table:table-cell office:value-type="float" office:value="115.125">
                <text:p>115.1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">
                <text:p>138</text:p>
              </table:table-cell>
              <table:table-cell office:value-type="float" office:value="115.458">
                <text:p>115.45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.1">
                <text:p>138.1</text:p>
              </table:table-cell>
              <table:table-cell office:value-type="float" office:value="116.042">
                <text:p>116.04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.2">
                <text:p>138.2</text:p>
              </table:table-cell>
              <table:table-cell office:value-type="float" office:value="115.333">
                <text:p>115.33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.3">
                <text:p>138.3</text:p>
              </table:table-cell>
              <table:table-cell office:value-type="float" office:value="115.708">
                <text:p>115.70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.4">
                <text:p>138.4</text:p>
              </table:table-cell>
              <table:table-cell office:value-type="float" office:value="116.083">
                <text:p>116.08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.5">
                <text:p>138.5</text:p>
              </table:table-cell>
              <table:table-cell office:value-type="float" office:value="117.333">
                <text:p>117.3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.6">
                <text:p>138.6</text:p>
              </table:table-cell>
              <table:table-cell office:value-type="float" office:value="117.208">
                <text:p>117.2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.7">
                <text:p>138.7</text:p>
              </table:table-cell>
              <table:table-cell office:value-type="float" office:value="116.375">
                <text:p>116.37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.8">
                <text:p>138.8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.9">
                <text:p>138.9</text:p>
              </table:table-cell>
              <table:table-cell office:value-type="float" office:value="117.437">
                <text:p>117.43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">
                <text:p>139</text:p>
              </table:table-cell>
              <table:table-cell office:value-type="float" office:value="118.167">
                <text:p>118.1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.1">
                <text:p>139.1</text:p>
              </table:table-cell>
              <table:table-cell office:value-type="float" office:value="117.437">
                <text:p>117.43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.2">
                <text:p>139.2</text:p>
              </table:table-cell>
              <table:table-cell office:value-type="float" office:value="117.875">
                <text:p>117.8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.3">
                <text:p>139.3</text:p>
              </table:table-cell>
              <table:table-cell office:value-type="float" office:value="117.708">
                <text:p>117.70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.4">
                <text:p>139.4</text:p>
              </table:table-cell>
              <table:table-cell office:value-type="float" office:value="117.187">
                <text:p>117.18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.5">
                <text:p>139.5</text:p>
              </table:table-cell>
              <table:table-cell office:value-type="float" office:value="117.771">
                <text:p>117.77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.6">
                <text:p>139.6</text:p>
              </table:table-cell>
              <table:table-cell office:value-type="float" office:value="118.021">
                <text:p>118.02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.7">
                <text:p>139.7</text:p>
              </table:table-cell>
              <table:table-cell office:value-type="float" office:value="118.271">
                <text:p>118.27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.8">
                <text:p>139.8</text:p>
              </table:table-cell>
              <table:table-cell office:value-type="float" office:value="118.312">
                <text:p>118.31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.9">
                <text:p>139.9</text:p>
              </table:table-cell>
              <table:table-cell office:value-type="float" office:value="118.792">
                <text:p>118.79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">
                <text:p>140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.1">
                <text:p>140.1</text:p>
              </table:table-cell>
              <table:table-cell office:value-type="float" office:value="119.833">
                <text:p>119.83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.2">
                <text:p>140.2</text:p>
              </table:table-cell>
              <table:table-cell office:value-type="float" office:value="119.562">
                <text:p>119.56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.3">
                <text:p>140.3</text:p>
              </table:table-cell>
              <table:table-cell office:value-type="float" office:value="118.667">
                <text:p>118.66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.4">
                <text:p>140.4</text:p>
              </table:table-cell>
              <table:table-cell office:value-type="float" office:value="119.312">
                <text:p>119.31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.5">
                <text:p>140.5</text:p>
              </table:table-cell>
              <table:table-cell office:value-type="float" office:value="119.146">
                <text:p>119.1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.6">
                <text:p>140.6</text:p>
              </table:table-cell>
              <table:table-cell office:value-type="float" office:value="119.375">
                <text:p>119.3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.7">
                <text:p>140.7</text:p>
              </table:table-cell>
              <table:table-cell office:value-type="float" office:value="118.854">
                <text:p>118.85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.8">
                <text:p>140.8</text:p>
              </table:table-cell>
              <table:table-cell office:value-type="float" office:value="120.292">
                <text:p>120.29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.9">
                <text:p>140.9</text:p>
              </table:table-cell>
              <table:table-cell office:value-type="float" office:value="120.271">
                <text:p>120.27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">
                <text:p>141</text:p>
              </table:table-cell>
              <table:table-cell office:value-type="float" office:value="120.271">
                <text:p>120.27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.1">
                <text:p>141.1</text:p>
              </table:table-cell>
              <table:table-cell office:value-type="float" office:value="120.229">
                <text:p>120.22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.2">
                <text:p>141.2</text:p>
              </table:table-cell>
              <table:table-cell office:value-type="float" office:value="120.062">
                <text:p>120.06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.3">
                <text:p>141.3</text:p>
              </table:table-cell>
              <table:table-cell office:value-type="float" office:value="119.979">
                <text:p>119.97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.4">
                <text:p>141.4</text:p>
              </table:table-cell>
              <table:table-cell office:value-type="float" office:value="120.187">
                <text:p>120.1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.5">
                <text:p>141.5</text:p>
              </table:table-cell>
              <table:table-cell office:value-type="float" office:value="119.937">
                <text:p>119.93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.6">
                <text:p>141.6</text:p>
              </table:table-cell>
              <table:table-cell office:value-type="float" office:value="120.667">
                <text:p>120.6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.7">
                <text:p>141.7</text:p>
              </table:table-cell>
              <table:table-cell office:value-type="float" office:value="120.729">
                <text:p>120.72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.8">
                <text:p>141.8</text:p>
              </table:table-cell>
              <table:table-cell office:value-type="float" office:value="120.771">
                <text:p>120.77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.9">
                <text:p>141.9</text:p>
              </table:table-cell>
              <table:table-cell office:value-type="float" office:value="119.937">
                <text:p>119.93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">
                <text:p>142</text:p>
              </table:table-cell>
              <table:table-cell office:value-type="float" office:value="120.208">
                <text:p>120.20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.1">
                <text:p>142.1</text:p>
              </table:table-cell>
              <table:table-cell office:value-type="float" office:value="120.833">
                <text:p>120.8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.2">
                <text:p>142.2</text:p>
              </table:table-cell>
              <table:table-cell office:value-type="float" office:value="119.646">
                <text:p>119.6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.3">
                <text:p>142.3</text:p>
              </table:table-cell>
              <table:table-cell office:value-type="float" office:value="119.917">
                <text:p>119.9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.4">
                <text:p>142.4</text:p>
              </table:table-cell>
              <table:table-cell office:value-type="float" office:value="120.521">
                <text:p>120.52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.5">
                <text:p>142.5</text:p>
              </table:table-cell>
              <table:table-cell office:value-type="float" office:value="119.958">
                <text:p>119.95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.6">
                <text:p>142.6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.7">
                <text:p>142.7</text:p>
              </table:table-cell>
              <table:table-cell office:value-type="float" office:value="120.687">
                <text:p>120.6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.8">
                <text:p>142.8</text:p>
              </table:table-cell>
              <table:table-cell office:value-type="float" office:value="120.937">
                <text:p>120.93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.9">
                <text:p>142.9</text:p>
              </table:table-cell>
              <table:table-cell office:value-type="float" office:value="120.958">
                <text:p>120.95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">
                <text:p>143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.1">
                <text:p>143.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.2">
                <text:p>143.2</text:p>
              </table:table-cell>
              <table:table-cell office:value-type="float" office:value="121.125">
                <text:p>121.1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.3">
                <text:p>143.3</text:p>
              </table:table-cell>
              <table:table-cell office:value-type="float" office:value="121.437">
                <text:p>121.4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.4">
                <text:p>143.4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.5">
                <text:p>143.5</text:p>
              </table:table-cell>
              <table:table-cell office:value-type="float" office:value="120.625">
                <text:p>120.62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.6">
                <text:p>143.6</text:p>
              </table:table-cell>
              <table:table-cell office:value-type="float" office:value="120.625">
                <text:p>120.6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.7">
                <text:p>143.7</text:p>
              </table:table-cell>
              <table:table-cell office:value-type="float" office:value="120.667">
                <text:p>120.66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.8">
                <text:p>143.8</text:p>
              </table:table-cell>
              <table:table-cell office:value-type="float" office:value="119.958">
                <text:p>119.95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.9">
                <text:p>143.9</text:p>
              </table:table-cell>
              <table:table-cell office:value-type="float" office:value="120.104">
                <text:p>120.1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">
                <text:p>144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.1">
                <text:p>144.1</text:p>
              </table:table-cell>
              <table:table-cell office:value-type="float" office:value="119.896">
                <text:p>119.89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.2">
                <text:p>144.2</text:p>
              </table:table-cell>
              <table:table-cell office:value-type="float" office:value="120.062">
                <text:p>120.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.3">
                <text:p>144.3</text:p>
              </table:table-cell>
              <table:table-cell office:value-type="float" office:value="118.104">
                <text:p>118.10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.4">
                <text:p>144.4</text:p>
              </table:table-cell>
              <table:table-cell office:value-type="float" office:value="117.208">
                <text:p>117.20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.5">
                <text:p>144.5</text:p>
              </table:table-cell>
              <table:table-cell office:value-type="float" office:value="116.687">
                <text:p>116.68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.6">
                <text:p>144.6</text:p>
              </table:table-cell>
              <table:table-cell office:value-type="float" office:value="116.042">
                <text:p>116.0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.7">
                <text:p>144.7</text:p>
              </table:table-cell>
              <table:table-cell office:value-type="float" office:value="114.792">
                <text:p>114.7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.8">
                <text:p>144.8</text:p>
              </table:table-cell>
              <table:table-cell office:value-type="float" office:value="114.958">
                <text:p>114.95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.9">
                <text:p>144.9</text:p>
              </table:table-cell>
              <table:table-cell office:value-type="float" office:value="113.312">
                <text:p>113.31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">
                <text:p>145</text:p>
              </table:table-cell>
              <table:table-cell office:value-type="float" office:value="113.479">
                <text:p>113.47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.1">
                <text:p>145.1</text:p>
              </table:table-cell>
              <table:table-cell office:value-type="float" office:value="112.687">
                <text:p>112.6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.2">
                <text:p>145.2</text:p>
              </table:table-cell>
              <table:table-cell office:value-type="float" office:value="111.333">
                <text:p>111.33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.3">
                <text:p>145.3</text:p>
              </table:table-cell>
              <table:table-cell office:value-type="float" office:value="111.917">
                <text:p>111.91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.4">
                <text:p>145.4</text:p>
              </table:table-cell>
              <table:table-cell office:value-type="float" office:value="111.625">
                <text:p>111.62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.5">
                <text:p>145.5</text:p>
              </table:table-cell>
              <table:table-cell office:value-type="float" office:value="111.812">
                <text:p>111.81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.6">
                <text:p>145.6</text:p>
              </table:table-cell>
              <table:table-cell office:value-type="float" office:value="111.229">
                <text:p>111.22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.7">
                <text:p>145.7</text:p>
              </table:table-cell>
              <table:table-cell office:value-type="float" office:value="111.021">
                <text:p>111.02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.8">
                <text:p>145.8</text:p>
              </table:table-cell>
              <table:table-cell office:value-type="float" office:value="111.021">
                <text:p>111.02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.9">
                <text:p>145.9</text:p>
              </table:table-cell>
              <table:table-cell office:value-type="float" office:value="110.021">
                <text:p>110.0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">
                <text:p>146</text:p>
              </table:table-cell>
              <table:table-cell office:value-type="float" office:value="110.667">
                <text:p>110.6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.1">
                <text:p>146.1</text:p>
              </table:table-cell>
              <table:table-cell office:value-type="float" office:value="110.729">
                <text:p>110.7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.2">
                <text:p>146.2</text:p>
              </table:table-cell>
              <table:table-cell office:value-type="float" office:value="110.292">
                <text:p>110.29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.3">
                <text:p>146.3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.4">
                <text:p>146.4</text:p>
              </table:table-cell>
              <table:table-cell office:value-type="float" office:value="110.271">
                <text:p>110.27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.5">
                <text:p>146.5</text:p>
              </table:table-cell>
              <table:table-cell office:value-type="float" office:value="109.708">
                <text:p>109.7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.6">
                <text:p>146.6</text:p>
              </table:table-cell>
              <table:table-cell office:value-type="float" office:value="109.437">
                <text:p>109.43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.7">
                <text:p>146.7</text:p>
              </table:table-cell>
              <table:table-cell office:value-type="float" office:value="109.292">
                <text:p>109.29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.8">
                <text:p>146.8</text:p>
              </table:table-cell>
              <table:table-cell office:value-type="float" office:value="108.083">
                <text:p>108.08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.9">
                <text:p>146.9</text:p>
              </table:table-cell>
              <table:table-cell office:value-type="float" office:value="108.062">
                <text:p>108.0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">
                <text:p>147</text:p>
              </table:table-cell>
              <table:table-cell office:value-type="float" office:value="106.646">
                <text:p>106.64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.1">
                <text:p>147.1</text:p>
              </table:table-cell>
              <table:table-cell office:value-type="float" office:value="106.833">
                <text:p>106.8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.2">
                <text:p>147.2</text:p>
              </table:table-cell>
              <table:table-cell office:value-type="float" office:value="106.875">
                <text:p>106.8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.3">
                <text:p>147.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.4">
                <text:p>147.4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.5">
                <text:p>147.5</text:p>
              </table:table-cell>
              <table:table-cell office:value-type="float" office:value="105.437">
                <text:p>105.4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.6">
                <text:p>147.6</text:p>
              </table:table-cell>
              <table:table-cell office:value-type="float" office:value="105.896">
                <text:p>105.8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.7">
                <text:p>147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.8">
                <text:p>147.8</text:p>
              </table:table-cell>
              <table:table-cell office:value-type="float" office:value="102.271">
                <text:p>102.2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.9">
                <text:p>147.9</text:p>
              </table:table-cell>
              <table:table-cell office:value-type="float" office:value="89.9375">
                <text:p>89.937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">
                <text:p>148</text:p>
              </table:table-cell>
              <table:table-cell office:value-type="float" office:value="80.0625">
                <text:p>80.062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.1">
                <text:p>148.1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.2">
                <text:p>148.2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.3">
                <text:p>148.3</text:p>
              </table:table-cell>
              <table:table-cell office:value-type="float" office:value="58.2708">
                <text:p>58.270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.4">
                <text:p>148.4</text:p>
              </table:table-cell>
              <table:table-cell office:value-type="float" office:value="57.3125">
                <text:p>57.31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.5">
                <text:p>148.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.6">
                <text:p>148.6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.7">
                <text:p>148.7</text:p>
              </table:table-cell>
              <table:table-cell office:value-type="float" office:value="60.4167">
                <text:p>60.416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.8">
                <text:p>148.8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.9">
                <text:p>148.9</text:p>
              </table:table-cell>
              <table:table-cell office:value-type="float" office:value="59.9792">
                <text:p>59.979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">
                <text:p>149</text:p>
              </table:table-cell>
              <table:table-cell office:value-type="float" office:value="59.7083">
                <text:p>59.708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.1">
                <text:p>149.1</text:p>
              </table:table-cell>
              <table:table-cell office:value-type="float" office:value="59.6875">
                <text:p>59.68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.2">
                <text:p>149.2</text:p>
              </table:table-cell>
              <table:table-cell office:value-type="float" office:value="59.3542">
                <text:p>59.35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.3">
                <text:p>149.3</text:p>
              </table:table-cell>
              <table:table-cell office:value-type="float" office:value="59.0417">
                <text:p>59.041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.4">
                <text:p>149.4</text:p>
              </table:table-cell>
              <table:table-cell office:value-type="float" office:value="58.8958">
                <text:p>58.89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.5">
                <text:p>149.5</text:p>
              </table:table-cell>
              <table:table-cell office:value-type="float" office:value="59.0833">
                <text:p>59.08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.6">
                <text:p>149.6</text:p>
              </table:table-cell>
              <table:table-cell office:value-type="float" office:value="59.3542">
                <text:p>59.354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.7">
                <text:p>149.7</text:p>
              </table:table-cell>
              <table:table-cell office:value-type="float" office:value="58.8125">
                <text:p>58.812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.8">
                <text:p>149.8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.9">
                <text:p>149.9</text:p>
              </table:table-cell>
              <table:table-cell office:value-type="float" office:value="58.2708">
                <text:p>58.270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">
                <text:p>1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.1">
                <text:p>150.1</text:p>
              </table:table-cell>
              <table:table-cell office:value-type="float" office:value="58.6667">
                <text:p>58.666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.2">
                <text:p>150.2</text:p>
              </table:table-cell>
              <table:table-cell office:value-type="float" office:value="57.7083">
                <text:p>57.708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.3">
                <text:p>150.3</text:p>
              </table:table-cell>
              <table:table-cell office:value-type="float" office:value="57.0208">
                <text:p>57.02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.4">
                <text:p>150.4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.5">
                <text:p>150.5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.6">
                <text:p>150.6</text:p>
              </table:table-cell>
              <table:table-cell office:value-type="float" office:value="57.3958">
                <text:p>57.395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.7">
                <text:p>150.7</text:p>
              </table:table-cell>
              <table:table-cell office:value-type="float" office:value="57.2917">
                <text:p>57.291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.8">
                <text:p>150.8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.9">
                <text:p>150.9</text:p>
              </table:table-cell>
              <table:table-cell office:value-type="float" office:value="57.3958">
                <text:p>57.395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">
                <text:p>151</text:p>
              </table:table-cell>
              <table:table-cell office:value-type="float" office:value="57.6042">
                <text:p>57.60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.1">
                <text:p>151.1</text:p>
              </table:table-cell>
              <table:table-cell office:value-type="float" office:value="57.8333">
                <text:p>57.833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.2">
                <text:p>151.2</text:p>
              </table:table-cell>
              <table:table-cell office:value-type="float" office:value="57.4583">
                <text:p>57.458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.3">
                <text:p>151.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.4">
                <text:p>151.4</text:p>
              </table:table-cell>
              <table:table-cell office:value-type="float" office:value="57.5625">
                <text:p>57.56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.5">
                <text:p>151.5</text:p>
              </table:table-cell>
              <table:table-cell office:value-type="float" office:value="57.9792">
                <text:p>57.979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.6">
                <text:p>151.6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.7">
                <text:p>151.7</text:p>
              </table:table-cell>
              <table:table-cell office:value-type="float" office:value="57.9583">
                <text:p>57.958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.8">
                <text:p>151.8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.9">
                <text:p>151.9</text:p>
              </table:table-cell>
              <table:table-cell office:value-type="float" office:value="57.9583">
                <text:p>57.958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">
                <text:p>152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.1">
                <text:p>152.1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.2">
                <text:p>152.2</text:p>
              </table:table-cell>
              <table:table-cell office:value-type="float" office:value="58.2708">
                <text:p>58.270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.3">
                <text:p>152.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.4">
                <text:p>152.4</text:p>
              </table:table-cell>
              <table:table-cell office:value-type="float" office:value="57.9167">
                <text:p>57.916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.5">
                <text:p>152.5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.6">
                <text:p>152.6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.7">
                <text:p>152.7</text:p>
              </table:table-cell>
              <table:table-cell office:value-type="float" office:value="58.0417">
                <text:p>58.041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.8">
                <text:p>152.8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.9">
                <text:p>152.9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">
                <text:p>153</text:p>
              </table:table-cell>
              <table:table-cell office:value-type="float" office:value="57.5208">
                <text:p>57.520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.1">
                <text:p>153.1</text:p>
              </table:table-cell>
              <table:table-cell office:value-type="float" office:value="57.7083">
                <text:p>57.708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.2">
                <text:p>153.2</text:p>
              </table:table-cell>
              <table:table-cell office:value-type="float" office:value="57.4792">
                <text:p>57.479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.3">
                <text:p>153.3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.4">
                <text:p>153.4</text:p>
              </table:table-cell>
              <table:table-cell office:value-type="float" office:value="57.5208">
                <text:p>57.520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.5">
                <text:p>153.5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.6">
                <text:p>153.6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.7">
                <text:p>153.7</text:p>
              </table:table-cell>
              <table:table-cell office:value-type="float" office:value="58.1458">
                <text:p>58.145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.8">
                <text:p>153.8</text:p>
              </table:table-cell>
              <table:table-cell office:value-type="float" office:value="58.7292">
                <text:p>58.72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.9">
                <text:p>153.9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">
                <text:p>154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.1">
                <text:p>154.1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.2">
                <text:p>154.2</text:p>
              </table:table-cell>
              <table:table-cell office:value-type="float" office:value="58.4583">
                <text:p>58.458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.3">
                <text:p>154.3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.4">
                <text:p>154.4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.5">
                <text:p>154.5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.6">
                <text:p>154.6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.7">
                <text:p>154.7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.8">
                <text:p>154.8</text:p>
              </table:table-cell>
              <table:table-cell office:value-type="float" office:value="59.0417">
                <text:p>59.041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.9">
                <text:p>154.9</text:p>
              </table:table-cell>
              <table:table-cell office:value-type="float" office:value="58.3125">
                <text:p>58.312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">
                <text:p>155</text:p>
              </table:table-cell>
              <table:table-cell office:value-type="float" office:value="58.5833">
                <text:p>58.58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.1">
                <text:p>155.1</text:p>
              </table:table-cell>
              <table:table-cell office:value-type="float" office:value="58.8542">
                <text:p>58.85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.2">
                <text:p>155.2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.3">
                <text:p>155.3</text:p>
              </table:table-cell>
              <table:table-cell office:value-type="float" office:value="58.1458">
                <text:p>58.145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.4">
                <text:p>155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.5">
                <text:p>155.5</text:p>
              </table:table-cell>
              <table:table-cell office:value-type="float" office:value="58.5417">
                <text:p>58.54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.6">
                <text:p>155.6</text:p>
              </table:table-cell>
              <table:table-cell office:value-type="float" office:value="58.4583">
                <text:p>58.458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.7">
                <text:p>155.7</text:p>
              </table:table-cell>
              <table:table-cell office:value-type="float" office:value="59.0208">
                <text:p>59.02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.8">
                <text:p>155.8</text:p>
              </table:table-cell>
              <table:table-cell office:value-type="float" office:value="58.0417">
                <text:p>58.041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.9">
                <text:p>155.9</text:p>
              </table:table-cell>
              <table:table-cell office:value-type="float" office:value="58.0833">
                <text:p>58.08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">
                <text:p>156</text:p>
              </table:table-cell>
              <table:table-cell office:value-type="float" office:value="58.2917">
                <text:p>58.29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.1">
                <text:p>156.1</text:p>
              </table:table-cell>
              <table:table-cell office:value-type="float" office:value="58.4167">
                <text:p>58.416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.2">
                <text:p>156.2</text:p>
              </table:table-cell>
              <table:table-cell office:value-type="float" office:value="57.9167">
                <text:p>57.91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.3">
                <text:p>156.3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.4">
                <text:p>156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.5">
                <text:p>156.5</text:p>
              </table:table-cell>
              <table:table-cell office:value-type="float" office:value="58.9167">
                <text:p>58.916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.6">
                <text:p>156.6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.7">
                <text:p>156.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.8">
                <text:p>156.8</text:p>
              </table:table-cell>
              <table:table-cell office:value-type="float" office:value="58.6875">
                <text:p>58.687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.9">
                <text:p>156.9</text:p>
              </table:table-cell>
              <table:table-cell office:value-type="float" office:value="58.9792">
                <text:p>58.979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">
                <text:p>15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.1">
                <text:p>157.1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.2">
                <text:p>157.2</text:p>
              </table:table-cell>
              <table:table-cell office:value-type="float" office:value="58.3958">
                <text:p>58.395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.3">
                <text:p>157.3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.4">
                <text:p>157.4</text:p>
              </table:table-cell>
              <table:table-cell office:value-type="float" office:value="58.6458">
                <text:p>58.645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.5">
                <text:p>157.5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.6">
                <text:p>157.6</text:p>
              </table:table-cell>
              <table:table-cell office:value-type="float" office:value="58.8125">
                <text:p>58.812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.7">
                <text:p>157.7</text:p>
              </table:table-cell>
              <table:table-cell office:value-type="float" office:value="58.3542">
                <text:p>58.354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.8">
                <text:p>157.8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.9">
                <text:p>157.9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">
                <text:p>158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.1">
                <text:p>158.1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.2">
                <text:p>158.2</text:p>
              </table:table-cell>
              <table:table-cell office:value-type="float" office:value="58.5417">
                <text:p>58.541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.3">
                <text:p>158.3</text:p>
              </table:table-cell>
              <table:table-cell office:value-type="float" office:value="58.8958">
                <text:p>58.895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.4">
                <text:p>158.4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.5">
                <text:p>158.5</text:p>
              </table:table-cell>
              <table:table-cell office:value-type="float" office:value="57.9792">
                <text:p>57.979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.6">
                <text:p>158.6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.7">
                <text:p>158.7</text:p>
              </table:table-cell>
              <table:table-cell office:value-type="float" office:value="57.7708">
                <text:p>57.770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.8">
                <text:p>158.8</text:p>
              </table:table-cell>
              <table:table-cell office:value-type="float" office:value="58.1667">
                <text:p>58.16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.9">
                <text:p>158.9</text:p>
              </table:table-cell>
              <table:table-cell office:value-type="float" office:value="58.0833">
                <text:p>58.08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">
                <text:p>159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.1">
                <text:p>159.1</text:p>
              </table:table-cell>
              <table:table-cell office:value-type="float" office:value="58.0625">
                <text:p>58.062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.2">
                <text:p>159.2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.3">
                <text:p>159.3</text:p>
              </table:table-cell>
              <table:table-cell office:value-type="float" office:value="58.2083">
                <text:p>58.208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.4">
                <text:p>159.4</text:p>
              </table:table-cell>
              <table:table-cell office:value-type="float" office:value="58.1458">
                <text:p>58.145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.5">
                <text:p>159.5</text:p>
              </table:table-cell>
              <table:table-cell office:value-type="float" office:value="57.7083">
                <text:p>57.708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.6">
                <text:p>159.6</text:p>
              </table:table-cell>
              <table:table-cell office:value-type="float" office:value="57.6667">
                <text:p>57.666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.7">
                <text:p>159.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.8">
                <text:p>159.8</text:p>
              </table:table-cell>
              <table:table-cell office:value-type="float" office:value="58.1042">
                <text:p>58.104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.9">
                <text:p>159.9</text:p>
              </table:table-cell>
              <table:table-cell office:value-type="float" office:value="57.6458">
                <text:p>57.645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">
                <text:p>160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.1">
                <text:p>160.1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.2">
                <text:p>160.2</text:p>
              </table:table-cell>
              <table:table-cell office:value-type="float" office:value="59.8125">
                <text:p>59.81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.3">
                <text:p>160.3</text:p>
              </table:table-cell>
              <table:table-cell office:value-type="float" office:value="64.0417">
                <text:p>64.041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.4">
                <text:p>160.4</text:p>
              </table:table-cell>
              <table:table-cell office:value-type="float" office:value="66.3958">
                <text:p>66.395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.5">
                <text:p>160.5</text:p>
              </table:table-cell>
              <table:table-cell office:value-type="float" office:value="68.7708">
                <text:p>68.770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.6">
                <text:p>160.6</text:p>
              </table:table-cell>
              <table:table-cell office:value-type="float" office:value="69.9167">
                <text:p>69.916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.7">
                <text:p>160.7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.8">
                <text:p>160.8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.9">
                <text:p>160.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">
                <text:p>161</text:p>
              </table:table-cell>
              <table:table-cell office:value-type="float" office:value="71.2292">
                <text:p>71.22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.1">
                <text:p>161.1</text:p>
              </table:table-cell>
              <table:table-cell office:value-type="float" office:value="71.8958">
                <text:p>71.895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.2">
                <text:p>161.2</text:p>
              </table:table-cell>
              <table:table-cell office:value-type="float" office:value="71.8333">
                <text:p>71.83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.3">
                <text:p>161.3</text:p>
              </table:table-cell>
              <table:table-cell office:value-type="float" office:value="72.4792">
                <text:p>72.479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.4">
                <text:p>161.4</text:p>
              </table:table-cell>
              <table:table-cell office:value-type="float" office:value="72.6667">
                <text:p>72.66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.5">
                <text:p>161.5</text:p>
              </table:table-cell>
              <table:table-cell office:value-type="float" office:value="72.2083">
                <text:p>72.208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.6">
                <text:p>161.6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.7">
                <text:p>161.7</text:p>
              </table:table-cell>
              <table:table-cell office:value-type="float" office:value="72.2917">
                <text:p>72.291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.8">
                <text:p>161.8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.9">
                <text:p>161.9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">
                <text:p>162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.1">
                <text:p>162.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.2">
                <text:p>162.2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.3">
                <text:p>162.3</text:p>
              </table:table-cell>
              <table:table-cell office:value-type="float" office:value="72.6875">
                <text:p>72.687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.4">
                <text:p>162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.5">
                <text:p>162.5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.6">
                <text:p>162.6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.7">
                <text:p>162.7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.8">
                <text:p>162.8</text:p>
              </table:table-cell>
              <table:table-cell office:value-type="float" office:value="72.9167">
                <text:p>72.916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.9">
                <text:p>162.9</text:p>
              </table:table-cell>
              <table:table-cell office:value-type="float" office:value="73.5417">
                <text:p>73.541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">
                <text:p>163</text:p>
              </table:table-cell>
              <table:table-cell office:value-type="float" office:value="72.8958">
                <text:p>72.895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.1">
                <text:p>163.1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.2">
                <text:p>163.2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.3">
                <text:p>163.3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.4">
                <text:p>163.4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.5">
                <text:p>163.5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.6">
                <text:p>163.6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.7">
                <text:p>163.7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.8">
                <text:p>163.8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.9">
                <text:p>163.9</text:p>
              </table:table-cell>
              <table:table-cell office:value-type="float" office:value="73.1458">
                <text:p>73.145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">
                <text:p>164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.1">
                <text:p>164.1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.2">
                <text:p>164.2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.3">
                <text:p>164.3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.4">
                <text:p>164.4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.5">
                <text:p>164.5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.6">
                <text:p>164.6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.7">
                <text:p>164.7</text:p>
              </table:table-cell>
              <table:table-cell office:value-type="float" office:value="72.8958">
                <text:p>72.895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.8">
                <text:p>164.8</text:p>
              </table:table-cell>
              <table:table-cell office:value-type="float" office:value="72.5625">
                <text:p>72.562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.9">
                <text:p>164.9</text:p>
              </table:table-cell>
              <table:table-cell office:value-type="float" office:value="73.0417">
                <text:p>73.041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">
                <text:p>165</text:p>
              </table:table-cell>
              <table:table-cell office:value-type="float" office:value="73.6875">
                <text:p>73.687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.1">
                <text:p>165.1</text:p>
              </table:table-cell>
              <table:table-cell office:value-type="float" office:value="73.5208">
                <text:p>73.520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.2">
                <text:p>165.2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.3">
                <text:p>165.3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.4">
                <text:p>165.4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.5">
                <text:p>165.5</text:p>
              </table:table-cell>
              <table:table-cell office:value-type="float" office:value="73.375">
                <text:p>73.37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.6">
                <text:p>165.6</text:p>
              </table:table-cell>
              <table:table-cell office:value-type="float" office:value="72.8542">
                <text:p>72.854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.7">
                <text:p>165.7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.8">
                <text:p>165.8</text:p>
              </table:table-cell>
              <table:table-cell office:value-type="float" office:value="73.6667">
                <text:p>73.666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.9">
                <text:p>165.9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">
                <text:p>16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.1">
                <text:p>166.1</text:p>
              </table:table-cell>
              <table:table-cell office:value-type="float" office:value="73.5417">
                <text:p>73.541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.2">
                <text:p>166.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.3">
                <text:p>166.3</text:p>
              </table:table-cell>
              <table:table-cell office:value-type="float" office:value="73.5417">
                <text:p>73.54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.4">
                <text:p>166.4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.5">
                <text:p>166.5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.6">
                <text:p>166.6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.7">
                <text:p>166.7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.8">
                <text:p>166.8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.9">
                <text:p>166.9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">
                <text:p>167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.1">
                <text:p>167.1</text:p>
              </table:table-cell>
              <table:table-cell office:value-type="float" office:value="72.7708">
                <text:p>72.770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.2">
                <text:p>167.2</text:p>
              </table:table-cell>
              <table:table-cell office:value-type="float" office:value="73.1458">
                <text:p>73.145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.3">
                <text:p>167.3</text:p>
              </table:table-cell>
              <table:table-cell office:value-type="float" office:value="73.6875">
                <text:p>73.687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.4">
                <text:p>167.4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.5">
                <text:p>167.5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.6">
                <text:p>167.6</text:p>
              </table:table-cell>
              <table:table-cell office:value-type="float" office:value="73.6458">
                <text:p>73.645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.7">
                <text:p>167.7</text:p>
              </table:table-cell>
              <table:table-cell office:value-type="float" office:value="73.7292">
                <text:p>73.729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.8">
                <text:p>167.8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.9">
                <text:p>167.9</text:p>
              </table:table-cell>
              <table:table-cell office:value-type="float" office:value="73.4792">
                <text:p>73.479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">
                <text:p>168</text:p>
              </table:table-cell>
              <table:table-cell office:value-type="float" office:value="73.4167">
                <text:p>73.41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.1">
                <text:p>168.1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.2">
                <text:p>168.2</text:p>
              </table:table-cell>
              <table:table-cell office:value-type="float" office:value="73.9792">
                <text:p>73.979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.3">
                <text:p>168.3</text:p>
              </table:table-cell>
              <table:table-cell office:value-type="float" office:value="71.8125">
                <text:p>71.812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.4">
                <text:p>168.4</text:p>
              </table:table-cell>
              <table:table-cell office:value-type="float" office:value="69.9167">
                <text:p>69.916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.5">
                <text:p>168.5</text:p>
              </table:table-cell>
              <table:table-cell office:value-type="float" office:value="69.1458">
                <text:p>69.145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.6">
                <text:p>168.6</text:p>
              </table:table-cell>
              <table:table-cell office:value-type="float" office:value="68.0833">
                <text:p>68.083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.7">
                <text:p>168.7</text:p>
              </table:table-cell>
              <table:table-cell office:value-type="float" office:value="68.9167">
                <text:p>68.916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.8">
                <text:p>168.8</text:p>
              </table:table-cell>
              <table:table-cell office:value-type="float" office:value="67.5417">
                <text:p>67.541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.9">
                <text:p>168.9</text:p>
              </table:table-cell>
              <table:table-cell office:value-type="float" office:value="67.7708">
                <text:p>67.77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">
                <text:p>169</text:p>
              </table:table-cell>
              <table:table-cell office:value-type="float" office:value="67.9375">
                <text:p>67.937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.1">
                <text:p>169.1</text:p>
              </table:table-cell>
              <table:table-cell office:value-type="float" office:value="67.3125">
                <text:p>67.312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.2">
                <text:p>169.2</text:p>
              </table:table-cell>
              <table:table-cell office:value-type="float" office:value="67.2083">
                <text:p>67.208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.3">
                <text:p>169.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.4">
                <text:p>169.4</text:p>
              </table:table-cell>
              <table:table-cell office:value-type="float" office:value="66.8333">
                <text:p>66.833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.5">
                <text:p>169.5</text:p>
              </table:table-cell>
              <table:table-cell office:value-type="float" office:value="66.7708">
                <text:p>66.77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.6">
                <text:p>169.6</text:p>
              </table:table-cell>
              <table:table-cell office:value-type="float" office:value="66.7917">
                <text:p>66.791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.7">
                <text:p>169.7</text:p>
              </table:table-cell>
              <table:table-cell office:value-type="float" office:value="67.1042">
                <text:p>67.104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.8">
                <text:p>169.8</text:p>
              </table:table-cell>
              <table:table-cell office:value-type="float" office:value="66.4167">
                <text:p>66.416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.9">
                <text:p>169.9</text:p>
              </table:table-cell>
              <table:table-cell office:value-type="float" office:value="66.1042">
                <text:p>66.10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">
                <text:p>170</text:p>
              </table:table-cell>
              <table:table-cell office:value-type="float" office:value="67.1458">
                <text:p>67.145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.1">
                <text:p>170.1</text:p>
              </table:table-cell>
              <table:table-cell office:value-type="float" office:value="66.5417">
                <text:p>66.541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.2">
                <text:p>170.2</text:p>
              </table:table-cell>
              <table:table-cell office:value-type="float" office:value="66.6042">
                <text:p>66.604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.3">
                <text:p>170.3</text:p>
              </table:table-cell>
              <table:table-cell office:value-type="float" office:value="66.3542">
                <text:p>66.354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.4">
                <text:p>170.4</text:p>
              </table:table-cell>
              <table:table-cell office:value-type="float" office:value="66.8333">
                <text:p>66.833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.5">
                <text:p>170.5</text:p>
              </table:table-cell>
              <table:table-cell office:value-type="float" office:value="66.6458">
                <text:p>66.645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.6">
                <text:p>170.6</text:p>
              </table:table-cell>
              <table:table-cell office:value-type="float" office:value="66.3542">
                <text:p>66.354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.7">
                <text:p>170.7</text:p>
              </table:table-cell>
              <table:table-cell office:value-type="float" office:value="66.6458">
                <text:p>66.645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.8">
                <text:p>170.8</text:p>
              </table:table-cell>
              <table:table-cell office:value-type="float" office:value="66.1667">
                <text:p>66.16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.9">
                <text:p>170.9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">
                <text:p>171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.1">
                <text:p>171.1</text:p>
              </table:table-cell>
              <table:table-cell office:value-type="float" office:value="66.625">
                <text:p>66.62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.2">
                <text:p>171.2</text:p>
              </table:table-cell>
              <table:table-cell office:value-type="float" office:value="66.8542">
                <text:p>66.854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.3">
                <text:p>171.3</text:p>
              </table:table-cell>
              <table:table-cell office:value-type="float" office:value="66.4583">
                <text:p>66.458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.4">
                <text:p>171.4</text:p>
              </table:table-cell>
              <table:table-cell office:value-type="float" office:value="66.4583">
                <text:p>66.458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.5">
                <text:p>171.5</text:p>
              </table:table-cell>
              <table:table-cell office:value-type="float" office:value="66.5208">
                <text:p>66.520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.6">
                <text:p>171.6</text:p>
              </table:table-cell>
              <table:table-cell office:value-type="float" office:value="66.1875">
                <text:p>66.187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.7">
                <text:p>171.7</text:p>
              </table:table-cell>
              <table:table-cell office:value-type="float" office:value="66.8333">
                <text:p>66.833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.8">
                <text:p>171.8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.9">
                <text:p>171.9</text:p>
              </table:table-cell>
              <table:table-cell office:value-type="float" office:value="58.7708">
                <text:p>58.770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">
                <text:p>172</text:p>
              </table:table-cell>
              <table:table-cell office:value-type="float" office:value="50.8125">
                <text:p>50.81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.1">
                <text:p>172.1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.2">
                <text:p>172.2</text:p>
              </table:table-cell>
              <table:table-cell office:value-type="float" office:value="42.7917">
                <text:p>42.791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.3">
                <text:p>172.3</text:p>
              </table:table-cell>
              <table:table-cell office:value-type="float" office:value="43.5833">
                <text:p>43.58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.4">
                <text:p>172.4</text:p>
              </table:table-cell>
              <table:table-cell office:value-type="float" office:value="45.3542">
                <text:p>45.354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.5">
                <text:p>172.5</text:p>
              </table:table-cell>
              <table:table-cell office:value-type="float" office:value="47.4167">
                <text:p>47.41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.6">
                <text:p>172.6</text:p>
              </table:table-cell>
              <table:table-cell office:value-type="float" office:value="48.2708">
                <text:p>48.270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.7">
                <text:p>172.7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.8">
                <text:p>172.8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.9">
                <text:p>172.9</text:p>
              </table:table-cell>
              <table:table-cell office:value-type="float" office:value="48.4167">
                <text:p>48.41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">
                <text:p>173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.1">
                <text:p>173.1</text:p>
              </table:table-cell>
              <table:table-cell office:value-type="float" office:value="47.5417">
                <text:p>47.54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.2">
                <text:p>173.2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.3">
                <text:p>173.3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.4">
                <text:p>173.4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.5">
                <text:p>173.5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.6">
                <text:p>173.6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.7">
                <text:p>173.7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.8">
                <text:p>173.8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.9">
                <text:p>173.9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">
                <text:p>174</text:p>
              </table:table-cell>
              <table:table-cell office:value-type="float" office:value="46.4375">
                <text:p>46.437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.1">
                <text:p>174.1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.2">
                <text:p>174.2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.3">
                <text:p>174.3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.4">
                <text:p>174.4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.5">
                <text:p>174.5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.6">
                <text:p>174.6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.7">
                <text:p>174.7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.8">
                <text:p>174.8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.9">
                <text:p>174.9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">
                <text:p>175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.1">
                <text:p>175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.2">
                <text:p>175.2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.3">
                <text:p>175.3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.4">
                <text:p>175.4</text:p>
              </table:table-cell>
              <table:table-cell office:value-type="float" office:value="45.4375">
                <text:p>45.437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.5">
                <text:p>175.5</text:p>
              </table:table-cell>
              <table:table-cell office:value-type="float" office:value="45.6875">
                <text:p>45.687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.6">
                <text:p>175.6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.7">
                <text:p>175.7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.8">
                <text:p>175.8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.9">
                <text:p>175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">
                <text:p>176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.1">
                <text:p>176.1</text:p>
              </table:table-cell>
              <table:table-cell office:value-type="float" office:value="44.1667">
                <text:p>44.166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.2">
                <text:p>176.2</text:p>
              </table:table-cell>
              <table:table-cell office:value-type="float" office:value="44.4375">
                <text:p>44.437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.3">
                <text:p>176.3</text:p>
              </table:table-cell>
              <table:table-cell office:value-type="float" office:value="44.5417">
                <text:p>44.54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.4">
                <text:p>176.4</text:p>
              </table:table-cell>
              <table:table-cell office:value-type="float" office:value="44.7917">
                <text:p>44.791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.5">
                <text:p>176.5</text:p>
              </table:table-cell>
              <table:table-cell office:value-type="float" office:value="44.9167">
                <text:p>44.91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.6">
                <text:p>176.6</text:p>
              </table:table-cell>
              <table:table-cell office:value-type="float" office:value="44.3125">
                <text:p>44.312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.7">
                <text:p>176.7</text:p>
              </table:table-cell>
              <table:table-cell office:value-type="float" office:value="44.8125">
                <text:p>44.812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.8">
                <text:p>176.8</text:p>
              </table:table-cell>
              <table:table-cell office:value-type="float" office:value="45.0417">
                <text:p>45.041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.9">
                <text:p>176.9</text:p>
              </table:table-cell>
              <table:table-cell office:value-type="float" office:value="44.3958">
                <text:p>44.395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">
                <text:p>177</text:p>
              </table:table-cell>
              <table:table-cell office:value-type="float" office:value="44.8958">
                <text:p>44.895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.1">
                <text:p>177.1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.2">
                <text:p>177.2</text:p>
              </table:table-cell>
              <table:table-cell office:value-type="float" office:value="45.0625">
                <text:p>45.062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.3">
                <text:p>177.3</text:p>
              </table:table-cell>
              <table:table-cell office:value-type="float" office:value="44.8542">
                <text:p>44.854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.4">
                <text:p>177.4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.5">
                <text:p>177.5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.6">
                <text:p>177.6</text:p>
              </table:table-cell>
              <table:table-cell office:value-type="float" office:value="44.9375">
                <text:p>44.937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.7">
                <text:p>177.7</text:p>
              </table:table-cell>
              <table:table-cell office:value-type="float" office:value="44.8542">
                <text:p>44.85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.8">
                <text:p>177.8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.9">
                <text:p>177.9</text:p>
              </table:table-cell>
              <table:table-cell office:value-type="float" office:value="44.7083">
                <text:p>44.708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">
                <text:p>178</text:p>
              </table:table-cell>
              <table:table-cell office:value-type="float" office:value="45.1042">
                <text:p>45.104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.1">
                <text:p>178.1</text:p>
              </table:table-cell>
              <table:table-cell office:value-type="float" office:value="45.0417">
                <text:p>45.04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.2">
                <text:p>178.2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.3">
                <text:p>178.3</text:p>
              </table:table-cell>
              <table:table-cell office:value-type="float" office:value="45.1042">
                <text:p>45.104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.4">
                <text:p>178.4</text:p>
              </table:table-cell>
              <table:table-cell office:value-type="float" office:value="45.2083">
                <text:p>45.208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.5">
                <text:p>178.5</text:p>
              </table:table-cell>
              <table:table-cell office:value-type="float" office:value="44.9375">
                <text:p>44.937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.6">
                <text:p>178.6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.7">
                <text:p>178.7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.8">
                <text:p>178.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.9">
                <text:p>178.9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">
                <text:p>179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.1">
                <text:p>179.1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.2">
                <text:p>179.2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.3">
                <text:p>179.3</text:p>
              </table:table-cell>
              <table:table-cell office:value-type="float" office:value="45.3958">
                <text:p>45.395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.4">
                <text:p>179.4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.5">
                <text:p>179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.6">
                <text:p>179.6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.7">
                <text:p>179.7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.8">
                <text:p>179.8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.9">
                <text:p>179.9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">
                <text:p>180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.1">
                <text:p>180.1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.2">
                <text:p>180.2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.3">
                <text:p>180.3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.4">
                <text:p>180.4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.5">
                <text:p>180.5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.6">
                <text:p>180.6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.7">
                <text:p>180.7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.8">
                <text:p>180.8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.9">
                <text:p>180.9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">
                <text:p>181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.1">
                <text:p>181.1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.2">
                <text:p>181.2</text:p>
              </table:table-cell>
              <table:table-cell office:value-type="float" office:value="47.1667">
                <text:p>47.16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.3">
                <text:p>181.3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.4">
                <text:p>181.4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.5">
                <text:p>181.5</text:p>
              </table:table-cell>
              <table:table-cell office:value-type="float" office:value="47.6667">
                <text:p>47.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.6">
                <text:p>181.6</text:p>
              </table:table-cell>
              <table:table-cell office:value-type="float" office:value="47.2917">
                <text:p>47.29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.7">
                <text:p>181.7</text:p>
              </table:table-cell>
              <table:table-cell office:value-type="float" office:value="47.5417">
                <text:p>47.541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.8">
                <text:p>181.8</text:p>
              </table:table-cell>
              <table:table-cell office:value-type="float" office:value="47.6042">
                <text:p>47.604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.9">
                <text:p>181.9</text:p>
              </table:table-cell>
              <table:table-cell office:value-type="float" office:value="47.7292">
                <text:p>47.729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">
                <text:p>182</text:p>
              </table:table-cell>
              <table:table-cell office:value-type="float" office:value="47.5417">
                <text:p>47.541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.1">
                <text:p>182.1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.2">
                <text:p>182.2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.3">
                <text:p>182.3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.4">
                <text:p>182.4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.5">
                <text:p>182.5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.6">
                <text:p>182.6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.7">
                <text:p>182.7</text:p>
              </table:table-cell>
              <table:table-cell office:value-type="float" office:value="47.2083">
                <text:p>47.20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.8">
                <text:p>182.8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.9">
                <text:p>182.9</text:p>
              </table:table-cell>
              <table:table-cell office:value-type="float" office:value="47.0833">
                <text:p>47.083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">
                <text:p>183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.1">
                <text:p>183.1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.2">
                <text:p>183.2</text:p>
              </table:table-cell>
              <table:table-cell office:value-type="float" office:value="46.9375">
                <text:p>46.937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.3">
                <text:p>183.3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.4">
                <text:p>183.4</text:p>
              </table:table-cell>
              <table:table-cell office:value-type="float" office:value="46.4583">
                <text:p>46.458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.5">
                <text:p>183.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.6">
                <text:p>183.6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.7">
                <text:p>183.7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.8">
                <text:p>183.8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.9">
                <text:p>183.9</text:p>
              </table:table-cell>
              <table:table-cell office:value-type="float" office:value="45.0833">
                <text:p>45.08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">
                <text:p>184</text:p>
              </table:table-cell>
              <table:table-cell office:value-type="float" office:value="44.8958">
                <text:p>44.895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.1">
                <text:p>184.1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.2">
                <text:p>184.2</text:p>
              </table:table-cell>
              <table:table-cell office:value-type="float" office:value="49.2083">
                <text:p>49.208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.3">
                <text:p>184.3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.4">
                <text:p>184.4</text:p>
              </table:table-cell>
              <table:table-cell office:value-type="float" office:value="57.7292">
                <text:p>57.729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.5">
                <text:p>184.5</text:p>
              </table:table-cell>
              <table:table-cell office:value-type="float" office:value="61.2708">
                <text:p>61.270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.6">
                <text:p>184.6</text:p>
              </table:table-cell>
              <table:table-cell office:value-type="float" office:value="63.5625">
                <text:p>63.562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.7">
                <text:p>184.7</text:p>
              </table:table-cell>
              <table:table-cell office:value-type="float" office:value="68.3542">
                <text:p>68.354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.8">
                <text:p>184.8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.9">
                <text:p>184.9</text:p>
              </table:table-cell>
              <table:table-cell office:value-type="float" office:value="72.1042">
                <text:p>72.104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">
                <text:p>185</text:p>
              </table:table-cell>
              <table:table-cell office:value-type="float" office:value="73.6042">
                <text:p>73.604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.1">
                <text:p>185.1</text:p>
              </table:table-cell>
              <table:table-cell office:value-type="float" office:value="74.7083">
                <text:p>74.708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.2">
                <text:p>185.2</text:p>
              </table:table-cell>
              <table:table-cell office:value-type="float" office:value="75.875">
                <text:p>75.8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.3">
                <text:p>185.3</text:p>
              </table:table-cell>
              <table:table-cell office:value-type="float" office:value="76.3125">
                <text:p>76.312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.4">
                <text:p>185.4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.5">
                <text:p>185.5</text:p>
              </table:table-cell>
              <table:table-cell office:value-type="float" office:value="77.6875">
                <text:p>77.687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.6">
                <text:p>185.6</text:p>
              </table:table-cell>
              <table:table-cell office:value-type="float" office:value="77.9167">
                <text:p>77.916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.7">
                <text:p>185.7</text:p>
              </table:table-cell>
              <table:table-cell office:value-type="float" office:value="78.2708">
                <text:p>78.270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.8">
                <text:p>185.8</text:p>
              </table:table-cell>
              <table:table-cell office:value-type="float" office:value="79.2292">
                <text:p>79.229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.9">
                <text:p>185.9</text:p>
              </table:table-cell>
              <table:table-cell office:value-type="float" office:value="79.0625">
                <text:p>79.062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">
                <text:p>186</text:p>
              </table:table-cell>
              <table:table-cell office:value-type="float" office:value="79.2292">
                <text:p>79.229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.1">
                <text:p>186.1</text:p>
              </table:table-cell>
              <table:table-cell office:value-type="float" office:value="79.625">
                <text:p>79.62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.2">
                <text:p>186.2</text:p>
              </table:table-cell>
              <table:table-cell office:value-type="float" office:value="80.1458">
                <text:p>80.14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.3">
                <text:p>186.3</text:p>
              </table:table-cell>
              <table:table-cell office:value-type="float" office:value="79.875">
                <text:p>79.87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.4">
                <text:p>186.4</text:p>
              </table:table-cell>
              <table:table-cell office:value-type="float" office:value="79.8333">
                <text:p>79.833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.5">
                <text:p>186.5</text:p>
              </table:table-cell>
              <table:table-cell office:value-type="float" office:value="80.7292">
                <text:p>80.729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.6">
                <text:p>186.6</text:p>
              </table:table-cell>
              <table:table-cell office:value-type="float" office:value="80.0625">
                <text:p>80.062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.7">
                <text:p>186.7</text:p>
              </table:table-cell>
              <table:table-cell office:value-type="float" office:value="80.3542">
                <text:p>80.35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.8">
                <text:p>186.8</text:p>
              </table:table-cell>
              <table:table-cell office:value-type="float" office:value="80.8958">
                <text:p>80.895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.9">
                <text:p>186.9</text:p>
              </table:table-cell>
              <table:table-cell office:value-type="float" office:value="81.7708">
                <text:p>81.770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">
                <text:p>187</text:p>
              </table:table-cell>
              <table:table-cell office:value-type="float" office:value="81.0625">
                <text:p>81.06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.1">
                <text:p>187.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.2">
                <text:p>187.2</text:p>
              </table:table-cell>
              <table:table-cell office:value-type="float" office:value="81.6042">
                <text:p>81.604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.3">
                <text:p>187.3</text:p>
              </table:table-cell>
              <table:table-cell office:value-type="float" office:value="82.0833">
                <text:p>82.083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.4">
                <text:p>187.4</text:p>
              </table:table-cell>
              <table:table-cell office:value-type="float" office:value="82.1042">
                <text:p>82.104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.5">
                <text:p>187.5</text:p>
              </table:table-cell>
              <table:table-cell office:value-type="float" office:value="81.4167">
                <text:p>81.416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.6">
                <text:p>187.6</text:p>
              </table:table-cell>
              <table:table-cell office:value-type="float" office:value="81.7917">
                <text:p>81.791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.7">
                <text:p>187.7</text:p>
              </table:table-cell>
              <table:table-cell office:value-type="float" office:value="82.2708">
                <text:p>82.270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.8">
                <text:p>187.8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.9">
                <text:p>187.9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">
                <text:p>188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.1">
                <text:p>188.1</text:p>
              </table:table-cell>
              <table:table-cell office:value-type="float" office:value="82.4583">
                <text:p>82.458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.2">
                <text:p>188.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.3">
                <text:p>188.3</text:p>
              </table:table-cell>
              <table:table-cell office:value-type="float" office:value="83.0625">
                <text:p>83.062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.4">
                <text:p>188.4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.5">
                <text:p>188.5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.6">
                <text:p>188.6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.7">
                <text:p>188.7</text:p>
              </table:table-cell>
              <table:table-cell office:value-type="float" office:value="84.1458">
                <text:p>84.14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.8">
                <text:p>188.8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.9">
                <text:p>188.9</text:p>
              </table:table-cell>
              <table:table-cell office:value-type="float" office:value="82.9792">
                <text:p>82.979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">
                <text:p>189</text:p>
              </table:table-cell>
              <table:table-cell office:value-type="float" office:value="83.3125">
                <text:p>83.312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.1">
                <text:p>189.1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.2">
                <text:p>189.2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.3">
                <text:p>189.3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.4">
                <text:p>189.4</text:p>
              </table:table-cell>
              <table:table-cell office:value-type="float" office:value="82.0833">
                <text:p>82.083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.5">
                <text:p>189.5</text:p>
              </table:table-cell>
              <table:table-cell office:value-type="float" office:value="81.5625">
                <text:p>81.562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.6">
                <text:p>189.6</text:p>
              </table:table-cell>
              <table:table-cell office:value-type="float" office:value="81.125">
                <text:p>81.12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.7">
                <text:p>189.7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.8">
                <text:p>189.8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.9">
                <text:p>189.9</text:p>
              </table:table-cell>
              <table:table-cell office:value-type="float" office:value="82.2917">
                <text:p>82.291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">
                <text:p>190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.1">
                <text:p>190.1</text:p>
              </table:table-cell>
              <table:table-cell office:value-type="float" office:value="82.3542">
                <text:p>82.354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.2">
                <text:p>190.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.3">
                <text:p>190.3</text:p>
              </table:table-cell>
              <table:table-cell office:value-type="float" office:value="82.1875">
                <text:p>82.187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.4">
                <text:p>190.4</text:p>
              </table:table-cell>
              <table:table-cell office:value-type="float" office:value="82.7292">
                <text:p>82.729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.5">
                <text:p>190.5</text:p>
              </table:table-cell>
              <table:table-cell office:value-type="float" office:value="83.3125">
                <text:p>83.312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.6">
                <text:p>190.6</text:p>
              </table:table-cell>
              <table:table-cell office:value-type="float" office:value="83.2292">
                <text:p>83.229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.7">
                <text:p>190.7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.8">
                <text:p>190.8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.9">
                <text:p>190.9</text:p>
              </table:table-cell>
              <table:table-cell office:value-type="float" office:value="83.3125">
                <text:p>83.312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">
                <text:p>191</text:p>
              </table:table-cell>
              <table:table-cell office:value-type="float" office:value="83.9375">
                <text:p>83.937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.1">
                <text:p>191.1</text:p>
              </table:table-cell>
              <table:table-cell office:value-type="float" office:value="84.125">
                <text:p>84.12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.2">
                <text:p>191.2</text:p>
              </table:table-cell>
              <table:table-cell office:value-type="float" office:value="83.4375">
                <text:p>83.437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.3">
                <text:p>191.3</text:p>
              </table:table-cell>
              <table:table-cell office:value-type="float" office:value="84.0625">
                <text:p>84.062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.4">
                <text:p>191.4</text:p>
              </table:table-cell>
              <table:table-cell office:value-type="float" office:value="84.0208">
                <text:p>84.020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.5">
                <text:p>191.5</text:p>
              </table:table-cell>
              <table:table-cell office:value-type="float" office:value="83.9375">
                <text:p>83.937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.6">
                <text:p>191.6</text:p>
              </table:table-cell>
              <table:table-cell office:value-type="float" office:value="84.2083">
                <text:p>84.208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.7">
                <text:p>191.7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.8">
                <text:p>191.8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.9">
                <text:p>191.9</text:p>
              </table:table-cell>
              <table:table-cell office:value-type="float" office:value="84.8333">
                <text:p>84.83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">
                <text:p>192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.1">
                <text:p>192.1</text:p>
              </table:table-cell>
              <table:table-cell office:value-type="float" office:value="85.0417">
                <text:p>85.041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.2">
                <text:p>192.2</text:p>
              </table:table-cell>
              <table:table-cell office:value-type="float" office:value="85.6875">
                <text:p>85.687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.3">
                <text:p>192.3</text:p>
              </table:table-cell>
              <table:table-cell office:value-type="float" office:value="82.7917">
                <text:p>82.791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.4">
                <text:p>192.4</text:p>
              </table:table-cell>
              <table:table-cell office:value-type="float" office:value="80.2292">
                <text:p>80.229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.5">
                <text:p>192.5</text:p>
              </table:table-cell>
              <table:table-cell office:value-type="float" office:value="79.1875">
                <text:p>79.187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.6">
                <text:p>192.6</text:p>
              </table:table-cell>
              <table:table-cell office:value-type="float" office:value="78.0625">
                <text:p>78.062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.7">
                <text:p>192.7</text:p>
              </table:table-cell>
              <table:table-cell office:value-type="float" office:value="76.8125">
                <text:p>76.812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.8">
                <text:p>192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.9">
                <text:p>192.9</text:p>
              </table:table-cell>
              <table:table-cell office:value-type="float" office:value="76.2917">
                <text:p>76.291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">
                <text:p>193</text:p>
              </table:table-cell>
              <table:table-cell office:value-type="float" office:value="76.3542">
                <text:p>76.354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.1">
                <text:p>193.1</text:p>
              </table:table-cell>
              <table:table-cell office:value-type="float" office:value="75.9583">
                <text:p>75.958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.2">
                <text:p>193.2</text:p>
              </table:table-cell>
              <table:table-cell office:value-type="float" office:value="75.8542">
                <text:p>75.854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.3">
                <text:p>193.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.4">
                <text:p>193.4</text:p>
              </table:table-cell>
              <table:table-cell office:value-type="float" office:value="75.5833">
                <text:p>75.583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.5">
                <text:p>193.5</text:p>
              </table:table-cell>
              <table:table-cell office:value-type="float" office:value="75.1875">
                <text:p>75.187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.6">
                <text:p>193.6</text:p>
              </table:table-cell>
              <table:table-cell office:value-type="float" office:value="74.6042">
                <text:p>74.604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.7">
                <text:p>193.7</text:p>
              </table:table-cell>
              <table:table-cell office:value-type="float" office:value="74.6667">
                <text:p>74.666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.8">
                <text:p>193.8</text:p>
              </table:table-cell>
              <table:table-cell office:value-type="float" office:value="74.0417">
                <text:p>74.041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.9">
                <text:p>193.9</text:p>
              </table:table-cell>
              <table:table-cell office:value-type="float" office:value="74.3958">
                <text:p>74.395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">
                <text:p>194</text:p>
              </table:table-cell>
              <table:table-cell office:value-type="float" office:value="74.4583">
                <text:p>74.458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.1">
                <text:p>194.1</text:p>
              </table:table-cell>
              <table:table-cell office:value-type="float" office:value="73.7917">
                <text:p>73.791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.2">
                <text:p>194.2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.3">
                <text:p>194.3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.4">
                <text:p>194.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.5">
                <text:p>194.5</text:p>
              </table:table-cell>
              <table:table-cell office:value-type="float" office:value="73.6667">
                <text:p>73.666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.6">
                <text:p>194.6</text:p>
              </table:table-cell>
              <table:table-cell office:value-type="float" office:value="73.7292">
                <text:p>73.72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.7">
                <text:p>194.7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.8">
                <text:p>194.8</text:p>
              </table:table-cell>
              <table:table-cell office:value-type="float" office:value="72.0833">
                <text:p>72.083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.9">
                <text:p>194.9</text:p>
              </table:table-cell>
              <table:table-cell office:value-type="float" office:value="70.6875">
                <text:p>70.687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">
                <text:p>195</text:p>
              </table:table-cell>
              <table:table-cell office:value-type="float" office:value="70.9167">
                <text:p>70.916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.1">
                <text:p>195.1</text:p>
              </table:table-cell>
              <table:table-cell office:value-type="float" office:value="72.3958">
                <text:p>72.395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.2">
                <text:p>195.2</text:p>
              </table:table-cell>
              <table:table-cell office:value-type="float" office:value="72.2292">
                <text:p>72.229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.3">
                <text:p>195.3</text:p>
              </table:table-cell>
              <table:table-cell office:value-type="float" office:value="72.5208">
                <text:p>72.520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.4">
                <text:p>195.4</text:p>
              </table:table-cell>
              <table:table-cell office:value-type="float" office:value="72.8542">
                <text:p>72.854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.5">
                <text:p>195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.6">
                <text:p>195.6</text:p>
              </table:table-cell>
              <table:table-cell office:value-type="float" office:value="72.3542">
                <text:p>72.354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.7">
                <text:p>195.7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.8">
                <text:p>195.8</text:p>
              </table:table-cell>
              <table:table-cell office:value-type="float" office:value="72.2708">
                <text:p>72.270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.9">
                <text:p>195.9</text:p>
              </table:table-cell>
              <table:table-cell office:value-type="float" office:value="66.3542">
                <text:p>66.354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">
                <text:p>196</text:p>
              </table:table-cell>
              <table:table-cell office:value-type="float" office:value="64.0625">
                <text:p>64.062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.1">
                <text:p>196.1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.2">
                <text:p>196.2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.3">
                <text:p>196.3</text:p>
              </table:table-cell>
              <table:table-cell office:value-type="float" office:value="60.0625">
                <text:p>60.062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.4">
                <text:p>196.4</text:p>
              </table:table-cell>
              <table:table-cell office:value-type="float" office:value="61.2292">
                <text:p>61.229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.5">
                <text:p>196.5</text:p>
              </table:table-cell>
              <table:table-cell office:value-type="float" office:value="62.1458">
                <text:p>62.145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.6">
                <text:p>196.6</text:p>
              </table:table-cell>
              <table:table-cell office:value-type="float" office:value="62.9583">
                <text:p>62.958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.7">
                <text:p>196.7</text:p>
              </table:table-cell>
              <table:table-cell office:value-type="float" office:value="63.4583">
                <text:p>63.458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.8">
                <text:p>196.8</text:p>
              </table:table-cell>
              <table:table-cell office:value-type="float" office:value="63.4375">
                <text:p>63.437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.9">
                <text:p>196.9</text:p>
              </table:table-cell>
              <table:table-cell office:value-type="float" office:value="63.0625">
                <text:p>63.062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">
                <text:p>197</text:p>
              </table:table-cell>
              <table:table-cell office:value-type="float" office:value="63.0208">
                <text:p>63.020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.1">
                <text:p>197.1</text:p>
              </table:table-cell>
              <table:table-cell office:value-type="float" office:value="62.1875">
                <text:p>62.187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.2">
                <text:p>197.2</text:p>
              </table:table-cell>
              <table:table-cell office:value-type="float" office:value="62.0208">
                <text:p>62.020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.3">
                <text:p>197.3</text:p>
              </table:table-cell>
              <table:table-cell office:value-type="float" office:value="62.4167">
                <text:p>62.416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.4">
                <text:p>197.4</text:p>
              </table:table-cell>
              <table:table-cell office:value-type="float" office:value="61.7083">
                <text:p>61.708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.5">
                <text:p>197.5</text:p>
              </table:table-cell>
              <table:table-cell office:value-type="float" office:value="62.1667">
                <text:p>62.166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.6">
                <text:p>197.6</text:p>
              </table:table-cell>
              <table:table-cell office:value-type="float" office:value="62.4375">
                <text:p>62.437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.7">
                <text:p>197.7</text:p>
              </table:table-cell>
              <table:table-cell office:value-type="float" office:value="61.2708">
                <text:p>61.270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.8">
                <text:p>197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.9">
                <text:p>197.9</text:p>
              </table:table-cell>
              <table:table-cell office:value-type="float" office:value="62.125">
                <text:p>62.12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">
                <text:p>198</text:p>
              </table:table-cell>
              <table:table-cell office:value-type="float" office:value="61.8333">
                <text:p>61.833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.1">
                <text:p>198.1</text:p>
              </table:table-cell>
              <table:table-cell office:value-type="float" office:value="62.0417">
                <text:p>62.04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.2">
                <text:p>198.2</text:p>
              </table:table-cell>
              <table:table-cell office:value-type="float" office:value="61.9375">
                <text:p>61.937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.3">
                <text:p>198.3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.4">
                <text:p>198.4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.5">
                <text:p>198.5</text:p>
              </table:table-cell>
              <table:table-cell office:value-type="float" office:value="61.8542">
                <text:p>61.854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.6">
                <text:p>198.6</text:p>
              </table:table-cell>
              <table:table-cell office:value-type="float" office:value="61.6875">
                <text:p>61.687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.7">
                <text:p>198.7</text:p>
              </table:table-cell>
              <table:table-cell office:value-type="float" office:value="61.2708">
                <text:p>61.270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.8">
                <text:p>198.8</text:p>
              </table:table-cell>
              <table:table-cell office:value-type="float" office:value="61.4583">
                <text:p>61.458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.9">
                <text:p>198.9</text:p>
              </table:table-cell>
              <table:table-cell office:value-type="float" office:value="61.2292">
                <text:p>61.229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">
                <text:p>199</text:p>
              </table:table-cell>
              <table:table-cell office:value-type="float" office:value="61.3958">
                <text:p>61.39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.1">
                <text:p>199.1</text:p>
              </table:table-cell>
              <table:table-cell office:value-type="float" office:value="60.8333">
                <text:p>60.8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.2">
                <text:p>199.2</text:p>
              </table:table-cell>
              <table:table-cell office:value-type="float" office:value="61.0625">
                <text:p>61.062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.3">
                <text:p>199.3</text:p>
              </table:table-cell>
              <table:table-cell office:value-type="float" office:value="61.6042">
                <text:p>61.604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.4">
                <text:p>199.4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.5">
                <text:p>199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.6">
                <text:p>199.6</text:p>
              </table:table-cell>
              <table:table-cell office:value-type="float" office:value="61.5208">
                <text:p>61.520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.7">
                <text:p>199.7</text:p>
              </table:table-cell>
              <table:table-cell office:value-type="float" office:value="60.5417">
                <text:p>60.541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.8">
                <text:p>199.8</text:p>
              </table:table-cell>
              <table:table-cell office:value-type="float" office:value="60.9792">
                <text:p>60.979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.9">
                <text:p>199.9</text:p>
              </table:table-cell>
              <table:table-cell office:value-type="float" office:value="60.4375">
                <text:p>60.437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">
                <text:p>200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.1">
                <text:p>200.1</text:p>
              </table:table-cell>
              <table:table-cell office:value-type="float" office:value="61.2083">
                <text:p>61.208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.2">
                <text:p>200.2</text:p>
              </table:table-cell>
              <table:table-cell office:value-type="float" office:value="60.5208">
                <text:p>60.520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.3">
                <text:p>200.3</text:p>
              </table:table-cell>
              <table:table-cell office:value-type="float" office:value="60.8333">
                <text:p>60.8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.4">
                <text:p>200.4</text:p>
              </table:table-cell>
              <table:table-cell office:value-type="float" office:value="60.9792">
                <text:p>60.979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.5">
                <text:p>200.5</text:p>
              </table:table-cell>
              <table:table-cell office:value-type="float" office:value="61.3333">
                <text:p>61.333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.6">
                <text:p>200.6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.7">
                <text:p>200.7</text:p>
              </table:table-cell>
              <table:table-cell office:value-type="float" office:value="61.5833">
                <text:p>61.583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.8">
                <text:p>200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.9">
                <text:p>200.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">
                <text:p>201</text:p>
              </table:table-cell>
              <table:table-cell office:value-type="float" office:value="60.6458">
                <text:p>60.645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.1">
                <text:p>201.1</text:p>
              </table:table-cell>
              <table:table-cell office:value-type="float" office:value="60.9792">
                <text:p>60.979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.2">
                <text:p>201.2</text:p>
              </table:table-cell>
              <table:table-cell office:value-type="float" office:value="61.7708">
                <text:p>61.770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.3">
                <text:p>201.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.4">
                <text:p>201.4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.5">
                <text:p>201.5</text:p>
              </table:table-cell>
              <table:table-cell office:value-type="float" office:value="60.7708">
                <text:p>60.770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.6">
                <text:p>201.6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.7">
                <text:p>201.7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.8">
                <text:p>201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.9">
                <text:p>201.9</text:p>
              </table:table-cell>
              <table:table-cell office:value-type="float" office:value="61.3125">
                <text:p>61.312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">
                <text:p>202</text:p>
              </table:table-cell>
              <table:table-cell office:value-type="float" office:value="61.0208">
                <text:p>61.020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.1">
                <text:p>202.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.2">
                <text:p>202.2</text:p>
              </table:table-cell>
              <table:table-cell office:value-type="float" office:value="60.9375">
                <text:p>60.937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.3">
                <text:p>202.3</text:p>
              </table:table-cell>
              <table:table-cell office:value-type="float" office:value="61.9792">
                <text:p>61.979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.4">
                <text:p>202.4</text:p>
              </table:table-cell>
              <table:table-cell office:value-type="float" office:value="60.6458">
                <text:p>60.645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.5">
                <text:p>202.5</text:p>
              </table:table-cell>
              <table:table-cell office:value-type="float" office:value="61.4167">
                <text:p>61.416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.6">
                <text:p>202.6</text:p>
              </table:table-cell>
              <table:table-cell office:value-type="float" office:value="61.3958">
                <text:p>61.395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.7">
                <text:p>202.7</text:p>
              </table:table-cell>
              <table:table-cell office:value-type="float" office:value="61.125">
                <text:p>61.12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.8">
                <text:p>202.8</text:p>
              </table:table-cell>
              <table:table-cell office:value-type="float" office:value="61.5208">
                <text:p>61.52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.9">
                <text:p>202.9</text:p>
              </table:table-cell>
              <table:table-cell office:value-type="float" office:value="60.9167">
                <text:p>60.91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">
                <text:p>203</text:p>
              </table:table-cell>
              <table:table-cell office:value-type="float" office:value="61.2917">
                <text:p>61.291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.1">
                <text:p>203.1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.2">
                <text:p>203.2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.3">
                <text:p>203.3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.4">
                <text:p>203.4</text:p>
              </table:table-cell>
              <table:table-cell office:value-type="float" office:value="61.2292">
                <text:p>61.229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.5">
                <text:p>203.5</text:p>
              </table:table-cell>
              <table:table-cell office:value-type="float" office:value="61.1667">
                <text:p>61.1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.6">
                <text:p>203.6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.7">
                <text:p>203.7</text:p>
              </table:table-cell>
              <table:table-cell office:value-type="float" office:value="61.0208">
                <text:p>61.020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.8">
                <text:p>203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.9">
                <text:p>203.9</text:p>
              </table:table-cell>
              <table:table-cell office:value-type="float" office:value="61.5208">
                <text:p>61.520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">
                <text:p>204</text:p>
              </table:table-cell>
              <table:table-cell office:value-type="float" office:value="60.8542">
                <text:p>60.854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.1">
                <text:p>204.1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.2">
                <text:p>204.2</text:p>
              </table:table-cell>
              <table:table-cell office:value-type="float" office:value="61.7708">
                <text:p>61.770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.3">
                <text:p>204.3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.4">
                <text:p>204.4</text:p>
              </table:table-cell>
              <table:table-cell office:value-type="float" office:value="61.6042">
                <text:p>61.604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.5">
                <text:p>204.5</text:p>
              </table:table-cell>
              <table:table-cell office:value-type="float" office:value="61.5833">
                <text:p>61.583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.6">
                <text:p>204.6</text:p>
              </table:table-cell>
              <table:table-cell office:value-type="float" office:value="62.0625">
                <text:p>62.062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.7">
                <text:p>204.7</text:p>
              </table:table-cell>
              <table:table-cell office:value-type="float" office:value="62.4375">
                <text:p>62.437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.8">
                <text:p>204.8</text:p>
              </table:table-cell>
              <table:table-cell office:value-type="float" office:value="62.5208">
                <text:p>62.520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.9">
                <text:p>204.9</text:p>
              </table:table-cell>
              <table:table-cell office:value-type="float" office:value="62.5208">
                <text:p>62.520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">
                <text:p>205</text:p>
              </table:table-cell>
              <table:table-cell office:value-type="float" office:value="62.7917">
                <text:p>62.791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.1">
                <text:p>205.1</text:p>
              </table:table-cell>
              <table:table-cell office:value-type="float" office:value="63.4375">
                <text:p>63.437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.2">
                <text:p>205.2</text:p>
              </table:table-cell>
              <table:table-cell office:value-type="float" office:value="64.1042">
                <text:p>64.104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.3">
                <text:p>205.3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.4">
                <text:p>205.4</text:p>
              </table:table-cell>
              <table:table-cell office:value-type="float" office:value="63.9375">
                <text:p>63.937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.5">
                <text:p>205.5</text:p>
              </table:table-cell>
              <table:table-cell office:value-type="float" office:value="63.8958">
                <text:p>63.895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.6">
                <text:p>205.6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.7">
                <text:p>205.7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.8">
                <text:p>205.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.9">
                <text:p>205.9</text:p>
              </table:table-cell>
              <table:table-cell office:value-type="float" office:value="64.1667">
                <text:p>64.166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">
                <text:p>206</text:p>
              </table:table-cell>
              <table:table-cell office:value-type="float" office:value="63.1458">
                <text:p>63.14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.1">
                <text:p>206.1</text:p>
              </table:table-cell>
              <table:table-cell office:value-type="float" office:value="62.7083">
                <text:p>62.708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.2">
                <text:p>206.2</text:p>
              </table:table-cell>
              <table:table-cell office:value-type="float" office:value="62.7917">
                <text:p>62.791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.3">
                <text:p>206.3</text:p>
              </table:table-cell>
              <table:table-cell office:value-type="float" office:value="63.0625">
                <text:p>63.062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.4">
                <text:p>206.4</text:p>
              </table:table-cell>
              <table:table-cell office:value-type="float" office:value="63.5833">
                <text:p>63.583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.5">
                <text:p>206.5</text:p>
              </table:table-cell>
              <table:table-cell office:value-type="float" office:value="63.9792">
                <text:p>63.979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.6">
                <text:p>206.6</text:p>
              </table:table-cell>
              <table:table-cell office:value-type="float" office:value="64.0625">
                <text:p>64.062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.7">
                <text:p>206.7</text:p>
              </table:table-cell>
              <table:table-cell office:value-type="float" office:value="63.875">
                <text:p>63.87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.8">
                <text:p>206.8</text:p>
              </table:table-cell>
              <table:table-cell office:value-type="float" office:value="63.3958">
                <text:p>63.395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.9">
                <text:p>206.9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">
                <text:p>207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.1">
                <text:p>207.1</text:p>
              </table:table-cell>
              <table:table-cell office:value-type="float" office:value="64.2708">
                <text:p>64.270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.2">
                <text:p>207.2</text:p>
              </table:table-cell>
              <table:table-cell office:value-type="float" office:value="64.625">
                <text:p>64.62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.3">
                <text:p>207.3</text:p>
              </table:table-cell>
              <table:table-cell office:value-type="float" office:value="64.2917">
                <text:p>64.291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.4">
                <text:p>207.4</text:p>
              </table:table-cell>
              <table:table-cell office:value-type="float" office:value="64.4167">
                <text:p>64.416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.5">
                <text:p>207.5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.6">
                <text:p>207.6</text:p>
              </table:table-cell>
              <table:table-cell office:value-type="float" office:value="64.2917">
                <text:p>64.291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.7">
                <text:p>207.7</text:p>
              </table:table-cell>
              <table:table-cell office:value-type="float" office:value="64.3125">
                <text:p>64.312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.8">
                <text:p>207.8</text:p>
              </table:table-cell>
              <table:table-cell office:value-type="float" office:value="64.5625">
                <text:p>64.562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.9">
                <text:p>207.9</text:p>
              </table:table-cell>
              <table:table-cell office:value-type="float" office:value="62.8958">
                <text:p>62.895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">
                <text:p>208</text:p>
              </table:table-cell>
              <table:table-cell office:value-type="float" office:value="63.1667">
                <text:p>63.166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.1">
                <text:p>208.1</text:p>
              </table:table-cell>
              <table:table-cell office:value-type="float" office:value="66.1875">
                <text:p>66.187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.2">
                <text:p>208.2</text:p>
              </table:table-cell>
              <table:table-cell office:value-type="float" office:value="68.9167">
                <text:p>68.916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.3">
                <text:p>208.3</text:p>
              </table:table-cell>
              <table:table-cell office:value-type="float" office:value="73.0417">
                <text:p>73.041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.4">
                <text:p>208.4</text:p>
              </table:table-cell>
              <table:table-cell office:value-type="float" office:value="76.6042">
                <text:p>76.604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.5">
                <text:p>208.5</text:p>
              </table:table-cell>
              <table:table-cell office:value-type="float" office:value="80.1875">
                <text:p>80.187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.6">
                <text:p>208.6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.7">
                <text:p>208.7</text:p>
              </table:table-cell>
              <table:table-cell office:value-type="float" office:value="83.7917">
                <text:p>83.791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.8">
                <text:p>208.8</text:p>
              </table:table-cell>
              <table:table-cell office:value-type="float" office:value="84.2083">
                <text:p>84.208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.9">
                <text:p>208.9</text:p>
              </table:table-cell>
              <table:table-cell office:value-type="float" office:value="86.3125">
                <text:p>86.312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">
                <text:p>209</text:p>
              </table:table-cell>
              <table:table-cell office:value-type="float" office:value="86.5208">
                <text:p>86.520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.1">
                <text:p>209.1</text:p>
              </table:table-cell>
              <table:table-cell office:value-type="float" office:value="87.1667">
                <text:p>87.166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.2">
                <text:p>209.2</text:p>
              </table:table-cell>
              <table:table-cell office:value-type="float" office:value="87.375">
                <text:p>87.37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.3">
                <text:p>209.3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.4">
                <text:p>209.4</text:p>
              </table:table-cell>
              <table:table-cell office:value-type="float" office:value="87.7917">
                <text:p>87.791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.5">
                <text:p>209.5</text:p>
              </table:table-cell>
              <table:table-cell office:value-type="float" office:value="87.3958">
                <text:p>87.395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.6">
                <text:p>209.6</text:p>
              </table:table-cell>
              <table:table-cell office:value-type="float" office:value="88.1667">
                <text:p>88.166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.7">
                <text:p>209.7</text:p>
              </table:table-cell>
              <table:table-cell office:value-type="float" office:value="88.1875">
                <text:p>88.187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.8">
                <text:p>209.8</text:p>
              </table:table-cell>
              <table:table-cell office:value-type="float" office:value="87.9167">
                <text:p>87.916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.9">
                <text:p>209.9</text:p>
              </table:table-cell>
              <table:table-cell office:value-type="float" office:value="87.9792">
                <text:p>87.979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">
                <text:p>210</text:p>
              </table:table-cell>
              <table:table-cell office:value-type="float" office:value="87.6042">
                <text:p>87.604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.1">
                <text:p>210.1</text:p>
              </table:table-cell>
              <table:table-cell office:value-type="float" office:value="87.625">
                <text:p>87.62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.2">
                <text:p>210.2</text:p>
              </table:table-cell>
              <table:table-cell office:value-type="float" office:value="88.5833">
                <text:p>88.583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.3">
                <text:p>210.3</text:p>
              </table:table-cell>
              <table:table-cell office:value-type="float" office:value="88.6458">
                <text:p>88.645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.4">
                <text:p>210.4</text:p>
              </table:table-cell>
              <table:table-cell office:value-type="float" office:value="88.3958">
                <text:p>88.395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.5">
                <text:p>210.5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.6">
                <text:p>210.6</text:p>
              </table:table-cell>
              <table:table-cell office:value-type="float" office:value="88.5208">
                <text:p>88.520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.7">
                <text:p>210.7</text:p>
              </table:table-cell>
              <table:table-cell office:value-type="float" office:value="89.5833">
                <text:p>89.583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.8">
                <text:p>210.8</text:p>
              </table:table-cell>
              <table:table-cell office:value-type="float" office:value="88.2083">
                <text:p>88.208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.9">
                <text:p>210.9</text:p>
              </table:table-cell>
              <table:table-cell office:value-type="float" office:value="88.5833">
                <text:p>88.583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">
                <text:p>211</text:p>
              </table:table-cell>
              <table:table-cell office:value-type="float" office:value="88.2292">
                <text:p>88.229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.1">
                <text:p>211.1</text:p>
              </table:table-cell>
              <table:table-cell office:value-type="float" office:value="88.3542">
                <text:p>88.354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.2">
                <text:p>211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.3">
                <text:p>211.3</text:p>
              </table:table-cell>
              <table:table-cell office:value-type="float" office:value="88.4583">
                <text:p>88.45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.4">
                <text:p>211.4</text:p>
              </table:table-cell>
              <table:table-cell office:value-type="float" office:value="89.5208">
                <text:p>89.520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.5">
                <text:p>211.5</text:p>
              </table:table-cell>
              <table:table-cell office:value-type="float" office:value="88.8125">
                <text:p>88.812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.6">
                <text:p>211.6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.7">
                <text:p>211.7</text:p>
              </table:table-cell>
              <table:table-cell office:value-type="float" office:value="89.0208">
                <text:p>89.020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.8">
                <text:p>211.8</text:p>
              </table:table-cell>
              <table:table-cell office:value-type="float" office:value="88.5208">
                <text:p>88.520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.9">
                <text:p>211.9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">
                <text:p>212</text:p>
              </table:table-cell>
              <table:table-cell office:value-type="float" office:value="89.2917">
                <text:p>89.291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.1">
                <text:p>212.1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.2">
                <text:p>212.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.3">
                <text:p>212.3</text:p>
              </table:table-cell>
              <table:table-cell office:value-type="float" office:value="89.4583">
                <text:p>89.458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.4">
                <text:p>212.4</text:p>
              </table:table-cell>
              <table:table-cell office:value-type="float" office:value="88.8542">
                <text:p>88.854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.5">
                <text:p>212.5</text:p>
              </table:table-cell>
              <table:table-cell office:value-type="float" office:value="89.3333">
                <text:p>89.333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.6">
                <text:p>212.6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.7">
                <text:p>212.7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.8">
                <text:p>212.8</text:p>
              </table:table-cell>
              <table:table-cell office:value-type="float" office:value="89.0833">
                <text:p>89.083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.9">
                <text:p>212.9</text:p>
              </table:table-cell>
              <table:table-cell office:value-type="float" office:value="89.4375">
                <text:p>89.437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">
                <text:p>213</text:p>
              </table:table-cell>
              <table:table-cell office:value-type="float" office:value="88.6042">
                <text:p>88.604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.1">
                <text:p>213.1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.2">
                <text:p>213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.3">
                <text:p>213.3</text:p>
              </table:table-cell>
              <table:table-cell office:value-type="float" office:value="88.5417">
                <text:p>88.541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.4">
                <text:p>213.4</text:p>
              </table:table-cell>
              <table:table-cell office:value-type="float" office:value="88.6875">
                <text:p>88.687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.5">
                <text:p>213.5</text:p>
              </table:table-cell>
              <table:table-cell office:value-type="float" office:value="88.7917">
                <text:p>88.791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.6">
                <text:p>213.6</text:p>
              </table:table-cell>
              <table:table-cell office:value-type="float" office:value="89.0833">
                <text:p>89.083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.7">
                <text:p>213.7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.8">
                <text:p>213.8</text:p>
              </table:table-cell>
              <table:table-cell office:value-type="float" office:value="88.6042">
                <text:p>88.604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.9">
                <text:p>213.9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">
                <text:p>214</text:p>
              </table:table-cell>
              <table:table-cell office:value-type="float" office:value="88.3125">
                <text:p>88.312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.1">
                <text:p>214.1</text:p>
              </table:table-cell>
              <table:table-cell office:value-type="float" office:value="88.8958">
                <text:p>88.895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.2">
                <text:p>214.2</text:p>
              </table:table-cell>
              <table:table-cell office:value-type="float" office:value="89.1875">
                <text:p>89.187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.3">
                <text:p>214.3</text:p>
              </table:table-cell>
              <table:table-cell office:value-type="float" office:value="89.2083">
                <text:p>89.208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.4">
                <text:p>214.4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.5">
                <text:p>214.5</text:p>
              </table:table-cell>
              <table:table-cell office:value-type="float" office:value="88.7708">
                <text:p>88.770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.6">
                <text:p>214.6</text:p>
              </table:table-cell>
              <table:table-cell office:value-type="float" office:value="89.5833">
                <text:p>89.583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.7">
                <text:p>214.7</text:p>
              </table:table-cell>
              <table:table-cell office:value-type="float" office:value="88.6667">
                <text:p>88.666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.8">
                <text:p>214.8</text:p>
              </table:table-cell>
              <table:table-cell office:value-type="float" office:value="88.5208">
                <text:p>88.52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.9">
                <text:p>214.9</text:p>
              </table:table-cell>
              <table:table-cell office:value-type="float" office:value="88.2917">
                <text:p>88.291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">
                <text:p>215</text:p>
              </table:table-cell>
              <table:table-cell office:value-type="float" office:value="88.6458">
                <text:p>88.645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.1">
                <text:p>215.1</text:p>
              </table:table-cell>
              <table:table-cell office:value-type="float" office:value="88.9583">
                <text:p>88.958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.2">
                <text:p>215.2</text:p>
              </table:table-cell>
              <table:table-cell office:value-type="float" office:value="88.9167">
                <text:p>88.916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.3">
                <text:p>215.3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.4">
                <text:p>215.4</text:p>
              </table:table-cell>
              <table:table-cell office:value-type="float" office:value="88.8125">
                <text:p>88.812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.5">
                <text:p>215.5</text:p>
              </table:table-cell>
              <table:table-cell office:value-type="float" office:value="89.0625">
                <text:p>89.062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.6">
                <text:p>215.6</text:p>
              </table:table-cell>
              <table:table-cell office:value-type="float" office:value="89.3125">
                <text:p>89.312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.7">
                <text:p>215.7</text:p>
              </table:table-cell>
              <table:table-cell office:value-type="float" office:value="87.9167">
                <text:p>87.916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.8">
                <text:p>215.8</text:p>
              </table:table-cell>
              <table:table-cell office:value-type="float" office:value="88.8958">
                <text:p>88.895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.9">
                <text:p>215.9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">
                <text:p>2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.1">
                <text:p>216.1</text:p>
              </table:table-cell>
              <table:table-cell office:value-type="float" office:value="88.6042">
                <text:p>88.604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.2">
                <text:p>216.2</text:p>
              </table:table-cell>
              <table:table-cell office:value-type="float" office:value="89.1875">
                <text:p>89.187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.3">
                <text:p>216.3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.4">
                <text:p>216.4</text:p>
              </table:table-cell>
              <table:table-cell office:value-type="float" office:value="86.1042">
                <text:p>86.104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.5">
                <text:p>216.5</text:p>
              </table:table-cell>
              <table:table-cell office:value-type="float" office:value="85.4375">
                <text:p>85.437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.6">
                <text:p>216.6</text:p>
              </table:table-cell>
              <table:table-cell office:value-type="float" office:value="85.375">
                <text:p>85.37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.7">
                <text:p>216.7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.8">
                <text:p>216.8</text:p>
              </table:table-cell>
              <table:table-cell office:value-type="float" office:value="84.3958">
                <text:p>84.39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.9">
                <text:p>216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">
                <text:p>217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.1">
                <text:p>217.1</text:p>
              </table:table-cell>
              <table:table-cell office:value-type="float" office:value="84.0417">
                <text:p>84.041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.2">
                <text:p>217.2</text:p>
              </table:table-cell>
              <table:table-cell office:value-type="float" office:value="84.4167">
                <text:p>84.416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.3">
                <text:p>217.3</text:p>
              </table:table-cell>
              <table:table-cell office:value-type="float" office:value="84.1875">
                <text:p>84.187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.4">
                <text:p>217.4</text:p>
              </table:table-cell>
              <table:table-cell office:value-type="float" office:value="83.8958">
                <text:p>83.895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.5">
                <text:p>217.5</text:p>
              </table:table-cell>
              <table:table-cell office:value-type="float" office:value="85.3125">
                <text:p>85.312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.6">
                <text:p>217.6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.7">
                <text:p>217.7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.8">
                <text:p>217.8</text:p>
              </table:table-cell>
              <table:table-cell office:value-type="float" office:value="83.6458">
                <text:p>83.645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.9">
                <text:p>217.9</text:p>
              </table:table-cell>
              <table:table-cell office:value-type="float" office:value="83.5833">
                <text:p>83.583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">
                <text:p>218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.1">
                <text:p>218.1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.2">
                <text:p>218.2</text:p>
              </table:table-cell>
              <table:table-cell office:value-type="float" office:value="83.9167">
                <text:p>83.916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.3">
                <text:p>218.3</text:p>
              </table:table-cell>
              <table:table-cell office:value-type="float" office:value="83.8125">
                <text:p>83.812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.4">
                <text:p>218.4</text:p>
              </table:table-cell>
              <table:table-cell office:value-type="float" office:value="82.9792">
                <text:p>82.979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.5">
                <text:p>218.5</text:p>
              </table:table-cell>
              <table:table-cell office:value-type="float" office:value="83.9583">
                <text:p>83.958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.6">
                <text:p>218.6</text:p>
              </table:table-cell>
              <table:table-cell office:value-type="float" office:value="83.1042">
                <text:p>83.104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.7">
                <text:p>218.7</text:p>
              </table:table-cell>
              <table:table-cell office:value-type="float" office:value="82.9375">
                <text:p>82.937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.8">
                <text:p>218.8</text:p>
              </table:table-cell>
              <table:table-cell office:value-type="float" office:value="84.0208">
                <text:p>84.020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.9">
                <text:p>218.9</text:p>
              </table:table-cell>
              <table:table-cell office:value-type="float" office:value="83.7708">
                <text:p>83.77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">
                <text:p>219</text:p>
              </table:table-cell>
              <table:table-cell office:value-type="float" office:value="82.9375">
                <text:p>82.937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.1">
                <text:p>219.1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.2">
                <text:p>219.2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.3">
                <text:p>219.3</text:p>
              </table:table-cell>
              <table:table-cell office:value-type="float" office:value="83.2708">
                <text:p>83.270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.4">
                <text:p>219.4</text:p>
              </table:table-cell>
              <table:table-cell office:value-type="float" office:value="82.9375">
                <text:p>82.937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.5">
                <text:p>219.5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.6">
                <text:p>219.6</text:p>
              </table:table-cell>
              <table:table-cell office:value-type="float" office:value="81.4583">
                <text:p>81.458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.7">
                <text:p>219.7</text:p>
              </table:table-cell>
              <table:table-cell office:value-type="float" office:value="81.2708">
                <text:p>81.270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.8">
                <text:p>219.8</text:p>
              </table:table-cell>
              <table:table-cell office:value-type="float" office:value="79.8958">
                <text:p>79.895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.9">
                <text:p>219.9</text:p>
              </table:table-cell>
              <table:table-cell office:value-type="float" office:value="71.8958">
                <text:p>71.895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">
                <text:p>220</text:p>
              </table:table-cell>
              <table:table-cell office:value-type="float" office:value="62.1042">
                <text:p>62.104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.1">
                <text:p>220.1</text:p>
              </table:table-cell>
              <table:table-cell office:value-type="float" office:value="56.1875">
                <text:p>56.187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.2">
                <text:p>220.2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.3">
                <text:p>220.3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.4">
                <text:p>220.4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.5">
                <text:p>220.5</text:p>
              </table:table-cell>
              <table:table-cell office:value-type="float" office:value="47.6667">
                <text:p>47.66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.6">
                <text:p>220.6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.7">
                <text:p>220.7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.8">
                <text:p>220.8</text:p>
              </table:table-cell>
              <table:table-cell office:value-type="float" office:value="48.3125">
                <text:p>48.312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.9">
                <text:p>220.9</text:p>
              </table:table-cell>
              <table:table-cell office:value-type="float" office:value="48.8125">
                <text:p>48.812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">
                <text:p>221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.1">
                <text:p>221.1</text:p>
              </table:table-cell>
              <table:table-cell office:value-type="float" office:value="49.2917">
                <text:p>49.291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.2">
                <text:p>221.2</text:p>
              </table:table-cell>
              <table:table-cell office:value-type="float" office:value="49.4792">
                <text:p>49.479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.3">
                <text:p>221.3</text:p>
              </table:table-cell>
              <table:table-cell office:value-type="float" office:value="48.6042">
                <text:p>48.604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.4">
                <text:p>221.4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.5">
                <text:p>221.5</text:p>
              </table:table-cell>
              <table:table-cell office:value-type="float" office:value="48.8125">
                <text:p>48.812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.6">
                <text:p>221.6</text:p>
              </table:table-cell>
              <table:table-cell office:value-type="float" office:value="48.6042">
                <text:p>48.604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.7">
                <text:p>221.7</text:p>
              </table:table-cell>
              <table:table-cell office:value-type="float" office:value="48.5625">
                <text:p>48.562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.8">
                <text:p>221.8</text:p>
              </table:table-cell>
              <table:table-cell office:value-type="float" office:value="48.4583">
                <text:p>48.458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.9">
                <text:p>221.9</text:p>
              </table:table-cell>
              <table:table-cell office:value-type="float" office:value="47.9792">
                <text:p>47.979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">
                <text:p>222</text:p>
              </table:table-cell>
              <table:table-cell office:value-type="float" office:value="47.8542">
                <text:p>47.854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.1">
                <text:p>222.1</text:p>
              </table:table-cell>
              <table:table-cell office:value-type="float" office:value="48.8542">
                <text:p>48.854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.2">
                <text:p>222.2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.3">
                <text:p>222.3</text:p>
              </table:table-cell>
              <table:table-cell office:value-type="float" office:value="48.7292">
                <text:p>48.729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.4">
                <text:p>222.4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.5">
                <text:p>222.5</text:p>
              </table:table-cell>
              <table:table-cell office:value-type="float" office:value="48.3958">
                <text:p>48.395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.6">
                <text:p>222.6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.7">
                <text:p>222.7</text:p>
              </table:table-cell>
              <table:table-cell office:value-type="float" office:value="48.9167">
                <text:p>48.916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.8">
                <text:p>222.8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.9">
                <text:p>222.9</text:p>
              </table:table-cell>
              <table:table-cell office:value-type="float" office:value="48.1667">
                <text:p>48.166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">
                <text:p>223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.1">
                <text:p>223.1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.2">
                <text:p>223.2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.3">
                <text:p>223.3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.4">
                <text:p>223.4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.5">
                <text:p>223.5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.6">
                <text:p>223.6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.7">
                <text:p>223.7</text:p>
              </table:table-cell>
              <table:table-cell office:value-type="float" office:value="48.3542">
                <text:p>48.354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.8">
                <text:p>223.8</text:p>
              </table:table-cell>
              <table:table-cell office:value-type="float" office:value="48.7708">
                <text:p>48.770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.9">
                <text:p>223.9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">
                <text:p>224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.1">
                <text:p>224.1</text:p>
              </table:table-cell>
              <table:table-cell office:value-type="float" office:value="48.2292">
                <text:p>48.229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.2">
                <text:p>224.2</text:p>
              </table:table-cell>
              <table:table-cell office:value-type="float" office:value="48.4583">
                <text:p>48.458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.3">
                <text:p>224.3</text:p>
              </table:table-cell>
              <table:table-cell office:value-type="float" office:value="47.9167">
                <text:p>47.916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.4">
                <text:p>224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.5">
                <text:p>224.5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.6">
                <text:p>224.6</text:p>
              </table:table-cell>
              <table:table-cell office:value-type="float" office:value="48.3958">
                <text:p>48.395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.7">
                <text:p>224.7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.8">
                <text:p>224.8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.9">
                <text:p>224.9</text:p>
              </table:table-cell>
              <table:table-cell office:value-type="float" office:value="48.6667">
                <text:p>48.6667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">
                <text:p>225</text:p>
              </table:table-cell>
              <table:table-cell office:value-type="float" office:value="48.1458">
                <text:p>48.145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.1">
                <text:p>225.1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.2">
                <text:p>225.2</text:p>
              </table:table-cell>
              <table:table-cell office:value-type="float" office:value="48.3958">
                <text:p>48.395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.3">
                <text:p>225.3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.4">
                <text:p>225.4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.5">
                <text:p>225.5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.6">
                <text:p>225.6</text:p>
              </table:table-cell>
              <table:table-cell office:value-type="float" office:value="48.7292">
                <text:p>48.729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.7">
                <text:p>225.7</text:p>
              </table:table-cell>
              <table:table-cell office:value-type="float" office:value="49.0417">
                <text:p>49.041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.8">
                <text:p>225.8</text:p>
              </table:table-cell>
              <table:table-cell office:value-type="float" office:value="48.2917">
                <text:p>48.291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.9">
                <text:p>225.9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">
                <text:p>226</text:p>
              </table:table-cell>
              <table:table-cell office:value-type="float" office:value="48.2292">
                <text:p>48.229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.1">
                <text:p>226.1</text:p>
              </table:table-cell>
              <table:table-cell office:value-type="float" office:value="48.5833">
                <text:p>48.583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.2">
                <text:p>226.2</text:p>
              </table:table-cell>
              <table:table-cell office:value-type="float" office:value="48.6875">
                <text:p>48.687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.3">
                <text:p>226.3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.4">
                <text:p>226.4</text:p>
              </table:table-cell>
              <table:table-cell office:value-type="float" office:value="48.3542">
                <text:p>48.354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.5">
                <text:p>226.5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.6">
                <text:p>226.6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.7">
                <text:p>226.7</text:p>
              </table:table-cell>
              <table:table-cell office:value-type="float" office:value="49.1042">
                <text:p>49.104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.8">
                <text:p>226.8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.9">
                <text:p>226.9</text:p>
              </table:table-cell>
              <table:table-cell office:value-type="float" office:value="48.4583">
                <text:p>48.458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">
                <text:p>227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.1">
                <text:p>227.1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.2">
                <text:p>227.2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.3">
                <text:p>227.3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.4">
                <text:p>227.4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.5">
                <text:p>227.5</text:p>
              </table:table-cell>
              <table:table-cell office:value-type="float" office:value="48.2708">
                <text:p>48.270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.6">
                <text:p>227.6</text:p>
              </table:table-cell>
              <table:table-cell office:value-type="float" office:value="48.6667">
                <text:p>48.666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.7">
                <text:p>227.7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.8">
                <text:p>227.8</text:p>
              </table:table-cell>
              <table:table-cell office:value-type="float" office:value="48.1667">
                <text:p>48.166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.9">
                <text:p>227.9</text:p>
              </table:table-cell>
              <table:table-cell office:value-type="float" office:value="48.5625">
                <text:p>48.562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">
                <text:p>228</text:p>
              </table:table-cell>
              <table:table-cell office:value-type="float" office:value="48.7708">
                <text:p>48.770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.1">
                <text:p>228.1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.2">
                <text:p>228.2</text:p>
              </table:table-cell>
              <table:table-cell office:value-type="float" office:value="48.0625">
                <text:p>48.062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.3">
                <text:p>228.3</text:p>
              </table:table-cell>
              <table:table-cell office:value-type="float" office:value="48.5208">
                <text:p>48.520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.4">
                <text:p>228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.5">
                <text:p>228.5</text:p>
              </table:table-cell>
              <table:table-cell office:value-type="float" office:value="48.8542">
                <text:p>48.854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.6">
                <text:p>228.6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.7">
                <text:p>228.7</text:p>
              </table:table-cell>
              <table:table-cell office:value-type="float" office:value="48.7917">
                <text:p>48.791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.8">
                <text:p>228.8</text:p>
              </table:table-cell>
              <table:table-cell office:value-type="float" office:value="49.1458">
                <text:p>49.145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.9">
                <text:p>228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">
                <text:p>229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.1">
                <text:p>229.1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.2">
                <text:p>229.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.3">
                <text:p>229.3</text:p>
              </table:table-cell>
              <table:table-cell office:value-type="float" office:value="49.6042">
                <text:p>49.604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.4">
                <text:p>229.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.5">
                <text:p>229.5</text:p>
              </table:table-cell>
              <table:table-cell office:value-type="float" office:value="49.3125">
                <text:p>49.312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.6">
                <text:p>229.6</text:p>
              </table:table-cell>
              <table:table-cell office:value-type="float" office:value="49.5833">
                <text:p>49.58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.7">
                <text:p>229.7</text:p>
              </table:table-cell>
              <table:table-cell office:value-type="float" office:value="49.5625">
                <text:p>49.562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.8">
                <text:p>229.8</text:p>
              </table:table-cell>
              <table:table-cell office:value-type="float" office:value="49.7292">
                <text:p>49.729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.9">
                <text:p>229.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">
                <text:p>230</text:p>
              </table:table-cell>
              <table:table-cell office:value-type="float" office:value="50.2708">
                <text:p>50.270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.1">
                <text:p>230.1</text:p>
              </table:table-cell>
              <table:table-cell office:value-type="float" office:value="50.2917">
                <text:p>50.291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.2">
                <text:p>230.2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.3">
                <text:p>230.3</text:p>
              </table:table-cell>
              <table:table-cell office:value-type="float" office:value="49.9792">
                <text:p>49.979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.4">
                <text:p>230.4</text:p>
              </table:table-cell>
              <table:table-cell office:value-type="float" office:value="48.8958">
                <text:p>48.895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.5">
                <text:p>230.5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.6">
                <text:p>230.6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.7">
                <text:p>230.7</text:p>
              </table:table-cell>
              <table:table-cell office:value-type="float" office:value="48.5833">
                <text:p>48.583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.8">
                <text:p>230.8</text:p>
              </table:table-cell>
              <table:table-cell office:value-type="float" office:value="48.7917">
                <text:p>48.791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.9">
                <text:p>230.9</text:p>
              </table:table-cell>
              <table:table-cell office:value-type="float" office:value="48.9375">
                <text:p>48.93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">
                <text:p>231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.1">
                <text:p>231.1</text:p>
              </table:table-cell>
              <table:table-cell office:value-type="float" office:value="49.0833">
                <text:p>49.083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.2">
                <text:p>231.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.3">
                <text:p>231.3</text:p>
              </table:table-cell>
              <table:table-cell office:value-type="float" office:value="49.1458">
                <text:p>49.145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.4">
                <text:p>231.4</text:p>
              </table:table-cell>
              <table:table-cell office:value-type="float" office:value="49.3958">
                <text:p>49.395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.5">
                <text:p>231.5</text:p>
              </table:table-cell>
              <table:table-cell office:value-type="float" office:value="48.8958">
                <text:p>48.895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.6">
                <text:p>231.6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.7">
                <text:p>231.7</text:p>
              </table:table-cell>
              <table:table-cell office:value-type="float" office:value="47.5625">
                <text:p>47.562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.8">
                <text:p>231.8</text:p>
              </table:table-cell>
              <table:table-cell office:value-type="float" office:value="48.2708">
                <text:p>48.270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.9">
                <text:p>231.9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">
                <text:p>232</text:p>
              </table:table-cell>
              <table:table-cell office:value-type="float" office:value="52.5833">
                <text:p>52.583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.1">
                <text:p>232.1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.2">
                <text:p>232.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.3">
                <text:p>232.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.4">
                <text:p>232.4</text:p>
              </table:table-cell>
              <table:table-cell office:value-type="float" office:value="64.0208">
                <text:p>64.020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.5">
                <text:p>232.5</text:p>
              </table:table-cell>
              <table:table-cell office:value-type="float" office:value="67.4167">
                <text:p>67.416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.6">
                <text:p>232.6</text:p>
              </table:table-cell>
              <table:table-cell office:value-type="float" office:value="67.3958">
                <text:p>67.395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.7">
                <text:p>232.7</text:p>
              </table:table-cell>
              <table:table-cell office:value-type="float" office:value="68.9792">
                <text:p>68.979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.8">
                <text:p>232.8</text:p>
              </table:table-cell>
              <table:table-cell office:value-type="float" office:value="69.7917">
                <text:p>69.7917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.9">
                <text:p>232.9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">
                <text:p>233</text:p>
              </table:table-cell>
              <table:table-cell office:value-type="float" office:value="70.375">
                <text:p>70.37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.1">
                <text:p>233.1</text:p>
              </table:table-cell>
              <table:table-cell office:value-type="float" office:value="71.2917">
                <text:p>71.291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.2">
                <text:p>233.2</text:p>
              </table:table-cell>
              <table:table-cell office:value-type="float" office:value="71.5625">
                <text:p>71.562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.3">
                <text:p>233.3</text:p>
              </table:table-cell>
              <table:table-cell office:value-type="float" office:value="71.9583">
                <text:p>71.958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.4">
                <text:p>233.4</text:p>
              </table:table-cell>
              <table:table-cell office:value-type="float" office:value="72.1458">
                <text:p>72.145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.5">
                <text:p>233.5</text:p>
              </table:table-cell>
              <table:table-cell office:value-type="float" office:value="71.625">
                <text:p>71.62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.6">
                <text:p>233.6</text:p>
              </table:table-cell>
              <table:table-cell office:value-type="float" office:value="71.8542">
                <text:p>71.854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.7">
                <text:p>233.7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.8">
                <text:p>233.8</text:p>
              </table:table-cell>
              <table:table-cell office:value-type="float" office:value="73.2917">
                <text:p>73.291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.9">
                <text:p>233.9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">
                <text:p>234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.1">
                <text:p>234.1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.2">
                <text:p>234.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.3">
                <text:p>234.3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.4">
                <text:p>234.4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.5">
                <text:p>234.5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.6">
                <text:p>234.6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.7">
                <text:p>234.7</text:p>
              </table:table-cell>
              <table:table-cell office:value-type="float" office:value="73.7917">
                <text:p>73.791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.8">
                <text:p>234.8</text:p>
              </table:table-cell>
              <table:table-cell office:value-type="float" office:value="74.2917">
                <text:p>74.291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.9">
                <text:p>234.9</text:p>
              </table:table-cell>
              <table:table-cell office:value-type="float" office:value="74.4375">
                <text:p>74.437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">
                <text:p>23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.1">
                <text:p>235.1</text:p>
              </table:table-cell>
              <table:table-cell office:value-type="float" office:value="74.125">
                <text:p>74.12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.2">
                <text:p>235.2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.3">
                <text:p>235.3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.4">
                <text:p>235.4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.5">
                <text:p>235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.6">
                <text:p>235.6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.7">
                <text:p>235.7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.8">
                <text:p>235.8</text:p>
              </table:table-cell>
              <table:table-cell office:value-type="float" office:value="75.375">
                <text:p>75.37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.9">
                <text:p>235.9</text:p>
              </table:table-cell>
              <table:table-cell office:value-type="float" office:value="74.3958">
                <text:p>74.395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">
                <text:p>236</text:p>
              </table:table-cell>
              <table:table-cell office:value-type="float" office:value="75.3542">
                <text:p>75.354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.1">
                <text:p>236.1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.2">
                <text:p>236.2</text:p>
              </table:table-cell>
              <table:table-cell office:value-type="float" office:value="74.7083">
                <text:p>74.708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.3">
                <text:p>236.3</text:p>
              </table:table-cell>
              <table:table-cell office:value-type="float" office:value="74.8542">
                <text:p>74.854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.4">
                <text:p>236.4</text:p>
              </table:table-cell>
              <table:table-cell office:value-type="float" office:value="74.5625">
                <text:p>74.562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.5">
                <text:p>236.5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.6">
                <text:p>236.6</text:p>
              </table:table-cell>
              <table:table-cell office:value-type="float" office:value="74.8333">
                <text:p>74.833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.7">
                <text:p>236.7</text:p>
              </table:table-cell>
              <table:table-cell office:value-type="float" office:value="74.8333">
                <text:p>74.833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.8">
                <text:p>236.8</text:p>
              </table:table-cell>
              <table:table-cell office:value-type="float" office:value="74.7708">
                <text:p>74.770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.9">
                <text:p>236.9</text:p>
              </table:table-cell>
              <table:table-cell office:value-type="float" office:value="74.7708">
                <text:p>74.770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.1">
                <text:p>237.1</text:p>
              </table:table-cell>
              <table:table-cell office:value-type="float" office:value="75.1667">
                <text:p>75.166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.2">
                <text:p>237.2</text:p>
              </table:table-cell>
              <table:table-cell office:value-type="float" office:value="75.0208">
                <text:p>75.020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.3">
                <text:p>237.3</text:p>
              </table:table-cell>
              <table:table-cell office:value-type="float" office:value="75.0625">
                <text:p>75.062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.4">
                <text:p>237.4</text:p>
              </table:table-cell>
              <table:table-cell office:value-type="float" office:value="75.5417">
                <text:p>75.541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.5">
                <text:p>237.5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.6">
                <text:p>237.6</text:p>
              </table:table-cell>
              <table:table-cell office:value-type="float" office:value="75.2083">
                <text:p>75.208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.7">
                <text:p>237.7</text:p>
              </table:table-cell>
              <table:table-cell office:value-type="float" office:value="76.1042">
                <text:p>76.104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.8">
                <text:p>237.8</text:p>
              </table:table-cell>
              <table:table-cell office:value-type="float" office:value="75.2917">
                <text:p>75.291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.9">
                <text:p>237.9</text:p>
              </table:table-cell>
              <table:table-cell office:value-type="float" office:value="75.5208">
                <text:p>75.520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">
                <text:p>238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.1">
                <text:p>238.1</text:p>
              </table:table-cell>
              <table:table-cell office:value-type="float" office:value="76.0208">
                <text:p>76.020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.2">
                <text:p>238.2</text:p>
              </table:table-cell>
              <table:table-cell office:value-type="float" office:value="76.3333">
                <text:p>76.333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.3">
                <text:p>238.3</text:p>
              </table:table-cell>
              <table:table-cell office:value-type="float" office:value="76.5208">
                <text:p>76.5208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.4">
                <text:p>238.4</text:p>
              </table:table-cell>
              <table:table-cell office:value-type="float" office:value="76.1667">
                <text:p>76.166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.5">
                <text:p>238.5</text:p>
              </table:table-cell>
              <table:table-cell office:value-type="float" office:value="76.3333">
                <text:p>76.333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.6">
                <text:p>238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.7">
                <text:p>238.7</text:p>
              </table:table-cell>
              <table:table-cell office:value-type="float" office:value="76.3958">
                <text:p>76.395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.8">
                <text:p>238.8</text:p>
              </table:table-cell>
              <table:table-cell office:value-type="float" office:value="75.3542">
                <text:p>75.354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.9">
                <text:p>238.9</text:p>
              </table:table-cell>
              <table:table-cell office:value-type="float" office:value="75.8333">
                <text:p>75.833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">
                <text:p>239</text:p>
              </table:table-cell>
              <table:table-cell office:value-type="float" office:value="76.1458">
                <text:p>76.145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.1">
                <text:p>239.1</text:p>
              </table:table-cell>
              <table:table-cell office:value-type="float" office:value="75.9375">
                <text:p>75.937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.2">
                <text:p>239.2</text:p>
              </table:table-cell>
              <table:table-cell office:value-type="float" office:value="76.0625">
                <text:p>76.062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.3">
                <text:p>239.3</text:p>
              </table:table-cell>
              <table:table-cell office:value-type="float" office:value="75.5208">
                <text:p>75.520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.4">
                <text:p>239.4</text:p>
              </table:table-cell>
              <table:table-cell office:value-type="float" office:value="75.9792">
                <text:p>75.979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.5">
                <text:p>239.5</text:p>
              </table:table-cell>
              <table:table-cell office:value-type="float" office:value="76.1667">
                <text:p>76.166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.6">
                <text:p>239.6</text:p>
              </table:table-cell>
              <table:table-cell office:value-type="float" office:value="76.5625">
                <text:p>76.562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.7">
                <text:p>239.7</text:p>
              </table:table-cell>
              <table:table-cell office:value-type="float" office:value="76.1875">
                <text:p>76.187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.8">
                <text:p>239.8</text:p>
              </table:table-cell>
              <table:table-cell office:value-type="float" office:value="75.6042">
                <text:p>75.604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.9">
                <text:p>239.9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">
                <text:p>240</text:p>
              </table:table-cell>
              <table:table-cell office:value-type="float" office:value="74.4583">
                <text:p>74.458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.1">
                <text:p>240.1</text:p>
              </table:table-cell>
              <table:table-cell office:value-type="float" office:value="72.7292">
                <text:p>72.729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.2">
                <text:p>240.2</text:p>
              </table:table-cell>
              <table:table-cell office:value-type="float" office:value="70.2292">
                <text:p>70.229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.3">
                <text:p>240.3</text:p>
              </table:table-cell>
              <table:table-cell office:value-type="float" office:value="69.4792">
                <text:p>69.479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.4">
                <text:p>240.4</text:p>
              </table:table-cell>
              <table:table-cell office:value-type="float" office:value="67.875">
                <text:p>67.87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.5">
                <text:p>240.5</text:p>
              </table:table-cell>
              <table:table-cell office:value-type="float" office:value="68.3333">
                <text:p>68.333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.6">
                <text:p>240.6</text:p>
              </table:table-cell>
              <table:table-cell office:value-type="float" office:value="68.0625">
                <text:p>68.06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.7">
                <text:p>240.7</text:p>
              </table:table-cell>
              <table:table-cell office:value-type="float" office:value="67.7708">
                <text:p>67.770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.8">
                <text:p>240.8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.9">
                <text:p>240.9</text:p>
              </table:table-cell>
              <table:table-cell office:value-type="float" office:value="66.6875">
                <text:p>66.687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">
                <text:p>241</text:p>
              </table:table-cell>
              <table:table-cell office:value-type="float" office:value="66.5833">
                <text:p>66.583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.1">
                <text:p>241.1</text:p>
              </table:table-cell>
              <table:table-cell office:value-type="float" office:value="66.125">
                <text:p>66.12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.2">
                <text:p>241.2</text:p>
              </table:table-cell>
              <table:table-cell office:value-type="float" office:value="65.9167">
                <text:p>65.91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.3">
                <text:p>241.3</text:p>
              </table:table-cell>
              <table:table-cell office:value-type="float" office:value="66.5625">
                <text:p>66.562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.4">
                <text:p>241.4</text:p>
              </table:table-cell>
              <table:table-cell office:value-type="float" office:value="65.7292">
                <text:p>65.729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.5">
                <text:p>241.5</text:p>
              </table:table-cell>
              <table:table-cell office:value-type="float" office:value="65.8542">
                <text:p>65.854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.6">
                <text:p>241.6</text:p>
              </table:table-cell>
              <table:table-cell office:value-type="float" office:value="65.3542">
                <text:p>65.354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.7">
                <text:p>241.7</text:p>
              </table:table-cell>
              <table:table-cell office:value-type="float" office:value="65.8542">
                <text:p>65.854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.8">
                <text:p>241.8</text:p>
              </table:table-cell>
              <table:table-cell office:value-type="float" office:value="65.3958">
                <text:p>65.395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.9">
                <text:p>241.9</text:p>
              </table:table-cell>
              <table:table-cell office:value-type="float" office:value="65.1667">
                <text:p>65.1667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">
                <text:p>242</text:p>
              </table:table-cell>
              <table:table-cell office:value-type="float" office:value="65.2292">
                <text:p>65.229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.1">
                <text:p>242.1</text:p>
              </table:table-cell>
              <table:table-cell office:value-type="float" office:value="64.9167">
                <text:p>64.916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.2">
                <text:p>242.2</text:p>
              </table:table-cell>
              <table:table-cell office:value-type="float" office:value="64.7708">
                <text:p>64.770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.3">
                <text:p>242.3</text:p>
              </table:table-cell>
              <table:table-cell office:value-type="float" office:value="64.7292">
                <text:p>64.729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.4">
                <text:p>242.4</text:p>
              </table:table-cell>
              <table:table-cell office:value-type="float" office:value="64.4167">
                <text:p>64.416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.5">
                <text:p>242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.6">
                <text:p>242.6</text:p>
              </table:table-cell>
              <table:table-cell office:value-type="float" office:value="64.6875">
                <text:p>64.687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.7">
                <text:p>242.7</text:p>
              </table:table-cell>
              <table:table-cell office:value-type="float" office:value="64.3125">
                <text:p>64.312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.8">
                <text:p>242.8</text:p>
              </table:table-cell>
              <table:table-cell office:value-type="float" office:value="64.1458">
                <text:p>64.145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2.9">
                <text:p>242.9</text:p>
              </table:table-cell>
              <table:table-cell office:value-type="float" office:value="64.2292">
                <text:p>64.229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3">
                <text:p>243</text:p>
              </table:table-cell>
              <table:table-cell office:value-type="float" office:value="64.4167">
                <text:p>64.416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.1">
                <text:p>243.1</text:p>
              </table:table-cell>
              <table:table-cell office:value-type="float" office:value="63.6042">
                <text:p>63.604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.2">
                <text:p>243.2</text:p>
              </table:table-cell>
              <table:table-cell office:value-type="float" office:value="63.2917">
                <text:p>63.291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.3">
                <text:p>243.3</text:p>
              </table:table-cell>
              <table:table-cell office:value-type="float" office:value="63.4167">
                <text:p>63.416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.4">
                <text:p>243.4</text:p>
              </table:table-cell>
              <table:table-cell office:value-type="float" office:value="63.7083">
                <text:p>63.708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.5">
                <text:p>243.5</text:p>
              </table:table-cell>
              <table:table-cell office:value-type="float" office:value="63.1667">
                <text:p>63.1667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.6">
                <text:p>243.6</text:p>
              </table:table-cell>
              <table:table-cell office:value-type="float" office:value="60.4375">
                <text:p>60.437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.7">
                <text:p>243.7</text:p>
              </table:table-cell>
              <table:table-cell office:value-type="float" office:value="53.4167">
                <text:p>53.416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.8">
                <text:p>243.8</text:p>
              </table:table-cell>
              <table:table-cell office:value-type="float" office:value="50.0833">
                <text:p>50.083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3.9">
                <text:p>243.9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4">
                <text:p>244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.1">
                <text:p>244.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.2">
                <text:p>244.2</text:p>
              </table:table-cell>
              <table:table-cell office:value-type="float" office:value="52.6875">
                <text:p>52.687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.3">
                <text:p>244.3</text:p>
              </table:table-cell>
              <table:table-cell office:value-type="float" office:value="54.2292">
                <text:p>54.229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.4">
                <text:p>244.4</text:p>
              </table:table-cell>
              <table:table-cell office:value-type="float" office:value="54.4792">
                <text:p>54.479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.5">
                <text:p>244.5</text:p>
              </table:table-cell>
              <table:table-cell office:value-type="float" office:value="53.9167">
                <text:p>53.916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.6">
                <text:p>244.6</text:p>
              </table:table-cell>
              <table:table-cell office:value-type="float" office:value="53.7083">
                <text:p>53.708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.7">
                <text:p>244.7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.8">
                <text:p>244.8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4.9">
                <text:p>244.9</text:p>
              </table:table-cell>
              <table:table-cell office:value-type="float" office:value="50.0417">
                <text:p>50.041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5">
                <text:p>245</text:p>
              </table:table-cell>
              <table:table-cell office:value-type="float" office:value="49.4792">
                <text:p>49.479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.1">
                <text:p>245.1</text:p>
              </table:table-cell>
              <table:table-cell office:value-type="float" office:value="49.3542">
                <text:p>49.354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.2">
                <text:p>245.2</text:p>
              </table:table-cell>
              <table:table-cell office:value-type="float" office:value="48.6667">
                <text:p>48.6667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.3">
                <text:p>245.3</text:p>
              </table:table-cell>
              <table:table-cell office:value-type="float" office:value="48.9167">
                <text:p>48.916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.4">
                <text:p>245.4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.5">
                <text:p>245.5</text:p>
              </table:table-cell>
              <table:table-cell office:value-type="float" office:value="49.3958">
                <text:p>49.3958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.6">
                <text:p>245.6</text:p>
              </table:table-cell>
              <table:table-cell office:value-type="float" office:value="49.4167">
                <text:p>49.416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.7">
                <text:p>245.7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.8">
                <text:p>245.8</text:p>
              </table:table-cell>
              <table:table-cell office:value-type="float" office:value="49.6042">
                <text:p>49.604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5.9">
                <text:p>245.9</text:p>
              </table:table-cell>
              <table:table-cell office:value-type="float" office:value="49.7917">
                <text:p>49.7917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6">
                <text:p>246</text:p>
              </table:table-cell>
              <table:table-cell office:value-type="float" office:value="49.6667">
                <text:p>49.666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.1">
                <text:p>246.1</text:p>
              </table:table-cell>
              <table:table-cell office:value-type="float" office:value="49.4167">
                <text:p>49.416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.2">
                <text:p>246.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.3">
                <text:p>246.3</text:p>
              </table:table-cell>
              <table:table-cell office:value-type="float" office:value="49.7917">
                <text:p>49.791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.4">
                <text:p>246.4</text:p>
              </table:table-cell>
              <table:table-cell office:value-type="float" office:value="49.5625">
                <text:p>49.56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.5">
                <text:p>246.5</text:p>
              </table:table-cell>
              <table:table-cell office:value-type="float" office:value="49.8542">
                <text:p>49.854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.6">
                <text:p>246.6</text:p>
              </table:table-cell>
              <table:table-cell office:value-type="float" office:value="49.7708">
                <text:p>49.770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.7">
                <text:p>246.7</text:p>
              </table:table-cell>
              <table:table-cell office:value-type="float" office:value="49.9167">
                <text:p>49.916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.8">
                <text:p>246.8</text:p>
              </table:table-cell>
              <table:table-cell office:value-type="float" office:value="49.5833">
                <text:p>49.58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6.9">
                <text:p>246.9</text:p>
              </table:table-cell>
              <table:table-cell office:value-type="float" office:value="49.6667">
                <text:p>49.666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7">
                <text:p>247</text:p>
              </table:table-cell>
              <table:table-cell office:value-type="float" office:value="50.3958">
                <text:p>50.395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.1">
                <text:p>247.1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.2">
                <text:p>247.2</text:p>
              </table:table-cell>
              <table:table-cell office:value-type="float" office:value="49.7292">
                <text:p>49.729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.3">
                <text:p>247.3</text:p>
              </table:table-cell>
              <table:table-cell office:value-type="float" office:value="49.6042">
                <text:p>49.604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.4">
                <text:p>247.4</text:p>
              </table:table-cell>
              <table:table-cell office:value-type="float" office:value="50.4583">
                <text:p>50.458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.5">
                <text:p>247.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.6">
                <text:p>247.6</text:p>
              </table:table-cell>
              <table:table-cell office:value-type="float" office:value="50.2917">
                <text:p>50.291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.7">
                <text:p>247.7</text:p>
              </table:table-cell>
              <table:table-cell office:value-type="float" office:value="50.0625">
                <text:p>50.062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.8">
                <text:p>247.8</text:p>
              </table:table-cell>
              <table:table-cell office:value-type="float" office:value="50.0625">
                <text:p>50.062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7.9">
                <text:p>247.9</text:p>
              </table:table-cell>
              <table:table-cell office:value-type="float" office:value="50.4375">
                <text:p>50.437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8">
                <text:p>248</text:p>
              </table:table-cell>
              <table:table-cell office:value-type="float" office:value="50.4792">
                <text:p>50.479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.1">
                <text:p>248.1</text:p>
              </table:table-cell>
              <table:table-cell office:value-type="float" office:value="50.2708">
                <text:p>50.270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.2">
                <text:p>248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.3">
                <text:p>248.3</text:p>
              </table:table-cell>
              <table:table-cell office:value-type="float" office:value="50.1458">
                <text:p>50.145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.4">
                <text:p>248.4</text:p>
              </table:table-cell>
              <table:table-cell office:value-type="float" office:value="50.4583">
                <text:p>50.458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.5">
                <text:p>248.5</text:p>
              </table:table-cell>
              <table:table-cell office:value-type="float" office:value="50.0208">
                <text:p>50.020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.6">
                <text:p>248.6</text:p>
              </table:table-cell>
              <table:table-cell office:value-type="float" office:value="50.7083">
                <text:p>50.708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.7">
                <text:p>248.7</text:p>
              </table:table-cell>
              <table:table-cell office:value-type="float" office:value="50.4167">
                <text:p>50.4167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.8">
                <text:p>248.8</text:p>
              </table:table-cell>
              <table:table-cell office:value-type="float" office:value="50.1042">
                <text:p>50.104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8.9">
                <text:p>248.9</text:p>
              </table:table-cell>
              <table:table-cell office:value-type="float" office:value="50.1458">
                <text:p>50.14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9">
                <text:p>249</text:p>
              </table:table-cell>
              <table:table-cell office:value-type="float" office:value="50.6458">
                <text:p>50.645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.1">
                <text:p>249.1</text:p>
              </table:table-cell>
              <table:table-cell office:value-type="float" office:value="50.6042">
                <text:p>50.604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.2">
                <text:p>249.2</text:p>
              </table:table-cell>
              <table:table-cell office:value-type="float" office:value="50.3542">
                <text:p>50.354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.3">
                <text:p>249.3</text:p>
              </table:table-cell>
              <table:table-cell office:value-type="float" office:value="50.5417">
                <text:p>50.541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.4">
                <text:p>249.4</text:p>
              </table:table-cell>
              <table:table-cell office:value-type="float" office:value="50.5625">
                <text:p>50.562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.5">
                <text:p>249.5</text:p>
              </table:table-cell>
              <table:table-cell office:value-type="float" office:value="50.9375">
                <text:p>50.937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.6">
                <text:p>249.6</text:p>
              </table:table-cell>
              <table:table-cell office:value-type="float" office:value="50.4792">
                <text:p>50.479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.7">
                <text:p>249.7</text:p>
              </table:table-cell>
              <table:table-cell office:value-type="float" office:value="50.5833">
                <text:p>50.583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.8">
                <text:p>249.8</text:p>
              </table:table-cell>
              <table:table-cell office:value-type="float" office:value="51.5417">
                <text:p>51.541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9.9">
                <text:p>249.9</text:p>
              </table:table-cell>
              <table:table-cell office:value-type="float" office:value="51.3958">
                <text:p>51.395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0.1">
                <text:p>250.1</text:p>
              </table:table-cell>
              <table:table-cell office:value-type="float" office:value="51.7083">
                <text:p>51.708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.2">
                <text:p>250.2</text:p>
              </table:table-cell>
              <table:table-cell office:value-type="float" office:value="51.3542">
                <text:p>51.354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.3">
                <text:p>250.3</text:p>
              </table:table-cell>
              <table:table-cell office:value-type="float" office:value="51.6042">
                <text:p>51.604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.4">
                <text:p>250.4</text:p>
              </table:table-cell>
              <table:table-cell office:value-type="float" office:value="51.3542">
                <text:p>51.354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.5">
                <text:p>250.5</text:p>
              </table:table-cell>
              <table:table-cell office:value-type="float" office:value="51.2917">
                <text:p>51.2917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.6">
                <text:p>250.6</text:p>
              </table:table-cell>
              <table:table-cell office:value-type="float" office:value="51.7708">
                <text:p>51.770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.7">
                <text:p>250.7</text:p>
              </table:table-cell>
              <table:table-cell office:value-type="float" office:value="51.5833">
                <text:p>51.5833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.8">
                <text:p>250.8</text:p>
              </table:table-cell>
              <table:table-cell office:value-type="float" office:value="51.3542">
                <text:p>51.354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0.9">
                <text:p>250.9</text:p>
              </table:table-cell>
              <table:table-cell office:value-type="float" office:value="51.4583">
                <text:p>51.4583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1">
                <text:p>251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1.1">
                <text:p>251.1</text:p>
              </table:table-cell>
              <table:table-cell office:value-type="float" office:value="51.4792">
                <text:p>51.479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.2">
                <text:p>251.2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.3">
                <text:p>251.3</text:p>
              </table:table-cell>
              <table:table-cell office:value-type="float" office:value="51.3958">
                <text:p>51.395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.4">
                <text:p>251.4</text:p>
              </table:table-cell>
              <table:table-cell office:value-type="float" office:value="51.5625">
                <text:p>51.562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.5">
                <text:p>251.5</text:p>
              </table:table-cell>
              <table:table-cell office:value-type="float" office:value="51.7083">
                <text:p>51.7083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.6">
                <text:p>251.6</text:p>
              </table:table-cell>
              <table:table-cell office:value-type="float" office:value="50.8125">
                <text:p>50.812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.7">
                <text:p>251.7</text:p>
              </table:table-cell>
              <table:table-cell office:value-type="float" office:value="50.6458">
                <text:p>50.645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.8">
                <text:p>251.8</text:p>
              </table:table-cell>
              <table:table-cell office:value-type="float" office:value="50.9375">
                <text:p>50.937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1.9">
                <text:p>251.9</text:p>
              </table:table-cell>
              <table:table-cell office:value-type="float" office:value="51.1042">
                <text:p>51.104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2">
                <text:p>252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2.1">
                <text:p>252.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.2">
                <text:p>252.2</text:p>
              </table:table-cell>
              <table:table-cell office:value-type="float" office:value="50.9167">
                <text:p>50.916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.3">
                <text:p>252.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.4">
                <text:p>252.4</text:p>
              </table:table-cell>
              <table:table-cell office:value-type="float" office:value="51.9792">
                <text:p>51.979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.5">
                <text:p>252.5</text:p>
              </table:table-cell>
              <table:table-cell office:value-type="float" office:value="51.7083">
                <text:p>51.708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.6">
                <text:p>252.6</text:p>
              </table:table-cell>
              <table:table-cell office:value-type="float" office:value="52.2083">
                <text:p>52.208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.7">
                <text:p>252.7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.8">
                <text:p>252.8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2.9">
                <text:p>252.9</text:p>
              </table:table-cell>
              <table:table-cell office:value-type="float" office:value="53.1042">
                <text:p>53.104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3">
                <text:p>253</text:p>
              </table:table-cell>
              <table:table-cell office:value-type="float" office:value="52.7292">
                <text:p>52.729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3.1">
                <text:p>253.1</text:p>
              </table:table-cell>
              <table:table-cell office:value-type="float" office:value="53.2708">
                <text:p>53.270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.2">
                <text:p>253.2</text:p>
              </table:table-cell>
              <table:table-cell office:value-type="float" office:value="53.7917">
                <text:p>53.7917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.3">
                <text:p>253.3</text:p>
              </table:table-cell>
              <table:table-cell office:value-type="float" office:value="53.0208">
                <text:p>53.020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.4">
                <text:p>253.4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.5">
                <text:p>253.5</text:p>
              </table:table-cell>
              <table:table-cell office:value-type="float" office:value="52.9167">
                <text:p>52.916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.6">
                <text:p>253.6</text:p>
              </table:table-cell>
              <table:table-cell office:value-type="float" office:value="52.8125">
                <text:p>52.812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.7">
                <text:p>253.7</text:p>
              </table:table-cell>
              <table:table-cell office:value-type="float" office:value="53.3958">
                <text:p>53.395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.8">
                <text:p>253.8</text:p>
              </table:table-cell>
              <table:table-cell office:value-type="float" office:value="53.1875">
                <text:p>53.187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3.9">
                <text:p>253.9</text:p>
              </table:table-cell>
              <table:table-cell office:value-type="float" office:value="54.0208">
                <text:p>54.020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4">
                <text:p>254</text:p>
              </table:table-cell>
              <table:table-cell office:value-type="float" office:value="53.9792">
                <text:p>53.979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4.1">
                <text:p>254.1</text:p>
              </table:table-cell>
              <table:table-cell office:value-type="float" office:value="54.3333">
                <text:p>54.333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.2">
                <text:p>254.2</text:p>
              </table:table-cell>
              <table:table-cell office:value-type="float" office:value="54.6042">
                <text:p>54.604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.3">
                <text:p>254.3</text:p>
              </table:table-cell>
              <table:table-cell office:value-type="float" office:value="54.7292">
                <text:p>54.729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.4">
                <text:p>254.4</text:p>
              </table:table-cell>
              <table:table-cell office:value-type="float" office:value="55.1042">
                <text:p>55.104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.5">
                <text:p>254.5</text:p>
              </table:table-cell>
              <table:table-cell office:value-type="float" office:value="55.2292">
                <text:p>55.229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.6">
                <text:p>254.6</text:p>
              </table:table-cell>
              <table:table-cell office:value-type="float" office:value="55.4792">
                <text:p>55.479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.7">
                <text:p>254.7</text:p>
              </table:table-cell>
              <table:table-cell office:value-type="float" office:value="56.6042">
                <text:p>56.604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.8">
                <text:p>254.8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4.9">
                <text:p>254.9</text:p>
              </table:table-cell>
              <table:table-cell office:value-type="float" office:value="57.2292">
                <text:p>57.229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5">
                <text:p>255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5.1">
                <text:p>255.1</text:p>
              </table:table-cell>
              <table:table-cell office:value-type="float" office:value="57.2292">
                <text:p>57.229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.2">
                <text:p>255.2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.3">
                <text:p>255.3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.4">
                <text:p>255.4</text:p>
              </table:table-cell>
              <table:table-cell office:value-type="float" office:value="57.2917">
                <text:p>57.291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.5">
                <text:p>255.5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.6">
                <text:p>255.6</text:p>
              </table:table-cell>
              <table:table-cell office:value-type="float" office:value="56.6667">
                <text:p>56.666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.7">
                <text:p>255.7</text:p>
              </table:table-cell>
              <table:table-cell office:value-type="float" office:value="55.4375">
                <text:p>55.437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.8">
                <text:p>255.8</text:p>
              </table:table-cell>
              <table:table-cell office:value-type="float" office:value="55.8958">
                <text:p>55.895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5.9">
                <text:p>255.9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6">
                <text:p>256</text:p>
              </table:table-cell>
              <table:table-cell office:value-type="float" office:value="61.3958">
                <text:p>61.395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6.1">
                <text:p>256.1</text:p>
              </table:table-cell>
              <table:table-cell office:value-type="float" office:value="64.0208">
                <text:p>64.020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.2">
                <text:p>256.2</text:p>
              </table:table-cell>
              <table:table-cell office:value-type="float" office:value="69.5625">
                <text:p>69.562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.3">
                <text:p>256.3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.4">
                <text:p>256.4</text:p>
              </table:table-cell>
              <table:table-cell office:value-type="float" office:value="77.7917">
                <text:p>77.7917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.5">
                <text:p>256.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.6">
                <text:p>256.6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.7">
                <text:p>256.7</text:p>
              </table:table-cell>
              <table:table-cell office:value-type="float" office:value="85.0208">
                <text:p>85.020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.8">
                <text:p>256.8</text:p>
              </table:table-cell>
              <table:table-cell office:value-type="float" office:value="85.8333">
                <text:p>85.833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6.9">
                <text:p>256.9</text:p>
              </table:table-cell>
              <table:table-cell office:value-type="float" office:value="85.7083">
                <text:p>85.708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7">
                <text:p>257</text:p>
              </table:table-cell>
              <table:table-cell office:value-type="float" office:value="86.6458">
                <text:p>86.645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.1">
                <text:p>257.1</text:p>
              </table:table-cell>
              <table:table-cell office:value-type="float" office:value="86.7083">
                <text:p>86.708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.2">
                <text:p>257.2</text:p>
              </table:table-cell>
              <table:table-cell office:value-type="float" office:value="88.4167">
                <text:p>88.416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.3">
                <text:p>257.3</text:p>
              </table:table-cell>
              <table:table-cell office:value-type="float" office:value="88.5625">
                <text:p>88.562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.4">
                <text:p>257.4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.5">
                <text:p>257.5</text:p>
              </table:table-cell>
              <table:table-cell office:value-type="float" office:value="89.7083">
                <text:p>89.708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.6">
                <text:p>257.6</text:p>
              </table:table-cell>
              <table:table-cell office:value-type="float" office:value="89.7708">
                <text:p>89.770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.7">
                <text:p>257.7</text:p>
              </table:table-cell>
              <table:table-cell office:value-type="float" office:value="90.4792">
                <text:p>90.479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.8">
                <text:p>257.8</text:p>
              </table:table-cell>
              <table:table-cell office:value-type="float" office:value="90.2292">
                <text:p>90.229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7.9">
                <text:p>257.9</text:p>
              </table:table-cell>
              <table:table-cell office:value-type="float" office:value="90.4375">
                <text:p>90.437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8">
                <text:p>258</text:p>
              </table:table-cell>
              <table:table-cell office:value-type="float" office:value="90.5625">
                <text:p>90.562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8.1">
                <text:p>258.1</text:p>
              </table:table-cell>
              <table:table-cell office:value-type="float" office:value="90.9583">
                <text:p>90.958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.2">
                <text:p>258.2</text:p>
              </table:table-cell>
              <table:table-cell office:value-type="float" office:value="90.2917">
                <text:p>90.291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.3">
                <text:p>258.3</text:p>
              </table:table-cell>
              <table:table-cell office:value-type="float" office:value="90.6458">
                <text:p>90.645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.4">
                <text:p>258.4</text:p>
              </table:table-cell>
              <table:table-cell office:value-type="float" office:value="90.6875">
                <text:p>90.687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.5">
                <text:p>258.5</text:p>
              </table:table-cell>
              <table:table-cell office:value-type="float" office:value="91.4167">
                <text:p>91.416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.6">
                <text:p>258.6</text:p>
              </table:table-cell>
              <table:table-cell office:value-type="float" office:value="91.1667">
                <text:p>91.166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.7">
                <text:p>258.7</text:p>
              </table:table-cell>
              <table:table-cell office:value-type="float" office:value="91.4375">
                <text:p>91.437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.8">
                <text:p>258.8</text:p>
              </table:table-cell>
              <table:table-cell office:value-type="float" office:value="90.9167">
                <text:p>90.916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8.9">
                <text:p>258.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9">
                <text:p>259</text:p>
              </table:table-cell>
              <table:table-cell office:value-type="float" office:value="92.3958">
                <text:p>92.395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9.1">
                <text:p>259.1</text:p>
              </table:table-cell>
              <table:table-cell office:value-type="float" office:value="92.0833">
                <text:p>92.0833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.2">
                <text:p>259.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.3">
                <text:p>259.3</text:p>
              </table:table-cell>
              <table:table-cell office:value-type="float" office:value="92.375">
                <text:p>92.37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.4">
                <text:p>259.4</text:p>
              </table:table-cell>
              <table:table-cell office:value-type="float" office:value="92.4375">
                <text:p>92.437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.5">
                <text:p>259.5</text:p>
              </table:table-cell>
              <table:table-cell office:value-type="float" office:value="92.5625">
                <text:p>92.562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.6">
                <text:p>259.6</text:p>
              </table:table-cell>
              <table:table-cell office:value-type="float" office:value="92.3542">
                <text:p>92.354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.7">
                <text:p>259.7</text:p>
              </table:table-cell>
              <table:table-cell office:value-type="float" office:value="92.4375">
                <text:p>92.437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.8">
                <text:p>259.8</text:p>
              </table:table-cell>
              <table:table-cell office:value-type="float" office:value="93.1875">
                <text:p>93.187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9.9">
                <text:p>259.9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0">
                <text:p>260</text:p>
              </table:table-cell>
              <table:table-cell office:value-type="float" office:value="92.625">
                <text:p>92.62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0.1">
                <text:p>260.1</text:p>
              </table:table-cell>
              <table:table-cell office:value-type="float" office:value="92.9167">
                <text:p>92.9167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.2">
                <text:p>260.2</text:p>
              </table:table-cell>
              <table:table-cell office:value-type="float" office:value="92.5833">
                <text:p>92.583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.3">
                <text:p>260.3</text:p>
              </table:table-cell>
              <table:table-cell office:value-type="float" office:value="93.1458">
                <text:p>93.145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.4">
                <text:p>260.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.5">
                <text:p>260.5</text:p>
              </table:table-cell>
              <table:table-cell office:value-type="float" office:value="92.6458">
                <text:p>92.645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.6">
                <text:p>260.6</text:p>
              </table:table-cell>
              <table:table-cell office:value-type="float" office:value="93.1875">
                <text:p>93.187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.7">
                <text:p>260.7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.8">
                <text:p>260.8</text:p>
              </table:table-cell>
              <table:table-cell office:value-type="float" office:value="93.2917">
                <text:p>93.291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0.9">
                <text:p>260.9</text:p>
              </table:table-cell>
              <table:table-cell office:value-type="float" office:value="93.4167">
                <text:p>93.4167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1">
                <text:p>261</text:p>
              </table:table-cell>
              <table:table-cell office:value-type="float" office:value="93.1875">
                <text:p>93.1875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1.1">
                <text:p>261.1</text:p>
              </table:table-cell>
              <table:table-cell office:value-type="float" office:value="93.7292">
                <text:p>93.729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.2">
                <text:p>261.2</text:p>
              </table:table-cell>
              <table:table-cell office:value-type="float" office:value="93.2292">
                <text:p>93.229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.3">
                <text:p>261.3</text:p>
              </table:table-cell>
              <table:table-cell office:value-type="float" office:value="93.125">
                <text:p>93.12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.4">
                <text:p>261.4</text:p>
              </table:table-cell>
              <table:table-cell office:value-type="float" office:value="93.7292">
                <text:p>93.729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.5">
                <text:p>261.5</text:p>
              </table:table-cell>
              <table:table-cell office:value-type="float" office:value="94.2292">
                <text:p>94.229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.6">
                <text:p>261.6</text:p>
              </table:table-cell>
              <table:table-cell office:value-type="float" office:value="93.0417">
                <text:p>93.041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.7">
                <text:p>261.7</text:p>
              </table:table-cell>
              <table:table-cell office:value-type="float" office:value="93.5208">
                <text:p>93.520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.8">
                <text:p>261.8</text:p>
              </table:table-cell>
              <table:table-cell office:value-type="float" office:value="93.1667">
                <text:p>93.166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1.9">
                <text:p>261.9</text:p>
              </table:table-cell>
              <table:table-cell office:value-type="float" office:value="92.8333">
                <text:p>92.833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2">
                <text:p>262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2.1">
                <text:p>262.1</text:p>
              </table:table-cell>
              <table:table-cell office:value-type="float" office:value="93.4792">
                <text:p>93.479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.2">
                <text:p>262.2</text:p>
              </table:table-cell>
              <table:table-cell office:value-type="float" office:value="93.0208">
                <text:p>93.020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.3">
                <text:p>262.3</text:p>
              </table:table-cell>
              <table:table-cell office:value-type="float" office:value="93.7083">
                <text:p>93.708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.4">
                <text:p>262.4</text:p>
              </table:table-cell>
              <table:table-cell office:value-type="float" office:value="94.6042">
                <text:p>94.604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.5">
                <text:p>262.5</text:p>
              </table:table-cell>
              <table:table-cell office:value-type="float" office:value="93.6667">
                <text:p>93.666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.6">
                <text:p>262.6</text:p>
              </table:table-cell>
              <table:table-cell office:value-type="float" office:value="93.8125">
                <text:p>93.812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.7">
                <text:p>262.7</text:p>
              </table:table-cell>
              <table:table-cell office:value-type="float" office:value="94.0625">
                <text:p>94.062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.8">
                <text:p>262.8</text:p>
              </table:table-cell>
              <table:table-cell office:value-type="float" office:value="94.7083">
                <text:p>94.708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2.9">
                <text:p>262.9</text:p>
              </table:table-cell>
              <table:table-cell office:value-type="float" office:value="93.4167">
                <text:p>93.4167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3">
                <text:p>263</text:p>
              </table:table-cell>
              <table:table-cell office:value-type="float" office:value="93.875">
                <text:p>93.87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3.1">
                <text:p>263.1</text:p>
              </table:table-cell>
              <table:table-cell office:value-type="float" office:value="93.1042">
                <text:p>93.104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.2">
                <text:p>263.2</text:p>
              </table:table-cell>
              <table:table-cell office:value-type="float" office:value="94.0625">
                <text:p>94.062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.3">
                <text:p>263.3</text:p>
              </table:table-cell>
              <table:table-cell office:value-type="float" office:value="94.3125">
                <text:p>94.312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.4">
                <text:p>263.4</text:p>
              </table:table-cell>
              <table:table-cell office:value-type="float" office:value="94.7292">
                <text:p>94.729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.5">
                <text:p>263.5</text:p>
              </table:table-cell>
              <table:table-cell office:value-type="float" office:value="93.6042">
                <text:p>93.604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.6">
                <text:p>263.6</text:p>
              </table:table-cell>
              <table:table-cell office:value-type="float" office:value="93.6042">
                <text:p>93.604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.7">
                <text:p>263.7</text:p>
              </table:table-cell>
              <table:table-cell office:value-type="float" office:value="93.6042">
                <text:p>93.604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.8">
                <text:p>263.8</text:p>
              </table:table-cell>
              <table:table-cell office:value-type="float" office:value="94.0417">
                <text:p>94.0417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3.9">
                <text:p>263.9</text:p>
              </table:table-cell>
              <table:table-cell office:value-type="float" office:value="93.9792">
                <text:p>93.979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4">
                <text:p>264</text:p>
              </table:table-cell>
              <table:table-cell office:value-type="float" office:value="93.5417">
                <text:p>93.541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4.1">
                <text:p>264.1</text:p>
              </table:table-cell>
              <table:table-cell office:value-type="float" office:value="91.6042">
                <text:p>91.604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.2">
                <text:p>264.2</text:p>
              </table:table-cell>
              <table:table-cell office:value-type="float" office:value="90.2708">
                <text:p>90.270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.3">
                <text:p>264.3</text:p>
              </table:table-cell>
              <table:table-cell office:value-type="float" office:value="90.0208">
                <text:p>90.020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.4">
                <text:p>264.4</text:p>
              </table:table-cell>
              <table:table-cell office:value-type="float" office:value="88.5625">
                <text:p>88.562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.5">
                <text:p>264.5</text:p>
              </table:table-cell>
              <table:table-cell office:value-type="float" office:value="88.0833">
                <text:p>88.083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.6">
                <text:p>264.6</text:p>
              </table:table-cell>
              <table:table-cell office:value-type="float" office:value="87.9375">
                <text:p>87.937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.7">
                <text:p>264.7</text:p>
              </table:table-cell>
              <table:table-cell office:value-type="float" office:value="87.3333">
                <text:p>87.3333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.8">
                <text:p>264.8</text:p>
              </table:table-cell>
              <table:table-cell office:value-type="float" office:value="87.2083">
                <text:p>87.208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4.9">
                <text:p>264.9</text:p>
              </table:table-cell>
              <table:table-cell office:value-type="float" office:value="87.8125">
                <text:p>87.812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5">
                <text:p>265</text:p>
              </table:table-cell>
              <table:table-cell office:value-type="float" office:value="86.9583">
                <text:p>86.958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5.1">
                <text:p>265.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.2">
                <text:p>265.2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.3">
                <text:p>265.3</text:p>
              </table:table-cell>
              <table:table-cell office:value-type="float" office:value="86.3542">
                <text:p>86.354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.4">
                <text:p>265.4</text:p>
              </table:table-cell>
              <table:table-cell office:value-type="float" office:value="86.4583">
                <text:p>86.458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.5">
                <text:p>265.5</text:p>
              </table:table-cell>
              <table:table-cell office:value-type="float" office:value="86.7292">
                <text:p>86.729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.6">
                <text:p>265.6</text:p>
              </table:table-cell>
              <table:table-cell office:value-type="float" office:value="86.0833">
                <text:p>86.083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.7">
                <text:p>265.7</text:p>
              </table:table-cell>
              <table:table-cell office:value-type="float" office:value="85.8125">
                <text:p>85.812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.8">
                <text:p>265.8</text:p>
              </table:table-cell>
              <table:table-cell office:value-type="float" office:value="85.7708">
                <text:p>85.770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5.9">
                <text:p>265.9</text:p>
              </table:table-cell>
              <table:table-cell office:value-type="float" office:value="85.375">
                <text:p>85.37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6">
                <text:p>266</text:p>
              </table:table-cell>
              <table:table-cell office:value-type="float" office:value="85.2292">
                <text:p>85.229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6.1">
                <text:p>266.1</text:p>
              </table:table-cell>
              <table:table-cell office:value-type="float" office:value="85.1458">
                <text:p>85.145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.2">
                <text:p>266.2</text:p>
              </table:table-cell>
              <table:table-cell office:value-type="float" office:value="84.6458">
                <text:p>84.645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.3">
                <text:p>266.3</text:p>
              </table:table-cell>
              <table:table-cell office:value-type="float" office:value="85.6458">
                <text:p>85.645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.4">
                <text:p>266.4</text:p>
              </table:table-cell>
              <table:table-cell office:value-type="float" office:value="85.1667">
                <text:p>85.166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.5">
                <text:p>266.5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.6">
                <text:p>266.6</text:p>
              </table:table-cell>
              <table:table-cell office:value-type="float" office:value="84.7292">
                <text:p>84.729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.7">
                <text:p>266.7</text:p>
              </table:table-cell>
              <table:table-cell office:value-type="float" office:value="84.7083">
                <text:p>84.708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.8">
                <text:p>266.8</text:p>
              </table:table-cell>
              <table:table-cell office:value-type="float" office:value="84.6667">
                <text:p>84.666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6.9">
                <text:p>266.9</text:p>
              </table:table-cell>
              <table:table-cell office:value-type="float" office:value="84.125">
                <text:p>84.12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7">
                <text:p>267</text:p>
              </table:table-cell>
              <table:table-cell office:value-type="float" office:value="84.7708">
                <text:p>84.7708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7.1">
                <text:p>267.1</text:p>
              </table:table-cell>
              <table:table-cell office:value-type="float" office:value="84.4792">
                <text:p>84.479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.2">
                <text:p>267.2</text:p>
              </table:table-cell>
              <table:table-cell office:value-type="float" office:value="84.1875">
                <text:p>84.187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.3">
                <text:p>267.3</text:p>
              </table:table-cell>
              <table:table-cell office:value-type="float" office:value="84.2917">
                <text:p>84.2917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.4">
                <text:p>267.4</text:p>
              </table:table-cell>
              <table:table-cell office:value-type="float" office:value="84.7292">
                <text:p>84.729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.5">
                <text:p>267.5</text:p>
              </table:table-cell>
              <table:table-cell office:value-type="float" office:value="84.0417">
                <text:p>84.041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.6">
                <text:p>267.6</text:p>
              </table:table-cell>
              <table:table-cell office:value-type="float" office:value="78.6875">
                <text:p>78.687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.7">
                <text:p>267.7</text:p>
              </table:table-cell>
              <table:table-cell office:value-type="float" office:value="72.5208">
                <text:p>72.5208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.8">
                <text:p>267.8</text:p>
              </table:table-cell>
              <table:table-cell office:value-type="float" office:value="64.8333">
                <text:p>64.833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7.9">
                <text:p>267.9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8">
                <text:p>268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8.1">
                <text:p>268.1</text:p>
              </table:table-cell>
              <table:table-cell office:value-type="float" office:value="56.9583">
                <text:p>56.958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.2">
                <text:p>268.2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.3">
                <text:p>268.3</text:p>
              </table:table-cell>
              <table:table-cell office:value-type="float" office:value="58.9167">
                <text:p>58.916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.4">
                <text:p>268.4</text:p>
              </table:table-cell>
              <table:table-cell office:value-type="float" office:value="60.0625">
                <text:p>60.062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.5">
                <text:p>268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.6">
                <text:p>268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.7">
                <text:p>268.7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.8">
                <text:p>268.8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8.9">
                <text:p>268.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9">
                <text:p>269</text:p>
              </table:table-cell>
              <table:table-cell office:value-type="float" office:value="57.9167">
                <text:p>57.916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9.1">
                <text:p>269.1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.2">
                <text:p>269.2</text:p>
              </table:table-cell>
              <table:table-cell office:value-type="float" office:value="57.4583">
                <text:p>57.458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.3">
                <text:p>269.3</text:p>
              </table:table-cell>
              <table:table-cell office:value-type="float" office:value="56.4375">
                <text:p>56.437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.4">
                <text:p>269.4</text:p>
              </table:table-cell>
              <table:table-cell office:value-type="float" office:value="56.7083">
                <text:p>56.708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.5">
                <text:p>269.5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.6">
                <text:p>269.6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.7">
                <text:p>269.7</text:p>
              </table:table-cell>
              <table:table-cell office:value-type="float" office:value="56.9583">
                <text:p>56.958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.8">
                <text:p>269.8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69.9">
                <text:p>269.9</text:p>
              </table:table-cell>
              <table:table-cell office:value-type="float" office:value="56.6042">
                <text:p>56.604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0">
                <text:p>270</text:p>
              </table:table-cell>
              <table:table-cell office:value-type="float" office:value="57.0208">
                <text:p>57.020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0.1">
                <text:p>270.1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.2">
                <text:p>270.2</text:p>
              </table:table-cell>
              <table:table-cell office:value-type="float" office:value="56.8542">
                <text:p>56.854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.3">
                <text:p>270.3</text:p>
              </table:table-cell>
              <table:table-cell office:value-type="float" office:value="56.4792">
                <text:p>56.479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.4">
                <text:p>270.4</text:p>
              </table:table-cell>
              <table:table-cell office:value-type="float" office:value="57.1042">
                <text:p>57.104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.5">
                <text:p>270.5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.6">
                <text:p>270.6</text:p>
              </table:table-cell>
              <table:table-cell office:value-type="float" office:value="57.2292">
                <text:p>57.229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.7">
                <text:p>270.7</text:p>
              </table:table-cell>
              <table:table-cell office:value-type="float" office:value="56.9375">
                <text:p>56.937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.8">
                <text:p>270.8</text:p>
              </table:table-cell>
              <table:table-cell office:value-type="float" office:value="56.6042">
                <text:p>56.604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0.9">
                <text:p>270.9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1">
                <text:p>271</text:p>
              </table:table-cell>
              <table:table-cell office:value-type="float" office:value="57.5625">
                <text:p>57.562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1.1">
                <text:p>271.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.2">
                <text:p>271.2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.3">
                <text:p>271.3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.4">
                <text:p>271.4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.5">
                <text:p>271.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.6">
                <text:p>271.6</text:p>
              </table:table-cell>
              <table:table-cell office:value-type="float" office:value="57.5625">
                <text:p>57.562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.7">
                <text:p>271.7</text:p>
              </table:table-cell>
              <table:table-cell office:value-type="float" office:value="57.1667">
                <text:p>57.166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.8">
                <text:p>271.8</text:p>
              </table:table-cell>
              <table:table-cell office:value-type="float" office:value="56.6667">
                <text:p>56.666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1.9">
                <text:p>271.9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2">
                <text:p>272</text:p>
              </table:table-cell>
              <table:table-cell office:value-type="float" office:value="57.2708">
                <text:p>57.270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2.1">
                <text:p>272.1</text:p>
              </table:table-cell>
              <table:table-cell office:value-type="float" office:value="56.9375">
                <text:p>56.937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.2">
                <text:p>272.2</text:p>
              </table:table-cell>
              <table:table-cell office:value-type="float" office:value="57.3125">
                <text:p>57.312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.3">
                <text:p>272.3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.4">
                <text:p>272.4</text:p>
              </table:table-cell>
              <table:table-cell office:value-type="float" office:value="57.6667">
                <text:p>57.666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.5">
                <text:p>272.5</text:p>
              </table:table-cell>
              <table:table-cell office:value-type="float" office:value="56.7708">
                <text:p>56.770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.6">
                <text:p>272.6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.7">
                <text:p>272.7</text:p>
              </table:table-cell>
              <table:table-cell office:value-type="float" office:value="57.3958">
                <text:p>57.395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.8">
                <text:p>272.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2.9">
                <text:p>272.9</text:p>
              </table:table-cell>
              <table:table-cell office:value-type="float" office:value="57.3333">
                <text:p>57.333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">
                <text:p>273</text:p>
              </table:table-cell>
              <table:table-cell office:value-type="float" office:value="56.9792">
                <text:p>56.979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3.1">
                <text:p>273.1</text:p>
              </table:table-cell>
              <table:table-cell office:value-type="float" office:value="57.6458">
                <text:p>57.645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.2">
                <text:p>273.2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.3">
                <text:p>273.3</text:p>
              </table:table-cell>
              <table:table-cell office:value-type="float" office:value="57.2708">
                <text:p>57.2708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.4">
                <text:p>273.4</text:p>
              </table:table-cell>
              <table:table-cell office:value-type="float" office:value="57.1667">
                <text:p>57.166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.5">
                <text:p>273.5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.6">
                <text:p>273.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.7">
                <text:p>273.7</text:p>
              </table:table-cell>
              <table:table-cell office:value-type="float" office:value="56.6458">
                <text:p>56.64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.8">
                <text:p>273.8</text:p>
              </table:table-cell>
              <table:table-cell office:value-type="float" office:value="56.1875">
                <text:p>56.187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3.9">
                <text:p>273.9</text:p>
              </table:table-cell>
              <table:table-cell office:value-type="float" office:value="55.9792">
                <text:p>55.979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4">
                <text:p>274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4.1">
                <text:p>274.1</text:p>
              </table:table-cell>
              <table:table-cell office:value-type="float" office:value="56.4792">
                <text:p>56.479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.2">
                <text:p>274.2</text:p>
              </table:table-cell>
              <table:table-cell office:value-type="float" office:value="56.5625">
                <text:p>56.562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.3">
                <text:p>274.3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.4">
                <text:p>274.4</text:p>
              </table:table-cell>
              <table:table-cell office:value-type="float" office:value="56.5833">
                <text:p>56.583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.5">
                <text:p>274.5</text:p>
              </table:table-cell>
              <table:table-cell office:value-type="float" office:value="55.0833">
                <text:p>55.0833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.6">
                <text:p>274.6</text:p>
              </table:table-cell>
              <table:table-cell office:value-type="float" office:value="54.8333">
                <text:p>54.833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.7">
                <text:p>274.7</text:p>
              </table:table-cell>
              <table:table-cell office:value-type="float" office:value="55.1458">
                <text:p>55.145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.8">
                <text:p>274.8</text:p>
              </table:table-cell>
              <table:table-cell office:value-type="float" office:value="55.1667">
                <text:p>55.166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4.9">
                <text:p>274.9</text:p>
              </table:table-cell>
              <table:table-cell office:value-type="float" office:value="55.8542">
                <text:p>55.854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5">
                <text:p>2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5.1">
                <text:p>275.1</text:p>
              </table:table-cell>
              <table:table-cell office:value-type="float" office:value="56.1875">
                <text:p>56.187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.2">
                <text:p>275.2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.3">
                <text:p>275.3</text:p>
              </table:table-cell>
              <table:table-cell office:value-type="float" office:value="57.7292">
                <text:p>57.729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.4">
                <text:p>275.4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.5">
                <text:p>275.5</text:p>
              </table:table-cell>
              <table:table-cell office:value-type="float" office:value="56.7708">
                <text:p>56.7708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.6">
                <text:p>275.6</text:p>
              </table:table-cell>
              <table:table-cell office:value-type="float" office:value="57.6875">
                <text:p>57.687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.7">
                <text:p>275.7</text:p>
              </table:table-cell>
              <table:table-cell office:value-type="float" office:value="57.0833">
                <text:p>57.0833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.8">
                <text:p>275.8</text:p>
              </table:table-cell>
              <table:table-cell office:value-type="float" office:value="57.1042">
                <text:p>57.104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5.9">
                <text:p>275.9</text:p>
              </table:table-cell>
              <table:table-cell office:value-type="float" office:value="57.4792">
                <text:p>57.479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6">
                <text:p>276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6.1">
                <text:p>276.1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.2">
                <text:p>276.2</text:p>
              </table:table-cell>
              <table:table-cell office:value-type="float" office:value="57.4792">
                <text:p>57.479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.3">
                <text:p>276.3</text:p>
              </table:table-cell>
              <table:table-cell office:value-type="float" office:value="57.9792">
                <text:p>57.97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.4">
                <text:p>276.4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.5">
                <text:p>276.5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.6">
                <text:p>276.6</text:p>
              </table:table-cell>
              <table:table-cell office:value-type="float" office:value="57.6042">
                <text:p>57.604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.7">
                <text:p>276.7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.8">
                <text:p>276.8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6.9">
                <text:p>276.9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7">
                <text:p>277</text:p>
              </table:table-cell>
              <table:table-cell office:value-type="float" office:value="57.3333">
                <text:p>57.333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7.1">
                <text:p>277.1</text:p>
              </table:table-cell>
              <table:table-cell office:value-type="float" office:value="56.9583">
                <text:p>56.958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.2">
                <text:p>277.2</text:p>
              </table:table-cell>
              <table:table-cell office:value-type="float" office:value="56.8333">
                <text:p>56.833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.3">
                <text:p>277.3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.4">
                <text:p>277.4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.5">
                <text:p>277.5</text:p>
              </table:table-cell>
              <table:table-cell office:value-type="float" office:value="58.6458">
                <text:p>58.645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.6">
                <text:p>277.6</text:p>
              </table:table-cell>
              <table:table-cell office:value-type="float" office:value="58.9375">
                <text:p>58.937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.7">
                <text:p>277.7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.8">
                <text:p>277.8</text:p>
              </table:table-cell>
              <table:table-cell office:value-type="float" office:value="59.5833">
                <text:p>59.583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7.9">
                <text:p>277.9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8">
                <text:p>278</text:p>
              </table:table-cell>
              <table:table-cell office:value-type="float" office:value="59.5833">
                <text:p>59.583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8.1">
                <text:p>278.1</text:p>
              </table:table-cell>
              <table:table-cell office:value-type="float" office:value="60.3125">
                <text:p>60.312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.2">
                <text:p>278.2</text:p>
              </table:table-cell>
              <table:table-cell office:value-type="float" office:value="59.6042">
                <text:p>59.604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.3">
                <text:p>278.3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.4">
                <text:p>278.4</text:p>
              </table:table-cell>
              <table:table-cell office:value-type="float" office:value="60.7292">
                <text:p>60.729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.5">
                <text:p>278.5</text:p>
              </table:table-cell>
              <table:table-cell office:value-type="float" office:value="60.2083">
                <text:p>60.208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.6">
                <text:p>278.6</text:p>
              </table:table-cell>
              <table:table-cell office:value-type="float" office:value="59.6875">
                <text:p>59.687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.7">
                <text:p>278.7</text:p>
              </table:table-cell>
              <table:table-cell office:value-type="float" office:value="59.9583">
                <text:p>59.958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.8">
                <text:p>278.8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8.9">
                <text:p>278.9</text:p>
              </table:table-cell>
              <table:table-cell office:value-type="float" office:value="60.4792">
                <text:p>60.479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9">
                <text:p>279</text:p>
              </table:table-cell>
              <table:table-cell office:value-type="float" office:value="60.3125">
                <text:p>60.312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9.1">
                <text:p>279.1</text:p>
              </table:table-cell>
              <table:table-cell office:value-type="float" office:value="60.4792">
                <text:p>60.479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.2">
                <text:p>279.2</text:p>
              </table:table-cell>
              <table:table-cell office:value-type="float" office:value="60.1667">
                <text:p>60.166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.3">
                <text:p>279.3</text:p>
              </table:table-cell>
              <table:table-cell office:value-type="float" office:value="60.0833">
                <text:p>60.0833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.4">
                <text:p>279.4</text:p>
              </table:table-cell>
              <table:table-cell office:value-type="float" office:value="59.9792">
                <text:p>59.979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.5">
                <text:p>279.5</text:p>
              </table:table-cell>
              <table:table-cell office:value-type="float" office:value="60.8333">
                <text:p>60.833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.6">
                <text:p>279.6</text:p>
              </table:table-cell>
              <table:table-cell office:value-type="float" office:value="59.7708">
                <text:p>59.770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.7">
                <text:p>279.7</text:p>
              </table:table-cell>
              <table:table-cell office:value-type="float" office:value="58.0833">
                <text:p>58.083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.8">
                <text:p>279.8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79.9">
                <text:p>279.9</text:p>
              </table:table-cell>
              <table:table-cell office:value-type="float" office:value="58.6875">
                <text:p>58.687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0">
                <text:p>280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0.1">
                <text:p>280.1</text:p>
              </table:table-cell>
              <table:table-cell office:value-type="float" office:value="64.1458">
                <text:p>64.145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.2">
                <text:p>280.2</text:p>
              </table:table-cell>
              <table:table-cell office:value-type="float" office:value="67.4375">
                <text:p>67.437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.3">
                <text:p>280.3</text:p>
              </table:table-cell>
              <table:table-cell office:value-type="float" office:value="71.6042">
                <text:p>71.604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.4">
                <text:p>280.4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.5">
                <text:p>280.5</text:p>
              </table:table-cell>
              <table:table-cell office:value-type="float" office:value="76.6042">
                <text:p>76.604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.6">
                <text:p>280.6</text:p>
              </table:table-cell>
              <table:table-cell office:value-type="float" office:value="77.8542">
                <text:p>77.8542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.7">
                <text:p>280.7</text:p>
              </table:table-cell>
              <table:table-cell office:value-type="float" office:value="78.5625">
                <text:p>78.562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.8">
                <text:p>280.8</text:p>
              </table:table-cell>
              <table:table-cell office:value-type="float" office:value="79.4792">
                <text:p>79.479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0.9">
                <text:p>280.9</text:p>
              </table:table-cell>
              <table:table-cell office:value-type="float" office:value="80.0417">
                <text:p>80.0417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1">
                <text:p>281</text:p>
              </table:table-cell>
              <table:table-cell office:value-type="float" office:value="80.2292">
                <text:p>80.229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1.1">
                <text:p>281.1</text:p>
              </table:table-cell>
              <table:table-cell office:value-type="float" office:value="80.7708">
                <text:p>80.7708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.2">
                <text:p>281.2</text:p>
              </table:table-cell>
              <table:table-cell office:value-type="float" office:value="80.7292">
                <text:p>80.729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.3">
                <text:p>281.3</text:p>
              </table:table-cell>
              <table:table-cell office:value-type="float" office:value="81.3958">
                <text:p>81.395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.4">
                <text:p>281.4</text:p>
              </table:table-cell>
              <table:table-cell office:value-type="float" office:value="81.3125">
                <text:p>81.312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.5">
                <text:p>281.5</text:p>
              </table:table-cell>
              <table:table-cell office:value-type="float" office:value="81.4792">
                <text:p>81.479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.6">
                <text:p>281.6</text:p>
              </table:table-cell>
              <table:table-cell office:value-type="float" office:value="81.2708">
                <text:p>81.270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.7">
                <text:p>281.7</text:p>
              </table:table-cell>
              <table:table-cell office:value-type="float" office:value="81.8958">
                <text:p>81.895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.8">
                <text:p>281.8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1.9">
                <text:p>281.9</text:p>
              </table:table-cell>
              <table:table-cell office:value-type="float" office:value="82.2917">
                <text:p>82.291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2">
                <text:p>282</text:p>
              </table:table-cell>
              <table:table-cell office:value-type="float" office:value="81.6667">
                <text:p>81.666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2.1">
                <text:p>282.1</text:p>
              </table:table-cell>
              <table:table-cell office:value-type="float" office:value="82.3125">
                <text:p>82.312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.2">
                <text:p>282.2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.3">
                <text:p>282.3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.4">
                <text:p>282.4</text:p>
              </table:table-cell>
              <table:table-cell office:value-type="float" office:value="82.0833">
                <text:p>82.0833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.5">
                <text:p>282.5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.6">
                <text:p>282.6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.7">
                <text:p>282.7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.8">
                <text:p>282.8</text:p>
              </table:table-cell>
              <table:table-cell office:value-type="float" office:value="81.9167">
                <text:p>81.916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2.9">
                <text:p>282.9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3">
                <text:p>283</text:p>
              </table:table-cell>
              <table:table-cell office:value-type="float" office:value="81.1667">
                <text:p>81.166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3.1">
                <text:p>283.1</text:p>
              </table:table-cell>
              <table:table-cell office:value-type="float" office:value="81.8542">
                <text:p>81.854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.2">
                <text:p>283.2</text:p>
              </table:table-cell>
              <table:table-cell office:value-type="float" office:value="81.4792">
                <text:p>81.479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.3">
                <text:p>283.3</text:p>
              </table:table-cell>
              <table:table-cell office:value-type="float" office:value="82.0417">
                <text:p>82.041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.4">
                <text:p>283.4</text:p>
              </table:table-cell>
              <table:table-cell office:value-type="float" office:value="81.1667">
                <text:p>81.166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.5">
                <text:p>283.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.6">
                <text:p>283.6</text:p>
              </table:table-cell>
              <table:table-cell office:value-type="float" office:value="82.5625">
                <text:p>82.562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.7">
                <text:p>283.7</text:p>
              </table:table-cell>
              <table:table-cell office:value-type="float" office:value="82.5833">
                <text:p>82.583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.8">
                <text:p>283.8</text:p>
              </table:table-cell>
              <table:table-cell office:value-type="float" office:value="81.4583">
                <text:p>81.458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3.9">
                <text:p>283.9</text:p>
              </table:table-cell>
              <table:table-cell office:value-type="float" office:value="81.6667">
                <text:p>81.666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4">
                <text:p>284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4.1">
                <text:p>284.1</text:p>
              </table:table-cell>
              <table:table-cell office:value-type="float" office:value="82.1458">
                <text:p>82.1458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.2">
                <text:p>284.2</text:p>
              </table:table-cell>
              <table:table-cell office:value-type="float" office:value="82.2708">
                <text:p>82.270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.3">
                <text:p>284.3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.4">
                <text:p>284.4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.5">
                <text:p>284.5</text:p>
              </table:table-cell>
              <table:table-cell office:value-type="float" office:value="82.6667">
                <text:p>82.666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.6">
                <text:p>284.6</text:p>
              </table:table-cell>
              <table:table-cell office:value-type="float" office:value="82.5625">
                <text:p>82.562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.7">
                <text:p>284.7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.8">
                <text:p>284.8</text:p>
              </table:table-cell>
              <table:table-cell office:value-type="float" office:value="81.7708">
                <text:p>81.770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4.9">
                <text:p>284.9</text:p>
              </table:table-cell>
              <table:table-cell office:value-type="float" office:value="82.2292">
                <text:p>82.2292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5">
                <text:p>285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5.1">
                <text:p>285.1</text:p>
              </table:table-cell>
              <table:table-cell office:value-type="float" office:value="82.8542">
                <text:p>82.854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.2">
                <text:p>285.2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.3">
                <text:p>285.3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.4">
                <text:p>285.4</text:p>
              </table:table-cell>
              <table:table-cell office:value-type="float" office:value="82.4792">
                <text:p>82.479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.5">
                <text:p>285.5</text:p>
              </table:table-cell>
              <table:table-cell office:value-type="float" office:value="82.7917">
                <text:p>82.791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.6">
                <text:p>285.6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.7">
                <text:p>285.7</text:p>
              </table:table-cell>
              <table:table-cell office:value-type="float" office:value="81.7083">
                <text:p>81.708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5.8">
                <text:p>285.8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5.9">
                <text:p>285.9</text:p>
              </table:table-cell>
              <table:table-cell office:value-type="float" office:value="81.1042">
                <text:p>81.104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6">
                <text:p>286</text:p>
              </table:table-cell>
              <table:table-cell office:value-type="float" office:value="81.9792">
                <text:p>81.979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6.1">
                <text:p>286.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6.2">
                <text:p>286.2</text:p>
              </table:table-cell>
              <table:table-cell office:value-type="float" office:value="81.9792">
                <text:p>81.979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6.3">
                <text:p>286.3</text:p>
              </table:table-cell>
              <table:table-cell office:value-type="float" office:value="81.8542">
                <text:p>81.854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6.4">
                <text:p>286.4</text:p>
              </table:table-cell>
              <table:table-cell office:value-type="float" office:value="81.8333">
                <text:p>81.8333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6.5">
                <text:p>286.5</text:p>
              </table:table-cell>
              <table:table-cell office:value-type="float" office:value="81.9792">
                <text:p>81.979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6.6">
                <text:p>286.6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6.7">
                <text:p>286.7</text:p>
              </table:table-cell>
              <table:table-cell office:value-type="float" office:value="81.8125">
                <text:p>81.812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6.8">
                <text:p>286.8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6.9">
                <text:p>286.9</text:p>
              </table:table-cell>
              <table:table-cell office:value-type="float" office:value="82.1667">
                <text:p>82.166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7">
                <text:p>287</text:p>
              </table:table-cell>
              <table:table-cell office:value-type="float" office:value="82.3958">
                <text:p>82.395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7.1">
                <text:p>287.1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7.2">
                <text:p>287.2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7.3">
                <text:p>287.3</text:p>
              </table:table-cell>
              <table:table-cell office:value-type="float" office:value="81.3958">
                <text:p>81.3958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7.4">
                <text:p>287.4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7.5">
                <text:p>287.5</text:p>
              </table:table-cell>
              <table:table-cell office:value-type="float" office:value="82.1042">
                <text:p>82.1042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7.6">
                <text:p>287.6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7.7">
                <text:p>287.7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7.8">
                <text:p>287.8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7.9">
                <text:p>287.9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8">
                <text:p>288</text:p>
              </table:table-cell>
              <table:table-cell office:value-type="float" office:value="81.1458">
                <text:p>81.1458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8.1">
                <text:p>288.1</text:p>
              </table:table-cell>
              <table:table-cell office:value-type="float" office:value="79.125">
                <text:p>79.12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8.2">
                <text:p>288.2</text:p>
              </table:table-cell>
              <table:table-cell office:value-type="float" office:value="78.9167">
                <text:p>78.9167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8.3">
                <text:p>288.3</text:p>
              </table:table-cell>
              <table:table-cell office:value-type="float" office:value="77.6875">
                <text:p>77.687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8.4">
                <text:p>288.4</text:p>
              </table:table-cell>
              <table:table-cell office:value-type="float" office:value="76.9167">
                <text:p>76.9167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8.5">
                <text:p>288.5</text:p>
              </table:table-cell>
              <table:table-cell office:value-type="float" office:value="76.125">
                <text:p>76.12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8.6">
                <text:p>288.6</text:p>
              </table:table-cell>
              <table:table-cell office:value-type="float" office:value="76.375">
                <text:p>76.37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8.7">
                <text:p>288.7</text:p>
              </table:table-cell>
              <table:table-cell office:value-type="float" office:value="76.2292">
                <text:p>76.229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8.8">
                <text:p>288.8</text:p>
              </table:table-cell>
              <table:table-cell office:value-type="float" office:value="75.5208">
                <text:p>75.520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8.9">
                <text:p>288.9</text:p>
              </table:table-cell>
              <table:table-cell office:value-type="float" office:value="75.6042">
                <text:p>75.604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89">
                <text:p>289</text:p>
              </table:table-cell>
              <table:table-cell office:value-type="float" office:value="74.9167">
                <text:p>74.9167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89.1">
                <text:p>289.1</text:p>
              </table:table-cell>
              <table:table-cell office:value-type="float" office:value="75.1875">
                <text:p>75.187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89.2">
                <text:p>289.2</text:p>
              </table:table-cell>
              <table:table-cell office:value-type="float" office:value="75.4792">
                <text:p>75.479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89.3">
                <text:p>289.3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9.4">
                <text:p>289.4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89.5">
                <text:p>289.5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89.6">
                <text:p>289.6</text:p>
              </table:table-cell>
              <table:table-cell office:value-type="float" office:value="73.6667">
                <text:p>73.666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89.7">
                <text:p>289.7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89.8">
                <text:p>289.8</text:p>
              </table:table-cell>
              <table:table-cell office:value-type="float" office:value="74.2292">
                <text:p>74.229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89.9">
                <text:p>289.9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90">
                <text:p>290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90.1">
                <text:p>290.1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0.2">
                <text:p>290.2</text:p>
              </table:table-cell>
              <table:table-cell office:value-type="float" office:value="73.4167">
                <text:p>73.416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0.3">
                <text:p>290.3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0.4">
                <text:p>290.4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0.5">
                <text:p>290.5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0.6">
                <text:p>290.6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0.7">
                <text:p>290.7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0.8">
                <text:p>290.8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0.9">
                <text:p>290.9</text:p>
              </table:table-cell>
              <table:table-cell office:value-type="float" office:value="72.7083">
                <text:p>72.708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1">
                <text:p>291</text:p>
              </table:table-cell>
              <table:table-cell office:value-type="float" office:value="72.5833">
                <text:p>72.583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1.1">
                <text:p>291.1</text:p>
              </table:table-cell>
              <table:table-cell office:value-type="float" office:value="72.625">
                <text:p>72.62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1.2">
                <text:p>291.2</text:p>
              </table:table-cell>
              <table:table-cell office:value-type="float" office:value="72.3125">
                <text:p>72.312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1.3">
                <text:p>291.3</text:p>
              </table:table-cell>
              <table:table-cell office:value-type="float" office:value="72.6875">
                <text:p>72.687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1.4">
                <text:p>291.4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1.5">
                <text:p>291.5</text:p>
              </table:table-cell>
              <table:table-cell office:value-type="float" office:value="71.3958">
                <text:p>71.395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1.6">
                <text:p>291.6</text:p>
              </table:table-cell>
              <table:table-cell office:value-type="float" office:value="68.4167">
                <text:p>68.416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1.7">
                <text:p>291.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1.8">
                <text:p>291.8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1.9">
                <text:p>291.9</text:p>
              </table:table-cell>
              <table:table-cell office:value-type="float" office:value="47.8958">
                <text:p>47.895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2">
                <text:p>292</text:p>
              </table:table-cell>
              <table:table-cell office:value-type="float" office:value="44.6667">
                <text:p>44.6667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2.1">
                <text:p>292.1</text:p>
              </table:table-cell>
              <table:table-cell office:value-type="float" office:value="44.7708">
                <text:p>44.770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2.2">
                <text:p>292.2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2.3">
                <text:p>292.3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2.4">
                <text:p>292.4</text:p>
              </table:table-cell>
              <table:table-cell office:value-type="float" office:value="47.375">
                <text:p>47.375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2.5">
                <text:p>292.5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2.6">
                <text:p>292.6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2.7">
                <text:p>292.7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2.8">
                <text:p>292.8</text:p>
              </table:table-cell>
              <table:table-cell office:value-type="float" office:value="45.4583">
                <text:p>45.4583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2.9">
                <text:p>292.9</text:p>
              </table:table-cell>
              <table:table-cell office:value-type="float" office:value="45.5208">
                <text:p>45.520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3">
                <text:p>293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3.1">
                <text:p>293.1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3.2">
                <text:p>293.2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3.3">
                <text:p>293.3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3.4">
                <text:p>293.4</text:p>
              </table:table-cell>
              <table:table-cell office:value-type="float" office:value="46.1875">
                <text:p>46.187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3.5">
                <text:p>293.5</text:p>
              </table:table-cell>
              <table:table-cell office:value-type="float" office:value="46.0833">
                <text:p>46.083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3.6">
                <text:p>293.6</text:p>
              </table:table-cell>
              <table:table-cell office:value-type="float" office:value="46.5417">
                <text:p>46.541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3.7">
                <text:p>293.7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3.8">
                <text:p>293.8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3.9">
                <text:p>293.9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4">
                <text:p>294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4.1">
                <text:p>294.1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4.2">
                <text:p>294.2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4.3">
                <text:p>294.3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4.4">
                <text:p>294.4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4.5">
                <text:p>294.5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4.6">
                <text:p>294.6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4.7">
                <text:p>294.7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4.8">
                <text:p>294.8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4.9">
                <text:p>294.9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5">
                <text:p>295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5.1">
                <text:p>295.1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5.2">
                <text:p>295.2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5.3">
                <text:p>295.3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5.4">
                <text:p>295.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5.5">
                <text:p>295.5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5.6">
                <text:p>295.6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5.7">
                <text:p>295.7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5.8">
                <text:p>295.8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5.9">
                <text:p>295.9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6">
                <text:p>296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6.1">
                <text:p>296.1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6.2">
                <text:p>296.2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6.3">
                <text:p>296.3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6.4">
                <text:p>296.4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6.5">
                <text:p>296.5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6.6">
                <text:p>296.6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6.7">
                <text:p>296.7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6.8">
                <text:p>296.8</text:p>
              </table:table-cell>
              <table:table-cell office:value-type="float" office:value="45.5833">
                <text:p>45.583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6.9">
                <text:p>296.9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7">
                <text:p>297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7.1">
                <text:p>297.1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7.2">
                <text:p>297.2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7.3">
                <text:p>297.3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7.4">
                <text:p>297.4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7.5">
                <text:p>297.5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7.6">
                <text:p>297.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7.7">
                <text:p>297.7</text:p>
              </table:table-cell>
              <table:table-cell office:value-type="float" office:value="46.5417">
                <text:p>46.541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7.8">
                <text:p>297.8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7.9">
                <text:p>297.9</text:p>
              </table:table-cell>
              <table:table-cell office:value-type="float" office:value="46.0833">
                <text:p>46.0833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8">
                <text:p>298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8.1">
                <text:p>298.1</text:p>
              </table:table-cell>
              <table:table-cell office:value-type="float" office:value="46.0833">
                <text:p>46.0833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8.2">
                <text:p>298.2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8.3">
                <text:p>298.3</text:p>
              </table:table-cell>
              <table:table-cell office:value-type="float" office:value="46.3125">
                <text:p>46.31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8.4">
                <text:p>298.4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8.5">
                <text:p>298.5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8.6">
                <text:p>298.6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8.7">
                <text:p>298.7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8.8">
                <text:p>298.8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98.9">
                <text:p>298.9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99">
                <text:p>299</text:p>
              </table:table-cell>
              <table:table-cell office:value-type="float" office:value="47.4167">
                <text:p>47.416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99.1">
                <text:p>299.1</text:p>
              </table:table-cell>
              <table:table-cell office:value-type="float" office:value="47.2292">
                <text:p>47.229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99.2">
                <text:p>299.2</text:p>
              </table:table-cell>
              <table:table-cell office:value-type="float" office:value="47.2708">
                <text:p>47.270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99.3">
                <text:p>299.3</text:p>
              </table:table-cell>
              <table:table-cell office:value-type="float" office:value="47.3125">
                <text:p>47.312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99.4">
                <text:p>299.4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9.5">
                <text:p>299.5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99.6">
                <text:p>299.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99.7">
                <text:p>299.7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99.8">
                <text:p>299.8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9.9">
                <text:p>299.9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00">
                <text:p>300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300.1">
                <text:p>300.1</text:p>
              </table:table-cell>
              <table:table-cell office:value-type="float" office:value="47.0417">
                <text:p>47.041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00.2">
                <text:p>300.2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300.3">
                <text:p>300.3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00.4">
                <text:p>300.4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300.5">
                <text:p>300.5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00.6">
                <text:p>300.6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00.7">
                <text:p>300.7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00.8">
                <text:p>300.8</text:p>
              </table:table-cell>
              <table:table-cell office:value-type="float" office:value="47.1458">
                <text:p>47.145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00.9">
                <text:p>300.9</text:p>
              </table:table-cell>
              <table:table-cell office:value-type="float" office:value="46.7917">
                <text:p>46.7917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01">
                <text:p>301</text:p>
              </table:table-cell>
              <table:table-cell office:value-type="float" office:value="47.6458">
                <text:p>47.64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01.1">
                <text:p>301.1</text:p>
              </table:table-cell>
              <table:table-cell office:value-type="float" office:value="47.1458">
                <text:p>47.1458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01.2">
                <text:p>301.2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01.3">
                <text:p>301.3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01.4">
                <text:p>301.4</text:p>
              </table:table-cell>
              <table:table-cell office:value-type="float" office:value="47.8542">
                <text:p>47.854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01.5">
                <text:p>301.5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01.6">
                <text:p>301.6</text:p>
              </table:table-cell>
              <table:table-cell office:value-type="float" office:value="47.8125">
                <text:p>47.8125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01.7">
                <text:p>301.7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01.8">
                <text:p>301.8</text:p>
              </table:table-cell>
              <table:table-cell office:value-type="float" office:value="48.2083">
                <text:p>48.208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01.9">
                <text:p>301.9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02">
                <text:p>302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02.1">
                <text:p>302.1</text:p>
              </table:table-cell>
              <table:table-cell office:value-type="float" office:value="48.1667">
                <text:p>48.1667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02.2">
                <text:p>302.2</text:p>
              </table:table-cell>
              <table:table-cell office:value-type="float" office:value="48.2917">
                <text:p>48.2917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02.3">
                <text:p>302.3</text:p>
              </table:table-cell>
              <table:table-cell office:value-type="float" office:value="48.7292">
                <text:p>48.729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02.4">
                <text:p>302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02.5">
                <text:p>302.5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02.6">
                <text:p>302.6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02.7">
                <text:p>302.7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02.8">
                <text:p>302.8</text:p>
              </table:table-cell>
              <table:table-cell office:value-type="float" office:value="48.9792">
                <text:p>48.979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02.9">
                <text:p>302.9</text:p>
              </table:table-cell>
              <table:table-cell office:value-type="float" office:value="49.1042">
                <text:p>49.104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03">
                <text:p>303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3.1">
                <text:p>303.1</text:p>
              </table:table-cell>
              <table:table-cell office:value-type="float" office:value="48.9167">
                <text:p>48.916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303.2">
                <text:p>303.2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03.3">
                <text:p>303.3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03.4">
                <text:p>303.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03.5">
                <text:p>303.5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03.6">
                <text:p>303.6</text:p>
              </table:table-cell>
              <table:table-cell office:value-type="float" office:value="49.7708">
                <text:p>49.7708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03.7">
                <text:p>303.7</text:p>
              </table:table-cell>
              <table:table-cell office:value-type="float" office:value="47.6458">
                <text:p>47.645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03.8">
                <text:p>303.8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03.9">
                <text:p>303.9</text:p>
              </table:table-cell>
              <table:table-cell office:value-type="float" office:value="48.8125">
                <text:p>48.812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04">
                <text:p>304</text:p>
              </table:table-cell>
              <table:table-cell office:value-type="float" office:value="50.2708">
                <text:p>50.270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4.1">
                <text:p>304.1</text:p>
              </table:table-cell>
              <table:table-cell office:value-type="float" office:value="52.9375">
                <text:p>52.937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04.2">
                <text:p>304.2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304.3">
                <text:p>304.3</text:p>
              </table:table-cell>
              <table:table-cell office:value-type="float" office:value="61.4375">
                <text:p>61.4375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04.4">
                <text:p>304.4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04.5">
                <text:p>304.5</text:p>
              </table:table-cell>
              <table:table-cell office:value-type="float" office:value="68.5208">
                <text:p>68.5208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04.6">
                <text:p>304.6</text:p>
              </table:table-cell>
              <table:table-cell office:value-type="float" office:value="70.1042">
                <text:p>70.104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04.7">
                <text:p>304.7</text:p>
              </table:table-cell>
              <table:table-cell office:value-type="float" office:value="71.5208">
                <text:p>71.5208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04.8">
                <text:p>304.8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04.9">
                <text:p>304.9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05">
                <text:p>305</text:p>
              </table:table-cell>
              <table:table-cell office:value-type="float" office:value="74.1042">
                <text:p>74.104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05.1">
                <text:p>305.1</text:p>
              </table:table-cell>
              <table:table-cell office:value-type="float" office:value="74.2083">
                <text:p>74.2083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05.2">
                <text:p>305.2</text:p>
              </table:table-cell>
              <table:table-cell office:value-type="float" office:value="74.5417">
                <text:p>74.541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5.3">
                <text:p>305.3</text:p>
              </table:table-cell>
              <table:table-cell office:value-type="float" office:value="74.9167">
                <text:p>74.9167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05.4">
                <text:p>305.4</text:p>
              </table:table-cell>
              <table:table-cell office:value-type="float" office:value="74.9792">
                <text:p>74.979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05.5">
                <text:p>305.5</text:p>
              </table:table-cell>
              <table:table-cell office:value-type="float" office:value="75.5417">
                <text:p>75.5417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05.6">
                <text:p>305.6</text:p>
              </table:table-cell>
              <table:table-cell office:value-type="float" office:value="75.6042">
                <text:p>75.604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05.7">
                <text:p>305.7</text:p>
              </table:table-cell>
              <table:table-cell office:value-type="float" office:value="75.7917">
                <text:p>75.7917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05.8">
                <text:p>305.8</text:p>
              </table:table-cell>
              <table:table-cell office:value-type="float" office:value="75.7917">
                <text:p>75.791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05.9">
                <text:p>305.9</text:p>
              </table:table-cell>
              <table:table-cell office:value-type="float" office:value="77.0208">
                <text:p>77.0208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06">
                <text:p>306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06.1">
                <text:p>306.1</text:p>
              </table:table-cell>
              <table:table-cell office:value-type="float" office:value="76.6667">
                <text:p>76.666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06.2">
                <text:p>306.2</text:p>
              </table:table-cell>
              <table:table-cell office:value-type="float" office:value="76.5417">
                <text:p>76.541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06.3">
                <text:p>306.3</text:p>
              </table:table-cell>
              <table:table-cell office:value-type="float" office:value="76.5417">
                <text:p>76.5417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06.4">
                <text:p>306.4</text:p>
              </table:table-cell>
              <table:table-cell office:value-type="float" office:value="76.8958">
                <text:p>76.8958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06.5">
                <text:p>306.5</text:p>
              </table:table-cell>
              <table:table-cell office:value-type="float" office:value="76.625">
                <text:p>76.62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06.6">
                <text:p>306.6</text:p>
              </table:table-cell>
              <table:table-cell office:value-type="float" office:value="77.1042">
                <text:p>77.104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06.7">
                <text:p>306.7</text:p>
              </table:table-cell>
              <table:table-cell office:value-type="float" office:value="76.8958">
                <text:p>76.8958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06.8">
                <text:p>306.8</text:p>
              </table:table-cell>
              <table:table-cell office:value-type="float" office:value="77.2292">
                <text:p>77.229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06.9">
                <text:p>306.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07">
                <text:p>307</text:p>
              </table:table-cell>
              <table:table-cell office:value-type="float" office:value="77.375">
                <text:p>77.37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07.1">
                <text:p>307.1</text:p>
              </table:table-cell>
              <table:table-cell office:value-type="float" office:value="77.7292">
                <text:p>77.7292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07.2">
                <text:p>307.2</text:p>
              </table:table-cell>
              <table:table-cell office:value-type="float" office:value="77.8542">
                <text:p>77.854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07.3">
                <text:p>307.3</text:p>
              </table:table-cell>
              <table:table-cell office:value-type="float" office:value="77.9375">
                <text:p>77.9375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07.4">
                <text:p>307.4</text:p>
              </table:table-cell>
              <table:table-cell office:value-type="float" office:value="78.0417">
                <text:p>78.0417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07.5">
                <text:p>307.5</text:p>
              </table:table-cell>
              <table:table-cell office:value-type="float" office:value="77.875">
                <text:p>77.875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07.6">
                <text:p>307.6</text:p>
              </table:table-cell>
              <table:table-cell office:value-type="float" office:value="77.7708">
                <text:p>77.770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07.7">
                <text:p>307.7</text:p>
              </table:table-cell>
              <table:table-cell office:value-type="float" office:value="77.8958">
                <text:p>77.895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7.8">
                <text:p>307.8</text:p>
              </table:table-cell>
              <table:table-cell office:value-type="float" office:value="77.8125">
                <text:p>77.812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07.9">
                <text:p>307.9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08">
                <text:p>308</text:p>
              </table:table-cell>
              <table:table-cell office:value-type="float" office:value="78.4375">
                <text:p>78.437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308.1">
                <text:p>308.1</text:p>
              </table:table-cell>
              <table:table-cell office:value-type="float" office:value="77.8958">
                <text:p>77.8958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08.2">
                <text:p>308.2</text:p>
              </table:table-cell>
              <table:table-cell office:value-type="float" office:value="77.6458">
                <text:p>77.6458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08.3">
                <text:p>308.3</text:p>
              </table:table-cell>
              <table:table-cell office:value-type="float" office:value="77.2917">
                <text:p>77.2917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08.4">
                <text:p>308.4</text:p>
              </table:table-cell>
              <table:table-cell office:value-type="float" office:value="77.2708">
                <text:p>77.270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08.5">
                <text:p>308.5</text:p>
              </table:table-cell>
              <table:table-cell office:value-type="float" office:value="77.625">
                <text:p>77.62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08.6">
                <text:p>308.6</text:p>
              </table:table-cell>
              <table:table-cell office:value-type="float" office:value="78.1667">
                <text:p>78.1667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08.7">
                <text:p>308.7</text:p>
              </table:table-cell>
              <table:table-cell office:value-type="float" office:value="78.9792">
                <text:p>78.979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08.8">
                <text:p>308.8</text:p>
              </table:table-cell>
              <table:table-cell office:value-type="float" office:value="79.3125">
                <text:p>79.312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08.9">
                <text:p>308.9</text:p>
              </table:table-cell>
              <table:table-cell office:value-type="float" office:value="78.7917">
                <text:p>78.7917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09">
                <text:p>309</text:p>
              </table:table-cell>
              <table:table-cell office:value-type="float" office:value="78.625">
                <text:p>78.62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09.1">
                <text:p>309.1</text:p>
              </table:table-cell>
              <table:table-cell office:value-type="float" office:value="79.5208">
                <text:p>79.520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9.2">
                <text:p>309.2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09.3">
                <text:p>309.3</text:p>
              </table:table-cell>
              <table:table-cell office:value-type="float" office:value="79.4167">
                <text:p>79.4167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09.4">
                <text:p>309.4</text:p>
              </table:table-cell>
              <table:table-cell office:value-type="float" office:value="78.9375">
                <text:p>78.937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09.5">
                <text:p>309.5</text:p>
              </table:table-cell>
              <table:table-cell office:value-type="float" office:value="79.3125">
                <text:p>79.3125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09.6">
                <text:p>309.6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09.7">
                <text:p>309.7</text:p>
              </table:table-cell>
              <table:table-cell office:value-type="float" office:value="79.0833">
                <text:p>79.083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09.8">
                <text:p>309.8</text:p>
              </table:table-cell>
              <table:table-cell office:value-type="float" office:value="79.1458">
                <text:p>79.145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09.9">
                <text:p>309.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10">
                <text:p>310</text:p>
              </table:table-cell>
              <table:table-cell office:value-type="float" office:value="78.9375">
                <text:p>78.937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10.1">
                <text:p>310.1</text:p>
              </table:table-cell>
              <table:table-cell office:value-type="float" office:value="78.6875">
                <text:p>78.6875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10.2">
                <text:p>310.2</text:p>
              </table:table-cell>
              <table:table-cell office:value-type="float" office:value="79.1042">
                <text:p>79.104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10.3">
                <text:p>310.3</text:p>
              </table:table-cell>
              <table:table-cell office:value-type="float" office:value="79.4792">
                <text:p>79.479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10.4">
                <text:p>310.4</text:p>
              </table:table-cell>
              <table:table-cell office:value-type="float" office:value="79.5833">
                <text:p>79.583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10.5">
                <text:p>310.5</text:p>
              </table:table-cell>
              <table:table-cell office:value-type="float" office:value="79.4583">
                <text:p>79.4583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10.6">
                <text:p>310.6</text:p>
              </table:table-cell>
              <table:table-cell office:value-type="float" office:value="79.4167">
                <text:p>79.416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10.7">
                <text:p>310.7</text:p>
              </table:table-cell>
              <table:table-cell office:value-type="float" office:value="79.7292">
                <text:p>79.729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10.8">
                <text:p>310.8</text:p>
              </table:table-cell>
              <table:table-cell office:value-type="float" office:value="79.7708">
                <text:p>79.7708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310.9">
                <text:p>310.9</text:p>
              </table:table-cell>
              <table:table-cell office:value-type="float" office:value="79.375">
                <text:p>79.37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11">
                <text:p>311</text:p>
              </table:table-cell>
              <table:table-cell office:value-type="float" office:value="79.4583">
                <text:p>79.458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11.1">
                <text:p>311.1</text:p>
              </table:table-cell>
              <table:table-cell office:value-type="float" office:value="79.1667">
                <text:p>79.1667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11.2">
                <text:p>311.2</text:p>
              </table:table-cell>
              <table:table-cell office:value-type="float" office:value="79.1458">
                <text:p>79.1458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11.3">
                <text:p>311.3</text:p>
              </table:table-cell>
              <table:table-cell office:value-type="float" office:value="79.4167">
                <text:p>79.416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11.4">
                <text:p>311.4</text:p>
              </table:table-cell>
              <table:table-cell office:value-type="float" office:value="79.3125">
                <text:p>79.3125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11.5">
                <text:p>311.5</text:p>
              </table:table-cell>
              <table:table-cell office:value-type="float" office:value="79.125">
                <text:p>79.125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11.6">
                <text:p>311.6</text:p>
              </table:table-cell>
              <table:table-cell office:value-type="float" office:value="79.625">
                <text:p>79.625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311.7">
                <text:p>311.7</text:p>
              </table:table-cell>
              <table:table-cell office:value-type="float" office:value="79.2708">
                <text:p>79.270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11.8">
                <text:p>311.8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11.9">
                <text:p>311.9</text:p>
              </table:table-cell>
              <table:table-cell office:value-type="float" office:value="79.9792">
                <text:p>79.9792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12">
                <text:p>312</text:p>
              </table:table-cell>
              <table:table-cell office:value-type="float" office:value="78.0625">
                <text:p>78.062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2.1">
                <text:p>312.1</text:p>
              </table:table-cell>
              <table:table-cell office:value-type="float" office:value="76.8958">
                <text:p>76.8958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12.2">
                <text:p>312.2</text:p>
              </table:table-cell>
              <table:table-cell office:value-type="float" office:value="75.2292">
                <text:p>75.2292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12.3">
                <text:p>312.3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12.4">
                <text:p>312.4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12.5">
                <text:p>312.5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12.6">
                <text:p>312.6</text:p>
              </table:table-cell>
              <table:table-cell office:value-type="float" office:value="72.0625">
                <text:p>72.062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12.7">
                <text:p>312.7</text:p>
              </table:table-cell>
              <table:table-cell office:value-type="float" office:value="71.875">
                <text:p>71.87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12.8">
                <text:p>312.8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12.9">
                <text:p>312.9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13">
                <text:p>313</text:p>
              </table:table-cell>
              <table:table-cell office:value-type="float" office:value="71.0208">
                <text:p>71.020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13.1">
                <text:p>313.1</text:p>
              </table:table-cell>
              <table:table-cell office:value-type="float" office:value="70.7708">
                <text:p>70.7708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13.2">
                <text:p>313.2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13.3">
                <text:p>313.3</text:p>
              </table:table-cell>
              <table:table-cell office:value-type="float" office:value="70.6667">
                <text:p>70.6667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13.4">
                <text:p>313.4</text:p>
              </table:table-cell>
              <table:table-cell office:value-type="float" office:value="70.3333">
                <text:p>70.333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13.5">
                <text:p>313.5</text:p>
              </table:table-cell>
              <table:table-cell office:value-type="float" office:value="70.1042">
                <text:p>70.104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13.6">
                <text:p>313.6</text:p>
              </table:table-cell>
              <table:table-cell office:value-type="float" office:value="69.8333">
                <text:p>69.833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13.7">
                <text:p>313.7</text:p>
              </table:table-cell>
              <table:table-cell office:value-type="float" office:value="69.1458">
                <text:p>69.145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13.8">
                <text:p>313.8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13.9">
                <text:p>313.9</text:p>
              </table:table-cell>
              <table:table-cell office:value-type="float" office:value="68.375">
                <text:p>68.375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14">
                <text:p>314</text:p>
              </table:table-cell>
              <table:table-cell office:value-type="float" office:value="68.5417">
                <text:p>68.5417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14.1">
                <text:p>314.1</text:p>
              </table:table-cell>
              <table:table-cell office:value-type="float" office:value="69.3333">
                <text:p>69.333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14.2">
                <text:p>314.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14.3">
                <text:p>314.3</text:p>
              </table:table-cell>
              <table:table-cell office:value-type="float" office:value="68.625">
                <text:p>68.625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14.4">
                <text:p>314.4</text:p>
              </table:table-cell>
              <table:table-cell office:value-type="float" office:value="68.875">
                <text:p>68.875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14.5">
                <text:p>314.5</text:p>
              </table:table-cell>
              <table:table-cell office:value-type="float" office:value="68.1458">
                <text:p>68.145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14.6">
                <text:p>314.6</text:p>
              </table:table-cell>
              <table:table-cell office:value-type="float" office:value="67.9167">
                <text:p>67.9167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14.7">
                <text:p>314.7</text:p>
              </table:table-cell>
              <table:table-cell office:value-type="float" office:value="68.2708">
                <text:p>68.2708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14.8">
                <text:p>314.8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14.9">
                <text:p>314.9</text:p>
              </table:table-cell>
              <table:table-cell office:value-type="float" office:value="68.0417">
                <text:p>68.041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15">
                <text:p>315</text:p>
              </table:table-cell>
              <table:table-cell office:value-type="float" office:value="67.875">
                <text:p>67.875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15.1">
                <text:p>315.1</text:p>
              </table:table-cell>
              <table:table-cell office:value-type="float" office:value="67.9583">
                <text:p>67.958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15.2">
                <text:p>315.2</text:p>
              </table:table-cell>
              <table:table-cell office:value-type="float" office:value="67.4375">
                <text:p>67.4375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15.3">
                <text:p>315.3</text:p>
              </table:table-cell>
              <table:table-cell office:value-type="float" office:value="67.2917">
                <text:p>67.291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15.4">
                <text:p>315.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15.5">
                <text:p>315.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15.6">
                <text:p>315.6</text:p>
              </table:table-cell>
              <table:table-cell office:value-type="float" office:value="67.0417">
                <text:p>67.0417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15.7">
                <text:p>315.7</text:p>
              </table:table-cell>
              <table:table-cell office:value-type="float" office:value="66.2917">
                <text:p>66.2917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15.8">
                <text:p>315.8</text:p>
              </table:table-cell>
              <table:table-cell office:value-type="float" office:value="66.4167">
                <text:p>66.416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15.9">
                <text:p>315.9</text:p>
              </table:table-cell>
              <table:table-cell office:value-type="float" office:value="66.5208">
                <text:p>66.5208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16">
                <text:p>316</text:p>
              </table:table-cell>
              <table:table-cell office:value-type="float" office:value="67.1667">
                <text:p>67.1667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16.1">
                <text:p>316.1</text:p>
              </table:table-cell>
              <table:table-cell office:value-type="float" office:value="71.8125">
                <text:p>71.8125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16.2">
                <text:p>316.2</text:p>
              </table:table-cell>
              <table:table-cell office:value-type="float" office:value="70.3333">
                <text:p>70.333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16.3">
                <text:p>316.3</text:p>
              </table:table-cell>
              <table:table-cell office:value-type="float" office:value="68.875">
                <text:p>68.87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316.4">
                <text:p>316.4</text:p>
              </table:table-cell>
              <table:table-cell office:value-type="float" office:value="70.9792">
                <text:p>70.9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